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d47" officeooo:paragraph-rsid="0014dd47"/>
    </style:style>
    <style:style style:name="P2" style:family="paragraph" style:parent-style-name="Standard">
      <style:paragraph-properties fo:text-align="center" style:justify-single-word="false"/>
      <style:text-properties officeooo:rsid="0014dd47" officeooo:paragraph-rsid="0014dd47"/>
    </style:style>
    <style:style style:name="P3" style:family="paragraph" style:parent-style-name="Standard">
      <style:paragraph-properties fo:text-align="center" style:justify-single-word="false"/>
      <style:text-properties officeooo:rsid="0014dd47" officeooo:paragraph-rsid="001ac1fd"/>
    </style:style>
    <style:style style:name="P4" style:family="paragraph" style:parent-style-name="Standard">
      <style:paragraph-properties fo:text-align="center" style:justify-single-word="false"/>
      <style:text-properties officeooo:rsid="0014dd47" officeooo:paragraph-rsid="001b0df7"/>
    </style:style>
    <style:style style:name="P5" style:family="paragraph" style:parent-style-name="Standard">
      <style:paragraph-properties fo:text-align="center" style:justify-single-word="false"/>
      <style:text-properties officeooo:rsid="0014dd47" officeooo:paragraph-rsid="001b2c81"/>
    </style:style>
    <style:style style:name="P6" style:family="paragraph" style:parent-style-name="Standard">
      <style:paragraph-properties fo:text-align="center" style:justify-single-word="false"/>
      <style:text-properties officeooo:rsid="0014dd47" officeooo:paragraph-rsid="001c1ddf"/>
    </style:style>
    <style:style style:name="P7" style:family="paragraph" style:parent-style-name="Standard">
      <style:paragraph-properties fo:text-align="center" style:justify-single-word="false"/>
      <style:text-properties officeooo:rsid="0014dd47" officeooo:paragraph-rsid="001df015"/>
    </style:style>
    <style:style style:name="P8" style:family="paragraph" style:parent-style-name="Standard">
      <style:paragraph-properties fo:text-align="center" style:justify-single-word="false"/>
      <style:text-properties officeooo:rsid="0014dd47" officeooo:paragraph-rsid="001f083c"/>
    </style:style>
    <style:style style:name="P9" style:family="paragraph" style:parent-style-name="Standard">
      <style:paragraph-properties fo:text-align="center" style:justify-single-word="false"/>
      <style:text-properties officeooo:rsid="0014dd47" officeooo:paragraph-rsid="00209f99"/>
    </style:style>
    <style:style style:name="P10" style:family="paragraph" style:parent-style-name="Standard">
      <style:paragraph-properties fo:text-align="center" style:justify-single-word="false"/>
      <style:text-properties officeooo:rsid="0014dd47" officeooo:paragraph-rsid="0021b4ce"/>
    </style:style>
    <style:style style:name="P11" style:family="paragraph" style:parent-style-name="Standard">
      <style:paragraph-properties fo:text-align="center" style:justify-single-word="false"/>
      <style:text-properties officeooo:rsid="0014dd47" officeooo:paragraph-rsid="0023797c"/>
    </style:style>
    <style:style style:name="P12" style:family="paragraph" style:parent-style-name="Standard">
      <style:paragraph-properties fo:text-align="center" style:justify-single-word="false"/>
      <style:text-properties officeooo:rsid="0014dd47" officeooo:paragraph-rsid="0028e684"/>
    </style:style>
    <style:style style:name="P13" style:family="paragraph" style:parent-style-name="Standard">
      <style:paragraph-properties fo:text-align="center" style:justify-single-word="false"/>
      <style:text-properties officeooo:rsid="0014dd47" officeooo:paragraph-rsid="002a447f"/>
    </style:style>
    <style:style style:name="P14" style:family="paragraph" style:parent-style-name="Standard">
      <style:paragraph-properties fo:text-align="center" style:justify-single-word="false"/>
      <style:text-properties officeooo:rsid="0014dd47" officeooo:paragraph-rsid="002bd217"/>
    </style:style>
    <style:style style:name="P15" style:family="paragraph" style:parent-style-name="Standard">
      <style:paragraph-properties fo:text-align="center" style:justify-single-word="false"/>
      <style:text-properties officeooo:rsid="0014dd47" officeooo:paragraph-rsid="002db8f6"/>
    </style:style>
    <style:style style:name="P16" style:family="paragraph" style:parent-style-name="Standard">
      <style:paragraph-properties fo:text-align="center" style:justify-single-word="false"/>
      <style:text-properties officeooo:rsid="0014dd47" officeooo:paragraph-rsid="003c0513"/>
    </style:style>
    <style:style style:name="P17" style:family="paragraph" style:parent-style-name="Standard">
      <style:paragraph-properties fo:text-align="center" style:justify-single-word="false"/>
      <style:text-properties officeooo:rsid="0014dd47" officeooo:paragraph-rsid="003e3475"/>
    </style:style>
    <style:style style:name="P18" style:family="paragraph" style:parent-style-name="Standard">
      <style:paragraph-properties fo:text-align="center" style:justify-single-word="false"/>
      <style:text-properties officeooo:rsid="0014dd47" officeooo:paragraph-rsid="00402d5b"/>
    </style:style>
    <style:style style:name="P19" style:family="paragraph" style:parent-style-name="Standard">
      <style:paragraph-properties fo:text-align="center" style:justify-single-word="false"/>
      <style:text-properties officeooo:rsid="0014dd47" officeooo:paragraph-rsid="00404267"/>
    </style:style>
    <style:style style:name="P20" style:family="paragraph" style:parent-style-name="Standard">
      <style:paragraph-properties fo:text-align="center" style:justify-single-word="false"/>
      <style:text-properties officeooo:rsid="0014dd47" officeooo:paragraph-rsid="00426af2"/>
    </style:style>
    <style:style style:name="P21" style:family="paragraph" style:parent-style-name="Standard">
      <style:paragraph-properties fo:text-align="center" style:justify-single-word="false"/>
      <style:text-properties officeooo:rsid="0014dd47" officeooo:paragraph-rsid="0044a3a9"/>
    </style:style>
    <style:style style:name="P22" style:family="paragraph" style:parent-style-name="Standard">
      <style:paragraph-properties fo:text-align="center" style:justify-single-word="false"/>
      <style:text-properties officeooo:rsid="0014dd47" officeooo:paragraph-rsid="006b5a7c"/>
    </style:style>
    <style:style style:name="P23" style:family="paragraph" style:parent-style-name="Standard">
      <style:paragraph-properties fo:text-align="center" style:justify-single-word="false"/>
      <style:text-properties officeooo:rsid="0014dd47" officeooo:paragraph-rsid="006ba73e"/>
    </style:style>
    <style:style style:name="P24" style:family="paragraph" style:parent-style-name="Standard">
      <style:paragraph-properties fo:text-align="center" style:justify-single-word="false"/>
      <style:text-properties officeooo:rsid="0014dd47" officeooo:paragraph-rsid="006cfcbb"/>
    </style:style>
    <style:style style:name="P25" style:family="paragraph" style:parent-style-name="Standard">
      <style:paragraph-properties fo:text-align="center" style:justify-single-word="false"/>
      <style:text-properties officeooo:rsid="0014dd47" officeooo:paragraph-rsid="006d9652"/>
    </style:style>
    <style:style style:name="P26" style:family="paragraph" style:parent-style-name="Standard">
      <style:paragraph-properties fo:text-align="center" style:justify-single-word="false"/>
      <style:text-properties officeooo:rsid="0014dd47" officeooo:paragraph-rsid="009a7c90"/>
    </style:style>
    <style:style style:name="P27" style:family="paragraph" style:parent-style-name="Standard">
      <style:paragraph-properties fo:text-align="center" style:justify-single-word="false"/>
      <style:text-properties officeooo:rsid="0014dd47" officeooo:paragraph-rsid="00b74a50"/>
    </style:style>
    <style:style style:name="P28" style:family="paragraph" style:parent-style-name="Standard">
      <style:paragraph-properties fo:text-align="center" style:justify-single-word="false"/>
      <style:text-properties officeooo:rsid="0014dd47" officeooo:paragraph-rsid="00bb39c7"/>
    </style:style>
    <style:style style:name="P29" style:family="paragraph" style:parent-style-name="Standard">
      <style:paragraph-properties fo:text-align="center" style:justify-single-word="false"/>
      <style:text-properties officeooo:rsid="0014dd47" officeooo:paragraph-rsid="0112b585"/>
    </style:style>
    <style:style style:name="P30" style:family="paragraph" style:parent-style-name="Standard">
      <style:paragraph-properties fo:text-align="center" style:justify-single-word="false"/>
      <style:text-properties officeooo:rsid="0014dd47" officeooo:paragraph-rsid="01176cb1"/>
    </style:style>
    <style:style style:name="P31" style:family="paragraph" style:parent-style-name="Standard">
      <style:paragraph-properties fo:text-align="center" style:justify-single-word="false"/>
      <style:text-properties officeooo:rsid="0014dd47" officeooo:paragraph-rsid="011bf3ea"/>
    </style:style>
    <style:style style:name="P32" style:family="paragraph" style:parent-style-name="Standard">
      <style:paragraph-properties fo:text-align="center" style:justify-single-word="false"/>
      <style:text-properties officeooo:rsid="0014dd47" officeooo:paragraph-rsid="0123c44a"/>
    </style:style>
    <style:style style:name="P33" style:family="paragraph" style:parent-style-name="Standard">
      <style:paragraph-properties fo:text-align="center" style:justify-single-word="false"/>
      <style:text-properties officeooo:rsid="0014dd47" officeooo:paragraph-rsid="01284cd9"/>
    </style:style>
    <style:style style:name="P34" style:family="paragraph" style:parent-style-name="Standard">
      <style:paragraph-properties fo:text-align="center" style:justify-single-word="false"/>
      <style:text-properties officeooo:rsid="0014dd47" officeooo:paragraph-rsid="011917b2"/>
    </style:style>
    <style:style style:name="P35" style:family="paragraph" style:parent-style-name="Standard">
      <style:paragraph-properties fo:text-align="center" style:justify-single-word="false"/>
      <style:text-properties officeooo:rsid="0014dd47" officeooo:paragraph-rsid="013428d4"/>
    </style:style>
    <style:style style:name="P36" style:family="paragraph" style:parent-style-name="Standard">
      <style:paragraph-properties fo:text-align="center" style:justify-single-word="false"/>
      <style:text-properties officeooo:rsid="0014dd47" officeooo:paragraph-rsid="013b74fb"/>
    </style:style>
    <style:style style:name="P37" style:family="paragraph" style:parent-style-name="Standard">
      <style:paragraph-properties fo:text-align="center" style:justify-single-word="false"/>
      <style:text-properties officeooo:rsid="0014dd47" officeooo:paragraph-rsid="01479649"/>
    </style:style>
    <style:style style:name="P38" style:family="paragraph" style:parent-style-name="Standard">
      <style:paragraph-properties fo:text-align="center" style:justify-single-word="false"/>
      <style:text-properties officeooo:rsid="0014dd47" officeooo:paragraph-rsid="01482362"/>
    </style:style>
    <style:style style:name="P39" style:family="paragraph" style:parent-style-name="Standard">
      <style:paragraph-properties fo:text-align="center" style:justify-single-word="false"/>
      <style:text-properties officeooo:rsid="0014dd47" officeooo:paragraph-rsid="014b06d2"/>
    </style:style>
    <style:style style:name="P40" style:family="paragraph" style:parent-style-name="Standard">
      <style:paragraph-properties fo:text-align="center" style:justify-single-word="false"/>
      <style:text-properties officeooo:rsid="0014dd47" officeooo:paragraph-rsid="014f9394"/>
    </style:style>
    <style:style style:name="P41" style:family="paragraph" style:parent-style-name="Standard">
      <style:paragraph-properties fo:text-align="center" style:justify-single-word="false"/>
      <style:text-properties officeooo:rsid="0014dd47" officeooo:paragraph-rsid="01517822"/>
    </style:style>
    <style:style style:name="P42" style:family="paragraph" style:parent-style-name="Standard">
      <style:paragraph-properties fo:text-align="center" style:justify-single-word="false"/>
      <style:text-properties officeooo:rsid="0014dd47" officeooo:paragraph-rsid="015277cc"/>
    </style:style>
    <style:style style:name="P43" style:family="paragraph" style:parent-style-name="Standard">
      <style:paragraph-properties fo:text-align="center" style:justify-single-word="false"/>
      <style:text-properties officeooo:rsid="0014dd47" officeooo:paragraph-rsid="0155cce7"/>
    </style:style>
    <style:style style:name="P44" style:family="paragraph" style:parent-style-name="Standard">
      <style:paragraph-properties fo:text-align="center" style:justify-single-word="false"/>
      <style:text-properties officeooo:rsid="0014dd47" officeooo:paragraph-rsid="0156eeb2"/>
    </style:style>
    <style:style style:name="P45" style:family="paragraph" style:parent-style-name="Standard">
      <style:paragraph-properties fo:text-align="center" style:justify-single-word="false"/>
      <style:text-properties officeooo:rsid="0014dd47" officeooo:paragraph-rsid="015df07a"/>
    </style:style>
    <style:style style:name="P46" style:family="paragraph" style:parent-style-name="Standard">
      <style:paragraph-properties fo:text-align="center" style:justify-single-word="false"/>
      <style:text-properties officeooo:rsid="0014dd47" officeooo:paragraph-rsid="015e87df"/>
    </style:style>
    <style:style style:name="P47" style:family="paragraph" style:parent-style-name="Standard">
      <style:paragraph-properties fo:text-align="center" style:justify-single-word="false"/>
      <style:text-properties officeooo:rsid="0014dd47" officeooo:paragraph-rsid="016010a4"/>
    </style:style>
    <style:style style:name="P48" style:family="paragraph" style:parent-style-name="Standard">
      <style:paragraph-properties fo:text-align="center" style:justify-single-word="false"/>
      <style:text-properties officeooo:rsid="0014dd47" officeooo:paragraph-rsid="016323e6"/>
    </style:style>
    <style:style style:name="P49" style:family="paragraph" style:parent-style-name="Standard">
      <style:paragraph-properties fo:text-align="center" style:justify-single-word="false"/>
      <style:text-properties officeooo:rsid="0014dd47" officeooo:paragraph-rsid="016498a1"/>
    </style:style>
    <style:style style:name="P50" style:family="paragraph" style:parent-style-name="Standard">
      <style:paragraph-properties fo:text-align="center" style:justify-single-word="false"/>
      <style:text-properties officeooo:rsid="0014dd47" officeooo:paragraph-rsid="0167ed3f"/>
    </style:style>
    <style:style style:name="P51" style:family="paragraph" style:parent-style-name="Standard">
      <style:paragraph-properties fo:text-align="center" style:justify-single-word="false"/>
      <style:text-properties officeooo:rsid="0014dd47" officeooo:paragraph-rsid="016efd2f"/>
    </style:style>
    <style:style style:name="P52" style:family="paragraph" style:parent-style-name="Standard">
      <style:paragraph-properties fo:text-align="center" style:justify-single-word="false"/>
      <style:text-properties officeooo:rsid="0014dd47" officeooo:paragraph-rsid="017b356e"/>
    </style:style>
    <style:style style:name="P53" style:family="paragraph" style:parent-style-name="Standard">
      <style:paragraph-properties fo:text-align="center" style:justify-single-word="false"/>
      <style:text-properties officeooo:rsid="0014dd47" officeooo:paragraph-rsid="017c5279"/>
    </style:style>
    <style:style style:name="P54" style:family="paragraph" style:parent-style-name="Standard">
      <style:paragraph-properties fo:text-align="center" style:justify-single-word="false"/>
      <style:text-properties officeooo:rsid="0014dd47" officeooo:paragraph-rsid="017cb166"/>
    </style:style>
    <style:style style:name="P55" style:family="paragraph" style:parent-style-name="Standard">
      <style:paragraph-properties fo:text-align="center" style:justify-single-word="false"/>
      <style:text-properties officeooo:rsid="0014dd47" officeooo:paragraph-rsid="018074c3"/>
    </style:style>
    <style:style style:name="P56" style:family="paragraph" style:parent-style-name="Standard">
      <style:paragraph-properties fo:text-align="center" style:justify-single-word="false"/>
      <style:text-properties officeooo:rsid="0014dd47" officeooo:paragraph-rsid="01826f54"/>
    </style:style>
    <style:style style:name="P57" style:family="paragraph" style:parent-style-name="Standard">
      <style:paragraph-properties fo:text-align="center" style:justify-single-word="false"/>
      <style:text-properties officeooo:rsid="0014dd47" officeooo:paragraph-rsid="01835ec3"/>
    </style:style>
    <style:style style:name="P58" style:family="paragraph" style:parent-style-name="Standard">
      <style:paragraph-properties fo:text-align="center" style:justify-single-word="false"/>
      <style:text-properties officeooo:rsid="0014dd47" officeooo:paragraph-rsid="01884644"/>
    </style:style>
    <style:style style:name="P59" style:family="paragraph" style:parent-style-name="Standard">
      <style:paragraph-properties fo:text-align="center" style:justify-single-word="false"/>
      <style:text-properties officeooo:rsid="0014dd47" officeooo:paragraph-rsid="018bc013"/>
    </style:style>
    <style:style style:name="P60" style:family="paragraph" style:parent-style-name="Standard">
      <style:paragraph-properties fo:text-align="center" style:justify-single-word="false"/>
      <style:text-properties officeooo:rsid="0014dd47" officeooo:paragraph-rsid="018e8ca5"/>
    </style:style>
    <style:style style:name="P61" style:family="paragraph" style:parent-style-name="Standard">
      <style:paragraph-properties fo:text-align="center" style:justify-single-word="false"/>
      <style:text-properties officeooo:rsid="0014dd47" officeooo:paragraph-rsid="01759ff3"/>
    </style:style>
    <style:style style:name="P62" style:family="paragraph" style:parent-style-name="Standard">
      <style:paragraph-properties fo:text-align="center" style:justify-single-word="false"/>
      <style:text-properties officeooo:rsid="0014dd47" officeooo:paragraph-rsid="019b562c"/>
    </style:style>
    <style:style style:name="P63" style:family="paragraph" style:parent-style-name="Standard">
      <style:paragraph-properties fo:text-align="center" style:justify-single-word="false"/>
      <style:text-properties officeooo:rsid="0014dd47" officeooo:paragraph-rsid="01a3e2cb"/>
    </style:style>
    <style:style style:name="P64" style:family="paragraph" style:parent-style-name="Standard">
      <style:paragraph-properties fo:text-align="center" style:justify-single-word="false"/>
      <style:text-properties officeooo:rsid="0014dd47" officeooo:paragraph-rsid="01a7a443"/>
    </style:style>
    <style:style style:name="P65" style:family="paragraph" style:parent-style-name="Standard">
      <style:paragraph-properties fo:text-align="center" style:justify-single-word="false"/>
      <style:text-properties officeooo:rsid="0014dd47" officeooo:paragraph-rsid="01a7e016"/>
    </style:style>
    <style:style style:name="P66" style:family="paragraph" style:parent-style-name="Standard">
      <style:paragraph-properties fo:text-align="center" style:justify-single-word="false"/>
      <style:text-properties officeooo:rsid="0014dd47" officeooo:paragraph-rsid="01a8f3f1"/>
    </style:style>
    <style:style style:name="P67" style:family="paragraph" style:parent-style-name="Standard">
      <style:paragraph-properties fo:text-align="center" style:justify-single-word="false"/>
      <style:text-properties officeooo:rsid="0014dd47" officeooo:paragraph-rsid="01aad09c"/>
    </style:style>
    <style:style style:name="P68" style:family="paragraph" style:parent-style-name="Standard">
      <style:paragraph-properties fo:text-align="center" style:justify-single-word="false"/>
      <style:text-properties officeooo:rsid="0014dd47" officeooo:paragraph-rsid="01ac0664"/>
    </style:style>
    <style:style style:name="P69" style:family="paragraph" style:parent-style-name="Standard">
      <style:paragraph-properties fo:text-align="center" style:justify-single-word="false"/>
      <style:text-properties officeooo:rsid="0014dd47" officeooo:paragraph-rsid="01b40a6c"/>
    </style:style>
    <style:style style:name="P70" style:family="paragraph" style:parent-style-name="Standard">
      <style:paragraph-properties fo:text-align="center" style:justify-single-word="false"/>
      <style:text-properties officeooo:rsid="0014dd47" officeooo:paragraph-rsid="01b8805e"/>
    </style:style>
    <style:style style:name="P71" style:family="paragraph" style:parent-style-name="Standard">
      <style:paragraph-properties fo:text-align="center" style:justify-single-word="false"/>
      <style:text-properties officeooo:rsid="0014dd47" officeooo:paragraph-rsid="01ba6335"/>
    </style:style>
    <style:style style:name="P72" style:family="paragraph" style:parent-style-name="Standard">
      <style:paragraph-properties fo:text-align="center" style:justify-single-word="false"/>
      <style:text-properties officeooo:rsid="0014dd47" officeooo:paragraph-rsid="01bc1ad5"/>
    </style:style>
    <style:style style:name="P73" style:family="paragraph" style:parent-style-name="Standard">
      <style:paragraph-properties fo:text-align="center" style:justify-single-word="false"/>
      <style:text-properties officeooo:rsid="0014dd47" officeooo:paragraph-rsid="01c35a99"/>
    </style:style>
    <style:style style:name="P74" style:family="paragraph" style:parent-style-name="Standard">
      <style:paragraph-properties fo:text-align="center" style:justify-single-word="false"/>
      <style:text-properties officeooo:rsid="0014dd47" officeooo:paragraph-rsid="01cb7d88"/>
    </style:style>
    <style:style style:name="P75" style:family="paragraph" style:parent-style-name="Standard">
      <style:paragraph-properties fo:text-align="start" style:justify-single-word="false"/>
      <style:text-properties officeooo:rsid="0014dd47" officeooo:paragraph-rsid="0014dd47"/>
    </style:style>
    <style:style style:name="P76" style:family="paragraph" style:parent-style-name="Standard">
      <style:paragraph-properties fo:text-align="start" style:justify-single-word="false"/>
      <style:text-properties officeooo:rsid="0014dd47" officeooo:paragraph-rsid="00426af2"/>
    </style:style>
    <style:style style:name="P77" style:family="paragraph" style:parent-style-name="Standard">
      <style:paragraph-properties fo:text-align="start" style:justify-single-word="false"/>
      <style:text-properties officeooo:rsid="0014dd47" officeooo:paragraph-rsid="004589be"/>
    </style:style>
    <style:style style:name="P78" style:family="paragraph" style:parent-style-name="Standard">
      <style:paragraph-properties fo:text-align="start" style:justify-single-word="false"/>
      <style:text-properties officeooo:rsid="0014dd47" officeooo:paragraph-rsid="006ba73e"/>
    </style:style>
    <style:style style:name="P79" style:family="paragraph" style:parent-style-name="Standard">
      <style:paragraph-properties fo:text-align="start" style:justify-single-word="false"/>
      <style:text-properties officeooo:rsid="0014dd47" officeooo:paragraph-rsid="00b74a50"/>
    </style:style>
    <style:style style:name="P80" style:family="paragraph" style:parent-style-name="Standard">
      <style:paragraph-properties fo:text-align="start" style:justify-single-word="false"/>
      <style:text-properties officeooo:rsid="0014dd47" officeooo:paragraph-rsid="0112b585"/>
    </style:style>
    <style:style style:name="P81" style:family="paragraph" style:parent-style-name="Standard">
      <style:text-properties officeooo:rsid="0014dd47" officeooo:paragraph-rsid="00b74a50"/>
    </style:style>
    <style:style style:name="P82" style:family="paragraph" style:parent-style-name="Standard">
      <style:paragraph-properties fo:text-align="start" style:justify-single-word="false"/>
      <style:text-properties officeooo:rsid="001ac1fd" officeooo:paragraph-rsid="001ac1fd"/>
    </style:style>
    <style:style style:name="P83" style:family="paragraph" style:parent-style-name="Standard">
      <style:paragraph-properties fo:text-align="start" style:justify-single-word="false"/>
      <style:text-properties officeooo:rsid="001ac1fd" officeooo:paragraph-rsid="00b74a50"/>
    </style:style>
    <style:style style:name="P84" style:family="paragraph" style:parent-style-name="Standard">
      <style:paragraph-properties fo:text-align="start" style:justify-single-word="false"/>
      <style:text-properties officeooo:rsid="001ac1fd" officeooo:paragraph-rsid="00bb39c7"/>
    </style:style>
    <style:style style:name="P85" style:family="paragraph" style:parent-style-name="Standard">
      <style:paragraph-properties fo:text-align="center" style:justify-single-word="false"/>
      <style:text-properties officeooo:rsid="001ac1fd" officeooo:paragraph-rsid="001ac1fd"/>
    </style:style>
    <style:style style:name="P86" style:family="paragraph" style:parent-style-name="Standard">
      <style:paragraph-properties fo:text-align="start" style:justify-single-word="false"/>
      <style:text-properties officeooo:rsid="001b0df7" officeooo:paragraph-rsid="001b0df7"/>
    </style:style>
    <style:style style:name="P87" style:family="paragraph" style:parent-style-name="Standard">
      <style:paragraph-properties fo:text-align="start" style:justify-single-word="false"/>
      <style:text-properties officeooo:rsid="001df015" officeooo:paragraph-rsid="001df015"/>
    </style:style>
    <style:style style:name="P88" style:family="paragraph" style:parent-style-name="Standard">
      <style:paragraph-properties fo:text-align="start" style:justify-single-word="false"/>
      <style:text-properties officeooo:rsid="002bd217" officeooo:paragraph-rsid="002bd217"/>
    </style:style>
    <style:style style:name="P89" style:family="paragraph" style:parent-style-name="Standard">
      <style:paragraph-properties fo:text-align="start" style:justify-single-word="false"/>
      <style:text-properties officeooo:rsid="002f9226" officeooo:paragraph-rsid="002db8f6"/>
    </style:style>
    <style:style style:name="P90" style:family="paragraph" style:parent-style-name="Standard">
      <style:paragraph-properties fo:text-align="start" style:justify-single-word="false"/>
      <style:text-properties officeooo:rsid="0030f404" officeooo:paragraph-rsid="0030f404"/>
    </style:style>
    <style:style style:name="P91" style:family="paragraph" style:parent-style-name="Standard">
      <style:paragraph-properties fo:text-align="start" style:justify-single-word="false"/>
      <style:text-properties officeooo:rsid="0039e86f" officeooo:paragraph-rsid="0039e86f"/>
    </style:style>
    <style:style style:name="P92" style:family="paragraph" style:parent-style-name="Standard">
      <style:paragraph-properties fo:text-align="center" style:justify-single-word="false"/>
      <style:text-properties fo:font-style="normal" officeooo:rsid="0014dd47" officeooo:paragraph-rsid="0030f404" style:font-style-asian="normal" style:font-style-complex="normal"/>
    </style:style>
    <style:style style:name="P93" style:family="paragraph" style:parent-style-name="Standard">
      <style:paragraph-properties fo:text-align="center" style:justify-single-word="false"/>
      <style:text-properties fo:font-style="normal" officeooo:rsid="0014dd47" officeooo:paragraph-rsid="0039f996" style:font-style-asian="normal" style:font-style-complex="normal"/>
    </style:style>
    <style:style style:name="P94" style:family="paragraph" style:parent-style-name="Standard">
      <style:paragraph-properties fo:text-align="center" style:justify-single-word="false"/>
      <style:text-properties fo:font-style="normal" officeooo:rsid="0014dd47" officeooo:paragraph-rsid="003be1dc" style:font-style-asian="normal" style:font-style-complex="normal"/>
    </style:style>
    <style:style style:name="P95" style:family="paragraph" style:parent-style-name="Standard">
      <style:paragraph-properties fo:text-align="center" style:justify-single-word="false" fo:break-before="page"/>
      <style:text-properties fo:font-style="normal" officeooo:rsid="0014dd47" officeooo:paragraph-rsid="003be1dc" style:font-style-asian="normal" style:font-style-complex="normal"/>
    </style:style>
    <style:style style:name="P96" style:family="paragraph" style:parent-style-name="Standard">
      <style:paragraph-properties fo:text-align="center" style:justify-single-word="false"/>
      <style:text-properties fo:font-style="normal" officeooo:rsid="0014dd47" officeooo:paragraph-rsid="003c0513" style:font-style-asian="normal" style:font-style-complex="normal"/>
    </style:style>
    <style:style style:name="P97" style:family="paragraph" style:parent-style-name="Standard">
      <style:paragraph-properties fo:text-align="center" style:justify-single-word="false"/>
      <style:text-properties fo:font-style="normal" officeooo:rsid="0014dd47" officeooo:paragraph-rsid="00415281" style:font-style-asian="normal" style:font-style-complex="normal"/>
    </style:style>
    <style:style style:name="P98" style:family="paragraph" style:parent-style-name="Standard">
      <style:paragraph-properties fo:text-align="start" style:justify-single-word="false"/>
      <style:text-properties fo:font-style="normal" officeooo:rsid="003be1dc" officeooo:paragraph-rsid="003be1dc" style:font-style-asian="normal" style:font-style-complex="normal"/>
    </style:style>
    <style:style style:name="P99" style:family="paragraph" style:parent-style-name="Standard">
      <style:paragraph-properties fo:text-align="start" style:justify-single-word="false"/>
      <style:text-properties fo:font-style="normal" officeooo:rsid="003c0513" officeooo:paragraph-rsid="003c0513" style:font-style-asian="normal" style:font-style-complex="normal"/>
    </style:style>
    <style:style style:name="P100" style:family="paragraph" style:parent-style-name="Standard">
      <style:paragraph-properties fo:text-align="start" style:justify-single-word="false"/>
      <style:text-properties fo:font-style="normal" officeooo:rsid="00404267" officeooo:paragraph-rsid="00404267" style:font-style-asian="normal" style:font-style-complex="normal"/>
    </style:style>
    <style:style style:name="P101" style:family="paragraph" style:parent-style-name="Standard">
      <style:paragraph-properties fo:text-align="start" style:justify-single-word="false"/>
      <style:text-properties fo:font-style="normal" officeooo:rsid="00415281" officeooo:paragraph-rsid="00415281" style:font-style-asian="normal" style:font-style-complex="normal"/>
    </style:style>
    <style:style style:name="P102" style:family="paragraph" style:parent-style-name="Standard">
      <style:paragraph-properties fo:text-align="start" style:justify-single-word="false"/>
      <style:text-properties officeooo:rsid="00404267" officeooo:paragraph-rsid="00404267"/>
    </style:style>
    <style:style style:name="P103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75b9dc" style:font-style-asian="normal" style:font-style-complex="normal"/>
    </style:style>
    <style:style style:name="P104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785656" style:font-style-asian="normal" style:font-style-complex="normal"/>
    </style:style>
    <style:style style:name="P105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79b7ce" style:font-style-asian="normal" style:font-style-complex="normal"/>
    </style:style>
    <style:style style:name="P106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7b2daa" style:font-style-asian="normal" style:font-style-complex="normal"/>
    </style:style>
    <style:style style:name="P107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81859a" style:font-style-asian="normal" style:font-style-complex="normal"/>
    </style:style>
    <style:style style:name="P108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82977e" style:font-style-asian="normal" style:font-style-complex="normal"/>
    </style:style>
    <style:style style:name="P109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845c65" style:font-style-asian="normal" style:font-style-complex="normal"/>
    </style:style>
    <style:style style:name="P110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85c159" style:font-style-asian="normal" style:font-style-complex="normal"/>
    </style:style>
    <style:style style:name="P111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875c18" style:font-style-asian="normal" style:font-style-complex="normal"/>
    </style:style>
    <style:style style:name="P112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a7eca3" style:font-style-asian="normal" style:font-style-complex="normal"/>
    </style:style>
    <style:style style:name="P113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ab45f1" style:font-style-asian="normal" style:font-style-complex="normal"/>
    </style:style>
    <style:style style:name="P114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ae8774" style:font-style-asian="normal" style:font-style-complex="normal"/>
    </style:style>
    <style:style style:name="P115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b468b9" style:font-style-asian="normal" style:font-style-complex="normal"/>
    </style:style>
    <style:style style:name="P116" style:family="paragraph" style:parent-style-name="Standard">
      <style:paragraph-properties fo:text-align="center" style:justify-single-word="false"/>
      <style:text-properties style:text-position="0% 100%" fo:font-style="normal" officeooo:rsid="00767595" officeooo:paragraph-rsid="00b74a50" style:font-style-asian="normal" style:font-style-complex="normal"/>
    </style:style>
    <style:style style:name="P117" style:family="paragraph" style:parent-style-name="Standard">
      <style:paragraph-properties fo:text-align="center" style:justify-single-word="false"/>
      <style:text-properties style:text-position="0% 100%" style:font-name="Liberation Serif" fo:font-style="normal" officeooo:rsid="00bef116" officeooo:paragraph-rsid="00bef116" style:font-style-asian="normal" style:font-style-complex="normal"/>
    </style:style>
    <style:style style:name="P118" style:family="paragraph" style:parent-style-name="Standard">
      <style:paragraph-properties fo:text-align="start" style:justify-single-word="false"/>
      <style:text-properties officeooo:rsid="0075b9dc" officeooo:paragraph-rsid="0075b9dc"/>
    </style:style>
    <style:style style:name="P119" style:family="paragraph" style:parent-style-name="Standard">
      <style:paragraph-properties fo:text-align="center" style:justify-single-word="false"/>
      <style:text-properties officeooo:rsid="0075b9dc" officeooo:paragraph-rsid="0075b9dc"/>
    </style:style>
    <style:style style:name="P120" style:family="paragraph" style:parent-style-name="Standard">
      <style:paragraph-properties fo:text-align="start" style:justify-single-word="false"/>
      <style:text-properties officeooo:rsid="007b2daa" officeooo:paragraph-rsid="007b2daa"/>
    </style:style>
    <style:style style:name="P121" style:family="paragraph" style:parent-style-name="Standard">
      <style:paragraph-properties fo:text-align="start" style:justify-single-word="false"/>
      <style:text-properties officeooo:rsid="007b2daa" officeooo:paragraph-rsid="00a78956"/>
    </style:style>
    <style:style style:name="P122" style:family="paragraph" style:parent-style-name="Standard">
      <style:paragraph-properties fo:text-align="start" style:justify-single-word="false"/>
      <style:text-properties officeooo:rsid="0082977e" officeooo:paragraph-rsid="0082977e"/>
    </style:style>
    <style:style style:name="P123" style:family="paragraph" style:parent-style-name="Standard">
      <style:paragraph-properties fo:text-align="start" style:justify-single-word="false"/>
      <style:text-properties officeooo:rsid="00875c18" officeooo:paragraph-rsid="0085c159"/>
    </style:style>
    <style:style style:name="P124" style:family="paragraph" style:parent-style-name="Standard">
      <style:paragraph-properties fo:text-align="start" style:justify-single-word="false"/>
      <style:text-properties officeooo:rsid="006fc8ff" officeooo:paragraph-rsid="006b5a7c"/>
    </style:style>
    <style:style style:name="P125" style:family="paragraph" style:parent-style-name="Standard">
      <style:paragraph-properties fo:text-align="center" style:justify-single-word="false"/>
      <style:text-properties officeooo:rsid="009b6313" officeooo:paragraph-rsid="009b6313"/>
    </style:style>
    <style:style style:name="P126" style:family="paragraph" style:parent-style-name="Standard">
      <style:paragraph-properties fo:text-align="start" style:justify-single-word="false"/>
      <style:text-properties officeooo:rsid="009cb98b" officeooo:paragraph-rsid="009cb98b"/>
    </style:style>
    <style:style style:name="P127" style:family="paragraph" style:parent-style-name="Standard">
      <style:paragraph-properties fo:text-align="start" style:justify-single-word="false"/>
      <style:text-properties officeooo:rsid="009e8ae6" officeooo:paragraph-rsid="009e8ae6"/>
    </style:style>
    <style:style style:name="P128" style:family="paragraph" style:parent-style-name="Standard">
      <style:paragraph-properties fo:text-align="center" style:justify-single-word="false"/>
      <style:text-properties style:text-position="super 58%" fo:font-style="normal" officeooo:rsid="0014dd47" officeooo:paragraph-rsid="009cb98b" style:font-style-asian="normal" style:font-style-complex="normal"/>
    </style:style>
    <style:style style:name="P129" style:family="paragraph" style:parent-style-name="Standard">
      <style:paragraph-properties fo:text-align="center" style:justify-single-word="false"/>
      <style:text-properties style:text-position="super 58%" fo:font-style="normal" officeooo:rsid="0014dd47" officeooo:paragraph-rsid="009e8ae6" style:font-style-asian="normal" style:font-style-complex="normal"/>
    </style:style>
    <style:style style:name="P130" style:family="paragraph" style:parent-style-name="Standard">
      <style:paragraph-properties fo:text-align="center" style:justify-single-word="false"/>
      <style:text-properties style:text-position="super 58%" fo:font-style="normal" officeooo:rsid="0014dd47" officeooo:paragraph-rsid="009fd9f4" style:font-style-asian="normal" style:font-style-complex="normal"/>
    </style:style>
    <style:style style:name="P131" style:family="paragraph" style:parent-style-name="Standard">
      <style:paragraph-properties fo:text-align="center" style:justify-single-word="false"/>
      <style:text-properties style:text-position="super 58%" fo:font-style="normal" officeooo:rsid="0014dd47" officeooo:paragraph-rsid="00a3bcf2" style:font-style-asian="normal" style:font-style-complex="normal"/>
    </style:style>
    <style:style style:name="P132" style:family="paragraph" style:parent-style-name="Standard">
      <style:paragraph-properties fo:text-align="center" style:justify-single-word="false"/>
      <style:text-properties style:text-position="super 58%" fo:font-style="normal" officeooo:rsid="0014dd47" officeooo:paragraph-rsid="00a45e34" style:font-style-asian="normal" style:font-style-complex="normal"/>
    </style:style>
    <style:style style:name="P133" style:family="paragraph" style:parent-style-name="Standard">
      <style:paragraph-properties fo:text-align="center" style:justify-single-word="false"/>
      <style:text-properties style:text-position="super 58%" fo:font-style="normal" officeooo:rsid="0014dd47" officeooo:paragraph-rsid="00a778d2" style:font-style-asian="normal" style:font-style-complex="normal"/>
    </style:style>
    <style:style style:name="P134" style:family="paragraph" style:parent-style-name="Standard">
      <style:paragraph-properties fo:text-align="center" style:justify-single-word="false"/>
      <style:text-properties style:text-position="super 58%" officeooo:rsid="001ac1fd" officeooo:paragraph-rsid="00bb39c7"/>
    </style:style>
    <style:style style:name="P135" style:family="paragraph" style:parent-style-name="Standard">
      <style:paragraph-properties fo:text-align="start" style:justify-single-word="false"/>
      <style:text-properties officeooo:rsid="00b6ba8a" officeooo:paragraph-rsid="00b6ba8a"/>
    </style:style>
    <style:style style:name="P136" style:family="paragraph" style:parent-style-name="Standard">
      <style:paragraph-properties fo:text-align="center" style:justify-single-word="false"/>
      <style:text-properties officeooo:rsid="00b6ba8a" officeooo:paragraph-rsid="00b6ba8a"/>
    </style:style>
    <style:style style:name="P137" style:family="paragraph" style:parent-style-name="Standard">
      <style:paragraph-properties fo:text-align="center" style:justify-single-word="false"/>
      <style:text-properties officeooo:rsid="00b6ba8a" officeooo:paragraph-rsid="00c8f082"/>
    </style:style>
    <style:style style:name="P138" style:family="paragraph" style:parent-style-name="Standard">
      <style:paragraph-properties fo:text-align="center" style:justify-single-word="false"/>
      <style:text-properties officeooo:rsid="00b6ba8a" officeooo:paragraph-rsid="00cc5b57"/>
    </style:style>
    <style:style style:name="P139" style:family="paragraph" style:parent-style-name="Standard">
      <style:paragraph-properties fo:text-align="center" style:justify-single-word="false"/>
      <style:text-properties officeooo:rsid="00b6ba8a" officeooo:paragraph-rsid="00ce6c23"/>
    </style:style>
    <style:style style:name="P140" style:family="paragraph" style:parent-style-name="Standard">
      <style:paragraph-properties fo:text-align="start" style:justify-single-word="false"/>
      <style:text-properties officeooo:rsid="00b74a50" officeooo:paragraph-rsid="00b74a50"/>
    </style:style>
    <style:style style:name="P141" style:family="paragraph" style:parent-style-name="Standard">
      <style:paragraph-properties fo:text-align="start" style:justify-single-word="false"/>
      <style:text-properties officeooo:rsid="00b88912" officeooo:paragraph-rsid="00b88912"/>
    </style:style>
    <style:style style:name="P142" style:family="paragraph" style:parent-style-name="Standard">
      <style:paragraph-properties fo:text-align="start" style:justify-single-word="false"/>
      <style:text-properties officeooo:rsid="00bb39c7" officeooo:paragraph-rsid="00bb39c7"/>
    </style:style>
    <style:style style:name="P143" style:family="paragraph" style:parent-style-name="Standard">
      <style:paragraph-properties fo:text-align="start" style:justify-single-word="false"/>
      <style:text-properties officeooo:rsid="00bc9ac2" officeooo:paragraph-rsid="00bc9ac2"/>
    </style:style>
    <style:style style:name="P144" style:family="paragraph" style:parent-style-name="Standard">
      <style:paragraph-properties fo:text-align="center" style:justify-single-word="false"/>
      <style:text-properties officeooo:rsid="00bc9ac2" officeooo:paragraph-rsid="00bc9ac2"/>
    </style:style>
    <style:style style:name="P145" style:family="paragraph" style:parent-style-name="Standard">
      <style:paragraph-properties fo:text-align="center" style:justify-single-word="false"/>
      <style:text-properties officeooo:rsid="00bc9ac2" officeooo:paragraph-rsid="00be4566"/>
    </style:style>
    <style:style style:name="P146" style:family="paragraph" style:parent-style-name="Standard">
      <style:paragraph-properties fo:text-align="center" style:justify-single-word="false"/>
      <style:text-properties officeooo:rsid="00bc9ac2" officeooo:paragraph-rsid="00bef116"/>
    </style:style>
    <style:style style:name="P147" style:family="paragraph" style:parent-style-name="Standard">
      <style:paragraph-properties fo:text-align="center" style:justify-single-word="false"/>
      <style:text-properties officeooo:rsid="00bc9ac2" officeooo:paragraph-rsid="00c4ccf6"/>
    </style:style>
    <style:style style:name="P148" style:family="paragraph" style:parent-style-name="Standard">
      <style:paragraph-properties fo:text-align="center" style:justify-single-word="false"/>
      <style:text-properties officeooo:rsid="00bc9ac2" officeooo:paragraph-rsid="00c5d438"/>
    </style:style>
    <style:style style:name="P149" style:family="paragraph" style:parent-style-name="Standard">
      <style:paragraph-properties fo:text-align="start" style:justify-single-word="false"/>
      <style:text-properties officeooo:rsid="00bef116" officeooo:paragraph-rsid="00bef116"/>
    </style:style>
    <style:style style:name="P150" style:family="paragraph" style:parent-style-name="Standard">
      <style:paragraph-properties fo:text-align="start" style:justify-single-word="false"/>
      <style:text-properties officeooo:rsid="00c3062c" officeooo:paragraph-rsid="00c3062c"/>
    </style:style>
    <style:style style:name="P151" style:family="paragraph" style:parent-style-name="Standard">
      <style:paragraph-properties fo:text-align="center" style:justify-single-word="false"/>
      <style:text-properties officeooo:rsid="00c3062c" officeooo:paragraph-rsid="00c3062c"/>
    </style:style>
    <style:style style:name="P152" style:family="paragraph" style:parent-style-name="Standard">
      <style:paragraph-properties fo:text-align="start" style:justify-single-word="false"/>
      <style:text-properties officeooo:rsid="00c5d438" officeooo:paragraph-rsid="00c5d438"/>
    </style:style>
    <style:style style:name="P153" style:family="paragraph" style:parent-style-name="Standard">
      <style:paragraph-properties fo:text-align="start" style:justify-single-word="false"/>
      <style:text-properties officeooo:rsid="00c8f082" officeooo:paragraph-rsid="00c8f082"/>
    </style:style>
    <style:style style:name="P154" style:family="paragraph" style:parent-style-name="Standard">
      <style:paragraph-properties fo:text-align="center" style:justify-single-word="false"/>
      <style:text-properties officeooo:rsid="00c8f082" officeooo:paragraph-rsid="00c8f082"/>
    </style:style>
    <style:style style:name="P155" style:family="paragraph" style:parent-style-name="Standard">
      <style:paragraph-properties fo:text-align="center" style:justify-single-word="false"/>
      <style:text-properties officeooo:rsid="00c8f082" officeooo:paragraph-rsid="00c9f991"/>
    </style:style>
    <style:style style:name="P156" style:family="paragraph" style:parent-style-name="Standard">
      <style:paragraph-properties fo:text-align="center" style:justify-single-word="false"/>
      <style:text-properties officeooo:rsid="00c8f082" officeooo:paragraph-rsid="00d4ab4a"/>
    </style:style>
    <style:style style:name="P157" style:family="paragraph" style:parent-style-name="Standard">
      <style:paragraph-properties fo:text-align="center" style:justify-single-word="false"/>
      <style:text-properties officeooo:rsid="00c8f082" officeooo:paragraph-rsid="00d60da4"/>
    </style:style>
    <style:style style:name="P158" style:family="paragraph" style:parent-style-name="Standard">
      <style:paragraph-properties fo:text-align="center" style:justify-single-word="false"/>
      <style:text-properties officeooo:rsid="00c8f082" officeooo:paragraph-rsid="00daaaff"/>
    </style:style>
    <style:style style:name="P159" style:family="paragraph" style:parent-style-name="Standard">
      <style:paragraph-properties fo:text-align="center" style:justify-single-word="false"/>
      <style:text-properties officeooo:rsid="00c8f082" officeooo:paragraph-rsid="00dc6d82"/>
    </style:style>
    <style:style style:name="P160" style:family="paragraph" style:parent-style-name="Standard">
      <style:paragraph-properties fo:text-align="center" style:justify-single-word="false"/>
      <style:text-properties officeooo:rsid="00c8f082" officeooo:paragraph-rsid="00de00d9"/>
    </style:style>
    <style:style style:name="P161" style:family="paragraph" style:parent-style-name="Standard">
      <style:paragraph-properties fo:text-align="center" style:justify-single-word="false"/>
      <style:text-properties officeooo:rsid="00c8f082" officeooo:paragraph-rsid="00dedb16"/>
    </style:style>
    <style:style style:name="P162" style:family="paragraph" style:parent-style-name="Standard">
      <style:paragraph-properties fo:text-align="start" style:justify-single-word="false"/>
      <style:text-properties officeooo:rsid="00daaaff" officeooo:paragraph-rsid="00daaaff"/>
    </style:style>
    <style:style style:name="P163" style:family="paragraph" style:parent-style-name="Standard">
      <style:paragraph-properties fo:text-align="start" style:justify-single-word="false"/>
      <style:text-properties officeooo:rsid="00de00d9" officeooo:paragraph-rsid="00de00d9"/>
    </style:style>
    <style:style style:name="P164" style:family="paragraph" style:parent-style-name="Standard">
      <style:paragraph-properties fo:text-align="center" style:justify-single-word="false"/>
      <style:text-properties officeooo:rsid="010a0333" officeooo:paragraph-rsid="010a0333"/>
    </style:style>
    <style:style style:name="P165" style:family="paragraph" style:parent-style-name="Standard">
      <style:paragraph-properties fo:text-align="center" style:justify-single-word="false"/>
      <style:text-properties officeooo:rsid="010a0333" officeooo:paragraph-rsid="010c725c"/>
    </style:style>
    <style:style style:name="P166" style:family="paragraph" style:parent-style-name="Standard">
      <style:paragraph-properties fo:text-align="center" style:justify-single-word="false"/>
      <style:text-properties officeooo:rsid="010a0333" officeooo:paragraph-rsid="010d6a3d"/>
    </style:style>
    <style:style style:name="P167" style:family="paragraph" style:parent-style-name="Standard">
      <style:paragraph-properties fo:text-align="center" style:justify-single-word="false"/>
      <style:text-properties officeooo:rsid="010a0333" officeooo:paragraph-rsid="01104dfc"/>
    </style:style>
    <style:style style:name="P168" style:family="paragraph" style:parent-style-name="Standard">
      <style:paragraph-properties fo:text-align="center" style:justify-single-word="false"/>
      <style:text-properties officeooo:rsid="010a0333" officeooo:paragraph-rsid="0111da44"/>
    </style:style>
    <style:style style:name="P169" style:family="paragraph" style:parent-style-name="Standard">
      <style:paragraph-properties fo:text-align="center" style:justify-single-word="false"/>
      <style:text-properties officeooo:rsid="010a0333" officeooo:paragraph-rsid="01125bac"/>
    </style:style>
    <style:style style:name="P170" style:family="paragraph" style:parent-style-name="Standard">
      <style:paragraph-properties fo:text-align="start" style:justify-single-word="false"/>
      <style:text-properties officeooo:rsid="010a0333" officeooo:paragraph-rsid="010a0333"/>
    </style:style>
    <style:style style:name="P171" style:family="paragraph" style:parent-style-name="Standard">
      <style:paragraph-properties fo:text-align="center" style:justify-single-word="false"/>
      <style:text-properties officeooo:rsid="01040334" officeooo:paragraph-rsid="010a0333"/>
    </style:style>
    <style:style style:name="P172" style:family="paragraph" style:parent-style-name="Standard">
      <style:paragraph-properties fo:text-align="start" style:justify-single-word="false"/>
      <style:text-properties officeooo:rsid="011bf3ea" officeooo:paragraph-rsid="011bf3ea"/>
    </style:style>
    <style:style style:name="P173" style:family="paragraph" style:parent-style-name="Standard">
      <style:paragraph-properties fo:text-align="start" style:justify-single-word="false"/>
      <style:text-properties officeooo:rsid="01220814" officeooo:paragraph-rsid="01220814"/>
    </style:style>
    <style:style style:name="P174" style:family="paragraph" style:parent-style-name="Standard">
      <style:paragraph-properties fo:text-align="start" style:justify-single-word="false"/>
      <style:text-properties officeooo:rsid="012a3463" officeooo:paragraph-rsid="012a3463"/>
    </style:style>
    <style:style style:name="P175" style:family="paragraph" style:parent-style-name="Standard">
      <style:paragraph-properties fo:text-align="center" style:justify-single-word="false"/>
      <style:text-properties officeooo:rsid="012a3463" officeooo:paragraph-rsid="012a3463"/>
    </style:style>
    <style:style style:name="P176" style:family="paragraph" style:parent-style-name="Standard">
      <style:paragraph-properties fo:text-align="center" style:justify-single-word="false"/>
      <style:text-properties officeooo:rsid="012a3463" officeooo:paragraph-rsid="012d0475"/>
    </style:style>
    <style:style style:name="P177" style:family="paragraph" style:parent-style-name="Standard">
      <style:paragraph-properties fo:text-align="start" style:justify-single-word="false"/>
      <style:text-properties officeooo:rsid="012ec82c" officeooo:paragraph-rsid="012ec82c"/>
    </style:style>
    <style:style style:name="P178" style:family="paragraph" style:parent-style-name="Standard">
      <style:paragraph-properties fo:text-align="start" style:justify-single-word="false"/>
      <style:text-properties officeooo:rsid="01331c43" officeooo:paragraph-rsid="01331c43"/>
    </style:style>
    <style:style style:name="P179" style:family="paragraph" style:parent-style-name="Standard">
      <style:paragraph-properties fo:text-align="start" style:justify-single-word="false"/>
      <style:text-properties officeooo:rsid="013b74fb" officeooo:paragraph-rsid="013b74fb"/>
    </style:style>
    <style:style style:name="P180" style:family="paragraph" style:parent-style-name="Standard">
      <style:paragraph-properties fo:text-align="start" style:justify-single-word="false"/>
      <style:text-properties officeooo:rsid="014749ef" officeooo:paragraph-rsid="014749ef"/>
    </style:style>
    <style:style style:name="P181" style:family="paragraph" style:parent-style-name="Standard">
      <style:paragraph-properties fo:text-align="start" style:justify-single-word="false"/>
      <style:text-properties officeooo:rsid="01482362" officeooo:paragraph-rsid="01482362"/>
    </style:style>
    <style:style style:name="P182" style:family="paragraph" style:parent-style-name="Standard">
      <style:paragraph-properties fo:text-align="start" style:justify-single-word="false"/>
      <style:text-properties officeooo:rsid="014d31d3" officeooo:paragraph-rsid="014d31d3"/>
    </style:style>
    <style:style style:name="P183" style:family="paragraph" style:parent-style-name="Standard">
      <style:paragraph-properties fo:text-align="start" style:justify-single-word="false"/>
      <style:text-properties officeooo:rsid="015277cc" officeooo:paragraph-rsid="015277cc"/>
    </style:style>
    <style:style style:name="P184" style:family="paragraph" style:parent-style-name="Standard">
      <style:paragraph-properties fo:text-align="start" style:justify-single-word="false"/>
      <style:text-properties officeooo:rsid="0159a56b" officeooo:paragraph-rsid="0159a56b"/>
    </style:style>
    <style:style style:name="P185" style:family="paragraph" style:parent-style-name="Standard">
      <style:paragraph-properties fo:text-align="center" style:justify-single-word="false"/>
      <style:text-properties officeooo:rsid="01cd1292" officeooo:paragraph-rsid="01cd1292"/>
    </style:style>
    <style:style style:name="P186" style:family="paragraph" style:parent-style-name="Standard">
      <style:paragraph-properties fo:text-align="center" style:justify-single-word="false"/>
      <style:text-properties officeooo:rsid="01cd1292" officeooo:paragraph-rsid="01d4ee23"/>
    </style:style>
    <style:style style:name="P187" style:family="paragraph" style:parent-style-name="Standard">
      <style:paragraph-properties fo:text-align="center" style:justify-single-word="false"/>
      <style:text-properties officeooo:rsid="01cd1292" officeooo:paragraph-rsid="01d66938"/>
    </style:style>
    <style:style style:name="P188" style:family="paragraph" style:parent-style-name="Standard">
      <style:paragraph-properties fo:text-align="center" style:justify-single-word="false"/>
      <style:text-properties officeooo:rsid="01cd1292" officeooo:paragraph-rsid="01e050b6"/>
    </style:style>
    <style:style style:name="P189" style:family="paragraph" style:parent-style-name="Standard">
      <style:paragraph-properties fo:text-align="center" style:justify-single-word="false"/>
      <style:text-properties officeooo:rsid="01cd1292" officeooo:paragraph-rsid="01e976ce"/>
    </style:style>
    <style:style style:name="P190" style:family="paragraph" style:parent-style-name="Standard">
      <style:paragraph-properties fo:text-align="center" style:justify-single-word="false"/>
      <style:text-properties officeooo:rsid="01cd1292" officeooo:paragraph-rsid="01ef2782"/>
    </style:style>
    <style:style style:name="P191" style:family="paragraph" style:parent-style-name="Standard">
      <style:paragraph-properties fo:text-align="start" style:justify-single-word="false"/>
      <style:text-properties officeooo:rsid="01cd1292" officeooo:paragraph-rsid="01cd1292"/>
    </style:style>
    <style:style style:name="P192" style:family="paragraph" style:parent-style-name="Text_20_body">
      <style:text-properties officeooo:rsid="01f28b17" officeooo:paragraph-rsid="01f28b17"/>
    </style:style>
    <style:style style:name="P193" style:family="paragraph" style:parent-style-name="Text_20_body">
      <style:paragraph-properties fo:text-align="center" style:justify-single-word="false"/>
      <style:text-properties officeooo:paragraph-rsid="01f28b17"/>
    </style:style>
    <style:style style:name="P194" style:family="paragraph" style:parent-style-name="Text_20_body">
      <style:paragraph-properties fo:text-align="center" style:justify-single-word="false"/>
      <style:text-properties officeooo:paragraph-rsid="01f534cb"/>
    </style:style>
    <style:style style:name="P195" style:family="paragraph" style:parent-style-name="Text_20_body">
      <style:paragraph-properties fo:text-align="center" style:justify-single-word="false"/>
      <style:text-properties officeooo:paragraph-rsid="01f681ec"/>
    </style:style>
    <style:style style:name="P196" style:family="paragraph" style:parent-style-name="Text_20_body">
      <style:paragraph-properties fo:text-align="center" style:justify-single-word="false"/>
      <style:text-properties officeooo:paragraph-rsid="01f79285"/>
    </style:style>
    <style:style style:name="P197" style:family="paragraph" style:parent-style-name="Text_20_body">
      <style:paragraph-properties fo:text-align="center" style:justify-single-word="false"/>
      <style:text-properties officeooo:paragraph-rsid="01f95bb0"/>
    </style:style>
    <style:style style:name="P198" style:family="paragraph" style:parent-style-name="Text_20_body">
      <style:paragraph-properties fo:text-align="center" style:justify-single-word="false"/>
      <style:text-properties officeooo:paragraph-rsid="01fa6cd4"/>
    </style:style>
    <style:style style:name="P199" style:family="paragraph" style:parent-style-name="Text_20_body">
      <style:paragraph-properties fo:text-align="center" style:justify-single-word="false"/>
      <style:text-properties officeooo:paragraph-rsid="0202ac38"/>
    </style:style>
    <style:style style:name="P200" style:family="paragraph" style:parent-style-name="Text_20_body">
      <style:paragraph-properties fo:text-align="center" style:justify-single-word="false"/>
      <style:text-properties officeooo:paragraph-rsid="0205bc2c"/>
    </style:style>
    <style:style style:name="P201" style:family="paragraph" style:parent-style-name="Text_20_body">
      <style:paragraph-properties fo:text-align="center" style:justify-single-word="false"/>
      <style:text-properties officeooo:paragraph-rsid="02079578"/>
    </style:style>
    <style:style style:name="P202" style:family="paragraph" style:parent-style-name="Text_20_body">
      <style:paragraph-properties fo:text-align="center" style:justify-single-word="false"/>
      <style:text-properties officeooo:paragraph-rsid="020853a0"/>
    </style:style>
    <style:style style:name="P203" style:family="paragraph" style:parent-style-name="Text_20_body">
      <style:paragraph-properties fo:text-align="center" style:justify-single-word="false"/>
      <style:text-properties officeooo:paragraph-rsid="020a4175"/>
    </style:style>
    <style:style style:name="P204" style:family="paragraph" style:parent-style-name="Text_20_body">
      <style:paragraph-properties fo:text-align="center" style:justify-single-word="false"/>
      <style:text-properties officeooo:paragraph-rsid="020c50ca"/>
    </style:style>
    <style:style style:name="P205" style:family="paragraph" style:parent-style-name="Text_20_body">
      <style:paragraph-properties fo:text-align="center" style:justify-single-word="false"/>
      <style:text-properties officeooo:paragraph-rsid="020d7f3c"/>
    </style:style>
    <style:style style:name="P206" style:family="paragraph" style:parent-style-name="Text_20_body">
      <style:paragraph-properties fo:text-align="center" style:justify-single-word="false"/>
      <style:text-properties officeooo:paragraph-rsid="0210400a"/>
    </style:style>
    <style:style style:name="P207" style:family="paragraph" style:parent-style-name="Text_20_body">
      <style:paragraph-properties fo:text-align="center" style:justify-single-word="false"/>
      <style:text-properties officeooo:paragraph-rsid="02111be2"/>
    </style:style>
    <style:style style:name="P208" style:family="paragraph" style:parent-style-name="Text_20_body">
      <style:paragraph-properties fo:text-align="center" style:justify-single-word="false"/>
      <style:text-properties officeooo:paragraph-rsid="02127504"/>
    </style:style>
    <style:style style:name="P209" style:family="paragraph" style:parent-style-name="Text_20_body">
      <style:paragraph-properties fo:text-align="center" style:justify-single-word="false"/>
      <style:text-properties officeooo:paragraph-rsid="0217a2d6"/>
    </style:style>
    <style:style style:name="P210" style:family="paragraph" style:parent-style-name="Text_20_body">
      <style:paragraph-properties fo:text-align="center" style:justify-single-word="false"/>
      <style:text-properties officeooo:paragraph-rsid="0222bc14"/>
    </style:style>
    <style:style style:name="P211" style:family="paragraph" style:parent-style-name="Text_20_body">
      <style:paragraph-properties fo:text-align="center" style:justify-single-word="false"/>
      <style:text-properties officeooo:paragraph-rsid="02279343"/>
    </style:style>
    <style:style style:name="P212" style:family="paragraph" style:parent-style-name="Text_20_body">
      <style:paragraph-properties fo:text-align="center" style:justify-single-word="false"/>
      <style:text-properties officeooo:paragraph-rsid="02290b7e"/>
    </style:style>
    <style:style style:name="P213" style:family="paragraph" style:parent-style-name="Text_20_body">
      <style:paragraph-properties fo:text-align="center" style:justify-single-word="false"/>
      <style:text-properties officeooo:paragraph-rsid="022baa56"/>
    </style:style>
    <style:style style:name="P214" style:family="paragraph" style:parent-style-name="Text_20_body">
      <style:paragraph-properties fo:text-align="center" style:justify-single-word="false"/>
      <style:text-properties officeooo:paragraph-rsid="022cd9ed"/>
    </style:style>
    <style:style style:name="P215" style:family="paragraph" style:parent-style-name="Text_20_body">
      <style:paragraph-properties fo:text-align="center" style:justify-single-word="false"/>
      <style:text-properties officeooo:paragraph-rsid="022ea0f2"/>
    </style:style>
    <style:style style:name="P216" style:family="paragraph" style:parent-style-name="Text_20_body">
      <style:paragraph-properties fo:text-align="center" style:justify-single-word="false"/>
      <style:text-properties officeooo:paragraph-rsid="0231cc31"/>
    </style:style>
    <style:style style:name="P217" style:family="paragraph" style:parent-style-name="Text_20_body">
      <style:paragraph-properties fo:text-align="center" style:justify-single-word="false"/>
      <style:text-properties officeooo:paragraph-rsid="02354bd7"/>
    </style:style>
    <style:style style:name="P218" style:family="paragraph" style:parent-style-name="Text_20_body">
      <style:paragraph-properties fo:text-align="center" style:justify-single-word="false"/>
      <style:text-properties officeooo:paragraph-rsid="023bd082"/>
    </style:style>
    <style:style style:name="P219" style:family="paragraph" style:parent-style-name="Text_20_body">
      <style:paragraph-properties fo:text-align="center" style:justify-single-word="false"/>
      <style:text-properties officeooo:paragraph-rsid="02418999"/>
    </style:style>
    <style:style style:name="P220" style:family="paragraph" style:parent-style-name="Text_20_body">
      <style:paragraph-properties fo:text-align="center" style:justify-single-word="false"/>
      <style:text-properties officeooo:paragraph-rsid="0244bc2f"/>
    </style:style>
    <style:style style:name="P221" style:family="paragraph" style:parent-style-name="Text_20_body">
      <style:paragraph-properties fo:text-align="center" style:justify-single-word="false"/>
      <style:text-properties officeooo:paragraph-rsid="024b0c81"/>
    </style:style>
    <style:style style:name="P222" style:family="paragraph" style:parent-style-name="Text_20_body">
      <style:paragraph-properties fo:text-align="center" style:justify-single-word="false"/>
      <style:text-properties officeooo:paragraph-rsid="0251c6d1"/>
    </style:style>
    <style:style style:name="P223" style:family="paragraph" style:parent-style-name="Text_20_body">
      <style:paragraph-properties fo:text-align="center" style:justify-single-word="false"/>
      <style:text-properties officeooo:paragraph-rsid="0256bba3"/>
    </style:style>
    <style:style style:name="P224" style:family="paragraph" style:parent-style-name="Text_20_body">
      <style:paragraph-properties fo:text-align="center" style:justify-single-word="false"/>
      <style:text-properties officeooo:paragraph-rsid="026b5ac7"/>
    </style:style>
    <style:style style:name="P225" style:family="paragraph" style:parent-style-name="Text_20_body">
      <style:paragraph-properties fo:text-align="center" style:justify-single-word="false"/>
      <style:text-properties officeooo:paragraph-rsid="02819d91"/>
    </style:style>
    <style:style style:name="P226" style:family="paragraph" style:parent-style-name="Text_20_body">
      <style:paragraph-properties fo:text-align="center" style:justify-single-word="false"/>
      <style:text-properties officeooo:paragraph-rsid="02953277"/>
    </style:style>
    <style:style style:name="P227" style:family="paragraph" style:parent-style-name="Text_20_body">
      <style:paragraph-properties fo:text-align="center" style:justify-single-word="false"/>
      <style:text-properties officeooo:paragraph-rsid="02a1b554"/>
    </style:style>
    <style:style style:name="P228" style:family="paragraph" style:parent-style-name="Text_20_body">
      <style:paragraph-properties fo:text-align="center" style:justify-single-word="false"/>
      <style:text-properties officeooo:paragraph-rsid="02a7f1f5"/>
    </style:style>
    <style:style style:name="P229" style:family="paragraph" style:parent-style-name="Text_20_body">
      <style:paragraph-properties fo:text-align="center" style:justify-single-word="false"/>
      <style:text-properties officeooo:paragraph-rsid="02b33943"/>
    </style:style>
    <style:style style:name="P230" style:family="paragraph" style:parent-style-name="Text_20_body">
      <style:paragraph-properties fo:text-align="center" style:justify-single-word="false"/>
      <style:text-properties officeooo:paragraph-rsid="02b68485"/>
    </style:style>
    <style:style style:name="P231" style:family="paragraph" style:parent-style-name="Text_20_body">
      <style:paragraph-properties fo:text-align="center" style:justify-single-word="false"/>
      <style:text-properties officeooo:paragraph-rsid="02b94c0f"/>
    </style:style>
    <style:style style:name="P232" style:family="paragraph" style:parent-style-name="Text_20_body">
      <style:paragraph-properties fo:text-align="center" style:justify-single-word="false"/>
      <style:text-properties officeooo:paragraph-rsid="02bafd26"/>
    </style:style>
    <style:style style:name="P233" style:family="paragraph" style:parent-style-name="Text_20_body">
      <style:paragraph-properties fo:text-align="center" style:justify-single-word="false"/>
      <style:text-properties officeooo:paragraph-rsid="01f338c4"/>
    </style:style>
    <style:style style:name="P234" style:family="paragraph" style:parent-style-name="Text_20_body">
      <style:paragraph-properties fo:text-align="center" style:justify-single-word="false"/>
      <style:text-properties officeooo:paragraph-rsid="02bfd278"/>
    </style:style>
    <style:style style:name="P235" style:family="paragraph" style:parent-style-name="Text_20_body">
      <style:paragraph-properties fo:text-align="center" style:justify-single-word="false"/>
      <style:text-properties officeooo:paragraph-rsid="02bfe767"/>
    </style:style>
    <style:style style:name="P236" style:family="paragraph" style:parent-style-name="Heading_20_2">
      <style:paragraph-properties fo:break-before="page"/>
    </style:style>
    <style:style style:name="P237" style:family="paragraph" style:parent-style-name="Heading_20_2">
      <style:text-properties officeooo:rsid="00426af2" officeooo:paragraph-rsid="00426af2"/>
    </style:style>
    <style:style style:name="P238" style:family="paragraph" style:parent-style-name="Heading_20_2">
      <style:paragraph-properties fo:break-before="page"/>
      <style:text-properties officeooo:rsid="00426af2" officeooo:paragraph-rsid="0112b585"/>
    </style:style>
    <style:style style:name="P239" style:family="paragraph" style:parent-style-name="Heading_20_2">
      <style:paragraph-properties fo:break-before="page"/>
      <style:text-properties officeooo:rsid="01f28b17" officeooo:paragraph-rsid="01f28b17"/>
    </style:style>
    <style:style style:name="P240" style:family="paragraph" style:parent-style-name="Heading_20_3">
      <style:text-properties officeooo:rsid="01f28b17" officeooo:paragraph-rsid="01f28b17"/>
    </style:style>
    <style:style style:name="P241" style:family="paragraph" style:parent-style-name="Heading_20_3">
      <style:text-properties officeooo:rsid="01f534cb" officeooo:paragraph-rsid="01f534cb"/>
    </style:style>
    <style:style style:name="P242" style:family="paragraph" style:parent-style-name="Heading_20_3">
      <style:text-properties officeooo:rsid="02043aa1" officeooo:paragraph-rsid="02043aa1"/>
    </style:style>
    <style:style style:name="P243" style:family="paragraph" style:parent-style-name="Heading_20_3">
      <style:text-properties officeooo:rsid="022a6e41" officeooo:paragraph-rsid="022a6e41"/>
    </style:style>
    <style:style style:name="P244" style:family="paragraph">
      <loext:graphic-properties draw:fill-color="#000000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normal" style:font-style-asian="normal" style:font-style-complex="normal"/>
    </style:style>
    <style:style style:name="T3" style:family="text">
      <style:text-properties style:text-position="sub 58%" fo:font-style="normal" officeooo:rsid="0075b9dc" style:font-style-asian="normal" style:font-style-complex="normal"/>
    </style:style>
    <style:style style:name="T4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officeooo:rsid="00426af2"/>
    </style:style>
    <style:style style:name="T7" style:family="text">
      <style:text-properties style:text-position="sub 58%" officeooo:rsid="001ac1f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26af2" style:font-style-asian="italic" style:font-style-complex="italic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Liberation Serif"/>
    </style:style>
    <style:style style:name="T12" style:family="text">
      <style:text-properties style:text-position="super 58%" style:font-name="Liberation Serif" officeooo:rsid="003be1dc"/>
    </style:style>
    <style:style style:name="T13" style:family="text">
      <style:text-properties style:text-position="super 58%" style:font-name="Liberation Serif" fo:font-style="italic" style:font-style-asian="italic" style:font-style-complex="italic"/>
    </style:style>
    <style:style style:name="T14" style:family="text">
      <style:text-properties style:text-position="super 58%" fo:font-style="normal" style:font-style-asian="normal" style:font-style-complex="normal"/>
    </style:style>
    <style:style style:name="T15" style:family="text">
      <style:text-properties style:text-position="super 58%" fo:font-style="normal" officeooo:rsid="0075b9dc" style:font-style-asian="normal" style:font-style-complex="normal"/>
    </style:style>
    <style:style style:name="T16" style:family="text">
      <style:text-properties style:text-position="super 58%" officeooo:rsid="001ac1fd"/>
    </style:style>
    <style:style style:name="T17" style:family="text">
      <style:text-properties style:text-position="super 58%" officeooo:rsid="0135b32d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767595" style:font-style-asian="normal" style:font-style-complex="normal"/>
    </style:style>
    <style:style style:name="T21" style:family="text">
      <style:text-properties style:text-position="0% 100%" fo:font-style="normal" officeooo:rsid="007b2daa" style:font-style-asian="normal" style:font-style-complex="normal"/>
    </style:style>
    <style:style style:name="T22" style:family="text">
      <style:text-properties style:text-position="0% 100%" fo:font-style="normal" officeooo:rsid="0075b9dc" style:font-style-asian="normal" style:font-style-complex="normal"/>
    </style:style>
    <style:style style:name="T23" style:family="text">
      <style:text-properties style:text-position="0% 100%" fo:font-style="normal" officeooo:rsid="007bf536" style:font-style-asian="normal" style:font-style-complex="normal"/>
    </style:style>
    <style:style style:name="T24" style:family="text">
      <style:text-properties style:text-position="0% 100%" fo:font-style="normal" officeooo:rsid="00a78956" style:font-style-asian="normal" style:font-style-complex="normal"/>
    </style:style>
    <style:style style:name="T2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0% 100%" style:font-name="Liberation Serif"/>
    </style:style>
    <style:style style:name="T27" style:family="text">
      <style:text-properties style:text-position="0% 100%" style:font-name="Liberation Serif" officeooo:rsid="003be1dc"/>
    </style:style>
    <style:style style:name="T28" style:family="text">
      <style:text-properties style:text-position="0% 100%" style:font-name="Liberation Serif" fo:font-style="italic" style:font-style-asian="italic" style:font-style-complex="italic"/>
    </style:style>
    <style:style style:name="T29" style:family="text">
      <style:text-properties style:text-position="0% 100%" style:font-name="Liberation Serif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font-style="italic" officeooo:rsid="0075b9dc" style:font-style-asian="italic" style:font-style-complex="italic"/>
    </style:style>
    <style:style style:name="T3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304283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tyle="italic" style:font-style-asian="italic" style:font-style-complex="italic"/>
    </style:style>
    <style:style style:name="T37" style:family="text">
      <style:text-properties style:font-name="Liberation Serif" fo:font-style="italic" officeooo:rsid="003be1dc" style:font-style-asian="italic" style:font-style-complex="italic"/>
    </style:style>
    <style:style style:name="T38" style:family="text">
      <style:text-properties style:font-name="Liberation Serif" officeooo:rsid="003be1dc"/>
    </style:style>
    <style:style style:name="T39" style:family="text">
      <style:text-properties officeooo:rsid="00426af2"/>
    </style:style>
    <style:style style:name="T40" style:family="text">
      <style:text-properties officeooo:rsid="00767595"/>
    </style:style>
    <style:style style:name="T41" style:family="text">
      <style:text-properties officeooo:rsid="00b88912"/>
    </style:style>
    <style:style style:name="T42" style:family="text">
      <style:text-properties officeooo:rsid="001ac1fd"/>
    </style:style>
    <style:style style:name="T43" style:family="text">
      <style:text-properties officeooo:rsid="00c824a3"/>
    </style:style>
    <style:style style:name="T44" style:family="text">
      <style:text-properties officeooo:rsid="0112b585"/>
    </style:style>
    <style:style style:name="T45" style:family="text">
      <style:text-properties officeooo:rsid="0135b32d"/>
    </style:style>
    <style:style style:name="T46" style:family="text">
      <style:text-properties officeooo:rsid="0159a5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5" draw:z-index="21" draw:name="Line 2" draw:style-name="gr1" draw:text-style-name="P244" svg:x1="3.9638in" svg:y1="1.4319in" svg:x2="7.8409in" svg:y2="1.4319in">
        <text:p/>
      </draw:line>
      <draw:line text:anchor-type="page" text:anchor-page-number="14" draw:z-index="11" draw:name="Line 1" draw:style-name="gr1" draw:text-style-name="P244" svg:x1="3.3472in" svg:y1="2.222in" svg:x2="8.0764in" svg:y2="2.222in">
        <text:p/>
      </draw:line>
      <text:p text:style-name="P2"><draw:frame draw:style-name="fr1" draw:name="Object1" text:anchor-type="as-char" svg:y="-0.2437in" svg:width="0.8492in" svg:height="0.4181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h text:style-name="Heading_20_2" text:outline-level="2">Start with the example case, for S(2)</text:h>
      <text:p text:style-name="P2"><draw:frame draw:style-name="fr1" draw:name="Object2" text:anchor-type="as-char" svg:y="-0.2437in" svg:width="0.7299in" svg:height="0.4181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draw:frame draw:style-name="fr1" draw:name="Object3" text:anchor-type="as-char" svg:y="-0.2437in" svg:width="1.0055in" svg:height="0.418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Substitute <text:span text:style-name="T8">a</text:span><text:span text:style-name="T1">1</text:span></text:p>
      <text:p text:style-name="P2"><draw:frame draw:style-name="fr1" draw:name="Object4" text:anchor-type="as-char" svg:y="-0.2437in" svg:width="1.3563in" svg:height="0.6264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5">Multiply both sides by denominator</text:p>
      <text:p text:style-name="P2"><draw:frame draw:style-name="fr1" draw:name="Object5" text:anchor-type="as-char" svg:y="-0.2681in" svg:width="1.7626in" svg:height="0.46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draw:frame draw:style-name="fr1" draw:name="Object6" text:anchor-type="as-char" svg:y="-0.2437in" svg:width="1.3728in" svg:height="0.44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><draw:frame draw:style-name="fr1" draw:name="Object7" text:anchor-type="as-char" svg:y="-0.2437in" svg:width="0.7228in" svg:height="0.441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draw:frame draw:style-name="fr1" draw:name="Object8" text:anchor-type="as-char" svg:y="-0.2437in" svg:width="0.3957in" svg:height="0.44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><draw:frame draw:style-name="fr1" draw:name="Object9" text:anchor-type="as-char" svg:y="-0.2437in" svg:width="0.3957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><draw:frame draw:style-name="fr1" draw:name="Object10" text:anchor-type="as-char" svg:y="-0.2437in" svg:width="0.6236in" svg:height="0.407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75"/>
      <text:p text:style-name="Standard"/>
      <text:h text:style-name="P236" text:outline-level="2">Now on to S(3)</text:h>
      <text:p text:style-name="P2"><draw:frame draw:style-name="fr1" draw:name="Object12" text:anchor-type="as-char" svg:y="-0.2437in" svg:width="0.7299in" svg:height="0.4181in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><draw:frame draw:style-name="fr1" draw:name="Object11" text:anchor-type="as-char" svg:y="-0.2437in" svg:width="0.7264in" svg:height="0.418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draw:frame draw:style-name="fr1" draw:name="Object13" text:anchor-type="as-char" svg:y="-0.2437in" svg:width="1.0071in" svg:height="0.418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75">Substitute in a<text:span text:style-name="T1">2</text:span> and a<text:span text:style-name="T1">1</text:span></text:p>
      <text:p text:style-name="P75"/>
      <text:p text:style-name="P2"><draw:frame draw:style-name="fr1" draw:name="Object14" text:anchor-type="as-char" svg:y="-0.2437in" svg:width="1.348in" svg:height="0.626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><draw:frame draw:style-name="fr1" draw:name="Object15" text:anchor-type="as-char" svg:y="-0.2437in" svg:width="2.6047in" svg:height="0.8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5">Multiply both sides by last denominator</text:p>
      <text:p text:style-name="P2"><draw:frame draw:style-name="fr1" draw:name="Object16" text:anchor-type="as-char" svg:y="-0.2764in" svg:width="3.011in" svg:height="0.690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25"/>
      <text:p text:style-name="P26"><draw:frame draw:style-name="fr1" draw:name="Object121" text:anchor-type="as-char" svg:y="-0.2764in" svg:width="3.0118in" svg:height="0.6902in" draw:z-index="25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126">Multiply through by (<text:span text:style-name="T8">a</text:span><text:span text:style-name="T2">0</text:span><text:span text:style-name="T19"> – 1/</text:span><text:span text:style-name="T30">a</text:span><text:span text:style-name="T2">0</text:span><text:span text:style-name="T19">)</text:span><text:span text:style-name="T14">2</text:span></text:p>
      <text:p text:style-name="P128"><draw:frame draw:style-name="fr1" draw:name="Object122" text:anchor-type="as-char" svg:y="-0.2681in" svg:width="3.9098in" svg:height="0.4634in" draw:z-index="26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128"/>
      <text:p text:style-name="P129"><draw:frame draw:style-name="fr1" draw:name="Object123" text:anchor-type="as-char" svg:y="-0.2681in" svg:width="4.3965in" svg:height="0.4874in" draw:z-index="27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127"><text:span text:style-name="T19">Multiply through by </text:span><text:span text:style-name="T30">a</text:span><text:span text:style-name="T2">0</text:span><text:span text:style-name="T14">4</text:span><text:span text:style-name="T19"> to get rid of fractions</text:span></text:p>
      <text:p text:style-name="P129"><text:soft-page-break/><draw:frame draw:style-name="fr1" draw:name="Object124" text:anchor-type="as-char" svg:y="-0.1992in" svg:width="4.7508in" svg:height="0.272in" draw:z-index="28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129"/>
      <text:p text:style-name="P130"><draw:frame draw:style-name="fr1" draw:name="Object139" text:anchor-type="as-char" svg:y="-0.172in" svg:width="6.5047in" svg:height="0.2327in" draw:z-index="29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130"/>
      <text:p text:style-name="P131"><draw:frame draw:style-name="fr1" draw:name="Object140" text:anchor-type="as-char" svg:y="-0.6035in" svg:width="2.5752in" svg:height="1.1465in" draw:z-index="30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2"/>
      <text:p text:style-name="P132"><draw:frame draw:style-name="fr1" draw:name="Object141" text:anchor-type="as-char" svg:y="-0.172in" svg:width="2.8661in" svg:height="0.2327in" draw:z-index="31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132"/>
      <text:p text:style-name="P133"><draw:frame draw:style-name="fr1" draw:name="Object142" text:anchor-type="as-char" svg:y="-0.172in" svg:width="1.4374in" svg:height="0.2327in" draw:z-index="32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82">Substitute x = a<text:span text:style-name="T1">0</text:span><text:span text:style-name="T10">2</text:span></text:p>
      <text:p text:style-name="P3"><draw:frame draw:style-name="fr1" draw:name="Object24" text:anchor-type="as-char" svg:y="-0.172in" svg:width="1.3866in" svg:height="0.2075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2">We now have a cubic with coefficients</text:p>
      <text:p text:style-name="P85"><draw:frame draw:style-name="fr1" draw:name="Object25" text:anchor-type="as-char" svg:y="-0.1484in" svg:width="1.7728in" svg:height="0.1839in" draw:z-index="17"><draw:object xlink:href="./Object 25" xlink:type="simple" xlink:show="embed" xlink:actuate="onLoad"/><draw:image xlink:href="./ObjectReplacements/Object 25" xlink:type="simple" xlink:show="embed" xlink:actuate="onLoad"/></draw:frame></text:p>
      <text:p text:style-name="P86">Solve the cubic</text:p>
      <text:p text:style-name="P3"><draw:frame draw:style-name="fr1" draw:name="Object26" text:anchor-type="as-char" svg:y="-0.172in" svg:width="0.8484in" svg:height="0.2327in" draw:z-index="18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7" text:anchor-type="as-char" svg:y="-0.172in" svg:width="1.5854in" svg:height="0.2327in" draw:z-index="19"><draw:object xlink:href="./Object 27" xlink:type="simple" xlink:show="embed" xlink:actuate="onLoad"/><draw:image xlink:href="./ObjectReplacements/Object 27" xlink:type="simple" xlink:show="embed" xlink:actuate="onLoad"/></draw:frame></text:p>
      <text:p text:style-name="P3"/>
      <text:p text:style-name="P4"><draw:frame draw:style-name="fr1" draw:name="Object29" text:anchor-type="as-char" svg:y="-0.172in" svg:width="1.2965in" svg:height="0.2327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5"><draw:frame draw:style-name="fr1" draw:name="Object30" text:anchor-type="as-char" svg:y="-0.1484in" svg:width="0.7807in" svg:height="0.2091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"><draw:frame draw:style-name="fr1" draw:name="Object31" text:anchor-type="as-char" svg:y="-0.1484in" svg:width="0.4728in" svg:height="0.2091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/>
      <text:p text:style-name="P4"><draw:frame draw:style-name="fr1" draw:name="Object28" text:anchor-type="as-char" svg:y="-0.172in" svg:width="2.9189in" svg:height="0.2327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"><draw:frame draw:style-name="fr1" draw:name="Object32" text:anchor-type="as-char" svg:y="-0.1484in" svg:width="1.9425in" svg:height="0.2091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"><draw:frame draw:style-name="fr1" draw:name="Object33" text:anchor-type="as-char" svg:y="-0.1484in" svg:width="1.6in" svg:height="0.2091in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"><draw:frame draw:style-name="fr1" draw:name="Object34" text:anchor-type="as-char" svg:y="-0.1484in" svg:width="0.678in" svg:height="0.2091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"/>
      <text:p text:style-name="P6"><draw:frame draw:style-name="fr1" draw:name="Object35" text:anchor-type="as-char" svg:y="-0.3516in" svg:width="1.3701in" svg:height="0.5008in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text:soft-page-break/><draw:frame draw:style-name="fr1" draw:name="Object36" text:anchor-type="as-char" svg:y="-0.3346in" svg:width="2.1425in" svg:height="0.4839in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<draw:frame draw:style-name="fr1" draw:name="Object37" text:anchor-type="as-char" svg:y="-0.2937in" svg:width="1.9839in" svg:height="0.4429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7"><draw:frame draw:style-name="fr1" draw:name="Object38" text:anchor-type="as-char" svg:y="-0.2937in" svg:width="1.5563in" svg:height="0.4429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7"><draw:frame draw:style-name="fr1" draw:name="Object39" text:anchor-type="as-char" svg:y="-0.2937in" svg:width="1.3492in" svg:height="0.4429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"><draw:frame draw:style-name="fr1" draw:name="Object40" text:anchor-type="as-char" svg:y="-0.2937in" svg:width="1.2047in" svg:height="0.4429in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87">In polar coordinates, the complex values under the cube root are</text:p>
      <text:p text:style-name="P6"><draw:frame draw:style-name="fr1" draw:name="Object41" text:anchor-type="as-char" svg:y="-0.2882in" svg:width="1.5063in" svg:height="0.4957in" draw:z-index="45"><draw:object xlink:href="./Object 41" xlink:type="simple" xlink:show="embed" xlink:actuate="onLoad"/><draw:image xlink:href="./ObjectReplacements/Object 41" xlink:type="simple" xlink:show="embed" xlink:actuate="onLoad"/></draw:frame></text:p>
      <text:p text:style-name="P7"><draw:frame draw:style-name="fr1" draw:name="Object42" text:anchor-type="as-char" svg:y="-0.1835in" svg:width="0.8429in" svg:height="0.2307in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7">So the cube root is</text:p>
      <text:p text:style-name="P7"><draw:frame draw:style-name="fr1" draw:name="Object43" text:anchor-type="as-char" svg:y="-0.1835in" svg:width="0.7583in" svg:height="0.2307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"><draw:frame draw:style-name="fr1" draw:name="Object44" text:anchor-type="as-char" svg:y="-0.172in" svg:width="2.1866in" svg:height="0.2193in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7"><draw:frame draw:style-name="fr1" draw:name="Object45" text:anchor-type="as-char" svg:y="-0.1484in" svg:width="1.5228in" svg:height="0.1839in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87">And the first value of x is</text:p>
      <text:p text:style-name="P6"><draw:frame draw:style-name="fr1" draw:name="Object46" text:anchor-type="as-char" svg:y="-0.2602in" svg:width="1.3866in" svg:height="0.4299in" draw:z-index="54"><draw:object xlink:href="./Object 46" xlink:type="simple" xlink:show="embed" xlink:actuate="onLoad"/><draw:image xlink:href="./ObjectReplacements/Object 46" xlink:type="simple" xlink:show="embed" xlink:actuate="onLoad"/></draw:frame></text:p>
      <text:p text:style-name="P8"><draw:frame draw:style-name="fr1" draw:name="Object47" text:anchor-type="as-char" svg:y="-0.2661in" svg:width="4.9791in" svg:height="0.4728in" draw:z-index="5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9"><draw:frame draw:style-name="fr1" draw:name="Object48" text:anchor-type="as-char" svg:y="-0.3283in" svg:width="7.1571in" svg:height="0.5626in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0"><draw:frame draw:style-name="fr1" draw:name="Object49" text:anchor-type="as-char" svg:y="-0.328in" svg:width="5.2957in" svg:height="0.5366in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1"><draw:frame draw:style-name="fr1" draw:name="Object50" text:anchor-type="as-char" svg:y="-0.3256in" svg:width="5.2957in" svg:height="0.498in" draw:z-index="5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"><text:soft-page-break/><draw:frame draw:style-name="fr1" draw:name="Object51" text:anchor-type="as-char" svg:y="-0.2437in" svg:width="4.922in" svg:height="0.3929in" draw:z-index="6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3"><draw:frame draw:style-name="fr1" draw:name="Object52" text:anchor-type="as-char" svg:y="-0.2437in" svg:width="1.8161in" svg:height="0.3929in" draw:z-index="6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4"><draw:frame draw:style-name="fr1" draw:name="Object53" text:anchor-type="as-char" svg:y="-0.2583in" svg:width="1.3736in" svg:height="0.4075in" draw:z-index="6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4"><draw:frame draw:style-name="fr1" draw:name="Object54" text:anchor-type="as-char" svg:y="-0.1484in" svg:width="0.8575in" svg:height="0.1839in" draw:z-index="6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88">Plug this back in for a<text:span text:style-name="T1">0</text:span></text:p>
      <text:p text:style-name="P14"><draw:frame draw:style-name="fr1" draw:name="Object55" text:anchor-type="as-char" svg:y="-0.1634in" svg:width="0.472in" svg:height="0.2236in" draw:z-index="64"><draw:object xlink:href="./Object 55" xlink:type="simple" xlink:show="embed" xlink:actuate="onLoad"/><draw:image xlink:href="./ObjectReplacements/Object 55" xlink:type="simple" xlink:show="embed" xlink:actuate="onLoad"/></draw:frame></text:p>
      <text:p text:style-name="P14"><draw:frame draw:style-name="fr1" draw:name="Object56" text:anchor-type="as-char" svg:y="-0.1484in" svg:width="0.9071in" svg:height="0.2091in" draw:z-index="6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88">Verify this is a solution for period 3</text:p>
      <text:p text:style-name="P14"><draw:frame draw:style-name="fr1" draw:name="Object58" text:anchor-type="as-char" svg:y="-0.2437in" svg:width="0.7299in" svg:height="0.4181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4"><draw:frame draw:style-name="fr1" draw:name="Object60" text:anchor-type="as-char" svg:y="-0.2437in" svg:width="1.7043in" svg:height="0.3929in" draw:z-index="6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4"><draw:frame draw:style-name="fr1" draw:name="Object61" text:anchor-type="as-char" svg:y="-0.1484in" svg:width="1.0256in" svg:height="0.2091in" draw:z-index="68"><draw:object xlink:href="./Object 61" xlink:type="simple" xlink:show="embed" xlink:actuate="onLoad"/><draw:image xlink:href="./ObjectReplacements/Object 61" xlink:type="simple" xlink:show="embed" xlink:actuate="onLoad"/></draw:frame></text:p>
      <text:p text:style-name="P14"/>
      <text:p text:style-name="P14"><draw:frame draw:style-name="fr1" draw:name="Object59" text:anchor-type="as-char" svg:y="-0.2437in" svg:width="0.7264in" svg:height="0.4181in" draw:z-index="7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4"><draw:frame draw:style-name="fr1" draw:name="Object62" text:anchor-type="as-char" svg:y="-0.2437in" svg:width="1.9465in" svg:height="0.3929in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4"><draw:frame draw:style-name="fr1" draw:name="Object63" text:anchor-type="as-char" svg:y="-0.1484in" svg:width="1.0283in" svg:height="0.2091in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4"/>
      <text:p text:style-name="P14"><draw:frame draw:style-name="fr1" draw:name="Object57" text:anchor-type="as-char" svg:y="-0.2437in" svg:width="0.728in" svg:height="0.4181in" draw:z-index="7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5"><draw:frame draw:style-name="fr1" draw:name="Object64" text:anchor-type="as-char" svg:y="-0.2437in" svg:width="1.9516in" svg:height="0.3929in" draw:z-index="7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5"><draw:frame draw:style-name="fr1" draw:name="Object65" text:anchor-type="as-char" svg:y="-0.1484in" svg:width="1.1846in" svg:height="0.2091in" draw:z-index="7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89">So the max difference that contributes to S(3) is 0.50771<text:span text:style-name="T33">3</text:span> - -1.46190<text:span text:style-name="T33">2</text:span> = 1.9696<text:span text:style-name="T33">15</text:span></text:p>
      <text:p text:style-name="P90">Taking the negative root of <text:span text:style-name="T8">x</text:span><text:span text:style-name="T34"> just flips the signs of all the a</text:span><text:span text:style-name="T2">n</text:span><text:span text:style-name="T19"> values in the sequence, but not that is all. <text:s/>So that sequence contributes the same 1.969615 to the sum.</text:span></text:p>
      <text:p text:style-name="P89"/>
      <text:p text:style-name="P90">Let’s evaluate the other cube roots. <text:s/>We return to the expression for <text:span text:style-name="T8">x</text:span><text:span text:style-name="T34"> in terms of </text:span><text:span text:style-name="T8">C</text:span><text:span text:style-name="T34"> and modify it:</text:span></text:p>
      <text:p text:style-name="P92"><text:soft-page-break/><draw:frame draw:style-name="fr1" draw:name="Object66" text:anchor-type="as-char" svg:y="-0.261in" svg:width="2.5244in" svg:height="0.4575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92"><draw:frame draw:style-name="fr1" draw:name="Object67" text:anchor-type="as-char" svg:y="-0.2583in" svg:width="0.8598in" svg:height="0.4075in" draw:z-index="80"><draw:object xlink:href="./Object 67" xlink:type="simple" xlink:show="embed" xlink:actuate="onLoad"/><draw:image xlink:href="./ObjectReplacements/Object 67" xlink:type="simple" xlink:show="embed" xlink:actuate="onLoad"/></draw:frame></text:p>
      <text:p text:style-name="P91"><text:span text:style-name="T34">The first root was the case of </text:span><text:span text:style-name="T8">k</text:span><text:span text:style-name="T34"> = 0, now lets do </text:span><text:span text:style-name="T8">k</text:span><text:span text:style-name="T34"> = 1</text:span></text:p>
      <text:p text:style-name="P92"><draw:frame draw:style-name="fr1" draw:name="Object68" text:anchor-type="as-char" svg:y="-0.2583in" svg:width="2.8437in" svg:height="0.4075in" draw:z-index="81"><draw:object xlink:href="./Object 68" xlink:type="simple" xlink:show="embed" xlink:actuate="onLoad"/><draw:image xlink:href="./ObjectReplacements/Object 68" xlink:type="simple" xlink:show="embed" xlink:actuate="onLoad"/></draw:frame></text:p>
      <text:p text:style-name="P93"><draw:frame draw:style-name="fr1" draw:name="Object69" text:anchor-type="as-char" svg:y="-0.2437in" svg:width="4.1598in" svg:height="0.3929in" draw:z-index="8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93"><draw:frame draw:style-name="fr1" draw:name="Object70" text:anchor-type="as-char" svg:y="-0.2437in" svg:width="4.1598in" svg:height="0.3929in" draw:z-index="9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93"/>
      <text:p text:style-name="P98">In polar coordinates, <text:span text:style-name="T36">ξ</text:span><text:span text:style-name="T35"> = (1, 120</text:span><text:span text:style-name="T11">o</text:span><text:span text:style-name="T26">), so the product is easier to calculate</text:span></text:p>
      <text:p text:style-name="P94"><draw:frame draw:style-name="fr1" draw:name="Object71" text:anchor-type="as-char" svg:y="-0.172in" svg:width="1.7866in" svg:height="0.2193in" draw:z-index="92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94"><draw:frame draw:style-name="fr1" draw:name="Object72" text:anchor-type="as-char" svg:y="-0.172in" svg:width="1.1799in" svg:height="0.2193in" draw:z-index="9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96"><draw:frame draw:style-name="fr1" draw:name="Object73" text:anchor-type="as-char" svg:y="-0.1835in" svg:width="2.589in" svg:height="0.2429in" draw:z-index="94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99">Plug this into the equation for <text:span text:style-name="T8">x</text:span></text:p>
      <text:p text:style-name="P16"><draw:frame draw:style-name="fr1" draw:name="Object74" text:anchor-type="as-char" svg:y="-0.2661in" svg:width="5.311in" svg:height="0.4728in" draw:z-index="9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7"><draw:frame draw:style-name="fr1" draw:name="Object75" text:anchor-type="as-char" svg:y="-0.3283in" svg:width="7.6555in" svg:height="0.5626in" draw:z-index="9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8"/>
      <text:p text:style-name="P18"><draw:frame draw:style-name="fr1" draw:name="Object77" text:anchor-type="as-char" svg:y="-0.328in" svg:width="5.628in" svg:height="0.5366in" draw:z-index="9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8"><draw:frame draw:style-name="fr1" draw:name="Object78" text:anchor-type="as-char" svg:y="-0.3256in" svg:width="5.628in" svg:height="0.498in" draw:z-index="9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8"><draw:frame draw:style-name="fr1" draw:name="Object76" text:anchor-type="as-char" svg:y="-0.2437in" svg:width="5.2543in" svg:height="0.3929in" draw:z-index="99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9"><draw:frame draw:style-name="fr1" draw:name="Object80" text:anchor-type="as-char" svg:y="-0.2437in" svg:width="1.8992in" svg:height="0.3929in" draw:z-index="10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9"><text:soft-page-break/><draw:frame draw:style-name="fr1" draw:name="Object81" text:anchor-type="as-char" svg:y="-0.2583in" svg:width="1.4571in" svg:height="0.4075in" draw:z-index="10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9"><draw:frame draw:style-name="fr1" draw:name="Object79" text:anchor-type="as-char" svg:y="-0.1484in" svg:width="0.8563in" svg:height="0.1839in" draw:z-index="102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02">So</text:p>
      <text:p text:style-name="P94"><draw:frame draw:style-name="fr1" draw:name="Object82" text:anchor-type="as-char" svg:y="-0.1484in" svg:width="0.902in" svg:height="0.2091in" draw:z-index="103"><draw:object xlink:href="./Object 82" xlink:type="simple" xlink:show="embed" xlink:actuate="onLoad"/><draw:image xlink:href="./ObjectReplacements/Object 82" xlink:type="simple" xlink:show="embed" xlink:actuate="onLoad"/></draw:frame></text:p>
      <text:p text:style-name="P100">This is the same as <text:span text:style-name="T8">a</text:span><text:span text:style-name="T1">1</text:span><text:span text:style-name="T18"> for the negative square root above, and results in the same sequence.</text:span></text:p>
      <text:p text:style-name="P100"/>
      <text:p text:style-name="P100">The third cube root uses <text:span text:style-name="T37">ξ</text:span><text:span text:style-name="T13">2</text:span><text:span text:style-name="T38"> = (1, 2</text:span><text:span text:style-name="T35">4</text:span><text:span text:style-name="T38">0</text:span><text:span text:style-name="T12">o</text:span><text:span text:style-name="T27">), </text:span><text:span text:style-name="T26">which just adds 120</text:span><text:span text:style-name="T11">o</text:span><text:span text:style-name="T26"> to the phase angle in </text:span><text:span text:style-name="T28">x</text:span><text:span text:style-name="T26">:</text:span></text:p>
      <text:p text:style-name="P19"><draw:frame draw:style-name="fr1" draw:name="Object84" text:anchor-type="as-char" svg:y="-0.2583in" svg:width="1.4575in" svg:height="0.4075in" draw:z-index="10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9"><draw:frame draw:style-name="fr1" draw:name="Object83" text:anchor-type="as-char" svg:y="-0.1484in" svg:width="0.8571in" svg:height="0.1839in" draw:z-index="105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97"><draw:frame draw:style-name="fr1" draw:name="Object85" text:anchor-type="as-char" svg:y="-0.1484in" svg:width="0.9043in" svg:height="0.2091in" draw:z-index="106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101">This is the other value in the first sequence.</text:p>
      <text:p text:style-name="P101"/>
      <text:p text:style-name="P101">Therefore there are 6 sequences, which are all permutations and/or negations of the first sequence. <text:s/>We can then get the equation for <text:span text:style-name="T8">S</text:span>(3)</text:p>
      <text:p text:style-name="P94"><draw:frame draw:style-name="fr1" draw:name="Object86" text:anchor-type="as-char" svg:y="-0.152in" svg:width="1.6984in" svg:height="0.1992in" draw:z-index="107"><draw:object xlink:href="./Object 86" xlink:type="simple" xlink:show="embed" xlink:actuate="onLoad"/><draw:image xlink:href="./ObjectReplacements/Object 86" xlink:type="simple" xlink:show="embed" xlink:actuate="onLoad"/></draw:frame></text:p>
      <text:p text:style-name="P97"><draw:frame draw:style-name="fr1" draw:name="Object87" text:anchor-type="as-char" svg:y="-0.152in" svg:width="1.8957in" svg:height="0.1992in" draw:z-index="108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94"><draw:frame draw:style-name="fr1" draw:name="Object88" text:anchor-type="as-char" svg:y="-0.152in" svg:width="1.0744in" svg:height="0.1992in" draw:z-index="109"><draw:object xlink:href="./Object 88" xlink:type="simple" xlink:show="embed" xlink:actuate="onLoad"/><draw:image xlink:href="./ObjectReplacements/Object 88" xlink:type="simple" xlink:show="embed" xlink:actuate="onLoad"/></draw:frame></text:p>
      <text:p text:style-name="P94"/>
      <text:p text:style-name="P95"/>
      <text:h text:style-name="P237" text:outline-level="2" text:is-list-header="true">Next do S(4)</text:h>
      <text:p text:style-name="P20"><draw:frame draw:style-name="fr1" draw:name="Object90" text:anchor-type="as-char" svg:y="-0.2437in" svg:width="0.7299in" svg:height="0.4181in" draw:z-index="110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20"><draw:frame draw:style-name="fr1" draw:name="Object91" text:anchor-type="as-char" svg:y="-0.2437in" svg:width="0.7264in" svg:height="0.4181in" draw:z-index="111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0"><draw:frame draw:style-name="fr1" draw:name="Object92" text:anchor-type="as-char" svg:y="-0.2437in" svg:width="0.728in" svg:height="0.4181in" draw:z-index="112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20"><draw:frame draw:style-name="fr1" draw:name="Object94" text:anchor-type="as-char" svg:y="-0.2437in" svg:width="1.0138in" svg:height="0.4181in" draw:z-index="1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76">Substitute in <text:span text:style-name="T9">a</text:span><text:span text:style-name="T6">3</text:span><text:span text:style-name="T39">, </text:span><text:span text:style-name="T8">a</text:span><text:span text:style-name="T1">2</text:span> and <text:span text:style-name="T8">a</text:span><text:span text:style-name="T1">1</text:span></text:p>
      <text:p text:style-name="P76"/>
      <text:p text:style-name="P20"><draw:frame draw:style-name="fr1" draw:name="Object93" text:anchor-type="as-char" svg:y="-0.2437in" svg:width="1.3543in" svg:height="0.6264in" draw:z-index="114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20"><draw:frame draw:style-name="fr1" draw:name="Object89" text:anchor-type="as-char" svg:y="-0.2437in" svg:width="2.5937in" svg:height="0.8346in" draw:z-index="11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21"><draw:frame draw:style-name="fr1" draw:name="Object95" text:anchor-type="as-char" svg:y="-0.2437in" svg:width="5.1028in" svg:height="1.0437in" draw:z-index="11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77">Multiply through by denominator of last term</text:p>
      <text:p text:style-name="P22"><draw:frame draw:style-name="fr1" draw:name="Object116" text:anchor-type="as-char" svg:y="-0.2866in" svg:width="5.5063in" svg:height="0.9193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22"/>
      <text:p text:style-name="P23"><text:soft-page-break/><draw:frame draw:style-name="fr1" draw:name="Object117" text:anchor-type="as-char" svg:y="-0.2866in" svg:width="5.5083in" svg:height="0.9193in" draw:z-index="118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78">Multiply by last denominator, which is squared</text:p>
      <text:p text:style-name="P24"><draw:frame draw:style-name="fr1" draw:name="Object118" text:anchor-type="as-char" svg:y="-0.3016in" svg:width="7.0756in" svg:height="0.7165in" draw:z-index="11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124"/>
      <text:p text:style-name="P25"><draw:frame draw:style-name="fr1" draw:name="Object119" text:anchor-type="as-char" svg:y="-0.8965in" svg:width="6.9862in" svg:height="1.7339in" draw:z-index="12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118"><text:span text:style-name="T20">First evaluate </text:span><text:span text:style-name="T21">a </text:span><text:span text:style-name="T20">common product</text:span></text:p>
      <text:p text:style-name="P103"><draw:frame draw:style-name="fr1" draw:name="Object126" text:anchor-type="as-char" svg:y="-0.5209in" svg:width="6.4193in" svg:height="0.9835in" draw:z-index="121"><draw:object xlink:href="./Object 126" xlink:type="simple" xlink:show="embed" xlink:actuate="onLoad"/><draw:image xlink:href="./ObjectReplacements/Object 126" xlink:type="simple" xlink:show="embed" xlink:actuate="onLoad"/></draw:frame></text:p>
      <text:p text:style-name="P119"/>
      <text:p text:style-name="P104"><draw:frame draw:style-name="fr1" draw:name="Object127" text:anchor-type="as-char" svg:y="-0.2437in" svg:width="3.0898in" svg:height="0.4417in" draw:z-index="122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<text:p text:style-name="P104"/>
      <text:p text:style-name="P105"><draw:frame draw:style-name="fr1" draw:name="Object128" text:anchor-type="as-char" svg:y="-0.2437in" svg:width="1.6661in" svg:height="0.4417in" draw:z-index="12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120"><text:span text:style-name="T22">Mulitply </text:span><text:span text:style-name="T23">the equation above </text:span><text:span text:style-name="T22">through by (</text:span><text:span text:style-name="T31">a</text:span><text:span text:style-name="T3">0</text:span><text:span text:style-name="T22"> – 1/</text:span><text:span text:style-name="T31">a</text:span><text:span text:style-name="T3">0</text:span><text:span text:style-name="T22">)</text:span><text:span text:style-name="T15">4</text:span><text:span text:style-name="T22"> = (</text:span><text:span text:style-name="T31">a</text:span><text:span text:style-name="T3">0</text:span><text:span text:style-name="T15">2</text:span><text:span text:style-name="T22"> – 2 + 1/</text:span><text:span text:style-name="T31">a</text:span><text:span text:style-name="T3">0</text:span><text:span text:style-name="T15">2</text:span><text:span text:style-name="T22">)</text:span><text:span text:style-name="T15">2</text:span><text:span text:style-name="T22">, </text:span><text:span text:style-name="T20">splitting into squares where helpful.</text:span></text:p>
      <text:p text:style-name="P106"><text:soft-page-break/><draw:frame draw:style-name="fr1" draw:name="Object129" text:anchor-type="as-char" svg:y="-1.0134in" svg:width="9.6307in" svg:height="2.0134in" draw:z-index="12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121"><text:span text:style-name="T40"><text:s text:c="2"/>P</text:span>lug the simplified product back in to the equation above in 3 places</text:p>
      <text:p text:style-name="P103"><draw:frame draw:style-name="fr1" draw:name="Object130" text:anchor-type="as-char" svg:y="-0.7339in" svg:width="5.9689in" svg:height="1.4547in" draw:z-index="125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103"/>
      <text:p text:style-name="P107"><draw:frame draw:style-name="fr1" draw:name="Object120" text:anchor-type="as-char" svg:y="-0.7453in" svg:width="6.1161in" svg:height="1.4783in" draw:z-index="126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122"><text:span text:style-name="T20">F</text:span><text:span text:style-name="T19">actor out common terms on LHS</text:span></text:p>
      <text:p text:style-name="P108"><text:soft-page-break/><draw:frame draw:style-name="fr1" draw:name="Object125" text:anchor-type="as-char" svg:y="-0.7453in" svg:width="6.1244in" svg:height="1.4783in" draw:z-index="127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108"/>
      <text:p text:style-name="P109"><draw:frame draw:style-name="fr1" draw:name="Object131" text:anchor-type="as-char" svg:y="-0.7453in" svg:width="6.6484in" svg:height="1.4783in" draw:z-index="128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P109"/>
      <text:p text:style-name="P110"><draw:frame draw:style-name="fr1" draw:name="Object132" text:anchor-type="as-char" svg:y="-0.7453in" svg:width="6.4602in" svg:height="1.4783in" draw:z-index="129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110"/>
      <text:p text:style-name="P111"><draw:frame draw:style-name="fr1" draw:name="Object134" text:anchor-type="as-char" svg:y="-0.7453in" svg:width="5.5283in" svg:height="1.4783in" draw:z-index="130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P123"><text:span text:style-name="T20">M</text:span><text:span text:style-name="T19">ul</text:span><text:span text:style-name="T24">t</text:span><text:span text:style-name="T19">iply through by </text:span><text:span text:style-name="T30">a</text:span><text:span text:style-name="T2">0</text:span><text:span text:style-name="T14">8</text:span><text:span text:style-name="T19"> to get rid of all fractions</text:span></text:p>
      <text:p text:style-name="P111"><text:soft-page-break/><draw:frame draw:style-name="fr1" draw:name="Object133" text:anchor-type="as-char" svg:y="-0.4272in" svg:width="5.8874in" svg:height="0.8189in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11"/>
      <text:p text:style-name="P112"><draw:frame draw:style-name="fr1" draw:name="Object17" text:anchor-type="as-char" svg:y="-1.3366in" svg:width="4.8154in" svg:height="2.639in" draw:z-index="13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12"/>
      <text:p text:style-name="P113"><draw:frame draw:style-name="fr1" draw:name="Object18" text:anchor-type="as-char" svg:y="-1.0839in" svg:width="6.1228in" svg:height="2.1091in" draw:z-index="1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3"/>
      <text:p text:style-name="P114"><draw:frame draw:style-name="fr1" draw:name="Object19" text:anchor-type="as-char" svg:y="-0.172in" svg:width="7.4417in" svg:height="0.2327in" draw:z-index="1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4"/>
      <text:p text:style-name="P115"><draw:frame draw:style-name="fr1" draw:name="Object20" text:anchor-type="as-char" svg:y="-0.172in" svg:width="3.8126in" svg:height="0.2327in" draw:z-index="1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3"><text:soft-page-break/>Substitute x = a<text:span text:style-name="T1">0</text:span><text:span text:style-name="T10">2</text:span></text:p>
      <text:p text:style-name="P116"><draw:frame draw:style-name="fr1" draw:name="Object102" text:anchor-type="as-char" svg:y="-0.172in" svg:width="3.6283in" svg:height="0.2075in" draw:z-index="13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140">We know that on<text:span text:style-name="T41">e root for this is x = ½, because that was the solution to S(2) and completing a pair of 2-cycles is the same as a single 4-cycle.</text:span></text:p>
      <text:p text:style-name="P140"/>
      <text:p text:style-name="P141">We can also try the equations from S(2), but with <text:span text:style-name="T8">a</text:span><text:span text:style-name="T4">2</text:span><text:span text:style-name="T25"> = -</text:span><text:span text:style-name="T32">a</text:span><text:span text:style-name="T5">0</text:span><text:span text:style-name="T25">, so get two more values for x</text:span></text:p>
      <text:p text:style-name="P135"/>
      <text:p text:style-name="P27"><draw:frame draw:style-name="fr1" draw:name="Object21" text:anchor-type="as-char" svg:y="-0.2437in" svg:width="0.7299in" svg:height="0.4181in" draw:z-index="1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7"><draw:frame draw:style-name="fr1" draw:name="Object22" text:anchor-type="as-char" svg:y="-0.2437in" svg:width="1.1311in" svg:height="0.4181in" draw:z-index="1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1">Substitute <text:span text:style-name="T8">a</text:span><text:span text:style-name="T1">1</text:span></text:p>
      <text:p text:style-name="P27"><draw:frame draw:style-name="fr1" draw:name="Object23" text:anchor-type="as-char" svg:y="-0.2437in" svg:width="1.4917in" svg:height="0.6264in" draw:z-index="1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9">Multiply both sides by denominator</text:p>
      <text:p text:style-name="P27"><draw:frame draw:style-name="fr1" draw:name="Object96" text:anchor-type="as-char" svg:y="-0.2681in" svg:width="1.898in" svg:height="0.4634in" draw:z-index="140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27"><draw:frame draw:style-name="fr1" draw:name="Object97" text:anchor-type="as-char" svg:y="-0.2437in" svg:width="1.3728in" svg:height="0.4417in" draw:z-index="141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27"><draw:frame draw:style-name="fr1" draw:name="Object98" text:anchor-type="as-char" svg:y="-0.2437in" svg:width="0.9874in" svg:height="0.4417in" draw:z-index="14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142">Multiply through by <text:span text:style-name="T42">a</text:span><text:span text:style-name="T7">0</text:span><text:span text:style-name="T16">2</text:span></text:p>
      <text:p text:style-name="P134"><draw:frame draw:style-name="fr1" draw:name="Object104" text:anchor-type="as-char" svg:y="-0.172in" svg:width="1.0583in" svg:height="0.2327in" draw:z-index="143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P84">Substitute x = a<text:span text:style-name="T1">0</text:span><text:span text:style-name="T10">2</text:span></text:p>
      <text:p text:style-name="P28"><draw:frame draw:style-name="fr1" draw:name="Object103" text:anchor-type="as-char" svg:y="-0.172in" svg:width="1.0063in" svg:height="0.2075in" draw:z-index="144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143">Apply the Quadratic Equation</text:p>
      <text:p text:style-name="P144"><draw:frame draw:style-name="fr1" draw:name="Object105" text:anchor-type="as-char" svg:y="-0.1484in" svg:width="1.2417in" svg:height="0.1839in" draw:z-index="145"><draw:object xlink:href="./Object 105" xlink:type="simple" xlink:show="embed" xlink:actuate="onLoad"/><draw:image xlink:href="./ObjectReplacements/Object 105" xlink:type="simple" xlink:show="embed" xlink:actuate="onLoad"/></draw:frame></text:p>
      <text:p text:style-name="P144"/>
      <text:p text:style-name="P144"><draw:frame draw:style-name="fr1" draw:name="Object99" text:anchor-type="as-char" svg:y="-0.2839in" svg:width="1.2728in" svg:height="0.4335in" draw:z-index="146"><draw:object xlink:href="./Object 99" xlink:type="simple" xlink:show="embed" xlink:actuate="onLoad"/><draw:image xlink:href="./ObjectReplacements/Object 99" xlink:type="simple" xlink:show="embed" xlink:actuate="onLoad"/></draw:frame></text:p>
      <text:p text:style-name="P145"><draw:frame draw:style-name="fr1" draw:name="Object100" text:anchor-type="as-char" svg:y="-0.2583in" svg:width="1.3854in" svg:height="0.4075in" draw:z-index="147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146"><text:soft-page-break/><draw:frame draw:style-name="fr1" draw:name="Object101" text:anchor-type="as-char" svg:y="-0.2583in" svg:width="0.6846in" svg:height="0.4075in" draw:z-index="148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146"><draw:frame draw:style-name="fr1" draw:name="Object106" text:anchor-type="as-char" svg:y="-0.2583in" svg:width="0.6717in" svg:height="0.4075in" draw:z-index="14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149">This yields 2 pairs of solutions: <text:span text:style-name="T8">a</text:span><text:span text:style-name="T2">0</text:span><text:span text:style-name="T19"> = </text:span><text:span text:style-name="T29">±1.306563, ±0.541196.</text:span></text:p>
      <text:p text:style-name="P149"><text:span text:style-name="T29">We can divide monomials for these three values of </text:span><text:span text:style-name="T28">x</text:span><text:span text:style-name="T29"> into the above expression, reducing it to a quartic, starting with </text:span><text:span text:style-name="T28">x</text:span><text:span text:style-name="T29"> = ½</text:span></text:p>
      <text:p text:style-name="P117"><draw:frame draw:style-name="fr1" draw:name="Object107" text:anchor-type="as-char" svg:y="-1.6925in" svg:width="5.1535in" svg:height="3.278in" draw:z-index="150"><draw:object xlink:href="./Object 107" xlink:type="simple" xlink:show="embed" xlink:actuate="onLoad"/><draw:image xlink:href="./ObjectReplacements/Object 107" xlink:type="simple" xlink:show="embed" xlink:actuate="onLoad"/></draw:frame></text:p>
      <text:p text:style-name="P27"/>
      <text:p text:style-name="P150">Let’s combine the other two roots into a quadratic divisor</text:p>
      <text:p text:style-name="P147"><draw:frame draw:style-name="fr1" draw:name="Object109" text:anchor-type="as-char" svg:y="-0.2583in" svg:width="0.6717in" svg:height="0.4075in" draw:z-index="151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147"><draw:frame draw:style-name="fr1" draw:name="Object110" text:anchor-type="as-char" svg:y="-0.1634in" svg:width="0.739in" svg:height="0.1984in" draw:z-index="152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47"><draw:frame draw:style-name="fr1" draw:name="Object111" text:anchor-type="as-char" svg:y="-0.1634in" svg:width="0.9646in" svg:height="0.1984in" draw:z-index="153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47"><draw:frame draw:style-name="fr1" draw:name="Object112" text:anchor-type="as-char" svg:y="-0.1744in" svg:width="1.672in" svg:height="0.2217in" draw:z-index="154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147"><draw:frame draw:style-name="fr1" draw:name="Object113" text:anchor-type="as-char" svg:y="-0.1925in" svg:width="1.0362in" svg:height="0.239in" draw:z-index="155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148"><draw:frame draw:style-name="fr1" draw:name="Object114" text:anchor-type="as-char" svg:y="-0.172in" svg:width="1.0165in" svg:height="0.2075in" draw:z-index="15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148"><draw:frame draw:style-name="fr1" draw:name="Object115" text:anchor-type="as-char" svg:y="-0.172in" svg:width="0.7839in" svg:height="0.2075in" draw:z-index="15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152">Reduce to</text:p>
      <text:p text:style-name="P148"><text:soft-page-break/><draw:frame draw:style-name="fr1" draw:name="Object135" text:anchor-type="as-char" svg:y="-0.172in" svg:width="0.7799in" svg:height="0.2075in" draw:z-index="158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148"/>
      <text:p text:style-name="P151"><draw:frame draw:style-name="fr1" draw:name="Object108" text:anchor-type="as-char" svg:y="-1.2717in" svg:width="4.6835in" svg:height="2.4366in" draw:z-index="15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135"/>
      <text:p text:style-name="P135">This can be solved <text:span text:style-name="T43">by converting to a depressed quartic</text:span></text:p>
      <text:p text:style-name="P136"><draw:frame draw:style-name="fr1" draw:name="Object136" text:anchor-type="as-char" svg:y="-0.2437in" svg:width="0.6008in" svg:height="0.3929in" draw:z-index="160"><draw:object xlink:href="./Object 136" xlink:type="simple" xlink:show="embed" xlink:actuate="onLoad"/><draw:image xlink:href="./ObjectReplacements/Object 136" xlink:type="simple" xlink:show="embed" xlink:actuate="onLoad"/></draw:frame></text:p>
      <text:p text:style-name="P136"/>
      <text:p text:style-name="P137"><draw:frame draw:style-name="fr1" draw:name="Object137" text:anchor-type="as-char" svg:y="-0.2437in" svg:width="0.5756in" svg:height="0.3929in" draw:z-index="161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138"><draw:frame draw:style-name="fr1" draw:name="Object145" text:anchor-type="as-char" svg:y="-0.2437in" svg:width="1.111in" svg:height="0.3929in" draw:z-index="162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P139"><draw:frame draw:style-name="fr1" draw:name="Object146" text:anchor-type="as-char" svg:y="-0.2437in" svg:width="1.8437in" svg:height="0.3929in" draw:z-index="163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139"><draw:frame draw:style-name="fr1" draw:name="Object147" text:anchor-type="as-char" svg:y="-0.2437in" svg:width="2.3937in" svg:height="0.3929in" draw:z-index="164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P153">Substitute this into the original quartic</text:p>
      <text:p text:style-name="P154"><draw:frame draw:style-name="fr1" draw:name="Object138" text:anchor-type="as-char" svg:y="-0.172in" svg:width="1.5075in" svg:height="0.2075in" draw:z-index="165"><draw:object xlink:href="./Object 138" xlink:type="simple" xlink:show="embed" xlink:actuate="onLoad"/><draw:image xlink:href="./ObjectReplacements/Object 138" xlink:type="simple" xlink:show="embed" xlink:actuate="onLoad"/></draw:frame></text:p>
      <text:p text:style-name="P154"/>
      <text:p text:style-name="P155"><draw:frame draw:style-name="fr1" draw:name="Object143" text:anchor-type="as-char" svg:y="-0.2638in" svg:width="6.4217in" svg:height="0.4335in" draw:z-index="166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<text:p text:style-name="P155"/>
      <text:p text:style-name="P156"><text:soft-page-break/><draw:frame draw:style-name="fr1" draw:name="Object144" text:anchor-type="as-char" svg:y="-0.2437in" svg:width="6.3547in" svg:height="0.3929in" draw:z-index="167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157"><draw:frame draw:style-name="fr1" draw:name="Object148" text:anchor-type="as-char" svg:y="-0.2437in" svg:width="1.539in" svg:height="0.3929in" draw:z-index="168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P162">So in standard reduced form,</text:p>
      <text:p text:style-name="P157"><draw:frame draw:style-name="fr1" draw:name="Object150" text:anchor-type="as-char" svg:y="-0.2437in" svg:width="1.8083in" svg:height="0.3929in" draw:z-index="169"><draw:object xlink:href="./Object 150" xlink:type="simple" xlink:show="embed" xlink:actuate="onLoad"/><draw:image xlink:href="./ObjectReplacements/Object 150" xlink:type="simple" xlink:show="embed" xlink:actuate="onLoad"/></draw:frame></text:p>
      <text:p text:style-name="P162">Follow Ferrari’s solution</text:p>
      <text:p text:style-name="P158"><draw:frame draw:style-name="fr1" draw:name="Object151" text:anchor-type="as-char" svg:y="-0.172in" svg:width="1.0665in" svg:height="0.2075in" draw:z-index="172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158"><draw:frame draw:style-name="fr1" draw:name="Object152" text:anchor-type="as-char" svg:y="-0.2681in" svg:width="1.5626in" svg:height="0.4366in" draw:z-index="173"><draw:object xlink:href="./Object 152" xlink:type="simple" xlink:show="embed" xlink:actuate="onLoad"/><draw:image xlink:href="./ObjectReplacements/Object 152" xlink:type="simple" xlink:show="embed" xlink:actuate="onLoad"/></draw:frame></text:p>
      <text:p text:style-name="P159"><draw:frame draw:style-name="fr1" draw:name="Object153" text:anchor-type="as-char" svg:y="-0.2681in" svg:width="2.9016in" svg:height="0.4366in" draw:z-index="22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159"><draw:frame draw:style-name="fr1" draw:name="Object154" text:anchor-type="as-char" svg:y="-0.1835in" svg:width="2.2283in" svg:height="0.2307in" draw:z-index="23"><draw:object xlink:href="./Object 154" xlink:type="simple" xlink:show="embed" xlink:actuate="onLoad"/><draw:image xlink:href="./ObjectReplacements/Object 154" xlink:type="simple" xlink:show="embed" xlink:actuate="onLoad"/></draw:frame></text:p>
      <text:p text:style-name="P163">Plug in <text:span text:style-name="T8">p</text:span><text:span text:style-name="T34">, </text:span><text:span text:style-name="T8">q</text:span><text:span text:style-name="T34">, </text:span><text:span text:style-name="T8">r</text:span></text:p>
      <text:p text:style-name="P160"><draw:frame draw:style-name="fr1" draw:name="Object149" text:anchor-type="as-char" svg:y="-0.2638in" svg:width="2.6228in" svg:height="0.4335in" draw:z-index="50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60"/>
      <text:p text:style-name="P161"><draw:frame draw:style-name="fr1" draw:name="Object155" text:anchor-type="as-char" svg:y="-0.2437in" svg:width="1.9665in" svg:height="0.3929in" draw:z-index="51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70">Through some trickery, we know that one solution is m=5/8. <text:s/>We can then use this to complete the square and solve for y</text:p>
      <text:p text:style-name="P164"><draw:frame draw:style-name="fr1" draw:name="Object192" text:anchor-type="as-char" svg:y="-0.5661in" svg:width="2.4181in" svg:height="0.7146in" draw:z-index="52"><draw:object xlink:href="./Object 192" xlink:type="simple" xlink:show="embed" xlink:actuate="onLoad"/><draw:image xlink:href="./ObjectReplacements/Object 192" xlink:type="simple" xlink:show="embed" xlink:actuate="onLoad"/></draw:frame></text:p>
      <text:p text:style-name="P164"/>
      <text:p text:style-name="P165"><draw:frame draw:style-name="fr1" draw:name="Object193" text:anchor-type="as-char" svg:y="-1.0756in" svg:width="2.5811in" svg:height="1.2252in" draw:z-index="53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<text:p text:style-name="P165"/>
      <text:p text:style-name="P166"><text:soft-page-break/><draw:frame draw:style-name="fr1" draw:name="Object194" text:anchor-type="as-char" svg:y="-0.5661in" svg:width="2.5047in" svg:height="0.7146in" draw:z-index="55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<text:p text:style-name="P166"/>
      <text:p text:style-name="P167"><draw:frame draw:style-name="fr1" draw:name="Object195" text:anchor-type="as-char" svg:y="-0.3181in" svg:width="2.2154in" svg:height="0.4874in" draw:z-index="69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<text:p text:style-name="P167"/>
      <text:p text:style-name="P168"><draw:frame draw:style-name="fr1" draw:name="Object196" text:anchor-type="as-char" svg:y="-0.2937in" svg:width="1.6654in" svg:height="0.4429in" draw:z-index="70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<text:p text:style-name="P168"/>
      <text:p text:style-name="P169"><draw:frame draw:style-name="fr1" draw:name="Object197" text:anchor-type="as-char" svg:y="-0.3008in" svg:width="1.6in" svg:height="0.4492in" draw:z-index="72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<text:p text:style-name="P171"/>
      <text:h text:style-name="P238" text:outline-level="2" text:is-list-header="true">Next do S(<text:span text:style-name="T44">5</text:span>)</text:h>
      <text:p text:style-name="P29"><draw:frame draw:style-name="fr1" draw:name="Object157" text:anchor-type="as-char" svg:y="-0.2437in" svg:width="0.7299in" svg:height="0.4181in" draw:z-index="76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<text:p text:style-name="P29"><draw:frame draw:style-name="fr1" draw:name="Object158" text:anchor-type="as-char" svg:y="-0.2437in" svg:width="0.7264in" svg:height="0.4181in" draw:z-index="8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29"><draw:frame draw:style-name="fr1" draw:name="Object159" text:anchor-type="as-char" svg:y="-0.2437in" svg:width="0.728in" svg:height="0.4181in" draw:z-index="8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29"><draw:frame draw:style-name="fr1" draw:name="Object160" text:anchor-type="as-char" svg:y="-0.2437in" svg:width="0.7346in" svg:height="0.4181in" draw:z-index="8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P29"><draw:frame draw:style-name="fr1" draw:name="Object165" text:anchor-type="as-char" svg:y="-0.2437in" svg:width="1.0189in" svg:height="0.4181in" draw:z-index="85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P80"/>
      <text:p text:style-name="P80">Substitute in <text:span text:style-name="T9">a</text:span><text:span text:style-name="T6">3</text:span><text:span text:style-name="T39">, </text:span><text:span text:style-name="T8">a</text:span><text:span text:style-name="T1">2</text:span> and <text:span text:style-name="T8">a</text:span><text:span text:style-name="T1">1</text:span></text:p>
      <text:p text:style-name="P80"/>
      <text:p text:style-name="P29"><draw:frame draw:style-name="fr1" draw:name="Object161" text:anchor-type="as-char" svg:y="-0.2437in" svg:width="1.352in" svg:height="0.6264in" draw:z-index="86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<text:p text:style-name="P29"><draw:frame draw:style-name="fr1" draw:name="Object162" text:anchor-type="as-char" svg:y="-0.2437in" svg:width="2.5917in" svg:height="0.8346in" draw:z-index="88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29"/>
      <text:p text:style-name="P29"><draw:frame draw:style-name="fr1" draw:name="Object163" text:anchor-type="as-char" svg:y="-0.2437in" svg:width="5.0701in" svg:height="1.0437in" draw:z-index="89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<text:p text:style-name="P29"/>
      <text:p text:style-name="P30"><text:soft-page-break/><draw:frame draw:style-name="fr1" draw:name="Object166" text:anchor-type="as-char" svg:y="-0.2437in" svg:width="10.098in" svg:height="1.252in" draw:z-index="90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80">Multiply through by denominator of last term</text:p>
      <text:p text:style-name="P29"><draw:frame draw:style-name="fr1" draw:name="Object167" text:anchor-type="as-char" svg:y="-0.2965in" svg:width="10.5016in" svg:height="1.1484in" draw:z-index="174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29"/>
      <text:p text:style-name="P34"><draw:frame draw:style-name="fr1" draw:name="Object164" text:anchor-type="as-char" svg:y="-1.0299in" svg:width="8.1417in" svg:height="2.0772in" draw:z-index="175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72">Multiply by the last denominator, which is squared</text:p>
      <text:p text:style-name="P31"><draw:frame draw:style-name="fr1" draw:name="Object156" text:anchor-type="as-char" svg:y="-0.9201in" svg:width="5.8453in" svg:height="1.848in" draw:z-index="176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173"><text:soft-page-break/>Multiply through by the 3<text:span text:style-name="T17">rd</text:span><text:span text:style-name="T45"> </text:span>term denominator to the 4<text:span text:style-name="T10">th</text:span> power</text:p>
      <text:p text:style-name="P173"/>
      <text:p text:style-name="P32"><draw:frame draw:style-name="fr1" draw:name="Object168" text:anchor-type="as-char" svg:y="-1.1154in" svg:width="6.5638in" svg:height="2.2272in" draw:z-index="178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<text:p text:style-name="P174">Expand the one common term</text:p>
      <text:p text:style-name="P175"><draw:frame draw:style-name="fr1" draw:name="Object170" text:anchor-type="as-char" svg:y="-0.311in" svg:width="3.6752in" svg:height="0.7602in" draw:z-index="179"><draw:object xlink:href="./Object 170" xlink:type="simple" xlink:show="embed" xlink:actuate="onLoad"/><draw:image xlink:href="./ObjectReplacements/Object 170" xlink:type="simple" xlink:show="embed" xlink:actuate="onLoad"/></draw:frame></text:p>
      <text:p text:style-name="P176"><draw:frame draw:style-name="fr1" draw:name="Object171" text:anchor-type="as-char" svg:y="-0.2681in" svg:width="1.9264in" svg:height="0.6953in" draw:z-index="180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<text:p text:style-name="P177">Substitute this in above</text:p>
      <text:p text:style-name="P33"><draw:frame draw:style-name="fr1" draw:name="Object169" text:anchor-type="as-char" svg:y="-1.1457in" svg:width="9.222in" svg:height="2.3146in" draw:z-index="186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<text:p text:style-name="P178"><text:soft-page-break/>Multiply through by (<text:span text:style-name="T8">a</text:span><text:span text:style-name="T2">0</text:span><text:span text:style-name="T19"> – 1/</text:span><text:span text:style-name="T30">a</text:span><text:span text:style-name="T2">0</text:span><text:span text:style-name="T19">)</text:span><text:span text:style-name="T14">8</text:span><text:span text:style-name="T19">, to cancel out all instances of it in the denominator</text:span></text:p>
      <text:p text:style-name="P35"><draw:frame draw:style-name="fr1" draw:name="Object172" text:anchor-type="as-char" svg:y="-0.7689in" svg:width="10.6335in" svg:height="1.548in" draw:z-index="188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<text:p text:style-name="P33"/>
      <text:p text:style-name="P179">Multiply through by <text:span text:style-name="T8">a</text:span><text:span text:style-name="T2">0</text:span><text:span text:style-name="T14">16</text:span><text:span text:style-name="T19"> to remove all fractions</text:span></text:p>
      <text:p text:style-name="P36"><draw:frame draw:style-name="fr1" draw:name="Object173" text:anchor-type="as-char" svg:y="-0.4866in" svg:width="10.2016in" svg:height="0.948in" draw:z-index="170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<text:p text:style-name="P33"/>
      <text:p text:style-name="P180">Expand the powers inside the common terms</text:p>
      <text:p text:style-name="P33"><draw:frame draw:style-name="fr1" draw:name="Object174" text:anchor-type="as-char" svg:y="-0.1992in" svg:width="4.7665in" svg:height="0.272in" draw:z-index="171"><draw:object xlink:href="./Object 174" xlink:type="simple" xlink:show="embed" xlink:actuate="onLoad"/><draw:image xlink:href="./ObjectReplacements/Object 174" xlink:type="simple" xlink:show="embed" xlink:actuate="onLoad"/></draw:frame></text:p>
      <text:p text:style-name="P37"><draw:frame draw:style-name="fr1" draw:name="Object175" text:anchor-type="as-char" svg:y="-0.1992in" svg:width="3.3252in" svg:height="0.272in" draw:z-index="177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33"/>
      <text:p text:style-name="P37"><draw:frame draw:style-name="fr1" draw:name="Object177" text:anchor-type="as-char" svg:y="-0.1992in" svg:width="4.7626in" svg:height="0.272in" draw:z-index="181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<text:p text:style-name="P37"><draw:frame draw:style-name="fr1" draw:name="Object176" text:anchor-type="as-char" svg:y="-0.1992in" svg:width="2.9583in" svg:height="0.272in" draw:z-index="182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33"/>
      <text:p text:style-name="P181">Substitute these in</text:p>
      <text:p text:style-name="P38"><draw:frame draw:style-name="fr1" draw:name="Object178" text:anchor-type="as-char" svg:y="-0.4339in" svg:width="8.5299in" svg:height="0.8335in" draw:z-index="183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P38"/>
      <text:p text:style-name="P39"><text:soft-page-break/><draw:frame draw:style-name="fr1" draw:name="Object179" text:anchor-type="as-char" svg:y="-0.4339in" svg:width="9.4453in" svg:height="0.8335in" draw:z-index="184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ext:p text:style-name="P33"/>
      <text:p text:style-name="P182">More expansions</text:p>
      <text:p text:style-name="P33"><draw:frame draw:style-name="fr1" draw:name="Object180" text:anchor-type="as-char" svg:y="-0.6154in" svg:width="3.9535in" svg:height="1.1953in" draw:z-index="185"><draw:object xlink:href="./Object 180" xlink:type="simple" xlink:show="embed" xlink:actuate="onLoad"/><draw:image xlink:href="./ObjectReplacements/Object 180" xlink:type="simple" xlink:show="embed" xlink:actuate="onLoad"/></draw:frame></text:p>
      <text:p text:style-name="P33"/>
      <text:p text:style-name="P40"><draw:frame draw:style-name="fr1" draw:name="Object181" text:anchor-type="as-char" svg:y="-1.0839in" svg:width="3.7327in" svg:height="2.1091in" draw:z-index="187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<text:p text:style-name="P40"/>
      <text:p text:style-name="P41"><draw:frame draw:style-name="fr1" draw:name="Object182" text:anchor-type="as-char" svg:y="-0.1992in" svg:width="5.2953in" svg:height="0.272in" draw:z-index="189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<text:p text:style-name="P41"/>
      <text:p text:style-name="P41"/>
      <text:p text:style-name="P41"><draw:frame draw:style-name="fr1" draw:name="Object184" text:anchor-type="as-char" svg:y="-0.4953in" svg:width="3.211in" svg:height="0.9547in" draw:z-index="190"><draw:object xlink:href="./Object 184" xlink:type="simple" xlink:show="embed" xlink:actuate="onLoad"/><draw:image xlink:href="./ObjectReplacements/Object 184" xlink:type="simple" xlink:show="embed" xlink:actuate="onLoad"/></draw:frame></text:p>
      <text:p text:style-name="P41"/>
      <text:p text:style-name="P43"><text:soft-page-break/><draw:frame draw:style-name="fr1" draw:name="Object185" text:anchor-type="as-char" svg:y="-0.9638in" svg:width="2.7028in" svg:height="1.8689in" draw:z-index="191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<text:p text:style-name="P43"/>
      <text:p text:style-name="P44"><draw:frame draw:style-name="fr1" draw:name="Object186" text:anchor-type="as-char" svg:y="-0.1992in" svg:width="4.5134in" svg:height="0.272in" draw:z-index="192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<text:p text:style-name="P183">Substitute <text:span text:style-name="T46">these </text:span>in</text:p>
      <text:p text:style-name="P42"><draw:frame draw:style-name="fr1" draw:name="Object183" text:anchor-type="as-char" svg:y="-0.7445in" svg:width="8.7445in" svg:height="1.4543in" draw:z-index="193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<text:p text:style-name="P41"/>
      <text:p text:style-name="P184">Expand each of the five products separately</text:p>
      <text:p text:style-name="P33"><draw:frame draw:style-name="fr1" draw:name="Object187" text:anchor-type="as-char" svg:y="-0.2799in" svg:width="4.128in" svg:height="0.5244in" draw:z-index="194"><draw:object xlink:href="./Object 187" xlink:type="simple" xlink:show="embed" xlink:actuate="onLoad"/><draw:image xlink:href="./ObjectReplacements/Object 187" xlink:type="simple" xlink:show="embed" xlink:actuate="onLoad"/></draw:frame></text:p>
      <text:p text:style-name="P33"/>
      <text:p text:style-name="P33"><draw:frame draw:style-name="fr1" draw:name="Object201" text:anchor-type="as-char" svg:y="-0.2799in" svg:width="4.128in" svg:height="0.5244in" draw:z-index="195"><draw:object xlink:href="./Object 201" xlink:type="simple" xlink:show="embed" xlink:actuate="onLoad"/><draw:image xlink:href="./ObjectReplacements/Object 201" xlink:type="simple" xlink:show="embed" xlink:actuate="onLoad"/><svg:desc>formula</svg:desc></draw:frame></text:p>
      <text:p text:style-name="P33"/>
      <text:p text:style-name="P45"><draw:frame draw:style-name="fr1" draw:name="Object188" text:anchor-type="as-char" svg:y="-0.2799in" svg:width="4.128in" svg:height="0.5244in" draw:z-index="196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<text:p text:style-name="P45"/>
      <text:p text:style-name="P46"><text:soft-page-break/><draw:frame draw:style-name="fr1" draw:name="Object189" text:anchor-type="as-char" svg:y="-0.2799in" svg:width="4.128in" svg:height="0.5244in" draw:z-index="197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<text:p text:style-name="P46"/>
      <text:p text:style-name="P47"><draw:frame draw:style-name="fr1" draw:name="Object190" text:anchor-type="as-char" svg:y="-0.6756in" svg:width="4.128in" svg:height="1.3173in" draw:z-index="198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<text:p text:style-name="P47"/>
      <text:p text:style-name="P48"><draw:frame draw:style-name="fr1" draw:name="Object191" text:anchor-type="as-char" svg:y="-1.2055in" svg:width="4.128in" svg:height="2.3764in" draw:z-index="199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<text:p text:style-name="P48"/>
      <text:p text:style-name="P49"><draw:frame draw:style-name="fr1" draw:name="Object198" text:anchor-type="as-char" svg:y="-0.2799in" svg:width="4.128in" svg:height="0.5244in" draw:z-index="200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49"/>
      <text:p text:style-name="P50"><text:soft-page-break/><draw:frame draw:style-name="fr1" draw:name="Object199" text:anchor-type="as-char" svg:y="-0.9756in" svg:width="5.6543in" svg:height="1.9165in" draw:z-index="201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<text:p text:style-name="P50"/>
      <text:p text:style-name="P51"><draw:frame draw:style-name="fr1" draw:name="Object200" text:anchor-type="as-char" svg:y="-1.9382in" svg:width="4.8307in" svg:height="3.8417in" draw:z-index="202"><draw:object xlink:href="./Object 200" xlink:type="simple" xlink:show="embed" xlink:actuate="onLoad"/><draw:image xlink:href="./ObjectReplacements/Object 200" xlink:type="simple" xlink:show="embed" xlink:actuate="onLoad"/><svg:desc>formula</svg:desc></draw:frame></text:p>
      <text:p text:style-name="P51"/>
      <text:p text:style-name="P52"><draw:frame draw:style-name="fr1" draw:name="Object202" text:anchor-type="as-char" svg:y="-0.2543in" svg:width="4.7835in" svg:height="0.4736in" draw:z-index="203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<text:p text:style-name="P52"/>
      <text:p text:style-name="P52"><text:soft-page-break/><draw:frame draw:style-name="fr1" draw:name="Object203" text:anchor-type="as-char" svg:y="-0.1846in" svg:width="5.5689in" svg:height="0.2575in" draw:z-index="204"><draw:object xlink:href="./Object 203" xlink:type="simple" xlink:show="embed" xlink:actuate="onLoad"/><draw:image xlink:href="./ObjectReplacements/Object 203" xlink:type="simple" xlink:show="embed" xlink:actuate="onLoad"/></draw:frame></text:p>
      <text:p text:style-name="P52"/>
      <text:p text:style-name="P53"><draw:frame draw:style-name="fr1" draw:name="Object204" text:anchor-type="as-char" svg:y="-0.1846in" svg:width="5.5138in" svg:height="0.2575in" draw:z-index="205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<text:p text:style-name="P53"/>
      <text:p text:style-name="P54"><draw:frame draw:style-name="fr1" draw:name="Object205" text:anchor-type="as-char" svg:y="-0.5429in" svg:width="4.6402in" svg:height="1.0516in" draw:z-index="206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54"/>
      <text:p text:style-name="P55"><draw:frame draw:style-name="fr1" draw:name="Object206" text:anchor-type="as-char" svg:y="-1.1902in" svg:width="3.3937in" svg:height="2.3217in" draw:z-index="207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<text:p text:style-name="P55"/>
      <text:p text:style-name="P57"><draw:frame draw:style-name="fr1" draw:name="Object207" text:anchor-type="as-char" svg:y="-0.1846in" svg:width="6.4339in" svg:height="0.2583in" draw:z-index="209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<text:p text:style-name="P56"/>
      <text:p text:style-name="P57"><draw:frame draw:style-name="fr1" draw:name="Object208" text:anchor-type="as-char" svg:y="-0.8075in" svg:width="5.6535in" svg:height="1.5807in" draw:z-index="208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<text:p text:style-name="P57"/>
      <text:p text:style-name="P58"><text:soft-page-break/><draw:frame draw:style-name="fr1" draw:name="Object209" text:anchor-type="as-char" svg:y="-1.8661in" svg:width="3.8756in" svg:height="3.6957in" draw:z-index="210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<text:p text:style-name="P58"/>
      <text:p text:style-name="P59"><draw:frame draw:style-name="fr1" draw:name="Object210" text:anchor-type="as-char" svg:y="-0.2543in" svg:width="4.039in" svg:height="0.4736in" draw:z-index="211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<text:p text:style-name="P59"/>
      <text:p text:style-name="P59"/>
      <text:p text:style-name="P59"><draw:frame draw:style-name="fr1" draw:name="Object211" text:anchor-type="as-char" svg:y="-0.1992in" svg:width="4.1835in" svg:height="0.272in" draw:z-index="212"><draw:object xlink:href="./Object 211" xlink:type="simple" xlink:show="embed" xlink:actuate="onLoad"/><draw:image xlink:href="./ObjectReplacements/Object 211" xlink:type="simple" xlink:show="embed" xlink:actuate="onLoad"/></draw:frame></text:p>
      <text:p text:style-name="P59"/>
      <text:p text:style-name="P60"><text:soft-page-break/><draw:frame draw:style-name="fr1" draw:name="Object212" text:anchor-type="as-char" svg:y="-1.0957in" svg:width="5.6862in" svg:height="2.1575in" draw:z-index="213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<text:p text:style-name="P60"/>
      <text:p text:style-name="P62"><draw:frame draw:style-name="fr1" draw:name="Object213" text:anchor-type="as-char" svg:y="-2.0465in" svg:width="5.2075in" svg:height="4.0335in" draw:z-index="214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<text:p text:style-name="P62"/>
      <text:p text:style-name="P63"><text:soft-page-break/><draw:frame draw:style-name="fr1" draw:name="Object214" text:anchor-type="as-char" svg:y="-0.2543in" svg:width="5.2445in" svg:height="0.4736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<text:p text:style-name="P63"/>
      <text:p text:style-name="P61"/>
      <text:p text:style-name="P61"><draw:frame draw:style-name="fr1" draw:name="Object215" text:anchor-type="as-char" svg:y="-0.1846in" svg:width="6.4807in" svg:height="0.2575in" draw:z-index="216"><draw:object xlink:href="./Object 215" xlink:type="simple" xlink:show="embed" xlink:actuate="onLoad"/><draw:image xlink:href="./ObjectReplacements/Object 215" xlink:type="simple" xlink:show="embed" xlink:actuate="onLoad"/></draw:frame></text:p>
      <text:p text:style-name="P61"/>
      <text:p text:style-name="P64"><draw:frame draw:style-name="fr1" draw:name="Object216" text:anchor-type="as-char" svg:y="-0.1846in" svg:width="6.4874in" svg:height="0.2575in" draw:z-index="217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64"/>
      <text:p text:style-name="P65"><draw:frame draw:style-name="fr1" draw:name="Object217" text:anchor-type="as-char" svg:y="-0.4102in" svg:width="6.0366in" svg:height="0.7862in" draw:z-index="218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<text:p text:style-name="P61"/>
      <text:p text:style-name="P66"><draw:frame draw:style-name="fr1" draw:name="Object218" text:anchor-type="as-char" svg:y="-0.9398in" svg:width="5.6756in" svg:height="1.8437in" draw:z-index="219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<text:p text:style-name="P61"/>
      <text:p text:style-name="P67"><draw:frame draw:style-name="fr1" draw:name="Object219" text:anchor-type="as-char" svg:y="-0.1846in" svg:width="7.2083in" svg:height="0.2575in" draw:z-index="220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<text:p text:style-name="P61"/>
      <text:p text:style-name="P68"><text:soft-page-break/><draw:frame draw:style-name="fr1" draw:name="Object220" text:anchor-type="as-char" svg:y="-0.9398in" svg:width="6.1043in" svg:height="1.8437in" draw:z-index="221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68"/>
      <text:p text:style-name="P69"><draw:frame draw:style-name="fr1" draw:name="Object221" text:anchor-type="as-char" svg:y="-1.9992in" svg:width="4.6465in" svg:height="3.9638in" draw:z-index="222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<text:p text:style-name="P69"/>
      <text:p text:style-name="P70"><draw:frame draw:style-name="fr1" draw:name="Object222" text:anchor-type="as-char" svg:y="-0.2543in" svg:width="4.8874in" svg:height="0.4736in" draw:z-index="223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<text:p text:style-name="P70"/>
      <text:p text:style-name="P70"><text:soft-page-break/><draw:frame draw:style-name="fr1" draw:name="Object223" text:anchor-type="as-char" svg:y="-0.1846in" svg:width="5.4866in" svg:height="0.2575in" draw:z-index="224"><draw:object xlink:href="./Object 223" xlink:type="simple" xlink:show="embed" xlink:actuate="onLoad"/><draw:image xlink:href="./ObjectReplacements/Object 223" xlink:type="simple" xlink:show="embed" xlink:actuate="onLoad"/></draw:frame></text:p>
      <text:p text:style-name="P70"/>
      <text:p text:style-name="P71"><draw:frame draw:style-name="fr1" draw:name="Object224" text:anchor-type="as-char" svg:y="-0.1846in" svg:width="5.4799in" svg:height="0.2575in" draw:z-index="225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<text:p text:style-name="P71"/>
      <text:p text:style-name="P72"><draw:frame draw:style-name="fr1" draw:name="Object225" text:anchor-type="as-char" svg:y="-0.6752in" svg:width="4.7193in" svg:height="1.3161in" draw:z-index="226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<text:p text:style-name="P72"/>
      <text:p text:style-name="P73"><draw:frame draw:style-name="fr1" draw:name="Object226" text:anchor-type="as-char" svg:y="-1.5772in" svg:width="3.1602in" svg:height="3.1193in" draw:z-index="227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73"/>
      <text:p text:style-name="P74"><draw:frame draw:style-name="fr1" draw:name="Object227" text:anchor-type="as-char" svg:y="-0.2543in" svg:width="3.6453in" svg:height="0.4736in" draw:z-index="228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<text:p text:style-name="P74"/>
      <text:p text:style-name="P191">We can now plug these back into the original equality expression</text:p>
      <text:p text:style-name="P185"><draw:frame draw:style-name="fr1" draw:name="Object228" text:anchor-type="as-char" svg:y="-0.1484in" svg:width="2.3638in" svg:height="0.2091in" draw:z-index="229"><draw:object xlink:href="./Object 228" xlink:type="simple" xlink:show="embed" xlink:actuate="onLoad"/><draw:image xlink:href="./ObjectReplacements/Object 228" xlink:type="simple" xlink:show="embed" xlink:actuate="onLoad"/></draw:frame></text:p>
      <text:p text:style-name="P185"><text:soft-page-break/></text:p>
      <text:p text:style-name="P185"><draw:frame draw:style-name="fr1" draw:name="Object229" text:anchor-type="as-char" svg:y="-0.989in" svg:width="9.4709in" svg:height="1.9681in" draw:z-index="230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<text:p text:style-name="P185"/>
      <text:p text:style-name="P186"><draw:frame draw:style-name="fr1" draw:name="Object230" text:anchor-type="as-char" svg:y="-0.989in" svg:width="9.4709in" svg:height="1.9681in" draw:z-index="231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<text:p text:style-name="P185"/>
      <text:p text:style-name="P187"><text:soft-page-break/><draw:frame draw:style-name="fr1" draw:name="Object231" text:anchor-type="as-char" svg:y="-2.0465in" svg:width="3.35in" svg:height="4.0335in" draw:z-index="232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<text:p text:style-name="P187"/>
      <text:p text:style-name="P188"><draw:frame draw:style-name="fr1" draw:name="Object232" text:anchor-type="as-char" svg:y="-0.4953in" svg:width="5.348in" svg:height="0.9547in" draw:z-index="233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<text:p text:style-name="P185"/>
      <text:p text:style-name="P185"/>
      <text:p text:style-name="P189"><text:soft-page-break/><draw:frame draw:style-name="fr1" draw:name="Object233" text:anchor-type="as-char" svg:y="-2.0465in" svg:width="1.561in" svg:height="4.0335in" draw:z-index="234"><draw:object xlink:href="./Object 233" xlink:type="simple" xlink:show="embed" xlink:actuate="onLoad"/><draw:image xlink:href="./ObjectReplacements/Object 233" xlink:type="simple" xlink:show="embed" xlink:actuate="onLoad"/><svg:desc>formula</svg:desc></draw:frame></text:p>
      <text:p text:style-name="P189"/>
      <text:p text:style-name="P190"><draw:frame draw:style-name="fr1" draw:name="Object234" text:anchor-type="as-char" svg:y="-0.2543in" svg:width="4.7972in" svg:height="0.4736in" draw:z-index="235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<text:p text:style-name="P190"/>
      <text:h text:style-name="P239" text:outline-level="2">A Recursive Approach</text:h>
      <text:p text:style-name="P192">Rather than substitute each <text:span text:style-name="T8">a</text:span><text:span text:style-name="T2">n-1</text:span><text:span text:style-name="T19"> into the expression for </text:span><text:span text:style-name="T30">a</text:span><text:span text:style-name="T2">n</text:span><text:span text:style-name="T19"> to get an equation in only </text:span><text:span text:style-name="T30">a</text:span><text:span text:style-name="T2">0</text:span><text:span text:style-name="T19">, let’s multiply out each round to see if this simplifies the math or makes some patterns emerge.</text:span></text:p>
      <text:h text:style-name="P240" text:outline-level="3">S(2)</text:h>
      <text:p text:style-name="P193"><draw:frame draw:style-name="fr1" draw:name="Object235" text:anchor-type="as-char" svg:y="-0.2437in" svg:width="1.0055in" svg:height="0.4181in" draw:z-index="236"><draw:object xlink:href="./Object 235" xlink:type="simple" xlink:show="embed" xlink:actuate="onLoad"/><draw:image xlink:href="./ObjectReplacements/Object 235" xlink:type="simple" xlink:show="embed" xlink:actuate="onLoad"/></draw:frame></text:p>
      <text:p text:style-name="P193"><draw:frame draw:style-name="fr1" draw:name="Object236" text:anchor-type="as-char" svg:y="-0.172in" svg:width="0.7953in" svg:height="0.2327in" draw:z-index="237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<text:p text:style-name="P233"><draw:frame draw:style-name="fr1" draw:name="Object237" text:anchor-type="as-char" svg:y="-0.2681in" svg:width="1.7626in" svg:height="0.4634in" draw:z-index="238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<text:p text:style-name="P234"><draw:frame draw:style-name="fr1" draw:name="Object251" text:anchor-type="as-char" svg:y="-0.1992in" svg:width="1.7228in" svg:height="0.272in" draw:z-index="240"><draw:object xlink:href="./Object 251" xlink:type="simple" xlink:show="embed" xlink:actuate="onLoad"/><draw:image xlink:href="./ObjectReplacements/Object 251" xlink:type="simple" xlink:show="embed" xlink:actuate="onLoad"/><svg:desc>formula</svg:desc></draw:frame></text:p>
      <text:p text:style-name="P234"><draw:frame draw:style-name="fr1" draw:name="Object252" text:anchor-type="as-char" svg:y="-0.1846in" svg:width="1.8244in" svg:height="0.2575in" draw:z-index="290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<text:p text:style-name="P234"><draw:frame draw:style-name="fr1" draw:name="Object297" text:anchor-type="as-char" svg:y="-0.1846in" svg:width="1.5472in" svg:height="0.2575in" draw:z-index="291"><draw:object xlink:href="./Object 297" xlink:type="simple" xlink:show="embed" xlink:actuate="onLoad"/><draw:image xlink:href="./ObjectReplacements/Object 297" xlink:type="simple" xlink:show="embed" xlink:actuate="onLoad"/><svg:desc>formula</svg:desc></draw:frame></text:p>
      <text:p text:style-name="P235"><draw:frame draw:style-name="fr1" draw:name="Object298" text:anchor-type="as-char" svg:y="-0.172in" svg:width="1.2862in" svg:height="0.2327in" draw:z-index="292"><draw:object xlink:href="./Object 298" xlink:type="simple" xlink:show="embed" xlink:actuate="onLoad"/><draw:image xlink:href="./ObjectReplacements/Object 298" xlink:type="simple" xlink:show="embed" xlink:actuate="onLoad"/><svg:desc>formula</svg:desc></draw:frame></text:p>
      <text:p text:style-name="P235"><draw:frame draw:style-name="fr1" draw:name="Object299" text:anchor-type="as-char" svg:y="-0.172in" svg:width="0.689in" svg:height="0.2327in" draw:z-index="293"><draw:object xlink:href="./Object 299" xlink:type="simple" xlink:show="embed" xlink:actuate="onLoad"/><draw:image xlink:href="./ObjectReplacements/Object 299" xlink:type="simple" xlink:show="embed" xlink:actuate="onLoad"/><svg:desc>formula</svg:desc></draw:frame></text:p>
      <text:h text:style-name="P241" text:outline-level="3">S(3)</text:h>
      <text:p text:style-name="P194"><draw:frame draw:style-name="fr1" draw:name="Object242" text:anchor-type="as-char" svg:y="-0.2437in" svg:width="1.0071in" svg:height="0.4181in" draw:z-index="248"><draw:object xlink:href="./Object 242" xlink:type="simple" xlink:show="embed" xlink:actuate="onLoad"/><draw:image xlink:href="./ObjectReplacements/Object 242" xlink:type="simple" xlink:show="embed" xlink:actuate="onLoad"/><svg:desc>formula</svg:desc></draw:frame></text:p>
      <text:p text:style-name="P194"><draw:frame draw:style-name="fr1" draw:name="Object241" text:anchor-type="as-char" svg:y="-0.172in" svg:width="0.7953in" svg:height="0.2327in" draw:z-index="239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95"><draw:frame draw:style-name="fr1" draw:name="Object243" text:anchor-type="as-char" svg:y="-0.2681in" svg:width="1.7543in" svg:height="0.4634in" draw:z-index="241"><draw:object xlink:href="./Object 243" xlink:type="simple" xlink:show="embed" xlink:actuate="onLoad"/><draw:image xlink:href="./ObjectReplacements/Object 243" xlink:type="simple" xlink:show="embed" xlink:actuate="onLoad"/><svg:desc>formula</svg:desc></draw:frame></text:p>
      <text:p text:style-name="P195"><text:soft-page-break/><draw:frame draw:style-name="fr1" draw:name="Object244" text:anchor-type="as-char" svg:y="-0.2689in" svg:width="1.6161in" svg:height="0.4661in" draw:z-index="242"><draw:object xlink:href="./Object 244" xlink:type="simple" xlink:show="embed" xlink:actuate="onLoad"/><draw:image xlink:href="./ObjectReplacements/Object 244" xlink:type="simple" xlink:show="embed" xlink:actuate="onLoad"/><svg:desc>formula</svg:desc></draw:frame></text:p>
      <text:p text:style-name="P196"><draw:frame draw:style-name="fr1" draw:name="Object245" text:anchor-type="as-char" svg:y="-0.172in" svg:width="1.5917in" svg:height="0.2327in" draw:z-index="243"><draw:object xlink:href="./Object 245" xlink:type="simple" xlink:show="embed" xlink:actuate="onLoad"/><draw:image xlink:href="./ObjectReplacements/Object 245" xlink:type="simple" xlink:show="embed" xlink:actuate="onLoad"/><svg:desc>formula</svg:desc></draw:frame></text:p>
      <text:p text:style-name="P197"><draw:frame draw:style-name="fr1" draw:name="Object247" text:anchor-type="as-char" svg:y="-0.2681in" svg:width="3.5764in" svg:height="0.4634in" draw:z-index="244"><draw:object xlink:href="./Object 247" xlink:type="simple" xlink:show="embed" xlink:actuate="onLoad"/><draw:image xlink:href="./ObjectReplacements/Object 247" xlink:type="simple" xlink:show="embed" xlink:actuate="onLoad"/><svg:desc>formula</svg:desc></draw:frame></text:p>
      <text:p text:style-name="P198"><draw:frame draw:style-name="fr1" draw:name="Object248" text:anchor-type="as-char" svg:y="-0.2665in" svg:width="5.3866in" svg:height="0.4866in" draw:z-index="245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<text:p text:style-name="P229"><draw:frame draw:style-name="fr1" draw:name="Object246" text:anchor-type="as-char" svg:y="-0.1846in" svg:width="5.3634in" svg:height="0.2575in" draw:z-index="294"><draw:object xlink:href="./Object 246" xlink:type="simple" xlink:show="embed" xlink:actuate="onLoad"/><draw:image xlink:href="./ObjectReplacements/Object 246" xlink:type="simple" xlink:show="embed" xlink:actuate="onLoad"/><svg:desc>formula</svg:desc></draw:frame></text:p>
      <text:p text:style-name="P230"><draw:frame draw:style-name="fr1" draw:name="Object249" text:anchor-type="as-char" svg:y="-0.1846in" svg:width="4.4457in" svg:height="0.2575in" draw:z-index="295"><draw:object xlink:href="./Object 249" xlink:type="simple" xlink:show="embed" xlink:actuate="onLoad"/><draw:image xlink:href="./ObjectReplacements/Object 249" xlink:type="simple" xlink:show="embed" xlink:actuate="onLoad"/><svg:desc>formula</svg:desc></draw:frame></text:p>
      <text:p text:style-name="P231"><draw:frame draw:style-name="fr1" draw:name="Object250" text:anchor-type="as-char" svg:y="-0.1846in" svg:width="3.1264in" svg:height="0.2575in" draw:z-index="296"><draw:object xlink:href="./Object 250" xlink:type="simple" xlink:show="embed" xlink:actuate="onLoad"/><draw:image xlink:href="./ObjectReplacements/Object 250" xlink:type="simple" xlink:show="embed" xlink:actuate="onLoad"/><svg:desc>formula</svg:desc></draw:frame></text:p>
      <text:p text:style-name="P232"><draw:frame draw:style-name="fr1" draw:name="Object296" text:anchor-type="as-char" svg:y="-0.172in" svg:width="2.8661in" svg:height="0.2327in" draw:z-index="297"><draw:object xlink:href="./Object 296" xlink:type="simple" xlink:show="embed" xlink:actuate="onLoad"/><draw:image xlink:href="./ObjectReplacements/Object 296" xlink:type="simple" xlink:show="embed" xlink:actuate="onLoad"/><svg:desc>formula</svg:desc></draw:frame></text:p>
      <text:p text:style-name="P199"><draw:frame draw:style-name="fr1" draw:name="Object253" text:anchor-type="as-char" svg:y="-0.172in" svg:width="1.4374in" svg:height="0.2327in" draw:z-index="246"><draw:object xlink:href="./Object 253" xlink:type="simple" xlink:show="embed" xlink:actuate="onLoad"/><draw:image xlink:href="./ObjectReplacements/Object 253" xlink:type="simple" xlink:show="embed" xlink:actuate="onLoad"/><svg:desc>formula</svg:desc></draw:frame></text:p>
      <text:h text:style-name="P242" text:outline-level="3">S(4)</text:h>
      <text:p text:style-name="P200"><draw:frame draw:style-name="fr1" draw:name="Object255" text:anchor-type="as-char" svg:y="-0.2437in" svg:width="1.0138in" svg:height="0.4181in" draw:z-index="249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<text:p text:style-name="P200"><draw:frame draw:style-name="fr1" draw:name="Object256" text:anchor-type="as-char" svg:y="-0.172in" svg:width="0.7965in" svg:height="0.2327in" draw:z-index="250"><draw:object xlink:href="./Object 256" xlink:type="simple" xlink:show="embed" xlink:actuate="onLoad"/><draw:image xlink:href="./ObjectReplacements/Object 256" xlink:type="simple" xlink:show="embed" xlink:actuate="onLoad"/><svg:desc>formula</svg:desc></draw:frame></text:p>
      <text:p text:style-name="P200"><draw:frame draw:style-name="fr1" draw:name="Object257" text:anchor-type="as-char" svg:y="-0.2681in" svg:width="1.7563in" svg:height="0.4634in" draw:z-index="251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<text:p text:style-name="P201"><draw:frame draw:style-name="fr1" draw:name="Object258" text:anchor-type="as-char" svg:y="-0.2689in" svg:width="1.6161in" svg:height="0.4661in" draw:z-index="252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<text:p text:style-name="P201"><draw:frame draw:style-name="fr1" draw:name="Object259" text:anchor-type="as-char" svg:y="-0.172in" svg:width="1.5925in" svg:height="0.2327in" draw:z-index="265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<text:p text:style-name="P200"><text:soft-page-break/><draw:frame draw:style-name="fr1" draw:name="Object254" text:anchor-type="as-char" svg:y="-0.172in" svg:width="1.7937in" svg:height="0.2327in" draw:z-index="247"><draw:object xlink:href="./Object 254" xlink:type="simple" xlink:show="embed" xlink:actuate="onLoad"/><draw:image xlink:href="./ObjectReplacements/Object 254" xlink:type="simple" xlink:show="embed" xlink:actuate="onLoad"/><svg:desc>formula</svg:desc></draw:frame></text:p>
      <text:p text:style-name="P202"><draw:frame draw:style-name="fr1" draw:name="Object260" text:anchor-type="as-char" svg:y="-0.2681in" svg:width="3.7744in" svg:height="0.4634in" draw:z-index="253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<text:p text:style-name="P203"><draw:frame draw:style-name="fr1" draw:name="Object261" text:anchor-type="as-char" svg:y="-0.2665in" svg:width="5.5846in" svg:height="0.4866in" draw:z-index="254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<text:p text:style-name="P204"><draw:frame draw:style-name="fr1" draw:name="Object262" text:anchor-type="as-char" svg:y="-0.1846in" svg:width="5.5602in" svg:height="0.2575in" draw:z-index="255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<text:p text:style-name="P205"><draw:frame draw:style-name="fr1" draw:name="Object263" text:anchor-type="as-char" svg:y="-0.172in" svg:width="5.8335in" svg:height="0.2327in" draw:z-index="256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<text:p text:style-name="P206"><draw:frame draw:style-name="fr1" draw:name="Object264" text:anchor-type="as-char" svg:y="-0.172in" svg:width="3.6862in" svg:height="0.2327in" draw:z-index="257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<text:p text:style-name="P207"><draw:frame draw:style-name="fr1" draw:name="Object265" text:anchor-type="as-char" svg:y="-0.2681in" svg:width="7.7165in" svg:height="0.4634in" draw:z-index="258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<text:p text:style-name="P208"><text:soft-page-break/><draw:frame draw:style-name="fr1" draw:name="Object266" text:anchor-type="as-char" svg:y="-2.089in" svg:width="3.3583in" svg:height="4.1181in" draw:z-index="259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<text:p text:style-name="P208"/>
      <text:p text:style-name="P209"><draw:frame draw:style-name="fr1" draw:name="Object267" text:anchor-type="as-char" svg:y="-1.1366in" svg:width="4.2846in" svg:height="2.239in" draw:z-index="260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<text:p text:style-name="P210"><text:soft-page-break/><draw:frame draw:style-name="fr1" draw:name="Object268" text:anchor-type="as-char" svg:y="-1.4898in" svg:width="3.6575in" svg:height="2.9437in" draw:z-index="261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<text:p text:style-name="P210"/>
      <text:p text:style-name="P211"><draw:frame draw:style-name="fr1" draw:name="Object269" text:anchor-type="as-char" svg:y="-0.2437in" svg:width="3.3366in" svg:height="0.4417in" draw:z-index="262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<text:p text:style-name="P212"><draw:frame draw:style-name="fr1" draw:name="Object270" text:anchor-type="as-char" svg:y="-0.172in" svg:width="3.7882in" svg:height="0.2327in" draw:z-index="263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<text:h text:style-name="P243" text:outline-level="3">S(5)</text:h>
      <text:p text:style-name="P213"><draw:frame draw:style-name="fr1" draw:name="Object272" text:anchor-type="as-char" svg:y="-0.2437in" svg:width="1.0189in" svg:height="0.4181in" draw:z-index="266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<text:p text:style-name="P213"><draw:frame draw:style-name="fr1" draw:name="Object273" text:anchor-type="as-char" svg:y="-0.172in" svg:width="0.8071in" svg:height="0.2327in" draw:z-index="267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<text:p text:style-name="P213"><draw:frame draw:style-name="fr1" draw:name="Object274" text:anchor-type="as-char" svg:y="-0.2681in" svg:width="1.7591in" svg:height="0.4634in" draw:z-index="268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<text:p text:style-name="P213"><draw:frame draw:style-name="fr1" draw:name="Object275" text:anchor-type="as-char" svg:y="-0.2689in" svg:width="1.6189in" svg:height="0.4661in" draw:z-index="269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<text:p text:style-name="P213"><text:soft-page-break/><draw:frame draw:style-name="fr1" draw:name="Object276" text:anchor-type="as-char" svg:y="-0.172in" svg:width="1.5937in" svg:height="0.2327in" draw:z-index="271"><draw:object xlink:href="./Object 276" xlink:type="simple" xlink:show="embed" xlink:actuate="onLoad"/><draw:image xlink:href="./ObjectReplacements/Object 276" xlink:type="simple" xlink:show="embed" xlink:actuate="onLoad"/><svg:desc>formula</svg:desc></draw:frame></text:p>
      <text:p text:style-name="P213"><draw:frame draw:style-name="fr1" draw:name="Object271" text:anchor-type="as-char" svg:y="-0.172in" svg:width="1.7953in" svg:height="0.2327in" draw:z-index="264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<text:p text:style-name="P214"><draw:frame draw:style-name="fr1" draw:name="Object278" text:anchor-type="as-char" svg:y="-0.2681in" svg:width="3.7772in" svg:height="0.4634in" draw:z-index="273"><draw:object xlink:href="./Object 278" xlink:type="simple" xlink:show="embed" xlink:actuate="onLoad"/><draw:image xlink:href="./ObjectReplacements/Object 278" xlink:type="simple" xlink:show="embed" xlink:actuate="onLoad"/><svg:desc>formula</svg:desc></draw:frame></text:p>
      <text:p text:style-name="P214"><draw:frame draw:style-name="fr1" draw:name="Object277" text:anchor-type="as-char" svg:y="-0.2665in" svg:width="5.5862in" svg:height="0.4866in" draw:z-index="270"><draw:object xlink:href="./Object 277" xlink:type="simple" xlink:show="embed" xlink:actuate="onLoad"/><draw:image xlink:href="./ObjectReplacements/Object 277" xlink:type="simple" xlink:show="embed" xlink:actuate="onLoad"/><svg:desc>formula</svg:desc></draw:frame></text:p>
      <text:p text:style-name="P215"><draw:frame draw:style-name="fr1" draw:name="Object280" text:anchor-type="as-char" svg:y="-0.1846in" svg:width="5.5602in" svg:height="0.2575in" draw:z-index="274"><draw:object xlink:href="./Object 280" xlink:type="simple" xlink:show="embed" xlink:actuate="onLoad"/><draw:image xlink:href="./ObjectReplacements/Object 280" xlink:type="simple" xlink:show="embed" xlink:actuate="onLoad"/><svg:desc>formula</svg:desc></draw:frame></text:p>
      <text:p text:style-name="P215"><draw:frame draw:style-name="fr1" draw:name="Object281" text:anchor-type="as-char" svg:y="-0.172in" svg:width="5.8339in" svg:height="0.2327in" draw:z-index="276"><draw:object xlink:href="./Object 281" xlink:type="simple" xlink:show="embed" xlink:actuate="onLoad"/><draw:image xlink:href="./ObjectReplacements/Object 281" xlink:type="simple" xlink:show="embed" xlink:actuate="onLoad"/><svg:desc>formula</svg:desc></draw:frame></text:p>
      <text:p text:style-name="P215"><draw:frame draw:style-name="fr1" draw:name="Object279" text:anchor-type="as-char" svg:y="-0.172in" svg:width="3.6862in" svg:height="0.2327in" draw:z-index="272"><draw:object xlink:href="./Object 279" xlink:type="simple" xlink:show="embed" xlink:actuate="onLoad"/><draw:image xlink:href="./ObjectReplacements/Object 279" xlink:type="simple" xlink:show="embed" xlink:actuate="onLoad"/><svg:desc>formula</svg:desc></draw:frame></text:p>
      <text:p text:style-name="P216"><draw:frame draw:style-name="fr1" draw:name="Object283" text:anchor-type="as-char" svg:y="-0.2681in" svg:width="7.6854in" svg:height="0.4634in" draw:z-index="282"><draw:object xlink:href="./Object 283" xlink:type="simple" xlink:show="embed" xlink:actuate="onLoad"/><draw:image xlink:href="./ObjectReplacements/Object 283" xlink:type="simple" xlink:show="embed" xlink:actuate="onLoad"/><svg:desc>formula</svg:desc></draw:frame></text:p>
      <text:p text:style-name="P216"><text:soft-page-break/><draw:frame draw:style-name="fr1" draw:name="Object282" text:anchor-type="as-char" svg:y="-2.089in" svg:width="3.3571in" svg:height="4.1181in" draw:z-index="275"><draw:object xlink:href="./Object 282" xlink:type="simple" xlink:show="embed" xlink:actuate="onLoad"/><draw:image xlink:href="./ObjectReplacements/Object 282" xlink:type="simple" xlink:show="embed" xlink:actuate="onLoad"/><svg:desc>formula</svg:desc></draw:frame></text:p>
      <text:p text:style-name="P217"><draw:frame draw:style-name="fr1" draw:name="Object284" text:anchor-type="as-char" svg:y="-1.1965in" svg:width="3.8957in" svg:height="2.3591in" draw:z-index="277"><draw:object xlink:href="./Object 284" xlink:type="simple" xlink:show="embed" xlink:actuate="onLoad"/><draw:image xlink:href="./ObjectReplacements/Object 284" xlink:type="simple" xlink:show="embed" xlink:actuate="onLoad"/><svg:desc>formula</svg:desc></draw:frame></text:p>
      <text:p text:style-name="P218"><text:soft-page-break/><draw:frame draw:style-name="fr1" draw:name="Object285" text:anchor-type="as-char" svg:y="-1.1965in" svg:width="3.8957in" svg:height="2.3591in" draw:z-index="278"><draw:object xlink:href="./Object 285" xlink:type="simple" xlink:show="embed" xlink:actuate="onLoad"/><draw:image xlink:href="./ObjectReplacements/Object 285" xlink:type="simple" xlink:show="embed" xlink:actuate="onLoad"/><svg:desc>formula</svg:desc></draw:frame></text:p>
      <text:p text:style-name="P218"/>
      <text:p text:style-name="P219"><draw:frame draw:style-name="fr1" draw:name="Object286" text:anchor-type="as-char" svg:y="-1.1902in" svg:width="4.5484in" svg:height="2.3217in" draw:z-index="279"><draw:object xlink:href="./Object 286" xlink:type="simple" xlink:show="embed" xlink:actuate="onLoad"/><draw:image xlink:href="./ObjectReplacements/Object 286" xlink:type="simple" xlink:show="embed" xlink:actuate="onLoad"/><svg:desc>formula</svg:desc></draw:frame></text:p>
      <text:p text:style-name="P220"><draw:frame draw:style-name="fr1" draw:name="Object287" text:anchor-type="as-char" svg:y="-0.2783in" svg:width="4.6398in" svg:height="0.522in" draw:z-index="280"><draw:object xlink:href="./Object 287" xlink:type="simple" xlink:show="embed" xlink:actuate="onLoad"/><draw:image xlink:href="./ObjectReplacements/Object 287" xlink:type="simple" xlink:show="embed" xlink:actuate="onLoad"/><svg:desc>formula</svg:desc></draw:frame></text:p>
      <text:p text:style-name="P221"/>
      <text:p text:style-name="P222"><text:soft-page-break/><draw:frame draw:style-name="fr1" draw:name="Object289" text:anchor-type="as-char" svg:y="-0.5209in" svg:width="8.7071in" svg:height="1.0283in" draw:z-index="289"><draw:object xlink:href="./Object 289" xlink:type="simple" xlink:show="embed" xlink:actuate="onLoad"/><draw:image xlink:href="./ObjectReplacements/Object 289" xlink:type="simple" xlink:show="embed" xlink:actuate="onLoad"/><svg:desc>formula</svg:desc></draw:frame></text:p>
      <text:p text:style-name="P222"/>
      <text:p text:style-name="P222"><draw:frame draw:style-name="fr1" draw:name="Object288" text:anchor-type="as-char" svg:y="-0.322in" svg:width="9.2583in" svg:height="0.6098in" draw:z-index="281"><draw:object xlink:href="./Object 288" xlink:type="simple" xlink:show="embed" xlink:actuate="onLoad"/><draw:image xlink:href="./ObjectReplacements/Object 288" xlink:type="simple" xlink:show="embed" xlink:actuate="onLoad"/><svg:desc>formula</svg:desc></draw:frame></text:p>
      <text:p text:style-name="P223"><text:soft-page-break/><draw:frame draw:style-name="fr1" draw:name="Object290" text:anchor-type="as-char" svg:y="-2.6264in" svg:width="7.9992in" svg:height="5.2173in" draw:z-index="283"><draw:object xlink:href="./Object 290" xlink:type="simple" xlink:show="embed" xlink:actuate="onLoad"/><draw:image xlink:href="./ObjectReplacements/Object 290" xlink:type="simple" xlink:show="embed" xlink:actuate="onLoad"/><svg:desc>formula</svg:desc></draw:frame></text:p>
      <text:p text:style-name="P224"><text:soft-page-break/><draw:frame draw:style-name="fr1" draw:name="Object291" text:anchor-type="as-char" svg:y="-2.4953in" svg:width="9.6091in" svg:height="5.2173in" draw:z-index="284"><draw:object xlink:href="./Object 291" xlink:type="simple" xlink:show="embed" xlink:actuate="onLoad"/><draw:image xlink:href="./ObjectReplacements/Object 291" xlink:type="simple" xlink:show="embed" xlink:actuate="onLoad"/><svg:desc>formula</svg:desc></draw:frame></text:p>
      <text:p text:style-name="P225"><text:soft-page-break/><draw:frame draw:style-name="fr1" draw:name="Object292" text:anchor-type="as-char" svg:y="-2.248in" svg:width="11.6154in" svg:height="4.4362in" draw:z-index="285"><draw:object xlink:href="./Object 292" xlink:type="simple" xlink:show="embed" xlink:actuate="onLoad"/><draw:image xlink:href="./ObjectReplacements/Object 292" xlink:type="simple" xlink:show="embed" xlink:actuate="onLoad"/><svg:desc>formula</svg:desc></draw:frame></text:p>
      <text:p text:style-name="P226"><draw:frame draw:style-name="fr1" draw:name="Object293" text:anchor-type="as-char" svg:y="-0.5429in" svg:width="6.9728in" svg:height="1.0516in" draw:z-index="286"><draw:object xlink:href="./Object 293" xlink:type="simple" xlink:show="embed" xlink:actuate="onLoad"/><draw:image xlink:href="./ObjectReplacements/Object 293" xlink:type="simple" xlink:show="embed" xlink:actuate="onLoad"/><svg:desc>formula</svg:desc></draw:frame></text:p>
      <text:p text:style-name="P227"><draw:frame draw:style-name="fr1" draw:name="Object294" text:anchor-type="as-char" svg:y="-0.4953in" svg:width="6.3909in" svg:height="0.9547in" draw:z-index="287"><draw:object xlink:href="./Object 294" xlink:type="simple" xlink:show="embed" xlink:actuate="onLoad"/><draw:image xlink:href="./ObjectReplacements/Object 294" xlink:type="simple" xlink:show="embed" xlink:actuate="onLoad"/><svg:desc>formula</svg:desc></draw:frame></text:p>
      <text:p text:style-name="P228"><text:soft-page-break/><draw:frame draw:style-name="fr1" draw:name="Object295" text:anchor-type="as-char" svg:y="-0.2543in" svg:width="5.9335in" svg:height="0.4736in" draw:z-index="288"><draw:object xlink:href="./Object 295" xlink:type="simple" xlink:show="embed" xlink:actuate="onLoad"/><draw:image xlink:href="./ObjectReplacements/Object 295" xlink:type="simple" xlink:show="embed" xlink:actuate="onLoad"/><svg:desc>formula</svg:desc></draw:frame></text:p>
      <text:p text:style-name="P228"/>
      <text:p text:style-name="P213"/>
      <text:p text:style-name="P2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08:53:05.788000000</meta:creation-date>
    <dc:date>2024-12-05T08:42:30.992000000</dc:date>
    <meta:editing-duration>P12DT11H33M57S</meta:editing-duration>
    <meta:editing-cycles>624</meta:editing-cycles>
    <meta:generator>LibreOffice/7.4.3.2$Windows_X86_64 LibreOffice_project/1048a8393ae2eeec98dff31b5c133c5f1d08b890</meta:generator>
    <meta:document-statistic meta:table-count="0" meta:image-count="0" meta:object-count="296" meta:page-count="47" meta:paragraph-count="371" meta:word-count="657" meta:character-count="3482" meta:non-whitespace-character-count="2891"/>
  </office:meta>
</office:document-meta>
</file>

<file path=Object 1/content.xml><?xml version="1.0" encoding="utf-8"?>
<math xmlns="http://www.w3.org/1998/Math/MathML" display="block">
  <semantics>
    <mrow>
      <msub>
        <mi>a</mi>
        <mrow>
          <mi>n</mi>
          <mo stretchy="false">+</mo>
          <mn>1</mn>
        </mrow>
      </msub>
      <mo stretchy="false">=</mo>
      <mrow>
        <msub>
          <mi>a</mi>
          <mi>n</mi>
        </msub>
        <mo stretchy="false">−</mo>
        <mfrac>
          <mn>1</mn>
          <msub>
            <mi>a</mi>
            <mi>n</mi>
          </msub>
        </mfrac>
      </mrow>
    </mrow>
    <annotation encoding="StarMath 5.0">a_{ n+1 } = a_n - frac { 1 } { a_n} </annotation>
  </semantics>
</math>
</file>

<file path=Object 10/content.xml><?xml version="1.0" encoding="utf-8"?>
<math xmlns="http://www.w3.org/1998/Math/MathML" display="block">
  <semantics>
    <mrow>
      <msub>
        <mi>a</mi>
        <mn>0</mn>
      </msub>
      <mo stretchy="false">=</mo>
      <mrow>
        <mo stretchy="false">±</mo>
        <mfrac>
          <mn>1</mn>
          <msqrt>
            <mn>2</mn>
          </msqrt>
        </mfrac>
      </mrow>
    </mrow>
    <annotation encoding="StarMath 5.0">a_0 = +- {frac { 1 } { sqrt 2 }}</annotation>
  </semantics>
</math>
</file>

<file path=Object 100/content.xml><?xml version="1.0" encoding="utf-8"?>
<math xmlns="http://www.w3.org/1998/Math/MathML" display="block">
  <semantics>
    <mrow>
      <mi>x</mi>
      <mo stretchy="false">=</mo>
      <mfrac>
        <mrow>
          <mn>4</mn>
          <mo stretchy="false">±</mo>
          <msqrt>
            <mrow>
              <mn>16</mn>
              <mo stretchy="false">−</mo>
              <mrow>
                <mn>4</mn>
                <mo stretchy="false">∗</mo>
                <mn>2</mn>
                <mo stretchy="false">∗</mo>
                <mn>1</mn>
              </mrow>
            </mrow>
          </msqrt>
        </mrow>
        <mn>4</mn>
      </mfrac>
    </mrow>
    <annotation encoding="StarMath 5.0">x = frac{ 4 +- sqrt { 16 - 4*2*1 } } { 4 }</annotation>
  </semantics>
</math>
</file>

<file path=Object 101/content.xml><?xml version="1.0" encoding="utf-8"?>
<math xmlns="http://www.w3.org/1998/Math/MathML" display="block">
  <semantics>
    <mrow>
      <mi>x</mi>
      <mo stretchy="false">=</mo>
      <mfrac>
        <mrow>
          <mn>4</mn>
          <mo stretchy="false">±</mo>
          <msqrt>
            <mn>8</mn>
          </msqrt>
        </mrow>
        <mn>4</mn>
      </mfrac>
    </mrow>
    <annotation encoding="StarMath 5.0">x = frac{ 4 +- sqrt { 8 } } { 4 }</annotation>
  </semantics>
</math>
</file>

<file path=Object 102/content.xml><?xml version="1.0" encoding="utf-8"?>
<math xmlns="http://www.w3.org/1998/Math/MathML" display="block">
  <semantics>
    <mrow>
      <mn>4</mn>
      <mrow>
        <msup>
          <mi>x</mi>
          <mn>7</mn>
        </msup>
        <mo stretchy="false">−</mo>
        <mn>38</mn>
      </mrow>
      <mrow>
        <msup>
          <mi>x</mi>
          <mn>6</mn>
        </msup>
        <mo stretchy="false">+</mo>
        <mn>132</mn>
      </mrow>
      <mrow>
        <msup>
          <mi>x</mi>
          <mn>5</mn>
        </msup>
        <mo stretchy="false">−</mo>
        <mn>215</mn>
      </mrow>
      <mrow>
        <msup>
          <mi>x</mi>
          <mn>4</mn>
        </msup>
        <mo stretchy="false">+</mo>
        <mn>175</mn>
      </mrow>
      <mrow>
        <msup>
          <mi>x</mi>
          <mn>3</mn>
        </msup>
        <mo stretchy="false">−</mo>
        <mn>72</mn>
      </mrow>
      <mrow>
        <msup>
          <mi>x</mi>
          <mn>2</mn>
        </msup>
        <mo stretchy="false">+</mo>
        <mn>14</mn>
      </mrow>
      <mrow>
        <mrow>
          <mi>x</mi>
          <mo stretchy="false">−</mo>
          <mn>1</mn>
        </mrow>
        <mo stretchy="false">=</mo>
        <mn>0</mn>
      </mrow>
    </mrow>
    <annotation encoding="StarMath 5.0">4 x^7 - 38 x^6 + 132 x^5 - 215 x^4 + 175 x^3 - 72 x^2 + 14 x - 1 = 0
</annotation>
  </semantics>
</math>
</file>

<file path=Object 103/content.xml><?xml version="1.0" encoding="utf-8"?>
<math xmlns="http://www.w3.org/1998/Math/MathML" display="block">
  <semantics>
    <mrow>
      <mn>2</mn>
      <mrow>
        <msup>
          <mi>x</mi>
          <mn>2</mn>
        </msup>
        <mo stretchy="false">−</mo>
        <mn>4</mn>
      </mrow>
      <mrow>
        <mrow>
          <mi>x</mi>
          <mo stretchy="false">+</mo>
          <mn>1</mn>
        </mrow>
        <mo stretchy="false">=</mo>
        <mn>0</mn>
      </mrow>
    </mrow>
    <annotation encoding="StarMath 5.0">2 x^2 - 4 x + 1 = 0</annotation>
  </semantics>
</math>
</file>

<file path=Object 104/content.xml><?xml version="1.0" encoding="utf-8"?>
<math xmlns="http://www.w3.org/1998/Math/MathML" display="block">
  <semantics>
    <mrow>
      <mn>2</mn>
      <mrow>
        <msubsup>
          <mi>a</mi>
          <mn>0</mn>
          <mn>4</mn>
        </msubsup>
        <mo stretchy="false">−</mo>
        <mn>4</mn>
      </mrow>
      <mrow>
        <mrow>
          <msubsup>
            <mi>a</mi>
            <mn>0</mn>
            <mn>2</mn>
          </msubsup>
          <mo stretchy="false">+</mo>
          <mn>1</mn>
        </mrow>
        <mo stretchy="false">=</mo>
        <mn>0</mn>
      </mrow>
    </mrow>
    <annotation encoding="StarMath 5.0">2 a_0^4 - 4 a_0^2 + 1 = 0</annotation>
  </semantics>
</math>
</file>

<file path=Object 105/content.xml><?xml version="1.0" encoding="utf-8"?>
<math xmlns="http://www.w3.org/1998/Math/MathML" display="block">
  <semantics>
    <mrow>
      <mrow>
        <mi>a</mi>
        <mo stretchy="false">=</mo>
        <mn>2</mn>
      </mrow>
      <mi>;</mi>
      <mrow>
        <mi>b</mi>
        <mo stretchy="false">=</mo>
        <mrow>
          <mo stretchy="false">−</mo>
          <mn>4</mn>
        </mrow>
      </mrow>
      <mi>;</mi>
      <mrow>
        <mi>c</mi>
        <mo stretchy="false">=</mo>
        <mn>1</mn>
      </mrow>
    </mrow>
    <annotation encoding="StarMath 5.0">a = 2 ; b = -4 ; c = 1</annotation>
  </semantics>
</math>
</file>

<file path=Object 106/content.xml><?xml version="1.0" encoding="utf-8"?>
<math xmlns="http://www.w3.org/1998/Math/MathML" display="block">
  <semantics>
    <mrow>
      <mi>x</mi>
      <mo stretchy="false">=</mo>
      <mfrac>
        <mrow>
          <mn>2</mn>
          <mo stretchy="false">±</mo>
          <msqrt>
            <mn>2</mn>
          </msqrt>
        </mrow>
        <mn>2</mn>
      </mfrac>
    </mrow>
    <annotation encoding="StarMath 5.0">x = frac{ 2 +- sqrt { 2 } } { 2 }</annotation>
  </semantics>
</math>
</file>

<file path=Object 107/content.xml><?xml version="1.0" encoding="utf-8"?>
<math xmlns="http://www.w3.org/1998/Math/MathML" display="block">
  <semantics>
    <mtable>
      <mtr>
        <mtd>
          <mspace width="0.5em"/>
        </mtd>
        <mtd>
          <mrow>
            <mn>2</mn>
            <msup>
              <mi>x</mi>
              <mn>6</mn>
            </msup>
          </mrow>
        </mtd>
        <mtd>
          <mrow>
            <mrow>
              <mo stretchy="false">−</mo>
              <mn>18</mn>
            </mrow>
            <msup>
              <mi>x</mi>
              <mn>5</mn>
            </msup>
          </mrow>
        </mtd>
        <mtd>
          <mrow>
            <mrow>
              <mo stretchy="false">+</mo>
              <mn>57</mn>
            </mrow>
            <msup>
              <mi>x</mi>
              <mn>4</mn>
            </msup>
          </mrow>
        </mtd>
        <mtd>
          <mrow>
            <mrow>
              <mo stretchy="false">−</mo>
              <mn>79</mn>
            </mrow>
            <msup>
              <mi>x</mi>
              <mn>3</mn>
            </msup>
          </mrow>
        </mtd>
        <mtd>
          <mrow>
            <mrow>
              <mo stretchy="false">+</mo>
              <mn>48</mn>
            </mrow>
            <msup>
              <mi>x</mi>
              <mn>2</mn>
            </msup>
          </mrow>
        </mtd>
        <mtd>
          <mrow>
            <mrow>
              <mo stretchy="false">−</mo>
              <mn>12</mn>
            </mrow>
            <mi>x</mi>
          </mrow>
        </mtd>
        <mtd>
          <mrow>
            <mo stretchy="false">+</mo>
            <mn>1</mn>
          </mrow>
        </mtd>
        <mtd>
          <mspace width="0.5em"/>
        </mtd>
      </mtr>
      <mtr>
        <mtd>
          <mrow>
            <mn>2</mn>
            <mrow>
              <mrow>
                <mi>x</mi>
                <mo stretchy="false">−</mo>
                <mn>1</mn>
              </mrow>
              <mo stretchy="false">∣</mo>
              <mspace width="0.5em"/>
            </mrow>
          </mrow>
        </mtd>
        <mtd>
          <mrow>
            <mn>4</mn>
            <msup>
              <mi>x</mi>
              <mn>7</mn>
            </msup>
          </mrow>
        </mtd>
        <mtd>
          <mrow>
            <mrow>
              <mo stretchy="false">−</mo>
              <mn>38</mn>
            </mrow>
            <msup>
              <mi>x</mi>
              <mn>6</mn>
            </msup>
          </mrow>
        </mtd>
        <mtd>
          <mrow>
            <mrow>
              <mo stretchy="false">+</mo>
              <mn>132</mn>
            </mrow>
            <msup>
              <mi>x</mi>
              <mn>5</mn>
            </msup>
          </mrow>
        </mtd>
        <mtd>
          <mrow>
            <mrow>
              <mo stretchy="false">−</mo>
              <mn>215</mn>
            </mrow>
            <msup>
              <mi>x</mi>
              <mn>4</mn>
            </msup>
          </mrow>
        </mtd>
        <mtd>
          <mrow>
            <mrow>
              <mo stretchy="false">+</mo>
              <mn>175</mn>
            </mrow>
            <msup>
              <mi>x</mi>
              <mn>3</mn>
            </msup>
          </mrow>
        </mtd>
        <mtd>
          <mrow>
            <mrow>
              <mo stretchy="false">−</mo>
              <mn>72</mn>
            </mrow>
            <msup>
              <mi>x</mi>
              <mn>2</mn>
            </msup>
          </mrow>
        </mtd>
        <mtd>
          <mrow>
            <mrow>
              <mo stretchy="false">+</mo>
              <mn>14</mn>
            </mrow>
            <mi>x</mi>
          </mrow>
        </mtd>
        <mtd>
          <mrow>
            <mo stretchy="false">−</mo>
            <mn>1</mn>
          </mrow>
        </mtd>
      </mtr>
      <mtr>
        <mtd>
          <mspace width="0.5em"/>
        </mtd>
        <mtd>
          <mrow>
            <mrow>
              <mo stretchy="false">−</mo>
              <mn>4</mn>
            </mrow>
            <msup>
              <mi>x</mi>
              <mn>7</mn>
            </msup>
          </mrow>
        </mtd>
        <mtd>
          <mrow>
            <mrow>
              <mo stretchy="false">+</mo>
              <mn>2</mn>
            </mrow>
            <msup>
              <mi>x</mi>
              <mn>6</mn>
            </msup>
          </mrow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row>
            <mrow>
              <mo stretchy="false">−</mo>
              <mn>36</mn>
            </mrow>
            <msup>
              <mi>x</mi>
              <mn>6</mn>
            </msup>
          </mrow>
        </mtd>
        <mtd>
          <mrow>
            <mrow>
              <mo stretchy="false">+</mo>
              <mn>132</mn>
            </mrow>
            <msup>
              <mi>x</mi>
              <mn>5</mn>
            </msup>
          </mrow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row>
            <mrow>
              <mo stretchy="false">+</mo>
              <mn>36</mn>
            </mrow>
            <msup>
              <mi>x</mi>
              <mn>6</mn>
            </msup>
          </mrow>
        </mtd>
        <mtd>
          <mrow>
            <mrow>
              <mo stretchy="false">−</mo>
              <mn>18</mn>
            </mrow>
            <msup>
              <mi>x</mi>
              <mn>5</mn>
            </msup>
          </mrow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114</mn>
            </mrow>
            <msup>
              <mi>x</mi>
              <mn>5</mn>
            </msup>
          </mrow>
        </mtd>
        <mtd>
          <mrow>
            <mrow>
              <mo stretchy="false">−</mo>
              <mn>215</mn>
            </mrow>
            <msup>
              <mi>x</mi>
              <mn>4</mn>
            </msup>
          </mrow>
        </mtd>
        <mtd>
          <mspace width="0.5em"/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114</mn>
            </mrow>
            <msup>
              <mi>x</mi>
              <mn>5</mn>
            </msup>
          </mrow>
        </mtd>
        <mtd>
          <mrow>
            <mrow>
              <mo stretchy="false">+</mo>
              <mn>57</mn>
            </mrow>
            <msup>
              <mi>x</mi>
              <mn>4</mn>
            </msup>
          </mrow>
        </mtd>
        <mtd>
          <mspace width="0.5em"/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158</mn>
            </mrow>
            <msup>
              <mi>x</mi>
              <mn>4</mn>
            </msup>
          </mrow>
        </mtd>
        <mtd>
          <mrow>
            <mrow>
              <mo stretchy="false">+</mo>
              <mn>175</mn>
            </mrow>
            <msup>
              <mi>x</mi>
              <mn>3</mn>
            </msup>
          </mrow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158</mn>
            </mrow>
            <msup>
              <mi>x</mi>
              <mn>4</mn>
            </msup>
          </mrow>
        </mtd>
        <mtd>
          <mrow>
            <mrow>
              <mo stretchy="false">−</mo>
              <mn>79</mn>
            </mrow>
            <msup>
              <mi>x</mi>
              <mn>3</mn>
            </msup>
          </mrow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96</mn>
            </mrow>
            <msup>
              <mi>x</mi>
              <mn>3</mn>
            </msup>
          </mrow>
        </mtd>
        <mtd>
          <mrow>
            <mrow>
              <mo stretchy="false">−</mo>
              <mn>72</mn>
            </mrow>
            <msup>
              <mi>x</mi>
              <mn>2</mn>
            </msup>
          </mrow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96</mn>
            </mrow>
            <msup>
              <mi>x</mi>
              <mn>3</mn>
            </msup>
          </mrow>
        </mtd>
        <mtd>
          <mrow>
            <mrow>
              <mo stretchy="false">+</mo>
              <mn>48</mn>
            </mrow>
            <msup>
              <mi>x</mi>
              <mn>2</mn>
            </msup>
          </mrow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24</mn>
            </mrow>
            <msup>
              <mi>x</mi>
              <mn>2</mn>
            </msup>
          </mrow>
        </mtd>
        <mtd>
          <mrow>
            <mrow>
              <mo stretchy="false">+</mo>
              <mn>14</mn>
            </mrow>
            <mi>x</mi>
          </mrow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24</mn>
            </mrow>
            <msup>
              <mi>x</mi>
              <mn>2</mn>
            </msup>
          </mrow>
        </mtd>
        <mtd>
          <mrow>
            <mrow>
              <mo stretchy="false">−</mo>
              <mn>12</mn>
            </mrow>
            <mi>x</mi>
          </mrow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2</mn>
            </mrow>
            <mi>x</mi>
          </mrow>
        </mtd>
        <mtd>
          <mrow>
            <mo stretchy="false">−</mo>
            <mn>1</mn>
          </mrow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2</mn>
            </mrow>
            <mi>x</mi>
          </mrow>
        </mtd>
        <mtd>
          <mrow>
            <mo stretchy="false">+</mo>
            <mn>1</mn>
          </mrow>
        </mtd>
      </mtr>
    </mtable>
    <annotation encoding="StarMath 5.0">matrix{
                ` #  2 x^6 # - 18 x^5 # +  57 x^4 # -  79 x^3 # +  48 x^2 # - 12 x   # +  1   # `
##
 2x - 1 divides ` #  4 x^7 # - 38 x^6 # + 132 x^5 # - 215 x^4 # + 175 x^3 # - 72 x^2 # + 14 x # - 1
##
                ` # -4 x^7 # +  2 x^6 # `         # `         # `         # `        # `      # `
##
                ` # `      # - 36 x^6 # + 132 x^5 # `         # `         # `        # `      # `
##
                ` # `      # + 36 x^6 # -  18 x^5 # `         # `         # `        # `      # `
##
                ` # `      # `        # + 114 x^5 # - 215 x^4 # `         # `        # `      # `
##
                ` # `      # `        # - 114 x^5 # +  57 x^4 # `         # `        # `      # `
##
                ` # `      # `        # `         # - 158 x^4 # + 175 x^3 # `        # `      # `
##
                ` # `      # `        # `         # + 158 x^4 # -  79 x^3 # `        # `      # `
##
                ` # `      # `        # `         # `         # +  96 x^3 # - 72 x^2 # `      # `
##
                ` # `      # `        # `         # `         # -  96 x^3 # + 48 x^2 # `      # `
##
                ` # `      # `        # `         # `         # `         # - 24 x^2 # + 14 x # `
##
                ` # `      # `        # `         # `         # `         # + 24 x^2 # - 12 x # `
##
                ` # `      # `        # `         # `         # `         # `        # +  2 x # - 1
##
                ` # `      # `        # `         # `         # `         # `        # -  2 x # + 1
}
</annotation>
  </semantics>
</math>
</file>

<file path=Object 108/content.xml><?xml version="1.0" encoding="utf-8"?>
<math xmlns="http://www.w3.org/1998/Math/MathML" display="block">
  <semantics>
    <mtable>
      <mtr>
        <mtd>
          <mspace width="0.5em"/>
        </mtd>
        <mtd>
          <msup>
            <mi>x</mi>
            <mn>4</mn>
          </msup>
        </mtd>
        <mtd>
          <mrow>
            <mrow>
              <mo stretchy="false">−</mo>
              <mn>7</mn>
            </mrow>
            <msup>
              <mi>x</mi>
              <mn>3</mn>
            </msup>
          </mrow>
        </mtd>
        <mtd>
          <mrow>
            <mrow>
              <mo stretchy="false">+</mo>
              <mn>14</mn>
            </mrow>
            <msup>
              <mi>x</mi>
              <mn>2</mn>
            </msup>
          </mrow>
        </mtd>
        <mtd>
          <mrow>
            <mrow>
              <mo stretchy="false">−</mo>
              <mn>8</mn>
            </mrow>
            <mi>x</mi>
          </mrow>
        </mtd>
        <mtd>
          <mrow>
            <mo stretchy="false">+</mo>
            <mn>1</mn>
          </mrow>
        </mtd>
        <mtd>
          <mspace width="0.5em"/>
        </mtd>
        <mtd>
          <mspace width="0.5em"/>
        </mtd>
      </mtr>
      <mtr>
        <mtd>
          <mrow>
            <mn>2</mn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1</mn>
              </mrow>
              <mo stretchy="false">∣</mo>
              <mspace width="0.5em"/>
            </mrow>
          </mrow>
        </mtd>
        <mtd>
          <mrow>
            <mn>2</mn>
            <msup>
              <mi>x</mi>
              <mn>6</mn>
            </msup>
          </mrow>
        </mtd>
        <mtd>
          <mrow>
            <mrow>
              <mo stretchy="false">−</mo>
              <mn>18</mn>
            </mrow>
            <msup>
              <mi>x</mi>
              <mn>5</mn>
            </msup>
          </mrow>
        </mtd>
        <mtd>
          <mrow>
            <mrow>
              <mo stretchy="false">+</mo>
              <mn>57</mn>
            </mrow>
            <msup>
              <mi>x</mi>
              <mn>4</mn>
            </msup>
          </mrow>
        </mtd>
        <mtd>
          <mrow>
            <mrow>
              <mo stretchy="false">−</mo>
              <mn>79</mn>
            </mrow>
            <msup>
              <mi>x</mi>
              <mn>3</mn>
            </msup>
          </mrow>
        </mtd>
        <mtd>
          <mrow>
            <mrow>
              <mo stretchy="false">+</mo>
              <mn>48</mn>
            </mrow>
            <msup>
              <mi>x</mi>
              <mn>2</mn>
            </msup>
          </mrow>
        </mtd>
        <mtd>
          <mrow>
            <mrow>
              <mo stretchy="false">−</mo>
              <mn>12</mn>
            </mrow>
            <mi>x</mi>
          </mrow>
        </mtd>
        <mtd>
          <mrow>
            <mo stretchy="false">+</mo>
            <mn>1</mn>
          </mrow>
        </mtd>
      </mtr>
      <mtr>
        <mtd>
          <mspace width="0.5em"/>
        </mtd>
        <mtd>
          <mrow>
            <mrow>
              <mo stretchy="false">−</mo>
              <mn>2</mn>
            </mrow>
            <msup>
              <mi>x</mi>
              <mn>6</mn>
            </msup>
          </mrow>
        </mtd>
        <mtd>
          <mrow>
            <mrow>
              <mo stretchy="false">+</mo>
              <mn>4</mn>
            </mrow>
            <msup>
              <mi>x</mi>
              <mn>5</mn>
            </msup>
          </mrow>
        </mtd>
        <mtd>
          <mrow>
            <mo stretchy="false">−</mo>
            <msup>
              <mi>x</mi>
              <mn>4</mn>
            </msup>
          </mrow>
        </mtd>
        <mtd>
          <mspace width="0.5em"/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row>
            <mrow>
              <mo stretchy="false">−</mo>
              <mn>14</mn>
            </mrow>
            <msup>
              <mi>x</mi>
              <mn>5</mn>
            </msup>
          </mrow>
        </mtd>
        <mtd>
          <mrow>
            <mrow>
              <mo stretchy="false">+</mo>
              <mn>56</mn>
            </mrow>
            <msup>
              <mi>x</mi>
              <mn>4</mn>
            </msup>
          </mrow>
        </mtd>
        <mtd>
          <mrow>
            <mrow>
              <mo stretchy="false">−</mo>
              <mn>79</mn>
            </mrow>
            <msup>
              <mi>x</mi>
              <mn>3</mn>
            </msup>
          </mrow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row>
            <mrow>
              <mo stretchy="false">+</mo>
              <mn>14</mn>
            </mrow>
            <msup>
              <mi>x</mi>
              <mn>5</mn>
            </msup>
          </mrow>
        </mtd>
        <mtd>
          <mrow>
            <mrow>
              <mo stretchy="false">−</mo>
              <mn>28</mn>
            </mrow>
            <msup>
              <mi>x</mi>
              <mn>4</mn>
            </msup>
          </mrow>
        </mtd>
        <mtd>
          <mrow>
            <mrow>
              <mo stretchy="false">+</mo>
              <mn>7</mn>
            </mrow>
            <msup>
              <mi>x</mi>
              <mn>3</mn>
            </msup>
          </mrow>
        </mtd>
        <mtd>
          <mspace width="0.5em"/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28</mn>
            </mrow>
            <msup>
              <mi>x</mi>
              <mn>4</mn>
            </msup>
          </mrow>
        </mtd>
        <mtd>
          <mrow>
            <mrow>
              <mo stretchy="false">−</mo>
              <mn>72</mn>
            </mrow>
            <msup>
              <mi>x</mi>
              <mn>3</mn>
            </msup>
          </mrow>
        </mtd>
        <mtd>
          <mrow>
            <mrow>
              <mo stretchy="false">+</mo>
              <mn>48</mn>
            </mrow>
            <msup>
              <mi>x</mi>
              <mn>2</mn>
            </msup>
          </mrow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28</mn>
            </mrow>
            <msup>
              <mi>x</mi>
              <mn>4</mn>
            </msup>
          </mrow>
        </mtd>
        <mtd>
          <mrow>
            <mrow>
              <mo stretchy="false">+</mo>
              <mn>56</mn>
            </mrow>
            <msup>
              <mi>x</mi>
              <mn>3</mn>
            </msup>
          </mrow>
        </mtd>
        <mtd>
          <mrow>
            <mrow>
              <mo stretchy="false">−</mo>
              <mn>14</mn>
            </mrow>
            <msup>
              <mi>x</mi>
              <mn>2</mn>
            </msup>
          </mrow>
        </mtd>
        <mtd>
          <mspace width="0.5em"/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16</mn>
            </mrow>
            <msup>
              <mi>x</mi>
              <mn>3</mn>
            </msup>
          </mrow>
        </mtd>
        <mtd>
          <mrow>
            <mrow>
              <mo stretchy="false">+</mo>
              <mn>34</mn>
            </mrow>
            <msup>
              <mi>x</mi>
              <mn>2</mn>
            </msup>
          </mrow>
        </mtd>
        <mtd>
          <mrow>
            <mrow>
              <mo stretchy="false">−</mo>
              <mn>12</mn>
            </mrow>
            <mi>x</mi>
          </mrow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16</mn>
            </mrow>
            <msup>
              <mi>x</mi>
              <mn>3</mn>
            </msup>
          </mrow>
        </mtd>
        <mtd>
          <mrow>
            <mrow>
              <mo stretchy="false">−</mo>
              <mn>32</mn>
            </mrow>
            <msup>
              <mi>x</mi>
              <mn>2</mn>
            </msup>
          </mrow>
        </mtd>
        <mtd>
          <mrow>
            <mrow>
              <mo stretchy="false">+</mo>
              <mn>8</mn>
            </mrow>
            <mi>x</mi>
          </mrow>
        </mtd>
        <mtd>
          <mspace width="0.5em"/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+</mo>
              <mn>2</mn>
            </mrow>
            <msup>
              <mi>x</mi>
              <mn>2</mn>
            </msup>
          </mrow>
        </mtd>
        <mtd>
          <mrow>
            <mrow>
              <mo stretchy="false">−</mo>
              <mn>4</mn>
            </mrow>
            <mi>x</mi>
          </mrow>
        </mtd>
        <mtd>
          <mrow>
            <mo stretchy="false">+</mo>
            <mn>1</mn>
          </mrow>
        </mtd>
      </mtr>
      <mtr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space width="0.5em"/>
        </mtd>
        <mtd>
          <mrow>
            <mrow>
              <mo stretchy="false">−</mo>
              <mn>2</mn>
            </mrow>
            <msup>
              <mi>x</mi>
              <mn>2</mn>
            </msup>
          </mrow>
        </mtd>
        <mtd>
          <mrow>
            <mrow>
              <mo stretchy="false">+</mo>
              <mn>4</mn>
            </mrow>
            <mi>x</mi>
          </mrow>
        </mtd>
        <mtd>
          <mrow>
            <mo stretchy="false">−</mo>
            <mn>1</mn>
          </mrow>
        </mtd>
      </mtr>
    </mtable>
    <annotation encoding="StarMath 5.0">matrix{
                         ` #    x^4 # -  7 x^3 # + 14 x^2 # -  8 x   # + 1      # `      # `
##
 2 x^2 - 4 x + 1 divides ` #  2 x^6 # - 18 x^5 # + 57 x^4 # - 79 x^3 # + 48 x^2 # - 12 x # + 1
##
                         ` # -2 x^6 # +  4 x^5 # -    x^4 # `        # `        # `      # `
##
                         ` # `      # - 14 x^5 # + 56 x^4 # - 79 x^3 # `        # `      # `
##
                         ` # `      # + 14 x^5 # - 28 x^4 # +  7 x^3 # `        # `      # `
##
                         ` # `      # `        # + 28 x^4 # - 72 x^3 # + 48 x^2 # `      # `
##
                         ` # `      # `        # - 28 x^4 # + 56 x^3 # - 14 x^2 # `      # `
##
                         ` # `      # `        # `        # - 16 x^3 # + 34 x^2 # - 12 x # `
##
                         ` # `      # `        # `        # + 16 x^3 # - 32 x^2 # +  8 x # `
##
                         ` # `      # `        # `        # `        # +  2 x^2 # -  4 x # + 1
##
                         ` # `      # `        # `        # `        # -  2 x^2 # +  4 x # - 1
}
</annotation>
  </semantics>
</math>
</file>

<file path=Object 109/content.xml><?xml version="1.0" encoding="utf-8"?>
<math xmlns="http://www.w3.org/1998/Math/MathML" display="block">
  <semantics>
    <mrow>
      <mi>x</mi>
      <mo stretchy="false">=</mo>
      <mfrac>
        <mrow>
          <mn>2</mn>
          <mo stretchy="false">±</mo>
          <msqrt>
            <mn>2</mn>
          </msqrt>
        </mrow>
        <mn>2</mn>
      </mfrac>
    </mrow>
    <annotation encoding="StarMath 5.0">x = frac{ 2 +- sqrt { 2 } } { 2 }</annotation>
  </semantics>
</math>
</file>

<file path=Object 11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</mrow>
    <annotation encoding="StarMath 5.0">a_{ 2 } = a_1 - frac { 1 } { a_1 }</annotation>
  </semantics>
</math>
</file>

<file path=Object 110/content.xml><?xml version="1.0" encoding="utf-8"?>
<math xmlns="http://www.w3.org/1998/Math/MathML" display="block">
  <semantics>
    <mrow>
      <mn>2</mn>
      <mrow>
        <mi>x</mi>
        <mo stretchy="false">=</mo>
        <mrow>
          <mn>2</mn>
          <mo stretchy="false">±</mo>
          <msqrt>
            <mn>2</mn>
          </msqrt>
        </mrow>
      </mrow>
    </mrow>
    <annotation encoding="StarMath 5.0">2 x = 2 +- sqrt { 2 }</annotation>
  </semantics>
</math>
</file>

<file path=Object 111/content.xml><?xml version="1.0" encoding="utf-8"?>
<math xmlns="http://www.w3.org/1998/Math/MathML" display="block">
  <semantics>
    <mrow>
      <mn>2</mn>
      <mrow>
        <mrow>
          <mi>x</mi>
          <mo stretchy="false">−</mo>
          <mn>2</mn>
          <mo stretchy="false">∓</mo>
          <msqrt>
            <mn>2</mn>
          </msqrt>
        </mrow>
        <mo stretchy="false">=</mo>
        <mn>0</mn>
      </mrow>
    </mrow>
    <annotation encoding="StarMath 5.0">2 x - 2 -+ sqrt { 2 } = 0</annotation>
  </semantics>
</math>
</file>

<file path=Object 112/content.xml><?xml version="1.0" encoding="utf-8"?>
<math xmlns="http://www.w3.org/1998/Math/MathML" display="block">
  <semantics>
    <mrow>
      <mrow>
        <mo fence="true" form="prefix" stretchy="true">(</mo>
        <mrow>
          <mrow>
            <mn>2</mn>
            <mrow>
              <mi>x</mi>
              <mo stretchy="false">−</mo>
              <mn>2</mn>
              <mo stretchy="false">−</mo>
              <msqrt>
                <mn>2</mn>
              </msqrt>
            </mrow>
          </mrow>
        </mrow>
        <mo fence="true" form="postfix" stretchy="true">)</mo>
      </mrow>
      <mrow>
        <mo fence="true" form="prefix" stretchy="true">(</mo>
        <mrow>
          <mrow>
            <mn>2</mn>
            <mrow>
              <mi>x</mi>
              <mo stretchy="false">−</mo>
              <mn>2</mn>
              <mo stretchy="false">+</mo>
              <msqrt>
                <mn>2</mn>
              </msqrt>
            </mrow>
          </mrow>
        </mrow>
        <mo fence="true" form="postfix" stretchy="true">)</mo>
      </mrow>
    </mrow>
    <annotation encoding="StarMath 5.0">left( 2 x - 2 - sqrt { 2 } right) left( 2 x - 2 + sqrt { 2 } right)</annotation>
  </semantics>
</math>
</file>

<file path=Object 113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n>2</mn>
              <mrow>
                <mi>x</mi>
                <mo stretchy="false">−</mo>
                <mn>2</mn>
              </mrow>
            </mrow>
          </mrow>
          <mo fence="true" form="postfix" stretchy="true">)</mo>
        </mrow>
        <mn>2</mn>
      </msup>
      <mo stretchy="false">−</mo>
      <msup>
        <mrow>
          <mo fence="true" form="prefix" stretchy="true">(</mo>
          <mrow>
            <msqrt>
              <mn>2</mn>
            </msqrt>
          </mrow>
          <mo fence="true" form="postfix" stretchy="true">)</mo>
        </mrow>
        <mn>2</mn>
      </msup>
    </mrow>
    <annotation encoding="StarMath 5.0">left( 2 x - 2 right)^2 - left( sqrt { 2 } right)^2</annotation>
  </semantics>
</math>
</file>

<file path=Object 114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8</mn>
      </mrow>
      <mrow>
        <mi>x</mi>
        <mo stretchy="false">+</mo>
        <mn>4</mn>
        <mo stretchy="false">−</mo>
        <mn>2</mn>
      </mrow>
    </mrow>
    <annotation encoding="StarMath 5.0">4 x^2 - 8 x + 4 - 2</annotation>
  </semantics>
</math>
</file>

<file path=Object 115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8</mn>
      </mrow>
      <mrow>
        <mi>x</mi>
        <mo stretchy="false">+</mo>
        <mn>2</mn>
      </mrow>
    </mrow>
    <annotation encoding="StarMath 5.0">4 x^2 - 8 x + 2</annotation>
  </semantics>
</math>
</file>

<file path=Object 116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</mrow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0 left( { { {a_0 - frac { 1 } { a_0 }} - frac { 1 } { a_0 - frac { 1 } { a_0 } }} - frac { 1 } { {a_0 - frac { 1 } { a_0 }} - frac { 1 } { a_0 - frac { 1 } { a_0 } } } } right)
  = left( {{ {a_0 - frac { 1 } { a_0 }}
  - frac { 1 } { a_0 - frac { 1 } { a_0 } }}
  - frac { 1 } { {a_0 - frac { 1 } { a_0 }} - frac { 1 } { a_0 - frac { 1 } { a_0 } } }} right)^2
  - 1</annotation>
  </semantics>
</math>
</file>

<file path=Object 117/content.xml><?xml version="1.0" encoding="utf-8"?>
<math xmlns="http://www.w3.org/1998/Math/MathML" display="block">
  <semantics>
    <mrow>
      <mrow>
        <msubsup>
          <mi>a</mi>
          <mn>0</mn>
          <mn>2</mn>
        </msubsup>
        <mo stretchy="false">−</mo>
        <mn>1</mn>
        <mo stretchy="false">−</mo>
        <mfrac>
          <msub>
            <mi>a</mi>
            <mn>0</mn>
          </msub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  <mo stretchy="false">−</mo>
        <mfrac>
          <msub>
            <mi>a</mi>
            <mn>0</mn>
          </msub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</mrow>
        </mfrac>
      </mrow>
      <mo stretchy="false">=</mo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</mrow>
            </mrow>
            <mo fence="true" form="postfix" stretchy="true">)</mo>
          </mrow>
          <mn>2</mn>
        </msup>
        <mo stretchy="false">−</mo>
        <mn>2</mn>
        <mo stretchy="false">+</mo>
        <msup>
          <mrow>
            <mo fence="true" form="prefix" stretchy="true">(</mo>
            <mrow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</mrow>
              </mfrac>
            </mrow>
            <mo fence="true" form="postfix" stretchy="true">)</mo>
          </mrow>
          <mn>2</mn>
        </msup>
        <mo stretchy="false">−</mo>
        <mn>1</mn>
      </mrow>
    </mrow>
    <annotation encoding="StarMath 5.0">{ { a_0^2 - 1 - frac { a_0 } { a_0 - frac { 1 } { a_0 } }} - frac { a_0 } { {a_0 - frac { 1 } { a_0 }} - frac { 1 } { a_0 - frac { 1 } { a_0 } } } }
  = left( {{ {a_0 - frac { 1 } { a_0 }}
  - frac { 1 } { a_0 - frac { 1 } { a_0 } }}} right)^2
  - 2
  + left( frac { 1 } { {a_0 - frac { 1 } { a_0 }} - frac { 1 } { a_0 - frac { 1 } { a_0 } } } right)^2
  - 1</annotation>
  </semantics>
</math>
</file>

<file path=Object 118/content.xml><?xml version="1.0" encoding="utf-8"?>
<math xmlns="http://www.w3.org/1998/Math/MathML" display="block">
  <semantics>
    <mrow>
      <mrow>
        <mo fence="true" form="prefix" stretchy="true">(</mo>
        <mrow>
          <mrow>
            <msubsup>
              <mi>a</mi>
              <mn>0</mn>
              <mn>2</mn>
            </msubsup>
            <mo stretchy="false">−</mo>
            <mn>1</mn>
            <mo stretchy="false">−</mo>
            <mfrac>
              <msub>
                <mi>a</mi>
                <mn>0</mn>
              </msub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</mrow>
        </mrow>
        <mo fence="true" form="postfix" stretchy="true">)</mo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</mrow>
            </mrow>
            <mo fence="true" form="postfix" stretchy="true">)</mo>
          </mrow>
          <mn>2</mn>
        </msup>
        <mo stretchy="false">−</mo>
        <msub>
          <mi>a</mi>
          <mn>0</mn>
        </msub>
      </mrow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</mrow>
              </mrow>
              <mo fence="true" form="postfix" stretchy="true">)</mo>
            </mrow>
            <mn>4</mn>
          </msup>
          <mo stretchy="false">−</mo>
          <mn>3</mn>
        </mrow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</mrow>
            </mrow>
            <mo fence="true" form="postfix" stretchy="true">)</mo>
          </mrow>
          <mn>2</mn>
        </msup>
        <mo stretchy="false">+</mo>
        <mn>1</mn>
      </mrow>
    </mrow>
    <annotation encoding="StarMath 5.0">left( { a_0^2 - 1 - frac { a_0 } { a_0 - frac { 1 } { a_0 } }} right) left( { {a_0 - frac { 1 } { a_0 }} - frac { 1 } { a_0 - frac { 1 } { a_0 } } } right)^2
  - a_0 left( {a_0 - frac { 1 } { a_0 }} - frac { 1 } { a_0 - frac { 1 } { a_0 } } right)
  = left( {{ {a_0 - frac { 1 } { a_0 }}
  - frac { 1 } { a_0 - frac { 1 } { a_0 } }}} right)^4
  - 3 left( { {a_0 - frac { 1 } { a_0 }} - frac { 1 } { a_0 - frac { 1 } { a_0 } } } right)^2
  + 1</annotation>
  </semantics>
</math>
</file>

<file path=Object 119/content.xml><?xml version="1.0" encoding="utf-8"?>
<math xmlns="http://www.w3.org/1998/Math/MathML" display="block">
  <semantics>
    <mrow>
      <mtable>
        <mtr>
          <mtd>
            <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  <mo stretchy="false">−</mo>
                    <mfrac>
                      <msub>
                        <mi>a</mi>
                        <mn>0</mn>
                      </msub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  <mo stretchy="false">−</mo>
                    <mn>2</mn>
                    <mo stretchy="false">−</mo>
                    <mfrac>
                      <mrow>
                        <mn>2</mn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+</mo>
                    <mfrac>
                      <mn>2</mn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1</mn>
                      </mrow>
                    </mfrac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−</mo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  <mo stretchy="false">−</mo>
                    <mfrac>
                      <msub>
                        <mi>a</mi>
                        <mn>0</mn>
                      </msub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  <mo stretchy="false">−</mo>
                    <mn>2</mn>
                    <mo stretchy="false">−</mo>
                    <mfrac>
                      <mrow>
                        <mn>2</mn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+</mo>
                    <mfrac>
                      <mn>2</mn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1</mn>
                      </mrow>
                    </mfrac>
                  </mrow>
                </mrow>
                <mo fence="true" form="postfix" stretchy="true">)</mo>
              </mrow>
              <mn>2</mn>
            </msup>
          </mtd>
        </mtr>
        <mtr>
          <mtd>
            <mrow>
              <mrow>
                <mo stretchy="false">−</mo>
                <mn>3</mn>
              </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  <mo stretchy="false">−</mo>
                    <mn>2</mn>
                    <mo stretchy="false">−</mo>
                    <mfrac>
                      <mrow>
                        <mn>2</mn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+</mo>
                    <mfrac>
                      <mn>2</mn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1</mn>
                      </mrow>
                    </mfrac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n>1</mn>
            </mrow>
          </mtd>
        </mtr>
      </mtable>
    </mrow>
    <annotation encoding="StarMath 5.0">stack { 
  left( { a_0^2 - 1 - frac { a_0 } { a_0 - frac { 1 } { a_0 } }} right)
    left( a_0^2 + {frac { 1 } { a_0^2 }} + {frac { 1 } { left( a_0 - frac { 1 } { a_0} right)^2 }}
          - 2 - { frac { 2 a_0 } { a_0 - frac { 1 } { a_0} } } + { frac { 2 } { a_0^2 - 1 } }
    right)
#
  - left( a_0^2 - 1 - frac { a_0 } { a_0 - frac { 1 } { a_0 } } right)
}
  =
stack { 
  left( a_0^2 + {frac { 1 } { a_0^2 }} + {frac { 1 } { left( a_0 - frac { 1 } { a_0} right)^2 }}
          - 2 - { frac { 2 a_0 } { a_0 - frac { 1 } { a_0} } } + { frac { 2 } { a_0^2 - 1 } }
  right)^2
#
  - 3 left( a_0^2 + {frac { 1 } { a_0^2 }} + {frac { 1 } { left( a_0 - frac { 1 } { a_0} right)^2 }}
          - 2 - { frac { 2 a_0 } { a_0 - frac { 1 } { a_0} } } + { frac { 2 } { a_0^2 - 1 } }
      right)

#
  + 1
}</annotation>
  </semantics>
</math>
</file>

<file path=Object 12/content.xml><?xml version="1.0" encoding="utf-8"?>
<math xmlns="http://www.w3.org/1998/Math/MathML" display="block">
  <semantics>
    <mrow>
      <msub>
        <mi>a</mi>
        <mn>1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</mrow>
    </mrow>
    <annotation encoding="StarMath 5.0">a_{ 1 } = a_0 - frac { 1 } { a_0} </annotation>
  </semantics>
</math>
</file>

<file path=Object 120/content.xml><?xml version="1.0" encoding="utf-8"?>
<math xmlns="http://www.w3.org/1998/Math/MathML" display="block">
  <semantics>
    <mrow>
      <mtable>
        <mtr>
          <mtd>
            <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  <mo stretchy="false">−</mo>
                    <mfrac>
                      <msub>
                        <mi>a</mi>
                        <mn>0</mn>
                      </msub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1</mn>
                      <mo stretchy="false">−</mo>
                      <mfrac>
                        <mn>6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  <mo stretchy="false">−</mo>
                      <mfrac>
                        <msub>
                          <mi>a</mi>
                          <mn>0</mn>
                        </msub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row>
                  <mo fence="true" form="postfix" stretchy="true">)</mo>
                </mrow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2</mn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1</mn>
                      <mo stretchy="false">−</mo>
                      <mfrac>
                        <mn>6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  <mn>2</mn>
            </msup>
          </mtd>
        </mtr>
        <mtr>
          <mtd>
            <mrow>
              <mrow>
                <mo stretchy="false">−</mo>
                <mn>3</mn>
              </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2</mn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1</mn>
                      <mo stretchy="false">−</mo>
                      <mfrac>
                        <mn>6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  <mo stretchy="false">+</mo>
                      <mfrac>
                        <mn>1</mn>
                        <msubsup>
                          <mi>a</mi>
                          <mn>0</mn>
                          <mn>2</mn>
                        </msubsup>
                      </mfrac>
                    </mrow>
                  </mrow>
                  <mo fence="true" form="postfix" stretchy="true">)</mo>
                </mrow>
                <mn>2</mn>
              </msup>
            </mrow>
          </mtd>
        </mtr>
      </mtable>
    </mrow>
    <annotation encoding="StarMath 5.0">stack { 
  left( a_0 - frac { 1 } { a_0} right)^2 left( { a_0^2 - 1 - frac { a_0 } { a_0 - frac { 1 } { a_0 } }} right)
    left( a_0^4 - 6 a_0^2 + 11 - {frac { 6 } { a_0^2 }} + {frac { 1 } { a_0^4 }} right)
#
  - left( a_0^2 - 1 - frac { a_0 } { a_0 - frac { 1 } { a_0 } } right)
    left( a_0 - frac { 1 } { a_0} right)^2 left( a_0^2 - 2 + frac { 1 } { a_0^2 } right)
}
  =
stack { 
  left( a_0^4 - 6 a_0^2 + 11 - {frac { 6 } { a_0^2 }} + {frac { 1 } { a_0^4 }} right)^2
#
  - 3 left( a_0^2 - 2 + frac { 1 } { a_0^2 } right)
      left( a_0^4 - 6 a_0^2 + 11 - {frac { 6 } { a_0^2 }} + {frac { 1 } { a_0^4 }} right)
#
  + left( a_0^2 - 2 + frac { 1 } { a_0^2 } right)^2
}</annotation>
  </semantics>
</math>
</file>

<file path=Object 121/content.xml><?xml version="1.0" encoding="utf-8"?>
<math xmlns="http://www.w3.org/1998/Math/MathML" display="block">
  <semantics>
    <mrow>
      <mrow>
        <msubsup>
          <mi>a</mi>
          <mn>0</mn>
          <mn>2</mn>
        </msubsup>
        <mo stretchy="false">−</mo>
        <mn>1</mn>
        <mo stretchy="false">−</mo>
        <mfrac>
          <msub>
            <mi>a</mi>
            <mn>0</mn>
          </msub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</mrow>
      <mo stretchy="false">=</mo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−</mo>
        <mn>2</mn>
        <mo stretchy="false">+</mo>
        <msup>
          <mrow>
            <mo fence="true" form="prefix" stretchy="true">(</mo>
            <mrow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frac>
            </mrow>
            <mo fence="true" form="postfix" stretchy="true">)</mo>
          </mrow>
          <mn>2</mn>
        </msup>
        <mo stretchy="false">−</mo>
        <mn>1</mn>
      </mrow>
    </mrow>
    <annotation encoding="StarMath 5.0">  a_0^2 - 1 - frac { a_0 } { a_0 - frac { 1 } { a_0} }
 =
  left( {a_0 - frac { 1 } { a_0}} right)^2 - 2 + left( frac { 1 } { a_0 - frac { 1 } { a_0} } right)^2 - 1</annotation>
  </semantics>
</math>
</file>

<file path=Object 122/content.xml><?xml version="1.0" encoding="utf-8"?>
<math xmlns="http://www.w3.org/1998/Math/MathML" display="block">
  <semantics>
    <mrow>
      <mrow>
        <mo fence="true" form="prefix" stretchy="true">(</mo>
        <mrow>
          <mrow>
            <msubsup>
              <mi>a</mi>
              <mn>0</mn>
              <mn>2</mn>
            </msubsup>
            <mo stretchy="false">−</mo>
            <mn>1</mn>
          </mrow>
        </mrow>
        <mo fence="true" form="postfix" stretchy="true">)</mo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−</mo>
        <msub>
          <mi>a</mi>
          <mn>0</mn>
        </msub>
      </mrow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4</mn>
          </msup>
          <mo stretchy="false">−</mo>
          <mn>3</mn>
        </mrow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+</mo>
        <mn>1</mn>
      </mrow>
    </mrow>
    <annotation encoding="StarMath 5.0">  left( a_0^2 - 1 right) left( {a_0 - frac { 1 } { a_0}} right)^2
  - a_0 left( { a_0 - frac { 1 } { a_0} } right)
 =
  left( {a_0 - frac { 1 } { a_0}} right)^4
  - 3 left( {a_0 - frac { 1 } { a_0}} right)^2
  + 1</annotation>
  </semantics>
</math>
</file>

<file path=Object 123/content.xml><?xml version="1.0" encoding="utf-8"?>
<math xmlns="http://www.w3.org/1998/Math/MathML" display="block">
  <semantics>
    <mrow>
      <mrow>
        <mo fence="true" form="prefix" stretchy="true">(</mo>
        <mrow>
          <mrow>
            <msubsup>
              <mi>a</mi>
              <mn>0</mn>
              <mn>2</mn>
            </msubsup>
            <mo stretchy="false">−</mo>
            <mn>1</mn>
          </mrow>
        </mrow>
        <mo fence="true" form="postfix" stretchy="true">)</mo>
      </mrow>
      <mrow>
        <mrow>
          <mo fence="true" form="prefix" stretchy="true">(</mo>
          <mrow>
            <mrow>
              <msubsup>
                <mi>a</mi>
                <mn>0</mn>
                <mn>2</mn>
              </msubsup>
              <mo stretchy="false">−</mo>
              <mn>2</mn>
              <mo stretchy="false">+</mo>
              <mfrac>
                <mn>1</mn>
                <msubsup>
                  <mi>a</mi>
                  <mn>0</mn>
                  <mn>2</mn>
                </msubsup>
              </mfrac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2</mn>
                  <mo stretchy="false">+</mo>
                  <mfrac>
                    <mn>1</mn>
                    <msubsup>
                      <mi>a</mi>
                      <mn>0</mn>
                      <mn>2</mn>
                    </msubsup>
                  </mfrac>
                </mrow>
              </mrow>
              <mo fence="true" form="postfix" stretchy="true">)</mo>
            </mrow>
            <mn>2</mn>
          </msup>
          <mo stretchy="false">−</mo>
          <mn>3</mn>
        </mrow>
      </mrow>
      <mrow>
        <mrow>
          <mo fence="true" form="prefix" stretchy="true">(</mo>
          <mrow>
            <mrow>
              <msubsup>
                <mi>a</mi>
                <mn>0</mn>
                <mn>2</mn>
              </msubsup>
              <mo stretchy="false">−</mo>
              <mn>2</mn>
              <mo stretchy="false">+</mo>
              <mfrac>
                <mn>1</mn>
                <msubsup>
                  <mi>a</mi>
                  <mn>0</mn>
                  <mn>2</mn>
                </msubsup>
              </mfrac>
            </mrow>
          </mrow>
          <mo fence="true" form="postfix" stretchy="true">)</mo>
        </mrow>
        <mo stretchy="false">+</mo>
        <mn>1</mn>
      </mrow>
    </mrow>
    <annotation encoding="StarMath 5.0">  left( a_0^2 - 1 right) left( a_0^2 - 2 + frac { 1 } { a_0^2 } right)
  - a_0 left( { a_0 - frac { 1 } { a_0} } right)
 =
  left( a_0^2 - 2 + frac { 1 } { a_0^2 } right)^2
  - 3 left( a_0^2 - 2 + frac { 1 } { a_0^2 } right)
  + 1  </annotation>
  </semantics>
</math>
</file>

<file path=Object 124/content.xml><?xml version="1.0" encoding="utf-8"?>
<math xmlns="http://www.w3.org/1998/Math/MathML" display="block">
  <semantics>
    <mrow>
      <msubsup>
        <mi>a</mi>
        <mn>0</mn>
        <mn>2</mn>
      </msubsup>
      <mrow>
        <mo fence="true" form="prefix" stretchy="true">(</mo>
        <mrow>
          <mrow>
            <msubsup>
              <mi>a</mi>
              <mn>0</mn>
              <mn>2</mn>
            </msubsup>
            <mo stretchy="false">−</mo>
            <mn>1</mn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2</mn>
              </mrow>
              <mrow>
                <msubsup>
                  <mi>a</mi>
                  <mn>0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−</mo>
        <msubsup>
          <mi>a</mi>
          <mn>0</mn>
          <mn>4</mn>
        </msubsup>
      </mrow>
      <mrow>
        <mrow>
          <mo fence="true" form="prefix" stretchy="true">(</mo>
          <mrow>
            <mrow>
              <msubsup>
                <mi>a</mi>
                <mn>0</mn>
                <mn>2</mn>
              </msubsup>
              <mo stretchy="false">−</mo>
              <mn>1</mn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4</mn>
                    </msubsup>
                    <mo stretchy="false">−</mo>
                    <mn>2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1</mn>
                  </mrow>
                </mrow>
              </mrow>
              <mo fence="true" form="postfix" stretchy="true">)</mo>
            </mrow>
            <mn>2</mn>
          </msup>
          <mo stretchy="false">−</mo>
          <mn>3</mn>
        </mrow>
      </mrow>
      <msubsup>
        <mi>a</mi>
        <mn>0</mn>
        <mn>2</mn>
      </msubsup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2</mn>
              </mrow>
              <mrow>
                <msubsup>
                  <mi>a</mi>
                  <mn>0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+</mo>
        <msubsup>
          <mi>a</mi>
          <mn>0</mn>
          <mn>4</mn>
        </msubsup>
      </mrow>
    </mrow>
    <annotation encoding="StarMath 5.0">a_0^2 left( a_0^2 - 1 right) left( a_0^4 - 2 a_0^2 + 1 right)
  - a_0^4 left( a_0^2 - 1 right)
 =
  left( a_0^4 - 2 a_0^2 + 1 right)^2
  - 3 a_0^2 left( a_0^4 - 2 a_0^2 + 1 right)
  + a_0^4</annotation>
  </semantics>
</math>
</file>

<file path=Object 125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n>2</mn>
      </msup>
      <mrow>
        <mo fence="true" form="prefix" stretchy="true">(</mo>
        <mrow>
          <mrow>
            <msubsup>
              <mi>a</mi>
              <mn>0</mn>
              <mn>2</mn>
            </msubsup>
            <mo stretchy="false">−</mo>
            <mn>1</mn>
            <mo stretchy="false">−</mo>
            <mfrac>
              <msub>
                <mi>a</mi>
                <mn>0</mn>
              </msub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n>13</mn>
                <mo stretchy="false">−</mo>
                <mfrac>
                  <mn>7</mn>
                  <msubsup>
                    <mi>a</mi>
                    <mn>0</mn>
                    <mn>2</mn>
                  </msubsup>
                </mfrac>
                <mo stretchy="false">+</mo>
                <mfrac>
                  <mn>1</mn>
                  <msubsup>
                    <mi>a</mi>
                    <mn>0</mn>
                    <mn>4</mn>
                  </msubsup>
                </mfrac>
              </mrow>
            </mrow>
          </mrow>
          <mo fence="true" form="postfix" stretchy="true">)</mo>
        </mrow>
        <mo stretchy="false">=</mo>
        <mtable>
          <mtr>
            <mtd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  <mn>2</mn>
              </msup>
            </mtd>
          </mtr>
          <mtr>
            <mtd>
              <mrow>
                <mrow>
                  <mo stretchy="false">−</mo>
                  <mn>3</mn>
                </mrow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  <mo stretchy="false">+</mo>
                      <mfrac>
                        <mn>1</mn>
                        <msubsup>
                          <mi>a</mi>
                          <mn>0</mn>
                          <mn>2</mn>
                        </msubsup>
                      </mfrac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stretchy="false">+</mo>
                <msup>
                  <mrow>
                    <mo fence="true" form="prefix" stretchy="true">(</mo>
                    <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  <mo stretchy="false">+</mo>
                        <mfrac>
                          <mn>1</mn>
                          <msubsup>
                            <mi>a</mi>
                            <mn>0</mn>
                            <mn>2</mn>
                          </msubsup>
                        </mfrac>
                      </mrow>
                    </mrow>
                    <mo fence="true" form="postfix" stretchy="true">)</mo>
                  </mrow>
                  <mn>2</mn>
                </msup>
              </mrow>
            </mtd>
          </mtr>
        </mtable>
      </mrow>
    </mrow>
    <annotation encoding="StarMath 5.0">  left( a_0 - frac { 1 } { a_0} right)^2 left( { a_0^2 - 1 - frac { a_0 } { a_0 - frac { 1 } { a_0 } }} right)
    left( a_0^4 - 7 a_0^2 + 13 - {frac { 7 } { a_0^2 }} + {frac { 1 } { a_0^4 }} right)
  =
stack { 
  left( a_0^4 - 6 a_0^2 + 11 - {frac { 6 } { a_0^2 }} + {frac { 1 } { a_0^4 }} right)^2
#
  - 3 left( a_0^2 - 2 + frac { 1 } { a_0^2 } right)
      left( a_0^4 - 6 a_0^2 + 11 - {frac { 6 } { a_0^2 }} + {frac { 1 } { a_0^4 }} right)
#
  + left( a_0^2 - 2 + frac { 1 } { a_0^2 } right)^2
}</annotation>
  </semantics>
</math>
</file>

<file path=Object 126/content.xml><?xml version="1.0" encoding="utf-8"?>
<math xmlns="http://www.w3.org/1998/Math/MathML" display="block">
  <semantics>
    <mrow>
      <mrow>
        <mo fence="true" form="prefix" stretchy="true">(</mo>
        <mrow>
          <mrow>
            <msubsup>
              <mi>a</mi>
              <mn>0</mn>
              <mn>2</mn>
            </msubsup>
            <mo stretchy="false">−</mo>
            <mn>2</mn>
            <mo stretchy="false">+</mo>
            <mfrac>
              <mn>1</mn>
              <msubsup>
                <mi>a</mi>
                <mn>0</mn>
                <mn>2</mn>
              </msubsup>
            </mfrac>
            <mo stretchy="false">+</mo>
            <mfrac>
              <mn>1</mn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</mfrac>
            <mo stretchy="false">−</mo>
            <mfrac>
              <mrow>
                <mn>2</mn>
                <msub>
                  <mi>a</mi>
                  <mn>0</mn>
                </msub>
              </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  <mo stretchy="false">+</mo>
            <mfrac>
              <mn>2</mn>
              <mrow>
                <msubsup>
                  <mi>a</mi>
                  <mn>0</mn>
                  <mn>2</mn>
                </msubsup>
                <mo stretchy="false">−</mo>
                <mn>1</mn>
              </mrow>
            </mfrac>
          </mrow>
        </mrow>
        <mo fence="true" form="postfix" stretchy="true">)</mo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=</mo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2</mn>
                  <mo stretchy="false">+</mo>
                  <mfrac>
                    <mn>1</mn>
                    <msubsup>
                      <mi>a</mi>
                      <mn>0</mn>
                      <mn>2</mn>
                    </msubsup>
                  </mfrac>
                </mrow>
              </mrow>
              <mo fence="true" form="postfix" stretchy="true">)</mo>
            </mrow>
            <mn>2</mn>
          </msup>
          <mo stretchy="false">+</mo>
          <mn>1</mn>
          <mo stretchy="false">−</mo>
          <mn>2</mn>
        </mrow>
      </mrow>
      <msub>
        <mi>a</mi>
        <mn>0</mn>
      </msub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+</mo>
        <mfrac>
          <mrow>
            <mn>2</mn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</mrow>
          <msub>
            <mi>a</mi>
            <mn>0</mn>
          </msub>
        </mfrac>
      </mrow>
    </mrow>
    <annotation encoding="StarMath 5.0">  left( a_0^2 - 2 + {frac { 1 } { a_0^2 }} + {frac { 1 } { left( a_0 - frac { 1 } { a_0} right)^2 }}
        - { frac { 2 a_0 } { a_0 - frac { 1 } { a_0} } } + { frac { 2 } { a_0^2 - 1 } }
  right)
  left( a_0 - frac { 1 } { a_0} right)^2
=
  left( a_0^2 - 2 + {frac { 1 } { a_0^2 }} right)^2
  + 1
  - 2 a_0 left( a_0 - frac { 1 } { a_0} right)
  + { frac { 2 left( a_0 - frac { 1 } { a_0} right) } { a_0 } }</annotation>
  </semantics>
</math>
</file>

<file path=Object 127/content.xml><?xml version="1.0" encoding="utf-8"?>
<math xmlns="http://www.w3.org/1998/Math/MathML" display="block">
  <semantics>
    <mrow>
      <mrow>
        <mrow>
          <mo fence="true" form="prefix" stretchy="false">(</mo>
          <mrow/>
          <mo fence="true" form="postfix" stretchy="false">)</mo>
        </mrow>
        <mo stretchy="false">=</mo>
        <mrow>
          <msubsup>
            <mi>a</mi>
            <mn>0</mn>
            <mn>4</mn>
          </msubsup>
          <mo stretchy="false">+</mo>
          <mn>4</mn>
          <mo stretchy="false">+</mo>
          <mfrac>
            <mn>1</mn>
            <msubsup>
              <mi>a</mi>
              <mn>0</mn>
              <mn>4</mn>
            </msubsup>
          </mfrac>
          <mo stretchy="false">−</mo>
          <mn>4</mn>
        </mrow>
      </mrow>
      <mrow>
        <msubsup>
          <mi>a</mi>
          <mn>0</mn>
          <mn>2</mn>
        </msubsup>
        <mo stretchy="false">+</mo>
        <mn>2</mn>
        <mo stretchy="false">−</mo>
        <mfrac>
          <mn>4</mn>
          <msubsup>
            <mi>a</mi>
            <mn>0</mn>
            <mn>2</mn>
          </msubsup>
        </mfrac>
        <mo stretchy="false">+</mo>
        <mn>1</mn>
        <mo stretchy="false">−</mo>
        <mn>2</mn>
      </mrow>
      <mrow>
        <msubsup>
          <mi>a</mi>
          <mn>0</mn>
          <mn>2</mn>
        </msubsup>
        <mo stretchy="false">+</mo>
        <mn>2</mn>
        <mo stretchy="false">+</mo>
        <mn>2</mn>
        <mo stretchy="false">−</mo>
        <mfrac>
          <mn>2</mn>
          <msubsup>
            <mi>a</mi>
            <mn>0</mn>
            <mn>2</mn>
          </msubsup>
        </mfrac>
      </mrow>
    </mrow>
    <annotation encoding="StarMath 5.0">( )
=
  a_0^4 + 4 + {frac { 1 } { a_0^4 }} - 4 a_0^2 + 2 - {frac { 4 } { a_0^2 }}
  + 1
  - 2 a_0^2 + 2 
  + 2 - frac { 2 } { a_0^2 }</annotation>
  </semantics>
</math>
</file>

<file path=Object 128/content.xml><?xml version="1.0" encoding="utf-8"?>
<math xmlns="http://www.w3.org/1998/Math/MathML" display="block">
  <semantics>
    <mrow>
      <mrow>
        <mrow>
          <mo fence="true" form="prefix" stretchy="false">(</mo>
          <mrow/>
          <mo fence="true" form="postfix" stretchy="false">)</mo>
        </mrow>
        <mo stretchy="false">=</mo>
        <mrow>
          <msubsup>
            <mi>a</mi>
            <mn>0</mn>
            <mn>4</mn>
          </msubsup>
          <mo stretchy="false">−</mo>
          <mn>6</mn>
        </mrow>
      </mrow>
      <mrow>
        <msubsup>
          <mi>a</mi>
          <mn>0</mn>
          <mn>2</mn>
        </msubsup>
        <mo stretchy="false">+</mo>
        <mn>11</mn>
        <mo stretchy="false">−</mo>
        <mfrac>
          <mn>6</mn>
          <msubsup>
            <mi>a</mi>
            <mn>0</mn>
            <mn>2</mn>
          </msubsup>
        </mfrac>
        <mo stretchy="false">+</mo>
        <mfrac>
          <mn>1</mn>
          <msubsup>
            <mi>a</mi>
            <mn>0</mn>
            <mn>4</mn>
          </msubsup>
        </mfrac>
      </mrow>
    </mrow>
    <annotation encoding="StarMath 5.0">( )
=
  a_0^4 - 6 a_0^2 + 11 - {frac { 6 } { a_0^2 }} + {frac { 1 } { a_0^4 }}</annotation>
  </semantics>
</math>
</file>

<file path=Object 129/content.xml><?xml version="1.0" encoding="utf-8"?>
<math xmlns="http://www.w3.org/1998/Math/MathML" display="block">
  <semantics>
    <mrow>
      <mtable>
        <mtr>
          <mtd>
            <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  <mo stretchy="false">−</mo>
                    <mfrac>
                      <msub>
                        <mi>a</mi>
                        <mn>0</mn>
                      </msub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  <mo stretchy="false">−</mo>
                    <mn>2</mn>
                    <mo stretchy="false">−</mo>
                    <mfrac>
                      <mrow>
                        <mn>2</mn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+</mo>
                    <mfrac>
                      <mn>2</mn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1</mn>
                      </mrow>
                    </mfrac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row>
                <mo stretchy="false">−</mo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  <mo stretchy="false">−</mo>
                      <mfrac>
                        <msub>
                          <mi>a</mi>
                          <mn>0</mn>
                        </msub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row>
                  <mo fence="true" form="postfix" stretchy="true">)</mo>
                </mrow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4</mn>
              </msup>
            </mrow>
          </mtd>
        </mtr>
      </mtable>
      <mo stretchy="false">=</mo>
      <mtable>
        <mtr>
          <mtd>
            <mrow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+</mo>
                      <mfrac>
                        <mn>1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frac>
                      <mo stretchy="false">−</mo>
                      <mn>2</mn>
                      <mo stretchy="false">−</mo>
                      <mfrac>
                        <mrow>
                          <mn>2</mn>
                          <msub>
                            <mi>a</mi>
                            <mn>0</mn>
                          </msub>
                        </mrow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  <mo stretchy="false">+</mo>
                      <mfrac>
                        <mn>2</mn>
                        <mrow>
                          <msubsup>
                            <mi>a</mi>
                            <mn>0</mn>
                            <mn>2</mn>
                          </msubsup>
                          <mo stretchy="false">−</mo>
                          <mn>1</mn>
                        </mrow>
                      </mfrac>
                    </mrow>
                  </mrow>
                  <mo fence="true" form="postfix" stretchy="true">)</mo>
                </mrow>
                <mn>2</mn>
              </msup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4</mn>
              </msup>
            </mrow>
          </mtd>
        </mtr>
        <mtr>
          <mtd>
            <mrow>
              <mrow>
                <mo stretchy="false">−</mo>
                <mn>3</mn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  <mo stretchy="false">−</mo>
                    <mn>2</mn>
                    <mo stretchy="false">−</mo>
                    <mfrac>
                      <mrow>
                        <mn>2</mn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+</mo>
                    <mfrac>
                      <mn>2</mn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1</mn>
                      </mrow>
                    </mfrac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o stretchy="false">+</mo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4</mn>
              </msup>
            </mrow>
          </mtd>
        </mtr>
      </mtable>
    </mrow>
    <annotation encoding="StarMath 5.0">stack { 
  left( a_0 - frac { 1 } { a_0} right)^2 left( { a_0^2 - 1 - frac { a_0 } { a_0 - frac { 1 } { a_0 } }} right)
    left( a_0^2 + {frac { 1 } { a_0^2 }} + {frac { 1 } { left( a_0 - frac { 1 } { a_0} right)^2 }}
          - 2 - { frac { 2 a_0 } { a_0 - frac { 1 } { a_0} } } + { frac { 2 } { a_0^2 - 1 } }
    right) left( a_0 - frac { 1 } { a_0} right)^2
#
  - left( a_0^2 - 1 - frac { a_0 } { a_0 - frac { 1 } { a_0 } } right) left( a_0 - frac { 1 } { a_0} right)^4
}
  =
stack { 
  left( a_0^2 + {frac { 1 } { a_0^2 }} + {frac { 1 } { left( a_0 - frac { 1 } { a_0} right)^2 }}
          - 2 - { frac { 2 a_0 } { a_0 - frac { 1 } { a_0} } } + { frac { 2 } { a_0^2 - 1 } }
  right)^2 left( a_0 - frac { 1 } { a_0} right)^4
#
  - 3 left( a_0 - frac { 1 } { a_0} right)^2 
      left( a_0^2 + {frac { 1 } { a_0^2 }} + {frac { 1 } { left( a_0 - frac { 1 } { a_0} right)^2 }}
          - 2 - { frac { 2 a_0 } { a_0 - frac { 1 } { a_0} } } + { frac { 2 } { a_0^2 - 1 } }
      right)
      left( a_0 - frac { 1 } { a_0} right)^2

#
  + left( a_0 - frac { 1 } { a_0} right)^4
}</annotation>
  </semantics>
</math>
</file>

<file path=Object 13/content.xml><?xml version="1.0" encoding="utf-8"?>
<math xmlns="http://www.w3.org/1998/Math/MathML" display="block">
  <semantics>
    <mrow>
      <msub>
        <mi>a</mi>
        <mn>3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</mrow>
      <mo stretchy="false">=</mo>
      <msub>
        <mi>a</mi>
        <mn>0</mn>
      </msub>
    </mrow>
    <annotation encoding="StarMath 5.0">a_{ 3 } = a_2 - frac { 1 } { a_2 }  = a_0</annotation>
  </semantics>
</math>
</file>

<file path=Object 130/content.xml><?xml version="1.0" encoding="utf-8"?>
<math xmlns="http://www.w3.org/1998/Math/MathML" display="block">
  <semantics>
    <mrow>
      <mtable>
        <mtr>
          <mtd>
            <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  <mo stretchy="false">−</mo>
                    <mfrac>
                      <msub>
                        <mi>a</mi>
                        <mn>0</mn>
                      </msub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1</mn>
                      <mo stretchy="false">−</mo>
                      <mfrac>
                        <mn>6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  <mo stretchy="false">−</mo>
                      <mfrac>
                        <msub>
                          <mi>a</mi>
                          <mn>0</mn>
                        </msub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row>
                  <mo fence="true" form="postfix" stretchy="true">)</mo>
                </mrow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1</mn>
                      <mo stretchy="false">−</mo>
                      <mfrac>
                        <mn>6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  <mn>2</mn>
            </msup>
          </mtd>
        </mtr>
        <mtr>
          <mtd>
            <mrow>
              <mrow>
                <mo stretchy="false">−</mo>
                <mn>3</mn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1</mn>
                      <mo stretchy="false">−</mo>
                      <mfrac>
                        <mn>6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4</mn>
              </msup>
            </mrow>
          </mtd>
        </mtr>
      </mtable>
    </mrow>
    <annotation encoding="StarMath 5.0">stack { 
  left( a_0 - frac { 1 } { a_0} right)^2 left( { a_0^2 - 1 - frac { a_0 } { a_0 - frac { 1 } { a_0 } }} right)
    left( a_0^4 - 6 a_0^2 + 11 - {frac { 6 } { a_0^2 }} + {frac { 1 } { a_0^4 }} right)
#
  - left( a_0^2 - 1 - frac { a_0 } { a_0 - frac { 1 } { a_0 } } right)
    left( a_0 - frac { 1 } { a_0} right)^2 left( a_0 - frac { 1 } { a_0} right)^2
}
  =
stack { 
  left( a_0^4 - 6 a_0^2 + 11 - {frac { 6 } { a_0^2 }} + {frac { 1 } { a_0^4 }} right)^2
#
  - 3 left( a_0 - frac { 1 } { a_0} right)^2 
      left( a_0^4 - 6 a_0^2 + 11 - {frac { 6 } { a_0^2 }} + {frac { 1 } { a_0^4 }} right)
#
  + left( a_0 - frac { 1 } { a_0} right)^4
}</annotation>
  </semantics>
</math>
</file>

<file path=Object 131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1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2</mn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</mrow>
                </mrow>
                <mo fence="true" form="postfix" stretchy="true">)</mo>
              </mrow>
              <mo stretchy="false">−</mo>
              <msub>
                <mi>a</mi>
                <mn>0</mn>
              </msub>
            </mrow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n>13</mn>
                <mo stretchy="false">−</mo>
                <mfrac>
                  <mn>7</mn>
                  <msubsup>
                    <mi>a</mi>
                    <mn>0</mn>
                    <mn>2</mn>
                  </msubsup>
                </mfrac>
                <mo stretchy="false">+</mo>
                <mfrac>
                  <mn>1</mn>
                  <msubsup>
                    <mi>a</mi>
                    <mn>0</mn>
                    <mn>4</mn>
                  </msubsup>
                </mfrac>
              </mrow>
            </mrow>
          </mrow>
          <mo fence="true" form="postfix" stretchy="true">)</mo>
        </mrow>
        <mo stretchy="false">=</mo>
        <mtable>
          <mtr>
            <mtd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  <mn>2</mn>
              </msup>
            </mtd>
          </mtr>
          <mtr>
            <mtd>
              <mrow>
                <mrow>
                  <mo stretchy="false">−</mo>
                  <mn>3</mn>
                </mrow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  <mo stretchy="false">+</mo>
                      <mfrac>
                        <mn>1</mn>
                        <msubsup>
                          <mi>a</mi>
                          <mn>0</mn>
                          <mn>2</mn>
                        </msubsup>
                      </mfrac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stretchy="false">+</mo>
                <msup>
                  <mrow>
                    <mo fence="true" form="prefix" stretchy="true">(</mo>
                    <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  <mo stretchy="false">+</mo>
                        <mfrac>
                          <mn>1</mn>
                          <msubsup>
                            <mi>a</mi>
                            <mn>0</mn>
                            <mn>2</mn>
                          </msubsup>
                        </mfrac>
                      </mrow>
                    </mrow>
                    <mo fence="true" form="postfix" stretchy="true">)</mo>
                  </mrow>
                  <mn>2</mn>
                </msup>
              </mrow>
            </mtd>
          </mtr>
        </mtable>
      </mrow>
    </mrow>
    <annotation encoding="StarMath 5.0">  left(
    left( a_0^2 - 1 right) left( a_0^2 - 2 + {frac { 1 } { a_0^2 }}  right)
    - a_0 left( a_0 - {frac { 1 } { a_0 }} right)
  right)
    left( a_0^4 - 7 a_0^2 + 13 - {frac { 7 } { a_0^2 }} + {frac { 1 } { a_0^4 }} right)
  =
stack { 
  left( a_0^4 - 6 a_0^2 + 11 - {frac { 6 } { a_0^2 }} + {frac { 1 } { a_0^4 }} right)^2
#
  - 3 left( a_0^2 - 2 + frac { 1 } { a_0^2 } right)
      left( a_0^4 - 6 a_0^2 + 11 - {frac { 6 } { a_0^2 }} + {frac { 1 } { a_0^4 }} right)
#
  + left( a_0^2 - 2 + frac { 1 } { a_0^2 } right)^2
}</annotation>
  </semantics>
</math>
</file>

<file path=Object 132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subsup>
                <mi>a</mi>
                <mn>0</mn>
                <mn>4</mn>
              </msubsup>
              <mo stretchy="false">−</mo>
              <mn>2</mn>
            </mrow>
            <mrow>
              <msubsup>
                <mi>a</mi>
                <mn>0</mn>
                <mn>2</mn>
              </msubsup>
              <mo stretchy="false">+</mo>
              <mn>1</mn>
              <mo stretchy="false">−</mo>
              <msubsup>
                <mi>a</mi>
                <mn>0</mn>
                <mn>2</mn>
              </msubsup>
              <mo stretchy="false">+</mo>
              <mn>2</mn>
              <mo stretchy="false">−</mo>
              <mfrac>
                <mn>1</mn>
                <msubsup>
                  <mi>a</mi>
                  <mn>0</mn>
                  <mn>2</mn>
                </msubsup>
              </mfrac>
              <mo stretchy="false">−</mo>
              <msubsup>
                <mi>a</mi>
                <mn>0</mn>
                <mn>2</mn>
              </msubsup>
              <mo stretchy="false">+</mo>
              <mn>1</mn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n>13</mn>
                <mo stretchy="false">−</mo>
                <mfrac>
                  <mn>7</mn>
                  <msubsup>
                    <mi>a</mi>
                    <mn>0</mn>
                    <mn>2</mn>
                  </msubsup>
                </mfrac>
                <mo stretchy="false">+</mo>
                <mfrac>
                  <mn>1</mn>
                  <msubsup>
                    <mi>a</mi>
                    <mn>0</mn>
                    <mn>4</mn>
                  </msubsup>
                </mfrac>
              </mrow>
            </mrow>
          </mrow>
          <mo fence="true" form="postfix" stretchy="true">)</mo>
        </mrow>
        <mo stretchy="false">=</mo>
        <mtable>
          <mtr>
            <mtd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  <mn>2</mn>
              </msup>
            </mtd>
          </mtr>
          <mtr>
            <mtd>
              <mrow>
                <mrow>
                  <mo stretchy="false">−</mo>
                  <mn>3</mn>
                </mrow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  <mo stretchy="false">+</mo>
                      <mfrac>
                        <mn>1</mn>
                        <msubsup>
                          <mi>a</mi>
                          <mn>0</mn>
                          <mn>2</mn>
                        </msubsup>
                      </mfrac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stretchy="false">+</mo>
                <msup>
                  <mrow>
                    <mo fence="true" form="prefix" stretchy="true">(</mo>
                    <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  <mo stretchy="false">+</mo>
                        <mfrac>
                          <mn>1</mn>
                          <msubsup>
                            <mi>a</mi>
                            <mn>0</mn>
                            <mn>2</mn>
                          </msubsup>
                        </mfrac>
                      </mrow>
                    </mrow>
                    <mo fence="true" form="postfix" stretchy="true">)</mo>
                  </mrow>
                  <mn>2</mn>
                </msup>
              </mrow>
            </mtd>
          </mtr>
        </mtable>
      </mrow>
    </mrow>
    <annotation encoding="StarMath 5.0">  left( a_0^4 - 2 a_0^2 + 1 - a_0^2 + 2 - {frac { 1 } { a_0^2 }} - a_0^2 + 1 right)
  left( a_0^4 - 7 a_0^2 + 13 - {frac { 7 } { a_0^2 }} + {frac { 1 } { a_0^4 }} right)
  =
stack { 
  left( a_0^4 - 6 a_0^2 + 11 - {frac { 6 } { a_0^2 }} + {frac { 1 } { a_0^4 }} right)^2
#
  - 3 left( a_0^2 - 2 + frac { 1 } { a_0^2 } right)
      left( a_0^4 - 6 a_0^2 + 11 - {frac { 6 } { a_0^2 }} + {frac { 1 } { a_0^4 }} right)
#
  + left( a_0^2 - 2 + frac { 1 } { a_0^2 } right)^2
}</annotation>
  </semantics>
</math>
</file>

<file path=Object 133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4</mn>
            </mrow>
            <mrow>
              <msubsup>
                <mi>a</mi>
                <mn>0</mn>
                <mn>4</mn>
              </msubsup>
              <mo stretchy="false">−</mo>
              <msubsup>
                <mi>a</mi>
                <mn>0</mn>
                <mn>2</mn>
              </msubsup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bsup>
                  <mi>a</mi>
                  <mn>0</mn>
                  <mn>8</mn>
                </msubsup>
                <mo stretchy="false">−</mo>
                <mn>7</mn>
              </mrow>
              <mrow>
                <msubsup>
                  <mi>a</mi>
                  <mn>0</mn>
                  <mn>6</mn>
                </msubsup>
                <mo stretchy="false">+</mo>
                <mn>13</mn>
              </mrow>
              <mrow>
                <msubsup>
                  <mi>a</mi>
                  <mn>0</mn>
                  <mn>4</mn>
                </msubsup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=</mo>
        <mtable>
          <mtr>
            <mtd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11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</mn>
                      </mrow>
                    </mrow>
                  </mrow>
                  <mo fence="true" form="postfix" stretchy="true">)</mo>
                </mrow>
                <mn>2</mn>
              </msup>
            </mtd>
          </mtr>
          <mtr>
            <mtd>
              <mrow>
                <mrow>
                  <mo stretchy="false">−</mo>
                  <mn>3</mn>
                </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6</mn>
                        </msubsup>
                        <mo stretchy="false">−</mo>
                        <mn>2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+</mo>
                        <msubsup>
                          <mi>a</mi>
                          <mn>0</mn>
                          <mn>2</mn>
                        </msubsup>
                      </mrow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11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</mn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stretchy="false">+</mo>
                <msup>
                  <mrow>
                    <mo fence="true" form="prefix" stretchy="true">(</mo>
                    <mrow>
                      <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2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+</mo>
                          <msubsup>
                            <mi>a</mi>
                            <mn>0</mn>
                            <mn>2</mn>
                          </msubsup>
                        </mrow>
                      </mrow>
                    </mrow>
                    <mo fence="true" form="postfix" stretchy="true">)</mo>
                  </mrow>
                  <mn>2</mn>
                </msup>
              </mrow>
            </mtd>
          </mtr>
        </mtable>
      </mrow>
    </mrow>
    <annotation encoding="StarMath 5.0">  left( a_0^8 - 4 a_0^6 + 4 a_0^4 - a_0^2 right)
  left( a_0^8 - 7 a_0^6 + 13 a_0^4 - 7 a_0^2 + 1 right)
  =
stack { 
  left( a_0^8 - 6 a_0^6 + 11 a_0^4 - 6 a_0^2 + 1 right)^2
#
  - 3 left( a_0^6 - 2 a_0^4 + a_0^2 right)
      left( a_0^8 - 6 a_0^6 + 11 a_0^4 - 6 a_0^2 + 1 right)
#
  + left( a_0^6 - 2 a_0^4 + a_0^2 right)^2
}</annotation>
  </semantics>
</math>
</file>

<file path=Object 134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subsup>
                <mi>a</mi>
                <mn>0</mn>
                <mn>4</mn>
              </msubsup>
              <mo stretchy="false">−</mo>
              <mn>4</mn>
            </mrow>
            <mrow>
              <msubsup>
                <mi>a</mi>
                <mn>0</mn>
                <mn>2</mn>
              </msubsup>
              <mo stretchy="false">+</mo>
              <mn>4</mn>
              <mo stretchy="false">−</mo>
              <mfrac>
                <mn>1</mn>
                <msubsup>
                  <mi>a</mi>
                  <mn>0</mn>
                  <mn>2</mn>
                </msubsup>
              </mfrac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n>13</mn>
                <mo stretchy="false">−</mo>
                <mfrac>
                  <mn>7</mn>
                  <msubsup>
                    <mi>a</mi>
                    <mn>0</mn>
                    <mn>2</mn>
                  </msubsup>
                </mfrac>
                <mo stretchy="false">+</mo>
                <mfrac>
                  <mn>1</mn>
                  <msubsup>
                    <mi>a</mi>
                    <mn>0</mn>
                    <mn>4</mn>
                  </msubsup>
                </mfrac>
              </mrow>
            </mrow>
          </mrow>
          <mo fence="true" form="postfix" stretchy="true">)</mo>
        </mrow>
        <mo stretchy="false">=</mo>
        <mtable>
          <mtr>
            <mtd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  <mn>2</mn>
              </msup>
            </mtd>
          </mtr>
          <mtr>
            <mtd>
              <mrow>
                <mrow>
                  <mo stretchy="false">−</mo>
                  <mn>3</mn>
                </mrow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  <mo stretchy="false">+</mo>
                      <mfrac>
                        <mn>1</mn>
                        <msubsup>
                          <mi>a</mi>
                          <mn>0</mn>
                          <mn>2</mn>
                        </msubsup>
                      </mfrac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6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+</mo>
                        <mn>11</mn>
                        <mo stretchy="false">−</mo>
                        <mfrac>
                          <mn>6</mn>
                          <msubsup>
                            <mi>a</mi>
                            <mn>0</mn>
                            <mn>2</mn>
                          </msubsup>
                        </mfrac>
                        <mo stretchy="false">+</mo>
                        <mfrac>
                          <mn>1</mn>
                          <msubsup>
                            <mi>a</mi>
                            <mn>0</mn>
                            <mn>4</mn>
                          </msubsup>
                        </mfrac>
                      </mrow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stretchy="false">+</mo>
                <msup>
                  <mrow>
                    <mo fence="true" form="prefix" stretchy="true">(</mo>
                    <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  <mo stretchy="false">+</mo>
                        <mfrac>
                          <mn>1</mn>
                          <msubsup>
                            <mi>a</mi>
                            <mn>0</mn>
                            <mn>2</mn>
                          </msubsup>
                        </mfrac>
                      </mrow>
                    </mrow>
                    <mo fence="true" form="postfix" stretchy="true">)</mo>
                  </mrow>
                  <mn>2</mn>
                </msup>
              </mrow>
            </mtd>
          </mtr>
        </mtable>
      </mrow>
    </mrow>
    <annotation encoding="StarMath 5.0">  left( a_0^4 - 4 a_0^2 + 4 - {frac { 1 } { a_0^2 }} right)
  left( a_0^4 - 7 a_0^2 + 13 - {frac { 7 } { a_0^2 }} + {frac { 1 } { a_0^4 }} right)
  =
stack { 
  left( a_0^4 - 6 a_0^2 + 11 - {frac { 6 } { a_0^2 }} + {frac { 1 } { a_0^4 }} right)^2
#
  - 3 left( a_0^2 - 2 + frac { 1 } { a_0^2 } right)
      left( a_0^4 - 6 a_0^2 + 11 - {frac { 6 } { a_0^2 }} + {frac { 1 } { a_0^4 }} right)
#
  + left( a_0^2 - 2 + frac { 1 } { a_0^2 } right)^2
}</annotation>
  </semantics>
</math>
</file>

<file path=Object 135/content.xml><?xml version="1.0" encoding="utf-8"?>
<math xmlns="http://www.w3.org/1998/Math/MathML" display="block">
  <semantics>
    <mrow>
      <mn>2</mn>
      <mrow>
        <msup>
          <mi>x</mi>
          <mn>2</mn>
        </msup>
        <mo stretchy="false">−</mo>
        <mn>4</mn>
      </mrow>
      <mrow>
        <mi>x</mi>
        <mo stretchy="false">+</mo>
        <mn>1</mn>
      </mrow>
    </mrow>
    <annotation encoding="StarMath 5.0">2 x^2 - 4 x + 1</annotation>
  </semantics>
</math>
</file>

<file path=Object 136/content.xml><?xml version="1.0" encoding="utf-8"?>
<math xmlns="http://www.w3.org/1998/Math/MathML" display="block">
  <semantics>
    <mrow>
      <mi>x</mi>
      <mo stretchy="false">=</mo>
      <mrow>
        <mi>y</mi>
        <mo stretchy="false">−</mo>
        <mfrac>
          <mi>b</mi>
          <mn>4</mn>
        </mfrac>
      </mrow>
    </mrow>
    <annotation encoding="StarMath 5.0">x = y - frac { b } { 4 }</annotation>
  </semantics>
</math>
</file>

<file path=Object 137/content.xml><?xml version="1.0" encoding="utf-8"?>
<math xmlns="http://www.w3.org/1998/Math/MathML" display="block">
  <semantics>
    <mrow>
      <mi>x</mi>
      <mo stretchy="false">=</mo>
      <mrow>
        <mi>y</mi>
        <mo stretchy="false">+</mo>
        <mfrac>
          <mn>7</mn>
          <mn>4</mn>
        </mfrac>
      </mrow>
    </mrow>
    <annotation encoding="StarMath 5.0">x = y + frac { 7 } { 4 }</annotation>
  </semantics>
</math>
</file>

<file path=Object 138/content.xml><?xml version="1.0" encoding="utf-8"?>
<math xmlns="http://www.w3.org/1998/Math/MathML" display="block">
  <semantics>
    <mrow>
      <mrow>
        <msup>
          <mi>x</mi>
          <mn>4</mn>
        </msup>
        <mo stretchy="false">−</mo>
        <mn>7</mn>
      </mrow>
      <mrow>
        <msup>
          <mi>x</mi>
          <mn>3</mn>
        </msup>
        <mo stretchy="false">+</mo>
        <mn>14</mn>
      </mrow>
      <mrow>
        <msup>
          <mi>x</mi>
          <mn>2</mn>
        </msup>
        <mo stretchy="false">−</mo>
        <mn>8</mn>
      </mrow>
      <mrow>
        <mi>x</mi>
        <mo stretchy="false">+</mo>
        <mn>1</mn>
      </mrow>
    </mrow>
    <annotation encoding="StarMath 5.0">x^4 - 7 x^3 + 14 x^2 - 8 x + 1</annotation>
  </semantics>
</math>
</file>

<file path=Object 139/content.xml><?xml version="1.0" encoding="utf-8"?>
<math xmlns="http://www.w3.org/1998/Math/MathML" display="block">
  <semantics>
    <mrow>
      <mrow>
        <msubsup>
          <mi>a</mi>
          <mn>0</mn>
          <mn>8</mn>
        </msubsup>
        <mo stretchy="false">−</mo>
        <mn>2</mn>
      </mrow>
      <mrow>
        <msubsup>
          <mi>a</mi>
          <mn>0</mn>
          <mn>6</mn>
        </msubsup>
        <mo stretchy="false">+</mo>
        <msubsup>
          <mi>a</mi>
          <mn>0</mn>
          <mn>4</mn>
        </msubsup>
        <mo stretchy="false">−</mo>
        <msubsup>
          <mi>a</mi>
          <mn>0</mn>
          <mn>6</mn>
        </msubsup>
        <mo stretchy="false">+</mo>
        <mn>2</mn>
      </mrow>
      <mrow>
        <mrow>
          <msubsup>
            <mi>a</mi>
            <mn>0</mn>
            <mn>4</mn>
          </msubsup>
          <mo stretchy="false">−</mo>
          <msubsup>
            <mi>a</mi>
            <mn>0</mn>
            <mn>2</mn>
          </msubsup>
          <mo stretchy="false">−</mo>
          <msubsup>
            <mi>a</mi>
            <mn>0</mn>
            <mn>6</mn>
          </msubsup>
          <mo stretchy="false">+</mo>
          <msubsup>
            <mi>a</mi>
            <mn>0</mn>
            <mn>4</mn>
          </msubsup>
        </mrow>
        <mo stretchy="false">=</mo>
        <mrow>
          <msubsup>
            <mi>a</mi>
            <mn>0</mn>
            <mn>8</mn>
          </msubsup>
          <mo stretchy="false">−</mo>
          <mn>2</mn>
        </mrow>
      </mrow>
      <mrow>
        <msubsup>
          <mi>a</mi>
          <mn>0</mn>
          <mn>6</mn>
        </msubsup>
        <mo stretchy="false">+</mo>
        <msubsup>
          <mi>a</mi>
          <mn>0</mn>
          <mn>4</mn>
        </msubsup>
        <mo stretchy="false">−</mo>
        <mn>2</mn>
      </mrow>
      <mrow>
        <msubsup>
          <mi>a</mi>
          <mn>0</mn>
          <mn>6</mn>
        </msubsup>
        <mo stretchy="false">+</mo>
        <mn>4</mn>
      </mrow>
      <mrow>
        <msubsup>
          <mi>a</mi>
          <mn>0</mn>
          <mn>4</mn>
        </msubsup>
        <mo stretchy="false">−</mo>
        <mn>2</mn>
      </mrow>
      <mrow>
        <msubsup>
          <mi>a</mi>
          <mn>0</mn>
          <mn>2</mn>
        </msubsup>
        <mo stretchy="false">+</mo>
        <msubsup>
          <mi>a</mi>
          <mn>0</mn>
          <mn>4</mn>
        </msubsup>
        <mo stretchy="false">−</mo>
        <mn>2</mn>
      </mrow>
      <mrow>
        <msubsup>
          <mi>a</mi>
          <mn>0</mn>
          <mn>2</mn>
        </msubsup>
        <mo stretchy="false">+</mo>
        <mn>1</mn>
        <mo stretchy="false">−</mo>
        <mn>3</mn>
      </mrow>
      <mrow>
        <msubsup>
          <mi>a</mi>
          <mn>0</mn>
          <mn>6</mn>
        </msubsup>
        <mo stretchy="false">+</mo>
        <mn>6</mn>
      </mrow>
      <mrow>
        <msubsup>
          <mi>a</mi>
          <mn>0</mn>
          <mn>4</mn>
        </msubsup>
        <mo stretchy="false">−</mo>
        <mn>3</mn>
      </mrow>
      <mrow>
        <msubsup>
          <mi>a</mi>
          <mn>0</mn>
          <mn>2</mn>
        </msubsup>
        <mo stretchy="false">+</mo>
        <msubsup>
          <mi>a</mi>
          <mn>0</mn>
          <mn>4</mn>
        </msubsup>
      </mrow>
    </mrow>
    <annotation encoding="StarMath 5.0">    a_0^8 - 2 a_0^6 + a_0^4
  - a_0^6 + 2 a_0^4 - a_0^2
  - a_0^6 + a_0^4
 =
    a_0^8 - 2 a_0^6 + a_0^4
  - 2 a_0^6 + 4 a_0^4 - 2 a_0^2
  + a_0^4 - 2 a_0^2 + 1
  - 3 a_0^6 + 6 a_0^4 - 3 a_0^2
  + a_0^4</annotation>
  </semantics>
</math>
</file>

<file path=Object 14/content.xml><?xml version="1.0" encoding="utf-8"?>
<math xmlns="http://www.w3.org/1998/Math/MathML" display="block">
  <semantics>
    <mrow>
      <msub>
        <mi>a</mi>
        <mn>3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  <mo stretchy="false">−</mo>
        <mfrac>
          <mn>1</mn>
          <mrow>
            <msub>
              <mi>a</mi>
              <mn>1</mn>
            </msub>
            <mo stretchy="false">−</mo>
            <mfrac>
              <mn>1</mn>
              <msub>
                <mi>a</mi>
                <mn>1</mn>
              </msub>
            </mfrac>
          </mrow>
        </mfrac>
      </mrow>
    </mrow>
    <annotation encoding="StarMath 5.0">a_3 = {a_1 - frac { 1 } { a_1 }} - frac { 1 } { a_1 - frac { 1 } { a_1 } }</annotation>
  </semantics>
</math>
</file>

<file path=Object 140/content.xml><?xml version="1.0" encoding="utf-8"?>
<math xmlns="http://www.w3.org/1998/Math/MathML" display="block">
  <semantics>
    <mrow>
      <mtable>
        <mtr>
          <mtd>
            <msubsup>
              <mi>a</mi>
              <mn>0</mn>
              <mn>8</mn>
            </msubsup>
          </mtd>
        </mtr>
        <mtr>
          <mtd>
            <mrow>
              <mrow>
                <mo stretchy="false">−</mo>
                <mn>2</mn>
              </mrow>
              <mrow>
                <msubsup>
                  <mi>a</mi>
                  <mn>0</mn>
                  <mn>6</mn>
                </msubsup>
                <mo stretchy="false">−</mo>
                <msubsup>
                  <mi>a</mi>
                  <mn>0</mn>
                  <mn>6</mn>
                </msubsup>
                <mo stretchy="false">−</mo>
                <msubsup>
                  <mi>a</mi>
                  <mn>0</mn>
                  <mn>6</mn>
                </msubsup>
              </mrow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4</mn>
                  </msubsup>
                </mrow>
                <mo stretchy="false">+</mo>
                <mn>2</mn>
              </mrow>
              <mrow>
                <msubsup>
                  <mi>a</mi>
                  <mn>0</mn>
                  <mn>4</mn>
                </msubsup>
                <mo stretchy="false">+</mo>
                <msubsup>
                  <mi>a</mi>
                  <mn>0</mn>
                  <mn>4</mn>
                </msubsup>
              </mrow>
            </mrow>
          </mtd>
        </mtr>
        <mtr>
          <mtd>
            <mrow>
              <mo stretchy="false">−</mo>
              <msubsup>
                <mi>a</mi>
                <mn>0</mn>
                <mn>2</mn>
              </msubsup>
            </mrow>
          </mtd>
        </mtr>
      </mtable>
      <mo stretchy="false">=</mo>
      <mtable>
        <mtr>
          <mtd>
            <msubsup>
              <mi>a</mi>
              <mn>0</mn>
              <mn>8</mn>
            </msubsup>
          </mtd>
        </mtr>
        <mtr>
          <mtd>
            <mrow>
              <mrow>
                <mo stretchy="false">−</mo>
                <mn>2</mn>
              </mrow>
              <mrow>
                <msubsup>
                  <mi>a</mi>
                  <mn>0</mn>
                  <mn>6</mn>
                </msubsup>
                <mo stretchy="false">−</mo>
                <mn>2</mn>
              </mrow>
              <mrow>
                <msubsup>
                  <mi>a</mi>
                  <mn>0</mn>
                  <mn>6</mn>
                </msubsup>
                <mo stretchy="false">−</mo>
                <mn>3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4</mn>
                  </msubsup>
                </mrow>
                <mo stretchy="false">+</mo>
                <mn>4</mn>
              </mrow>
              <mrow>
                <msubsup>
                  <mi>a</mi>
                  <mn>0</mn>
                  <mn>4</mn>
                </msubsup>
                <mo stretchy="false">+</mo>
                <msubsup>
                  <mi>a</mi>
                  <mn>0</mn>
                  <mn>4</mn>
                </msubsup>
                <mo stretchy="false">+</mo>
                <mn>6</mn>
              </mrow>
              <mrow>
                <msubsup>
                  <mi>a</mi>
                  <mn>0</mn>
                  <mn>4</mn>
                </msubsup>
                <mo stretchy="false">+</mo>
                <msubsup>
                  <mi>a</mi>
                  <mn>0</mn>
                  <mn>4</mn>
                </msubsup>
              </mrow>
            </mrow>
          </mtd>
        </mtr>
        <mtr>
          <mtd>
            <mrow>
              <mrow>
                <mo stretchy="false">−</mo>
                <mn>2</mn>
              </mrow>
              <mrow>
                <msubsup>
                  <mi>a</mi>
                  <mn>0</mn>
                  <mn>2</mn>
                </msubsup>
                <mo stretchy="false">−</mo>
                <mn>2</mn>
              </mrow>
              <mrow>
                <msubsup>
                  <mi>a</mi>
                  <mn>0</mn>
                  <mn>2</mn>
                </msubsup>
                <mo stretchy="false">−</mo>
                <mn>3</mn>
              </mrow>
              <msubsup>
                <mi>a</mi>
                <mn>0</mn>
                <mn>2</mn>
              </msubsup>
            </mrow>
          </mtd>
        </mtr>
        <mtr>
          <mtd>
            <mrow>
              <mo stretchy="false">+</mo>
              <mn>1</mn>
            </mrow>
          </mtd>
        </mtr>
      </mtable>
    </mrow>
    <annotation encoding="StarMath 5.0">stack{ 
  a_0^8
#  - 2 a_0^6 - a_0^6 - a_0^6
#  + a_0^4 + 2 a_0^4 + a_0^4
#  - a_0^2
}
 =
stack{ 
  a_0^8
#  - 2 a_0^6 - 2 a_0^6 - 3 a_0^6
#  + a_0^4 + 4 a_0^4 + a_0^4 + 6 a_0^4 + a_0^4
#  - 2 a_0^2 - 2 a_0^2 - 3 a_0^2
#  + 1
}</annotation>
  </semantics>
</math>
</file>

<file path=Object 141/content.xml><?xml version="1.0" encoding="utf-8"?>
<math xmlns="http://www.w3.org/1998/Math/MathML" display="block">
  <semantics>
    <mrow>
      <mrow>
        <msubsup>
          <mi>a</mi>
          <mn>0</mn>
          <mn>8</mn>
        </msubsup>
        <mo stretchy="false">−</mo>
        <mn>4</mn>
      </mrow>
      <mrow>
        <msubsup>
          <mi>a</mi>
          <mn>0</mn>
          <mn>6</mn>
        </msubsup>
        <mo stretchy="false">+</mo>
        <mn>4</mn>
      </mrow>
      <mrow>
        <mrow>
          <msubsup>
            <mi>a</mi>
            <mn>0</mn>
            <mn>4</mn>
          </msubsup>
          <mo stretchy="false">−</mo>
          <msubsup>
            <mi>a</mi>
            <mn>0</mn>
            <mn>2</mn>
          </msubsup>
        </mrow>
        <mo stretchy="false">=</mo>
        <mrow>
          <msubsup>
            <mi>a</mi>
            <mn>0</mn>
            <mn>8</mn>
          </msubsup>
          <mo stretchy="false">−</mo>
          <mn>7</mn>
        </mrow>
      </mrow>
      <mrow>
        <msubsup>
          <mi>a</mi>
          <mn>0</mn>
          <mn>6</mn>
        </msubsup>
        <mo stretchy="false">+</mo>
        <mn>13</mn>
      </mrow>
      <mrow>
        <msubsup>
          <mi>a</mi>
          <mn>0</mn>
          <mn>4</mn>
        </msubsup>
        <mo stretchy="false">−</mo>
        <mn>7</mn>
      </mrow>
      <mrow>
        <msubsup>
          <mi>a</mi>
          <mn>0</mn>
          <mn>2</mn>
        </msubsup>
        <mo stretchy="false">+</mo>
        <mn>1</mn>
      </mrow>
    </mrow>
    <annotation encoding="StarMath 5.0">  a_0^8 - 4 a_0^6 + 4 a_0^4 - a_0^2
 =
  a_0^8 - 7 a_0^6 + 13 a_0^4 - 7 a_0^2 + 1
</annotation>
  </semantics>
</math>
</file>

<file path=Object 142/content.xml><?xml version="1.0" encoding="utf-8"?>
<math xmlns="http://www.w3.org/1998/Math/MathML" display="block">
  <semantics>
    <mrow>
      <mn>3</mn>
      <mrow>
        <msubsup>
          <mi>a</mi>
          <mn>0</mn>
          <mn>6</mn>
        </msubsup>
        <mo stretchy="false">−</mo>
        <mn>9</mn>
      </mrow>
      <mrow>
        <msubsup>
          <mi>a</mi>
          <mn>0</mn>
          <mn>4</mn>
        </msubsup>
        <mo stretchy="false">+</mo>
        <mn>6</mn>
      </mrow>
      <mrow>
        <mrow>
          <msubsup>
            <mi>a</mi>
            <mn>0</mn>
            <mn>2</mn>
          </msubsup>
          <mo stretchy="false">−</mo>
          <mn>1</mn>
        </mrow>
        <mo stretchy="false">=</mo>
        <mn>0</mn>
      </mrow>
    </mrow>
    <annotation encoding="StarMath 5.0">3 a_0^6 - 9 a_0^4 + 6 a_0^2 - 1 = 0
</annotation>
  </semantics>
</math>
</file>

<file path=Object 143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p>
                  <mi>y</mi>
                  <mn>4</mn>
                </msup>
                <mo stretchy="false">+</mo>
                <mn>7</mn>
              </mrow>
              <mrow>
                <msup>
                  <mi>y</mi>
                  <mn>3</mn>
                </msup>
                <mo stretchy="false">+</mo>
                <mfrac>
                  <mn>147</mn>
                  <mn>8</mn>
                </mfrac>
              </mrow>
              <mrow>
                <msup>
                  <mi>y</mi>
                  <mn>2</mn>
                </msup>
                <mo stretchy="false">+</mo>
                <mfrac>
                  <mn>343</mn>
                  <mn>16</mn>
                </mfrac>
              </mrow>
              <mrow>
                <mi>y</mi>
                <mo stretchy="false">+</mo>
                <mfrac>
                  <mn>2401</mn>
                  <mn>256</mn>
                </mfrac>
              </mrow>
            </mrow>
          </mrow>
          <mo fence="true" form="postfix" stretchy="true">)</mo>
        </mrow>
        <mo stretchy="false">−</mo>
        <mn>7</mn>
      </mrow>
      <mrow>
        <mrow>
          <mo fence="true" form="prefix" stretchy="true">(</mo>
          <mrow>
            <mrow>
              <mrow>
                <msup>
                  <mi>y</mi>
                  <mn>3</mn>
                </msup>
                <mo stretchy="false">+</mo>
                <mfrac>
                  <mn>21</mn>
                  <mn>4</mn>
                </mfrac>
              </mrow>
              <mrow>
                <msup>
                  <mi>y</mi>
                  <mn>2</mn>
                </msup>
                <mo stretchy="false">+</mo>
                <mfrac>
                  <mn>147</mn>
                  <mn>16</mn>
                </mfrac>
              </mrow>
              <mrow>
                <mi>y</mi>
                <mo stretchy="false">+</mo>
                <mfrac>
                  <mn>343</mn>
                  <mn>64</mn>
                </mfrac>
              </mrow>
            </mrow>
          </mrow>
          <mo fence="true" form="postfix" stretchy="true">)</mo>
        </mrow>
        <mo stretchy="false">+</mo>
        <mn>14</mn>
      </mrow>
      <mrow>
        <mrow>
          <mo fence="true" form="prefix" stretchy="true">(</mo>
          <mrow>
            <mrow>
              <mrow>
                <msup>
                  <mi>y</mi>
                  <mn>2</mn>
                </msup>
                <mo stretchy="false">+</mo>
                <mfrac>
                  <mn>7</mn>
                  <mn>2</mn>
                </mfrac>
              </mrow>
              <mrow>
                <mi>y</mi>
                <mo stretchy="false">+</mo>
                <mfrac>
                  <mn>49</mn>
                  <mn>16</mn>
                </mfrac>
              </mrow>
            </mrow>
          </mrow>
          <mo fence="true" form="postfix" stretchy="true">)</mo>
        </mrow>
        <mo stretchy="false">−</mo>
        <mn>8</mn>
      </mrow>
      <mrow>
        <mrow>
          <mo fence="true" form="prefix" stretchy="true">(</mo>
          <mrow>
            <mrow>
              <mi>y</mi>
              <mo stretchy="false">+</mo>
              <mfrac>
                <mn>7</mn>
                <mn>4</mn>
              </mfrac>
            </mrow>
          </mrow>
          <mo fence="true" form="postfix" stretchy="true">)</mo>
        </mrow>
        <mo stretchy="false">+</mo>
        <mn>1</mn>
      </mrow>
    </mrow>
    <annotation encoding="StarMath 5.0"> left( y^4 + 7 y^3 + frac { 147 } { 8 }y^2 + frac { 343 } { 16 }y + frac { 2401 } { 256 } right)
 - 7 left( y^3 + frac { 21 } { 4 }y^2 + frac { 147 } { 16 }y + frac { 343 } { 64 } right)
 + 14 left( y^2 + frac { 7 } { 2 }y + frac { 49 } { 16 } right)
 - 8 left( y + frac { 7 } { 4 } right)
 + 1</annotation>
  </semantics>
</math>
</file>

<file path=Object 144/content.xml><?xml version="1.0" encoding="utf-8"?>
<math xmlns="http://www.w3.org/1998/Math/MathML" display="block">
  <semantics>
    <mrow>
      <mrow>
        <msup>
          <mi>y</mi>
          <mn>4</mn>
        </msup>
        <mo stretchy="false">+</mo>
        <mn>7</mn>
      </mrow>
      <mrow>
        <msup>
          <mi>y</mi>
          <mn>3</mn>
        </msup>
        <mo stretchy="false">+</mo>
        <mfrac>
          <mn>147</mn>
          <mn>8</mn>
        </mfrac>
      </mrow>
      <mrow>
        <msup>
          <mi>y</mi>
          <mn>2</mn>
        </msup>
        <mo stretchy="false">+</mo>
        <mfrac>
          <mn>343</mn>
          <mn>16</mn>
        </mfrac>
      </mrow>
      <mrow>
        <mi>y</mi>
        <mo stretchy="false">+</mo>
        <mfrac>
          <mn>2401</mn>
          <mn>256</mn>
        </mfrac>
        <mo stretchy="false">−</mo>
        <mn>7</mn>
      </mrow>
      <mrow>
        <msup>
          <mi>y</mi>
          <mn>3</mn>
        </msup>
        <mo stretchy="false">−</mo>
        <mfrac>
          <mn>147</mn>
          <mn>4</mn>
        </mfrac>
      </mrow>
      <mrow>
        <msup>
          <mi>y</mi>
          <mn>2</mn>
        </msup>
        <mo stretchy="false">−</mo>
        <mfrac>
          <mn>1029</mn>
          <mn>16</mn>
        </mfrac>
      </mrow>
      <mrow>
        <mi>y</mi>
        <mo stretchy="false">−</mo>
        <mfrac>
          <mn>2401</mn>
          <mn>64</mn>
        </mfrac>
        <mo stretchy="false">+</mo>
        <mn>14</mn>
      </mrow>
      <mrow>
        <msup>
          <mi>y</mi>
          <mn>2</mn>
        </msup>
        <mo stretchy="false">+</mo>
        <mn>49</mn>
      </mrow>
      <mrow>
        <mi>y</mi>
        <mo stretchy="false">+</mo>
        <mfrac>
          <mn>343</mn>
          <mn>8</mn>
        </mfrac>
        <mo stretchy="false">−</mo>
        <mn>8</mn>
      </mrow>
      <mrow>
        <mi>y</mi>
        <mo stretchy="false">−</mo>
        <mn>14</mn>
        <mo stretchy="false">+</mo>
        <mn>1</mn>
      </mrow>
    </mrow>
    <annotation encoding="StarMath 5.0">   y^4 + 7 y^3 + frac { 147 } { 8 }y^2 + frac { 343 } { 16 } y + {frac { 2401 } { 256 }}
 - 7 y^3 - frac { 147 } { 4 }y^2 - frac { 1029 } { 16 }y - {frac { 2401 } { 64 }}
 + 14 y^2 + 49 y + {frac { 343 } { 8 }}
 - 8 y - 14
 + 1</annotation>
  </semantics>
</math>
</file>

<file path=Object 145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sup>
            <mi>y</mi>
            <mn>2</mn>
          </msup>
          <mo stretchy="false">+</mo>
          <mfrac>
            <mn>7</mn>
            <mn>2</mn>
          </mfrac>
        </mrow>
      </mrow>
      <mrow>
        <mi>y</mi>
        <mo stretchy="false">+</mo>
        <mfrac>
          <mn>49</mn>
          <mn>16</mn>
        </mfrac>
      </mrow>
    </mrow>
    <annotation encoding="StarMath 5.0">x^2 = y^2 + frac { 7 } { 2 }y + frac { 49 } { 16 }</annotation>
  </semantics>
</math>
</file>

<file path=Object 146/content.xml><?xml version="1.0" encoding="utf-8"?>
<math xmlns="http://www.w3.org/1998/Math/MathML" display="block">
  <semantics>
    <mrow>
      <mrow>
        <msup>
          <mi>x</mi>
          <mn>3</mn>
        </msup>
        <mo stretchy="false">=</mo>
        <mrow>
          <msup>
            <mi>y</mi>
            <mn>3</mn>
          </msup>
          <mo stretchy="false">+</mo>
          <mfrac>
            <mn>21</mn>
            <mn>4</mn>
          </mfrac>
        </mrow>
      </mrow>
      <mrow>
        <msup>
          <mi>y</mi>
          <mn>2</mn>
        </msup>
        <mo stretchy="false">+</mo>
        <mfrac>
          <mn>147</mn>
          <mn>16</mn>
        </mfrac>
      </mrow>
      <mrow>
        <mi>y</mi>
        <mo stretchy="false">+</mo>
        <mfrac>
          <mn>343</mn>
          <mn>64</mn>
        </mfrac>
      </mrow>
    </mrow>
    <annotation encoding="StarMath 5.0">x^3 = y^3 + frac { 21 } { 4 }y^2 + frac { 147 } { 16 }y + frac { 343 } { 64 }</annotation>
  </semantics>
</math>
</file>

<file path=Object 147/content.xml><?xml version="1.0" encoding="utf-8"?>
<math xmlns="http://www.w3.org/1998/Math/MathML" display="block">
  <semantics>
    <mrow>
      <mrow>
        <msup>
          <mi>x</mi>
          <mn>4</mn>
        </msup>
        <mo stretchy="false">=</mo>
        <mrow>
          <msup>
            <mi>y</mi>
            <mn>4</mn>
          </msup>
          <mo stretchy="false">+</mo>
          <mn>7</mn>
        </mrow>
      </mrow>
      <mrow>
        <msup>
          <mi>y</mi>
          <mn>3</mn>
        </msup>
        <mo stretchy="false">+</mo>
        <mfrac>
          <mn>147</mn>
          <mn>8</mn>
        </mfrac>
      </mrow>
      <mrow>
        <msup>
          <mi>y</mi>
          <mn>2</mn>
        </msup>
        <mo stretchy="false">+</mo>
        <mfrac>
          <mn>343</mn>
          <mn>16</mn>
        </mfrac>
      </mrow>
      <mrow>
        <mi>y</mi>
        <mo stretchy="false">+</mo>
        <mfrac>
          <mn>2401</mn>
          <mn>256</mn>
        </mfrac>
      </mrow>
    </mrow>
    <annotation encoding="StarMath 5.0">x^4 = y^4 + 7 y^3 + frac { 147 } { 8 }y^2 + frac { 343 } { 16 }y + frac { 2401 } { 256 }
</annotation>
  </semantics>
</math>
</file>

<file path=Object 148/content.xml><?xml version="1.0" encoding="utf-8"?>
<math xmlns="http://www.w3.org/1998/Math/MathML" display="block">
  <semantics>
    <mrow>
      <mrow>
        <msup>
          <mi>y</mi>
          <mn>4</mn>
        </msup>
        <mo stretchy="false">−</mo>
        <mfrac>
          <mn>35</mn>
          <mn>8</mn>
        </mfrac>
      </mrow>
      <mrow>
        <msup>
          <mi>y</mi>
          <mn>2</mn>
        </msup>
        <mo stretchy="false">−</mo>
        <mfrac>
          <mn>15</mn>
          <mn>8</mn>
        </mfrac>
      </mrow>
      <mrow>
        <mi>y</mi>
        <mo stretchy="false">+</mo>
        <mfrac>
          <mn>445</mn>
          <mn>256</mn>
        </mfrac>
      </mrow>
    </mrow>
    <annotation encoding="StarMath 5.0"> y^4
 - frac { 35 } { 8 } y^2
 - frac { 15 } { 8 } y
 + frac { 445 } { 256 }</annotation>
  </semantics>
</math>
</file>

<file path=Object 149/content.xml><?xml version="1.0" encoding="utf-8"?>
<math xmlns="http://www.w3.org/1998/Math/MathML" display="block">
  <semantics>
    <mrow>
      <mn>8</mn>
      <mrow>
        <msup>
          <mi>m</mi>
          <mn>3</mn>
        </msup>
        <mo stretchy="false">−</mo>
        <mn>35</mn>
      </mrow>
      <mrow>
        <msup>
          <mi>m</mi>
          <mn>2</mn>
        </msup>
        <mo stretchy="false">+</mo>
        <mrow>
          <mo fence="true" form="prefix" stretchy="true">(</mo>
          <mrow>
            <mrow>
              <mfrac>
                <mn>1225</mn>
                <mn>32</mn>
              </mfrac>
              <mo stretchy="false">−</mo>
              <mfrac>
                <mn>445</mn>
                <mn>32</mn>
              </mfrac>
            </mrow>
          </mrow>
          <mo fence="true" form="postfix" stretchy="true">)</mo>
        </mrow>
      </mrow>
      <mrow>
        <mrow>
          <mi>m</mi>
          <mo stretchy="false">−</mo>
          <mfrac>
            <mn>225</mn>
            <mn>64</mn>
          </mfrac>
        </mrow>
        <mo stretchy="false">=</mo>
        <mn>0</mn>
      </mrow>
    </mrow>
    <annotation encoding="StarMath 5.0">8 m^3 - 35 m^2 + left( {frac { 1225 } { 32 }} - frac { 445 } { 32 } right) m - frac { 225 } { 64 } = 0</annotation>
  </semantics>
</math>
</file>

<file path=Object 15/content.xml><?xml version="1.0" encoding="utf-8"?>
<math xmlns="http://www.w3.org/1998/Math/MathML" display="block">
  <semantics>
    <mrow>
      <msub>
        <mi>a</mi>
        <mn>0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</mrow>
        </mfrac>
      </mrow>
    </mrow>
    <annotation encoding="StarMath 5.0">a_{ 0 } = {{a_0 - frac { 1 } { a_0}} - frac { 1 } { a_0 - frac { 1 } { a_0} }} - frac { 1 } { {a_0 - frac { 1 } { a_0}} - frac { 1 } { a_0 - frac { 1 } { a_0} } }</annotation>
  </semantics>
</math>
</file>

<file path=Object 150/content.xml><?xml version="1.0" encoding="utf-8"?>
<math xmlns="http://www.w3.org/1998/Math/MathML" display="block">
  <semantics>
    <mrow>
      <mrow>
        <mi>p</mi>
        <mo stretchy="false">=</mo>
        <mrow>
          <mo stretchy="false">−</mo>
          <mfrac>
            <mn>35</mn>
            <mn>8</mn>
          </mfrac>
        </mrow>
      </mrow>
      <mi>;</mi>
      <mrow>
        <mi>q</mi>
        <mo stretchy="false">=</mo>
        <mrow>
          <mo stretchy="false">−</mo>
          <mfrac>
            <mn>15</mn>
            <mn>8</mn>
          </mfrac>
        </mrow>
      </mrow>
      <mi>;</mi>
      <mrow>
        <mi>r</mi>
        <mo stretchy="false">=</mo>
        <mfrac>
          <mn>445</mn>
          <mn>256</mn>
        </mfrac>
      </mrow>
    </mrow>
    <annotation encoding="StarMath 5.0">p = -frac { 35 } { 8 } ; q = - frac { 15 } { 8 } ; r = frac { 445 } { 256 }</annotation>
  </semantics>
</math>
</file>

<file path=Object 151/content.xml><?xml version="1.0" encoding="utf-8"?>
<math xmlns="http://www.w3.org/1998/Math/MathML" display="block">
  <semantics>
    <mrow>
      <mrow>
        <msup>
          <mi>y</mi>
          <mn>4</mn>
        </msup>
        <mo stretchy="false">+</mo>
        <mi>p</mi>
      </mrow>
      <mrow>
        <msup>
          <mi>y</mi>
          <mn>2</mn>
        </msup>
        <mo stretchy="false">+</mo>
        <mi>q</mi>
      </mrow>
      <mrow>
        <mi>y</mi>
        <mo stretchy="false">+</mo>
        <mi>r</mi>
      </mrow>
    </mrow>
    <annotation encoding="StarMath 5.0"> y^4 + p y^2 + q y + r</annotation>
  </semantics>
</math>
</file>

<file path=Object 152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sup>
                <mi>y</mi>
                <mn>2</mn>
              </msup>
              <mo stretchy="false">+</mo>
              <mfrac>
                <mi>p</mi>
                <mn>2</mn>
              </mfrac>
            </mrow>
          </mrow>
          <mo fence="true" form="postfix" stretchy="true">)</mo>
        </mrow>
        <mn>2</mn>
      </msup>
      <mo stretchy="false">=</mo>
      <mrow>
        <mrow>
          <mo stretchy="false">−</mo>
          <mi mathvariant="italic">qy</mi>
        </mrow>
        <mo stretchy="false">−</mo>
        <mi>r</mi>
        <mo stretchy="false">+</mo>
        <mfrac>
          <msup>
            <mi>p</mi>
            <mn>2</mn>
          </msup>
          <mn>4</mn>
        </mfrac>
      </mrow>
    </mrow>
    <annotation encoding="StarMath 5.0">left( y^2 + frac { p } { 2 } right)^2 = -qy - r + frac { p^2 } { 4 }</annotation>
  </semantics>
</math>
</file>

<file path=Object 153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p>
                  <mi>y</mi>
                  <mn>2</mn>
                </msup>
                <mo stretchy="false">+</mo>
                <mfrac>
                  <mi>p</mi>
                  <mn>2</mn>
                </mfrac>
                <mo stretchy="false">+</mo>
                <mi>m</mi>
              </mrow>
            </mrow>
            <mo fence="true" form="postfix" stretchy="true">)</mo>
          </mrow>
          <mn>2</mn>
        </msup>
        <mo stretchy="false">=</mo>
        <mn>2</mn>
      </mrow>
      <mi>m</mi>
      <mrow>
        <msup>
          <mi>y</mi>
          <mn>2</mn>
        </msup>
        <mo stretchy="false">−</mo>
        <mi>q</mi>
      </mrow>
      <mrow>
        <mi>y</mi>
        <mo stretchy="false">+</mo>
        <msup>
          <mi>m</mi>
          <mn>2</mn>
        </msup>
        <mo stretchy="false">+</mo>
        <mi>m</mi>
      </mrow>
      <mrow>
        <mi>p</mi>
        <mo stretchy="false">+</mo>
        <mfrac>
          <msup>
            <mi>p</mi>
            <mn>2</mn>
          </msup>
          <mn>4</mn>
        </mfrac>
        <mo stretchy="false">−</mo>
        <mi>r</mi>
      </mrow>
    </mrow>
    <annotation encoding="StarMath 5.0">left( y^2 + {frac { p } { 2 }} + m right)^2 = 2 m y^2 -q y + m^2 + m p + {frac { p^2 } { 4 }} - r</annotation>
  </semantics>
</math>
</file>

<file path=Object 154/content.xml><?xml version="1.0" encoding="utf-8"?>
<math xmlns="http://www.w3.org/1998/Math/MathML" display="block">
  <semantics>
    <mrow>
      <mn>8</mn>
      <mrow>
        <msup>
          <mi>m</mi>
          <mn>3</mn>
        </msup>
        <mo stretchy="false">+</mo>
        <mn>8</mn>
      </mrow>
      <mi>p</mi>
      <mrow>
        <msup>
          <mi>m</mi>
          <mn>2</mn>
        </msup>
        <mo stretchy="false">+</mo>
        <mrow>
          <mo fence="true" form="prefix" stretchy="true">(</mo>
          <mrow>
            <mrow>
              <mn>2</mn>
              <mrow>
                <msup>
                  <mi>p</mi>
                  <mn>2</mn>
                </msup>
                <mo stretchy="false">−</mo>
                <mn>8</mn>
              </mrow>
              <mi>r</mi>
            </mrow>
          </mrow>
          <mo fence="true" form="postfix" stretchy="true">)</mo>
        </mrow>
      </mrow>
      <mrow>
        <mrow>
          <mi>m</mi>
          <mo stretchy="false">−</mo>
          <msup>
            <mi>q</mi>
            <mn>2</mn>
          </msup>
        </mrow>
        <mo stretchy="false">=</mo>
        <mn>0</mn>
      </mrow>
    </mrow>
    <annotation encoding="StarMath 5.0">8 m^3 + 8 p m^2 + left( 2 p^2 - 8r right) m - q^2 = 0</annotation>
  </semantics>
</math>
</file>

<file path=Object 155/content.xml><?xml version="1.0" encoding="utf-8"?>
<math xmlns="http://www.w3.org/1998/Math/MathML" display="block">
  <semantics>
    <mrow>
      <mn>8</mn>
      <mrow>
        <msup>
          <mi>m</mi>
          <mn>3</mn>
        </msup>
        <mo stretchy="false">−</mo>
        <mn>35</mn>
      </mrow>
      <mrow>
        <msup>
          <mi>m</mi>
          <mn>2</mn>
        </msup>
        <mo stretchy="false">+</mo>
        <mfrac>
          <mn>195</mn>
          <mn>8</mn>
        </mfrac>
      </mrow>
      <mrow>
        <mrow>
          <mi>m</mi>
          <mo stretchy="false">−</mo>
          <mfrac>
            <mn>225</mn>
            <mn>64</mn>
          </mfrac>
        </mrow>
        <mo stretchy="false">=</mo>
        <mn>0</mn>
      </mrow>
    </mrow>
    <annotation encoding="StarMath 5.0">8 m^3 - 35 m^2 + frac { 195 } { 8 } m - frac { 225 } { 64 } = 0</annotation>
  </semantics>
</math>
</file>

<file path=Object 156/content.xml><?xml version="1.0" encoding="utf-8"?>
<math xmlns="http://www.w3.org/1998/Math/MathML" display="block">
  <semantics>
    <mrow>
      <mtable>
        <mtr>
          <mtd>
            <mrow>
              <msub>
                <mi>a</mi>
                <mn>0</mn>
              </msub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  <mo stretchy="false">−</mo>
                          <mfrac>
                            <mn>1</mn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frac>
                        </mrow>
                      </mfrac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  <mo stretchy="false">−</mo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frac>
                      </mrow>
                    </mfrac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  <mo stretchy="false">−</mo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frac>
                      </mrow>
                    </mfrac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  <mo stretchy="false">−</mo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frac>
                        <mo stretchy="false">−</mo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  <mo stretchy="false">−</mo>
                            <mfrac>
                              <mn>1</mn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frac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n>1</mn>
              </mrow>
            </mrow>
          </mtd>
        </mtr>
      </mtable>
    </mrow>
    <annotation encoding="StarMath 5.0">stack{ 
 a_0
left(
  a_0
  - {frac { 1 } { a_0 }}
  - {frac { 1 } { a_0 - frac { 1 } { a_0 }}}
  - {frac { 1 } { a_0 - {frac { 1 } { a_0 }} - frac { 1 } { a_0 - frac { 1 } { a_0 } } }}
right)^3
#
 - a_0 left(
  a_0
  - {frac { 1 } { a_0 }}
  - {frac { 1 } { a_0 - frac { 1 } { a_0 }}}
  - {frac { 1 } { a_0 - {frac { 1 } { a_0 }} - frac { 1 } { a_0 - frac { 1 } { a_0 } } }}
right)
}
 =
stack{ 
left(
  a_0
  - {frac { 1 } { a_0 }}
  - {frac { 1 } { a_0 - frac { 1 } { a_0 }}}
  - {frac { 1 } { a_0 - {frac { 1 } { a_0 }} - frac { 1 } { a_0 - frac { 1 } { a_0 } } }}
right) ^4
#
 - 3 left(
  a_0
  - {frac { 1 } { a_0 }}
  - {frac { 1 } { a_0 - frac { 1 } { a_0 }}}
  - {frac { 1 } { a_0 - {frac { 1 } { a_0 }} - frac { 1 } { a_0 - frac { 1 } { a_0 } } }}
right)^2
 + 1
}</annotation>
  </semantics>
</math>
</file>

<file path=Object 157/content.xml><?xml version="1.0" encoding="utf-8"?>
<math xmlns="http://www.w3.org/1998/Math/MathML" display="block">
  <semantics>
    <mrow>
      <msub>
        <mi>a</mi>
        <mn>1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</mrow>
    </mrow>
    <annotation encoding="StarMath 5.0">a_1 = a_0 - frac { 1 } { a_0 }</annotation>
  </semantics>
</math>
</file>

<file path=Object 15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</mrow>
    <annotation encoding="StarMath 5.0">a_2 = a_1 - frac { 1 } { a_1 }</annotation>
  </semantics>
</math>
</file>

<file path=Object 159/content.xml><?xml version="1.0" encoding="utf-8"?>
<math xmlns="http://www.w3.org/1998/Math/MathML" display="block">
  <semantics>
    <mrow>
      <msub>
        <mi>a</mi>
        <mn>3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</mrow>
    </mrow>
    <annotation encoding="StarMath 5.0">a_3 = a_2 - frac { 1 } { a_2 }</annotation>
  </semantics>
</math>
</file>

<file path=Object 16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{ 0 } left( { {a_0 - frac { 1 } { a_0}} - frac { 1 } { a_0 - frac { 1 } { a_0} } } right) = left( {{a_0 - frac { 1 } { a_0}} - frac { 1 } { a_0 - frac { 1 } { a_0} }} right)^2 - 1</annotation>
  </semantics>
</math>
</file>

<file path=Object 160/content.xml><?xml version="1.0" encoding="utf-8"?>
<math xmlns="http://www.w3.org/1998/Math/MathML" display="block">
  <semantics>
    <mrow>
      <msub>
        <mi>a</mi>
        <mn>4</mn>
      </msub>
      <mo stretchy="false">=</mo>
      <mrow>
        <msub>
          <mi>a</mi>
          <mn>3</mn>
        </msub>
        <mo stretchy="false">−</mo>
        <mfrac>
          <mn>1</mn>
          <msub>
            <mi>a</mi>
            <mn>3</mn>
          </msub>
        </mfrac>
      </mrow>
    </mrow>
    <annotation encoding="StarMath 5.0">a_4 = a_3 - frac { 1 } { a_3 }</annotation>
  </semantics>
</math>
</file>

<file path=Object 161/content.xml><?xml version="1.0" encoding="utf-8"?>
<math xmlns="http://www.w3.org/1998/Math/MathML" display="block">
  <semantics>
    <mrow>
      <msub>
        <mi>a</mi>
        <mn>5</mn>
      </msub>
      <mo stretchy="false">=</mo>
      <mrow>
        <msub>
          <mi>a</mi>
          <mn>3</mn>
        </msub>
        <mo stretchy="false">−</mo>
        <mfrac>
          <mn>1</mn>
          <msub>
            <mi>a</mi>
            <mn>3</mn>
          </msub>
        </mfrac>
        <mo stretchy="false">−</mo>
        <mfrac>
          <mn>1</mn>
          <mrow>
            <msub>
              <mi>a</mi>
              <mn>3</mn>
            </msub>
            <mo stretchy="false">−</mo>
            <mfrac>
              <mn>1</mn>
              <msub>
                <mi>a</mi>
                <mn>3</mn>
              </msub>
            </mfrac>
          </mrow>
        </mfrac>
      </mrow>
    </mrow>
    <annotation encoding="StarMath 5.0">a_5 = {a_3 - frac { 1 } { a_3 }} - frac { 1 } { a_3 - frac { 1 } { a_3 } }</annotation>
  </semantics>
</math>
</file>

<file path=Object 162/content.xml><?xml version="1.0" encoding="utf-8"?>
<math xmlns="http://www.w3.org/1998/Math/MathML" display="block">
  <semantics>
    <mrow>
      <msub>
        <mi>a</mi>
        <mn>5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  <mo stretchy="false">−</mo>
        <mfrac>
          <mn>1</mn>
          <mrow>
            <msub>
              <mi>a</mi>
              <mn>2</mn>
            </msub>
            <mo stretchy="false">−</mo>
            <mfrac>
              <mn>1</mn>
              <msub>
                <mi>a</mi>
                <mn>2</mn>
              </msub>
            </mfrac>
          </mrow>
        </mfrac>
        <mo stretchy="false">−</mo>
        <mfrac>
          <mn>1</mn>
          <mrow>
            <msub>
              <mi>a</mi>
              <mn>2</mn>
            </msub>
            <mo stretchy="false">−</mo>
            <mfrac>
              <mn>1</mn>
              <msub>
                <mi>a</mi>
                <mn>2</mn>
              </msub>
            </mfrac>
            <mo stretchy="false">−</mo>
            <mfrac>
              <mn>1</mn>
              <mrow>
                <msub>
                  <mi>a</mi>
                  <mn>2</mn>
                </msub>
                <mo stretchy="false">−</mo>
                <mfrac>
                  <mn>1</mn>
                  <msub>
                    <mi>a</mi>
                    <mn>2</mn>
                  </msub>
                </mfrac>
              </mrow>
            </mfrac>
          </mrow>
        </mfrac>
      </mrow>
    </mrow>
    <annotation encoding="StarMath 5.0">a_5 = {{ a_2 - frac { 1 } { a_2 }} - frac { 1 } { a_2 - frac { 1 } { a_2 } }} - frac { 1 } { { a_2 - frac { 1 } { a_2 }} - frac { 1 } { a_2 - frac { 1 } { a_2 } } }</annotation>
  </semantics>
</math>
</file>

<file path=Object 163/content.xml><?xml version="1.0" encoding="utf-8"?>
<math xmlns="http://www.w3.org/1998/Math/MathML" display="block">
  <semantics>
    <mrow>
      <msub>
        <mi>a</mi>
        <mn>5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  <mo stretchy="false">−</mo>
        <mfrac>
          <mn>1</mn>
          <mrow>
            <msub>
              <mi>a</mi>
              <mn>1</mn>
            </msub>
            <mo stretchy="false">−</mo>
            <mfrac>
              <mn>1</mn>
              <msub>
                <mi>a</mi>
                <mn>1</mn>
              </msub>
            </mfrac>
          </mrow>
        </mfrac>
        <mo stretchy="false">−</mo>
        <mfrac>
          <mn>1</mn>
          <mrow>
            <msub>
              <mi>a</mi>
              <mn>1</mn>
            </msub>
            <mo stretchy="false">−</mo>
            <mfrac>
              <mn>1</mn>
              <msub>
                <mi>a</mi>
                <mn>1</mn>
              </msub>
            </mfrac>
            <mo stretchy="false">−</mo>
            <mfrac>
              <mn>1</mn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frac>
          </mrow>
        </mfrac>
        <mo stretchy="false">−</mo>
        <mfrac>
          <mn>1</mn>
          <mrow>
            <msub>
              <mi>a</mi>
              <mn>1</mn>
            </msub>
            <mo stretchy="false">−</mo>
            <mfrac>
              <mn>1</mn>
              <msub>
                <mi>a</mi>
                <mn>1</mn>
              </msub>
            </mfrac>
            <mo stretchy="false">−</mo>
            <mfrac>
              <mn>1</mn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frac>
            <mo stretchy="false">−</mo>
            <mfrac>
              <mn>1</mn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  <mo stretchy="false">−</mo>
                <mfrac>
                  <mn>1</mn>
                  <mrow>
                    <msub>
                      <mi>a</mi>
                      <mn>1</mn>
                    </msub>
                    <mo stretchy="false">−</mo>
                    <mfrac>
                      <mn>1</mn>
                      <msub>
                        <mi>a</mi>
                        <mn>1</mn>
                      </msub>
                    </mfrac>
                  </mrow>
                </mfrac>
              </mrow>
            </mfrac>
          </mrow>
        </mfrac>
      </mrow>
    </mrow>
    <annotation encoding="StarMath 5.0">a_5 = {{ {a_1 - frac { 1 } { a_1 }}
        - frac { 1 } { a_1 - frac { 1 } { a_1 } }}
        - frac { 1 } { {a_1 - frac { 1 } { a_1 }} - frac { 1 } { a_1 - frac { 1 } { a_1 } } }}
         - frac { 1 } { { {a_1 - frac { 1 } { a_1 }} - frac { 1 } { a_1 - frac { 1 } { a_1 } }} - frac { 1 } { {a_1 - frac { 1 } { a_1 }} - frac { 1 } { a_1 - frac { 1 } { a_1 } } } }</annotation>
  </semantics>
</math>
</file>

<file path=Object 164/content.xml><?xml version="1.0" encoding="utf-8"?>
<math xmlns="http://www.w3.org/1998/Math/MathML" display="block">
  <semantics>
    <mrow>
      <msub>
        <mi>a</mi>
        <mn>0</mn>
      </msub>
      <mrow>
        <mrow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frac>
              </mrow>
            </mrow>
            <mo fence="true" form="postfix" stretchy="true">)</mo>
          </mrow>
          <mo stretchy="false">−</mo>
          <mfrac>
            <msub>
              <mi>a</mi>
              <mn>0</mn>
            </msub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</mrow>
              </mfrac>
            </mrow>
          </mfrac>
        </mrow>
        <mo stretchy="false">=</mo>
        <mtable>
          <mtr>
            <mtd>
              <mrow>
                <msup>
                  <mrow>
                    <mo fence="true" form="prefix" stretchy="true">(</mo>
                    <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  <mo stretchy="false">−</mo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frac>
                        <mo stretchy="false">−</mo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  <mo stretchy="false">−</mo>
                            <mfrac>
                              <mn>1</mn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frac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−</mo>
                <mn>2</mn>
              </mrow>
            </mtd>
          </mtr>
          <mtr>
            <mtd>
              <mrow>
                <mrow>
                  <mo stretchy="false">+</mo>
                  <msup>
                    <mrow>
                      <mo fence="true" form="prefix" stretchy="true">(</mo>
                      <mrow>
                        <mfrac>
                          <mn>1</mn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  <mo stretchy="false">−</mo>
                            <mfrac>
                              <mn>1</mn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frac>
                            <mo stretchy="false">−</mo>
                            <mfrac>
                              <mn>1</mn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  <mo stretchy="false">−</mo>
                                <mfrac>
                                  <mn>1</mn>
                                  <mrow>
                                    <msub>
                                      <mi>a</mi>
                                      <mn>0</mn>
                                    </msub>
                                    <mo stretchy="false">−</mo>
                                    <mfrac>
                                      <mn>1</mn>
                                      <msub>
                                        <mi>a</mi>
                                        <mn>0</mn>
                                      </msub>
                                    </mfrac>
                                  </mrow>
                                </mfrac>
                              </mrow>
                            </mfrac>
                          </mrow>
                        </mfrac>
                      </mrow>
                      <mo fence="true" form="postfix" stretchy="true">)</mo>
                    </mrow>
                    <mn>2</mn>
                  </msup>
                </mrow>
                <mo stretchy="false">−</mo>
                <mn>1</mn>
              </mrow>
            </mtd>
          </mtr>
        </mtable>
      </mrow>
    </mrow>
    <annotation encoding="StarMath 5.0">a_0 left( 
{ a_0 - {frac { 1 } { a_0 }} - frac { 1 } { a_0 - {frac { 1 } { a_0 }} }} - 
                   frac { 1 } { a_0 - {frac { 1 } { a_0 }} - frac { 1 } { a_0 - {frac { 1 } { a_0 }} } }
right)
 - {frac { a_0 } { { a_0 - {frac { 1 } { a_0 }} - frac { 1 } { a_0 - {frac { 1 } { a_0 }} }} - 
                   frac { 1 } { a_0 - {frac { 1 } { a_0 }} - frac { 1 } { a_0 - {frac { 1 } { a_0 }} } } }}
 =
stack{ 
left( 
  a_0
  - {frac { 1 } { a_0 }}
  - {frac { 1 } { a_0 - frac { 1 } { a_0 }}}
  - {frac { 1 } { a_0 - {frac { 1 } { a_0 }} - frac { 1 } { a_0 - frac { 1 } { a_0 } } }}
right) ^2
 - 2
#
 +
left( 
  {frac { 1 } { { a_0 - {frac { 1 } { a_0 }} - frac { 1 } { a_0 - {frac { 1 } { a_0 }} }} - 
                frac { 1 } { a_0 - {frac { 1 } { a_0 }} - frac { 1 } { a_0 - {frac { 1 } { a_0 }} } } }}
right) ^2
-1
}</annotation>
  </semantics>
</math>
</file>

<file path=Object 165/content.xml><?xml version="1.0" encoding="utf-8"?>
<math xmlns="http://www.w3.org/1998/Math/MathML" display="block">
  <semantics>
    <mrow>
      <msub>
        <mi>a</mi>
        <mn>5</mn>
      </msub>
      <mo stretchy="false">=</mo>
      <mrow>
        <msub>
          <mi>a</mi>
          <mn>4</mn>
        </msub>
        <mo stretchy="false">−</mo>
        <mfrac>
          <mn>1</mn>
          <msub>
            <mi>a</mi>
            <mn>4</mn>
          </msub>
        </mfrac>
      </mrow>
      <mo stretchy="false">=</mo>
      <msub>
        <mi>a</mi>
        <mn>0</mn>
      </msub>
    </mrow>
    <annotation encoding="StarMath 5.0">a_5 = a_4 - frac { 1 } { a_4 } = a_0</annotation>
  </semantics>
</math>
</file>

<file path=Object 166/content.xml><?xml version="1.0" encoding="utf-8"?>
<math xmlns="http://www.w3.org/1998/Math/MathML" display="block">
  <semantics>
    <mrow>
      <msub>
        <mi>a</mi>
        <mn>0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</mrow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</mrow>
            </mfrac>
          </mrow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</mrow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frac>
              </mrow>
            </mfrac>
          </mrow>
        </mfrac>
      </mrow>
    </mrow>
    <annotation encoding="StarMath 5.0">a_0 = a_0 - {frac { 1 } { a_0 }}
    - {frac { 1 } { a_0 - frac { 1 } { a_0 }}}
    - {frac { 1 } { a_0 - {frac { 1 } { a_0 }} - frac { 1 } { a_0 - frac { 1 } { a_0 } } }}
    - {frac { 1 } { { a_0 - {frac { 1 } { a_0 }} - frac { 1 } { a_0 - {frac { 1 } { a_0 }} }} - 
                    frac { 1 } { a_0 - {frac { 1 } { a_0 }} - frac { 1 } { a_0 - {frac { 1 } { a_0 }} } } }}
    - {frac { 1 } { { { a_0 - {frac { 1 } { a_0 }} - frac { 1 } { a_0 - {frac { 1 } { a_0 }} }} -
                    frac { 1 } { a_0 - {frac { 1 } { a_0 }} - frac { 1 } { a_0 - {frac { 1 } { a_0 }} } }} -
                    frac { 1 } { {a_0 - {frac { 1 } { a_0 }} - frac { 1 } { a_0 - {frac { 1 } { a_0 }} }} -
                                 frac { 1 } { a_0 - {frac { 1 } { a_0 }} - frac { 1 } { a_0 - {frac { 1 } { a_0 }} } } } }}</annotation>
  </semantics>
</math>
</file>

<file path=Object 167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</mrow>
              </mfrac>
              <mo stretchy="false">−</mo>
              <mfrac>
                <mn>1</mn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frac>
                </mrow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frac>
                  <mo stretchy="false">−</mo>
                  <mfrac>
                    <mn>1</mn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  <mo stretchy="false">−</mo>
                          <mfrac>
                            <mn>1</mn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frac>
                        </mrow>
                      </mfrac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0
left( 
 a_0 - {frac { 1 } { a_0 }}
    - {frac { 1 } { a_0 - frac { 1 } { a_0 }}}
    - {frac { 1 } { a_0 - {frac { 1 } { a_0 }} - frac { 1 } { a_0 - frac { 1 } { a_0 } } }}
    - {frac { 1 } { { a_0 - {frac { 1 } { a_0 }} - frac { 1 } { a_0 - {frac { 1 } { a_0 }} }} - 
                    frac { 1 } { a_0 - {frac { 1 } { a_0 }} - frac { 1 } { a_0 - {frac { 1 } { a_0 }} } } }}
right)
 = 
left( 
 a_0 - {frac { 1 } { a_0 }}
    - {frac { 1 } { a_0 - frac { 1 } { a_0 }}}
    - {frac { 1 } { a_0 - {frac { 1 } { a_0 }} - frac { 1 } { a_0 - frac { 1 } { a_0 } } }}
    - {frac { 1 } { { a_0 - {frac { 1 } { a_0 }} - frac { 1 } { a_0 - {frac { 1 } { a_0 }} }} - 
                    frac { 1 } { a_0 - {frac { 1 } { a_0 }} - frac { 1 } { a_0 - {frac { 1 } { a_0 }} } } }}
right) ^2
 - 1</annotation>
  </semantics>
</math>
</file>

<file path=Object 168/content.xml><?xml version="1.0" encoding="utf-8"?>
<math xmlns="http://www.w3.org/1998/Math/MathML" display="block">
  <semantics>
    <mrow>
      <mtable>
        <mtr>
          <mtd>
            <mrow>
              <msub>
                <mi>a</mi>
                <mn>0</mn>
              </msub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  <mo stretchy="false">−</mo>
                              <mfrac>
                                <mn>1</mn>
                                <mrow>
                                  <msub>
                                    <mi>a</mi>
                                    <mn>0</mn>
                                  </msub>
                                  <mo stretchy="false">−</mo>
                                  <mfrac>
                                    <mn>1</mn>
                                    <msub>
                                      <mi>a</mi>
                                      <mn>0</mn>
                                    </msub>
                                  </mfrac>
                                </mrow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−</mo>
                      <mn>1</mn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row>
                  <mo fence="true" form="postfix" stretchy="true">)</mo>
                </mrow>
                <mn>3</mn>
              </msup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  <mo stretchy="false">−</mo>
                            <mfrac>
                              <mn>1</mn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1</mn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  <mo stretchy="false">−</mo>
                            <mfrac>
                              <mn>1</mn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1</mn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row>
                  <mo fence="true" form="postfix" stretchy="true">)</mo>
                </mrow>
                <mn>2</mn>
              </msup>
              <msup>
                <mrow>
                  <mo fence="true" form="prefix" stretchy="true">(</mo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  <mo stretchy="false">−</mo>
                              <mfrac>
                                <mn>1</mn>
                                <mrow>
                                  <msub>
                                    <mi>a</mi>
                                    <mn>0</mn>
                                  </msub>
                                  <mo stretchy="false">−</mo>
                                  <mfrac>
                                    <mn>1</mn>
                                    <msub>
                                      <mi>a</mi>
                                      <mn>0</mn>
                                    </msub>
                                  </mfrac>
                                </mrow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−</mo>
                      <mn>1</mn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o stretchy="false">+</mo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row>
                          <msub>
                            <mi>a</mi>
                            <mn>0</mn>
                          </msub>
                          <mo stretchy="false">−</mo>
                          <mfrac>
                            <mn>1</mn>
                            <msub>
                              <mi>a</mi>
                              <mn>0</mn>
                            </msub>
                          </mfrac>
                        </mrow>
                      </mfrac>
                    </mrow>
                  </mrow>
                  <mo fence="true" form="postfix" stretchy="true">)</mo>
                </mrow>
                <mn>4</mn>
              </msup>
            </mrow>
          </mtd>
        </mtr>
      </mtable>
    </mrow>
    <annotation encoding="StarMath 5.0">stack{ 
 a_0
  left(
    a_0
    - {frac { 1 } { a_0 }}
    - {frac { 1 } { a_0 - frac { 1 } { a_0 }}}
  right)
  left(
    left(
    a_0
    - {frac { 1 } { a_0 }}
    - {frac { 1 } { a_0 - frac { 1 } { a_0 }}}
  right)^2
  - 1
right)^3
#
 - a_0
   left(
    a_0
    - {frac { 1 } { a_0 }}
    - {frac { 1 } { a_0 - frac { 1 } { a_0 }}}
  right)^3
  left(
    left(
      a_0
      - {frac { 1 } { a_0 }}
      - {frac { 1 } { a_0 - frac { 1 } { a_0 }}}
    right)^2
    - 1
  right)
}
 =
stack{
  left(
    left(
      a_0
      - {frac { 1 } { a_0 }}
      - {frac { 1 } { a_0 - frac { 1 } { a_0 }}}
    right)^2
    - 1
  right)^4
#
  - 3
    left(
      a_0
      - {frac { 1 } { a_0 }}
      - {frac { 1 } { a_0 - frac { 1 } { a_0 }}}
    right)^2
  left(
    left(
      a_0
      - {frac { 1 } { a_0 }}
      - {frac { 1 } { a_0 - frac { 1 } { a_0 }}}
    right)^2
    - 1
  right)^2
#
 +
  left(
    a_0
    - {frac { 1 } { a_0 }}
    - {frac { 1 } { a_0 - frac { 1 } { a_0 }}}
  right)^4
}</annotation>
  </semantics>
</math>
</file>

<file path=Object 169/content.xml><?xml version="1.0" encoding="utf-8"?>
<math xmlns="http://www.w3.org/1998/Math/MathML" display="block">
  <semantics>
    <mrow>
      <mtable>
        <mtr>
          <mtd>
            <mrow>
              <msub>
                <mi>a</mi>
                <mn>0</mn>
              </msub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−</mo>
                      <mn>3</mn>
                      <mo stretchy="false">+</mo>
                      <mfrac>
                        <mn>1</mn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frac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2</mn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3</mn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3</mn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2</mn>
                    <mo stretchy="false">+</mo>
                    <mfrac>
                      <mn>1</mn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</mfrac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−</mo>
                      <mn>3</mn>
                      <mo stretchy="false">+</mo>
                      <mfrac>
                        <mn>1</mn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frac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o stretchy="false">+</mo>
              <msup>
                <mrow>
                  <mo fence="true" form="prefix" stretchy="true">(</mo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−</mo>
                      <mn>2</mn>
                      <mo stretchy="false">+</mo>
                      <mfrac>
                        <mn>1</mn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frac>
                    </mrow>
                  </mrow>
                  <mo fence="true" form="postfix" stretchy="true">)</mo>
                </mrow>
                <mn>2</mn>
              </msup>
            </mrow>
          </mtd>
        </mtr>
      </mtable>
    </mrow>
    <annotation encoding="StarMath 5.0">stack{ 
 a_0
  left(
    a_0
    - {frac { 1 } { a_0 }}
    - {frac { 1 } { a_0 - frac { 1 } { a_0 }}}
  right)
  left(
    left( a_0 - {frac { 1 } { a_0 }} right) ^2
    - 3
    + {frac { 1 } { left( a_0 - {frac { 1 } { a_0 }} right) ^2 }}
  right)^3
#
 - a_0
   left(
    a_0
    - {frac { 1 } { a_0 }}
    - {frac { 1 } { a_0 - frac { 1 } { a_0 }}}
  right)
  left(
    left( a_0 - {frac { 1 } { a_0 }} right) ^2
    - 2
    + {frac { 1 } { left( a_0 - {frac { 1 } { a_0 }} right) ^2 }}
  right)
  left(
    left( a_0 - {frac { 1 } { a_0 }} right) ^2
    - 3
    + {frac { 1 } { left( a_0 - {frac { 1 } { a_0 }} right) ^2 }}
  right)
}
 =
stack{
  left(
    left( a_0 - {frac { 1 } { a_0 }} right) ^2
    - 3
    + {frac { 1 } { left( a_0 - {frac { 1 } { a_0 }} right) ^2 }}
  right)^4
#
  - 3
    left(
      left( a_0 - {frac { 1 } { a_0 }} right) ^2
      - 2
      + {frac { 1 } { left( a_0 - {frac { 1 } { a_0 }} right) ^2 }}
    right)
  left(
    left( a_0 - {frac { 1 } { a_0 }} right) ^2
    - 3
    + {frac { 1 } { left( a_0 - {frac { 1 } { a_0 }} right) ^2 }}
  right)^2
#
 +
  left(
    left( a_0 - {frac { 1 } { a_0 }} right) ^2
    - 2
    + {frac { 1 } { left( a_0 - {frac { 1 } { a_0 }} right) ^2 }}
  right)^2
}</annotation>
  </semantics>
</math>
</file>

<file path=Object 17/content.xml><?xml version="1.0" encoding="utf-8"?>
<math xmlns="http://www.w3.org/1998/Math/MathML" display="block">
  <semantics>
    <mrow>
      <mtable>
        <mtr>
          <mtd>
            <mrow>
              <mrow>
                <msubsup>
                  <mi>a</mi>
                  <mn>0</mn>
                  <mn>16</mn>
                </msubsup>
                <mo stretchy="false">−</mo>
                <mn>7</mn>
              </mrow>
              <mrow>
                <msubsup>
                  <mi>a</mi>
                  <mn>0</mn>
                  <mn>14</mn>
                </msubsup>
                <mo stretchy="false">+</mo>
                <mn>13</mn>
              </mrow>
              <mrow>
                <msubsup>
                  <mi>a</mi>
                  <mn>0</mn>
                  <mn>12</mn>
                </msubsup>
                <mo stretchy="false">−</mo>
                <mn>7</mn>
              </mrow>
              <mrow>
                <msubsup>
                  <mi>a</mi>
                  <mn>0</mn>
                  <mn>10</mn>
                </msubsup>
                <mo stretchy="false">+</mo>
                <msubsup>
                  <mi>a</mi>
                  <mn>0</mn>
                  <mn>8</mn>
                </msubsup>
              </mrow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+</mo>
                <mn>28</mn>
              </mrow>
              <mrow>
                <msubsup>
                  <mi>a</mi>
                  <mn>0</mn>
                  <mn>12</mn>
                </msubsup>
                <mo stretchy="false">−</mo>
                <mn>52</mn>
              </mrow>
              <mrow>
                <msubsup>
                  <mi>a</mi>
                  <mn>0</mn>
                  <mn>10</mn>
                </msubsup>
                <mo stretchy="false">+</mo>
                <mn>28</mn>
              </mrow>
              <mrow>
                <msubsup>
                  <mi>a</mi>
                  <mn>0</mn>
                  <mn>8</mn>
                </msubsup>
                <mo stretchy="false">−</mo>
                <mn>4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2</mn>
                </msubsup>
                <mo stretchy="false">−</mo>
                <mn>28</mn>
              </mrow>
              <mrow>
                <msubsup>
                  <mi>a</mi>
                  <mn>0</mn>
                  <mn>10</mn>
                </msubsup>
                <mo stretchy="false">+</mo>
                <mn>52</mn>
              </mrow>
              <mrow>
                <msubsup>
                  <mi>a</mi>
                  <mn>0</mn>
                  <mn>8</mn>
                </msubsup>
                <mo stretchy="false">−</mo>
                <mn>28</mn>
              </mrow>
              <mrow>
                <msubsup>
                  <mi>a</mi>
                  <mn>0</mn>
                  <mn>6</mn>
                </msubsup>
                <mo stretchy="false">+</mo>
                <mn>4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row>
                  <mo stretchy="false">−</mo>
                  <msubsup>
                    <mi>a</mi>
                    <mn>0</mn>
                    <mn>10</mn>
                  </msubsup>
                </mrow>
                <mo stretchy="false">+</mo>
                <mn>7</mn>
              </mrow>
              <mrow>
                <msubsup>
                  <mi>a</mi>
                  <mn>0</mn>
                  <mn>8</mn>
                </msubsup>
                <mo stretchy="false">−</mo>
                <mn>13</mn>
              </mrow>
              <mrow>
                <msubsup>
                  <mi>a</mi>
                  <mn>0</mn>
                  <mn>6</mn>
                </msubsup>
                <mo stretchy="false">+</mo>
                <mn>7</mn>
              </mrow>
              <mrow>
                <msubsup>
                  <mi>a</mi>
                  <mn>0</mn>
                  <mn>4</mn>
                </msubsup>
                <mo stretchy="false">−</mo>
                <msubsup>
                  <mi>a</mi>
                  <mn>0</mn>
                  <mn>2</mn>
                </msubsup>
              </mrow>
            </mrow>
          </mtd>
        </mtr>
      </mtable>
      <mo stretchy="false">=</mo>
      <mtable>
        <mtr>
          <mtd>
            <mrow>
              <mrow>
                <msubsup>
                  <mi>a</mi>
                  <mn>0</mn>
                  <mn>16</mn>
                </msubsup>
                <mo stretchy="false">−</mo>
                <mn>6</mn>
              </mrow>
              <mrow>
                <msubsup>
                  <mi>a</mi>
                  <mn>0</mn>
                  <mn>14</mn>
                </msubsup>
                <mo stretchy="false">+</mo>
                <mn>11</mn>
              </mrow>
              <mrow>
                <msubsup>
                  <mi>a</mi>
                  <mn>0</mn>
                  <mn>12</mn>
                </msubsup>
                <mo stretchy="false">−</mo>
                <mn>6</mn>
              </mrow>
              <mrow>
                <msubsup>
                  <mi>a</mi>
                  <mn>0</mn>
                  <mn>10</mn>
                </msubsup>
                <mo stretchy="false">+</mo>
                <msubsup>
                  <mi>a</mi>
                  <mn>0</mn>
                  <mn>8</mn>
                </msubsup>
              </mrow>
            </mrow>
          </mtd>
        </mtr>
        <mtr>
          <mtd>
            <mrow>
              <mrow>
                <mo stretchy="false">−</mo>
                <mn>6</mn>
              </mrow>
              <mrow>
                <msubsup>
                  <mi>a</mi>
                  <mn>0</mn>
                  <mn>14</mn>
                </msubsup>
                <mo stretchy="false">+</mo>
                <mn>36</mn>
              </mrow>
              <mrow>
                <msubsup>
                  <mi>a</mi>
                  <mn>0</mn>
                  <mn>12</mn>
                </msubsup>
                <mo stretchy="false">−</mo>
                <mn>66</mn>
              </mrow>
              <mrow>
                <msubsup>
                  <mi>a</mi>
                  <mn>0</mn>
                  <mn>10</mn>
                </msubsup>
                <mo stretchy="false">+</mo>
                <mn>36</mn>
              </mrow>
              <mrow>
                <msubsup>
                  <mi>a</mi>
                  <mn>0</mn>
                  <mn>8</mn>
                </msubsup>
                <mo stretchy="false">−</mo>
                <mn>6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11</mn>
              </mrow>
              <mrow>
                <msubsup>
                  <mi>a</mi>
                  <mn>0</mn>
                  <mn>12</mn>
                </msubsup>
                <mo stretchy="false">−</mo>
                <mn>66</mn>
              </mrow>
              <mrow>
                <msubsup>
                  <mi>a</mi>
                  <mn>0</mn>
                  <mn>10</mn>
                </msubsup>
                <mo stretchy="false">+</mo>
                <mn>121</mn>
              </mrow>
              <mrow>
                <msubsup>
                  <mi>a</mi>
                  <mn>0</mn>
                  <mn>8</mn>
                </msubsup>
                <mo stretchy="false">−</mo>
                <mn>66</mn>
              </mrow>
              <mrow>
                <msubsup>
                  <mi>a</mi>
                  <mn>0</mn>
                  <mn>6</mn>
                </msubsup>
                <mo stretchy="false">+</mo>
                <mn>11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−</mo>
                <mn>6</mn>
              </mrow>
              <mrow>
                <msubsup>
                  <mi>a</mi>
                  <mn>0</mn>
                  <mn>10</mn>
                </msubsup>
                <mo stretchy="false">+</mo>
                <mn>36</mn>
              </mrow>
              <mrow>
                <msubsup>
                  <mi>a</mi>
                  <mn>0</mn>
                  <mn>8</mn>
                </msubsup>
                <mo stretchy="false">−</mo>
                <mn>66</mn>
              </mrow>
              <mrow>
                <msubsup>
                  <mi>a</mi>
                  <mn>0</mn>
                  <mn>6</mn>
                </msubsup>
                <mo stretchy="false">+</mo>
                <mn>36</mn>
              </mrow>
              <mrow>
                <msubsup>
                  <mi>a</mi>
                  <mn>0</mn>
                  <mn>4</mn>
                </msubsup>
                <mo stretchy="false">−</mo>
                <mn>6</mn>
              </mrow>
              <msubsup>
                <mi>a</mi>
                <mn>0</mn>
                <mn>2</mn>
              </msubsup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8</mn>
                  </msubsup>
                </mrow>
                <mo stretchy="false">−</mo>
                <mn>6</mn>
              </mrow>
              <mrow>
                <msubsup>
                  <mi>a</mi>
                  <mn>0</mn>
                  <mn>6</mn>
                </msubsup>
                <mo stretchy="false">+</mo>
                <mn>11</mn>
              </mrow>
              <mrow>
                <msubsup>
                  <mi>a</mi>
                  <mn>0</mn>
                  <mn>4</mn>
                </msubsup>
                <mo stretchy="false">−</mo>
                <mn>6</mn>
              </mrow>
              <mrow>
                <msubsup>
                  <mi>a</mi>
                  <mn>0</mn>
                  <mn>2</mn>
                </msubsup>
                <mo stretchy="false">+</mo>
                <mn>1</mn>
              </mrow>
            </mrow>
          </mtd>
        </mtr>
        <mtr>
          <mtd>
            <mrow>
              <mrow>
                <mo stretchy="false">−</mo>
                <mn>3</mn>
              </mrow>
              <mrow>
                <msubsup>
                  <mi>a</mi>
                  <mn>0</mn>
                  <mn>14</mn>
                </msubsup>
                <mo stretchy="false">+</mo>
                <mn>18</mn>
              </mrow>
              <mrow>
                <msubsup>
                  <mi>a</mi>
                  <mn>0</mn>
                  <mn>12</mn>
                </msubsup>
                <mo stretchy="false">−</mo>
                <mn>33</mn>
              </mrow>
              <mrow>
                <msubsup>
                  <mi>a</mi>
                  <mn>0</mn>
                  <mn>10</mn>
                </msubsup>
                <mo stretchy="false">+</mo>
                <mn>18</mn>
              </mrow>
              <mrow>
                <msubsup>
                  <mi>a</mi>
                  <mn>0</mn>
                  <mn>8</mn>
                </msubsup>
                <mo stretchy="false">−</mo>
                <mn>3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6</mn>
              </mrow>
              <mrow>
                <msubsup>
                  <mi>a</mi>
                  <mn>0</mn>
                  <mn>12</mn>
                </msubsup>
                <mo stretchy="false">−</mo>
                <mn>36</mn>
              </mrow>
              <mrow>
                <msubsup>
                  <mi>a</mi>
                  <mn>0</mn>
                  <mn>10</mn>
                </msubsup>
                <mo stretchy="false">+</mo>
                <mn>66</mn>
              </mrow>
              <mrow>
                <msubsup>
                  <mi>a</mi>
                  <mn>0</mn>
                  <mn>8</mn>
                </msubsup>
                <mo stretchy="false">−</mo>
                <mn>36</mn>
              </mrow>
              <mrow>
                <msubsup>
                  <mi>a</mi>
                  <mn>0</mn>
                  <mn>6</mn>
                </msubsup>
                <mo stretchy="false">+</mo>
                <mn>6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−</mo>
                <mn>3</mn>
              </mrow>
              <mrow>
                <msubsup>
                  <mi>a</mi>
                  <mn>0</mn>
                  <mn>10</mn>
                </msubsup>
                <mo stretchy="false">+</mo>
                <mn>18</mn>
              </mrow>
              <mrow>
                <msubsup>
                  <mi>a</mi>
                  <mn>0</mn>
                  <mn>8</mn>
                </msubsup>
                <mo stretchy="false">−</mo>
                <mn>33</mn>
              </mrow>
              <mrow>
                <msubsup>
                  <mi>a</mi>
                  <mn>0</mn>
                  <mn>6</mn>
                </msubsup>
                <mo stretchy="false">+</mo>
                <mn>18</mn>
              </mrow>
              <mrow>
                <msubsup>
                  <mi>a</mi>
                  <mn>0</mn>
                  <mn>4</mn>
                </msubsup>
                <mo stretchy="false">−</mo>
                <mn>3</mn>
              </mrow>
              <msubsup>
                <mi>a</mi>
                <mn>0</mn>
                <mn>2</mn>
              </msubsup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12</mn>
                  </msubsup>
                </mrow>
                <mo stretchy="false">−</mo>
                <mn>2</mn>
              </mrow>
              <mrow>
                <msubsup>
                  <mi>a</mi>
                  <mn>0</mn>
                  <mn>10</mn>
                </msubsup>
                <mo stretchy="false">+</mo>
                <msubsup>
                  <mi>a</mi>
                  <mn>0</mn>
                  <mn>8</mn>
                </msubsup>
              </mrow>
            </mrow>
          </mtd>
        </mtr>
        <mtr>
          <mtd>
            <mrow>
              <mrow>
                <mo stretchy="false">−</mo>
                <mn>2</mn>
              </mrow>
              <mrow>
                <msubsup>
                  <mi>a</mi>
                  <mn>0</mn>
                  <mn>10</mn>
                </msubsup>
                <mo stretchy="false">+</mo>
                <mn>4</mn>
              </mrow>
              <mrow>
                <msubsup>
                  <mi>a</mi>
                  <mn>0</mn>
                  <mn>8</mn>
                </msubsup>
                <mo stretchy="false">−</mo>
                <mn>2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8</mn>
                  </msubsup>
                </mrow>
                <mo stretchy="false">−</mo>
                <mn>2</mn>
              </mrow>
              <mrow>
                <msubsup>
                  <mi>a</mi>
                  <mn>0</mn>
                  <mn>6</mn>
                </msubsup>
                <mo stretchy="false">+</mo>
                <msubsup>
                  <mi>a</mi>
                  <mn>0</mn>
                  <mn>4</mn>
                </msubsup>
              </mrow>
            </mrow>
          </mtd>
        </mtr>
      </mtable>
    </mrow>
    <annotation encoding="StarMath 5.0">stack { 
  a_0^16 - 7 a_0^14 + 13 a_0^12 - 7 a_0^10 + a_0^8
#
 - 4 a_0^14 + 28 a_0^12 - 52 a_0^10 + 28 a_0^8 - 4 a_0^6
#
 + 4 a_0^12 - 28 a_0^10 + 52 a_0^8 - 28 a_0^6 + 4 a_0^4
#
 - a_0^10 + 7 a_0^8 - 13 a_0^6 + 7 a_0^4 - a_0^2
}
  =
stack {
   a_0^16 - 6 a_0^14 + 11 a_0^12 - 6 a_0^10 + a_0^8
# - 6 a_0^14 + 36 a_0^12 - 66 a_0^10 + 36 a_0^8 - 6 a_0^6
# + 11 a_0^12 - 66 a_0^10 + 121 a_0^8 - 66 a_0^6 + 11 a_0^4
# - 6 a_0^10 + 36 a_0^8 - 66 a_0^6 + 36 a_0^4 - 6 a_0^2
# + a_0^8 - 6 a_0^6 + 11 a_0^4 - 6 a_0^2 + 1
# - 3 a_0^14 + 18 a_0^12 - 33 a_0^10 + 18 a_0^8 - 3 a_0^6
# + 6 a_0^12 - 36 a_0^10 + 66 a_0^8 - 36 a_0^6 + 6 a_0^4
# - 3 a_0^10 + 18 a_0^8 - 33 a_0^6 + 18 a_0^4 - 3 a_0^2
# + a_0^12 - 2 a_0^10 + a_0^8
# - 2 a_0^10 + 4 a_0^8 - 2 a_0^6
# + a_0^8 - 2 a_0^6 + a_0^4
}</annotation>
  </semantics>
</math>
</file>

<file path=Object 170/content.xml><?xml version="1.0" encoding="utf-8"?>
<math xmlns="http://www.w3.org/1998/Math/MathML" display="block">
  <semantics>
    <mrow>
      <mrow>
        <mo fence="true" form="prefix" stretchy="true">(</mo>
        <mrow>
          <mrow>
            <msup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  <mo stretchy="false">−</mo>
                    <mfrac>
                      <mn>1</mn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n>1</mn>
          </mrow>
        </mrow>
        <mo fence="true" form="postfix" stretchy="true">)</mo>
      </mrow>
      <mo stretchy="false">=</mo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−</mo>
        <mn>2</mn>
        <mo stretchy="false">+</mo>
        <mfrac>
          <mn>1</mn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2</mn>
          </msup>
        </mfrac>
        <mo stretchy="false">−</mo>
        <mn>1</mn>
      </mrow>
    </mrow>
    <annotation encoding="StarMath 5.0">left(
  left(
    a_0
    - {frac { 1 } { a_0 }}
    - {frac { 1 } { a_0 - frac { 1 } { a_0 }}}
  right)^2
  - 1
right)
 =
  left( a_0 - {frac { 1 } { a_0 }} right) ^2
  - 2
  + {frac { 1 } { left( a_0 - {frac { 1 } { a_0 }} right) ^2 }}
  - 1</annotation>
  </semantics>
</math>
</file>

<file path=Object 171/content.xml><?xml version="1.0" encoding="utf-8"?>
<math xmlns="http://www.w3.org/1998/Math/MathML" display="block">
  <semantics>
    <mrow>
      <mrow>
        <mo fence="true" form="prefix" stretchy="true">(</mo>
        <mrow/>
        <mo fence="true" form="postfix" stretchy="true">)</mo>
      </mrow>
      <mo stretchy="false">=</mo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−</mo>
        <mn>3</mn>
        <mo stretchy="false">+</mo>
        <mfrac>
          <mn>1</mn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2</mn>
          </msup>
        </mfrac>
      </mrow>
    </mrow>
    <annotation encoding="StarMath 5.0">left(
right)
 =
  left( a_0 - {frac { 1 } { a_0 }} right) ^2
  - 3
  + {frac { 1 } { left( a_0 - {frac { 1 } { a_0 }} right) ^2 }}
</annotation>
  </semantics>
</math>
</file>

<file path=Object 172/content.xml><?xml version="1.0" encoding="utf-8"?>
<math xmlns="http://www.w3.org/1998/Math/MathML" display="block">
  <semantics>
    <mrow>
      <mtable>
        <mtr>
          <mtd>
            <mrow>
              <msub>
                <mi>a</mi>
                <mn>0</mn>
              </msub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1</mn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4</mn>
                        </msup>
                        <mo stretchy="false">−</mo>
                        <mn>3</mn>
                      </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1</mn>
                      </mrow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3</mn>
              </msup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n>1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2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3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n>1</mn>
                    </mrow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3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n>1</mn>
                    </mrow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sup>
                <mrow>
                  <mo fence="true" form="prefix" stretchy="true">(</mo>
                  <mrow>
                    <mrow>
                      <msub>
                        <mi>a</mi>
                        <mn>0</mn>
                      </msub>
                      <mo stretchy="false">−</mo>
                      <mfrac>
                        <mn>1</mn>
                        <msub>
                          <mi>a</mi>
                          <mn>0</mn>
                        </msub>
                      </mfrac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2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n>1</mn>
                    </mrow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4</mn>
                        </msup>
                        <mo stretchy="false">−</mo>
                        <mn>3</mn>
                      </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1</mn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row>
                <mo stretchy="false">+</mo>
                <msup>
                  <mrow>
                    <mo fence="true" form="prefix" stretchy="true">(</mo>
                    <mrow>
                      <mrow>
                        <msub>
                          <mi>a</mi>
                          <mn>0</mn>
                        </msub>
                        <mo stretchy="false">−</mo>
                        <mfrac>
                          <mn>1</mn>
                          <msub>
                            <mi>a</mi>
                            <mn>0</mn>
                          </msub>
                        </mfrac>
                      </mrow>
                    </mrow>
                    <mo fence="true" form="postfix" stretchy="true">)</mo>
                  </mrow>
                  <mn>4</mn>
                </msup>
              </mrow>
              <msup>
                <mrow>
                  <mo fence="true" form="prefix" stretchy="true">(</mo>
                  <mrow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4</mn>
                        </msup>
                        <mo stretchy="false">−</mo>
                        <mn>2</mn>
                      </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>
                                  <mi>a</mi>
                                  <mn>0</mn>
                                </msub>
                                <mo stretchy="false">−</mo>
                                <mfrac>
                                  <mn>1</mn>
                                  <msub>
                                    <mi>a</mi>
                                    <mn>0</mn>
                                  </msub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n>1</mn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</mtable>
    </mrow>
    <annotation encoding="StarMath 5.0">stack{ 
  a_0
  left( a_0 - {frac { 1 } { a_0 }} right)
  left(
    left( a_0 - {frac { 1 } { a_0 }} right)^2
    - 1
  right)
  left(
    left( a_0 - {frac { 1 } { a_0 }} right) ^4
    - 3 left( a_0 - {frac { 1 } { a_0 }} right) ^2
    + 1
  right)^3
#
  - a_0
  left( a_0 - {frac { 1 } { a_0 }} right)^3
  left(
    left( a_0 - {frac { 1 } { a_0 }} right)^2
    - 1
  right)
  left(
    left( a_0 - {frac { 1 } { a_0 }} right) ^4
    - 2 left( a_0 - {frac { 1 } { a_0 }} right) ^2
    + 1
  right)
  left(
    left( a_0 - {frac { 1 } { a_0 }} right) ^4
    - 3 left( a_0 - {frac { 1 } { a_0 }} right) ^2
    + 1
  right)
}
 =
stack{
  left(
    left( a_0 - {frac { 1 } { a_0 }} right) ^4
    - 3 left( a_0 - {frac { 1 } { a_0 }} right) ^2
    + 1
  right)^4
#
  - 3
  left( a_0 - {frac { 1 } { a_0 }} right)^2
  left(
    left( a_0 - {frac { 1 } { a_0 }} right) ^4
    - 2 left( a_0 - {frac { 1 } { a_0 }} right) ^2
    + 1
  right)
  left(
    left( a_0 - {frac { 1 } { a_0 }} right) ^4
    - 3 left( a_0 - {frac { 1 } { a_0 }} right) ^2
    + 1
  right)^2
#
  +
  left( a_0 - {frac { 1 } { a_0 }} right)^4
  left(
    left( a_0 - {frac { 1 } { a_0 }} right) ^4
    - 2 left( a_0 - {frac { 1 } { a_0 }} right) ^2
    + 1
  right)^2
}</annotation>
  </semantics>
</math>
</file>

<file path=Object 173/content.xml><?xml version="1.0" encoding="utf-8"?>
<math xmlns="http://www.w3.org/1998/Math/MathML" display="block">
  <semantics>
    <mrow>
      <mtable>
        <mtr>
          <mtd>
            <mrow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subsup>
                      <mi>a</mi>
                      <mn>0</mn>
                      <mn>2</mn>
                    </msubsup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4</mn>
                        </msup>
                        <mo stretchy="false">−</mo>
                        <mn>3</mn>
                      </mrow>
                      <msubsup>
                        <mi>a</mi>
                        <mn>0</mn>
                        <mn>2</mn>
                      </msubsup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bsup>
                          <mi>a</mi>
                          <mn>0</mn>
                          <mn>4</mn>
                        </msubsup>
                      </mrow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sup>
                  <mi>a</mi>
                  <mn>0</mn>
                  <mn>4</mn>
                </msubsup>
              </mrow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  <mo fence="true" form="postfix" stretchy="true">)</mo>
                </mrow>
                <mn>3</mn>
              </msup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subsup>
                      <mi>a</mi>
                      <mn>0</mn>
                      <mn>2</mn>
                    </msubsup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2</mn>
                    </mrow>
                    <msubsup>
                      <mi>a</mi>
                      <mn>0</mn>
                      <mn>2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subsup>
                        <mi>a</mi>
                        <mn>0</mn>
                        <mn>4</mn>
                      </msubsup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3</mn>
                    </mrow>
                    <msubsup>
                      <mi>a</mi>
                      <mn>0</mn>
                      <mn>2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subsup>
                        <mi>a</mi>
                        <mn>0</mn>
                        <mn>4</mn>
                      </msubsup>
                    </mrow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3</mn>
                    </mrow>
                    <msubsup>
                      <mi>a</mi>
                      <mn>0</mn>
                      <mn>2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subsup>
                        <mi>a</mi>
                        <mn>0</mn>
                        <mn>4</mn>
                      </msubsup>
                    </mrow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subsup>
                <mi>a</mi>
                <mn>0</mn>
                <mn>2</mn>
              </msubsup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2</mn>
                    </mrow>
                    <msubsup>
                      <mi>a</mi>
                      <mn>0</mn>
                      <mn>2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subsup>
                        <mi>a</mi>
                        <mn>0</mn>
                        <mn>4</mn>
                      </msubsup>
                    </mrow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4</mn>
                        </msup>
                        <mo stretchy="false">−</mo>
                        <mn>3</mn>
                      </mrow>
                      <msubsup>
                        <mi>a</mi>
                        <mn>0</mn>
                        <mn>2</mn>
                      </msubsup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bsup>
                          <mi>a</mi>
                          <mn>0</mn>
                          <mn>4</mn>
                        </msubsup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row>
                <mo stretchy="false">+</mo>
                <msubsup>
                  <mi>a</mi>
                  <mn>0</mn>
                  <mn>4</mn>
                </msubsup>
              </mrow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  <mo fence="true" form="postfix" stretchy="true">)</mo>
                </mrow>
                <mn>4</mn>
              </msup>
              <msup>
                <mrow>
                  <mo fence="true" form="prefix" stretchy="true">(</mo>
                  <mrow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4</mn>
                        </msup>
                        <mo stretchy="false">−</mo>
                        <mn>2</mn>
                      </mrow>
                      <msubsup>
                        <mi>a</mi>
                        <mn>0</mn>
                        <mn>2</mn>
                      </msubsup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−</mo>
                                <mn>1</mn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bsup>
                          <mi>a</mi>
                          <mn>0</mn>
                          <mn>4</mn>
                        </msubsup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</mtable>
    </mrow>
    <annotation encoding="StarMath 5.0">stack{ 
  a_0^2
  left( a_0^2 - 1 right)
  left(
    left( a_0^2 - 1 right)^2
    - a_0^2
  right)
  left(
    left( a_0^2 - 1 right) ^4
    - 3 a_0^2 left( a_0^2 - 1 right) ^2
    + a_0^4
  right)^3
#
  - a_0^4
  left( a_0^2 - 1 right)^3
  left(
    left( a_0^2 - 1 right)^2
    - a_0^2
  right)
  left(
    left( a_0^2 - 1 right) ^4
    - 2 a_0^2 left( a_0^2 - 1 right) ^2
    + a_0^4
  right)
  left(
    left( a_0^2 - 1 right) ^4
    - 3 a_0^2 left( a_0^2 - 1 right) ^2
    + a_0^4
  right)
}
 =
stack{
  left(
    left( a_0^2 - 1 right) ^4
    - 3 a_0^2 left( a_0^2 - 1 right) ^2
    + a_0^4
  right)^4
#
  - 3 a_0^2
  left( a_0^2 - 1 right)^2
  left(
    left( a_0^2 - 1 right) ^4
    - 2 a_0^2 left( a_0^2 - 1 right) ^2
    + a_0^4
  right)
  left(
    left( a_0^2 - 1 right) ^4
    - 3 a_0^2 left( a_0^2 - 1 right) ^2
    + a_0^4
  right)^2
#
  + a_0^4
  left( a_0^2 - 1 right)^4
  left(
    left( a_0^2 - 1 right) ^4
    - 2 a_0^2 left( a_0^2 - 1 right) ^2
    + a_0^4
  right)^2
}</annotation>
  </semantics>
</math>
</file>

<file path=Object 174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sup>
                  <mi>a</mi>
                  <mn>0</mn>
                  <mn>2</mn>
                </msubsup>
                <mo stretchy="false">−</mo>
                <mn>1</mn>
              </mrow>
            </mrow>
            <mo fence="true" form="postfix" stretchy="true">)</mo>
          </mrow>
          <mn>4</mn>
        </msup>
        <mo stretchy="false">−</mo>
        <mn>3</mn>
      </mrow>
      <msubsup>
        <mi>a</mi>
        <mn>0</mn>
        <mn>2</mn>
      </msubsup>
      <mrow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1</mn>
                </mrow>
              </mrow>
              <mo fence="true" form="postfix" stretchy="true">)</mo>
            </mrow>
            <mn>2</mn>
          </msup>
          <mo stretchy="false">+</mo>
          <msubsup>
            <mi>a</mi>
            <mn>0</mn>
            <mn>4</mn>
          </msubsup>
        </mrow>
        <mo stretchy="false">=</mo>
        <mrow>
          <mrow>
            <mo fence="true" form="prefix" stretchy="true">(</mo>
            <mrow>
              <mrow>
                <mrow>
                  <msubsup>
                    <mi>a</mi>
                    <mn>0</mn>
                    <mn>8</mn>
                  </msubsup>
                  <mo stretchy="false">−</mo>
                  <mn>4</mn>
                </mrow>
                <mrow>
                  <msubsup>
                    <mi>a</mi>
                    <mn>0</mn>
                    <mn>6</mn>
                  </msubsup>
                  <mo stretchy="false">+</mo>
                  <mn>6</mn>
                </mrow>
                <mrow>
                  <msubsup>
                    <mi>a</mi>
                    <mn>0</mn>
                    <mn>4</mn>
                  </msubsup>
                  <mo stretchy="false">−</mo>
                  <mn>4</mn>
                </mrow>
                <mrow>
                  <msubsup>
                    <mi>a</mi>
                    <mn>0</mn>
                    <mn>2</mn>
                  </msubsup>
                  <mo stretchy="false">+</mo>
                  <mn>1</mn>
                </mrow>
              </mrow>
            </mrow>
            <mo fence="true" form="postfix" stretchy="true">)</mo>
          </mrow>
          <mo stretchy="false">−</mo>
          <mn>3</mn>
        </mrow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2</mn>
              </mrow>
              <mrow>
                <msubsup>
                  <mi>a</mi>
                  <mn>0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+</mo>
        <msubsup>
          <mi>a</mi>
          <mn>0</mn>
          <mn>4</mn>
        </msubsup>
      </mrow>
    </mrow>
    <annotation encoding="StarMath 5.0">left( a_0^2 - 1 right) ^4 - 3 a_0^2 left( a_0^2 - 1 right) ^2 + a_0^4
  =
left( a_0^8 - 4 a_0^6 + 6 a_0^4 - 4 a_0^2 + 1 right)
- 3 left( a_0^4 - 2 a_0^2 + 1 right)
+ a_0^4</annotation>
  </semantics>
</math>
</file>

<file path=Object 175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sup>
                  <mi>a</mi>
                  <mn>0</mn>
                  <mn>2</mn>
                </msubsup>
                <mo stretchy="false">−</mo>
                <mn>1</mn>
              </mrow>
            </mrow>
            <mo fence="true" form="postfix" stretchy="true">)</mo>
          </mrow>
          <mn>4</mn>
        </msup>
        <mo stretchy="false">−</mo>
        <mn>3</mn>
      </mrow>
      <msubsup>
        <mi>a</mi>
        <mn>0</mn>
        <mn>2</mn>
      </msubsup>
      <mrow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1</mn>
                </mrow>
              </mrow>
              <mo fence="true" form="postfix" stretchy="true">)</mo>
            </mrow>
            <mn>2</mn>
          </msup>
          <mo stretchy="false">+</mo>
          <msubsup>
            <mi>a</mi>
            <mn>0</mn>
            <mn>4</mn>
          </msubsup>
        </mrow>
        <mo stretchy="false">=</mo>
        <mrow>
          <msubsup>
            <mi>a</mi>
            <mn>0</mn>
            <mn>8</mn>
          </msubsup>
          <mo stretchy="false">−</mo>
          <mn>4</mn>
        </mrow>
      </mrow>
      <mrow>
        <msubsup>
          <mi>a</mi>
          <mn>0</mn>
          <mn>6</mn>
        </msubsup>
        <mo stretchy="false">+</mo>
        <mn>4</mn>
      </mrow>
      <mrow>
        <msubsup>
          <mi>a</mi>
          <mn>0</mn>
          <mn>4</mn>
        </msubsup>
        <mo stretchy="false">+</mo>
        <mn>2</mn>
      </mrow>
      <mrow>
        <msubsup>
          <mi>a</mi>
          <mn>0</mn>
          <mn>2</mn>
        </msubsup>
        <mo stretchy="false">−</mo>
        <mn>2</mn>
      </mrow>
    </mrow>
    <annotation encoding="StarMath 5.0">left( a_0^2 - 1 right) ^4 - 3 a_0^2 left( a_0^2 - 1 right) ^2 + a_0^4
  =
a_0^8 - 4 a_0^6 + 4 a_0^4 + 2 a_0^2 - 2
</annotation>
  </semantics>
</math>
</file>

<file path=Object 176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sup>
                  <mi>a</mi>
                  <mn>0</mn>
                  <mn>2</mn>
                </msubsup>
                <mo stretchy="false">−</mo>
                <mn>1</mn>
              </mrow>
            </mrow>
            <mo fence="true" form="postfix" stretchy="true">)</mo>
          </mrow>
          <mn>4</mn>
        </msup>
        <mo stretchy="false">−</mo>
        <mn>2</mn>
      </mrow>
      <msubsup>
        <mi>a</mi>
        <mn>0</mn>
        <mn>2</mn>
      </msubsup>
      <mrow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1</mn>
                </mrow>
              </mrow>
              <mo fence="true" form="postfix" stretchy="true">)</mo>
            </mrow>
            <mn>2</mn>
          </msup>
          <mo stretchy="false">+</mo>
          <msubsup>
            <mi>a</mi>
            <mn>0</mn>
            <mn>4</mn>
          </msubsup>
        </mrow>
        <mo stretchy="false">=</mo>
        <mrow>
          <msubsup>
            <mi>a</mi>
            <mn>0</mn>
            <mn>8</mn>
          </msubsup>
          <mo stretchy="false">−</mo>
          <mn>4</mn>
        </mrow>
      </mrow>
      <mrow>
        <msubsup>
          <mi>a</mi>
          <mn>0</mn>
          <mn>6</mn>
        </msubsup>
        <mo stretchy="false">+</mo>
        <mn>5</mn>
      </mrow>
      <mrow>
        <msubsup>
          <mi>a</mi>
          <mn>0</mn>
          <mn>4</mn>
        </msubsup>
        <mo stretchy="false">−</mo>
        <mn>1</mn>
      </mrow>
    </mrow>
    <annotation encoding="StarMath 5.0">left( a_0^2 - 1 right) ^4 - 2 a_0^2 left( a_0^2 - 1 right) ^2 + a_0^4
  =
a_0^8 - 4 a_0^6 + 5 a_0^4 - 1
</annotation>
  </semantics>
</math>
</file>

<file path=Object 177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sup>
                  <mi>a</mi>
                  <mn>0</mn>
                  <mn>2</mn>
                </msubsup>
                <mo stretchy="false">−</mo>
                <mn>1</mn>
              </mrow>
            </mrow>
            <mo fence="true" form="postfix" stretchy="true">)</mo>
          </mrow>
          <mn>4</mn>
        </msup>
        <mo stretchy="false">−</mo>
        <mn>2</mn>
      </mrow>
      <msubsup>
        <mi>a</mi>
        <mn>0</mn>
        <mn>2</mn>
      </msubsup>
      <mrow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1</mn>
                </mrow>
              </mrow>
              <mo fence="true" form="postfix" stretchy="true">)</mo>
            </mrow>
            <mn>2</mn>
          </msup>
          <mo stretchy="false">+</mo>
          <msubsup>
            <mi>a</mi>
            <mn>0</mn>
            <mn>4</mn>
          </msubsup>
        </mrow>
        <mo stretchy="false">=</mo>
        <mrow>
          <mrow>
            <mo fence="true" form="prefix" stretchy="true">(</mo>
            <mrow>
              <mrow>
                <mrow>
                  <msubsup>
                    <mi>a</mi>
                    <mn>0</mn>
                    <mn>8</mn>
                  </msubsup>
                  <mo stretchy="false">−</mo>
                  <mn>4</mn>
                </mrow>
                <mrow>
                  <msubsup>
                    <mi>a</mi>
                    <mn>0</mn>
                    <mn>6</mn>
                  </msubsup>
                  <mo stretchy="false">+</mo>
                  <mn>6</mn>
                </mrow>
                <mrow>
                  <msubsup>
                    <mi>a</mi>
                    <mn>0</mn>
                    <mn>4</mn>
                  </msubsup>
                  <mo stretchy="false">−</mo>
                  <mn>4</mn>
                </mrow>
                <mrow>
                  <msubsup>
                    <mi>a</mi>
                    <mn>0</mn>
                    <mn>2</mn>
                  </msubsup>
                  <mo stretchy="false">+</mo>
                  <mn>1</mn>
                </mrow>
              </mrow>
            </mrow>
            <mo fence="true" form="postfix" stretchy="true">)</mo>
          </mrow>
          <mo stretchy="false">−</mo>
          <mn>2</mn>
        </mrow>
      </mrow>
      <mrow>
        <mrow>
          <mo fence="true" form="prefix" stretchy="true">(</mo>
          <mrow>
            <mrow>
              <mrow>
                <msubsup>
                  <mi>a</mi>
                  <mn>0</mn>
                  <mn>4</mn>
                </msubsup>
                <mo stretchy="false">−</mo>
                <mn>2</mn>
              </mrow>
              <mrow>
                <msubsup>
                  <mi>a</mi>
                  <mn>0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+</mo>
        <msubsup>
          <mi>a</mi>
          <mn>0</mn>
          <mn>4</mn>
        </msubsup>
      </mrow>
    </mrow>
    <annotation encoding="StarMath 5.0">left( a_0^2 - 1 right) ^4 - 2 a_0^2 left( a_0^2 - 1 right) ^2 + a_0^4
  =
left( a_0^8 - 4 a_0^6 + 6 a_0^4 - 4 a_0^2 + 1 right)
- 2 left( a_0^4 - 2 a_0^2 + 1 right)
+ a_0^4</annotation>
  </semantics>
</math>
</file>

<file path=Object 178/content.xml><?xml version="1.0" encoding="utf-8"?>
<math xmlns="http://www.w3.org/1998/Math/MathML" display="block">
  <semantics>
    <mrow>
      <mtable>
        <mtr>
          <mtd>
            <mrow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subsup>
                      <mi>a</mi>
                      <mn>0</mn>
                      <mn>2</mn>
                    </msubsup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4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4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+</mo>
                        <mn>2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</mrow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sup>
                  <mi>a</mi>
                  <mn>0</mn>
                  <mn>4</mn>
                </msubsup>
              </mrow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  <mo fence="true" form="postfix" stretchy="true">)</mo>
                </mrow>
                <mn>3</mn>
              </msup>
              <mrow>
                <mo fence="true" form="prefix" stretchy="true">(</mo>
                <mrow>
                  <mrow>
                    <msup>
                      <mrow>
                        <mo fence="true" form="prefix" stretchy="true">(</mo>
                        <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2</mn>
                    </msup>
                    <mo stretchy="false">−</mo>
                    <msubsup>
                      <mi>a</mi>
                      <mn>0</mn>
                      <mn>2</mn>
                    </msubsup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5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subsup>
                <mi>a</mi>
                <mn>0</mn>
                <mn>2</mn>
              </msubsup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  <mo fence="true" form="postfix" stretchy="true">)</mo>
                </mrow>
                <mn>2</mn>
              </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5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4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4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+</mo>
                        <mn>2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row>
                <mo stretchy="false">+</mo>
                <msubsup>
                  <mi>a</mi>
                  <mn>0</mn>
                  <mn>4</mn>
                </msubsup>
              </mrow>
              <msup>
                <mrow>
                  <mo fence="true" form="prefix" stretchy="tru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  <mo fence="true" form="postfix" stretchy="true">)</mo>
                </mrow>
                <mn>4</mn>
              </msup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4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5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1</mn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</mtable>
    </mrow>
    <annotation encoding="StarMath 5.0">stack{ 
  a_0^2
  left( a_0^2 - 1 right)
  left(
    left( a_0^2 - 1 right)^2
    - a_0^2
  right)
  left( a_0^8 - 4 a_0^6 + 4 a_0^4 + 2 a_0^2 - 2 right)^3
#
  - a_0^4
  left( a_0^2 - 1 right)^3
  left(
    left( a_0^2 - 1 right)^2
    - a_0^2
  right)
  left( a_0^8 - 4 a_0^6 + 5 a_0^4 - 1 right)
  left( a_0^8 - 4 a_0^6 + 4 a_0^4 + 2 a_0^2 - 2 right)
}
 =
stack{
  left( a_0^8 - 4 a_0^6 + 4 a_0^4 + 2 a_0^2 - 2 right)^4
#
  - 3 a_0^2
  left( a_0^2 - 1 right)^2
  left( a_0^8 - 4 a_0^6 + 5 a_0^4 - 1 right)
  left( a_0^8 - 4 a_0^6 + 4 a_0^4 + 2 a_0^2 - 2 right)^2
#
  + a_0^4
  left( a_0^2 - 1 right)^4
  left( a_0^8 - 4 a_0^6 + 5 a_0^4 - 1 right)^2
}</annotation>
  </semantics>
</math>
</file>

<file path=Object 179/content.xml><?xml version="1.0" encoding="utf-8"?>
<math xmlns="http://www.w3.org/1998/Math/MathML" display="block">
  <semantics>
    <mrow>
      <mtable>
        <mtr>
          <mtd>
            <mrow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4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4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+</mo>
                        <mn>2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</mrow>
                    </mrow>
                  </mrow>
                  <mo fence="true" form="postfix" stretchy="true">)</mo>
                </mrow>
                <mn>3</mn>
              </msup>
            </mrow>
          </mtd>
        </mtr>
        <mtr>
          <mtd>
            <mrow>
              <mrow>
                <mo stretchy="false">−</mo>
                <msubsup>
                  <mi>a</mi>
                  <mn>0</mn>
                  <mn>4</mn>
                </msubsup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5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  <mn>4</mn>
            </msup>
          </mtd>
        </mtr>
        <mtr>
          <mtd>
            <mrow>
              <mrow>
                <mo stretchy="false">−</mo>
                <mn>3</mn>
              </mrow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5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4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4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+</mo>
                        <mn>2</mn>
                      </mrow>
                      <mrow>
                        <msubsup>
                          <mi>a</mi>
                          <mn>0</mn>
                          <mn>2</mn>
                        </msubsup>
                        <mo stretchy="false">−</mo>
                        <mn>2</mn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  <mtr>
          <mtd>
            <mrow>
              <mrow>
                <mo stretchy="false">+</mo>
                <msubsup>
                  <mi>a</mi>
                  <mn>0</mn>
                  <mn>4</mn>
                </msubsup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6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sup>
                <mrow>
                  <mo fence="true" form="prefix" stretchy="true">(</mo>
                  <mrow>
                    <mrow>
                      <mrow>
                        <msubsup>
                          <mi>a</mi>
                          <mn>0</mn>
                          <mn>8</mn>
                        </msubsup>
                        <mo stretchy="false">−</mo>
                        <mn>4</mn>
                      </mrow>
                      <mrow>
                        <msubsup>
                          <mi>a</mi>
                          <mn>0</mn>
                          <mn>6</mn>
                        </msubsup>
                        <mo stretchy="false">+</mo>
                        <mn>5</mn>
                      </mrow>
                      <mrow>
                        <msubsup>
                          <mi>a</mi>
                          <mn>0</mn>
                          <mn>4</mn>
                        </msubsup>
                        <mo stretchy="false">−</mo>
                        <mn>1</mn>
                      </mrow>
                    </mrow>
                  </mrow>
                  <mo fence="true" form="postfix" stretchy="true">)</mo>
                </mrow>
                <mn>2</mn>
              </msup>
            </mrow>
          </mtd>
        </mtr>
      </mtable>
    </mrow>
    <annotation encoding="StarMath 5.0">stack{ 
  a_0^2
  left( a_0^2 - 1 right)
  left( a_0^4 - 3 a_0^2 + 1 right)
  left( a_0^8 - 4 a_0^6 + 4 a_0^4 + 2 a_0^2 - 2 right)^3
#
  - a_0^4
  left( a_0^6 - 3 a_0^4 + 3 a_0^2 - 1 right)
  left( a_0^4 - 3 a_0^2 + 1 right)
  left( a_0^8 - 4 a_0^6 + 5 a_0^4 - 1 right)
  left( a_0^8 - 4 a_0^6 + 4 a_0^4 + 2 a_0^2 - 2 right)
}
 =
stack{
  left( a_0^8 - 4 a_0^6 + 4 a_0^4 + 2 a_0^2 - 2 right)^4
#
  - 3 a_0^2
  left( a_0^4 - 2 a_0^2 + 1 right)
  left( a_0^8 - 4 a_0^6 + 5 a_0^4 - 1 right)
  left( a_0^8 - 4 a_0^6 + 4 a_0^4 + 2 a_0^2 - 2 right)^2
#
  + a_0^4
  left( a_0^8 - 4 a_0^6 + 6 a_0^4 - 4 a_0^2 + 1 right)
  left( a_0^8 - 4 a_0^6 + 5 a_0^4 - 1 right)^2
}</annotation>
  </semantics>
</math>
</file>

<file path=Object 18/content.xml><?xml version="1.0" encoding="utf-8"?>
<math xmlns="http://www.w3.org/1998/Math/MathML" display="block">
  <semantics>
    <mrow>
      <mtable>
        <mtr>
          <mtd>
            <msubsup>
              <mi>a</mi>
              <mn>0</mn>
              <mn>16</mn>
            </msubsup>
          </mtd>
        </mtr>
        <mtr>
          <mtd>
            <mrow>
              <mrow>
                <mo stretchy="false">−</mo>
                <mn>7</mn>
              </mrow>
              <mrow>
                <msubsup>
                  <mi>a</mi>
                  <mn>0</mn>
                  <mn>14</mn>
                </msubsup>
                <mo stretchy="false">−</mo>
                <mn>4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13</mn>
              </mrow>
              <mrow>
                <msubsup>
                  <mi>a</mi>
                  <mn>0</mn>
                  <mn>12</mn>
                </msubsup>
                <mo stretchy="false">+</mo>
                <mn>28</mn>
              </mrow>
              <mrow>
                <msubsup>
                  <mi>a</mi>
                  <mn>0</mn>
                  <mn>12</mn>
                </msubsup>
                <mo stretchy="false">+</mo>
                <mn>4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7</mn>
              </mrow>
              <mrow>
                <msubsup>
                  <mi>a</mi>
                  <mn>0</mn>
                  <mn>10</mn>
                </msubsup>
                <mo stretchy="false">−</mo>
                <mn>52</mn>
              </mrow>
              <mrow>
                <msubsup>
                  <mi>a</mi>
                  <mn>0</mn>
                  <mn>10</mn>
                </msubsup>
                <mo stretchy="false">−</mo>
                <mn>28</mn>
              </mrow>
              <mrow>
                <msubsup>
                  <mi>a</mi>
                  <mn>0</mn>
                  <mn>10</mn>
                </msubsup>
                <mo stretchy="false">−</mo>
                <msubsup>
                  <mi>a</mi>
                  <mn>0</mn>
                  <mn>10</mn>
                </msubsup>
              </mrow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8</mn>
                  </msubsup>
                </mrow>
                <mo stretchy="false">+</mo>
                <mn>28</mn>
              </mrow>
              <mrow>
                <msubsup>
                  <mi>a</mi>
                  <mn>0</mn>
                  <mn>8</mn>
                </msubsup>
                <mo stretchy="false">+</mo>
                <mn>52</mn>
              </mrow>
              <mrow>
                <msubsup>
                  <mi>a</mi>
                  <mn>0</mn>
                  <mn>8</mn>
                </msubsup>
                <mo stretchy="false">+</mo>
                <mn>7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−</mo>
                <mn>28</mn>
              </mrow>
              <mrow>
                <msubsup>
                  <mi>a</mi>
                  <mn>0</mn>
                  <mn>6</mn>
                </msubsup>
                <mo stretchy="false">−</mo>
                <mn>13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4</mn>
                </msubsup>
                <mo stretchy="false">+</mo>
                <mn>7</mn>
              </mrow>
              <msubsup>
                <mi>a</mi>
                <mn>0</mn>
                <mn>4</mn>
              </msubsup>
            </mrow>
          </mtd>
        </mtr>
        <mtr>
          <mtd>
            <mrow>
              <mo stretchy="false">−</mo>
              <msubsup>
                <mi>a</mi>
                <mn>0</mn>
                <mn>2</mn>
              </msubsup>
            </mrow>
          </mtd>
        </mtr>
      </mtable>
      <mo stretchy="false">=</mo>
      <mtable>
        <mtr>
          <mtd>
            <msubsup>
              <mi>a</mi>
              <mn>0</mn>
              <mn>16</mn>
            </msubsup>
          </mtd>
        </mtr>
        <mtr>
          <mtd>
            <mrow>
              <mrow>
                <mo stretchy="false">−</mo>
                <mn>6</mn>
              </mrow>
              <mrow>
                <msubsup>
                  <mi>a</mi>
                  <mn>0</mn>
                  <mn>14</mn>
                </msubsup>
                <mo stretchy="false">−</mo>
                <mn>6</mn>
              </mrow>
              <mrow>
                <msubsup>
                  <mi>a</mi>
                  <mn>0</mn>
                  <mn>14</mn>
                </msubsup>
                <mo stretchy="false">−</mo>
                <mn>3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11</mn>
              </mrow>
              <mrow>
                <msubsup>
                  <mi>a</mi>
                  <mn>0</mn>
                  <mn>12</mn>
                </msubsup>
                <mo stretchy="false">+</mo>
                <mn>36</mn>
              </mrow>
              <mrow>
                <msubsup>
                  <mi>a</mi>
                  <mn>0</mn>
                  <mn>12</mn>
                </msubsup>
                <mo stretchy="false">+</mo>
                <mn>11</mn>
              </mrow>
              <mrow>
                <msubsup>
                  <mi>a</mi>
                  <mn>0</mn>
                  <mn>12</mn>
                </msubsup>
                <mo stretchy="false">+</mo>
                <mn>18</mn>
              </mrow>
              <mrow>
                <msubsup>
                  <mi>a</mi>
                  <mn>0</mn>
                  <mn>12</mn>
                </msubsup>
                <mo stretchy="false">+</mo>
                <mn>6</mn>
              </mrow>
              <mrow>
                <msubsup>
                  <mi>a</mi>
                  <mn>0</mn>
                  <mn>12</mn>
                </msubsup>
                <mo stretchy="false">+</mo>
                <msubsup>
                  <mi>a</mi>
                  <mn>0</mn>
                  <mn>12</mn>
                </msubsup>
              </mrow>
            </mrow>
          </mtd>
        </mtr>
        <mtr>
          <mtd>
            <mrow>
              <mrow>
                <mo stretchy="false">−</mo>
                <mn>6</mn>
              </mrow>
              <mrow>
                <msubsup>
                  <mi>a</mi>
                  <mn>0</mn>
                  <mn>10</mn>
                </msubsup>
                <mo stretchy="false">−</mo>
                <mn>66</mn>
              </mrow>
              <mrow>
                <msubsup>
                  <mi>a</mi>
                  <mn>0</mn>
                  <mn>10</mn>
                </msubsup>
                <mo stretchy="false">−</mo>
                <mn>66</mn>
              </mrow>
              <mrow>
                <msubsup>
                  <mi>a</mi>
                  <mn>0</mn>
                  <mn>10</mn>
                </msubsup>
                <mo stretchy="false">−</mo>
                <mn>6</mn>
              </mrow>
              <mrow>
                <msubsup>
                  <mi>a</mi>
                  <mn>0</mn>
                  <mn>10</mn>
                </msubsup>
                <mo stretchy="false">−</mo>
                <mn>33</mn>
              </mrow>
              <mrow>
                <msubsup>
                  <mi>a</mi>
                  <mn>0</mn>
                  <mn>10</mn>
                </msubsup>
                <mo stretchy="false">−</mo>
                <mn>36</mn>
              </mrow>
              <mrow>
                <msubsup>
                  <mi>a</mi>
                  <mn>0</mn>
                  <mn>10</mn>
                </msubsup>
                <mo stretchy="false">−</mo>
                <mn>3</mn>
              </mrow>
              <mrow>
                <msubsup>
                  <mi>a</mi>
                  <mn>0</mn>
                  <mn>10</mn>
                </msubsup>
                <mo stretchy="false">−</mo>
                <mn>2</mn>
              </mrow>
              <mrow>
                <msubsup>
                  <mi>a</mi>
                  <mn>0</mn>
                  <mn>10</mn>
                </msubsup>
                <mo stretchy="false">−</mo>
                <mn>2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8</mn>
                  </msubsup>
                </mrow>
                <mo stretchy="false">+</mo>
                <mn>36</mn>
              </mrow>
              <mrow>
                <msubsup>
                  <mi>a</mi>
                  <mn>0</mn>
                  <mn>8</mn>
                </msubsup>
                <mo stretchy="false">+</mo>
                <mn>121</mn>
              </mrow>
              <mrow>
                <msubsup>
                  <mi>a</mi>
                  <mn>0</mn>
                  <mn>8</mn>
                </msubsup>
                <mo stretchy="false">+</mo>
                <mn>36</mn>
              </mrow>
              <mrow>
                <msubsup>
                  <mi>a</mi>
                  <mn>0</mn>
                  <mn>8</mn>
                </msubsup>
                <mo stretchy="false">+</mo>
                <msubsup>
                  <mi>a</mi>
                  <mn>0</mn>
                  <mn>8</mn>
                </msubsup>
                <mo stretchy="false">+</mo>
                <mn>18</mn>
              </mrow>
              <mrow>
                <msubsup>
                  <mi>a</mi>
                  <mn>0</mn>
                  <mn>8</mn>
                </msubsup>
                <mo stretchy="false">+</mo>
                <mn>66</mn>
              </mrow>
              <mrow>
                <msubsup>
                  <mi>a</mi>
                  <mn>0</mn>
                  <mn>8</mn>
                </msubsup>
                <mo stretchy="false">+</mo>
                <mn>18</mn>
              </mrow>
              <mrow>
                <msubsup>
                  <mi>a</mi>
                  <mn>0</mn>
                  <mn>8</mn>
                </msubsup>
                <mo stretchy="false">+</mo>
                <msubsup>
                  <mi>a</mi>
                  <mn>0</mn>
                  <mn>8</mn>
                </msubsup>
                <mo stretchy="false">+</mo>
                <mn>4</mn>
              </mrow>
              <mrow>
                <msubsup>
                  <mi>a</mi>
                  <mn>0</mn>
                  <mn>8</mn>
                </msubsup>
                <mo stretchy="false">+</mo>
                <msubsup>
                  <mi>a</mi>
                  <mn>0</mn>
                  <mn>8</mn>
                </msubsup>
              </mrow>
            </mrow>
          </mtd>
        </mtr>
        <mtr>
          <mtd>
            <mrow>
              <mrow>
                <mo stretchy="false">−</mo>
                <mn>6</mn>
              </mrow>
              <mrow>
                <msubsup>
                  <mi>a</mi>
                  <mn>0</mn>
                  <mn>6</mn>
                </msubsup>
                <mo stretchy="false">−</mo>
                <mn>66</mn>
              </mrow>
              <mrow>
                <msubsup>
                  <mi>a</mi>
                  <mn>0</mn>
                  <mn>6</mn>
                </msubsup>
                <mo stretchy="false">−</mo>
                <mn>66</mn>
              </mrow>
              <mrow>
                <msubsup>
                  <mi>a</mi>
                  <mn>0</mn>
                  <mn>6</mn>
                </msubsup>
                <mo stretchy="false">−</mo>
                <mn>6</mn>
              </mrow>
              <mrow>
                <msubsup>
                  <mi>a</mi>
                  <mn>0</mn>
                  <mn>6</mn>
                </msubsup>
                <mo stretchy="false">−</mo>
                <mn>3</mn>
              </mrow>
              <mrow>
                <msubsup>
                  <mi>a</mi>
                  <mn>0</mn>
                  <mn>6</mn>
                </msubsup>
                <mo stretchy="false">−</mo>
                <mn>36</mn>
              </mrow>
              <mrow>
                <msubsup>
                  <mi>a</mi>
                  <mn>0</mn>
                  <mn>6</mn>
                </msubsup>
                <mo stretchy="false">−</mo>
                <mn>33</mn>
              </mrow>
              <mrow>
                <msubsup>
                  <mi>a</mi>
                  <mn>0</mn>
                  <mn>6</mn>
                </msubsup>
                <mo stretchy="false">−</mo>
                <mn>2</mn>
              </mrow>
              <mrow>
                <msubsup>
                  <mi>a</mi>
                  <mn>0</mn>
                  <mn>6</mn>
                </msubsup>
                <mo stretchy="false">−</mo>
                <mn>2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11</mn>
              </mrow>
              <mrow>
                <msubsup>
                  <mi>a</mi>
                  <mn>0</mn>
                  <mn>4</mn>
                </msubsup>
                <mo stretchy="false">+</mo>
                <mn>36</mn>
              </mrow>
              <mrow>
                <msubsup>
                  <mi>a</mi>
                  <mn>0</mn>
                  <mn>4</mn>
                </msubsup>
                <mo stretchy="false">+</mo>
                <mn>11</mn>
              </mrow>
              <mrow>
                <msubsup>
                  <mi>a</mi>
                  <mn>0</mn>
                  <mn>4</mn>
                </msubsup>
                <mo stretchy="false">+</mo>
                <mn>6</mn>
              </mrow>
              <mrow>
                <msubsup>
                  <mi>a</mi>
                  <mn>0</mn>
                  <mn>4</mn>
                </msubsup>
                <mo stretchy="false">+</mo>
                <mn>18</mn>
              </mrow>
              <mrow>
                <msubsup>
                  <mi>a</mi>
                  <mn>0</mn>
                  <mn>4</mn>
                </msubsup>
                <mo stretchy="false">+</mo>
                <msubsup>
                  <mi>a</mi>
                  <mn>0</mn>
                  <mn>4</mn>
                </msubsup>
              </mrow>
            </mrow>
          </mtd>
        </mtr>
        <mtr>
          <mtd>
            <mrow>
              <mrow>
                <mo stretchy="false">−</mo>
                <mn>6</mn>
              </mrow>
              <mrow>
                <msubsup>
                  <mi>a</mi>
                  <mn>0</mn>
                  <mn>2</mn>
                </msubsup>
                <mo stretchy="false">−</mo>
                <mn>6</mn>
              </mrow>
              <mrow>
                <msubsup>
                  <mi>a</mi>
                  <mn>0</mn>
                  <mn>2</mn>
                </msubsup>
                <mo stretchy="false">−</mo>
                <mn>3</mn>
              </mrow>
              <msubsup>
                <mi>a</mi>
                <mn>0</mn>
                <mn>2</mn>
              </msubsup>
            </mrow>
          </mtd>
        </mtr>
        <mtr>
          <mtd>
            <mrow>
              <mo stretchy="false">+</mo>
              <mn>1</mn>
            </mrow>
          </mtd>
        </mtr>
      </mtable>
    </mrow>
    <annotation encoding="StarMath 5.0">stack { 
 a_0^16
# - 7 a_0^14 - 4 a_0^14
# + 13 a_0^12 + 28 a_0^12 + 4 a_0^12
# - 7 a_0^10 - 52 a_0^10 - 28 a_0^10 - a_0^10
# + a_0^8 + 28 a_0^8 + 52 a_0^8 + 7 a_0^8
# - 4 a_0^6 - 28 a_0^6 - 13 a_0^6
# + 4 a_0^4 + 7 a_0^4
# - a_0^2
}
  =
stack {
 a_0^16
# - 6 a_0^14 - 6 a_0^14 - 3 a_0^14
# + 11 a_0^12 + 36 a_0^12 + 11 a_0^12 + 18 a_0^12 + 6 a_0^12 + a_0^12
# - 6 a_0^10 - 66 a_0^10 - 66 a_0^10 - 6 a_0^10 - 33 a_0^10 - 36 a_0^10 - 3 a_0^10 - 2 a_0^10 - 2 a_0^10
# + a_0^8 + 36 a_0^8 + 121 a_0^8 + 36 a_0^8 + a_0^8 + 18 a_0^8 + 66 a_0^8 + 18 a_0^8 + a_0^8 + 4 a_0^8 + a_0^8
# - 6 a_0^6 - 66 a_0^6 - 66 a_0^6 - 6 a_0^6 - 3 a_0^6 - 36 a_0^6 - 33 a_0^6 - 2 a_0^6 - 2 a_0^6
# + 11 a_0^4 + 36 a_0^4 + 11 a_0^4 + 6 a_0^4 + 18 a_0^4 + a_0^4
# - 6 a_0^2 - 6 a_0^2 - 3 a_0^2
# + 1
}</annotation>
  </semantics>
</math>
</file>

<file path=Object 180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row>
                <msubsup>
                  <mi>a</mi>
                  <mn>0</mn>
                  <mn>8</mn>
                </msubsup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+</mo>
                <mn>4</mn>
              </mrow>
              <mrow>
                <msubsup>
                  <mi>a</mi>
                  <mn>0</mn>
                  <mn>4</mn>
                </msubsup>
                <mo stretchy="false">+</mo>
                <mn>2</mn>
              </mrow>
              <mrow>
                <msubsup>
                  <mi>a</mi>
                  <mn>0</mn>
                  <mn>2</mn>
                </msubsup>
                <mo stretchy="false">−</mo>
                <mn>2</mn>
              </mrow>
            </mrow>
          </mrow>
          <mo fence="true" form="postfix" stretchy="true">)</mo>
        </mrow>
        <mn>2</mn>
      </msup>
      <mo stretchy="false">=</mo>
      <mtable>
        <mtr>
          <mtd>
            <mrow>
              <mrow>
                <msubsup>
                  <mi>a</mi>
                  <mn>0</mn>
                  <mn>16</mn>
                </msubsup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+</mo>
                <mn>4</mn>
              </mrow>
              <mrow>
                <msubsup>
                  <mi>a</mi>
                  <mn>0</mn>
                  <mn>12</mn>
                </msubsup>
                <mo stretchy="false">+</mo>
                <mn>2</mn>
              </mrow>
              <mrow>
                <msubsup>
                  <mi>a</mi>
                  <mn>0</mn>
                  <mn>10</mn>
                </msubsup>
                <mo stretchy="false">−</mo>
                <mn>2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+</mo>
                <mn>16</mn>
              </mrow>
              <mrow>
                <msubsup>
                  <mi>a</mi>
                  <mn>0</mn>
                  <mn>12</mn>
                </msubsup>
                <mo stretchy="false">−</mo>
                <mn>16</mn>
              </mrow>
              <mrow>
                <msubsup>
                  <mi>a</mi>
                  <mn>0</mn>
                  <mn>10</mn>
                </msubsup>
                <mo stretchy="false">−</mo>
                <mn>8</mn>
              </mrow>
              <mrow>
                <msubsup>
                  <mi>a</mi>
                  <mn>0</mn>
                  <mn>8</mn>
                </msubsup>
                <mo stretchy="false">+</mo>
                <mn>8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2</mn>
                </msubsup>
                <mo stretchy="false">−</mo>
                <mn>16</mn>
              </mrow>
              <mrow>
                <msubsup>
                  <mi>a</mi>
                  <mn>0</mn>
                  <mn>10</mn>
                </msubsup>
                <mo stretchy="false">+</mo>
                <mn>16</mn>
              </mrow>
              <mrow>
                <msubsup>
                  <mi>a</mi>
                  <mn>0</mn>
                  <mn>8</mn>
                </msubsup>
                <mo stretchy="false">+</mo>
                <mn>8</mn>
              </mrow>
              <mrow>
                <msubsup>
                  <mi>a</mi>
                  <mn>0</mn>
                  <mn>6</mn>
                </msubsup>
                <mo stretchy="false">−</mo>
                <mn>8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+</mo>
                <mn>2</mn>
              </mrow>
              <mrow>
                <msubsup>
                  <mi>a</mi>
                  <mn>0</mn>
                  <mn>10</mn>
                </msubsup>
                <mo stretchy="false">−</mo>
                <mn>8</mn>
              </mrow>
              <mrow>
                <msubsup>
                  <mi>a</mi>
                  <mn>0</mn>
                  <mn>8</mn>
                </msubsup>
                <mo stretchy="false">+</mo>
                <mn>8</mn>
              </mrow>
              <mrow>
                <msubsup>
                  <mi>a</mi>
                  <mn>0</mn>
                  <mn>6</mn>
                </msubsup>
                <mo stretchy="false">+</mo>
                <mn>4</mn>
              </mrow>
              <mrow>
                <msubsup>
                  <mi>a</mi>
                  <mn>0</mn>
                  <mn>4</mn>
                </msubsup>
                <mo stretchy="false">−</mo>
                <mn>4</mn>
              </mrow>
              <msubsup>
                <mi>a</mi>
                <mn>0</mn>
                <mn>2</mn>
              </msubsup>
            </mrow>
          </mtd>
        </mtr>
        <mtr>
          <mtd>
            <mrow>
              <mrow>
                <mo stretchy="false">−</mo>
                <mn>2</mn>
              </mrow>
              <mrow>
                <msubsup>
                  <mi>a</mi>
                  <mn>0</mn>
                  <mn>8</mn>
                </msubsup>
                <mo stretchy="false">+</mo>
                <mn>8</mn>
              </mrow>
              <mrow>
                <msubsup>
                  <mi>a</mi>
                  <mn>0</mn>
                  <mn>6</mn>
                </msubsup>
                <mo stretchy="false">−</mo>
                <mn>8</mn>
              </mrow>
              <mrow>
                <msubsup>
                  <mi>a</mi>
                  <mn>0</mn>
                  <mn>4</mn>
                </msubsup>
                <mo stretchy="false">−</mo>
                <mn>4</mn>
              </mrow>
              <mrow>
                <msubsup>
                  <mi>a</mi>
                  <mn>0</mn>
                  <mn>2</mn>
                </msubsup>
                <mo stretchy="false">+</mo>
                <mn>4</mn>
              </mrow>
            </mrow>
          </mtd>
        </mtr>
      </mtable>
    </mrow>
    <annotation encoding="StarMath 5.0">left( a_0^8 - 4 a_0^6 + 4 a_0^4 + 2 a_0^2 - 2 right)^2
 =
stack{ 
  a_0^16 - 4 a_0^14 + 4 a_0^12 + 2 a_0^10 - 2 a_0^8
# - 4 a_0^14 + 16 a_0^12 - 16 a_0^10 - 8 a_0^8 + 8 a_0^6
# + 4 a_0^12 - 16 a_0^10 + 16 a_0^8 + 8 a_0^6 - 8 a_0^4
# + 2 a_0^10 - 8 a_0^8 + 8 a_0^6 + 4 a_0^4 - 4 a_0^2
# - 2 a_0^8 + 8 a_0^6 - 8 a_0^4 - 4 a_0^2 + 4
}</annotation>
  </semantics>
</math>
</file>

<file path=Object 181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row>
                <msubsup>
                  <mi>a</mi>
                  <mn>0</mn>
                  <mn>8</mn>
                </msubsup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+</mo>
                <mn>4</mn>
              </mrow>
              <mrow>
                <msubsup>
                  <mi>a</mi>
                  <mn>0</mn>
                  <mn>4</mn>
                </msubsup>
                <mo stretchy="false">+</mo>
                <mn>2</mn>
              </mrow>
              <mrow>
                <msubsup>
                  <mi>a</mi>
                  <mn>0</mn>
                  <mn>2</mn>
                </msubsup>
                <mo stretchy="false">−</mo>
                <mn>2</mn>
              </mrow>
            </mrow>
          </mrow>
          <mo fence="true" form="postfix" stretchy="true">)</mo>
        </mrow>
        <mn>2</mn>
      </msup>
      <mo stretchy="false">=</mo>
      <mtable>
        <mtr>
          <mtd>
            <msubsup>
              <mi>a</mi>
              <mn>0</mn>
              <mn>16</mn>
            </msubsup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−</mo>
                <mn>4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2</mn>
                </msubsup>
                <mo stretchy="false">+</mo>
                <mn>16</mn>
              </mrow>
              <mrow>
                <msubsup>
                  <mi>a</mi>
                  <mn>0</mn>
                  <mn>12</mn>
                </msubsup>
                <mo stretchy="false">+</mo>
                <mn>4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+</mo>
                <mn>2</mn>
              </mrow>
              <mrow>
                <msubsup>
                  <mi>a</mi>
                  <mn>0</mn>
                  <mn>10</mn>
                </msubsup>
                <mo stretchy="false">−</mo>
                <mn>16</mn>
              </mrow>
              <mrow>
                <msubsup>
                  <mi>a</mi>
                  <mn>0</mn>
                  <mn>10</mn>
                </msubsup>
                <mo stretchy="false">−</mo>
                <mn>16</mn>
              </mrow>
              <mrow>
                <msubsup>
                  <mi>a</mi>
                  <mn>0</mn>
                  <mn>10</mn>
                </msubsup>
                <mo stretchy="false">+</mo>
                <mn>2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−</mo>
                <mn>2</mn>
              </mrow>
              <mrow>
                <msubsup>
                  <mi>a</mi>
                  <mn>0</mn>
                  <mn>8</mn>
                </msubsup>
                <mo stretchy="false">−</mo>
                <mn>8</mn>
              </mrow>
              <mrow>
                <msubsup>
                  <mi>a</mi>
                  <mn>0</mn>
                  <mn>8</mn>
                </msubsup>
                <mo stretchy="false">+</mo>
                <mn>16</mn>
              </mrow>
              <mrow>
                <msubsup>
                  <mi>a</mi>
                  <mn>0</mn>
                  <mn>8</mn>
                </msubsup>
                <mo stretchy="false">−</mo>
                <mn>8</mn>
              </mrow>
              <mrow>
                <msubsup>
                  <mi>a</mi>
                  <mn>0</mn>
                  <mn>8</mn>
                </msubsup>
                <mo stretchy="false">−</mo>
                <mn>2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8</mn>
              </mrow>
              <mrow>
                <msubsup>
                  <mi>a</mi>
                  <mn>0</mn>
                  <mn>6</mn>
                </msubsup>
                <mo stretchy="false">+</mo>
                <mn>8</mn>
              </mrow>
              <mrow>
                <msubsup>
                  <mi>a</mi>
                  <mn>0</mn>
                  <mn>6</mn>
                </msubsup>
                <mo stretchy="false">+</mo>
                <mn>8</mn>
              </mrow>
              <mrow>
                <msubsup>
                  <mi>a</mi>
                  <mn>0</mn>
                  <mn>6</mn>
                </msubsup>
                <mo stretchy="false">+</mo>
                <mn>8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4</mn>
                </msubsup>
                <mo stretchy="false">+</mo>
                <mn>4</mn>
              </mrow>
              <mrow>
                <msubsup>
                  <mi>a</mi>
                  <mn>0</mn>
                  <mn>4</mn>
                </msubsup>
                <mo stretchy="false">−</mo>
                <mn>8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2</mn>
                </msubsup>
                <mo stretchy="false">−</mo>
                <mn>4</mn>
              </mrow>
              <msubsup>
                <mi>a</mi>
                <mn>0</mn>
                <mn>2</mn>
              </msubsup>
            </mrow>
          </mtd>
        </mtr>
        <mtr>
          <mtd>
            <mrow>
              <mo stretchy="false">+</mo>
              <mn>4</mn>
            </mrow>
          </mtd>
        </mtr>
      </mtable>
    </mrow>
    <annotation encoding="StarMath 5.0">left( a_0^8 - 4 a_0^6 + 4 a_0^4 + 2 a_0^2 - 2 right)^2
 =
stack{ 
  a_0^16
#  - 4 a_0^14 - 4 a_0^14
#  + 4 a_0^12 + 16 a_0^12 + 4 a_0^12
#  + 2 a_0^10 - 16 a_0^10 - 16 a_0^10 + 2 a_0^10
#  - 2 a_0^8 - 8 a_0^8 + 16 a_0^8 - 8 a_0^8 - 2 a_0^8
#  + 8 a_0^6 + 8 a_0^6 + 8 a_0^6 + 8 a_0^6
#  - 8 a_0^4 + 4 a_0^4 - 8 a_0^4
#  - 4 a_0^2 - 4 a_0^2
#  + 4
}</annotation>
  </semantics>
</math>
</file>

<file path=Object 182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row>
                  <msubsup>
                    <mi>a</mi>
                    <mn>0</mn>
                    <mn>8</mn>
                  </msubsup>
                  <mo stretchy="false">−</mo>
                  <mn>4</mn>
                </mrow>
                <mrow>
                  <msubsup>
                    <mi>a</mi>
                    <mn>0</mn>
                    <mn>6</mn>
                  </msubsup>
                  <mo stretchy="false">+</mo>
                  <mn>4</mn>
                </mrow>
                <mrow>
                  <msubsup>
                    <mi>a</mi>
                    <mn>0</mn>
                    <mn>4</mn>
                  </msubsup>
                  <mo stretchy="false">+</mo>
                  <mn>2</mn>
                </mrow>
                <mrow>
                  <msubsup>
                    <mi>a</mi>
                    <mn>0</mn>
                    <mn>2</mn>
                  </msubsup>
                  <mo stretchy="false">−</mo>
                  <mn>2</mn>
                </mrow>
              </mrow>
            </mrow>
            <mo fence="true" form="postfix" stretchy="true">)</mo>
          </mrow>
          <mn>2</mn>
        </msup>
        <mo stretchy="false">=</mo>
        <mrow>
          <msubsup>
            <mi>a</mi>
            <mn>0</mn>
            <mn>16</mn>
          </msubsup>
          <mo stretchy="false">−</mo>
          <mn>8</mn>
        </mrow>
      </mrow>
      <mrow>
        <msubsup>
          <mi>a</mi>
          <mn>0</mn>
          <mn>14</mn>
        </msubsup>
        <mo stretchy="false">+</mo>
        <mn>24</mn>
      </mrow>
      <mrow>
        <msubsup>
          <mi>a</mi>
          <mn>0</mn>
          <mn>12</mn>
        </msubsup>
        <mo stretchy="false">−</mo>
        <mn>28</mn>
      </mrow>
      <mrow>
        <msubsup>
          <mi>a</mi>
          <mn>0</mn>
          <mn>10</mn>
        </msubsup>
        <mo stretchy="false">−</mo>
        <mn>4</mn>
      </mrow>
      <mrow>
        <msubsup>
          <mi>a</mi>
          <mn>0</mn>
          <mn>8</mn>
        </msubsup>
        <mo stretchy="false">+</mo>
        <mn>32</mn>
      </mrow>
      <mrow>
        <msubsup>
          <mi>a</mi>
          <mn>0</mn>
          <mn>6</mn>
        </msubsup>
        <mo stretchy="false">−</mo>
        <mn>12</mn>
      </mrow>
      <mrow>
        <msubsup>
          <mi>a</mi>
          <mn>0</mn>
          <mn>4</mn>
        </msubsup>
        <mo stretchy="false">−</mo>
        <mn>8</mn>
      </mrow>
      <mrow>
        <msubsup>
          <mi>a</mi>
          <mn>0</mn>
          <mn>2</mn>
        </msubsup>
        <mo stretchy="false">+</mo>
        <mn>4</mn>
      </mrow>
    </mrow>
    <annotation encoding="StarMath 5.0">left( a_0^8 - 4 a_0^6 + 4 a_0^4 + 2 a_0^2 - 2 right)^2
 =
a_0^16 - 8 a_0^14 + 24 a_0^12 - 28 a_0^10 - 4 a_0^8 + 32 a_0^6 - 12 a_0^4 - 8 a_0^2 + 4
</annotation>
  </semantics>
</math>
</file>

<file path=Object 183/content.xml><?xml version="1.0" encoding="utf-8"?>
<math xmlns="http://www.w3.org/1998/Math/MathML" display="block">
  <semantics>
    <mrow>
      <mtable>
        <mtr>
          <mtd>
            <mrow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  <mtr>
          <mtd>
            <mrow>
              <mo stretchy="false">−</mo>
              <mspace width="0.5em"/>
            </mrow>
          </mtd>
        </mtr>
        <mtr>
          <mtd>
            <mrow>
              <msubsup>
                <mi>a</mi>
                <mn>0</mn>
                <mn>4</mn>
              </msub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5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8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4</mn>
                  </mrow>
                  <mrow>
                    <msubsup>
                      <mi>a</mi>
                      <mn>0</mn>
                      <mn>4</mn>
                    </msubsup>
                    <mo stretchy="false">+</mo>
                    <mn>2</mn>
                  </mrow>
                  <mrow>
                    <msubsup>
                      <mi>a</mi>
                      <mn>0</mn>
                      <mn>2</mn>
                    </msubsup>
                    <mo stretchy="false">−</mo>
                    <mn>2</mn>
                  </mrow>
                </mrow>
              </mrow>
              <mo fence="true" form="postfix" stretchy="true">)</mo>
            </mrow>
          </mtd>
        </mtr>
      </mtable>
      <mo stretchy="false">=</mo>
      <mtable>
        <mtr>
          <mtd>
            <m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16</mn>
                      </msubsup>
                      <mo stretchy="false">−</mo>
                      <mn>8</mn>
                    </mrow>
                    <mrow>
                      <msubsup>
                        <mi>a</mi>
                        <mn>0</mn>
                        <mn>14</mn>
                      </msubsup>
                      <mo stretchy="false">+</mo>
                      <mn>24</mn>
                    </mrow>
                    <mrow>
                      <msubsup>
                        <mi>a</mi>
                        <mn>0</mn>
                        <mn>12</mn>
                      </msubsup>
                      <mo stretchy="false">−</mo>
                      <mn>28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32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12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8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4</mn>
                    </mrow>
                  </mrow>
                </mrow>
                <mo fence="true" form="postfix" stretchy="true">)</mo>
              </mrow>
              <mn>2</mn>
            </msup>
          </mtd>
        </mtr>
        <mtr>
          <mtd>
            <mrow>
              <mo stretchy="false">−</mo>
              <mspace width="0.5em"/>
            </mrow>
          </mtd>
        </mtr>
        <mtr>
          <mtd>
            <mrow>
              <mn>3</mn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5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1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  <mtr>
          <mtd>
            <mrow>
              <mo stretchy="false">+</mo>
              <mspace width="0.5em"/>
            </mrow>
          </mtd>
        </mtr>
        <mtr>
          <mtd>
            <mrow>
              <msubsup>
                <mi>a</mi>
                <mn>0</mn>
                <mn>4</mn>
              </msubsup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6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16</mn>
                      </msubsup>
                      <mo stretchy="false">−</mo>
                      <mn>8</mn>
                    </mrow>
                    <mrow>
                      <msubsup>
                        <mi>a</mi>
                        <mn>0</mn>
                        <mn>14</mn>
                      </msubsup>
                      <mo stretchy="false">+</mo>
                      <mn>26</mn>
                    </mrow>
                    <mrow>
                      <msubsup>
                        <mi>a</mi>
                        <mn>0</mn>
                        <mn>12</mn>
                      </msubsup>
                      <mo stretchy="false">−</mo>
                      <mn>40</mn>
                    </mrow>
                    <mrow>
                      <msubsup>
                        <mi>a</mi>
                        <mn>0</mn>
                        <mn>10</mn>
                      </msubsup>
                      <mo stretchy="false">+</mo>
                      <mn>23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8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10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</mrow>
          </mtd>
        </mtr>
      </mtable>
    </mrow>
    <annotation encoding="StarMath 5.0">stack{ 
  a_0^2
  left( a_0^2 - 1 right)
  left( a_0^4 - 3 a_0^2 + 1 right)
  left( a_0^8 - 4 a_0^6 + 4 a_0^4 + 2 a_0^2 - 2 right)
#  left( a_0^16 - 8 a_0^14 + 24 a_0^12 - 28 a_0^10 - 4 a_0^8 + 32 a_0^6 - 12 a_0^4 - 8 a_0^2 + 4 right)
#
  - `
# a_0^4
  left( a_0^6 - 3 a_0^4 + 3 a_0^2 - 1 right)
  left( a_0^4 - 3 a_0^2 + 1 right)
  left( a_0^8 - 4 a_0^6 + 5 a_0^4 - 1 right)
#  left( a_0^8 - 4 a_0^6 + 4 a_0^4 + 2 a_0^2 - 2 right)
}
 =
stack{
  left( a_0^16 - 8 a_0^14 + 24 a_0^12 - 28 a_0^10 - 4 a_0^8 + 32 a_0^6 - 12 a_0^4 - 8 a_0^2 + 4 right)^2
#
  - `
# 3 a_0^2
  left( a_0^4 - 2 a_0^2 + 1 right)
  left( a_0^8 - 4 a_0^6 + 5 a_0^4 - 1 right)
#  left( a_0^16 - 8 a_0^14 + 24 a_0^12 - 28 a_0^10 - 4 a_0^8 + 32 a_0^6 - 12 a_0^4 - 8 a_0^2 + 4 right)
#
  + `
#  a_0^4
  left( a_0^8 - 4 a_0^6 + 6 a_0^4 - 4 a_0^2 + 1 right)
  left( a_0^16 - 8 a_0^14 + 26 a_0^12 - 40 a_0^10 + 23 a_0^8 + 8 a_0^6 - 10 a_0^4 + 1 right)
}</annotation>
  </semantics>
</math>
</file>

<file path=Object 184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row>
                <msubsup>
                  <mi>a</mi>
                  <mn>0</mn>
                  <mn>8</mn>
                </msubsup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+</mo>
                <mn>5</mn>
              </mrow>
              <mrow>
                <msubsup>
                  <mi>a</mi>
                  <mn>0</mn>
                  <mn>4</mn>
                </msubsup>
                <mo stretchy="false">−</mo>
                <mn>1</mn>
              </mrow>
            </mrow>
          </mrow>
          <mo fence="true" form="postfix" stretchy="true">)</mo>
        </mrow>
        <mn>2</mn>
      </msup>
      <mo stretchy="false">=</mo>
      <mtable>
        <mtr>
          <mtd>
            <mrow>
              <mrow>
                <msubsup>
                  <mi>a</mi>
                  <mn>0</mn>
                  <mn>16</mn>
                </msubsup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+</mo>
                <mn>5</mn>
              </mrow>
              <mrow>
                <msubsup>
                  <mi>a</mi>
                  <mn>0</mn>
                  <mn>12</mn>
                </msubsup>
                <mo stretchy="false">−</mo>
                <msubsup>
                  <mi>a</mi>
                  <mn>0</mn>
                  <mn>8</mn>
                </msubsup>
              </mrow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+</mo>
                <mn>16</mn>
              </mrow>
              <mrow>
                <msubsup>
                  <mi>a</mi>
                  <mn>0</mn>
                  <mn>12</mn>
                </msubsup>
                <mo stretchy="false">−</mo>
                <mn>20</mn>
              </mrow>
              <mrow>
                <msubsup>
                  <mi>a</mi>
                  <mn>0</mn>
                  <mn>10</mn>
                </msubsup>
                <mo stretchy="false">+</mo>
                <mn>4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5</mn>
              </mrow>
              <mrow>
                <msubsup>
                  <mi>a</mi>
                  <mn>0</mn>
                  <mn>12</mn>
                </msubsup>
                <mo stretchy="false">−</mo>
                <mn>20</mn>
              </mrow>
              <mrow>
                <msubsup>
                  <mi>a</mi>
                  <mn>0</mn>
                  <mn>10</mn>
                </msubsup>
                <mo stretchy="false">+</mo>
                <mn>25</mn>
              </mrow>
              <mrow>
                <msubsup>
                  <mi>a</mi>
                  <mn>0</mn>
                  <mn>8</mn>
                </msubsup>
                <mo stretchy="false">−</mo>
                <mn>5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row>
                  <mo stretchy="false">−</mo>
                  <msubsup>
                    <mi>a</mi>
                    <mn>0</mn>
                    <mn>8</mn>
                  </msubsup>
                </mrow>
                <mo stretchy="false">+</mo>
                <mn>4</mn>
              </mrow>
              <mrow>
                <msubsup>
                  <mi>a</mi>
                  <mn>0</mn>
                  <mn>6</mn>
                </msubsup>
                <mo stretchy="false">−</mo>
                <mn>5</mn>
              </mrow>
              <mrow>
                <msubsup>
                  <mi>a</mi>
                  <mn>0</mn>
                  <mn>4</mn>
                </msubsup>
                <mo stretchy="false">+</mo>
                <mn>1</mn>
              </mrow>
            </mrow>
          </mtd>
        </mtr>
      </mtable>
    </mrow>
    <annotation encoding="StarMath 5.0">left( a_0^8 - 4 a_0^6 + 5 a_0^4 - 1 right)^2
 =
stack{
     a_0^16 - 4 a_0^14 + 5 a_0^12 - a_0^8
# - 4 a_0^14 + 16 a_0^12 - 20 a_0^10 + 4 a_0^6
# + 5 a_0^12 - 20 a_0^10 + 25 a_0^8 - 5 a_0^4
# - a_0^8 + 4 a_0^6 - 5 a_0^4 + 1
}</annotation>
  </semantics>
</math>
</file>

<file path=Object 185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row>
                <msubsup>
                  <mi>a</mi>
                  <mn>0</mn>
                  <mn>8</mn>
                </msubsup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+</mo>
                <mn>5</mn>
              </mrow>
              <mrow>
                <msubsup>
                  <mi>a</mi>
                  <mn>0</mn>
                  <mn>4</mn>
                </msubsup>
                <mo stretchy="false">−</mo>
                <mn>1</mn>
              </mrow>
            </mrow>
          </mrow>
          <mo fence="true" form="postfix" stretchy="true">)</mo>
        </mrow>
        <mn>2</mn>
      </msup>
      <mo stretchy="false">=</mo>
      <mtable>
        <mtr>
          <mtd>
            <msubsup>
              <mi>a</mi>
              <mn>0</mn>
              <mn>16</mn>
            </msubsup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14</mn>
                </msubsup>
                <mo stretchy="false">−</mo>
                <mn>4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5</mn>
              </mrow>
              <mrow>
                <msubsup>
                  <mi>a</mi>
                  <mn>0</mn>
                  <mn>12</mn>
                </msubsup>
                <mo stretchy="false">+</mo>
                <mn>16</mn>
              </mrow>
              <mrow>
                <msubsup>
                  <mi>a</mi>
                  <mn>0</mn>
                  <mn>12</mn>
                </msubsup>
                <mo stretchy="false">+</mo>
                <mn>5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20</mn>
              </mrow>
              <mrow>
                <msubsup>
                  <mi>a</mi>
                  <mn>0</mn>
                  <mn>10</mn>
                </msubsup>
                <mo stretchy="false">−</mo>
                <mn>20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row>
                  <mo stretchy="false">−</mo>
                  <msubsup>
                    <mi>a</mi>
                    <mn>0</mn>
                    <mn>8</mn>
                  </msubsup>
                </mrow>
                <mo stretchy="false">+</mo>
                <mn>25</mn>
              </mrow>
              <mrow>
                <msubsup>
                  <mi>a</mi>
                  <mn>0</mn>
                  <mn>8</mn>
                </msubsup>
                <mo stretchy="false">−</mo>
                <msubsup>
                  <mi>a</mi>
                  <mn>0</mn>
                  <mn>8</mn>
                </msubsup>
              </mrow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6</mn>
                </msubsup>
                <mo stretchy="false">+</mo>
                <mn>4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5</mn>
              </mrow>
              <mrow>
                <msubsup>
                  <mi>a</mi>
                  <mn>0</mn>
                  <mn>4</mn>
                </msubsup>
                <mo stretchy="false">−</mo>
                <mn>5</mn>
              </mrow>
              <msubsup>
                <mi>a</mi>
                <mn>0</mn>
                <mn>4</mn>
              </msubsup>
            </mrow>
          </mtd>
        </mtr>
        <mtr>
          <mtd>
            <mrow>
              <mo stretchy="false">+</mo>
              <mn>1</mn>
            </mrow>
          </mtd>
        </mtr>
      </mtable>
    </mrow>
    <annotation encoding="StarMath 5.0">left( a_0^8 - 4 a_0^6 + 5 a_0^4 - 1 right)^2
 =
stack{
 a_0^16
# - 4 a_0^14 - 4 a_0^14
# + 5 a_0^12 + 16 a_0^12 + 5 a_0^12
# - 20 a_0^10 - 20 a_0^10
# - a_0^8 + 25 a_0^8 - a_0^8
# + 4 a_0^6 + 4 a_0^6
# - 5 a_0^4 - 5 a_0^4
# + 1

}</annotation>
  </semantics>
</math>
</file>

<file path=Object 186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row>
                  <msubsup>
                    <mi>a</mi>
                    <mn>0</mn>
                    <mn>8</mn>
                  </msubsup>
                  <mo stretchy="false">−</mo>
                  <mn>4</mn>
                </mrow>
                <mrow>
                  <msubsup>
                    <mi>a</mi>
                    <mn>0</mn>
                    <mn>6</mn>
                  </msubsup>
                  <mo stretchy="false">+</mo>
                  <mn>5</mn>
                </mrow>
                <mrow>
                  <msubsup>
                    <mi>a</mi>
                    <mn>0</mn>
                    <mn>4</mn>
                  </msubsup>
                  <mo stretchy="false">−</mo>
                  <mn>1</mn>
                </mrow>
              </mrow>
            </mrow>
            <mo fence="true" form="postfix" stretchy="true">)</mo>
          </mrow>
          <mn>2</mn>
        </msup>
        <mo stretchy="false">=</mo>
        <mrow>
          <msubsup>
            <mi>a</mi>
            <mn>0</mn>
            <mn>16</mn>
          </msubsup>
          <mo stretchy="false">−</mo>
          <mn>8</mn>
        </mrow>
      </mrow>
      <mrow>
        <msubsup>
          <mi>a</mi>
          <mn>0</mn>
          <mn>14</mn>
        </msubsup>
        <mo stretchy="false">+</mo>
        <mn>26</mn>
      </mrow>
      <mrow>
        <msubsup>
          <mi>a</mi>
          <mn>0</mn>
          <mn>12</mn>
        </msubsup>
        <mo stretchy="false">−</mo>
        <mn>40</mn>
      </mrow>
      <mrow>
        <msubsup>
          <mi>a</mi>
          <mn>0</mn>
          <mn>10</mn>
        </msubsup>
        <mo stretchy="false">+</mo>
        <mn>23</mn>
      </mrow>
      <mrow>
        <msubsup>
          <mi>a</mi>
          <mn>0</mn>
          <mn>8</mn>
        </msubsup>
        <mo stretchy="false">+</mo>
        <mn>8</mn>
      </mrow>
      <mrow>
        <msubsup>
          <mi>a</mi>
          <mn>0</mn>
          <mn>6</mn>
        </msubsup>
        <mo stretchy="false">−</mo>
        <mn>10</mn>
      </mrow>
      <mrow>
        <msubsup>
          <mi>a</mi>
          <mn>0</mn>
          <mn>4</mn>
        </msubsup>
        <mo stretchy="false">+</mo>
        <mn>1</mn>
      </mrow>
    </mrow>
    <annotation encoding="StarMath 5.0">left( a_0^8 - 4 a_0^6 + 5 a_0^4 - 1 right)^2
 =
a_0^16 - 8 a_0^14 + 26 a_0^12 - 40 a_0^10 + 23 a_0^8 + 8 a_0^6 - 10 a_0^4 + 1
</annotation>
  </semantics>
</math>
</file>

<file path=Object 187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subsup>
                <mi>a</mi>
                <mn>0</mn>
                <mn>2</mn>
              </msubsup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1</mn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 = 
stack {
  a_0^2
  left( a_0^2 - 1 right)
  left( a_0^4 - 3 a_0^2 + 1 right)
  left( a_0^8 - 4 a_0^6 + 4 a_0^4 + 2 a_0^2 - 2 right)
#  left( a_0^16 - 8 a_0^14 + 24 a_0^12 - 28 a_0^10 - 4 a_0^8 + 32 a_0^6 - 12 a_0^4 - 8 a_0^2 + 4 right)
}
</annotation>
  </semantics>
</math>
</file>

<file path=Object 188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subsup>
                        <mi>a</mi>
                        <mn>0</mn>
                        <mn>4</mn>
                      </msubsup>
                      <mo stretchy="false">−</mo>
                      <msubsup>
                        <mi>a</mi>
                        <mn>0</mn>
                        <mn>6</mn>
                      </msubsup>
                      <mo stretchy="false">+</mo>
                      <mn>3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subsup>
                        <mi>a</mi>
                        <mn>0</mn>
                        <mn>2</mn>
                      </msubsup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
=
stack{
  left( a_0^8 - 3 a_0^6 + a_0^4 - a_0^6 + 3 a_0^4 - a_0^2 right)
  left( a_0^8 - 4 a_0^6 + 4 a_0^4 + 2 a_0^2 - 2 right)
#  left( a_0^16 - 8 a_0^14 + 24 a_0^12 - 28 a_0^10 - 4 a_0^8 + 32 a_0^6 - 12 a_0^4 - 8 a_0^2 + 4 right)
}</annotation>
  </semantics>
</math>
</file>

<file path=Object 189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subsup>
                        <mi>a</mi>
                        <mn>0</mn>
                        <mn>2</mn>
                      </msubsup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
=
stack{
  left( a_0^8 - 4 a_0^6 + 4 a_0^4 - a_0^2 right)
  left( a_0^8 - 4 a_0^6 + 4 a_0^4 + 2 a_0^2 - 2 right)
#  left( a_0^16 - 8 a_0^14 + 24 a_0^12 - 28 a_0^10 - 4 a_0^8 + 32 a_0^6 - 12 a_0^4 - 8 a_0^2 + 4 right)
}</annotation>
  </semantics>
</math>
</file>

<file path=Object 19/content.xml><?xml version="1.0" encoding="utf-8"?>
<math xmlns="http://www.w3.org/1998/Math/MathML" display="block">
  <semantics>
    <mrow>
      <mrow>
        <msubsup>
          <mi>a</mi>
          <mn>0</mn>
          <mn>16</mn>
        </msubsup>
        <mo stretchy="false">−</mo>
        <mn>11</mn>
      </mrow>
      <mrow>
        <msubsup>
          <mi>a</mi>
          <mn>0</mn>
          <mn>14</mn>
        </msubsup>
        <mo stretchy="false">+</mo>
        <mn>45</mn>
      </mrow>
      <mrow>
        <msubsup>
          <mi>a</mi>
          <mn>0</mn>
          <mn>12</mn>
        </msubsup>
        <mo stretchy="false">−</mo>
        <mn>88</mn>
      </mrow>
      <mrow>
        <msubsup>
          <mi>a</mi>
          <mn>0</mn>
          <mn>10</mn>
        </msubsup>
        <mo stretchy="false">+</mo>
        <mn>88</mn>
      </mrow>
      <mrow>
        <msubsup>
          <mi>a</mi>
          <mn>0</mn>
          <mn>8</mn>
        </msubsup>
        <mo stretchy="false">−</mo>
        <mn>45</mn>
      </mrow>
      <mrow>
        <msubsup>
          <mi>a</mi>
          <mn>0</mn>
          <mn>6</mn>
        </msubsup>
        <mo stretchy="false">+</mo>
        <mn>11</mn>
      </mrow>
      <mrow>
        <mrow>
          <msubsup>
            <mi>a</mi>
            <mn>0</mn>
            <mn>4</mn>
          </msubsup>
          <mo stretchy="false">−</mo>
          <msubsup>
            <mi>a</mi>
            <mn>0</mn>
            <mn>2</mn>
          </msubsup>
        </mrow>
        <mo stretchy="false">=</mo>
        <mrow>
          <msubsup>
            <mi>a</mi>
            <mn>0</mn>
            <mn>16</mn>
          </msubsup>
          <mo stretchy="false">−</mo>
          <mn>15</mn>
        </mrow>
      </mrow>
      <mrow>
        <msubsup>
          <mi>a</mi>
          <mn>0</mn>
          <mn>14</mn>
        </msubsup>
        <mo stretchy="false">+</mo>
        <mn>83</mn>
      </mrow>
      <mrow>
        <msubsup>
          <mi>a</mi>
          <mn>0</mn>
          <mn>12</mn>
        </msubsup>
        <mo stretchy="false">−</mo>
        <mn>220</mn>
      </mrow>
      <mrow>
        <msubsup>
          <mi>a</mi>
          <mn>0</mn>
          <mn>10</mn>
        </msubsup>
        <mo stretchy="false">+</mo>
        <mn>303</mn>
      </mrow>
      <mrow>
        <msubsup>
          <mi>a</mi>
          <mn>0</mn>
          <mn>8</mn>
        </msubsup>
        <mo stretchy="false">−</mo>
        <mn>220</mn>
      </mrow>
      <mrow>
        <msubsup>
          <mi>a</mi>
          <mn>0</mn>
          <mn>6</mn>
        </msubsup>
        <mo stretchy="false">+</mo>
        <mn>83</mn>
      </mrow>
      <mrow>
        <msubsup>
          <mi>a</mi>
          <mn>0</mn>
          <mn>4</mn>
        </msubsup>
        <mo stretchy="false">−</mo>
        <mn>15</mn>
      </mrow>
      <mrow>
        <msubsup>
          <mi>a</mi>
          <mn>0</mn>
          <mn>2</mn>
        </msubsup>
        <mo stretchy="false">+</mo>
        <mn>1</mn>
      </mrow>
    </mrow>
    <annotation encoding="StarMath 5.0"> a_0^16 - 11 a_0^14 + 45 a_0^12 - 88 a_0^10 + 88 a_0^8 - 45 a_0^6 + 11 a_0^4 - a_0^2
  =
 a_0^16 - 15 a_0^14 + 83 a_0^12 - 220 a_0^10 + 303 a_0^8 - 220 a_0^6 + 83 a_0^4 - 15 a_0^2 + 1
</annotation>
  </semantics>
</math>
</file>

<file path=Object 190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4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2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2</mn>
                        </mrow>
                        <msubsup>
                          <mi>a</mi>
                          <mn>0</mn>
                          <mn>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16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8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8</mn>
                        </mrow>
                        <msubsup>
                          <mi>a</mi>
                          <mn>0</mn>
                          <mn>6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4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+</mo>
                          <mn>16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8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8</mn>
                        </mrow>
                        <msubsup>
                          <mi>a</mi>
                          <mn>0</mn>
                          <mn>4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+</mo>
                          <mn>4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−</mo>
                          <mn>8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+</mo>
                          <mn>4</mn>
                        </mrow>
                        <msubsup>
                          <mi>a</mi>
                          <mn>0</mn>
                          <mn>2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
=
stack{
  left(
    stack { 
      a_0^16 - 4 a_0^14 + 4 a_0^12 + 2 a_0^10 - 2 a_0^8
      # - 4 a_0^14 + 16 a_0^12 - 16 a_0^10 - 8 a_0^8 + 8 a_0^6
      # + 4 a_0^12 - 16 a_0^10 + 16 a_0^8 + 8 a_0^6 - 8 a_0^4
      # - 2 a_0^10 + 4 a_0^8 - 8 a_0^6 - 4 a_0^4 + 4 a_0^2
    }
  right)
#  left( a_0^16 - 8 a_0^14 + 24 a_0^12 - 28 a_0^10 - 4 a_0^8 + 32 a_0^6 - 12 a_0^4 - 8 a_0^2 + 4 right)
}</annotation>
  </semantics>
</math>
</file>

<file path=Object 191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o fence="true" form="prefix" stretchy="true">(</mo>
              <mrow>
                <mtable>
                  <mtr>
                    <mtd>
                      <msubsup>
                        <mi>a</mi>
                        <mn>0</mn>
                        <mn>16</mn>
                      </msubsup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−</mo>
                          <mn>4</mn>
                        </mrow>
                        <msubsup>
                          <mi>a</mi>
                          <mn>0</mn>
                          <mn>14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4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16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4</mn>
                        </mrow>
                        <msubsup>
                          <mi>a</mi>
                          <mn>0</mn>
                          <mn>12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2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2</mn>
                        </mrow>
                        <msubsup>
                          <mi>a</mi>
                          <mn>0</mn>
                          <mn>10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−</mo>
                          <mn>8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16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4</mn>
                        </mrow>
                        <msubsup>
                          <mi>a</mi>
                          <mn>0</mn>
                          <mn>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8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+</mo>
                          <mn>8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8</mn>
                        </mrow>
                        <msubsup>
                          <mi>a</mi>
                          <mn>0</mn>
                          <mn>6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−</mo>
                          <mn>4</mn>
                        </mrow>
                        <msubsup>
                          <mi>a</mi>
                          <mn>0</mn>
                          <mn>4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4</mn>
                        </mrow>
                        <msubsup>
                          <mi>a</mi>
                          <mn>0</mn>
                          <mn>2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
=
stack{
  left(
    stack { 
      a_0^16
#      - 4 a_0^14 - 4 a_0^14
#      + 4 a_0^12 + 16 a_0^12 + 4 a_0^12
#      + 2 a_0^10 - 16 a_0^10 - 16 a_0^10 - 2 a_0^10
#      - 2 a_0^8 - 8 a_0^8 + 16 a_0^8 + 4 a_0^8
#      + 8 a_0^6 + 8 a_0^6 - 8 a_0^6
#      - 8 a_0^4 - 4 a_0^4
#      + 4 a_0^2
    }
  right)
#  left( a_0^16 - 8 a_0^14 + 24 a_0^12 - 28 a_0^10 - 4 a_0^8 + 32 a_0^6 - 12 a_0^4 - 8 a_0^2 + 4 right)
}</annotation>
  </semantics>
</math>
</file>

<file path=Object 192/content.xml><?xml version="1.0" encoding="utf-8"?>
<math xmlns="http://www.w3.org/1998/Math/MathML" display="block">
  <semantics>
    <mrow>
      <mi>y</mi>
      <mo stretchy="false">=</mo>
      <mfrac>
        <mrow>
          <mrow>
            <msub>
              <mo stretchy="false">±</mo>
              <mn>1</mn>
            </msub>
            <msqrt>
              <mrow>
                <mn>2</mn>
                <mi>m</mi>
              </mrow>
            </msqrt>
          </mrow>
          <msub>
            <mo stretchy="false">±</mo>
            <mn>2</mn>
          </msub>
          <msqrt>
            <mrow>
              <mo stretchy="false">−</mo>
              <mrow>
                <mo fence="true" form="prefix" stretchy="true">(</mo>
                <mrow>
                  <mrow>
                    <mn>2</mn>
                    <mrow>
                      <mi>p</mi>
                      <mo stretchy="false">+</mo>
                      <mn>2</mn>
                    </mrow>
                    <mrow>
                      <mi>m</mi>
                      <msub>
                        <mo stretchy="false">±</mo>
                        <mn>1</mn>
                      </msub>
                      <mfrac>
                        <mrow>
                          <msqrt>
                            <mn>2</mn>
                          </msqrt>
                          <mi>q</mi>
                        </mrow>
                        <msqrt>
                          <mi>m</mi>
                        </msqrt>
                      </mfrac>
                    </mrow>
                  </mrow>
                </mrow>
                <mo fence="true" form="postfix" stretchy="true">)</mo>
              </mrow>
            </mrow>
          </msqrt>
        </mrow>
        <mn>2</mn>
      </mfrac>
    </mrow>
    <annotation encoding="StarMath 5.0">y = frac { +-_1 sqrt{ 2m } +-_2 sqrt{ - left( 2p + 2m +-_1 frac { sqrt{ 2 } q } { sqrt{ m } } right) } } { 2 }</annotation>
  </semantics>
</math>
</file>

<file path=Object 193/content.xml><?xml version="1.0" encoding="utf-8"?>
<math xmlns="http://www.w3.org/1998/Math/MathML" display="block">
  <semantics>
    <mrow>
      <mi>y</mi>
      <mo stretchy="false">=</mo>
      <mfrac>
        <mrow>
          <mrow>
            <msub>
              <mo stretchy="false">±</mo>
              <mn>1</mn>
            </msub>
            <msqrt>
              <mfrac>
                <mn>5</mn>
                <mn>4</mn>
              </mfrac>
            </msqrt>
          </mrow>
          <msub>
            <mo stretchy="false">±</mo>
            <mn>2</mn>
          </msub>
          <msqrt>
            <mrow>
              <mo stretchy="false">−</mo>
              <mrow>
                <mo fence="true" form="prefix" stretchy="true">(</mo>
                <mrow>
                  <mrow>
                    <mrow>
                      <mo stretchy="false">−</mo>
                      <mfrac>
                        <mn>35</mn>
                        <mn>4</mn>
                      </mfrac>
                    </mrow>
                    <mo stretchy="false">+</mo>
                    <mfrac>
                      <mn>5</mn>
                      <mn>4</mn>
                    </mfrac>
                    <msub>
                      <mo stretchy="false">±</mo>
                      <mn>1</mn>
                    </msub>
                    <mfrac>
                      <mrow>
                        <mrow>
                          <mo stretchy="false">−</mo>
                          <mfrac>
                            <mn>15</mn>
                            <mn>8</mn>
                          </mfrac>
                        </mrow>
                        <msqrt>
                          <mn>2</mn>
                        </msqrt>
                      </mrow>
                      <msqrt>
                        <mfrac>
                          <mn>5</mn>
                          <mn>8</mn>
                        </mfrac>
                      </msqrt>
                    </mfrac>
                  </mrow>
                </mrow>
                <mo fence="true" form="postfix" stretchy="true">)</mo>
              </mrow>
            </mrow>
          </msqrt>
        </mrow>
        <mn>2</mn>
      </mfrac>
    </mrow>
    <annotation encoding="StarMath 5.0">y = frac { +-_1 sqrt{ frac { 5 } { 4 } } +-_2
    sqrt{ - left( - {frac { 35 } { 4 }} + {frac { 5 } { 4 }} +-_1 frac { - frac { 15 } { 8 } sqrt{ 2 } } { sqrt{ frac { 5 } { 8 } } } right) } } { 2 }</annotation>
  </semantics>
</math>
</file>

<file path=Object 194/content.xml><?xml version="1.0" encoding="utf-8"?>
<math xmlns="http://www.w3.org/1998/Math/MathML" display="block">
  <semantics>
    <mrow>
      <mi>y</mi>
      <mo stretchy="false">=</mo>
      <mfrac>
        <mrow>
          <mrow>
            <msub>
              <mo stretchy="false">±</mo>
              <mn>1</mn>
            </msub>
            <mfrac>
              <msqrt>
                <mn>5</mn>
              </msqrt>
              <mn>2</mn>
            </mfrac>
          </mrow>
          <msub>
            <mo stretchy="false">±</mo>
            <mn>2</mn>
          </msub>
          <msqrt>
            <mrow>
              <mo stretchy="false">−</mo>
              <mrow>
                <mo fence="true" form="prefix" stretchy="true">(</mo>
                <mrow>
                  <mrow>
                    <mrow>
                      <mo stretchy="false">−</mo>
                      <mfrac>
                        <mn>30</mn>
                        <mn>4</mn>
                      </mfrac>
                    </mrow>
                    <msub>
                      <mo stretchy="false">±</mo>
                      <mn>1</mn>
                    </msub>
                    <mfrac>
                      <mrow>
                        <mrow>
                          <mo stretchy="false">−</mo>
                          <mn>15</mn>
                        </mrow>
                        <msqrt>
                          <mn>2</mn>
                        </msqrt>
                        <msqrt>
                          <mn>8</mn>
                        </msqrt>
                      </mrow>
                      <mrow>
                        <mn>8</mn>
                        <msqrt>
                          <mn>5</mn>
                        </msqrt>
                      </mrow>
                    </mfrac>
                  </mrow>
                </mrow>
                <mo fence="true" form="postfix" stretchy="true">)</mo>
              </mrow>
            </mrow>
          </msqrt>
        </mrow>
        <mn>2</mn>
      </mfrac>
    </mrow>
    <annotation encoding="StarMath 5.0">y = frac { +-_1 {frac { sqrt{ 5 } } { 2 }} +-_2
    sqrt{ - left( - {frac { 30 } { 4 }} +-_1 frac { - 15 sqrt{ 2 } sqrt{ 8 } } { 8 sqrt{ 5 } } right) } } { 2 }</annotation>
  </semantics>
</math>
</file>

<file path=Object 195/content.xml><?xml version="1.0" encoding="utf-8"?>
<math xmlns="http://www.w3.org/1998/Math/MathML" display="block">
  <semantics>
    <mrow>
      <mi>y</mi>
      <mo stretchy="false">=</mo>
      <mrow>
        <mrow>
          <msub>
            <mo stretchy="false">±</mo>
            <mn>1</mn>
          </msub>
          <mfrac>
            <msqrt>
              <mn>5</mn>
            </msqrt>
            <mn>4</mn>
          </mfrac>
        </mrow>
        <msub>
          <mo stretchy="false">±</mo>
          <mn>2</mn>
        </msub>
        <msqrt>
          <mrow>
            <mrow>
              <mo stretchy="false">−</mo>
              <mfrac>
                <mn>1</mn>
                <mn>4</mn>
              </mfrac>
            </mrow>
            <mrow>
              <mo fence="true" form="prefix" stretchy="true">(</mo>
              <mrow>
                <mrow>
                  <mrow>
                    <mo stretchy="false">−</mo>
                    <mfrac>
                      <mn>30</mn>
                      <mn>4</mn>
                    </mfrac>
                  </mrow>
                  <msub>
                    <mo stretchy="false">∓</mo>
                    <mn>1</mn>
                  </msub>
                  <mfrac>
                    <mrow>
                      <mn>3</mn>
                      <msqrt>
                        <mn>5</mn>
                      </msqrt>
                    </mrow>
                    <mn>2</mn>
                  </mfrac>
                </mrow>
              </mrow>
              <mo fence="true" form="postfix" stretchy="true">)</mo>
            </mrow>
          </mrow>
        </msqrt>
      </mrow>
    </mrow>
    <annotation encoding="StarMath 5.0">y = +-_1 {frac { sqrt{ 5 } } { 4 }}
    +-_2 sqrt{ - frac { 1 } { 4 } left( - {frac { 30 } { 4 }} -+_1 frac { 3 sqrt{ 5 } } { 2 } right) }</annotation>
  </semantics>
</math>
</file>

<file path=Object 196/content.xml><?xml version="1.0" encoding="utf-8"?>
<math xmlns="http://www.w3.org/1998/Math/MathML" display="block">
  <semantics>
    <mrow>
      <mi>y</mi>
      <mo stretchy="false">=</mo>
      <mrow>
        <mrow>
          <msub>
            <mo stretchy="false">±</mo>
            <mn>1</mn>
          </msub>
          <mfrac>
            <msqrt>
              <mn>5</mn>
            </msqrt>
            <mn>4</mn>
          </mfrac>
        </mrow>
        <msub>
          <mo stretchy="false">±</mo>
          <mn>2</mn>
        </msub>
        <msqrt>
          <mrow>
            <mfrac>
              <mn>30</mn>
              <mn>16</mn>
            </mfrac>
            <msub>
              <mo stretchy="false">±</mo>
              <mn>1</mn>
            </msub>
            <mfrac>
              <mrow>
                <mn>3</mn>
                <msqrt>
                  <mn>5</mn>
                </msqrt>
              </mrow>
              <mn>8</mn>
            </mfrac>
          </mrow>
        </msqrt>
      </mrow>
    </mrow>
    <annotation encoding="StarMath 5.0">y = +-_1 {frac { sqrt{ 5 } } { 4 }}
    +-_2 sqrt{ {frac { 30 } { 16 }} +-_1 frac { 3 sqrt{ 5 } } { 8 } }</annotation>
  </semantics>
</math>
</file>

<file path=Object 197/content.xml><?xml version="1.0" encoding="utf-8"?>
<math xmlns="http://www.w3.org/1998/Math/MathML" display="block">
  <semantics>
    <mrow>
      <mi>y</mi>
      <mo stretchy="false">=</mo>
      <mrow>
        <msub>
          <mo stretchy="false">±</mo>
          <mn>1</mn>
        </msub>
        <mfrac>
          <mrow>
            <msqrt>
              <mn>5</mn>
            </msqrt>
            <msub>
              <mo stretchy="false">±</mo>
              <mn>2</mn>
            </msub>
            <msqrt>
              <mrow>
                <mrow>
                  <mn>30</mn>
                  <msub>
                    <mo stretchy="false">±</mo>
                    <mn>1</mn>
                  </msub>
                  <mn>6</mn>
                </mrow>
                <msqrt>
                  <mn>5</mn>
                </msqrt>
              </mrow>
            </msqrt>
          </mrow>
          <mn>4</mn>
        </mfrac>
      </mrow>
    </mrow>
    <annotation encoding="StarMath 5.0">y = +-_1 frac { sqrt{ 5 } +-_2 sqrt{ 30 +-_1 6 sqrt{ 5 } } } { 4 }
</annotation>
  </semantics>
</math>
</file>

<file path=Object 198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10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8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+</mo>
                    <mn>4</mn>
                  </mrow>
                  <msubsup>
                    <mi>a</mi>
                    <mn>0</mn>
                    <mn>2</mn>
                  </msubsup>
                </mrow>
              </mrow>
              <mo fence="true" form="postfix" stretchy="true">)</mo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
=
stack{
   left( a_0^16 - 8 a_0^14 + 24 a_0^12 - 28 a_0^10 + 10 a_0^8 + 8 a_0^6 - 12 a_0^4 + 4 a_0^2 right)
#  left( a_0^16 - 8 a_0^14 + 24 a_0^12 - 28 a_0^10 - 4 a_0^8 + 32 a_0^6 - 12 a_0^4 - 8 a_0^2 + 4 right)
}</annotation>
  </semantics>
</math>
</file>

<file path=Object 199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n>8</mn>
              </mrow>
              <mrow>
                <msubsup>
                  <mi>a</mi>
                  <mn>0</mn>
                  <mn>30</mn>
                </msubsup>
                <mo stretchy="false">+</mo>
                <mn>24</mn>
              </mrow>
              <mrow>
                <msubsup>
                  <mi>a</mi>
                  <mn>0</mn>
                  <mn>28</mn>
                </msubsup>
                <mo stretchy="false">−</mo>
                <mn>28</mn>
              </mrow>
              <mrow>
                <msubsup>
                  <mi>a</mi>
                  <mn>0</mn>
                  <mn>26</mn>
                </msubsup>
                <mo stretchy="false">−</mo>
                <mn>4</mn>
              </mrow>
              <mrow>
                <msubsup>
                  <mi>a</mi>
                  <mn>0</mn>
                  <mn>24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12</mn>
              </mrow>
              <mrow>
                <msubsup>
                  <mi>a</mi>
                  <mn>0</mn>
                  <mn>20</mn>
                </msubsup>
                <mo stretchy="false">−</mo>
                <mn>8</mn>
              </mrow>
              <mrow>
                <msubsup>
                  <mi>a</mi>
                  <mn>0</mn>
                  <mn>18</mn>
                </msubsup>
                <mo stretchy="false">+</mo>
                <mn>4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30</mn>
                </msubsup>
                <mo stretchy="false">+</mo>
                <mn>64</mn>
              </mrow>
              <mrow>
                <msubsup>
                  <mi>a</mi>
                  <mn>0</mn>
                  <mn>28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256</mn>
              </mrow>
              <mrow>
                <msubsup>
                  <mi>a</mi>
                  <mn>0</mn>
                  <mn>20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+</mo>
                <mn>64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24</mn>
              </mrow>
              <mrow>
                <msubsup>
                  <mi>a</mi>
                  <mn>0</mn>
                  <mn>28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+</mo>
                <mn>476</mn>
              </mrow>
              <mrow>
                <msubsup>
                  <mi>a</mi>
                  <mn>0</mn>
                  <mn>24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−</mo>
                <mn>96</mn>
              </mrow>
              <mrow>
                <msubsup>
                  <mi>a</mi>
                  <mn>0</mn>
                  <mn>20</mn>
                </msubsup>
                <mo stretchy="false">+</mo>
                <mn>768</mn>
              </mrow>
              <mrow>
                <msubsup>
                  <mi>a</mi>
                  <mn>0</mn>
                  <mn>18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−</mo>
                <mn>192</mn>
              </mrow>
              <mrow>
                <msubsup>
                  <mi>a</mi>
                  <mn>0</mn>
                  <mn>14</mn>
                </msubsup>
                <mo stretchy="false">+</mo>
                <mn>96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28</mn>
              </mrow>
              <mrow>
                <msubsup>
                  <mi>a</mi>
                  <mn>0</mn>
                  <mn>26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+</mo>
                <mn>784</mn>
              </mrow>
              <mrow>
                <msubsup>
                  <mi>a</mi>
                  <mn>0</mn>
                  <mn>20</mn>
                </msubsup>
                <mo stretchy="false">+</mo>
                <mn>112</mn>
              </mrow>
              <mrow>
                <msubsup>
                  <mi>a</mi>
                  <mn>0</mn>
                  <mn>18</mn>
                </msubsup>
                <mo stretchy="false">−</mo>
                <mn>896</mn>
              </mrow>
              <mrow>
                <msubsup>
                  <mi>a</mi>
                  <mn>0</mn>
                  <mn>16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+</mo>
                <mn>224</mn>
              </mrow>
              <mrow>
                <msubsup>
                  <mi>a</mi>
                  <mn>0</mn>
                  <mn>12</mn>
                </msubsup>
                <mo stretchy="false">−</mo>
                <mn>112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10</mn>
              </mrow>
              <mrow>
                <msubsup>
                  <mi>a</mi>
                  <mn>0</mn>
                  <mn>24</mn>
                </msubsup>
                <mo stretchy="false">−</mo>
                <mn>80</mn>
              </mrow>
              <mrow>
                <msubsup>
                  <mi>a</mi>
                  <mn>0</mn>
                  <mn>22</mn>
                </msubsup>
                <mo stretchy="false">+</mo>
                <mn>240</mn>
              </mrow>
              <mrow>
                <msubsup>
                  <mi>a</mi>
                  <mn>0</mn>
                  <mn>20</mn>
                </msubsup>
                <mo stretchy="false">−</mo>
                <mn>280</mn>
              </mrow>
              <mrow>
                <msubsup>
                  <mi>a</mi>
                  <mn>0</mn>
                  <mn>18</mn>
                </msubsup>
                <mo stretchy="false">−</mo>
                <mn>40</mn>
              </mrow>
              <mrow>
                <msubsup>
                  <mi>a</mi>
                  <mn>0</mn>
                  <mn>16</mn>
                </msubsup>
                <mo stretchy="false">+</mo>
                <mn>320</mn>
              </mrow>
              <mrow>
                <msubsup>
                  <mi>a</mi>
                  <mn>0</mn>
                  <mn>14</mn>
                </msubsup>
                <mo stretchy="false">−</mo>
                <mn>120</mn>
              </mrow>
              <mrow>
                <msubsup>
                  <mi>a</mi>
                  <mn>0</mn>
                  <mn>12</mn>
                </msubsup>
                <mo stretchy="false">−</mo>
                <mn>80</mn>
              </mrow>
              <mrow>
                <msubsup>
                  <mi>a</mi>
                  <mn>0</mn>
                  <mn>10</mn>
                </msubsup>
                <mo stretchy="false">+</mo>
                <mn>40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8</mn>
              </mrow>
              <mrow>
                <msubsup>
                  <mi>a</mi>
                  <mn>0</mn>
                  <mn>22</mn>
                </msubsup>
                <mo stretchy="false">−</mo>
                <mn>64</mn>
              </mrow>
              <mrow>
                <msubsup>
                  <mi>a</mi>
                  <mn>0</mn>
                  <mn>20</mn>
                </msubsup>
                <mo stretchy="false">+</mo>
                <mn>192</mn>
              </mrow>
              <mrow>
                <msubsup>
                  <mi>a</mi>
                  <mn>0</mn>
                  <mn>18</mn>
                </msubsup>
                <mo stretchy="false">−</mo>
                <mn>224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+</mo>
                <mn>256</mn>
              </mrow>
              <mrow>
                <msubsup>
                  <mi>a</mi>
                  <mn>0</mn>
                  <mn>12</mn>
                </msubsup>
                <mo stretchy="false">−</mo>
                <mn>96</mn>
              </mrow>
              <mrow>
                <msubsup>
                  <mi>a</mi>
                  <mn>0</mn>
                  <mn>10</mn>
                </msubsup>
                <mo stretchy="false">−</mo>
                <mn>64</mn>
              </mrow>
              <mrow>
                <msubsup>
                  <mi>a</mi>
                  <mn>0</mn>
                  <mn>8</mn>
                </msubsup>
                <mo stretchy="false">+</mo>
                <mn>32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12</mn>
              </mrow>
              <mrow>
                <msubsup>
                  <mi>a</mi>
                  <mn>0</mn>
                  <mn>20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+</mo>
                <mn>48</mn>
              </mrow>
              <mrow>
                <msubsup>
                  <mi>a</mi>
                  <mn>0</mn>
                  <mn>12</mn>
                </msubsup>
                <mo stretchy="false">−</mo>
                <mn>384</mn>
              </mrow>
              <mrow>
                <msubsup>
                  <mi>a</mi>
                  <mn>0</mn>
                  <mn>10</mn>
                </msubsup>
                <mo stretchy="false">+</mo>
                <mn>144</mn>
              </mrow>
              <mrow>
                <msubsup>
                  <mi>a</mi>
                  <mn>0</mn>
                  <mn>8</mn>
                </msubsup>
                <mo stretchy="false">+</mo>
                <mn>96</mn>
              </mrow>
              <mrow>
                <msubsup>
                  <mi>a</mi>
                  <mn>0</mn>
                  <mn>6</mn>
                </msubsup>
                <mo stretchy="false">−</mo>
                <mn>48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8</mn>
                </msubsup>
                <mo stretchy="false">−</mo>
                <mn>32</mn>
              </mrow>
              <mrow>
                <msubsup>
                  <mi>a</mi>
                  <mn>0</mn>
                  <mn>16</mn>
                </msubsup>
                <mo stretchy="false">+</mo>
                <mn>96</mn>
              </mrow>
              <mrow>
                <msubsup>
                  <mi>a</mi>
                  <mn>0</mn>
                  <mn>14</mn>
                </msubsup>
                <mo stretchy="false">−</mo>
                <mn>112</mn>
              </mrow>
              <mrow>
                <msubsup>
                  <mi>a</mi>
                  <mn>0</mn>
                  <mn>12</mn>
                </msubsup>
                <mo stretchy="false">−</mo>
                <mn>48</mn>
              </mrow>
              <mrow>
                <msubsup>
                  <mi>a</mi>
                  <mn>0</mn>
                  <mn>10</mn>
                </msubsup>
                <mo stretchy="false">+</mo>
                <mn>128</mn>
              </mrow>
              <mrow>
                <msubsup>
                  <mi>a</mi>
                  <mn>0</mn>
                  <mn>8</mn>
                </msubsup>
                <mo stretchy="false">−</mo>
                <mn>48</mn>
              </mrow>
              <mrow>
                <msubsup>
                  <mi>a</mi>
                  <mn>0</mn>
                  <mn>6</mn>
                </msubsup>
                <mo stretchy="false">−</mo>
                <mn>32</mn>
              </mrow>
              <mrow>
                <msubsup>
                  <mi>a</mi>
                  <mn>0</mn>
                  <mn>4</mn>
                </msubsup>
                <mo stretchy="false">+</mo>
                <mn>16</mn>
              </mrow>
              <msubsup>
                <mi>a</mi>
                <mn>0</mn>
                <mn>2</mn>
              </msubsup>
            </mrow>
          </mtd>
        </mtr>
      </mtable>
    </mrow>
    <annotation encoding="StarMath 5.0">LHS_1
=
stack{
     a_0^32 - 8 a_0^30 + 24 a_0^28 - 28 a_0^26 - 4 a_0^24 + 32 a_0^22 - 12 a_0^20 - 8 a_0^18 + 4 a_0^16
#  - 8 a_0^30 + 64 a_0^28 - 192 a_0^26 + 224 a_0^24 + 32 a_0^22 - 256 a_0^20 + 96 a_0^18 + 64 a_0^16 - 32 a_0^14
#  + 24 a_0^28 - 192 a_0^26 + 476 a_0^24 - 672 a_0^22 - 96 a_0^20 + 768 a_0^18 - 288 a_0^16 - 192 a_0^14 + 96 a_0^12
#  - 28 a_0^26 + 224 a_0^24 - 672 a_0^22 + 784 a_0^20 + 112 a_0^18 - 896 a_0^16 + 336 a_0^14 + 224 a_0^12 - 112 a_0^10
#  + 10 a_0^24 - 80 a_0^22 + 240 a_0^20 - 280 a_0^18 - 40 a_0^16 + 320 a_0^14 - 120 a_0^12 - 80 a_0^10 + 40 a_0^8
#  + 8 a_0^22 - 64 a_0^20 + 192 a_0^18 - 224 a_0^16 - 32 a_0^14 + 256 a_0^12 - 96 a_0^10 - 64 a_0^8 + 32 a_0^6
#  - 12 a_0^20 + 96 a_0^18 - 288 a_0^16 + 336 a_0^14 + 48 a_0^12 - 384 a_0^10 + 144 a_0^8 + 96 a_0^6 - 48 a_0^4
#  + 4 a_0^18 - 32 a_0^16 + 96 a_0^14 - 112 a_0^12 - 48 a_0^10 + 128 a_0^8 - 48 a_0^6 - 32 a_0^4 + 16 a_0^2
}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</mrow>
    </mrow>
    <annotation encoding="StarMath 5.0">a_{ 1 } = a_0 - frac { 1 } { a_0} </annotation>
  </semantics>
</math>
</file>

<file path=Object 20/content.xml><?xml version="1.0" encoding="utf-8"?>
<math xmlns="http://www.w3.org/1998/Math/MathML" display="block">
  <semantics>
    <mrow>
      <mn>4</mn>
      <mrow>
        <msubsup>
          <mi>a</mi>
          <mn>0</mn>
          <mn>14</mn>
        </msubsup>
        <mo stretchy="false">−</mo>
        <mn>38</mn>
      </mrow>
      <mrow>
        <msubsup>
          <mi>a</mi>
          <mn>0</mn>
          <mn>12</mn>
        </msubsup>
        <mo stretchy="false">+</mo>
        <mn>132</mn>
      </mrow>
      <mrow>
        <msubsup>
          <mi>a</mi>
          <mn>0</mn>
          <mn>10</mn>
        </msubsup>
        <mo stretchy="false">−</mo>
        <mn>215</mn>
      </mrow>
      <mrow>
        <msubsup>
          <mi>a</mi>
          <mn>0</mn>
          <mn>8</mn>
        </msubsup>
        <mo stretchy="false">+</mo>
        <mn>175</mn>
      </mrow>
      <mrow>
        <msubsup>
          <mi>a</mi>
          <mn>0</mn>
          <mn>6</mn>
        </msubsup>
        <mo stretchy="false">−</mo>
        <mn>72</mn>
      </mrow>
      <mrow>
        <msubsup>
          <mi>a</mi>
          <mn>0</mn>
          <mn>4</mn>
        </msubsup>
        <mo stretchy="false">+</mo>
        <mn>14</mn>
      </mrow>
      <mrow>
        <mrow>
          <msubsup>
            <mi>a</mi>
            <mn>0</mn>
            <mn>2</mn>
          </msubsup>
          <mo stretchy="false">−</mo>
          <mn>1</mn>
        </mrow>
        <mo stretchy="false">=</mo>
        <mn>0</mn>
      </mrow>
    </mrow>
    <annotation encoding="StarMath 5.0">4 a_0^14 - 38 a_0^12 + 132 a_0^10 - 215 a_0^8 + 175 a_0^6 - 72 a_0^4 + 14 a_0^2 - 1 = 0
</annotation>
  </semantics>
</math>
</file>

<file path=Object 200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subsup>
              <mi>a</mi>
              <mn>0</mn>
              <mn>32</mn>
            </msubsup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30</mn>
                </msubsup>
                <mo stretchy="false">−</mo>
                <mn>8</mn>
              </mrow>
              <msubsup>
                <mi>a</mi>
                <mn>0</mn>
                <mn>30</mn>
              </msubsup>
            </mrow>
          </mtd>
        </mtr>
        <mtr>
          <mtd>
            <mrow>
              <mrow>
                <mo stretchy="false">+</mo>
                <mn>24</mn>
              </mrow>
              <mrow>
                <msubsup>
                  <mi>a</mi>
                  <mn>0</mn>
                  <mn>28</mn>
                </msubsup>
                <mo stretchy="false">+</mo>
                <mn>64</mn>
              </mrow>
              <mrow>
                <msubsup>
                  <mi>a</mi>
                  <mn>0</mn>
                  <mn>28</mn>
                </msubsup>
                <mo stretchy="false">+</mo>
                <mn>24</mn>
              </mrow>
              <msubsup>
                <mi>a</mi>
                <mn>0</mn>
                <mn>28</mn>
              </msubsup>
            </mrow>
          </mtd>
        </mtr>
        <mtr>
          <mtd>
            <mrow>
              <mrow>
                <mo stretchy="false">−</mo>
                <mn>28</mn>
              </mrow>
              <mrow>
                <msubsup>
                  <mi>a</mi>
                  <mn>0</mn>
                  <mn>26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−</mo>
                <mn>28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24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+</mo>
                <mn>476</mn>
              </mrow>
              <mrow>
                <msubsup>
                  <mi>a</mi>
                  <mn>0</mn>
                  <mn>24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+</mo>
                <mn>10</mn>
              </mrow>
              <msubsup>
                <mi>a</mi>
                <mn>0</mn>
                <mn>24</mn>
              </msubsup>
            </mrow>
          </mtd>
        </mtr>
        <mtr>
          <mtd>
            <mrow>
              <mrow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−</mo>
                <mn>80</mn>
              </mrow>
              <mrow>
                <msubsup>
                  <mi>a</mi>
                  <mn>0</mn>
                  <mn>22</mn>
                </msubsup>
                <mo stretchy="false">+</mo>
                <mn>8</mn>
              </mrow>
              <msubsup>
                <mi>a</mi>
                <mn>0</mn>
                <mn>22</mn>
              </msubsup>
            </mrow>
          </mtd>
        </mtr>
        <mtr>
          <mtd>
            <mrow>
              <mrow>
                <mo stretchy="false">−</mo>
                <mn>12</mn>
              </mrow>
              <mrow>
                <msubsup>
                  <mi>a</mi>
                  <mn>0</mn>
                  <mn>20</mn>
                </msubsup>
                <mo stretchy="false">−</mo>
                <mn>256</mn>
              </mrow>
              <mrow>
                <msubsup>
                  <mi>a</mi>
                  <mn>0</mn>
                  <mn>20</mn>
                </msubsup>
                <mo stretchy="false">−</mo>
                <mn>96</mn>
              </mrow>
              <mrow>
                <msubsup>
                  <mi>a</mi>
                  <mn>0</mn>
                  <mn>20</mn>
                </msubsup>
                <mo stretchy="false">+</mo>
                <mn>784</mn>
              </mrow>
              <mrow>
                <msubsup>
                  <mi>a</mi>
                  <mn>0</mn>
                  <mn>20</mn>
                </msubsup>
                <mo stretchy="false">+</mo>
                <mn>240</mn>
              </mrow>
              <mrow>
                <msubsup>
                  <mi>a</mi>
                  <mn>0</mn>
                  <mn>20</mn>
                </msubsup>
                <mo stretchy="false">−</mo>
                <mn>64</mn>
              </mrow>
              <mrow>
                <msubsup>
                  <mi>a</mi>
                  <mn>0</mn>
                  <mn>20</mn>
                </msubsup>
                <mo stretchy="false">−</mo>
                <mn>12</mn>
              </mrow>
              <msubsup>
                <mi>a</mi>
                <mn>0</mn>
                <mn>20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18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+</mo>
                <mn>768</mn>
              </mrow>
              <mrow>
                <msubsup>
                  <mi>a</mi>
                  <mn>0</mn>
                  <mn>18</mn>
                </msubsup>
                <mo stretchy="false">+</mo>
                <mn>112</mn>
              </mrow>
              <mrow>
                <msubsup>
                  <mi>a</mi>
                  <mn>0</mn>
                  <mn>18</mn>
                </msubsup>
                <mo stretchy="false">−</mo>
                <mn>280</mn>
              </mrow>
              <mrow>
                <msubsup>
                  <mi>a</mi>
                  <mn>0</mn>
                  <mn>18</mn>
                </msubsup>
                <mo stretchy="false">+</mo>
                <mn>192</mn>
              </mrow>
              <mrow>
                <msubsup>
                  <mi>a</mi>
                  <mn>0</mn>
                  <mn>18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+</mo>
                <mn>4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6</mn>
                </msubsup>
                <mo stretchy="false">+</mo>
                <mn>64</mn>
              </mrow>
              <mrow>
                <msubsup>
                  <mi>a</mi>
                  <mn>0</mn>
                  <mn>16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−</mo>
                <mn>896</mn>
              </mrow>
              <mrow>
                <msubsup>
                  <mi>a</mi>
                  <mn>0</mn>
                  <mn>16</mn>
                </msubsup>
                <mo stretchy="false">−</mo>
                <mn>40</mn>
              </mrow>
              <mrow>
                <msubsup>
                  <mi>a</mi>
                  <mn>0</mn>
                  <mn>16</mn>
                </msubsup>
                <mo stretchy="false">−</mo>
                <mn>224</mn>
              </mrow>
              <mrow>
                <msubsup>
                  <mi>a</mi>
                  <mn>0</mn>
                  <mn>16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−</mo>
                <mn>192</mn>
              </mrow>
              <mrow>
                <msubsup>
                  <mi>a</mi>
                  <mn>0</mn>
                  <mn>14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+</mo>
                <mn>320</mn>
              </mrow>
              <mrow>
                <msubsup>
                  <mi>a</mi>
                  <mn>0</mn>
                  <mn>14</mn>
                </msubsup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+</mo>
                <mn>96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96</mn>
              </mrow>
              <mrow>
                <msubsup>
                  <mi>a</mi>
                  <mn>0</mn>
                  <mn>12</mn>
                </msubsup>
                <mo stretchy="false">+</mo>
                <mn>224</mn>
              </mrow>
              <mrow>
                <msubsup>
                  <mi>a</mi>
                  <mn>0</mn>
                  <mn>12</mn>
                </msubsup>
                <mo stretchy="false">−</mo>
                <mn>120</mn>
              </mrow>
              <mrow>
                <msubsup>
                  <mi>a</mi>
                  <mn>0</mn>
                  <mn>12</mn>
                </msubsup>
                <mo stretchy="false">+</mo>
                <mn>256</mn>
              </mrow>
              <mrow>
                <msubsup>
                  <mi>a</mi>
                  <mn>0</mn>
                  <mn>12</mn>
                </msubsup>
                <mo stretchy="false">+</mo>
                <mn>48</mn>
              </mrow>
              <mrow>
                <msubsup>
                  <mi>a</mi>
                  <mn>0</mn>
                  <mn>12</mn>
                </msubsup>
                <mo stretchy="false">−</mo>
                <mn>112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112</mn>
              </mrow>
              <mrow>
                <msubsup>
                  <mi>a</mi>
                  <mn>0</mn>
                  <mn>10</mn>
                </msubsup>
                <mo stretchy="false">−</mo>
                <mn>80</mn>
              </mrow>
              <mrow>
                <msubsup>
                  <mi>a</mi>
                  <mn>0</mn>
                  <mn>10</mn>
                </msubsup>
                <mo stretchy="false">−</mo>
                <mn>96</mn>
              </mrow>
              <mrow>
                <msubsup>
                  <mi>a</mi>
                  <mn>0</mn>
                  <mn>10</mn>
                </msubsup>
                <mo stretchy="false">−</mo>
                <mn>384</mn>
              </mrow>
              <mrow>
                <msubsup>
                  <mi>a</mi>
                  <mn>0</mn>
                  <mn>10</mn>
                </msubsup>
                <mo stretchy="false">−</mo>
                <mn>48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40</mn>
              </mrow>
              <mrow>
                <msubsup>
                  <mi>a</mi>
                  <mn>0</mn>
                  <mn>8</mn>
                </msubsup>
                <mo stretchy="false">−</mo>
                <mn>64</mn>
              </mrow>
              <mrow>
                <msubsup>
                  <mi>a</mi>
                  <mn>0</mn>
                  <mn>8</mn>
                </msubsup>
                <mo stretchy="false">+</mo>
                <mn>144</mn>
              </mrow>
              <mrow>
                <msubsup>
                  <mi>a</mi>
                  <mn>0</mn>
                  <mn>8</mn>
                </msubsup>
                <mo stretchy="false">+</mo>
                <mn>128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32</mn>
              </mrow>
              <mrow>
                <msubsup>
                  <mi>a</mi>
                  <mn>0</mn>
                  <mn>6</mn>
                </msubsup>
                <mo stretchy="false">+</mo>
                <mn>96</mn>
              </mrow>
              <mrow>
                <msubsup>
                  <mi>a</mi>
                  <mn>0</mn>
                  <mn>6</mn>
                </msubsup>
                <mo stretchy="false">−</mo>
                <mn>48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48</mn>
              </mrow>
              <mrow>
                <msubsup>
                  <mi>a</mi>
                  <mn>0</mn>
                  <mn>4</mn>
                </msubsup>
                <mo stretchy="false">−</mo>
                <mn>32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+</mo>
                <mn>16</mn>
              </mrow>
              <msubsup>
                <mi>a</mi>
                <mn>0</mn>
                <mn>2</mn>
              </msubsup>
            </mrow>
          </mtd>
        </mtr>
      </mtable>
    </mrow>
    <annotation encoding="StarMath 5.0">LHS_1
=
stack{
     a_0^32
#     - 8 a_0^30 - 8 a_0^30
#     + 24 a_0^28 + 64 a_0^28 + 24 a_0^28
#    - 28 a_0^26 - 192 a_0^26 - 192 a_0^26 - 28 a_0^26
#     - 4 a_0^24 + 224 a_0^24 + 476 a_0^24 + 224 a_0^24 + 10 a_0^24
#     + 32 a_0^22 + 32 a_0^22 - 672 a_0^22 - 672 a_0^22 - 80 a_0^22 + 8 a_0^22
#    - 12 a_0^20 - 256 a_0^20 - 96 a_0^20 + 784 a_0^20 + 240 a_0^20 - 64 a_0^20 - 12 a_0^20
#     - 8 a_0^18 + 96 a_0^18 + 768 a_0^18 + 112 a_0^18 - 280 a_0^18 + 192 a_0^18 + 96 a_0^18 + 4 a_0^18
#     + 4 a_0^16 + 64 a_0^16 - 288 a_0^16 - 896 a_0^16 - 40 a_0^16 - 224 a_0^16 - 288 a_0^16 - 32 a_0^16
#     - 32 a_0^14 - 192 a_0^14 + 336 a_0^14 + 320 a_0^14 - 32 a_0^14 + 336 a_0^14 + 96 a_0^14
#     + 96 a_0^12 + 224 a_0^12 - 120 a_0^12 + 256 a_0^12 + 48 a_0^12 - 112 a_0^12
#     - 112 a_0^10 - 80 a_0^10 - 96 a_0^10 - 384 a_0^10 - 48 a_0^10
#     + 40 a_0^8 - 64 a_0^8 + 144 a_0^8 + 128 a_0^8
#     + 32 a_0^6 + 96 a_0^6 - 48 a_0^6
#     - 48 a_0^4 - 32 a_0^4
#     + 16 a_0^2
}</annotation>
  </semantics>
</math>
</file>

<file path=Object 201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row>
                <mo fence="true" form="prefix" stretchy="true">(</mo>
                <mrow>
                  <mrow>
                    <msubsup>
                      <mi>a</mi>
                      <mn>0</mn>
                      <mn>4</mn>
                    </msubsup>
                    <mo stretchy="false">−</mo>
                    <msubsup>
                      <mi>a</mi>
                      <mn>0</mn>
                      <mn>2</mn>
                    </msubsup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4</mn>
                  </mrow>
                </mrow>
              </mrow>
              <mo fence="true" form="postfix" stretchy="true">)</mo>
            </mrow>
          </mtd>
        </mtr>
      </mtable>
    </mrow>
    <annotation encoding="StarMath 5.0">LHS_1 = 
stack{
  left( a_0^4 - a_0^2 right)
  left( a_0^4 - 3 a_0^2 + 1 right)
  left( a_0^8 - 4 a_0^6 + 4 a_0^4 + 2 a_0^2 - 2 right)
#  left( a_0^16 - 8 a_0^14 + 24 a_0^12 - 28 a_0^10 - 4 a_0^8 + 32 a_0^6 - 12 a_0^4 - 8 a_0^2 + 4 right)
}</annotation>
  </semantics>
</math>
</file>

<file path=Object 202/content.xml><?xml version="1.0" encoding="utf-8"?>
<math xmlns="http://www.w3.org/1998/Math/MathML" display="block">
  <semantics>
    <mrow>
      <msub>
        <mi mathvariant="italic">LHS</mi>
        <mn>1</mn>
      </msub>
      <mo stretchy="false">=</mo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n>16</mn>
              </mrow>
              <mrow>
                <msubsup>
                  <mi>a</mi>
                  <mn>0</mn>
                  <mn>30</mn>
                </msubsup>
                <mo stretchy="false">+</mo>
                <mn>112</mn>
              </mrow>
              <mrow>
                <msubsup>
                  <mi>a</mi>
                  <mn>0</mn>
                  <mn>28</mn>
                </msubsup>
                <mo stretchy="false">−</mo>
                <mn>440</mn>
              </mrow>
              <mrow>
                <msubsup>
                  <mi>a</mi>
                  <mn>0</mn>
                  <mn>26</mn>
                </msubsup>
                <mo stretchy="false">+</mo>
                <mn>930</mn>
              </mrow>
              <mrow>
                <msubsup>
                  <mi>a</mi>
                  <mn>0</mn>
                  <mn>24</mn>
                </msubsup>
                <mo stretchy="false">−</mo>
                <mn>1352</mn>
              </mrow>
              <mrow>
                <msubsup>
                  <mi>a</mi>
                  <mn>0</mn>
                  <mn>22</mn>
                </msubsup>
                <mo stretchy="false">+</mo>
                <mn>584</mn>
              </mrow>
              <mrow>
                <msubsup>
                  <mi>a</mi>
                  <mn>0</mn>
                  <mn>20</mn>
                </msubsup>
                <mo stretchy="false">+</mo>
                <mn>980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1700</mn>
              </mrow>
              <mrow>
                <msubsup>
                  <mi>a</mi>
                  <mn>0</mn>
                  <mn>16</mn>
                </msubsup>
                <mo stretchy="false">+</mo>
                <mn>832</mn>
              </mrow>
              <mrow>
                <msubsup>
                  <mi>a</mi>
                  <mn>0</mn>
                  <mn>14</mn>
                </msubsup>
                <mo stretchy="false">+</mo>
                <mn>392</mn>
              </mrow>
              <mrow>
                <msubsup>
                  <mi>a</mi>
                  <mn>0</mn>
                  <mn>12</mn>
                </msubsup>
                <mo stretchy="false">−</mo>
                <mn>720</mn>
              </mrow>
              <mrow>
                <msubsup>
                  <mi>a</mi>
                  <mn>0</mn>
                  <mn>10</mn>
                </msubsup>
                <mo stretchy="false">+</mo>
                <mn>248</mn>
              </mrow>
              <mrow>
                <msubsup>
                  <mi>a</mi>
                  <mn>0</mn>
                  <mn>8</mn>
                </msubsup>
                <mo stretchy="false">+</mo>
                <mn>80</mn>
              </mrow>
              <mrow>
                <msubsup>
                  <mi>a</mi>
                  <mn>0</mn>
                  <mn>6</mn>
                </msubsup>
                <mo stretchy="false">−</mo>
                <mn>80</mn>
              </mrow>
              <mrow>
                <msubsup>
                  <mi>a</mi>
                  <mn>0</mn>
                  <mn>4</mn>
                </msubsup>
                <mo stretchy="false">+</mo>
                <mn>16</mn>
              </mrow>
              <msubsup>
                <mi>a</mi>
                <mn>0</mn>
                <mn>2</mn>
              </msubsup>
            </mrow>
          </mtd>
        </mtr>
      </mtable>
    </mrow>
    <annotation encoding="StarMath 5.0">LHS_1
=
stack{
    a_0^32 - 16 a_0^30 + 112 a_0^28 - 440 a_0^26 + 930 a_0^24 - 1352 a_0^22 + 584 a_0^20 + 980 a_0^18
# - 1700 a_0^16 + 832 a_0^14 + 392 a_0^12 - 720 a_0^10 + 248 a_0^8 + 80 a_0^6 - 80 a_0^4 + 16 a_0^2
}</annotation>
  </semantics>
</math>
</file>

<file path=Object 203/content.xml><?xml version="1.0" encoding="utf-8"?>
<math xmlns="http://www.w3.org/1998/Math/MathML" display="block">
  <semantics>
    <mrow>
      <mrow>
        <msub>
          <mi mathvariant="italic">LHS</mi>
          <mn>2</mn>
        </msub>
        <mo stretchy="false">=</mo>
        <msubsup>
          <mi>a</mi>
          <mn>0</mn>
          <mn>4</mn>
        </msubsup>
      </mrow>
      <mrow>
        <mo fence="true" form="prefix" stretchy="true">(</mo>
        <mrow>
          <mrow>
            <mrow>
              <msubsup>
                <mi>a</mi>
                <mn>0</mn>
                <mn>6</mn>
              </msubsup>
              <mo stretchy="false">−</mo>
              <mn>3</mn>
            </mrow>
            <mrow>
              <msubsup>
                <mi>a</mi>
                <mn>0</mn>
                <mn>4</mn>
              </msubsup>
              <mo stretchy="false">+</mo>
              <mn>3</mn>
            </mrow>
            <mrow>
              <msubsup>
                <mi>a</mi>
                <mn>0</mn>
                <mn>2</mn>
              </msubsup>
              <mo stretchy="false">−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4</mn>
              </msubsup>
              <mo stretchy="false">−</mo>
              <mn>3</mn>
            </mrow>
            <mrow>
              <msubsup>
                <mi>a</mi>
                <mn>0</mn>
                <mn>2</mn>
              </msubsup>
              <mo stretchy="false">+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5</mn>
            </mrow>
            <mrow>
              <msubsup>
                <mi>a</mi>
                <mn>0</mn>
                <mn>4</mn>
              </msubsup>
              <mo stretchy="false">−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4</mn>
            </mrow>
            <mrow>
              <msubsup>
                <mi>a</mi>
                <mn>0</mn>
                <mn>4</mn>
              </msubsup>
              <mo stretchy="false">+</mo>
              <mn>2</mn>
            </mrow>
            <mrow>
              <msubsup>
                <mi>a</mi>
                <mn>0</mn>
                <mn>2</mn>
              </msubsup>
              <mo stretchy="false">−</mo>
              <mn>2</mn>
            </mrow>
          </mrow>
        </mrow>
        <mo fence="true" form="postfix" stretchy="true">)</mo>
      </mrow>
    </mrow>
    <annotation encoding="StarMath 5.0">LHS_2 =
  a_0^4
  left( a_0^6 - 3 a_0^4 + 3 a_0^2 - 1 right)
  left( a_0^4 - 3 a_0^2 + 1 right)
  left( a_0^8 - 4 a_0^6 + 5 a_0^4 - 1 right)
  left( a_0^8 - 4 a_0^6 + 4 a_0^4 + 2 a_0^2 - 2 right)
</annotation>
  </semantics>
</math>
</file>

<file path=Object 204/content.xml><?xml version="1.0" encoding="utf-8"?>
<math xmlns="http://www.w3.org/1998/Math/MathML" display="block">
  <semantics>
    <mrow>
      <mrow>
        <msub>
          <mi mathvariant="italic">LHS</mi>
          <mn>2</mn>
        </msub>
        <mo stretchy="false">=</mo>
        <mrow>
          <mo fence="true" form="prefix" stretchy="true">(</mo>
          <mrow>
            <mrow>
              <mrow>
                <msubsup>
                  <mi>a</mi>
                  <mn>0</mn>
                  <mn>10</mn>
                </msubsup>
                <mo stretchy="false">−</mo>
                <mn>3</mn>
              </mrow>
              <mrow>
                <msubsup>
                  <mi>a</mi>
                  <mn>0</mn>
                  <mn>8</mn>
                </msubsup>
                <mo stretchy="false">+</mo>
                <mn>3</mn>
              </mrow>
              <mrow>
                <msubsup>
                  <mi>a</mi>
                  <mn>0</mn>
                  <mn>6</mn>
                </msubsup>
                <mo stretchy="false">−</mo>
                <msubsup>
                  <mi>a</mi>
                  <mn>0</mn>
                  <mn>4</mn>
                </msubsup>
              </mrow>
            </mrow>
          </mrow>
          <mo fence="true" form="postfix" stretchy="true">)</mo>
        </mrow>
      </mrow>
      <mrow>
        <mo fence="true" form="prefix" stretchy="true">(</mo>
        <mrow>
          <mrow>
            <mrow>
              <msubsup>
                <mi>a</mi>
                <mn>0</mn>
                <mn>4</mn>
              </msubsup>
              <mo stretchy="false">−</mo>
              <mn>3</mn>
            </mrow>
            <mrow>
              <msubsup>
                <mi>a</mi>
                <mn>0</mn>
                <mn>2</mn>
              </msubsup>
              <mo stretchy="false">+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5</mn>
            </mrow>
            <mrow>
              <msubsup>
                <mi>a</mi>
                <mn>0</mn>
                <mn>4</mn>
              </msubsup>
              <mo stretchy="false">−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4</mn>
            </mrow>
            <mrow>
              <msubsup>
                <mi>a</mi>
                <mn>0</mn>
                <mn>4</mn>
              </msubsup>
              <mo stretchy="false">+</mo>
              <mn>2</mn>
            </mrow>
            <mrow>
              <msubsup>
                <mi>a</mi>
                <mn>0</mn>
                <mn>2</mn>
              </msubsup>
              <mo stretchy="false">−</mo>
              <mn>2</mn>
            </mrow>
          </mrow>
        </mrow>
        <mo fence="true" form="postfix" stretchy="true">)</mo>
      </mrow>
    </mrow>
    <annotation encoding="StarMath 5.0">LHS_2 =
  left( a_0^10 - 3 a_0^8 + 3 a_0^6 - a_0^4 right)
  left( a_0^4 - 3 a_0^2 + 1 right)
  left( a_0^8 - 4 a_0^6 + 5 a_0^4 - 1 right)
  left( a_0^8 - 4 a_0^6 + 4 a_0^4 + 2 a_0^2 - 2 right)
</annotation>
  </semantics>
</math>
</file>

<file path=Object 205/content.xml><?xml version="1.0" encoding="utf-8"?>
<math xmlns="http://www.w3.org/1998/Math/MathML" display="block">
  <semantics>
    <mrow>
      <mrow>
        <msub>
          <mi mathvariant="italic">LHS</mi>
          <mn>2</mn>
        </msub>
        <mo stretchy="false">=</mo>
        <mrow>
          <mo fence="true" form="prefix" stretchy="true">(</mo>
          <mrow>
            <mtable>
              <mtr>
                <mtd>
                  <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3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3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subsup>
                        <mi>a</mi>
                        <mn>0</mn>
                        <mn>8</mn>
                      </msubsup>
                    </mrow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9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9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3</mn>
                    </mrow>
                    <msubsup>
                      <mi>a</mi>
                      <mn>0</mn>
                      <mn>6</mn>
                    </msubsup>
                  </mrow>
                </mtd>
              </mtr>
              <mtr>
                <mtd>
                  <mrow>
                    <mrow>
                      <mrow>
                        <mo stretchy="false">+</mo>
                        <msubsup>
                          <mi>a</mi>
                          <mn>0</mn>
                          <mn>10</mn>
                        </msubsup>
                      </mrow>
                      <mo stretchy="false">−</mo>
                      <mn>3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3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subsup>
                        <mi>a</mi>
                        <mn>0</mn>
                        <mn>4</mn>
                      </msubsup>
                    </mrow>
                  </mrow>
                </mtd>
              </mtr>
            </mtable>
          </mrow>
          <mo fence="true" form="postfix" stretchy="true">)</mo>
        </mrow>
      </mrow>
      <mrow>
        <mo fence="true" form="prefix" stretchy="true">(</mo>
        <mrow>
          <mtable>
            <mtr>
              <mtd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2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2</mn>
                  </mrow>
                  <msubsup>
                    <mi>a</mi>
                    <mn>0</mn>
                    <mn>8</mn>
                  </msubsup>
                </mrow>
              </mtd>
            </mtr>
            <mtr>
              <mtd>
                <mrow>
                  <mrow>
                    <mo stretchy="false">−</mo>
                    <mn>4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16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16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8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o stretchy="false">+</mo>
                    <mn>5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0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20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10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0</mn>
                  </mrow>
                  <msubsup>
                    <mi>a</mi>
                    <mn>0</mn>
                    <mn>4</mn>
                  </msubsup>
                </mrow>
              </mtd>
            </mtr>
            <mtr>
              <mtd>
                <mrow>
                  <mrow>
                    <mrow>
                      <mo stretchy="false">−</mo>
                      <msubsup>
                        <mi>a</mi>
                        <mn>0</mn>
                        <mn>8</mn>
                      </msubsup>
                    </mrow>
                    <mo stretchy="false">+</mo>
                    <mn>4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4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2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2</mn>
                  </mrow>
                </mrow>
              </mtd>
            </mtr>
          </mtable>
        </mrow>
        <mo fence="true" form="postfix" stretchy="true">)</mo>
      </mrow>
    </mrow>
    <annotation encoding="StarMath 5.0">LHS_2
 =
left(
  stack {
        a_0^14 - 3 a_0^12 + 3 a_0^10 - a_0^8
#      - 3 a_0^12 + 9 a_0^10 - 9 a_0^8 + 3 a_0^6
#      + a_0^10 - 3 a_0^8 + 3 a_0^6 - a_0^4
  }
right)

left(
  stack {
      a_0^16 - 4 a_0^14 + 4 a_0^12 + 2 a_0^10 - 2 a_0^8
#   - 4 a_0^14 + 16 a_0^12 - 16 a_0^10 - 8 a_0^8 + 8 a_0^6
#   + 5 a_0^12 - 20 a_0^10 + 20 a_0^8 + 10 a_0^6 - 10 a_0^4
#   - a_0^8 + 4 a_0^6 - 4 a_0^4 - 2 a_0^2 + 2
  }
right)
</annotation>
  </semantics>
</math>
</file>

<file path=Object 206/content.xml><?xml version="1.0" encoding="utf-8"?>
<math xmlns="http://www.w3.org/1998/Math/MathML" display="block">
  <semantics>
    <mrow>
      <mrow>
        <msub>
          <mi mathvariant="italic">LHS</mi>
          <mn>2</mn>
        </msub>
        <mo stretchy="false">=</mo>
        <mrow>
          <mo fence="true" form="prefix" stretchy="true">(</mo>
          <mrow>
            <mtable>
              <mtr>
                <mtd>
                  <msubsup>
                    <mi>a</mi>
                    <mn>0</mn>
                    <mn>14</mn>
                  </msubsup>
                </mtd>
              </mtr>
              <mtr>
                <mtd>
                  <mrow>
                    <mrow>
                      <mo stretchy="false">−</mo>
                      <mn>3</mn>
                    </mrow>
                    <mrow>
                      <msubsup>
                        <mi>a</mi>
                        <mn>0</mn>
                        <mn>12</mn>
                      </msubsup>
                      <mo stretchy="false">−</mo>
                      <mn>3</mn>
                    </mrow>
                    <msubsup>
                      <mi>a</mi>
                      <mn>0</mn>
                      <mn>12</mn>
                    </msubsup>
                  </mrow>
                </mtd>
              </mtr>
              <mtr>
                <mtd>
                  <mrow>
                    <mrow>
                      <mo stretchy="false">+</mo>
                      <mn>3</mn>
                    </mrow>
                    <mrow>
                      <msubsup>
                        <mi>a</mi>
                        <mn>0</mn>
                        <mn>10</mn>
                      </msubsup>
                      <mo stretchy="false">+</mo>
                      <mn>9</mn>
                    </mrow>
                    <mrow>
                      <msubsup>
                        <mi>a</mi>
                        <mn>0</mn>
                        <mn>10</mn>
                      </msubsup>
                      <mo stretchy="false">+</mo>
                      <msubsup>
                        <mi>a</mi>
                        <mn>0</mn>
                        <mn>10</mn>
                      </msubsup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sup>
                          <mi>a</mi>
                          <mn>0</mn>
                          <mn>8</mn>
                        </msubsup>
                      </mrow>
                      <mo stretchy="false">−</mo>
                      <mn>9</mn>
                    </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3</mn>
                    </mrow>
                    <msubsup>
                      <mi>a</mi>
                      <mn>0</mn>
                      <mn>8</mn>
                    </msubsup>
                  </mrow>
                </mtd>
              </mtr>
              <mtr>
                <mtd>
                  <mrow>
                    <mrow>
                      <mo stretchy="false">+</mo>
                      <mn>3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3</mn>
                    </mrow>
                    <msubsup>
                      <mi>a</mi>
                      <mn>0</mn>
                      <mn>6</mn>
                    </msubsup>
                  </mrow>
                </mtd>
              </mtr>
              <mtr>
                <mtd>
                  <mrow>
                    <mo stretchy="false">−</mo>
                    <msubsup>
                      <mi>a</mi>
                      <mn>0</mn>
                      <mn>4</mn>
                    </msubsup>
                  </mrow>
                </mtd>
              </mtr>
            </mtable>
          </mrow>
          <mo fence="true" form="postfix" stretchy="true">)</mo>
        </mrow>
      </mrow>
      <mrow>
        <mo fence="true" form="prefix" stretchy="true">(</mo>
        <mrow>
          <mtable>
            <mtr>
              <mtd>
                <msubsup>
                  <mi>a</mi>
                  <mn>0</mn>
                  <mn>16</mn>
                </msubsup>
              </mtd>
            </mtr>
            <mtr>
              <mtd>
                <mrow>
                  <mrow>
                    <mo stretchy="false">−</mo>
                    <mn>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4</mn>
                  </mrow>
                  <msubsup>
                    <mi>a</mi>
                    <mn>0</mn>
                    <mn>14</mn>
                  </msubsup>
                </mrow>
              </mtd>
            </mtr>
            <mtr>
              <mtd>
                <mrow>
                  <mrow>
                    <mo stretchy="false">+</mo>
                    <mn>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16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5</mn>
                  </mrow>
                  <msubsup>
                    <mi>a</mi>
                    <mn>0</mn>
                    <mn>12</mn>
                  </msubsup>
                </mrow>
              </mtd>
            </mtr>
            <mtr>
              <mtd>
                <mrow>
                  <mrow>
                    <mo stretchy="false">+</mo>
                    <mn>2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16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20</mn>
                  </mrow>
                  <msubsup>
                    <mi>a</mi>
                    <mn>0</mn>
                    <mn>10</mn>
                  </msubsup>
                </mrow>
              </mtd>
            </mtr>
            <mtr>
              <mtd>
                <mrow>
                  <mrow>
                    <mo stretchy="false">−</mo>
                    <mn>2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20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subsup>
                      <mi>a</mi>
                      <mn>0</mn>
                      <mn>8</mn>
                    </msubsup>
                  </mrow>
                </mrow>
              </mtd>
            </mtr>
            <mtr>
              <mtd>
                <mrow>
                  <mrow>
                    <mo stretchy="false">+</mo>
                    <mn>8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10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4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o stretchy="false">−</mo>
                    <mn>10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4</mn>
                  </mrow>
                  <msubsup>
                    <mi>a</mi>
                    <mn>0</mn>
                    <mn>4</mn>
                  </msubsup>
                </mrow>
              </mtd>
            </mtr>
            <mtr>
              <mtd>
                <mrow>
                  <mrow>
                    <mo stretchy="false">−</mo>
                    <mn>2</mn>
                  </mrow>
                  <msubsup>
                    <mi>a</mi>
                    <mn>0</mn>
                    <mn>2</mn>
                  </msubsup>
                </mrow>
              </mtd>
            </mtr>
            <mtr>
              <mtd>
                <mrow>
                  <mo stretchy="false">+</mo>
                  <mn>2</mn>
                </mrow>
              </mtd>
            </mtr>
          </mtable>
        </mrow>
        <mo fence="true" form="postfix" stretchy="true">)</mo>
      </mrow>
    </mrow>
    <annotation encoding="StarMath 5.0">LHS_2
 =
left(
  stack {
    a_0^14
# - 3 a_0^12 - 3 a_0^12
# + 3 a_0^10 + 9 a_0^10 + a_0^10
# - a_0^8 - 9 a_0^8 - 3 a_0^8
# + 3 a_0^6 + 3 a_0^6
# - a_0^4
  }
right)

left(
  stack {
    a_0^16
#   - 4 a_0^14 - 4 a_0^14
#   + 4 a_0^12 + 16 a_0^12 + 5 a_0^12
#   + 2 a_0^10 - 16 a_0^10 - 20 a_0^10
#   - 2 a_0^8 - 8 a_0^8 + 20 a_0^8 - a_0^8
#   + 8 a_0^6 + 10 a_0^6 + 4 a_0^6
#   - 10 a_0^4 - 4 a_0^4
#   - 2 a_0^2
#   + 2
  }
right)
</annotation>
  </semantics>
</math>
</file>

<file path=Object 207/content.xml><?xml version="1.0" encoding="utf-8"?>
<math xmlns="http://www.w3.org/1998/Math/MathML" display="block">
  <semantics>
    <mrow>
      <mrow>
        <msub>
          <mi mathvariant="italic">LHS</mi>
          <mn>2</mn>
        </msub>
        <mo stretchy="false">=</mo>
        <mrow>
          <mo fence="true" form="prefix" stretchy="true">(</mo>
          <mrow>
            <mtable>
              <mtr>
                <mtd>
                  <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13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13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6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subsup>
                        <mi>a</mi>
                        <mn>0</mn>
                        <mn>4</mn>
                      </msubsup>
                    </mrow>
                  </mrow>
                </mtd>
              </mtr>
            </mtable>
          </mrow>
          <mo fence="true" form="postfix" stretchy="true">)</mo>
        </mrow>
      </mrow>
      <mrow>
        <mo fence="true" form="prefix" stretchy="true">(</mo>
        <mrow>
          <mtable>
            <mtr>
              <mtd>
                <mrow>
                  <mrow>
                    <msubsup>
                      <mi>a</mi>
                      <mn>0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5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34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9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2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14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2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2</mn>
                  </mrow>
                </mrow>
              </mtd>
            </mtr>
          </mtable>
        </mrow>
        <mo fence="true" form="postfix" stretchy="true">)</mo>
      </mrow>
    </mrow>
    <annotation encoding="StarMath 5.0">LHS_2
 =
left(
  stack {
    a_0^14 - 6 a_0^12 + 13 a_0^10 - 13 a_0^8 + 6 a_0^6 - a_0^4
  }
right)

left(
  stack {
    a_0^16 - 8 a_0^14 + 25 a_0^12 - 34 a_0^10 + 9 a_0^8 + 22 a_0^6 - 14 a_0^4 - 2 a_0^2 + 2
  }
right)
</annotation>
  </semantics>
</math>
</file>

<file path=Object 208/content.xml><?xml version="1.0" encoding="utf-8"?>
<math xmlns="http://www.w3.org/1998/Math/MathML" display="block">
  <semantics>
    <mrow>
      <msub>
        <mi mathvariant="italic">LHS</mi>
        <mn>2</mn>
      </msub>
      <mo stretchy="false">=</mo>
      <mrow>
        <mo fence="true" form="prefix" stretchy="true">(</mo>
        <mrow>
          <mtable>
            <mtr>
              <mtd>
                <mrow>
                  <mrow>
                    <msubsup>
                      <mi>a</mi>
                      <mn>0</mn>
                      <mn>30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8</mn>
                    </msubsup>
                    <mo stretchy="false">+</mo>
                    <mn>25</mn>
                  </mrow>
                  <mrow>
                    <msubsup>
                      <mi>a</mi>
                      <mn>0</mn>
                      <mn>26</mn>
                    </msubsup>
                    <mo stretchy="false">−</mo>
                    <mn>34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9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22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14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2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2</mn>
                  </mrow>
                  <msubsup>
                    <mi>a</mi>
                    <mn>0</mn>
                    <mn>14</mn>
                  </msubsup>
                </mrow>
              </mtd>
            </mtr>
            <mtr>
              <mtd>
                <mrow>
                  <mrow>
                    <mo stretchy="false">−</mo>
                    <mn>6</mn>
                  </mrow>
                  <mrow>
                    <msubsup>
                      <mi>a</mi>
                      <mn>0</mn>
                      <mn>28</mn>
                    </msubsup>
                    <mo stretchy="false">+</mo>
                    <mn>48</mn>
                  </mrow>
                  <mrow>
                    <msubsup>
                      <mi>a</mi>
                      <mn>0</mn>
                      <mn>26</mn>
                    </msubsup>
                    <mo stretchy="false">−</mo>
                    <mn>150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204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54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132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8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12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12</mn>
                  </mrow>
                  <msubsup>
                    <mi>a</mi>
                    <mn>0</mn>
                    <mn>12</mn>
                  </msubsup>
                </mrow>
              </mtd>
            </mtr>
            <mtr>
              <mtd>
                <mrow>
                  <mrow>
                    <mo stretchy="false">+</mo>
                    <mn>13</mn>
                  </mrow>
                  <mrow>
                    <msubsup>
                      <mi>a</mi>
                      <mn>0</mn>
                      <mn>26</mn>
                    </msubsup>
                    <mo stretchy="false">−</mo>
                    <mn>104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325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442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117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286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182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26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26</mn>
                  </mrow>
                  <msubsup>
                    <mi>a</mi>
                    <mn>0</mn>
                    <mn>10</mn>
                  </msubsup>
                </mrow>
              </mtd>
            </mtr>
            <mtr>
              <mtd>
                <mrow>
                  <mrow>
                    <mo stretchy="false">−</mo>
                    <mn>13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104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325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442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117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286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182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26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26</mn>
                  </mrow>
                  <msubsup>
                    <mi>a</mi>
                    <mn>0</mn>
                    <mn>8</mn>
                  </msubsup>
                </mrow>
              </mtd>
            </mtr>
            <mtr>
              <mtd>
                <mrow>
                  <mrow>
                    <mo stretchy="false">+</mo>
                    <mn>6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150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20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54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132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84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12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row>
                      <mo stretchy="false">−</mo>
                      <msubsup>
                        <mi>a</mi>
                        <mn>0</mn>
                        <mn>20</mn>
                      </msubsup>
                    </mrow>
                    <mo stretchy="false">+</mo>
                    <mn>8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25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3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9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2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14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2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2</mn>
                  </mrow>
                  <msubsup>
                    <mi>a</mi>
                    <mn>0</mn>
                    <mn>4</mn>
                  </msubsup>
                </mrow>
              </mtd>
            </mtr>
          </mtable>
        </mrow>
        <mo fence="true" form="postfix" stretchy="true">)</mo>
      </mrow>
    </mrow>
    <annotation encoding="StarMath 5.0">LHS_2
 =
left(
  stack {
    a_0^30 - 8 a_0^28 + 25 a_0^26 - 34 a_0^24 + 9 a_0^22 + 22 a_0^20 - 14 a_0^18 - 2 a_0^16 + 2 a_0^14
#   - 6 a_0^28 + 48 a_0^26 - 150 a_0^24 + 204 a_0^22 - 54 a_0^20 - 132 a_0^18 + 84 a_0^16 + 12 a_0^14 - 12 a_0^12
#   + 13 a_0^26 - 104 a_0^24 + 325 a_0^22 - 442 a_0^20 + 117 a_0^18 + 286 a_0^16 - 182 a_0^14 - 26 a_0^12 + 26 a_0^10
#   - 13 a_0^24 + 104 a_0^22 - 325 a_0^20 + 442 a_0^18 - 117 a_0^16 - 286 a_0^14 + 182 a_0^12 + 26 a_0^10 - 26 a_0^8
#   + 6 a_0^22 - 48 a_0^20 + 150 a_0^18 - 204 a_0^16 + 54 a_0^14 + 132 a_0^12 - 84 a_0^10 - 12 a_0^8 + 12 a_0^6
#   - a_0^20 + 8 a_0^18 - 25 a_0^16 + 34 a_0^14 - 9 a_0^12 - 22 a_0^10 + 14 a_0^8 + 2 a_0^6 - 2 a_0^4
  }
right)
</annotation>
  </semantics>
</math>
</file>

<file path=Object 209/content.xml><?xml version="1.0" encoding="utf-8"?>
<math xmlns="http://www.w3.org/1998/Math/MathML" display="block">
  <semantics>
    <mrow>
      <msub>
        <mi mathvariant="italic">LHS</mi>
        <mn>2</mn>
      </msub>
      <mo stretchy="false">=</mo>
      <mrow>
        <mo fence="true" form="prefix" stretchy="true">(</mo>
        <mrow>
          <mtable>
            <mtr>
              <mtd>
                <msubsup>
                  <mi>a</mi>
                  <mn>0</mn>
                  <mn>30</mn>
                </msubsup>
              </mtd>
            </mtr>
            <mtr>
              <mtd>
                <mrow>
                  <mrow>
                    <mo stretchy="false">−</mo>
                    <mn>8</mn>
                  </mrow>
                  <mrow>
                    <msubsup>
                      <mi>a</mi>
                      <mn>0</mn>
                      <mn>28</mn>
                    </msubsup>
                    <mo stretchy="false">−</mo>
                    <mn>6</mn>
                  </mrow>
                  <msubsup>
                    <mi>a</mi>
                    <mn>0</mn>
                    <mn>28</mn>
                  </msubsup>
                </mrow>
              </mtd>
            </mtr>
            <mtr>
              <mtd>
                <mrow>
                  <mrow>
                    <mo stretchy="false">+</mo>
                    <mn>25</mn>
                  </mrow>
                  <mrow>
                    <msubsup>
                      <mi>a</mi>
                      <mn>0</mn>
                      <mn>26</mn>
                    </msubsup>
                    <mo stretchy="false">+</mo>
                    <mn>48</mn>
                  </mrow>
                  <mrow>
                    <msubsup>
                      <mi>a</mi>
                      <mn>0</mn>
                      <mn>26</mn>
                    </msubsup>
                    <mo stretchy="false">+</mo>
                    <mn>13</mn>
                  </mrow>
                  <msubsup>
                    <mi>a</mi>
                    <mn>0</mn>
                    <mn>26</mn>
                  </msubsup>
                </mrow>
              </mtd>
            </mtr>
            <mtr>
              <mtd>
                <mrow>
                  <mrow>
                    <mo stretchy="false">−</mo>
                    <mn>34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150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104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13</mn>
                  </mrow>
                  <msubsup>
                    <mi>a</mi>
                    <mn>0</mn>
                    <mn>24</mn>
                  </msubsup>
                </mrow>
              </mtd>
            </mtr>
            <mtr>
              <mtd>
                <mrow>
                  <mrow>
                    <mo stretchy="false">+</mo>
                    <mn>9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204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325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104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6</mn>
                  </mrow>
                  <msubsup>
                    <mi>a</mi>
                    <mn>0</mn>
                    <mn>22</mn>
                  </msubsup>
                </mrow>
              </mtd>
            </mtr>
            <mtr>
              <mtd>
                <mrow>
                  <mrow>
                    <mo stretchy="false">+</mo>
                    <mn>22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54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442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325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subsup>
                      <mi>a</mi>
                      <mn>0</mn>
                      <mn>20</mn>
                    </msubsup>
                  </mrow>
                </mrow>
              </mtd>
            </mtr>
            <mtr>
              <mtd>
                <mrow>
                  <mrow>
                    <mo stretchy="false">−</mo>
                    <mn>14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132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17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442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50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8</mn>
                  </mrow>
                  <msubsup>
                    <mi>a</mi>
                    <mn>0</mn>
                    <mn>18</mn>
                  </msubsup>
                </mrow>
              </mtd>
            </mtr>
            <mtr>
              <mtd>
                <mrow>
                  <mrow>
                    <mo stretchy="false">−</mo>
                    <mn>2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8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286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117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204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25</mn>
                  </mrow>
                  <msubsup>
                    <mi>a</mi>
                    <mn>0</mn>
                    <mn>16</mn>
                  </msubsup>
                </mrow>
              </mtd>
            </mtr>
            <mtr>
              <mtd>
                <mrow>
                  <mrow>
                    <mo stretchy="false">+</mo>
                    <mn>2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12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182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286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54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34</mn>
                  </mrow>
                  <msubsup>
                    <mi>a</mi>
                    <mn>0</mn>
                    <mn>14</mn>
                  </msubsup>
                </mrow>
              </mtd>
            </mtr>
            <mtr>
              <mtd>
                <mrow>
                  <mrow>
                    <mo stretchy="false">−</mo>
                    <mn>12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6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182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132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9</mn>
                  </mrow>
                  <msubsup>
                    <mi>a</mi>
                    <mn>0</mn>
                    <mn>12</mn>
                  </msubsup>
                </mrow>
              </mtd>
            </mtr>
            <mtr>
              <mtd>
                <mrow>
                  <mrow>
                    <mo stretchy="false">+</mo>
                    <mn>26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26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84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22</mn>
                  </mrow>
                  <msubsup>
                    <mi>a</mi>
                    <mn>0</mn>
                    <mn>10</mn>
                  </msubsup>
                </mrow>
              </mtd>
            </mtr>
            <mtr>
              <mtd>
                <mrow>
                  <mrow>
                    <mo stretchy="false">−</mo>
                    <mn>26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14</mn>
                  </mrow>
                  <msubsup>
                    <mi>a</mi>
                    <mn>0</mn>
                    <mn>8</mn>
                  </msubsup>
                </mrow>
              </mtd>
            </mtr>
            <mtr>
              <mtd>
                <mrow>
                  <mrow>
                    <mo stretchy="false">+</mo>
                    <mn>12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2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o stretchy="false">−</mo>
                    <mn>2</mn>
                  </mrow>
                  <msubsup>
                    <mi>a</mi>
                    <mn>0</mn>
                    <mn>4</mn>
                  </msubsup>
                </mrow>
              </mtd>
            </mtr>
          </mtable>
        </mrow>
        <mo fence="true" form="postfix" stretchy="true">)</mo>
      </mrow>
    </mrow>
    <annotation encoding="StarMath 5.0">LHS_2
 =
left(
  stack {
    a_0^30
#   - 8 a_0^28 - 6 a_0^28
#   + 25 a_0^26 + 48 a_0^26 + 13 a_0^26
#   - 34 a_0^24 - 150 a_0^24 - 104 a_0^24 - 13 a_0^24
#   + 9 a_0^22 + 204 a_0^22 + 325 a_0^22 + 104 a_0^22 + 6 a_0^22
#   + 22 a_0^20 - 54 a_0^20 - 442 a_0^20 - 325 a_0^20 - 48 a_0^20 - a_0^20
#   - 14 a_0^18 - 132 a_0^18 + 117 a_0^18 + 442 a_0^18 + 150 a_0^18 + 8 a_0^18
#   - 2 a_0^16 + 84 a_0^16 + 286 a_0^16 - 117 a_0^16 - 204 a_0^16 - 25 a_0^16
#   + 2 a_0^14 + 12 a_0^14 - 182 a_0^14 - 286 a_0^14 + 54 a_0^14 + 34 a_0^14
#   - 12 a_0^12 - 26 a_0^12 + 182 a_0^12 + 132 a_0^12 - 9 a_0^12
#   + 26 a_0^10 + 26 a_0^10 - 84 a_0^10 - 22 a_0^10
#   - 26 a_0^8 - 12 a_0^8 + 14 a_0^8
#   + 12 a_0^6 + 2 a_0^6
# - 2 a_0^4
  }
right)
</annotation>
  </semantics>
</math>
</file>

<file path=Object 21/content.xml><?xml version="1.0" encoding="utf-8"?>
<math xmlns="http://www.w3.org/1998/Math/MathML" display="block">
  <semantics>
    <mrow>
      <msub>
        <mi>a</mi>
        <mn>1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</mrow>
    </mrow>
    <annotation encoding="StarMath 5.0">a_{ 1 } = a_0 - frac { 1 } { a_0} </annotation>
  </semantics>
</math>
</file>

<file path=Object 210/content.xml><?xml version="1.0" encoding="utf-8"?>
<math xmlns="http://www.w3.org/1998/Math/MathML" display="block">
  <semantics>
    <mrow>
      <msub>
        <mi mathvariant="italic">LHS</mi>
        <mn>2</mn>
      </msub>
      <mo stretchy="false">=</mo>
      <mtable>
        <mtr>
          <mtd>
            <mrow>
              <mrow>
                <msubsup>
                  <mi>a</mi>
                  <mn>0</mn>
                  <mn>30</mn>
                </msubsup>
                <mo stretchy="false">−</mo>
                <mn>14</mn>
              </mrow>
              <mrow>
                <msubsup>
                  <mi>a</mi>
                  <mn>0</mn>
                  <mn>28</mn>
                </msubsup>
                <mo stretchy="false">+</mo>
                <mn>86</mn>
              </mrow>
              <mrow>
                <msubsup>
                  <mi>a</mi>
                  <mn>0</mn>
                  <mn>26</mn>
                </msubsup>
                <mo stretchy="false">−</mo>
                <mn>301</mn>
              </mrow>
              <mrow>
                <msubsup>
                  <mi>a</mi>
                  <mn>0</mn>
                  <mn>24</mn>
                </msubsup>
                <mo stretchy="false">+</mo>
                <mn>648</mn>
              </mrow>
              <mrow>
                <msubsup>
                  <mi>a</mi>
                  <mn>0</mn>
                  <mn>22</mn>
                </msubsup>
                <mo stretchy="false">−</mo>
                <mn>848</mn>
              </mrow>
              <mrow>
                <msubsup>
                  <mi>a</mi>
                  <mn>0</mn>
                  <mn>20</mn>
                </msubsup>
                <mo stretchy="false">+</mo>
                <mn>571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+</mo>
                <mn>22</mn>
              </mrow>
              <mrow>
                <msubsup>
                  <mi>a</mi>
                  <mn>0</mn>
                  <mn>16</mn>
                </msubsup>
                <mo stretchy="false">−</mo>
                <mn>366</mn>
              </mrow>
              <mrow>
                <msubsup>
                  <mi>a</mi>
                  <mn>0</mn>
                  <mn>14</mn>
                </msubsup>
                <mo stretchy="false">+</mo>
                <mn>267</mn>
              </mrow>
              <mrow>
                <msubsup>
                  <mi>a</mi>
                  <mn>0</mn>
                  <mn>12</mn>
                </msubsup>
                <mo stretchy="false">−</mo>
                <mn>54</mn>
              </mrow>
              <mrow>
                <msubsup>
                  <mi>a</mi>
                  <mn>0</mn>
                  <mn>10</mn>
                </msubsup>
                <mo stretchy="false">−</mo>
                <mn>24</mn>
              </mrow>
              <mrow>
                <msubsup>
                  <mi>a</mi>
                  <mn>0</mn>
                  <mn>8</mn>
                </msubsup>
                <mo stretchy="false">+</mo>
                <mn>14</mn>
              </mrow>
              <mrow>
                <msubsup>
                  <mi>a</mi>
                  <mn>0</mn>
                  <mn>6</mn>
                </msubsup>
                <mo stretchy="false">−</mo>
                <mn>2</mn>
              </mrow>
              <msubsup>
                <mi>a</mi>
                <mn>0</mn>
                <mn>4</mn>
              </msubsup>
            </mrow>
          </mtd>
        </mtr>
      </mtable>
    </mrow>
    <annotation encoding="StarMath 5.0">LHS_2
 =
stack {
  a_0^30 - 14 a_0^28 + 86 a_0^26 - 301 a_0^24 + 648 a_0^22 - 848 a_0^20 + 571 a_0^18
# + 22 a_0^16 - 366 a_0^14 + 267 a_0^12 - 54 a_0^10 - 24 a_0^8 + 14 a_0^6 - 2 a_0^4
}
</annotation>
  </semantics>
</math>
</file>

<file path=Object 211/content.xml><?xml version="1.0" encoding="utf-8"?>
<math xmlns="http://www.w3.org/1998/Math/MathML" display="block">
  <semantics>
    <mrow>
      <msub>
        <mi mathvariant="italic">RHS</mi>
        <mn>1</mn>
      </msub>
      <mo stretchy="false">=</mo>
      <msup>
        <mrow>
          <mo fence="true" form="prefix" stretchy="true">(</mo>
          <mrow>
            <mrow>
              <mrow>
                <msubsup>
                  <mi>a</mi>
                  <mn>0</mn>
                  <mn>16</mn>
                </msubsup>
                <mo stretchy="false">−</mo>
                <mn>8</mn>
              </mrow>
              <mrow>
                <msubsup>
                  <mi>a</mi>
                  <mn>0</mn>
                  <mn>14</mn>
                </msubsup>
                <mo stretchy="false">+</mo>
                <mn>24</mn>
              </mrow>
              <mrow>
                <msubsup>
                  <mi>a</mi>
                  <mn>0</mn>
                  <mn>12</mn>
                </msubsup>
                <mo stretchy="false">−</mo>
                <mn>28</mn>
              </mrow>
              <mrow>
                <msubsup>
                  <mi>a</mi>
                  <mn>0</mn>
                  <mn>10</mn>
                </msubsup>
                <mo stretchy="false">−</mo>
                <mn>4</mn>
              </mrow>
              <mrow>
                <msubsup>
                  <mi>a</mi>
                  <mn>0</mn>
                  <mn>8</mn>
                </msubsup>
                <mo stretchy="false">+</mo>
                <mn>32</mn>
              </mrow>
              <mrow>
                <msubsup>
                  <mi>a</mi>
                  <mn>0</mn>
                  <mn>6</mn>
                </msubsup>
                <mo stretchy="false">−</mo>
                <mn>12</mn>
              </mrow>
              <mrow>
                <msubsup>
                  <mi>a</mi>
                  <mn>0</mn>
                  <mn>4</mn>
                </msubsup>
                <mo stretchy="false">−</mo>
                <mn>8</mn>
              </mrow>
              <mrow>
                <msubsup>
                  <mi>a</mi>
                  <mn>0</mn>
                  <mn>2</mn>
                </msubsup>
                <mo stretchy="false">+</mo>
                <mn>4</mn>
              </mrow>
            </mrow>
          </mrow>
          <mo fence="true" form="postfix" stretchy="true">)</mo>
        </mrow>
        <mn>2</mn>
      </msup>
    </mrow>
    <annotation encoding="StarMath 5.0">RHS_1 =
  left( a_0^16 - 8 a_0^14 + 24 a_0^12 - 28 a_0^10 - 4 a_0^8 + 32 a_0^6 - 12 a_0^4 - 8 a_0^2 + 4 right)^2</annotation>
  </semantics>
</math>
</file>

<file path=Object 212/content.xml><?xml version="1.0" encoding="utf-8"?>
<math xmlns="http://www.w3.org/1998/Math/MathML" display="block">
  <semantics>
    <mrow>
      <msub>
        <mi mathvariant="italic">RHS</mi>
        <mn>1</mn>
      </msub>
      <mo stretchy="false">=</mo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n>8</mn>
              </mrow>
              <mrow>
                <msubsup>
                  <mi>a</mi>
                  <mn>0</mn>
                  <mn>30</mn>
                </msubsup>
                <mo stretchy="false">+</mo>
                <mn>24</mn>
              </mrow>
              <mrow>
                <msubsup>
                  <mi>a</mi>
                  <mn>0</mn>
                  <mn>28</mn>
                </msubsup>
                <mo stretchy="false">−</mo>
                <mn>28</mn>
              </mrow>
              <mrow>
                <msubsup>
                  <mi>a</mi>
                  <mn>0</mn>
                  <mn>26</mn>
                </msubsup>
                <mo stretchy="false">−</mo>
                <mn>4</mn>
              </mrow>
              <mrow>
                <msubsup>
                  <mi>a</mi>
                  <mn>0</mn>
                  <mn>24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12</mn>
              </mrow>
              <mrow>
                <msubsup>
                  <mi>a</mi>
                  <mn>0</mn>
                  <mn>20</mn>
                </msubsup>
                <mo stretchy="false">−</mo>
                <mn>8</mn>
              </mrow>
              <mrow>
                <msubsup>
                  <mi>a</mi>
                  <mn>0</mn>
                  <mn>18</mn>
                </msubsup>
                <mo stretchy="false">+</mo>
                <mn>4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30</mn>
                </msubsup>
                <mo stretchy="false">+</mo>
                <mn>64</mn>
              </mrow>
              <mrow>
                <msubsup>
                  <mi>a</mi>
                  <mn>0</mn>
                  <mn>28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256</mn>
              </mrow>
              <mrow>
                <msubsup>
                  <mi>a</mi>
                  <mn>0</mn>
                  <mn>20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+</mo>
                <mn>64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24</mn>
              </mrow>
              <mrow>
                <msubsup>
                  <mi>a</mi>
                  <mn>0</mn>
                  <mn>28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+</mo>
                <mn>576</mn>
              </mrow>
              <mrow>
                <msubsup>
                  <mi>a</mi>
                  <mn>0</mn>
                  <mn>24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−</mo>
                <mn>96</mn>
              </mrow>
              <mrow>
                <msubsup>
                  <mi>a</mi>
                  <mn>0</mn>
                  <mn>20</mn>
                </msubsup>
                <mo stretchy="false">+</mo>
                <mn>768</mn>
              </mrow>
              <mrow>
                <msubsup>
                  <mi>a</mi>
                  <mn>0</mn>
                  <mn>18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−</mo>
                <mn>192</mn>
              </mrow>
              <mrow>
                <msubsup>
                  <mi>a</mi>
                  <mn>0</mn>
                  <mn>14</mn>
                </msubsup>
                <mo stretchy="false">+</mo>
                <mn>96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28</mn>
              </mrow>
              <mrow>
                <msubsup>
                  <mi>a</mi>
                  <mn>0</mn>
                  <mn>26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+</mo>
                <mn>784</mn>
              </mrow>
              <mrow>
                <msubsup>
                  <mi>a</mi>
                  <mn>0</mn>
                  <mn>20</mn>
                </msubsup>
                <mo stretchy="false">+</mo>
                <mn>112</mn>
              </mrow>
              <mrow>
                <msubsup>
                  <mi>a</mi>
                  <mn>0</mn>
                  <mn>18</mn>
                </msubsup>
                <mo stretchy="false">−</mo>
                <mn>896</mn>
              </mrow>
              <mrow>
                <msubsup>
                  <mi>a</mi>
                  <mn>0</mn>
                  <mn>16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+</mo>
                <mn>224</mn>
              </mrow>
              <mrow>
                <msubsup>
                  <mi>a</mi>
                  <mn>0</mn>
                  <mn>12</mn>
                </msubsup>
                <mo stretchy="false">−</mo>
                <mn>112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24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96</mn>
              </mrow>
              <mrow>
                <msubsup>
                  <mi>a</mi>
                  <mn>0</mn>
                  <mn>20</mn>
                </msubsup>
                <mo stretchy="false">+</mo>
                <mn>112</mn>
              </mrow>
              <mrow>
                <msubsup>
                  <mi>a</mi>
                  <mn>0</mn>
                  <mn>18</mn>
                </msubsup>
                <mo stretchy="false">+</mo>
                <mn>16</mn>
              </mrow>
              <mrow>
                <msubsup>
                  <mi>a</mi>
                  <mn>0</mn>
                  <mn>16</mn>
                </msubsup>
                <mo stretchy="false">−</mo>
                <mn>128</mn>
              </mrow>
              <mrow>
                <msubsup>
                  <mi>a</mi>
                  <mn>0</mn>
                  <mn>14</mn>
                </msubsup>
                <mo stretchy="false">+</mo>
                <mn>48</mn>
              </mrow>
              <mrow>
                <msubsup>
                  <mi>a</mi>
                  <mn>0</mn>
                  <mn>12</mn>
                </msubsup>
                <mo stretchy="false">+</mo>
                <mn>32</mn>
              </mrow>
              <mrow>
                <msubsup>
                  <mi>a</mi>
                  <mn>0</mn>
                  <mn>10</mn>
                </msubsup>
                <mo stretchy="false">−</mo>
                <mn>16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256</mn>
              </mrow>
              <mrow>
                <msubsup>
                  <mi>a</mi>
                  <mn>0</mn>
                  <mn>20</mn>
                </msubsup>
                <mo stretchy="false">+</mo>
                <mn>768</mn>
              </mrow>
              <mrow>
                <msubsup>
                  <mi>a</mi>
                  <mn>0</mn>
                  <mn>18</mn>
                </msubsup>
                <mo stretchy="false">−</mo>
                <mn>896</mn>
              </mrow>
              <mrow>
                <msubsup>
                  <mi>a</mi>
                  <mn>0</mn>
                  <mn>17</mn>
                </msubsup>
                <mo stretchy="false">−</mo>
                <mn>128</mn>
              </mrow>
              <mrow>
                <msubsup>
                  <mi>a</mi>
                  <mn>0</mn>
                  <mn>14</mn>
                </msubsup>
                <mo stretchy="false">+</mo>
                <mn>1024</mn>
              </mrow>
              <mrow>
                <msubsup>
                  <mi>a</mi>
                  <mn>0</mn>
                  <mn>12</mn>
                </msubsup>
                <mo stretchy="false">−</mo>
                <mn>384</mn>
              </mrow>
              <mrow>
                <msubsup>
                  <mi>a</mi>
                  <mn>0</mn>
                  <mn>10</mn>
                </msubsup>
                <mo stretchy="false">−</mo>
                <mn>256</mn>
              </mrow>
              <mrow>
                <msubsup>
                  <mi>a</mi>
                  <mn>0</mn>
                  <mn>8</mn>
                </msubsup>
                <mo stretchy="false">+</mo>
                <mn>128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12</mn>
              </mrow>
              <mrow>
                <msubsup>
                  <mi>a</mi>
                  <mn>0</mn>
                  <mn>20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+</mo>
                <mn>48</mn>
              </mrow>
              <mrow>
                <msubsup>
                  <mi>a</mi>
                  <mn>0</mn>
                  <mn>12</mn>
                </msubsup>
                <mo stretchy="false">−</mo>
                <mn>384</mn>
              </mrow>
              <mrow>
                <msubsup>
                  <mi>a</mi>
                  <mn>0</mn>
                  <mn>10</mn>
                </msubsup>
                <mo stretchy="false">+</mo>
                <mn>144</mn>
              </mrow>
              <mrow>
                <msubsup>
                  <mi>a</mi>
                  <mn>0</mn>
                  <mn>8</mn>
                </msubsup>
                <mo stretchy="false">+</mo>
                <mn>96</mn>
              </mrow>
              <mrow>
                <msubsup>
                  <mi>a</mi>
                  <mn>0</mn>
                  <mn>6</mn>
                </msubsup>
                <mo stretchy="false">−</mo>
                <mn>48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18</mn>
                </msubsup>
                <mo stretchy="false">+</mo>
                <mn>64</mn>
              </mrow>
              <mrow>
                <msubsup>
                  <mi>a</mi>
                  <mn>0</mn>
                  <mn>16</mn>
                </msubsup>
                <mo stretchy="false">−</mo>
                <mn>192</mn>
              </mrow>
              <mrow>
                <msubsup>
                  <mi>a</mi>
                  <mn>0</mn>
                  <mn>14</mn>
                </msubsup>
                <mo stretchy="false">+</mo>
                <mn>224</mn>
              </mrow>
              <mrow>
                <msubsup>
                  <mi>a</mi>
                  <mn>0</mn>
                  <mn>12</mn>
                </msubsup>
                <mo stretchy="false">+</mo>
                <mn>32</mn>
              </mrow>
              <mrow>
                <msubsup>
                  <mi>a</mi>
                  <mn>0</mn>
                  <mn>10</mn>
                </msubsup>
                <mo stretchy="false">−</mo>
                <mn>256</mn>
              </mrow>
              <mrow>
                <msubsup>
                  <mi>a</mi>
                  <mn>0</mn>
                  <mn>8</mn>
                </msubsup>
                <mo stretchy="false">+</mo>
                <mn>96</mn>
              </mrow>
              <mrow>
                <msubsup>
                  <mi>a</mi>
                  <mn>0</mn>
                  <mn>6</mn>
                </msubsup>
                <mo stretchy="false">+</mo>
                <mn>64</mn>
              </mrow>
              <mrow>
                <msubsup>
                  <mi>a</mi>
                  <mn>0</mn>
                  <mn>4</mn>
                </msubsup>
                <mo stretchy="false">−</mo>
                <mn>32</mn>
              </mrow>
              <msubsup>
                <mi>a</mi>
                <mn>0</mn>
                <mn>2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+</mo>
                <mn>96</mn>
              </mrow>
              <mrow>
                <msubsup>
                  <mi>a</mi>
                  <mn>0</mn>
                  <mn>12</mn>
                </msubsup>
                <mo stretchy="false">−</mo>
                <mn>112</mn>
              </mrow>
              <mrow>
                <msubsup>
                  <mi>a</mi>
                  <mn>0</mn>
                  <mn>10</mn>
                </msubsup>
                <mo stretchy="false">−</mo>
                <mn>16</mn>
              </mrow>
              <mrow>
                <msubsup>
                  <mi>a</mi>
                  <mn>0</mn>
                  <mn>8</mn>
                </msubsup>
                <mo stretchy="false">+</mo>
                <mn>128</mn>
              </mrow>
              <mrow>
                <msubsup>
                  <mi>a</mi>
                  <mn>0</mn>
                  <mn>6</mn>
                </msubsup>
                <mo stretchy="false">−</mo>
                <mn>48</mn>
              </mrow>
              <mrow>
                <msubsup>
                  <mi>a</mi>
                  <mn>0</mn>
                  <mn>4</mn>
                </msubsup>
                <mo stretchy="false">−</mo>
                <mn>32</mn>
              </mrow>
              <mrow>
                <msubsup>
                  <mi>a</mi>
                  <mn>0</mn>
                  <mn>2</mn>
                </msubsup>
                <mo stretchy="false">+</mo>
                <mn>16</mn>
              </mrow>
            </mrow>
          </mtd>
        </mtr>
      </mtable>
    </mrow>
    <annotation encoding="StarMath 5.0">RHS_1 =
stack {
      a_0^32 - 8 a_0^30 + 24 a_0^28 - 28 a_0^26 - 4 a_0^24 + 32 a_0^22 - 12 a_0^20 - 8 a_0^18 + 4 a_0^16
# - 8 a_0^30 + 64 a_0^28 - 192 a_0^26 + 224 a_0^24 + 32 a_0^22 -256 a_0^20 + 96 a_0^18 + 64 a_0^16 - 32 a_0^14
# + 24 a_0^28 - 192 a_0^26 + 576 a_0^24 - 672 a_0^22 - 96 a_0^20 + 768 a_0^18 - 288 a_0^16 - 192 a_0^14 + 96 a_0^12
# - 28 a_0^26 + 224 a_0^24 - 672 a_0^22 + 784 a_0^20 + 112 a_0^18 - 896 a_0^16 + 336 a_0^14 + 224 a_0^12 - 112 a_0^10
# - 4 a_0^24 + 32 a_0^22 - 96 a_0^20 + 112 a_0^18 + 16 a_0^16 - 128 a_0^14 + 48 a_0^12 + 32 a_0^10 - 16 a_0^8
# + 32 a_0^22 - 256 a_0^20 + 768 a_0^18 - 896 a_0^17 - 128 a_0^14 + 1024 a_0^12 - 384 a_0^10 - 256 a_0^8 + 128 a_0^6
# - 12 a_0^20 + 96 a_0^18 - 288 a_0^16 + 336 a_0^14 + 48 a_0^12 - 384 a_0^10 + 144 a_0^8 + 96 a_0^6 - 48 a_0^4
# - 8 a_0^18 + 64 a_0^16 - 192 a_0^14 + 224 a_0^12 + 32 a_0^10 - 256 a_0^8 + 96 a_0^6 + 64 a_0^4 - 32 a_0^2
# + 4 a_0^16 - 32 a_0^14 + 96 a_0^12 - 112 a_0^10 - 16 a_0^8 + 128 a_0^6 - 48 a_0^4 - 32 a_0^2 + 16
}
</annotation>
  </semantics>
</math>
</file>

<file path=Object 213/content.xml><?xml version="1.0" encoding="utf-8"?>
<math xmlns="http://www.w3.org/1998/Math/MathML" display="block">
  <semantics>
    <mrow>
      <msub>
        <mi mathvariant="italic">RHS</mi>
        <mn>1</mn>
      </msub>
      <mo stretchy="false">=</mo>
      <mtable>
        <mtr>
          <mtd>
            <msubsup>
              <mi>a</mi>
              <mn>0</mn>
              <mn>32</mn>
            </msubsup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30</mn>
                </msubsup>
                <mo stretchy="false">−</mo>
                <mn>8</mn>
              </mrow>
              <msubsup>
                <mi>a</mi>
                <mn>0</mn>
                <mn>30</mn>
              </msubsup>
            </mrow>
          </mtd>
        </mtr>
        <mtr>
          <mtd>
            <mrow>
              <mrow>
                <mo stretchy="false">+</mo>
                <mn>24</mn>
              </mrow>
              <mrow>
                <msubsup>
                  <mi>a</mi>
                  <mn>0</mn>
                  <mn>28</mn>
                </msubsup>
                <mo stretchy="false">+</mo>
                <mn>64</mn>
              </mrow>
              <mrow>
                <msubsup>
                  <mi>a</mi>
                  <mn>0</mn>
                  <mn>28</mn>
                </msubsup>
                <mo stretchy="false">+</mo>
                <mn>24</mn>
              </mrow>
              <msubsup>
                <mi>a</mi>
                <mn>0</mn>
                <mn>28</mn>
              </msubsup>
            </mrow>
          </mtd>
        </mtr>
        <mtr>
          <mtd>
            <mrow>
              <mrow>
                <mo stretchy="false">−</mo>
                <mn>28</mn>
              </mrow>
              <mrow>
                <msubsup>
                  <mi>a</mi>
                  <mn>0</mn>
                  <mn>26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−</mo>
                <mn>192</mn>
              </mrow>
              <mrow>
                <msubsup>
                  <mi>a</mi>
                  <mn>0</mn>
                  <mn>26</mn>
                </msubsup>
                <mo stretchy="false">−</mo>
                <mn>28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24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+</mo>
                <mn>576</mn>
              </mrow>
              <mrow>
                <msubsup>
                  <mi>a</mi>
                  <mn>0</mn>
                  <mn>24</mn>
                </msubsup>
                <mo stretchy="false">+</mo>
                <mn>224</mn>
              </mrow>
              <mrow>
                <msubsup>
                  <mi>a</mi>
                  <mn>0</mn>
                  <mn>24</mn>
                </msubsup>
                <mo stretchy="false">−</mo>
                <mn>4</mn>
              </mrow>
              <msubsup>
                <mi>a</mi>
                <mn>0</mn>
                <mn>24</mn>
              </msubsup>
            </mrow>
          </mtd>
        </mtr>
        <mtr>
          <mtd>
            <mrow>
              <mrow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−</mo>
                <mn>672</mn>
              </mrow>
              <mrow>
                <msubsup>
                  <mi>a</mi>
                  <mn>0</mn>
                  <mn>22</mn>
                </msubsup>
                <mo stretchy="false">+</mo>
                <mn>32</mn>
              </mrow>
              <mrow>
                <msubsup>
                  <mi>a</mi>
                  <mn>0</mn>
                  <mn>22</mn>
                </msubsup>
                <mo stretchy="false">+</mo>
                <mn>32</mn>
              </mrow>
              <msubsup>
                <mi>a</mi>
                <mn>0</mn>
                <mn>22</mn>
              </msubsup>
            </mrow>
          </mtd>
        </mtr>
        <mtr>
          <mtd>
            <mrow>
              <mrow>
                <mo stretchy="false">−</mo>
                <mn>12</mn>
              </mrow>
              <mrow>
                <msubsup>
                  <mi>a</mi>
                  <mn>0</mn>
                  <mn>20</mn>
                </msubsup>
                <mo stretchy="false">−</mo>
                <mn>256</mn>
              </mrow>
              <mrow>
                <msubsup>
                  <mi>a</mi>
                  <mn>0</mn>
                  <mn>20</mn>
                </msubsup>
                <mo stretchy="false">−</mo>
                <mn>96</mn>
              </mrow>
              <mrow>
                <msubsup>
                  <mi>a</mi>
                  <mn>0</mn>
                  <mn>20</mn>
                </msubsup>
                <mo stretchy="false">+</mo>
                <mn>784</mn>
              </mrow>
              <mrow>
                <msubsup>
                  <mi>a</mi>
                  <mn>0</mn>
                  <mn>20</mn>
                </msubsup>
                <mo stretchy="false">−</mo>
                <mn>96</mn>
              </mrow>
              <mrow>
                <msubsup>
                  <mi>a</mi>
                  <mn>0</mn>
                  <mn>20</mn>
                </msubsup>
                <mo stretchy="false">−</mo>
                <mn>256</mn>
              </mrow>
              <mrow>
                <msubsup>
                  <mi>a</mi>
                  <mn>0</mn>
                  <mn>20</mn>
                </msubsup>
                <mo stretchy="false">−</mo>
                <mn>12</mn>
              </mrow>
              <msubsup>
                <mi>a</mi>
                <mn>0</mn>
                <mn>20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18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+</mo>
                <mn>768</mn>
              </mrow>
              <mrow>
                <msubsup>
                  <mi>a</mi>
                  <mn>0</mn>
                  <mn>18</mn>
                </msubsup>
                <mo stretchy="false">+</mo>
                <mn>112</mn>
              </mrow>
              <mrow>
                <msubsup>
                  <mi>a</mi>
                  <mn>0</mn>
                  <mn>18</mn>
                </msubsup>
                <mo stretchy="false">+</mo>
                <mn>112</mn>
              </mrow>
              <mrow>
                <msubsup>
                  <mi>a</mi>
                  <mn>0</mn>
                  <mn>18</mn>
                </msubsup>
                <mo stretchy="false">+</mo>
                <mn>768</mn>
              </mrow>
              <mrow>
                <msubsup>
                  <mi>a</mi>
                  <mn>0</mn>
                  <mn>18</mn>
                </msubsup>
                <mo stretchy="false">+</mo>
                <mn>96</mn>
              </mrow>
              <mrow>
                <msubsup>
                  <mi>a</mi>
                  <mn>0</mn>
                  <mn>18</mn>
                </msubsup>
                <mo stretchy="false">−</mo>
                <mn>8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16</mn>
                </msubsup>
                <mo stretchy="false">+</mo>
                <mn>64</mn>
              </mrow>
              <mrow>
                <msubsup>
                  <mi>a</mi>
                  <mn>0</mn>
                  <mn>16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−</mo>
                <mn>896</mn>
              </mrow>
              <mrow>
                <msubsup>
                  <mi>a</mi>
                  <mn>0</mn>
                  <mn>16</mn>
                </msubsup>
                <mo stretchy="false">+</mo>
                <mn>16</mn>
              </mrow>
              <mrow>
                <msubsup>
                  <mi>a</mi>
                  <mn>0</mn>
                  <mn>16</mn>
                </msubsup>
                <mo stretchy="false">−</mo>
                <mn>896</mn>
              </mrow>
              <mrow>
                <msubsup>
                  <mi>a</mi>
                  <mn>0</mn>
                  <mn>16</mn>
                </msubsup>
                <mo stretchy="false">−</mo>
                <mn>288</mn>
              </mrow>
              <mrow>
                <msubsup>
                  <mi>a</mi>
                  <mn>0</mn>
                  <mn>16</mn>
                </msubsup>
                <mo stretchy="false">+</mo>
                <mn>64</mn>
              </mrow>
              <mrow>
                <msubsup>
                  <mi>a</mi>
                  <mn>0</mn>
                  <mn>16</mn>
                </msubsup>
                <mo stretchy="false">+</mo>
                <mn>4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−</mo>
                <mn>192</mn>
              </mrow>
              <mrow>
                <msubsup>
                  <mi>a</mi>
                  <mn>0</mn>
                  <mn>14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−</mo>
                <mn>128</mn>
              </mrow>
              <mrow>
                <msubsup>
                  <mi>a</mi>
                  <mn>0</mn>
                  <mn>14</mn>
                </msubsup>
                <mo stretchy="false">−</mo>
                <mn>128</mn>
              </mrow>
              <mrow>
                <msubsup>
                  <mi>a</mi>
                  <mn>0</mn>
                  <mn>14</mn>
                </msubsup>
                <mo stretchy="false">+</mo>
                <mn>336</mn>
              </mrow>
              <mrow>
                <msubsup>
                  <mi>a</mi>
                  <mn>0</mn>
                  <mn>14</mn>
                </msubsup>
                <mo stretchy="false">−</mo>
                <mn>192</mn>
              </mrow>
              <mrow>
                <msubsup>
                  <mi>a</mi>
                  <mn>0</mn>
                  <mn>14</mn>
                </msubsup>
                <mo stretchy="false">−</mo>
                <mn>32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96</mn>
              </mrow>
              <mrow>
                <msubsup>
                  <mi>a</mi>
                  <mn>0</mn>
                  <mn>12</mn>
                </msubsup>
                <mo stretchy="false">+</mo>
                <mn>224</mn>
              </mrow>
              <mrow>
                <msubsup>
                  <mi>a</mi>
                  <mn>0</mn>
                  <mn>12</mn>
                </msubsup>
                <mo stretchy="false">+</mo>
                <mn>48</mn>
              </mrow>
              <mrow>
                <msubsup>
                  <mi>a</mi>
                  <mn>0</mn>
                  <mn>12</mn>
                </msubsup>
                <mo stretchy="false">+</mo>
                <mn>1024</mn>
              </mrow>
              <mrow>
                <msubsup>
                  <mi>a</mi>
                  <mn>0</mn>
                  <mn>12</mn>
                </msubsup>
                <mo stretchy="false">+</mo>
                <mn>48</mn>
              </mrow>
              <mrow>
                <msubsup>
                  <mi>a</mi>
                  <mn>0</mn>
                  <mn>12</mn>
                </msubsup>
                <mo stretchy="false">+</mo>
                <mn>224</mn>
              </mrow>
              <mrow>
                <msubsup>
                  <mi>a</mi>
                  <mn>0</mn>
                  <mn>12</mn>
                </msubsup>
                <mo stretchy="false">+</mo>
                <mn>96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112</mn>
              </mrow>
              <mrow>
                <msubsup>
                  <mi>a</mi>
                  <mn>0</mn>
                  <mn>10</mn>
                </msubsup>
                <mo stretchy="false">+</mo>
                <mn>32</mn>
              </mrow>
              <mrow>
                <msubsup>
                  <mi>a</mi>
                  <mn>0</mn>
                  <mn>10</mn>
                </msubsup>
                <mo stretchy="false">−</mo>
                <mn>384</mn>
              </mrow>
              <mrow>
                <msubsup>
                  <mi>a</mi>
                  <mn>0</mn>
                  <mn>10</mn>
                </msubsup>
                <mo stretchy="false">−</mo>
                <mn>384</mn>
              </mrow>
              <mrow>
                <msubsup>
                  <mi>a</mi>
                  <mn>0</mn>
                  <mn>10</mn>
                </msubsup>
                <mo stretchy="false">+</mo>
                <mn>32</mn>
              </mrow>
              <mrow>
                <msubsup>
                  <mi>a</mi>
                  <mn>0</mn>
                  <mn>10</mn>
                </msubsup>
                <mo stretchy="false">−</mo>
                <mn>112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−</mo>
                <mn>16</mn>
              </mrow>
              <mrow>
                <msubsup>
                  <mi>a</mi>
                  <mn>0</mn>
                  <mn>8</mn>
                </msubsup>
                <mo stretchy="false">−</mo>
                <mn>256</mn>
              </mrow>
              <mrow>
                <msubsup>
                  <mi>a</mi>
                  <mn>0</mn>
                  <mn>8</mn>
                </msubsup>
                <mo stretchy="false">+</mo>
                <mn>144</mn>
              </mrow>
              <mrow>
                <msubsup>
                  <mi>a</mi>
                  <mn>0</mn>
                  <mn>8</mn>
                </msubsup>
                <mo stretchy="false">−</mo>
                <mn>256</mn>
              </mrow>
              <mrow>
                <msubsup>
                  <mi>a</mi>
                  <mn>0</mn>
                  <mn>8</mn>
                </msubsup>
                <mo stretchy="false">−</mo>
                <mn>16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128</mn>
              </mrow>
              <mrow>
                <msubsup>
                  <mi>a</mi>
                  <mn>0</mn>
                  <mn>6</mn>
                </msubsup>
                <mo stretchy="false">+</mo>
                <mn>96</mn>
              </mrow>
              <mrow>
                <msubsup>
                  <mi>a</mi>
                  <mn>0</mn>
                  <mn>6</mn>
                </msubsup>
                <mo stretchy="false">+</mo>
                <mn>96</mn>
              </mrow>
              <mrow>
                <msubsup>
                  <mi>a</mi>
                  <mn>0</mn>
                  <mn>6</mn>
                </msubsup>
                <mo stretchy="false">+</mo>
                <mn>128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48</mn>
              </mrow>
              <mrow>
                <msubsup>
                  <mi>a</mi>
                  <mn>0</mn>
                  <mn>4</mn>
                </msubsup>
                <mo stretchy="false">+</mo>
                <mn>64</mn>
              </mrow>
              <mrow>
                <msubsup>
                  <mi>a</mi>
                  <mn>0</mn>
                  <mn>4</mn>
                </msubsup>
                <mo stretchy="false">−</mo>
                <mn>48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−</mo>
                <mn>32</mn>
              </mrow>
              <mrow>
                <msubsup>
                  <mi>a</mi>
                  <mn>0</mn>
                  <mn>2</mn>
                </msubsup>
                <mo stretchy="false">−</mo>
                <mn>32</mn>
              </mrow>
              <msubsup>
                <mi>a</mi>
                <mn>0</mn>
                <mn>2</mn>
              </msubsup>
            </mrow>
          </mtd>
        </mtr>
        <mtr>
          <mtd>
            <mrow>
              <mo stretchy="false">+</mo>
              <mn>16</mn>
            </mrow>
          </mtd>
        </mtr>
      </mtable>
    </mrow>
    <annotation encoding="StarMath 5.0">RHS_1 =
stack {
    a_0^32
# - 8 a_0^30 - 8 a_0^30
# + 24 a_0^28 + 64 a_0^28 + 24 a_0^28
# - 28 a_0^26 - 192 a_0^26 - 192 a_0^26 - 28 a_0^26
# - 4 a_0^24 + 224 a_0^24 + 576 a_0^24 + 224 a_0^24 - 4 a_0^24
# + 32 a_0^22 + 32 a_0^22 - 672 a_0^22 - 672 a_0^22 + 32 a_0^22 + 32 a_0^22
# - 12 a_0^20 -256 a_0^20 - 96 a_0^20 + 784 a_0^20 - 96 a_0^20 - 256 a_0^20 - 12 a_0^20
# - 8 a_0^18 + 96 a_0^18 + 768 a_0^18 + 112 a_0^18 + 112 a_0^18 + 768 a_0^18 + 96 a_0^18 - 8 a_0^18
# + 4 a_0^16 + 64 a_0^16 - 288 a_0^16 - 896 a_0^16 + 16 a_0^16 - 896 a_0^16 - 288 a_0^16 + 64 a_0^16 + 4 a_0^16
# - 32 a_0^14 - 192 a_0^14 + 336 a_0^14 - 128 a_0^14 - 128 a_0^14 + 336 a_0^14 - 192 a_0^14 - 32 a_0^14
# + 96 a_0^12 + 224 a_0^12 + 48 a_0^12 + 1024 a_0^12 + 48 a_0^12 + 224 a_0^12 + 96 a_0^12
# - 112 a_0^10 + 32 a_0^10 - 384 a_0^10 - 384 a_0^10 + 32 a_0^10 - 112 a_0^10
# - 16 a_0^8 - 256 a_0^8 + 144 a_0^8 - 256 a_0^8 - 16 a_0^8
# + 128 a_0^6 + 96 a_0^6 + 96 a_0^6 + 128 a_0^6
# - 48 a_0^4 + 64 a_0^4 - 48 a_0^4
# - 32 a_0^2 - 32 a_0^2
# + 16


}
</annotation>
  </semantics>
</math>
</file>

<file path=Object 214/content.xml><?xml version="1.0" encoding="utf-8"?>
<math xmlns="http://www.w3.org/1998/Math/MathML" display="block">
  <semantics>
    <mrow>
      <msub>
        <mi mathvariant="italic">RHS</mi>
        <mn>1</mn>
      </msub>
      <mo stretchy="false">=</mo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n>16</mn>
              </mrow>
              <mrow>
                <msubsup>
                  <mi>a</mi>
                  <mn>0</mn>
                  <mn>30</mn>
                </msubsup>
                <mo stretchy="false">+</mo>
                <mn>112</mn>
              </mrow>
              <mrow>
                <msubsup>
                  <mi>a</mi>
                  <mn>0</mn>
                  <mn>28</mn>
                </msubsup>
                <mo stretchy="false">−</mo>
                <mn>440</mn>
              </mrow>
              <mrow>
                <msubsup>
                  <mi>a</mi>
                  <mn>0</mn>
                  <mn>26</mn>
                </msubsup>
                <mo stretchy="false">+</mo>
                <mn>1016</mn>
              </mrow>
              <mrow>
                <msubsup>
                  <mi>a</mi>
                  <mn>0</mn>
                  <mn>24</mn>
                </msubsup>
                <mo stretchy="false">−</mo>
                <mn>1216</mn>
              </mrow>
              <mrow>
                <msubsup>
                  <mi>a</mi>
                  <mn>0</mn>
                  <mn>22</mn>
                </msubsup>
                <mo stretchy="false">+</mo>
                <mn>56</mn>
              </mrow>
              <mrow>
                <msubsup>
                  <mi>a</mi>
                  <mn>0</mn>
                  <mn>20</mn>
                </msubsup>
                <mo stretchy="false">+</mo>
                <mn>1936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2216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+</mo>
                <mn>1760</mn>
              </mrow>
              <mrow>
                <msubsup>
                  <mi>a</mi>
                  <mn>0</mn>
                  <mn>12</mn>
                </msubsup>
                <mo stretchy="false">−</mo>
                <mn>928</mn>
              </mrow>
              <mrow>
                <msubsup>
                  <mi>a</mi>
                  <mn>0</mn>
                  <mn>10</mn>
                </msubsup>
                <mo stretchy="false">−</mo>
                <mn>400</mn>
              </mrow>
              <mrow>
                <msubsup>
                  <mi>a</mi>
                  <mn>0</mn>
                  <mn>8</mn>
                </msubsup>
                <mo stretchy="false">+</mo>
                <mn>448</mn>
              </mrow>
              <mrow>
                <msubsup>
                  <mi>a</mi>
                  <mn>0</mn>
                  <mn>6</mn>
                </msubsup>
                <mo stretchy="false">−</mo>
                <mn>32</mn>
              </mrow>
              <mrow>
                <msubsup>
                  <mi>a</mi>
                  <mn>0</mn>
                  <mn>4</mn>
                </msubsup>
                <mo stretchy="false">−</mo>
                <mn>64</mn>
              </mrow>
              <mrow>
                <msubsup>
                  <mi>a</mi>
                  <mn>0</mn>
                  <mn>2</mn>
                </msubsup>
                <mo stretchy="false">+</mo>
                <mn>16</mn>
              </mrow>
            </mrow>
          </mtd>
        </mtr>
      </mtable>
    </mrow>
    <annotation encoding="StarMath 5.0">RHS_1 =
stack {
    a_0^32 - 16 a_0^30 + 112 a_0^28 - 440 a_0^26 + 1016 a_0^24 - 1216 a_0^22 + 56 a_0^20 + 1936 a_0^18
# - 2216 a_0^16 - 32 a_0^14 + 1760 a_0^12 - 928 a_0^10 - 400 a_0^8 + 448 a_0^6 - 32 a_0^4 - 64 a_0^2 + 16
}
</annotation>
  </semantics>
</math>
</file>

<file path=Object 215/content.xml><?xml version="1.0" encoding="utf-8"?>
<math xmlns="http://www.w3.org/1998/Math/MathML" display="block">
  <semantics>
    <mrow>
      <mrow>
        <msub>
          <mi mathvariant="italic">RHS</mi>
          <mn>2</mn>
        </msub>
        <mo stretchy="false">=</mo>
        <mn>3</mn>
      </mrow>
      <msubsup>
        <mi>a</mi>
        <mn>0</mn>
        <mn>2</mn>
      </msubsup>
      <mrow>
        <mo fence="true" form="prefix" stretchy="true">(</mo>
        <mrow>
          <mrow>
            <mrow>
              <msubsup>
                <mi>a</mi>
                <mn>0</mn>
                <mn>4</mn>
              </msubsup>
              <mo stretchy="false">−</mo>
              <mn>2</mn>
            </mrow>
            <mrow>
              <msubsup>
                <mi>a</mi>
                <mn>0</mn>
                <mn>2</mn>
              </msubsup>
              <mo stretchy="false">+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5</mn>
            </mrow>
            <mrow>
              <msubsup>
                <mi>a</mi>
                <mn>0</mn>
                <mn>4</mn>
              </msubsup>
              <mo stretchy="false">−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4</mn>
            </mrow>
            <mrow>
              <msubsup>
                <mi>a</mi>
                <mn>0</mn>
                <mn>12</mn>
              </msubsup>
              <mo stretchy="false">−</mo>
              <mn>28</mn>
            </mrow>
            <mrow>
              <msubsup>
                <mi>a</mi>
                <mn>0</mn>
                <mn>10</mn>
              </msubsup>
              <mo stretchy="false">−</mo>
              <mn>4</mn>
            </mrow>
            <mrow>
              <msubsup>
                <mi>a</mi>
                <mn>0</mn>
                <mn>8</mn>
              </msubsup>
              <mo stretchy="false">+</mo>
              <mn>32</mn>
            </mrow>
            <mrow>
              <msubsup>
                <mi>a</mi>
                <mn>0</mn>
                <mn>6</mn>
              </msubsup>
              <mo stretchy="false">−</mo>
              <mn>12</mn>
            </mrow>
            <mrow>
              <msubsup>
                <mi>a</mi>
                <mn>0</mn>
                <mn>4</mn>
              </msubsup>
              <mo stretchy="false">−</mo>
              <mn>8</mn>
            </mrow>
            <mrow>
              <msubsup>
                <mi>a</mi>
                <mn>0</mn>
                <mn>2</mn>
              </msubsup>
              <mo stretchy="false">+</mo>
              <mn>4</mn>
            </mrow>
          </mrow>
        </mrow>
        <mo fence="true" form="postfix" stretchy="true">)</mo>
      </mrow>
    </mrow>
    <annotation encoding="StarMath 5.0">RHS_2 = 
  3 a_0^2
  left( a_0^4 - 2 a_0^2 + 1 right)
  left( a_0^8 - 4 a_0^6 + 5 a_0^4 - 1 right)
  left( a_0^16 - 8 a_0^14 + 24 a_0^12 - 28 a_0^10 - 4 a_0^8 + 32 a_0^6 - 12 a_0^4 - 8 a_0^2 + 4 right)
</annotation>
  </semantics>
</math>
</file>

<file path=Object 216/content.xml><?xml version="1.0" encoding="utf-8"?>
<math xmlns="http://www.w3.org/1998/Math/MathML" display="block">
  <semantics>
    <mrow>
      <mrow>
        <msub>
          <mi mathvariant="italic">RHS</mi>
          <mn>2</mn>
        </msub>
        <mo stretchy="false">=</mo>
        <mrow>
          <mo fence="true" form="prefix" stretchy="true">(</mo>
          <mrow>
            <mrow>
              <mn>3</mn>
              <mrow>
                <msubsup>
                  <mi>a</mi>
                  <mn>0</mn>
                  <mn>6</mn>
                </msubsup>
                <mo stretchy="false">−</mo>
                <mn>6</mn>
              </mrow>
              <mrow>
                <msubsup>
                  <mi>a</mi>
                  <mn>0</mn>
                  <mn>4</mn>
                </msubsup>
                <mo stretchy="false">+</mo>
                <mn>3</mn>
              </mrow>
              <msubsup>
                <mi>a</mi>
                <mn>0</mn>
                <mn>2</mn>
              </msubsup>
            </mrow>
          </mrow>
          <mo fence="true" form="postfix" stretchy="true">)</mo>
        </mrow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5</mn>
            </mrow>
            <mrow>
              <msubsup>
                <mi>a</mi>
                <mn>0</mn>
                <mn>4</mn>
              </msubsup>
              <mo stretchy="false">−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4</mn>
            </mrow>
            <mrow>
              <msubsup>
                <mi>a</mi>
                <mn>0</mn>
                <mn>12</mn>
              </msubsup>
              <mo stretchy="false">−</mo>
              <mn>28</mn>
            </mrow>
            <mrow>
              <msubsup>
                <mi>a</mi>
                <mn>0</mn>
                <mn>10</mn>
              </msubsup>
              <mo stretchy="false">−</mo>
              <mn>4</mn>
            </mrow>
            <mrow>
              <msubsup>
                <mi>a</mi>
                <mn>0</mn>
                <mn>8</mn>
              </msubsup>
              <mo stretchy="false">+</mo>
              <mn>32</mn>
            </mrow>
            <mrow>
              <msubsup>
                <mi>a</mi>
                <mn>0</mn>
                <mn>6</mn>
              </msubsup>
              <mo stretchy="false">−</mo>
              <mn>12</mn>
            </mrow>
            <mrow>
              <msubsup>
                <mi>a</mi>
                <mn>0</mn>
                <mn>4</mn>
              </msubsup>
              <mo stretchy="false">−</mo>
              <mn>8</mn>
            </mrow>
            <mrow>
              <msubsup>
                <mi>a</mi>
                <mn>0</mn>
                <mn>2</mn>
              </msubsup>
              <mo stretchy="false">+</mo>
              <mn>4</mn>
            </mrow>
          </mrow>
        </mrow>
        <mo fence="true" form="postfix" stretchy="true">)</mo>
      </mrow>
    </mrow>
    <annotation encoding="StarMath 5.0">RHS_2 = 
  left( 3 a_0^6 - 6 a_0^4 + 3 a_0^2 right)
  left( a_0^8 - 4 a_0^6 + 5 a_0^4 - 1 right)
  left( a_0^16 - 8 a_0^14 + 24 a_0^12 - 28 a_0^10 - 4 a_0^8 + 32 a_0^6 - 12 a_0^4 - 8 a_0^2 + 4 right)
</annotation>
  </semantics>
</math>
</file>

<file path=Object 217/content.xml><?xml version="1.0" encoding="utf-8"?>
<math xmlns="http://www.w3.org/1998/Math/MathML" display="block">
  <semantics>
    <mrow>
      <mrow>
        <msub>
          <mi mathvariant="italic">RHS</mi>
          <mn>2</mn>
        </msub>
        <mo stretchy="false">=</mo>
        <mrow>
          <mo fence="true" form="prefix" stretchy="true">(</mo>
          <mrow>
            <mtable>
              <mtr>
                <mtd>
                  <mrow>
                    <mn>3</mn>
                    <mrow>
                      <msubsup>
                        <mi>a</mi>
                        <mn>0</mn>
                        <mn>14</mn>
                      </msubsup>
                      <mo stretchy="false">−</mo>
                      <mn>12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15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3</mn>
                    </mrow>
                    <msubsup>
                      <mi>a</mi>
                      <mn>0</mn>
                      <mn>6</mn>
                    </msubsup>
                  </mrow>
                </mtd>
              </mtr>
              <mtr>
                <mtd>
                  <mrow>
                    <mrow>
                      <mo stretchy="false">−</mo>
                      <mn>6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24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30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6</mn>
                    </mrow>
                    <msubsup>
                      <mi>a</mi>
                      <mn>0</mn>
                      <mn>4</mn>
                    </msubsup>
                  </mrow>
                </mtd>
              </mtr>
              <mtr>
                <mtd>
                  <mrow>
                    <mn>3</mn>
                    <mrow>
                      <msubsup>
                        <mi>a</mi>
                        <mn>0</mn>
                        <mn>10</mn>
                      </msubsup>
                      <mo stretchy="false">−</mo>
                      <mn>12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15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3</mn>
                    </mrow>
                    <msubsup>
                      <mi>a</mi>
                      <mn>0</mn>
                      <mn>2</mn>
                    </msubsup>
                  </mrow>
                </mtd>
              </mtr>
            </mtable>
          </mrow>
          <mo fence="true" form="postfix" stretchy="true">)</mo>
        </mrow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4</mn>
            </mrow>
            <mrow>
              <msubsup>
                <mi>a</mi>
                <mn>0</mn>
                <mn>12</mn>
              </msubsup>
              <mo stretchy="false">−</mo>
              <mn>28</mn>
            </mrow>
            <mrow>
              <msubsup>
                <mi>a</mi>
                <mn>0</mn>
                <mn>10</mn>
              </msubsup>
              <mo stretchy="false">−</mo>
              <mn>4</mn>
            </mrow>
            <mrow>
              <msubsup>
                <mi>a</mi>
                <mn>0</mn>
                <mn>8</mn>
              </msubsup>
              <mo stretchy="false">+</mo>
              <mn>32</mn>
            </mrow>
            <mrow>
              <msubsup>
                <mi>a</mi>
                <mn>0</mn>
                <mn>6</mn>
              </msubsup>
              <mo stretchy="false">−</mo>
              <mn>12</mn>
            </mrow>
            <mrow>
              <msubsup>
                <mi>a</mi>
                <mn>0</mn>
                <mn>4</mn>
              </msubsup>
              <mo stretchy="false">−</mo>
              <mn>8</mn>
            </mrow>
            <mrow>
              <msubsup>
                <mi>a</mi>
                <mn>0</mn>
                <mn>2</mn>
              </msubsup>
              <mo stretchy="false">+</mo>
              <mn>4</mn>
            </mrow>
          </mrow>
        </mrow>
        <mo fence="true" form="postfix" stretchy="true">)</mo>
      </mrow>
    </mrow>
    <annotation encoding="StarMath 5.0">RHS_2 = 
  left(
    stack{
      3 a_0^14 - 12 a_0^12 + 15 a_0^10 - 3 a_0^6
#      - 6 a_0^12 + 24 a_0^10 - 30 a_0^8 + 6 a_0^4
#      3 a_0^10 - 12 a_0^8 + 15 a_0^6 - 3 a_0^2
    }
  right)

  left( a_0^16 - 8 a_0^14 + 24 a_0^12 - 28 a_0^10 - 4 a_0^8 + 32 a_0^6 - 12 a_0^4 - 8 a_0^2 + 4 right)
</annotation>
  </semantics>
</math>
</file>

<file path=Object 218/content.xml><?xml version="1.0" encoding="utf-8"?>
<math xmlns="http://www.w3.org/1998/Math/MathML" display="block">
  <semantics>
    <mrow>
      <mrow>
        <msub>
          <mi mathvariant="italic">RHS</mi>
          <mn>2</mn>
        </msub>
        <mo stretchy="false">=</mo>
        <mrow>
          <mo fence="true" form="prefix" stretchy="true">(</mo>
          <mrow>
            <mtable>
              <mtr>
                <mtd>
                  <mrow>
                    <mn>3</mn>
                    <msubsup>
                      <mi>a</mi>
                      <mn>0</mn>
                      <mn>14</mn>
                    </msubsup>
                  </mrow>
                </mtd>
              </mtr>
              <mtr>
                <mtd>
                  <mrow>
                    <mrow>
                      <mo stretchy="false">−</mo>
                      <mn>12</mn>
                    </mrow>
                    <mrow>
                      <msubsup>
                        <mi>a</mi>
                        <mn>0</mn>
                        <mn>12</mn>
                      </msubsup>
                      <mo stretchy="false">−</mo>
                      <mn>6</mn>
                    </mrow>
                    <msubsup>
                      <mi>a</mi>
                      <mn>0</mn>
                      <mn>12</mn>
                    </msubsup>
                  </mrow>
                </mtd>
              </mtr>
              <mtr>
                <mtd>
                  <mrow>
                    <mrow>
                      <mo stretchy="false">+</mo>
                      <mn>15</mn>
                    </mrow>
                    <mrow>
                      <msubsup>
                        <mi>a</mi>
                        <mn>0</mn>
                        <mn>10</mn>
                      </msubsup>
                      <mo stretchy="false">+</mo>
                      <mn>24</mn>
                    </mrow>
                    <mrow>
                      <msubsup>
                        <mi>a</mi>
                        <mn>0</mn>
                        <mn>10</mn>
                      </msubsup>
                      <mo stretchy="false">+</mo>
                      <mn>3</mn>
                    </mrow>
                    <msubsup>
                      <mi>a</mi>
                      <mn>0</mn>
                      <mn>10</mn>
                    </msubsup>
                  </mrow>
                </mtd>
              </mtr>
              <mtr>
                <mtd>
                  <mrow>
                    <mrow>
                      <mo stretchy="false">−</mo>
                      <mn>30</mn>
                    </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12</mn>
                    </mrow>
                    <msubsup>
                      <mi>a</mi>
                      <mn>0</mn>
                      <mn>8</mn>
                    </msubsup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15</mn>
                    </mrow>
                    <msubsup>
                      <mi>a</mi>
                      <mn>0</mn>
                      <mn>6</mn>
                    </msubsup>
                  </mrow>
                </mtd>
              </mtr>
              <mtr>
                <mtd>
                  <mrow>
                    <mrow>
                      <mo stretchy="false">+</mo>
                      <mn>6</mn>
                    </mrow>
                    <msubsup>
                      <mi>a</mi>
                      <mn>0</mn>
                      <mn>4</mn>
                    </msubsup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  <msubsup>
                      <mi>a</mi>
                      <mn>0</mn>
                      <mn>2</mn>
                    </msubsup>
                  </mrow>
                </mtd>
              </mtr>
            </mtable>
          </mrow>
          <mo fence="true" form="postfix" stretchy="true">)</mo>
        </mrow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4</mn>
            </mrow>
            <mrow>
              <msubsup>
                <mi>a</mi>
                <mn>0</mn>
                <mn>12</mn>
              </msubsup>
              <mo stretchy="false">−</mo>
              <mn>28</mn>
            </mrow>
            <mrow>
              <msubsup>
                <mi>a</mi>
                <mn>0</mn>
                <mn>10</mn>
              </msubsup>
              <mo stretchy="false">−</mo>
              <mn>4</mn>
            </mrow>
            <mrow>
              <msubsup>
                <mi>a</mi>
                <mn>0</mn>
                <mn>8</mn>
              </msubsup>
              <mo stretchy="false">+</mo>
              <mn>32</mn>
            </mrow>
            <mrow>
              <msubsup>
                <mi>a</mi>
                <mn>0</mn>
                <mn>6</mn>
              </msubsup>
              <mo stretchy="false">−</mo>
              <mn>12</mn>
            </mrow>
            <mrow>
              <msubsup>
                <mi>a</mi>
                <mn>0</mn>
                <mn>4</mn>
              </msubsup>
              <mo stretchy="false">−</mo>
              <mn>8</mn>
            </mrow>
            <mrow>
              <msubsup>
                <mi>a</mi>
                <mn>0</mn>
                <mn>2</mn>
              </msubsup>
              <mo stretchy="false">+</mo>
              <mn>4</mn>
            </mrow>
          </mrow>
        </mrow>
        <mo fence="true" form="postfix" stretchy="true">)</mo>
      </mrow>
    </mrow>
    <annotation encoding="StarMath 5.0">RHS_2 = 
  left(
    stack{
        3 a_0^14
#      - 12 a_0^12 - 6 a_0^12
#      + 15 a_0^10 + 24 a_0^10 + 3 a_0^10
#      - 30 a_0^8 - 12 a_0^8
#      - 3 a_0^6 + 15 a_0^6
#      + 6 a_0^4
#      - 3 a_0^2
    }
  right)

  left( a_0^16 - 8 a_0^14 + 24 a_0^12 - 28 a_0^10 - 4 a_0^8 + 32 a_0^6 - 12 a_0^4 - 8 a_0^2 + 4 right)
</annotation>
  </semantics>
</math>
</file>

<file path=Object 219/content.xml><?xml version="1.0" encoding="utf-8"?>
<math xmlns="http://www.w3.org/1998/Math/MathML" display="block">
  <semantics>
    <mrow>
      <mrow>
        <msub>
          <mi mathvariant="italic">RHS</mi>
          <mn>2</mn>
        </msub>
        <mo stretchy="false">=</mo>
        <mrow>
          <mo fence="true" form="prefix" stretchy="true">(</mo>
          <mrow>
            <mrow>
              <mn>3</mn>
              <mrow>
                <msubsup>
                  <mi>a</mi>
                  <mn>0</mn>
                  <mn>14</mn>
                </msubsup>
                <mo stretchy="false">−</mo>
                <mn>18</mn>
              </mrow>
              <mrow>
                <msubsup>
                  <mi>a</mi>
                  <mn>0</mn>
                  <mn>12</mn>
                </msubsup>
                <mo stretchy="false">+</mo>
                <mn>42</mn>
              </mrow>
              <mrow>
                <msubsup>
                  <mi>a</mi>
                  <mn>0</mn>
                  <mn>10</mn>
                </msubsup>
                <mo stretchy="false">−</mo>
                <mn>42</mn>
              </mrow>
              <mrow>
                <msubsup>
                  <mi>a</mi>
                  <mn>0</mn>
                  <mn>8</mn>
                </msubsup>
                <mo stretchy="false">+</mo>
                <mn>12</mn>
              </mrow>
              <mrow>
                <msubsup>
                  <mi>a</mi>
                  <mn>0</mn>
                  <mn>6</mn>
                </msubsup>
                <mo stretchy="false">+</mo>
                <mn>6</mn>
              </mrow>
              <mrow>
                <msubsup>
                  <mi>a</mi>
                  <mn>0</mn>
                  <mn>4</mn>
                </msubsup>
                <mo stretchy="false">−</mo>
                <mn>3</mn>
              </mrow>
              <msubsup>
                <mi>a</mi>
                <mn>0</mn>
                <mn>2</mn>
              </msubsup>
            </mrow>
          </mrow>
          <mo fence="true" form="postfix" stretchy="true">)</mo>
        </mrow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4</mn>
            </mrow>
            <mrow>
              <msubsup>
                <mi>a</mi>
                <mn>0</mn>
                <mn>12</mn>
              </msubsup>
              <mo stretchy="false">−</mo>
              <mn>28</mn>
            </mrow>
            <mrow>
              <msubsup>
                <mi>a</mi>
                <mn>0</mn>
                <mn>10</mn>
              </msubsup>
              <mo stretchy="false">−</mo>
              <mn>4</mn>
            </mrow>
            <mrow>
              <msubsup>
                <mi>a</mi>
                <mn>0</mn>
                <mn>8</mn>
              </msubsup>
              <mo stretchy="false">+</mo>
              <mn>32</mn>
            </mrow>
            <mrow>
              <msubsup>
                <mi>a</mi>
                <mn>0</mn>
                <mn>6</mn>
              </msubsup>
              <mo stretchy="false">−</mo>
              <mn>12</mn>
            </mrow>
            <mrow>
              <msubsup>
                <mi>a</mi>
                <mn>0</mn>
                <mn>4</mn>
              </msubsup>
              <mo stretchy="false">−</mo>
              <mn>8</mn>
            </mrow>
            <mrow>
              <msubsup>
                <mi>a</mi>
                <mn>0</mn>
                <mn>2</mn>
              </msubsup>
              <mo stretchy="false">+</mo>
              <mn>4</mn>
            </mrow>
          </mrow>
        </mrow>
        <mo fence="true" form="postfix" stretchy="true">)</mo>
      </mrow>
    </mrow>
    <annotation encoding="StarMath 5.0">RHS_2 = 
  left( 3 a_0^14 - 18 a_0^12 + 42 a_0^10 - 42 a_0^8 + 12 a_0^6 + 6 a_0^4 - 3 a_0^2 right)
  left( a_0^16 - 8 a_0^14 + 24 a_0^12 - 28 a_0^10 - 4 a_0^8 + 32 a_0^6 - 12 a_0^4 - 8 a_0^2 + 4 right)
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  <mo stretchy="false">=</mo>
      <mrow>
        <mo stretchy="false">−</mo>
        <msub>
          <mi>a</mi>
          <mn>0</mn>
        </msub>
      </mrow>
    </mrow>
    <annotation encoding="StarMath 5.0">a_{ 2 } = a_1- frac { 1 } { a_1 }  = - a_0</annotation>
  </semantics>
</math>
</file>

<file path=Object 220/content.xml><?xml version="1.0" encoding="utf-8"?>
<math xmlns="http://www.w3.org/1998/Math/MathML" display="block">
  <semantics>
    <mrow>
      <msub>
        <mi mathvariant="italic">RHS</mi>
        <mn>2</mn>
      </msub>
      <mo stretchy="false">=</mo>
      <mrow>
        <mo fence="true" form="prefix" stretchy="true">(</mo>
        <mrow>
          <mtable>
            <mtr>
              <mtd>
                <mrow>
                  <mn>3</mn>
                  <mrow>
                    <msubsup>
                      <mi>a</mi>
                      <mn>0</mn>
                      <mn>30</mn>
                    </msubsup>
                    <mo stretchy="false">−</mo>
                    <mn>24</mn>
                  </mrow>
                  <mrow>
                    <msubsup>
                      <mi>a</mi>
                      <mn>0</mn>
                      <mn>28</mn>
                    </msubsup>
                    <mo stretchy="false">+</mo>
                    <mn>72</mn>
                  </mrow>
                  <mrow>
                    <msubsup>
                      <mi>a</mi>
                      <mn>0</mn>
                      <mn>26</mn>
                    </msubsup>
                    <mo stretchy="false">−</mo>
                    <mn>84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12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96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36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2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12</mn>
                  </mrow>
                  <msubsup>
                    <mi>a</mi>
                    <mn>0</mn>
                    <mn>14</mn>
                  </msubsup>
                </mrow>
              </mtd>
            </mtr>
            <mtr>
              <mtd>
                <mrow>
                  <mrow>
                    <mo stretchy="false">−</mo>
                    <mn>18</mn>
                  </mrow>
                  <mrow>
                    <msubsup>
                      <mi>a</mi>
                      <mn>0</mn>
                      <mn>28</mn>
                    </msubsup>
                    <mo stretchy="false">+</mo>
                    <mn>144</mn>
                  </mrow>
                  <mrow>
                    <msubsup>
                      <mi>a</mi>
                      <mn>0</mn>
                      <mn>26</mn>
                    </msubsup>
                    <mo stretchy="false">−</mo>
                    <mn>432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504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72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576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216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14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72</mn>
                  </mrow>
                  <msubsup>
                    <mi>a</mi>
                    <mn>0</mn>
                    <mn>12</mn>
                  </msubsup>
                </mrow>
              </mtd>
            </mtr>
            <mtr>
              <mtd>
                <mrow>
                  <mrow>
                    <mo stretchy="false">+</mo>
                    <mn>42</mn>
                  </mrow>
                  <mrow>
                    <msubsup>
                      <mi>a</mi>
                      <mn>0</mn>
                      <mn>26</mn>
                    </msubsup>
                    <mo stretchy="false">−</mo>
                    <mn>336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1008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1176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168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344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50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336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168</mn>
                  </mrow>
                  <msubsup>
                    <mi>a</mi>
                    <mn>0</mn>
                    <mn>10</mn>
                  </msubsup>
                </mrow>
              </mtd>
            </mtr>
            <mtr>
              <mtd>
                <mrow>
                  <mrow>
                    <mo stretchy="false">−</mo>
                    <mn>42</mn>
                  </mrow>
                  <mrow>
                    <msubsup>
                      <mi>a</mi>
                      <mn>0</mn>
                      <mn>24</mn>
                    </msubsup>
                    <mo stretchy="false">+</mo>
                    <mn>336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1008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1176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68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1344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50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336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168</mn>
                  </mrow>
                  <msubsup>
                    <mi>a</mi>
                    <mn>0</mn>
                    <mn>8</mn>
                  </msubsup>
                </mrow>
              </mtd>
            </mtr>
            <mtr>
              <mtd>
                <mrow>
                  <mrow>
                    <mo stretchy="false">+</mo>
                    <mn>12</mn>
                  </mrow>
                  <mrow>
                    <msubsup>
                      <mi>a</mi>
                      <mn>0</mn>
                      <mn>22</mn>
                    </msubsup>
                    <mo stretchy="false">−</mo>
                    <mn>96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288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336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38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144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96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48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o stretchy="false">+</mo>
                    <mn>6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44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168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192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72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24</mn>
                  </mrow>
                  <msubsup>
                    <mi>a</mi>
                    <mn>0</mn>
                    <mn>4</mn>
                  </msubsup>
                </mrow>
              </mtd>
            </mtr>
            <mtr>
              <mtd>
                <mrow>
                  <mrow>
                    <mo stretchy="false">−</mo>
                    <mn>3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72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8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12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96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n>36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12</mn>
                  </mrow>
                  <msubsup>
                    <mi>a</mi>
                    <mn>0</mn>
                    <mn>2</mn>
                  </msubsup>
                </mrow>
              </mtd>
            </mtr>
          </mtable>
        </mrow>
        <mo fence="true" form="postfix" stretchy="true">)</mo>
      </mrow>
    </mrow>
    <annotation encoding="StarMath 5.0">RHS_2 = 
left(
  stack {
       3 a_0^30 -  24 a_0^28 +   72 a_0^26 -   84 a_0^24 -  12 a_0^22 +   96 a_0^20 -  36 a_0^18 -  24 a_0^16 +  12 a_0^14
#   - 18 a_0^28 + 144 a_0^26 -  432 a_0^24 +  504 a_0^22 +  72 a_0^20 -  576 a_0^18 + 216 a_0^16 + 144 a_0^14 -  72 a_0^12
#   + 42 a_0^26 - 336 a_0^24 + 1008 a_0^22 - 1176 a_0^20 - 168 a_0^18 + 1344 a_0^16 - 504 a_0^14 - 336 a_0^12 + 168 a_0^10
#   - 42 a_0^24 + 336 a_0^22 - 1008 a_0^20 + 1176 a_0^18 + 168 a_0^16 - 1344 a_0^14 + 504 a_0^12 + 336 a_0^10 - 168 a_0^8
#   + 12 a_0^22 -  96 a_0^20 +  288 a_0^18 -  336 a_0^16 -  48 a_0^14 +  384 a_0^12 - 144 a_0^10 -  96 a_0^8  +  48 a_0^6
#   +  6 a_0^20 -  48 a_0^18 +  144 a_0^16 -  168 a_0^14 -  24 a_0^12 +  192 a_0^10 -  72 a_0^8  -  48 a_0^6  +  24 a_0^4
#   -  3 a_0^18 +  24 a_0^16 -   72 a_0^14 +   84 a_0^12 +  12 a_0^10 -  96 a_0^8  + 36 a_0^6 +  24 a_0^4 -  12 a_0^2
  }
right)
</annotation>
  </semantics>
</math>
</file>

<file path=Object 221/content.xml><?xml version="1.0" encoding="utf-8"?>
<math xmlns="http://www.w3.org/1998/Math/MathML" display="block">
  <semantics>
    <mrow>
      <msub>
        <mi mathvariant="italic">RHS</mi>
        <mn>2</mn>
      </msub>
      <mo stretchy="false">=</mo>
      <mrow>
        <mo fence="true" form="prefix" stretchy="true">(</mo>
        <mrow>
          <mtable>
            <mtr>
              <mtd>
                <mrow>
                  <mn>3</mn>
                  <msubsup>
                    <mi>a</mi>
                    <mn>0</mn>
                    <mn>30</mn>
                  </msubsup>
                </mrow>
              </mtd>
            </mtr>
            <mtr>
              <mtd>
                <mrow>
                  <mrow>
                    <mo stretchy="false">−</mo>
                    <mn>24</mn>
                  </mrow>
                  <mrow>
                    <msubsup>
                      <mi>a</mi>
                      <mn>0</mn>
                      <mn>28</mn>
                    </msubsup>
                    <mo stretchy="false">−</mo>
                    <mn>18</mn>
                  </mrow>
                  <msubsup>
                    <mi>a</mi>
                    <mn>0</mn>
                    <mn>28</mn>
                  </msubsup>
                </mrow>
              </mtd>
            </mtr>
            <mtr>
              <mtd>
                <mrow>
                  <mrow>
                    <mo stretchy="false">+</mo>
                    <mn>72</mn>
                  </mrow>
                  <mrow>
                    <msubsup>
                      <mi>a</mi>
                      <mn>0</mn>
                      <mn>26</mn>
                    </msubsup>
                    <mo stretchy="false">+</mo>
                    <mn>144</mn>
                  </mrow>
                  <mrow>
                    <msubsup>
                      <mi>a</mi>
                      <mn>0</mn>
                      <mn>26</mn>
                    </msubsup>
                    <mo stretchy="false">+</mo>
                    <mn>42</mn>
                  </mrow>
                  <msubsup>
                    <mi>a</mi>
                    <mn>0</mn>
                    <mn>26</mn>
                  </msubsup>
                </mrow>
              </mtd>
            </mtr>
            <mtr>
              <mtd>
                <mrow>
                  <mrow>
                    <mo stretchy="false">−</mo>
                    <mn>84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432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336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42</mn>
                  </mrow>
                  <msubsup>
                    <mi>a</mi>
                    <mn>0</mn>
                    <mn>24</mn>
                  </msubsup>
                </mrow>
              </mtd>
            </mtr>
            <mtr>
              <mtd>
                <mrow>
                  <mrow>
                    <mo stretchy="false">−</mo>
                    <mn>12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504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1008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336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12</mn>
                  </mrow>
                  <msubsup>
                    <mi>a</mi>
                    <mn>0</mn>
                    <mn>22</mn>
                  </msubsup>
                </mrow>
              </mtd>
            </mtr>
            <mtr>
              <mtd>
                <mrow>
                  <mrow>
                    <mo stretchy="false">+</mo>
                    <mn>96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72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1176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1008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96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6</mn>
                  </mrow>
                  <msubsup>
                    <mi>a</mi>
                    <mn>0</mn>
                    <mn>20</mn>
                  </msubsup>
                </mrow>
              </mtd>
            </mtr>
            <mtr>
              <mtd>
                <mrow>
                  <mrow>
                    <mo stretchy="false">−</mo>
                    <mn>36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576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168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176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288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3</mn>
                  </mrow>
                  <msubsup>
                    <mi>a</mi>
                    <mn>0</mn>
                    <mn>18</mn>
                  </msubsup>
                </mrow>
              </mtd>
            </mtr>
            <mtr>
              <mtd>
                <mrow>
                  <mrow>
                    <mo stretchy="false">−</mo>
                    <mn>2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216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134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168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336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144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24</mn>
                  </mrow>
                  <msubsup>
                    <mi>a</mi>
                    <mn>0</mn>
                    <mn>16</mn>
                  </msubsup>
                </mrow>
              </mtd>
            </mtr>
            <mtr>
              <mtd>
                <mrow>
                  <mrow>
                    <mo stretchy="false">+</mo>
                    <mn>12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14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50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1344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168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72</mn>
                  </mrow>
                  <msubsup>
                    <mi>a</mi>
                    <mn>0</mn>
                    <mn>14</mn>
                  </msubsup>
                </mrow>
              </mtd>
            </mtr>
            <mtr>
              <mtd>
                <mrow>
                  <mrow>
                    <mo stretchy="false">−</mo>
                    <mn>72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336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50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384</mn>
                  </mrow>
                  <mrow>
                    <msubsup>
                      <mi>a</mi>
                      <mn>0</mn>
                      <mn>12</mn>
                    </msubsup>
                    <mo stretchy="false">−</mo>
                    <mn>24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84</mn>
                  </mrow>
                  <msubsup>
                    <mi>a</mi>
                    <mn>0</mn>
                    <mn>12</mn>
                  </msubsup>
                </mrow>
              </mtd>
            </mtr>
            <mtr>
              <mtd>
                <mrow>
                  <mrow>
                    <mo stretchy="false">+</mo>
                    <mn>168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336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144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192</mn>
                  </mrow>
                  <mrow>
                    <msubsup>
                      <mi>a</mi>
                      <mn>0</mn>
                      <mn>10</mn>
                    </msubsup>
                    <mo stretchy="false">+</mo>
                    <mn>12</mn>
                  </mrow>
                  <msubsup>
                    <mi>a</mi>
                    <mn>0</mn>
                    <mn>10</mn>
                  </msubsup>
                </mrow>
              </mtd>
            </mtr>
            <mtr>
              <mtd>
                <mrow>
                  <mrow>
                    <mo stretchy="false">−</mo>
                    <mn>168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n>96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n>72</mn>
                  </mrow>
                  <mrow>
                    <msubsup>
                      <mi>a</mi>
                      <mn>0</mn>
                      <mn>8</mn>
                    </msubsup>
                    <mo stretchy="false">−</mo>
                    <mn>96</mn>
                  </mrow>
                  <msubsup>
                    <mi>a</mi>
                    <mn>0</mn>
                    <mn>8</mn>
                  </msubsup>
                </mrow>
              </mtd>
            </mtr>
            <mtr>
              <mtd>
                <mrow>
                  <mrow>
                    <mo stretchy="false">+</mo>
                    <mn>48</mn>
                  </mrow>
                  <mrow>
                    <msubsup>
                      <mi>a</mi>
                      <mn>0</mn>
                      <mn>6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36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o stretchy="false">+</mo>
                    <mn>24</mn>
                  </mrow>
                  <mrow>
                    <msubsup>
                      <mi>a</mi>
                      <mn>0</mn>
                      <mn>4</mn>
                    </msubsup>
                    <mo stretchy="false">+</mo>
                    <mn>24</mn>
                  </mrow>
                  <msubsup>
                    <mi>a</mi>
                    <mn>0</mn>
                    <mn>4</mn>
                  </msubsup>
                </mrow>
              </mtd>
            </mtr>
            <mtr>
              <mtd>
                <mrow>
                  <mrow>
                    <mo stretchy="false">−</mo>
                    <mn>12</mn>
                  </mrow>
                  <msubsup>
                    <mi>a</mi>
                    <mn>0</mn>
                    <mn>2</mn>
                  </msubsup>
                </mrow>
              </mtd>
            </mtr>
          </mtable>
        </mrow>
        <mo fence="true" form="postfix" stretchy="true">)</mo>
      </mrow>
    </mrow>
    <annotation encoding="StarMath 5.0">RHS_2 = 
left(
  stack {
    3 a_0^30
#   - 24 a_0^28 - 18 a_0^28
#   + 72 a_0^26 + 144 a_0^26 + 42 a_0^26
#   - 84 a_0^24 - 432 a_0^24 - 336 a_0^24 - 42 a_0^24
#   - 12 a_0^22 + 504 a_0^22 + 1008 a_0^22 + 336 a_0^22 + 12 a_0^22
#   + 96 a_0^20 + 72 a_0^20 - 1176 a_0^20 - 1008 a_0^20 - 96 a_0^20 + 6 a_0^20
#   - 36 a_0^18 - 576 a_0^18 - 168 a_0^18 + 1176 a_0^18 + 288 a_0^18 - 48 a_0^18 - 3 a_0^18
#   - 24 a_0^16 + 216 a_0^16 + 1344 a_0^16 + 168 a_0^16 - 336 a_0^16 + 144 a_0^16 + 24 a_0^16
#   + 12 a_0^14 + 144 a_0^14 - 504 a_0^14 - 1344 a_0^14 - 48 a_0^14 - 168 a_0^14 - 72 a_0^14
#   - 72 a_0^12 - 336 a_0^12 + 504 a_0^12 + 384 a_0^12 - 24 a_0^12 + 84 a_0^12
#   + 168 a_0^10 + 336 a_0^10 - 144 a_0^10 + 192 a_0^10 + 12 a_0^10
#   - 168 a_0^8 - 96 a_0^8 - 72 a_0^8 - 96 a_0^8
#   + 48 a_0^6 - 48 a_0^6 + 36 a_0^6
#   + 24 a_0^4 + 24 a_0^4
#   - 12 a_0^2
  }
right)
</annotation>
  </semantics>
</math>
</file>

<file path=Object 222/content.xml><?xml version="1.0" encoding="utf-8"?>
<math xmlns="http://www.w3.org/1998/Math/MathML" display="block">
  <semantics>
    <mrow>
      <msub>
        <mi mathvariant="italic">RHS</mi>
        <mn>2</mn>
      </msub>
      <mo stretchy="false">=</mo>
      <mtable>
        <mtr>
          <mtd>
            <mrow>
              <mn>3</mn>
              <mrow>
                <msubsup>
                  <mi>a</mi>
                  <mn>0</mn>
                  <mn>30</mn>
                </msubsup>
                <mo stretchy="false">−</mo>
                <mn>42</mn>
              </mrow>
              <mrow>
                <msubsup>
                  <mi>a</mi>
                  <mn>0</mn>
                  <mn>28</mn>
                </msubsup>
                <mo stretchy="false">+</mo>
                <mn>258</mn>
              </mrow>
              <mrow>
                <msubsup>
                  <mi>a</mi>
                  <mn>0</mn>
                  <mn>26</mn>
                </msubsup>
                <mo stretchy="false">−</mo>
                <mn>894</mn>
              </mrow>
              <mrow>
                <msubsup>
                  <mi>a</mi>
                  <mn>0</mn>
                  <mn>24</mn>
                </msubsup>
                <mo stretchy="false">+</mo>
                <mn>1848</mn>
              </mrow>
              <mrow>
                <msubsup>
                  <mi>a</mi>
                  <mn>0</mn>
                  <mn>22</mn>
                </msubsup>
                <mo stretchy="false">−</mo>
                <mn>2106</mn>
              </mrow>
              <mrow>
                <msubsup>
                  <mi>a</mi>
                  <mn>0</mn>
                  <mn>20</mn>
                </msubsup>
                <mo stretchy="false">+</mo>
                <mn>433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+</mo>
                <mn>1536</mn>
              </mrow>
              <mrow>
                <msubsup>
                  <mi>a</mi>
                  <mn>0</mn>
                  <mn>16</mn>
                </msubsup>
                <mo stretchy="false">−</mo>
                <mn>1980</mn>
              </mrow>
              <mrow>
                <msubsup>
                  <mi>a</mi>
                  <mn>0</mn>
                  <mn>14</mn>
                </msubsup>
                <mo stretchy="false">+</mo>
                <mn>540</mn>
              </mrow>
              <mrow>
                <msubsup>
                  <mi>a</mi>
                  <mn>0</mn>
                  <mn>12</mn>
                </msubsup>
                <mo stretchy="false">+</mo>
                <mn>564</mn>
              </mrow>
              <mrow>
                <msubsup>
                  <mi>a</mi>
                  <mn>0</mn>
                  <mn>10</mn>
                </msubsup>
                <mo stretchy="false">−</mo>
                <mn>432</mn>
              </mrow>
              <mrow>
                <msubsup>
                  <mi>a</mi>
                  <mn>0</mn>
                  <mn>8</mn>
                </msubsup>
                <mo stretchy="false">+</mo>
                <mn>36</mn>
              </mrow>
              <mrow>
                <msubsup>
                  <mi>a</mi>
                  <mn>0</mn>
                  <mn>6</mn>
                </msubsup>
                <mo stretchy="false">+</mo>
                <mn>48</mn>
              </mrow>
              <mrow>
                <msubsup>
                  <mi>a</mi>
                  <mn>0</mn>
                  <mn>4</mn>
                </msubsup>
                <mo stretchy="false">−</mo>
                <mn>12</mn>
              </mrow>
              <msubsup>
                <mi>a</mi>
                <mn>0</mn>
                <mn>2</mn>
              </msubsup>
            </mrow>
          </mtd>
        </mtr>
      </mtable>
    </mrow>
    <annotation encoding="StarMath 5.0">RHS_2 = 
  stack {
    3 a_0^30 - 42 a_0^28 + 258 a_0^26 - 894 a_0^24 + 1848 a_0^22 - 2106 a_0^20 + 433 a_0^18
#   + 1536 a_0^16 - 1980 a_0^14 + 540 a_0^12 + 564 a_0^10 - 432 a_0^8 + 36 a_0^6 + 48 a_0^4 - 12 a_0^2
  }
</annotation>
  </semantics>
</math>
</file>

<file path=Object 223/content.xml><?xml version="1.0" encoding="utf-8"?>
<math xmlns="http://www.w3.org/1998/Math/MathML" display="block">
  <semantics>
    <mrow>
      <mrow>
        <msub>
          <mi mathvariant="italic">RHS</mi>
          <mn>3</mn>
        </msub>
        <mo stretchy="false">=</mo>
        <msubsup>
          <mi>a</mi>
          <mn>0</mn>
          <mn>4</mn>
        </msubsup>
      </mrow>
      <mrow>
        <mo fence="true" form="prefix" stretchy="true">(</mo>
        <mrow>
          <mrow>
            <mrow>
              <msubsup>
                <mi>a</mi>
                <mn>0</mn>
                <mn>8</mn>
              </msubsup>
              <mo stretchy="false">−</mo>
              <mn>4</mn>
            </mrow>
            <mrow>
              <msubsup>
                <mi>a</mi>
                <mn>0</mn>
                <mn>6</mn>
              </msubsup>
              <mo stretchy="false">+</mo>
              <mn>6</mn>
            </mrow>
            <mrow>
              <msubsup>
                <mi>a</mi>
                <mn>0</mn>
                <mn>4</mn>
              </msubsup>
              <mo stretchy="false">−</mo>
              <mn>4</mn>
            </mrow>
            <mrow>
              <msubsup>
                <mi>a</mi>
                <mn>0</mn>
                <mn>2</mn>
              </msubsup>
              <mo stretchy="false">+</mo>
              <mn>1</mn>
            </mrow>
          </mrow>
        </mrow>
        <mo fence="true" form="postfix" stretchy="true">)</mo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6</mn>
            </mrow>
            <mrow>
              <msubsup>
                <mi>a</mi>
                <mn>0</mn>
                <mn>12</mn>
              </msubsup>
              <mo stretchy="false">−</mo>
              <mn>40</mn>
            </mrow>
            <mrow>
              <msubsup>
                <mi>a</mi>
                <mn>0</mn>
                <mn>10</mn>
              </msubsup>
              <mo stretchy="false">+</mo>
              <mn>23</mn>
            </mrow>
            <mrow>
              <msubsup>
                <mi>a</mi>
                <mn>0</mn>
                <mn>8</mn>
              </msubsup>
              <mo stretchy="false">+</mo>
              <mn>8</mn>
            </mrow>
            <mrow>
              <msubsup>
                <mi>a</mi>
                <mn>0</mn>
                <mn>6</mn>
              </msubsup>
              <mo stretchy="false">−</mo>
              <mn>10</mn>
            </mrow>
            <mrow>
              <msubsup>
                <mi>a</mi>
                <mn>0</mn>
                <mn>4</mn>
              </msubsup>
              <mo stretchy="false">+</mo>
              <mn>1</mn>
            </mrow>
          </mrow>
        </mrow>
        <mo fence="true" form="postfix" stretchy="true">)</mo>
      </mrow>
    </mrow>
    <annotation encoding="StarMath 5.0">RHS_3 =
  a_0^4
  left( a_0^8 - 4 a_0^6 + 6 a_0^4 - 4 a_0^2 + 1 right)
  left( a_0^16 - 8 a_0^14 + 26 a_0^12 - 40 a_0^10 + 23 a_0^8 + 8 a_0^6 - 10 a_0^4 + 1 right)</annotation>
  </semantics>
</math>
</file>

<file path=Object 224/content.xml><?xml version="1.0" encoding="utf-8"?>
<math xmlns="http://www.w3.org/1998/Math/MathML" display="block">
  <semantics>
    <mrow>
      <mrow>
        <msub>
          <mi mathvariant="italic">RHS</mi>
          <mn>3</mn>
        </msub>
        <mo stretchy="false">=</mo>
        <mrow>
          <mo fence="true" form="prefix" stretchy="true">(</mo>
          <mrow>
            <mrow>
              <mrow>
                <msubsup>
                  <mi>a</mi>
                  <mn>0</mn>
                  <mn>12</mn>
                </msubsup>
                <mo stretchy="false">−</mo>
                <mn>4</mn>
              </mrow>
              <mrow>
                <msubsup>
                  <mi>a</mi>
                  <mn>0</mn>
                  <mn>10</mn>
                </msubsup>
                <mo stretchy="false">+</mo>
                <mn>6</mn>
              </mrow>
              <mrow>
                <msubsup>
                  <mi>a</mi>
                  <mn>0</mn>
                  <mn>8</mn>
                </msubsup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+</mo>
                <msubsup>
                  <mi>a</mi>
                  <mn>0</mn>
                  <mn>4</mn>
                </msubsup>
              </mrow>
            </mrow>
          </mrow>
          <mo fence="true" form="postfix" stretchy="true">)</mo>
        </mrow>
      </mrow>
      <mrow>
        <mo fence="true" form="prefix" stretchy="true">(</mo>
        <mrow>
          <mrow>
            <mrow>
              <msubsup>
                <mi>a</mi>
                <mn>0</mn>
                <mn>16</mn>
              </msubsup>
              <mo stretchy="false">−</mo>
              <mn>8</mn>
            </mrow>
            <mrow>
              <msubsup>
                <mi>a</mi>
                <mn>0</mn>
                <mn>14</mn>
              </msubsup>
              <mo stretchy="false">+</mo>
              <mn>26</mn>
            </mrow>
            <mrow>
              <msubsup>
                <mi>a</mi>
                <mn>0</mn>
                <mn>12</mn>
              </msubsup>
              <mo stretchy="false">−</mo>
              <mn>40</mn>
            </mrow>
            <mrow>
              <msubsup>
                <mi>a</mi>
                <mn>0</mn>
                <mn>10</mn>
              </msubsup>
              <mo stretchy="false">+</mo>
              <mn>23</mn>
            </mrow>
            <mrow>
              <msubsup>
                <mi>a</mi>
                <mn>0</mn>
                <mn>8</mn>
              </msubsup>
              <mo stretchy="false">+</mo>
              <mn>8</mn>
            </mrow>
            <mrow>
              <msubsup>
                <mi>a</mi>
                <mn>0</mn>
                <mn>6</mn>
              </msubsup>
              <mo stretchy="false">−</mo>
              <mn>10</mn>
            </mrow>
            <mrow>
              <msubsup>
                <mi>a</mi>
                <mn>0</mn>
                <mn>4</mn>
              </msubsup>
              <mo stretchy="false">+</mo>
              <mn>1</mn>
            </mrow>
          </mrow>
        </mrow>
        <mo fence="true" form="postfix" stretchy="true">)</mo>
      </mrow>
    </mrow>
    <annotation encoding="StarMath 5.0">RHS_3 =
  left( a_0^12 - 4 a_0^10 + 6 a_0^8 - 4 a_0^6 + a_0^4 right)
  left( a_0^16 - 8 a_0^14 + 26 a_0^12 - 40 a_0^10 + 23 a_0^8 + 8 a_0^6 - 10 a_0^4 + 1 right)</annotation>
  </semantics>
</math>
</file>

<file path=Object 225/content.xml><?xml version="1.0" encoding="utf-8"?>
<math xmlns="http://www.w3.org/1998/Math/MathML" display="block">
  <semantics>
    <mrow>
      <msub>
        <mi mathvariant="italic">RHS</mi>
        <mn>3</mn>
      </msub>
      <mo stretchy="false">=</mo>
      <mrow>
        <mo fence="true" form="prefix" stretchy="true">(</mo>
        <mrow>
          <mtable>
            <mtr>
              <mtd>
                <mrow>
                  <mrow>
                    <msubsup>
                      <mi>a</mi>
                      <mn>0</mn>
                      <mn>28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26</mn>
                    </msubsup>
                    <mo stretchy="false">+</mo>
                    <mn>26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40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23</mn>
                  </mrow>
                  <mrow>
                    <msubsup>
                      <mi>a</mi>
                      <mn>0</mn>
                      <mn>20</mn>
                    </msubsup>
                    <mo stretchy="false">+</mo>
                    <mn>8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10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subsup>
                      <mi>a</mi>
                      <mn>0</mn>
                      <mn>12</mn>
                    </msubsup>
                  </mrow>
                </mrow>
              </mtd>
            </mtr>
            <mtr>
              <mtd>
                <mrow>
                  <mrow>
                    <mo stretchy="false">−</mo>
                    <mn>4</mn>
                  </mrow>
                  <mrow>
                    <msubsup>
                      <mi>a</mi>
                      <mn>0</mn>
                      <mn>26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104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160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92</mn>
                  </mrow>
                  <mrow>
                    <msubsup>
                      <mi>a</mi>
                      <mn>0</mn>
                      <mn>18</mn>
                    </msubsup>
                    <mo stretchy="false">−</mo>
                    <mn>32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40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4</mn>
                  </mrow>
                  <msubsup>
                    <mi>a</mi>
                    <mn>0</mn>
                    <mn>10</mn>
                  </msubsup>
                </mrow>
              </mtd>
            </mtr>
            <mtr>
              <mtd>
                <mrow>
                  <mrow>
                    <mo stretchy="false">+</mo>
                    <mn>6</mn>
                  </mrow>
                  <mrow>
                    <msubsup>
                      <mi>a</mi>
                      <mn>0</mn>
                      <mn>24</mn>
                    </msubsup>
                    <mo stretchy="false">−</mo>
                    <mn>48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156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240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38</mn>
                  </mrow>
                  <mrow>
                    <msubsup>
                      <mi>a</mi>
                      <mn>0</mn>
                      <mn>16</mn>
                    </msubsup>
                    <mo stretchy="false">+</mo>
                    <mn>48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60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6</mn>
                  </mrow>
                  <msubsup>
                    <mi>a</mi>
                    <mn>0</mn>
                    <mn>8</mn>
                  </msubsup>
                </mrow>
              </mtd>
            </mtr>
            <mtr>
              <mtd>
                <mrow>
                  <mrow>
                    <mo stretchy="false">−</mo>
                    <mn>4</mn>
                  </mrow>
                  <mrow>
                    <msubsup>
                      <mi>a</mi>
                      <mn>0</mn>
                      <mn>22</mn>
                    </msubsup>
                    <mo stretchy="false">+</mo>
                    <mn>24</mn>
                  </mrow>
                  <mrow>
                    <msubsup>
                      <mi>a</mi>
                      <mn>0</mn>
                      <mn>20</mn>
                    </msubsup>
                    <mo stretchy="false">−</mo>
                    <mn>104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160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92</mn>
                  </mrow>
                  <mrow>
                    <msubsup>
                      <mi>a</mi>
                      <mn>0</mn>
                      <mn>14</mn>
                    </msubsup>
                    <mo stretchy="false">−</mo>
                    <mn>32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40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4</mn>
                  </mrow>
                  <msubsup>
                    <mi>a</mi>
                    <mn>0</mn>
                    <mn>6</mn>
                  </msubsup>
                </mrow>
              </mtd>
            </mtr>
            <mtr>
              <mtd>
                <mrow>
                  <mrow>
                    <mrow>
                      <mo stretchy="false">+</mo>
                      <msubsup>
                        <mi>a</mi>
                        <mn>0</mn>
                        <mn>20</mn>
                      </msubsup>
                    </mrow>
                    <mo stretchy="false">−</mo>
                    <mn>8</mn>
                  </mrow>
                  <mrow>
                    <msubsup>
                      <mi>a</mi>
                      <mn>0</mn>
                      <mn>18</mn>
                    </msubsup>
                    <mo stretchy="false">+</mo>
                    <mn>26</mn>
                  </mrow>
                  <mrow>
                    <msubsup>
                      <mi>a</mi>
                      <mn>0</mn>
                      <mn>16</mn>
                    </msubsup>
                    <mo stretchy="false">−</mo>
                    <mn>40</mn>
                  </mrow>
                  <mrow>
                    <msubsup>
                      <mi>a</mi>
                      <mn>0</mn>
                      <mn>14</mn>
                    </msubsup>
                    <mo stretchy="false">+</mo>
                    <mn>23</mn>
                  </mrow>
                  <mrow>
                    <msubsup>
                      <mi>a</mi>
                      <mn>0</mn>
                      <mn>12</mn>
                    </msubsup>
                    <mo stretchy="false">+</mo>
                    <mn>8</mn>
                  </mrow>
                  <mrow>
                    <msubsup>
                      <mi>a</mi>
                      <mn>0</mn>
                      <mn>10</mn>
                    </msubsup>
                    <mo stretchy="false">−</mo>
                    <mn>10</mn>
                  </mrow>
                  <mrow>
                    <msubsup>
                      <mi>a</mi>
                      <mn>0</mn>
                      <mn>8</mn>
                    </msubsup>
                    <mo stretchy="false">+</mo>
                    <msubsup>
                      <mi>a</mi>
                      <mn>0</mn>
                      <mn>4</mn>
                    </msubsup>
                  </mrow>
                </mrow>
              </mtd>
            </mtr>
          </mtable>
        </mrow>
        <mo fence="true" form="postfix" stretchy="true">)</mo>
      </mrow>
    </mrow>
    <annotation encoding="StarMath 5.0">RHS_3 =
left(
  stack{
        a_0^28 -  8 a_0^26 +  26 a_0^24 -  40 a_0^22 +  23 a_0^20 +  8 a_0^18 - 10 a_0^16 +   a_0^12
#   - 4 a_0^26 + 24 a_0^24 - 104 a_0^22 + 160 a_0^20 -  92 a_0^18 - 32 a_0^16 + 40 a_0^14 - 4 a_0^10
#   + 6 a_0^24 - 48 a_0^22 + 156 a_0^20 - 240 a_0^18 + 138 a_0^16 + 48 a_0^14 - 60 a_0^12 + 6 a_0^8
#   - 4 a_0^22 + 24 a_0^20 - 104 a_0^18 + 160 a_0^16 -  92 a_0^14 - 32 a_0^12 + 40 a_0^10 - 4 a_0^6
#   +   a_0^20 -  8 a_0^18 +  26 a_0^16 -  40 a_0^14 +  23 a_0^12 +  8 a_0^10 - 10 a_0^8  +   a_0^4
  }
right)

</annotation>
  </semantics>
</math>
</file>

<file path=Object 226/content.xml><?xml version="1.0" encoding="utf-8"?>
<math xmlns="http://www.w3.org/1998/Math/MathML" display="block">
  <semantics>
    <mrow>
      <msub>
        <mi mathvariant="italic">RHS</mi>
        <mn>3</mn>
      </msub>
      <mo stretchy="false">=</mo>
      <mtable>
        <mtr>
          <mtd>
            <msubsup>
              <mi>a</mi>
              <mn>0</mn>
              <mn>28</mn>
            </msubsup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26</mn>
                </msubsup>
                <mo stretchy="false">−</mo>
                <mn>4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26</mn>
              </mrow>
              <mrow>
                <msubsup>
                  <mi>a</mi>
                  <mn>0</mn>
                  <mn>24</mn>
                </msubsup>
                <mo stretchy="false">+</mo>
                <mn>24</mn>
              </mrow>
              <mrow>
                <msubsup>
                  <mi>a</mi>
                  <mn>0</mn>
                  <mn>24</mn>
                </msubsup>
                <mo stretchy="false">+</mo>
                <mn>6</mn>
              </mrow>
              <msubsup>
                <mi>a</mi>
                <mn>0</mn>
                <mn>24</mn>
              </msubsup>
            </mrow>
          </mtd>
        </mtr>
        <mtr>
          <mtd>
            <mrow>
              <mrow>
                <mo stretchy="false">−</mo>
                <mn>40</mn>
              </mrow>
              <mrow>
                <msubsup>
                  <mi>a</mi>
                  <mn>0</mn>
                  <mn>22</mn>
                </msubsup>
                <mo stretchy="false">−</mo>
                <mn>104</mn>
              </mrow>
              <mrow>
                <msubsup>
                  <mi>a</mi>
                  <mn>0</mn>
                  <mn>22</mn>
                </msubsup>
                <mo stretchy="false">−</mo>
                <mn>48</mn>
              </mrow>
              <mrow>
                <msubsup>
                  <mi>a</mi>
                  <mn>0</mn>
                  <mn>22</mn>
                </msubsup>
                <mo stretchy="false">−</mo>
                <mn>4</mn>
              </mrow>
              <msubsup>
                <mi>a</mi>
                <mn>0</mn>
                <mn>22</mn>
              </msubsup>
            </mrow>
          </mtd>
        </mtr>
        <mtr>
          <mtd>
            <mrow>
              <mrow>
                <mo stretchy="false">+</mo>
                <mn>23</mn>
              </mrow>
              <mrow>
                <msubsup>
                  <mi>a</mi>
                  <mn>0</mn>
                  <mn>20</mn>
                </msubsup>
                <mo stretchy="false">+</mo>
                <mn>160</mn>
              </mrow>
              <mrow>
                <msubsup>
                  <mi>a</mi>
                  <mn>0</mn>
                  <mn>20</mn>
                </msubsup>
                <mo stretchy="false">+</mo>
                <mn>156</mn>
              </mrow>
              <mrow>
                <msubsup>
                  <mi>a</mi>
                  <mn>0</mn>
                  <mn>20</mn>
                </msubsup>
                <mo stretchy="false">+</mo>
                <mn>24</mn>
              </mrow>
              <mrow>
                <msubsup>
                  <mi>a</mi>
                  <mn>0</mn>
                  <mn>20</mn>
                </msubsup>
                <mo stretchy="false">+</mo>
                <msubsup>
                  <mi>a</mi>
                  <mn>0</mn>
                  <mn>20</mn>
                </msubsup>
              </mrow>
            </mrow>
          </mtd>
        </mtr>
        <mtr>
          <mtd>
            <mrow>
              <mrow>
                <mo stretchy="false">+</mo>
                <mn>8</mn>
              </mrow>
              <mrow>
                <msubsup>
                  <mi>a</mi>
                  <mn>0</mn>
                  <mn>18</mn>
                </msubsup>
                <mo stretchy="false">−</mo>
                <mn>92</mn>
              </mrow>
              <mrow>
                <msubsup>
                  <mi>a</mi>
                  <mn>0</mn>
                  <mn>18</mn>
                </msubsup>
                <mo stretchy="false">−</mo>
                <mn>240</mn>
              </mrow>
              <mrow>
                <msubsup>
                  <mi>a</mi>
                  <mn>0</mn>
                  <mn>18</mn>
                </msubsup>
                <mo stretchy="false">−</mo>
                <mn>104</mn>
              </mrow>
              <mrow>
                <msubsup>
                  <mi>a</mi>
                  <mn>0</mn>
                  <mn>18</mn>
                </msubsup>
                <mo stretchy="false">−</mo>
                <mn>8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10</mn>
              </mrow>
              <mrow>
                <msubsup>
                  <mi>a</mi>
                  <mn>0</mn>
                  <mn>16</mn>
                </msubsup>
                <mo stretchy="false">−</mo>
                <mn>32</mn>
              </mrow>
              <mrow>
                <msubsup>
                  <mi>a</mi>
                  <mn>0</mn>
                  <mn>16</mn>
                </msubsup>
                <mo stretchy="false">+</mo>
                <mn>138</mn>
              </mrow>
              <mrow>
                <msubsup>
                  <mi>a</mi>
                  <mn>0</mn>
                  <mn>16</mn>
                </msubsup>
                <mo stretchy="false">+</mo>
                <mn>160</mn>
              </mrow>
              <mrow>
                <msubsup>
                  <mi>a</mi>
                  <mn>0</mn>
                  <mn>16</mn>
                </msubsup>
                <mo stretchy="false">+</mo>
                <mn>26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+</mo>
                <mn>40</mn>
              </mrow>
              <mrow>
                <msubsup>
                  <mi>a</mi>
                  <mn>0</mn>
                  <mn>14</mn>
                </msubsup>
                <mo stretchy="false">+</mo>
                <mn>48</mn>
              </mrow>
              <mrow>
                <msubsup>
                  <mi>a</mi>
                  <mn>0</mn>
                  <mn>14</mn>
                </msubsup>
                <mo stretchy="false">−</mo>
                <mn>92</mn>
              </mrow>
              <mrow>
                <msubsup>
                  <mi>a</mi>
                  <mn>0</mn>
                  <mn>14</mn>
                </msubsup>
                <mo stretchy="false">−</mo>
                <mn>40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row>
                  <mo stretchy="false">+</mo>
                  <msubsup>
                    <mi>a</mi>
                    <mn>0</mn>
                    <mn>12</mn>
                  </msubsup>
                </mrow>
                <mo stretchy="false">−</mo>
                <mn>60</mn>
              </mrow>
              <mrow>
                <msubsup>
                  <mi>a</mi>
                  <mn>0</mn>
                  <mn>12</mn>
                </msubsup>
                <mo stretchy="false">−</mo>
                <mn>32</mn>
              </mrow>
              <mrow>
                <msubsup>
                  <mi>a</mi>
                  <mn>0</mn>
                  <mn>12</mn>
                </msubsup>
                <mo stretchy="false">+</mo>
                <mn>23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10</mn>
                </msubsup>
                <mo stretchy="false">+</mo>
                <mn>40</mn>
              </mrow>
              <mrow>
                <msubsup>
                  <mi>a</mi>
                  <mn>0</mn>
                  <mn>10</mn>
                </msubsup>
                <mo stretchy="false">+</mo>
                <mn>8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6</mn>
              </mrow>
              <mrow>
                <msubsup>
                  <mi>a</mi>
                  <mn>0</mn>
                  <mn>8</mn>
                </msubsup>
                <mo stretchy="false">−</mo>
                <mn>10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−</mo>
                <mn>4</mn>
              </mrow>
              <msubsup>
                <mi>a</mi>
                <mn>0</mn>
                <mn>6</mn>
              </msubsup>
            </mrow>
          </mtd>
        </mtr>
        <mtr>
          <mtd>
            <mrow>
              <mo stretchy="false">+</mo>
              <msubsup>
                <mi>a</mi>
                <mn>0</mn>
                <mn>4</mn>
              </msubsup>
            </mrow>
          </mtd>
        </mtr>
      </mtable>
    </mrow>
    <annotation encoding="StarMath 5.0">RHS_3 =
stack{
     a_0^28
#  - 8 a_0^26 - 4 a_0^26
#  + 26 a_0^24 + 24 a_0^24 + 6 a_0^24
#  - 40 a_0^22 - 104 a_0^22 - 48 a_0^22 - 4 a_0^22
#  + 23 a_0^20 + 160 a_0^20 + 156 a_0^20 + 24 a_0^20 + a_0^20
#  + 8 a_0^18 - 92 a_0^18 - 240 a_0^18 - 104 a_0^18 - 8 a_0^18
#  - 10 a_0^16 - 32 a_0^16 + 138 a_0^16 + 160 a_0^16 + 26 a_0^16
#  + 40 a_0^14 + 48 a_0^14 - 92 a_0^14 - 40 a_0^14
#  + a_0^12 - 60 a_0^12 - 32 a_0^12 + 23 a_0^12
#  - 4 a_0^10 + 40 a_0^10 + 8 a_0^10
#  + 6 a_0^8 - 10 a_0^8
#  - 4 a_0^6
#  +   a_0^4
}
</annotation>
  </semantics>
</math>
</file>

<file path=Object 227/content.xml><?xml version="1.0" encoding="utf-8"?>
<math xmlns="http://www.w3.org/1998/Math/MathML" display="block">
  <semantics>
    <mrow>
      <msub>
        <mi mathvariant="italic">RHS</mi>
        <mn>3</mn>
      </msub>
      <mo stretchy="false">=</mo>
      <mtable>
        <mtr>
          <mtd>
            <mrow>
              <mrow>
                <msubsup>
                  <mi>a</mi>
                  <mn>0</mn>
                  <mn>28</mn>
                </msubsup>
                <mo stretchy="false">−</mo>
                <mn>12</mn>
              </mrow>
              <mrow>
                <msubsup>
                  <mi>a</mi>
                  <mn>0</mn>
                  <mn>26</mn>
                </msubsup>
                <mo stretchy="false">+</mo>
                <mn>56</mn>
              </mrow>
              <mrow>
                <msubsup>
                  <mi>a</mi>
                  <mn>0</mn>
                  <mn>24</mn>
                </msubsup>
                <mo stretchy="false">−</mo>
                <mn>196</mn>
              </mrow>
              <mrow>
                <msubsup>
                  <mi>a</mi>
                  <mn>0</mn>
                  <mn>22</mn>
                </msubsup>
                <mo stretchy="false">+</mo>
                <mn>364</mn>
              </mrow>
              <mrow>
                <msubsup>
                  <mi>a</mi>
                  <mn>0</mn>
                  <mn>20</mn>
                </msubsup>
                <mo stretchy="false">−</mo>
                <mn>436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+</mo>
                <mn>282</mn>
              </mrow>
              <mrow>
                <msubsup>
                  <mi>a</mi>
                  <mn>0</mn>
                  <mn>16</mn>
                </msubsup>
                <mo stretchy="false">−</mo>
                <mn>44</mn>
              </mrow>
              <mrow>
                <msubsup>
                  <mi>a</mi>
                  <mn>0</mn>
                  <mn>14</mn>
                </msubsup>
                <mo stretchy="false">−</mo>
                <mn>68</mn>
              </mrow>
              <mrow>
                <msubsup>
                  <mi>a</mi>
                  <mn>0</mn>
                  <mn>12</mn>
                </msubsup>
                <mo stretchy="false">+</mo>
                <mn>44</mn>
              </mrow>
              <mrow>
                <msubsup>
                  <mi>a</mi>
                  <mn>0</mn>
                  <mn>10</mn>
                </msubsup>
                <mo stretchy="false">−</mo>
                <mn>4</mn>
              </mrow>
              <mrow>
                <msubsup>
                  <mi>a</mi>
                  <mn>0</mn>
                  <mn>8</mn>
                </msubsup>
                <mo stretchy="false">−</mo>
                <mn>4</mn>
              </mrow>
              <mrow>
                <msubsup>
                  <mi>a</mi>
                  <mn>0</mn>
                  <mn>6</mn>
                </msubsup>
                <mo stretchy="false">+</mo>
                <msubsup>
                  <mi>a</mi>
                  <mn>0</mn>
                  <mn>4</mn>
                </msubsup>
              </mrow>
            </mrow>
          </mtd>
        </mtr>
      </mtable>
    </mrow>
    <annotation encoding="StarMath 5.0">RHS_3 =
stack{
     a_0^28 - 12 a_0^26 + 56 a_0^24 - 196 a_0^22 + 364 a_0^20 - 436 a_0^18
#  + 282 a_0^16 - 44 a_0^14 - 68 a_0^12 + 44 a_0^10 - 4 a_0^8 - 4 a_0^6 + a_0^4
}
</annotation>
  </semantics>
</math>
</file>

<file path=Object 228/content.xml><?xml version="1.0" encoding="utf-8"?>
<math xmlns="http://www.w3.org/1998/Math/MathML" display="block">
  <semantics>
    <mrow>
      <mrow>
        <msub>
          <mi mathvariant="italic">LHS</mi>
          <mn>1</mn>
        </msub>
        <mo stretchy="false">−</mo>
        <msub>
          <mi mathvariant="italic">LHS</mi>
          <mn>2</mn>
        </msub>
      </mrow>
      <mo stretchy="false">=</mo>
      <mrow>
        <msub>
          <mi mathvariant="italic">RHS</mi>
          <mn>1</mn>
        </msub>
        <mo stretchy="false">−</mo>
        <msub>
          <mi mathvariant="italic">RHS</mi>
          <mn>2</mn>
        </msub>
        <mo stretchy="false">+</mo>
        <msub>
          <mi mathvariant="italic">RHS</mi>
          <mn>3</mn>
        </msub>
      </mrow>
    </mrow>
    <annotation encoding="StarMath 5.0">LHS_1 - LHS_2 = RHS_1 - RHS_2 + RHS_3</annotation>
  </semantics>
</math>
</file>

<file path=Object 229/content.xml><?xml version="1.0" encoding="utf-8"?>
<math xmlns="http://www.w3.org/1998/Math/MathML" display="block">
  <semantics>
    <mrow>
      <mtable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32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30</mn>
                          </msubsup>
                          <mo stretchy="false">+</mo>
                          <mn>112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440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930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352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584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+</mo>
                          <mn>980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700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+</mo>
                          <mn>832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392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720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+</mo>
                          <mn>248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80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80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+</mo>
                          <mn>16</mn>
                        </mrow>
                        <msubsup>
                          <mi>a</mi>
                          <mn>0</mn>
                          <mn>2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stretchy="false">−</mo>
              <mspace width="0.5em"/>
            </mrow>
          </mtd>
        </mtr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30</mn>
                          </msubsup>
                          <mo stretchy="false">−</mo>
                          <mn>14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+</mo>
                          <mn>86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−</mo>
                          <mn>301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+</mo>
                          <mn>648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−</mo>
                          <mn>848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+</mo>
                          <mn>571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22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366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267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54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24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14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2</mn>
                        </mrow>
                        <msubsup>
                          <mi>a</mi>
                          <mn>0</mn>
                          <mn>4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</mtable>
      <mo stretchy="false">=</mo>
      <mtable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32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30</mn>
                          </msubsup>
                          <mo stretchy="false">+</mo>
                          <mn>112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440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1016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216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56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+</mo>
                          <mn>1936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216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32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1760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928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400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448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32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−</mo>
                          <mn>64</mn>
                        </mrow>
                        <mrow>
                          <msubsup>
                            <mi>a</mi>
                            <mn>0</mn>
                            <mn>2</mn>
                          </msubsup>
                          <mo stretchy="false">+</mo>
                          <mn>16</mn>
                        </mrow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stretchy="false">−</mo>
              <mspace width="0.5em"/>
            </mrow>
          </mtd>
        </mtr>
        <mtr>
          <mtd>
            <mrow>
              <mo fence="true" form="prefix" stretchy="true">(</mo>
              <mrow>
                <mtable>
                  <mtr>
                    <mtd>
                      <mrow>
                        <mn>3</mn>
                        <mrow>
                          <msubsup>
                            <mi>a</mi>
                            <mn>0</mn>
                            <mn>30</mn>
                          </msubsup>
                          <mo stretchy="false">−</mo>
                          <mn>42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+</mo>
                          <mn>258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−</mo>
                          <mn>894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+</mo>
                          <mn>1848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−</mo>
                          <mn>2106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+</mo>
                          <mn>433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1536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1980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540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564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432</mn>
                        </mrow>
                        <msubsup>
                          <mi>a</mi>
                          <mn>0</mn>
                          <mn>8</mn>
                        </msubsup>
                        <mn>36</mn>
                        <mrow>
                          <msubsup>
                            <mi>a</mi>
                            <mn>0</mn>
                            <mn>6</mn>
                          </msubsup>
                          <mo stretchy="false">+</mo>
                          <mn>48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−</mo>
                          <mn>12</mn>
                        </mrow>
                        <msubsup>
                          <mi>a</mi>
                          <mn>0</mn>
                          <mn>2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stretchy="false">+</mo>
              <mspace width="0.5em"/>
            </mrow>
          </mtd>
        </mtr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12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56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96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364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−</mo>
                          <mn>436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282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44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−</mo>
                          <mn>68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44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+</mo>
                          <msubsup>
                            <mi>a</mi>
                            <mn>0</mn>
                            <mn>4</mn>
                          </msubsup>
                        </mrow>
                      </mrow>
                    </mtd>
                  </mtr>
                </mtable>
              </mrow>
              <mo fence="true" form="postfix" stretchy="true">)</mo>
            </mrow>
          </mtd>
        </mtr>
      </mtable>
    </mrow>
    <annotation encoding="StarMath 5.0">stack{
left(
  stack{
    a_0^32 - 16 a_0^30 + 112 a_0^28 - 440 a_0^26 + 930 a_0^24 - 1352 a_0^22 + 584 a_0^20 + 980 a_0^18
# - 1700 a_0^16 + 832 a_0^14 + 392 a_0^12 - 720 a_0^10 + 248 a_0^8 + 80 a_0^6 - 80 a_0^4 + 16 a_0^2
  }
right)
# - `
#
left(
  stack {
    a_0^30 - 14 a_0^28 + 86 a_0^26 - 301 a_0^24 + 648 a_0^22 - 848 a_0^20 + 571 a_0^18
#   + 22 a_0^16 - 366 a_0^14 + 267 a_0^12 - 54 a_0^10 - 24 a_0^8 + 14 a_0^6 - 2 a_0^4
  }
right)
}
 =
stack{
left(
  stack {
    a_0^32 - 16 a_0^30 + 112 a_0^28 - 440 a_0^26 + 1016 a_0^24 - 1216 a_0^22 + 56 a_0^20 + 1936 a_0^18
# - 2216 a_0^16 - 32 a_0^14 + 1760 a_0^12 - 928 a_0^10 - 400 a_0^8 + 448 a_0^6 - 32 a_0^4 - 64 a_0^2 + 16
  }
right)
# - `
#
left(
  stack {
    3 a_0^30 - 42 a_0^28 + 258 a_0^26 - 894 a_0^24 + 1848 a_0^22 - 2106 a_0^20 + 433 a_0^18
#   + 1536 a_0^16 - 1980 a_0^14 + 540 a_0^12 + 564 a_0^10 - 432 a_0^8 36 a_0^6 + 48 a_0^4 - 12 a_0^2
  }
right)
# + `
#
left(
  stack{
     a_0^28 - 12 a_0^26 + 56 a_0^24 - 196 a_0^22 + 364 a_0^20 - 436 a_0^18
#  + 282 a_0^16 - 44 a_0^14 - 68 a_0^12 + 44 a_0^10 - 4 a_0^8 - 4 a_0^6 + a_0^4
  }
right)
}</annotation>
  </semantics>
</math>
</file>

<file path=Object 23/content.xml><?xml version="1.0" encoding="utf-8"?>
<math xmlns="http://www.w3.org/1998/Math/MathML" display="block">
  <semantics>
    <mrow>
      <mrow>
        <mo stretchy="false">−</mo>
        <msub>
          <mi>a</mi>
          <mn>0</mn>
        </msub>
      </mrow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</mrow>
    </mrow>
    <annotation encoding="StarMath 5.0">-a_0 = {a_0 - frac { 1 } { a_0 }} - frac { 1 } { a_0 - frac { 1 } { a_0 } }</annotation>
  </semantics>
</math>
</file>

<file path=Object 230/content.xml><?xml version="1.0" encoding="utf-8"?>
<math xmlns="http://www.w3.org/1998/Math/MathML" display="block">
  <semantics>
    <mrow>
      <mtable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32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30</mn>
                          </msubsup>
                          <mo stretchy="false">+</mo>
                          <mn>112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440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930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352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584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+</mo>
                          <mn>980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700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+</mo>
                          <mn>832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392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720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+</mo>
                          <mn>248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80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80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+</mo>
                          <mn>16</mn>
                        </mrow>
                        <msubsup>
                          <mi>a</mi>
                          <mn>0</mn>
                          <mn>2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stretchy="false">+</mo>
              <mspace width="0.5em"/>
            </mrow>
          </mtd>
        </mtr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row>
                            <mo stretchy="false">−</mo>
                            <msubsup>
                              <mi>a</mi>
                              <mn>0</mn>
                              <mn>30</mn>
                            </msubsup>
                          </mrow>
                          <mo stretchy="false">+</mo>
                          <mn>14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86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301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648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848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−</mo>
                          <mn>571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2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+</mo>
                          <mn>366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−</mo>
                          <mn>267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54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+</mo>
                          <mn>24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−</mo>
                          <mn>14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+</mo>
                          <mn>2</mn>
                        </mrow>
                        <msubsup>
                          <mi>a</mi>
                          <mn>0</mn>
                          <mn>4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</mtable>
      <mo stretchy="false">=</mo>
      <mtable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32</mn>
                          </msubsup>
                          <mo stretchy="false">−</mo>
                          <mn>16</mn>
                        </mrow>
                        <mrow>
                          <msubsup>
                            <mi>a</mi>
                            <mn>0</mn>
                            <mn>30</mn>
                          </msubsup>
                          <mo stretchy="false">+</mo>
                          <mn>112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440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1016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216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56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+</mo>
                          <mn>1936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216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32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+</mo>
                          <mn>1760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928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400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+</mo>
                          <mn>448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32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−</mo>
                          <mn>64</mn>
                        </mrow>
                        <mrow>
                          <msubsup>
                            <mi>a</mi>
                            <mn>0</mn>
                            <mn>2</mn>
                          </msubsup>
                          <mo stretchy="false">+</mo>
                          <mn>16</mn>
                        </mrow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stretchy="false">+</mo>
              <mspace width="0.5em"/>
            </mrow>
          </mtd>
        </mtr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o stretchy="false">−</mo>
                          <mn>3</mn>
                        </mrow>
                        <mrow>
                          <msubsup>
                            <mi>a</mi>
                            <mn>0</mn>
                            <mn>30</mn>
                          </msubsup>
                          <mo stretchy="false">+</mo>
                          <mn>42</mn>
                        </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258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894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848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2106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−</mo>
                          <mn>433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536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+</mo>
                          <mn>1980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−</mo>
                          <mn>540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−</mo>
                          <mn>564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+</mo>
                          <mn>432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−</mo>
                          <mn>36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−</mo>
                          <mn>48</mn>
                        </mrow>
                        <mrow>
                          <msubsup>
                            <mi>a</mi>
                            <mn>0</mn>
                            <mn>4</mn>
                          </msubsup>
                          <mo stretchy="false">+</mo>
                          <mn>12</mn>
                        </mrow>
                        <msubsup>
                          <mi>a</mi>
                          <mn>0</mn>
                          <mn>2</mn>
                        </msubsup>
                      </mrow>
                    </mtd>
                  </mtr>
                </mtable>
              </mrow>
              <mo fence="true" form="postfix" stretchy="true">)</mo>
            </mrow>
          </mtd>
        </mtr>
        <mtr>
          <mtd>
            <mrow>
              <mo stretchy="false">+</mo>
              <mspace width="0.5em"/>
            </mrow>
          </mtd>
        </mtr>
        <mtr>
          <mtd>
            <mrow>
              <mo fence="true" form="prefix" stretchy="true">(</mo>
              <mrow>
                <mtable>
                  <mtr>
                    <mtd>
                      <mrow>
                        <mrow>
                          <msubsup>
                            <mi>a</mi>
                            <mn>0</mn>
                            <mn>28</mn>
                          </msubsup>
                          <mo stretchy="false">−</mo>
                          <mn>12</mn>
                        </mrow>
                        <mrow>
                          <msubsup>
                            <mi>a</mi>
                            <mn>0</mn>
                            <mn>26</mn>
                          </msubsup>
                          <mo stretchy="false">+</mo>
                          <mn>56</mn>
                        </mrow>
                        <mrow>
                          <msubsup>
                            <mi>a</mi>
                            <mn>0</mn>
                            <mn>24</mn>
                          </msubsup>
                          <mo stretchy="false">−</mo>
                          <mn>196</mn>
                        </mrow>
                        <mrow>
                          <msubsup>
                            <mi>a</mi>
                            <mn>0</mn>
                            <mn>22</mn>
                          </msubsup>
                          <mo stretchy="false">+</mo>
                          <mn>364</mn>
                        </mrow>
                        <mrow>
                          <msubsup>
                            <mi>a</mi>
                            <mn>0</mn>
                            <mn>20</mn>
                          </msubsup>
                          <mo stretchy="false">−</mo>
                          <mn>436</mn>
                        </mrow>
                        <msubsup>
                          <mi>a</mi>
                          <mn>0</mn>
                          <mn>18</mn>
                        </msubsup>
                      </mrow>
                    </mtd>
                  </mtr>
                  <mtr>
                    <mtd>
                      <mrow>
                        <mrow>
                          <mo stretchy="false">+</mo>
                          <mn>282</mn>
                        </mrow>
                        <mrow>
                          <msubsup>
                            <mi>a</mi>
                            <mn>0</mn>
                            <mn>16</mn>
                          </msubsup>
                          <mo stretchy="false">−</mo>
                          <mn>44</mn>
                        </mrow>
                        <mrow>
                          <msubsup>
                            <mi>a</mi>
                            <mn>0</mn>
                            <mn>14</mn>
                          </msubsup>
                          <mo stretchy="false">−</mo>
                          <mn>68</mn>
                        </mrow>
                        <mrow>
                          <msubsup>
                            <mi>a</mi>
                            <mn>0</mn>
                            <mn>12</mn>
                          </msubsup>
                          <mo stretchy="false">+</mo>
                          <mn>44</mn>
                        </mrow>
                        <mrow>
                          <msubsup>
                            <mi>a</mi>
                            <mn>0</mn>
                            <mn>10</mn>
                          </msubsup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8</mn>
                          </msubsup>
                          <mo stretchy="false">−</mo>
                          <mn>4</mn>
                        </mrow>
                        <mrow>
                          <msubsup>
                            <mi>a</mi>
                            <mn>0</mn>
                            <mn>6</mn>
                          </msubsup>
                          <mo stretchy="false">+</mo>
                          <msubsup>
                            <mi>a</mi>
                            <mn>0</mn>
                            <mn>4</mn>
                          </msubsup>
                        </mrow>
                      </mrow>
                    </mtd>
                  </mtr>
                </mtable>
              </mrow>
              <mo fence="true" form="postfix" stretchy="true">)</mo>
            </mrow>
          </mtd>
        </mtr>
      </mtable>
    </mrow>
    <annotation encoding="StarMath 5.0">stack{
left(
  stack{
    a_0^32 - 16 a_0^30 + 112 a_0^28 - 440 a_0^26 + 930 a_0^24 - 1352 a_0^22 + 584 a_0^20 + 980 a_0^18
# - 1700 a_0^16 + 832 a_0^14 + 392 a_0^12 - 720 a_0^10 + 248 a_0^8 + 80 a_0^6 - 80 a_0^4 + 16 a_0^2
  }
right)
# + `
#
left(
  stack {
    - a_0^30 + 14 a_0^28 - 86 a_0^26 + 301 a_0^24 - 648 a_0^22 + 848 a_0^20 - 571 a_0^18
#   - 22 a_0^16 + 366 a_0^14 - 267 a_0^12 + 54 a_0^10 + 24 a_0^8 - 14 a_0^6 + 2 a_0^4
  }
right)
}
 =
stack{
left(
  stack {
    a_0^32 - 16 a_0^30 + 112 a_0^28 - 440 a_0^26 + 1016 a_0^24 - 1216 a_0^22 + 56 a_0^20 + 1936 a_0^18
# - 2216 a_0^16 - 32 a_0^14 + 1760 a_0^12 - 928 a_0^10 - 400 a_0^8 + 448 a_0^6 - 32 a_0^4 - 64 a_0^2 + 16
  }
right)
# + `
#
left(
  stack {
    - 3 a_0^30 + 42 a_0^28 - 258 a_0^26 + 894 a_0^24 - 1848 a_0^22 + 2106 a_0^20 - 433 a_0^18
#   - 1536 a_0^16 + 1980 a_0^14 - 540 a_0^12 - 564 a_0^10 + 432 a_0^8 - 36 a_0^6 - 48 a_0^4 + 12 a_0^2
  }
right)
# + `
#
left(
  stack{
     a_0^28 - 12 a_0^26 + 56 a_0^24 - 196 a_0^22 + 364 a_0^20 - 436 a_0^18
#  + 282 a_0^16 - 44 a_0^14 - 68 a_0^12 + 44 a_0^10 - 4 a_0^8 - 4 a_0^6 + a_0^4
  }
right)
}</annotation>
  </semantics>
</math>
</file>

<file path=Object 231/content.xml><?xml version="1.0" encoding="utf-8"?>
<math xmlns="http://www.w3.org/1998/Math/MathML" display="block">
  <semantics>
    <mrow>
      <mtable>
        <mtr>
          <mtd>
            <msubsup>
              <mi>a</mi>
              <mn>0</mn>
              <mn>32</mn>
            </msubsup>
          </mtd>
        </mtr>
        <mtr>
          <mtd>
            <mrow>
              <mrow>
                <mo stretchy="false">−</mo>
                <mn>16</mn>
              </mrow>
              <mrow>
                <msubsup>
                  <mi>a</mi>
                  <mn>0</mn>
                  <mn>30</mn>
                </msubsup>
                <mo stretchy="false">−</mo>
                <msubsup>
                  <mi>a</mi>
                  <mn>0</mn>
                  <mn>30</mn>
                </msubsup>
              </mrow>
            </mrow>
          </mtd>
        </mtr>
        <mtr>
          <mtd>
            <mrow>
              <mrow>
                <mo stretchy="false">+</mo>
                <mn>112</mn>
              </mrow>
              <mrow>
                <msubsup>
                  <mi>a</mi>
                  <mn>0</mn>
                  <mn>28</mn>
                </msubsup>
                <mo stretchy="false">+</mo>
                <mn>14</mn>
              </mrow>
              <msubsup>
                <mi>a</mi>
                <mn>0</mn>
                <mn>28</mn>
              </msubsup>
            </mrow>
          </mtd>
        </mtr>
        <mtr>
          <mtd>
            <mrow>
              <mrow>
                <mo stretchy="false">−</mo>
                <mn>440</mn>
              </mrow>
              <mrow>
                <msubsup>
                  <mi>a</mi>
                  <mn>0</mn>
                  <mn>26</mn>
                </msubsup>
                <mo stretchy="false">−</mo>
                <mn>86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930</mn>
              </mrow>
              <mrow>
                <msubsup>
                  <mi>a</mi>
                  <mn>0</mn>
                  <mn>24</mn>
                </msubsup>
                <mo stretchy="false">+</mo>
                <mn>301</mn>
              </mrow>
              <msubsup>
                <mi>a</mi>
                <mn>0</mn>
                <mn>24</mn>
              </msubsup>
            </mrow>
          </mtd>
        </mtr>
        <mtr>
          <mtd>
            <mrow>
              <mrow>
                <mo stretchy="false">−</mo>
                <mn>1352</mn>
              </mrow>
              <mrow>
                <msubsup>
                  <mi>a</mi>
                  <mn>0</mn>
                  <mn>22</mn>
                </msubsup>
                <mo stretchy="false">−</mo>
                <mn>648</mn>
              </mrow>
              <msubsup>
                <mi>a</mi>
                <mn>0</mn>
                <mn>22</mn>
              </msubsup>
            </mrow>
          </mtd>
        </mtr>
        <mtr>
          <mtd>
            <mrow>
              <mrow>
                <mo stretchy="false">+</mo>
                <mn>584</mn>
              </mrow>
              <mrow>
                <msubsup>
                  <mi>a</mi>
                  <mn>0</mn>
                  <mn>20</mn>
                </msubsup>
                <mo stretchy="false">+</mo>
                <mn>848</mn>
              </mrow>
              <msubsup>
                <mi>a</mi>
                <mn>0</mn>
                <mn>20</mn>
              </msubsup>
            </mrow>
          </mtd>
        </mtr>
        <mtr>
          <mtd>
            <mrow>
              <mrow>
                <mo stretchy="false">+</mo>
                <mn>980</mn>
              </mrow>
              <mrow>
                <msubsup>
                  <mi>a</mi>
                  <mn>0</mn>
                  <mn>18</mn>
                </msubsup>
                <mo stretchy="false">−</mo>
                <mn>571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1700</mn>
              </mrow>
              <mrow>
                <msubsup>
                  <mi>a</mi>
                  <mn>0</mn>
                  <mn>16</mn>
                </msubsup>
                <mo stretchy="false">−</mo>
                <mn>22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+</mo>
                <mn>832</mn>
              </mrow>
              <mrow>
                <msubsup>
                  <mi>a</mi>
                  <mn>0</mn>
                  <mn>14</mn>
                </msubsup>
                <mo stretchy="false">+</mo>
                <mn>366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392</mn>
              </mrow>
              <mrow>
                <msubsup>
                  <mi>a</mi>
                  <mn>0</mn>
                  <mn>12</mn>
                </msubsup>
                <mo stretchy="false">−</mo>
                <mn>267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720</mn>
              </mrow>
              <mrow>
                <msubsup>
                  <mi>a</mi>
                  <mn>0</mn>
                  <mn>10</mn>
                </msubsup>
                <mo stretchy="false">+</mo>
                <mn>54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248</mn>
              </mrow>
              <mrow>
                <msubsup>
                  <mi>a</mi>
                  <mn>0</mn>
                  <mn>8</mn>
                </msubsup>
                <mo stretchy="false">+</mo>
                <mn>24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80</mn>
              </mrow>
              <mrow>
                <msubsup>
                  <mi>a</mi>
                  <mn>0</mn>
                  <mn>6</mn>
                </msubsup>
                <mo stretchy="false">−</mo>
                <mn>14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80</mn>
              </mrow>
              <mrow>
                <msubsup>
                  <mi>a</mi>
                  <mn>0</mn>
                  <mn>4</mn>
                </msubsup>
                <mo stretchy="false">+</mo>
                <mn>2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+</mo>
                <mn>16</mn>
              </mrow>
              <msubsup>
                <mi>a</mi>
                <mn>0</mn>
                <mn>2</mn>
              </msubsup>
            </mrow>
          </mtd>
        </mtr>
      </mtable>
      <mo stretchy="false">=</mo>
      <mtable>
        <mtr>
          <mtd>
            <msubsup>
              <mi>a</mi>
              <mn>0</mn>
              <mn>32</mn>
            </msubsup>
          </mtd>
        </mtr>
        <mtr>
          <mtd>
            <mrow>
              <mrow>
                <mo stretchy="false">−</mo>
                <mn>16</mn>
              </mrow>
              <mrow>
                <msubsup>
                  <mi>a</mi>
                  <mn>0</mn>
                  <mn>30</mn>
                </msubsup>
                <mo stretchy="false">−</mo>
                <mn>3</mn>
              </mrow>
              <msubsup>
                <mi>a</mi>
                <mn>0</mn>
                <mn>30</mn>
              </msubsup>
            </mrow>
          </mtd>
        </mtr>
        <mtr>
          <mtd>
            <mrow>
              <mrow>
                <mo stretchy="false">+</mo>
                <mn>112</mn>
              </mrow>
              <mrow>
                <msubsup>
                  <mi>a</mi>
                  <mn>0</mn>
                  <mn>28</mn>
                </msubsup>
                <mo stretchy="false">+</mo>
                <mn>42</mn>
              </mrow>
              <mrow>
                <msubsup>
                  <mi>a</mi>
                  <mn>0</mn>
                  <mn>28</mn>
                </msubsup>
                <mo stretchy="false">+</mo>
                <msubsup>
                  <mi>a</mi>
                  <mn>0</mn>
                  <mn>28</mn>
                </msubsup>
              </mrow>
            </mrow>
          </mtd>
        </mtr>
        <mtr>
          <mtd>
            <mrow>
              <mrow>
                <mo stretchy="false">−</mo>
                <mn>440</mn>
              </mrow>
              <mrow>
                <msubsup>
                  <mi>a</mi>
                  <mn>0</mn>
                  <mn>26</mn>
                </msubsup>
                <mo stretchy="false">−</mo>
                <mn>258</mn>
              </mrow>
              <mrow>
                <msubsup>
                  <mi>a</mi>
                  <mn>0</mn>
                  <mn>26</mn>
                </msubsup>
                <mo stretchy="false">−</mo>
                <mn>12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1016</mn>
              </mrow>
              <mrow>
                <msubsup>
                  <mi>a</mi>
                  <mn>0</mn>
                  <mn>24</mn>
                </msubsup>
                <mo stretchy="false">+</mo>
                <mn>894</mn>
              </mrow>
              <mrow>
                <msubsup>
                  <mi>a</mi>
                  <mn>0</mn>
                  <mn>24</mn>
                </msubsup>
                <mo stretchy="false">+</mo>
                <mn>56</mn>
              </mrow>
              <msubsup>
                <mi>a</mi>
                <mn>0</mn>
                <mn>24</mn>
              </msubsup>
            </mrow>
          </mtd>
        </mtr>
        <mtr>
          <mtd>
            <mrow>
              <mrow>
                <mo stretchy="false">−</mo>
                <mn>1216</mn>
              </mrow>
              <mrow>
                <msubsup>
                  <mi>a</mi>
                  <mn>0</mn>
                  <mn>22</mn>
                </msubsup>
                <mo stretchy="false">−</mo>
                <mn>1848</mn>
              </mrow>
              <mrow>
                <msubsup>
                  <mi>a</mi>
                  <mn>0</mn>
                  <mn>22</mn>
                </msubsup>
                <mo stretchy="false">−</mo>
                <mn>196</mn>
              </mrow>
              <msubsup>
                <mi>a</mi>
                <mn>0</mn>
                <mn>22</mn>
              </msubsup>
            </mrow>
          </mtd>
        </mtr>
        <mtr>
          <mtd>
            <mrow>
              <mrow>
                <mo stretchy="false">+</mo>
                <mn>56</mn>
              </mrow>
              <mrow>
                <msubsup>
                  <mi>a</mi>
                  <mn>0</mn>
                  <mn>20</mn>
                </msubsup>
                <mo stretchy="false">+</mo>
                <mn>2106</mn>
              </mrow>
              <mrow>
                <msubsup>
                  <mi>a</mi>
                  <mn>0</mn>
                  <mn>20</mn>
                </msubsup>
                <mo stretchy="false">+</mo>
                <mn>364</mn>
              </mrow>
              <msubsup>
                <mi>a</mi>
                <mn>0</mn>
                <mn>20</mn>
              </msubsup>
            </mrow>
          </mtd>
        </mtr>
        <mtr>
          <mtd>
            <mrow>
              <mrow>
                <mo stretchy="false">+</mo>
                <mn>1936</mn>
              </mrow>
              <mrow>
                <msubsup>
                  <mi>a</mi>
                  <mn>0</mn>
                  <mn>18</mn>
                </msubsup>
                <mo stretchy="false">−</mo>
                <mn>433</mn>
              </mrow>
              <mrow>
                <msubsup>
                  <mi>a</mi>
                  <mn>0</mn>
                  <mn>18</mn>
                </msubsup>
                <mo stretchy="false">−</mo>
                <mn>436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2216</mn>
              </mrow>
              <mrow>
                <msubsup>
                  <mi>a</mi>
                  <mn>0</mn>
                  <mn>16</mn>
                </msubsup>
                <mo stretchy="false">−</mo>
                <mn>1536</mn>
              </mrow>
              <mrow>
                <msubsup>
                  <mi>a</mi>
                  <mn>0</mn>
                  <mn>16</mn>
                </msubsup>
                <mo stretchy="false">+</mo>
                <mn>282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−</mo>
                <mn>32</mn>
              </mrow>
              <mrow>
                <msubsup>
                  <mi>a</mi>
                  <mn>0</mn>
                  <mn>14</mn>
                </msubsup>
                <mo stretchy="false">+</mo>
                <mn>1980</mn>
              </mrow>
              <mrow>
                <msubsup>
                  <mi>a</mi>
                  <mn>0</mn>
                  <mn>14</mn>
                </msubsup>
                <mo stretchy="false">−</mo>
                <mn>44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1760</mn>
              </mrow>
              <mrow>
                <msubsup>
                  <mi>a</mi>
                  <mn>0</mn>
                  <mn>12</mn>
                </msubsup>
                <mo stretchy="false">−</mo>
                <mn>540</mn>
              </mrow>
              <mrow>
                <msubsup>
                  <mi>a</mi>
                  <mn>0</mn>
                  <mn>12</mn>
                </msubsup>
                <mo stretchy="false">−</mo>
                <mn>68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928</mn>
              </mrow>
              <mrow>
                <msubsup>
                  <mi>a</mi>
                  <mn>0</mn>
                  <mn>10</mn>
                </msubsup>
                <mo stretchy="false">−</mo>
                <mn>564</mn>
              </mrow>
              <mrow>
                <msubsup>
                  <mi>a</mi>
                  <mn>0</mn>
                  <mn>10</mn>
                </msubsup>
                <mo stretchy="false">+</mo>
                <mn>44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−</mo>
                <mn>400</mn>
              </mrow>
              <mrow>
                <msubsup>
                  <mi>a</mi>
                  <mn>0</mn>
                  <mn>8</mn>
                </msubsup>
                <mo stretchy="false">+</mo>
                <mn>432</mn>
              </mrow>
              <mrow>
                <msubsup>
                  <mi>a</mi>
                  <mn>0</mn>
                  <mn>8</mn>
                </msubsup>
                <mo stretchy="false">−</mo>
                <mn>4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448</mn>
              </mrow>
              <mrow>
                <msubsup>
                  <mi>a</mi>
                  <mn>0</mn>
                  <mn>6</mn>
                </msubsup>
                <mo stretchy="false">−</mo>
                <mn>36</mn>
              </mrow>
              <mrow>
                <msubsup>
                  <mi>a</mi>
                  <mn>0</mn>
                  <mn>6</mn>
                </msubsup>
                <mo stretchy="false">−</mo>
                <mn>4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32</mn>
              </mrow>
              <mrow>
                <msubsup>
                  <mi>a</mi>
                  <mn>0</mn>
                  <mn>4</mn>
                </msubsup>
                <mo stretchy="false">−</mo>
                <mn>48</mn>
              </mrow>
              <mrow>
                <msubsup>
                  <mi>a</mi>
                  <mn>0</mn>
                  <mn>4</mn>
                </msubsup>
                <mo stretchy="false">+</mo>
                <msubsup>
                  <mi>a</mi>
                  <mn>0</mn>
                  <mn>4</mn>
                </msubsup>
              </mrow>
            </mrow>
          </mtd>
        </mtr>
        <mtr>
          <mtd>
            <mrow>
              <mrow>
                <mo stretchy="false">−</mo>
                <mn>64</mn>
              </mrow>
              <mrow>
                <msubsup>
                  <mi>a</mi>
                  <mn>0</mn>
                  <mn>2</mn>
                </msubsup>
                <mo stretchy="false">+</mo>
                <mn>12</mn>
              </mrow>
              <msubsup>
                <mi>a</mi>
                <mn>0</mn>
                <mn>2</mn>
              </msubsup>
            </mrow>
          </mtd>
        </mtr>
        <mtr>
          <mtd>
            <mrow>
              <mo stretchy="false">+</mo>
              <mn>16</mn>
            </mrow>
          </mtd>
        </mtr>
      </mtable>
    </mrow>
    <annotation encoding="StarMath 5.0">stack{
  a_0^32
# - 16 a_0^30 - a_0^30
# + 112 a_0^28 + 14 a_0^28
# - 440 a_0^26 - 86 a_0^26
# + 930 a_0^24 + 301 a_0^24
# - 1352 a_0^22 - 648 a_0^22
# + 584 a_0^20 + 848 a_0^20
# + 980 a_0^18 - 571 a_0^18
# - 1700 a_0^16 - 22 a_0^16
# + 832 a_0^14 + 366 a_0^14
# + 392 a_0^12 - 267 a_0^12
# - 720 a_0^10 + 54 a_0^10
# + 248 a_0^8 + 24 a_0^8
# + 80 a_0^6 - 14 a_0^6
# - 80 a_0^4 + 2 a_0^4
# + 16 a_0^2
}
 =
stack{
  a_0^32
# - 16 a_0^30 - 3 a_0^30
# + 112 a_0^28 + 42 a_0^28 + a_0^28
# - 440 a_0^26 - 258 a_0^26 - 12 a_0^26
# + 1016 a_0^24 + 894 a_0^24 + 56 a_0^24
# - 1216 a_0^22 - 1848 a_0^22 - 196 a_0^22
# + 56 a_0^20 + 2106 a_0^20 + 364 a_0^20
# + 1936 a_0^18 - 433 a_0^18 - 436 a_0^18
# - 2216 a_0^16 - 1536 a_0^16 + 282 a_0^16
# - 32 a_0^14 + 1980 a_0^14 - 44 a_0^14
# + 1760 a_0^12 - 540 a_0^12 - 68 a_0^12
# - 928 a_0^10 - 564 a_0^10 + 44 a_0^10
# - 400 a_0^8 + 432 a_0^8 - 4 a_0^8
# + 448 a_0^6 - 36 a_0^6 - 4 a_0^6
# - 32 a_0^4 - 48 a_0^4 + a_0^4
# - 64 a_0^2 + 12 a_0^2
# + 16
}</annotation>
  </semantics>
</math>
</file>

<file path=Object 232/content.xml><?xml version="1.0" encoding="utf-8"?>
<math xmlns="http://www.w3.org/1998/Math/MathML" display="block">
  <semantics>
    <mrow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n>17</mn>
              </mrow>
              <mrow>
                <msubsup>
                  <mi>a</mi>
                  <mn>0</mn>
                  <mn>30</mn>
                </msubsup>
                <mo stretchy="false">+</mo>
                <mn>126</mn>
              </mrow>
              <mrow>
                <msubsup>
                  <mi>a</mi>
                  <mn>0</mn>
                  <mn>28</mn>
                </msubsup>
                <mo stretchy="false">−</mo>
                <mn>526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1231</mn>
              </mrow>
              <mrow>
                <msubsup>
                  <mi>a</mi>
                  <mn>0</mn>
                  <mn>24</mn>
                </msubsup>
                <mo stretchy="false">−</mo>
                <mn>2000</mn>
              </mrow>
              <mrow>
                <msubsup>
                  <mi>a</mi>
                  <mn>0</mn>
                  <mn>22</mn>
                </msubsup>
                <mo stretchy="false">+</mo>
                <mn>1432</mn>
              </mrow>
              <mrow>
                <msubsup>
                  <mi>a</mi>
                  <mn>0</mn>
                  <mn>20</mn>
                </msubsup>
                <mo stretchy="false">+</mo>
                <mn>409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1722</mn>
              </mrow>
              <mrow>
                <msubsup>
                  <mi>a</mi>
                  <mn>0</mn>
                  <mn>16</mn>
                </msubsup>
                <mo stretchy="false">+</mo>
                <mn>1198</mn>
              </mrow>
              <mrow>
                <msubsup>
                  <mi>a</mi>
                  <mn>0</mn>
                  <mn>14</mn>
                </msubsup>
                <mo stretchy="false">+</mo>
                <mn>125</mn>
              </mrow>
              <mrow>
                <msubsup>
                  <mi>a</mi>
                  <mn>0</mn>
                  <mn>12</mn>
                </msubsup>
                <mo stretchy="false">−</mo>
                <mn>666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272</mn>
              </mrow>
              <mrow>
                <msubsup>
                  <mi>a</mi>
                  <mn>0</mn>
                  <mn>8</mn>
                </msubsup>
                <mo stretchy="false">+</mo>
                <mn>66</mn>
              </mrow>
              <mrow>
                <msubsup>
                  <mi>a</mi>
                  <mn>0</mn>
                  <mn>6</mn>
                </msubsup>
                <mo stretchy="false">−</mo>
                <mn>78</mn>
              </mrow>
              <mrow>
                <msubsup>
                  <mi>a</mi>
                  <mn>0</mn>
                  <mn>4</mn>
                </msubsup>
                <mo stretchy="false">+</mo>
                <mn>16</mn>
              </mrow>
              <msubsup>
                <mi>a</mi>
                <mn>0</mn>
                <mn>2</mn>
              </msubsup>
            </mrow>
          </mtd>
        </mtr>
      </mtable>
      <mo stretchy="false">=</mo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n>19</mn>
              </mrow>
              <mrow>
                <msubsup>
                  <mi>a</mi>
                  <mn>0</mn>
                  <mn>30</mn>
                </msubsup>
                <mo stretchy="false">+</mo>
                <mn>155</mn>
              </mrow>
              <mrow>
                <msubsup>
                  <mi>a</mi>
                  <mn>0</mn>
                  <mn>28</mn>
                </msubsup>
                <mo stretchy="false">−</mo>
                <mn>710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1966</mn>
              </mrow>
              <mrow>
                <msubsup>
                  <mi>a</mi>
                  <mn>0</mn>
                  <mn>24</mn>
                </msubsup>
                <mo stretchy="false">−</mo>
                <mn>3260</mn>
              </mrow>
              <mrow>
                <msubsup>
                  <mi>a</mi>
                  <mn>0</mn>
                  <mn>22</mn>
                </msubsup>
                <mo stretchy="false">+</mo>
                <mn>2526</mn>
              </mrow>
              <mrow>
                <msubsup>
                  <mi>a</mi>
                  <mn>0</mn>
                  <mn>20</mn>
                </msubsup>
                <mo stretchy="false">+</mo>
                <mn>1067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3470</mn>
              </mrow>
              <mrow>
                <msubsup>
                  <mi>a</mi>
                  <mn>0</mn>
                  <mn>16</mn>
                </msubsup>
                <mo stretchy="false">+</mo>
                <mn>1904</mn>
              </mrow>
              <mrow>
                <msubsup>
                  <mi>a</mi>
                  <mn>0</mn>
                  <mn>14</mn>
                </msubsup>
                <mo stretchy="false">+</mo>
                <mn>1152</mn>
              </mrow>
              <mrow>
                <msubsup>
                  <mi>a</mi>
                  <mn>0</mn>
                  <mn>12</mn>
                </msubsup>
                <mo stretchy="false">−</mo>
                <mn>1448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28</mn>
              </mrow>
              <mrow>
                <msubsup>
                  <mi>a</mi>
                  <mn>0</mn>
                  <mn>8</mn>
                </msubsup>
                <mo stretchy="false">+</mo>
                <mn>408</mn>
              </mrow>
              <mrow>
                <msubsup>
                  <mi>a</mi>
                  <mn>0</mn>
                  <mn>6</mn>
                </msubsup>
                <mo stretchy="false">−</mo>
                <mn>79</mn>
              </mrow>
              <mrow>
                <msubsup>
                  <mi>a</mi>
                  <mn>0</mn>
                  <mn>4</mn>
                </msubsup>
                <mo stretchy="false">−</mo>
                <mn>52</mn>
              </mrow>
              <mrow>
                <msubsup>
                  <mi>a</mi>
                  <mn>0</mn>
                  <mn>2</mn>
                </msubsup>
                <mo stretchy="false">+</mo>
                <mn>16</mn>
              </mrow>
            </mrow>
          </mtd>
        </mtr>
      </mtable>
    </mrow>
    <annotation encoding="StarMath 5.0">stack{
         a_0^32 - 17 a_0^30 + 126 a_0^28 - 526 a_0^26
# + 1231 a_0^24 - 2000 a_0^22 + 1432 a_0^20 + 409 a_0^18
# - 1722 a_0^16 + 1198 a_0^14 + 125 a_0^12 - 666 a_0^10
# + 272 a_0^8 + 66 a_0^6 - 78 a_0^4 + 16 a_0^2
}
 =
stack{
    a_0^32 - 19 a_0^30 + 155 a_0^28 - 710 a_0^26
# + 1966 a_0^24 - 3260 a_0^22 + 2526 a_0^20 + 1067 a_0^18
# - 3470 a_0^16 + 1904 a_0^14 + 1152 a_0^12 - 1448 a_0^10
# + 28 a_0^8 + 408 a_0^6 - 79 a_0^4 - 52 a_0^2 + 16
}</annotation>
  </semantics>
</math>
</file>

<file path=Object 233/content.xml><?xml version="1.0" encoding="utf-8"?>
<math xmlns="http://www.w3.org/1998/Math/MathML" display="block">
  <semantics>
    <mrow>
      <mtable>
        <mtr>
          <mtd>
            <mrow>
              <msubsup>
                <mi>a</mi>
                <mn>0</mn>
                <mn>32</mn>
              </msubsup>
              <mo stretchy="false">−</mo>
              <msubsup>
                <mi>a</mi>
                <mn>0</mn>
                <mn>32</mn>
              </msubsup>
            </mrow>
          </mtd>
        </mtr>
        <mtr>
          <mtd>
            <mrow>
              <mrow>
                <mo stretchy="false">−</mo>
                <mn>17</mn>
              </mrow>
              <mrow>
                <msubsup>
                  <mi>a</mi>
                  <mn>0</mn>
                  <mn>30</mn>
                </msubsup>
                <mo stretchy="false">+</mo>
                <mn>19</mn>
              </mrow>
              <msubsup>
                <mi>a</mi>
                <mn>0</mn>
                <mn>30</mn>
              </msubsup>
            </mrow>
          </mtd>
        </mtr>
        <mtr>
          <mtd>
            <mrow>
              <mrow>
                <mo stretchy="false">+</mo>
                <mn>126</mn>
              </mrow>
              <mrow>
                <msubsup>
                  <mi>a</mi>
                  <mn>0</mn>
                  <mn>28</mn>
                </msubsup>
                <mo stretchy="false">−</mo>
                <mn>155</mn>
              </mrow>
              <msubsup>
                <mi>a</mi>
                <mn>0</mn>
                <mn>28</mn>
              </msubsup>
            </mrow>
          </mtd>
        </mtr>
        <mtr>
          <mtd>
            <mrow>
              <mrow>
                <mo stretchy="false">−</mo>
                <mn>526</mn>
              </mrow>
              <mrow>
                <msubsup>
                  <mi>a</mi>
                  <mn>0</mn>
                  <mn>26</mn>
                </msubsup>
                <mo stretchy="false">+</mo>
                <mn>710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1231</mn>
              </mrow>
              <mrow>
                <msubsup>
                  <mi>a</mi>
                  <mn>0</mn>
                  <mn>24</mn>
                </msubsup>
                <mo stretchy="false">−</mo>
                <mn>1966</mn>
              </mrow>
              <msubsup>
                <mi>a</mi>
                <mn>0</mn>
                <mn>24</mn>
              </msubsup>
            </mrow>
          </mtd>
        </mtr>
        <mtr>
          <mtd>
            <mrow>
              <mrow>
                <mo stretchy="false">−</mo>
                <mn>2000</mn>
              </mrow>
              <mrow>
                <msubsup>
                  <mi>a</mi>
                  <mn>0</mn>
                  <mn>22</mn>
                </msubsup>
                <mo stretchy="false">+</mo>
                <mn>3260</mn>
              </mrow>
              <msubsup>
                <mi>a</mi>
                <mn>0</mn>
                <mn>22</mn>
              </msubsup>
            </mrow>
          </mtd>
        </mtr>
        <mtr>
          <mtd>
            <mrow>
              <mrow>
                <mo stretchy="false">+</mo>
                <mn>1432</mn>
              </mrow>
              <mrow>
                <msubsup>
                  <mi>a</mi>
                  <mn>0</mn>
                  <mn>20</mn>
                </msubsup>
                <mo stretchy="false">−</mo>
                <mn>2526</mn>
              </mrow>
              <msubsup>
                <mi>a</mi>
                <mn>0</mn>
                <mn>20</mn>
              </msubsup>
            </mrow>
          </mtd>
        </mtr>
        <mtr>
          <mtd>
            <mrow>
              <mrow>
                <mo stretchy="false">+</mo>
                <mn>409</mn>
              </mrow>
              <mrow>
                <msubsup>
                  <mi>a</mi>
                  <mn>0</mn>
                  <mn>18</mn>
                </msubsup>
                <mo stretchy="false">−</mo>
                <mn>1067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1722</mn>
              </mrow>
              <mrow>
                <msubsup>
                  <mi>a</mi>
                  <mn>0</mn>
                  <mn>16</mn>
                </msubsup>
                <mo stretchy="false">+</mo>
                <mn>3470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+</mo>
                <mn>1198</mn>
              </mrow>
              <mrow>
                <msubsup>
                  <mi>a</mi>
                  <mn>0</mn>
                  <mn>14</mn>
                </msubsup>
                <mo stretchy="false">−</mo>
                <mn>1904</mn>
              </mrow>
              <msubsup>
                <mi>a</mi>
                <mn>0</mn>
                <mn>14</mn>
              </msubsup>
            </mrow>
          </mtd>
        </mtr>
        <mtr>
          <mtd>
            <mrow>
              <mrow>
                <mo stretchy="false">+</mo>
                <mn>125</mn>
              </mrow>
              <mrow>
                <msubsup>
                  <mi>a</mi>
                  <mn>0</mn>
                  <mn>12</mn>
                </msubsup>
                <mo stretchy="false">−</mo>
                <mn>1152</mn>
              </mrow>
              <msubsup>
                <mi>a</mi>
                <mn>0</mn>
                <mn>12</mn>
              </msubsup>
            </mrow>
          </mtd>
        </mtr>
        <mtr>
          <mtd>
            <mrow>
              <mrow>
                <mo stretchy="false">−</mo>
                <mn>666</mn>
              </mrow>
              <mrow>
                <msubsup>
                  <mi>a</mi>
                  <mn>0</mn>
                  <mn>10</mn>
                </msubsup>
                <mo stretchy="false">+</mo>
                <mn>1448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272</mn>
              </mrow>
              <mrow>
                <msubsup>
                  <mi>a</mi>
                  <mn>0</mn>
                  <mn>8</mn>
                </msubsup>
                <mo stretchy="false">−</mo>
                <mn>28</mn>
              </mrow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+</mo>
                <mn>66</mn>
              </mrow>
              <mrow>
                <msubsup>
                  <mi>a</mi>
                  <mn>0</mn>
                  <mn>6</mn>
                </msubsup>
                <mo stretchy="false">−</mo>
                <mn>408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−</mo>
                <mn>78</mn>
              </mrow>
              <mrow>
                <msubsup>
                  <mi>a</mi>
                  <mn>0</mn>
                  <mn>4</mn>
                </msubsup>
                <mo stretchy="false">+</mo>
                <mn>79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+</mo>
                <mn>16</mn>
              </mrow>
              <mrow>
                <msubsup>
                  <mi>a</mi>
                  <mn>0</mn>
                  <mn>2</mn>
                </msubsup>
                <mo stretchy="false">+</mo>
                <mn>52</mn>
              </mrow>
              <msubsup>
                <mi>a</mi>
                <mn>0</mn>
                <mn>2</mn>
              </msubsup>
            </mrow>
          </mtd>
        </mtr>
        <mtr>
          <mtd>
            <mrow>
              <mo stretchy="false">−</mo>
              <mn>16</mn>
            </mrow>
          </mtd>
        </mtr>
      </mtable>
      <mo stretchy="false">=</mo>
      <mn>0</mn>
    </mrow>
    <annotation encoding="StarMath 5.0">stack{
  a_0^32 - a_0^32
# - 17 a_0^30 + 19 a_0^30
# + 126 a_0^28 - 155 a_0^28
# - 526 a_0^26 + 710 a_0^26
# + 1231 a_0^24 - 1966 a_0^24
# - 2000 a_0^22 + 3260 a_0^22
# + 1432 a_0^20 - 2526 a_0^20
# + 409 a_0^18 - 1067 a_0^18
# - 1722 a_0^16 + 3470 a_0^16
# + 1198 a_0^14 - 1904 a_0^14
# + 125 a_0^12 - 1152 a_0^12
# - 666 a_0^10 + 1448 a_0^10
# + 272 a_0^8 - 28 a_0^8
# + 66 a_0^6 - 408 a_0^6
# - 78 a_0^4 + 79 a_0^4
# + 16 a_0^2 + 52 a_0^2
# - 16
}
 =
0</annotation>
  </semantics>
</math>
</file>

<file path=Object 234/content.xml><?xml version="1.0" encoding="utf-8"?>
<math xmlns="http://www.w3.org/1998/Math/MathML" display="block">
  <semantics>
    <mrow>
      <mtable>
        <mtr>
          <mtd>
            <mrow>
              <mn>2</mn>
              <mrow>
                <msubsup>
                  <mi>a</mi>
                  <mn>0</mn>
                  <mn>30</mn>
                </msubsup>
                <mo stretchy="false">−</mo>
                <mn>29</mn>
              </mrow>
              <mrow>
                <msubsup>
                  <mi>a</mi>
                  <mn>0</mn>
                  <mn>28</mn>
                </msubsup>
                <mo stretchy="false">+</mo>
                <mn>184</mn>
              </mrow>
              <mrow>
                <msubsup>
                  <mi>a</mi>
                  <mn>0</mn>
                  <mn>26</mn>
                </msubsup>
                <mo stretchy="false">−</mo>
                <mn>735</mn>
              </mrow>
              <mrow>
                <msubsup>
                  <mi>a</mi>
                  <mn>0</mn>
                  <mn>24</mn>
                </msubsup>
                <mo stretchy="false">+</mo>
                <mn>1260</mn>
              </mrow>
              <mrow>
                <msubsup>
                  <mi>a</mi>
                  <mn>0</mn>
                  <mn>22</mn>
                </msubsup>
                <mo stretchy="false">−</mo>
                <mn>1094</mn>
              </mrow>
              <mrow>
                <msubsup>
                  <mi>a</mi>
                  <mn>0</mn>
                  <mn>20</mn>
                </msubsup>
                <mo stretchy="false">−</mo>
                <mn>658</mn>
              </mrow>
              <mrow>
                <msubsup>
                  <mi>a</mi>
                  <mn>0</mn>
                  <mn>18</mn>
                </msubsup>
                <mo stretchy="false">+</mo>
                <mn>1748</mn>
              </mrow>
              <msubsup>
                <mi>a</mi>
                <mn>0</mn>
                <mn>16</mn>
              </msubsup>
            </mrow>
          </mtd>
        </mtr>
        <mtr>
          <mtd>
            <mrow>
              <mrow>
                <mo stretchy="false">−</mo>
                <mn>706</mn>
              </mrow>
              <mrow>
                <msubsup>
                  <mi>a</mi>
                  <mn>0</mn>
                  <mn>14</mn>
                </msubsup>
                <mo stretchy="false">−</mo>
                <mn>1027</mn>
              </mrow>
              <mrow>
                <msubsup>
                  <mi>a</mi>
                  <mn>0</mn>
                  <mn>12</mn>
                </msubsup>
                <mo stretchy="false">+</mo>
                <mn>782</mn>
              </mrow>
              <mrow>
                <msubsup>
                  <mi>a</mi>
                  <mn>0</mn>
                  <mn>10</mn>
                </msubsup>
                <mo stretchy="false">+</mo>
                <mn>244</mn>
              </mrow>
              <mrow>
                <msubsup>
                  <mi>a</mi>
                  <mn>0</mn>
                  <mn>8</mn>
                </msubsup>
                <mo stretchy="false">−</mo>
                <mn>342</mn>
              </mrow>
              <mrow>
                <msubsup>
                  <mi>a</mi>
                  <mn>0</mn>
                  <mn>6</mn>
                </msubsup>
                <mo stretchy="false">+</mo>
                <msubsup>
                  <mi>a</mi>
                  <mn>0</mn>
                  <mn>4</mn>
                </msubsup>
                <mo stretchy="false">+</mo>
                <mn>68</mn>
              </mrow>
              <mrow>
                <msubsup>
                  <mi>a</mi>
                  <mn>0</mn>
                  <mn>2</mn>
                </msubsup>
                <mo stretchy="false">−</mo>
                <mn>16</mn>
              </mrow>
            </mrow>
          </mtd>
        </mtr>
      </mtable>
      <mo stretchy="false">=</mo>
      <mn>0</mn>
    </mrow>
    <annotation encoding="StarMath 5.0">stack{
 2 a_0^30 - 29 a_0^28 + 184 a_0^26 - 735 a_0^24 + 1260 a_0^22 - 1094 a_0^20 - 658 a_0^18 + 1748 a_0^16
# - 706 a_0^14 - 1027 a_0^12 + 782 a_0^10 + 244 a_0^8 - 342 a_0^6 + a_0^4 + 68 a_0^2 - 16
}
 =
0</annotation>
  </semantics>
</math>
</file>

<file path=Object 235/content.xml><?xml version="1.0" encoding="utf-8"?>
<math xmlns="http://www.w3.org/1998/Math/MathML" display="block">
  <semantics>
    <mrow>
      <msub>
        <mi>a</mi>
        <mn>0</mn>
      </msub>
      <mo stretchy="false">=</mo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</mrow>
    <annotation encoding="StarMath 5.0">a_0 = a_2 = a_1 - frac{ 1 } { a_1 }</annotation>
  </semantics>
</math>
</file>

<file path=Object 236/content.xml><?xml version="1.0" encoding="utf-8"?>
<math xmlns="http://www.w3.org/1998/Math/MathML" display="block">
  <semantics>
    <mrow>
      <msub>
        <mi>a</mi>
        <mn>0</mn>
      </msub>
      <mrow>
        <msub>
          <mi>a</mi>
          <mn>1</mn>
        </msub>
        <mo stretchy="false">=</mo>
        <mrow>
          <msubsup>
            <mi>a</mi>
            <mn>1</mn>
            <mn>2</mn>
          </msubsup>
          <mo stretchy="false">−</mo>
          <mn>1</mn>
        </mrow>
      </mrow>
    </mrow>
    <annotation encoding="StarMath 5.0">a_0 a_1 = a_1^2 - 1</annotation>
  </semantics>
</math>
</file>

<file path=Object 237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0 left( a_0 - frac{ 1 }{ a_0 } right) = left( a_0 - frac{ 1 }{ a_0 } right)^2 - 1</annotation>
  </semantics>
</math>
</file>

<file path=Object 24/content.xml><?xml version="1.0" encoding="utf-8"?>
<math xmlns="http://www.w3.org/1998/Math/MathML" display="block">
  <semantics>
    <mrow>
      <mn>3</mn>
      <mrow>
        <msup>
          <mi>x</mi>
          <mn>3</mn>
        </msup>
        <mo stretchy="false">−</mo>
        <mn>9</mn>
      </mrow>
      <mrow>
        <msup>
          <mi>x</mi>
          <mn>2</mn>
        </msup>
        <mo stretchy="false">+</mo>
        <mn>6</mn>
      </mrow>
      <mrow>
        <mrow>
          <mi>x</mi>
          <mo stretchy="false">−</mo>
          <mn>1</mn>
        </mrow>
        <mo stretchy="false">=</mo>
        <mn>0</mn>
      </mrow>
    </mrow>
    <annotation encoding="StarMath 5.0">3 x^3 - 9 x^2 + 6 x - 1 = 0</annotation>
  </semantics>
</math>
</file>

<file path=Object 241/content.xml><?xml version="1.0" encoding="utf-8"?>
<math xmlns="http://www.w3.org/1998/Math/MathML" display="block">
  <semantics>
    <mrow>
      <msub>
        <mi>a</mi>
        <mn>0</mn>
      </msub>
      <mrow>
        <msub>
          <mi>a</mi>
          <mn>2</mn>
        </msub>
        <mo stretchy="false">=</mo>
        <mrow>
          <msubsup>
            <mi>a</mi>
            <mn>2</mn>
            <mn>2</mn>
          </msubsup>
          <mo stretchy="false">−</mo>
          <mn>1</mn>
        </mrow>
      </mrow>
    </mrow>
    <annotation encoding="StarMath 5.0">a_0 a_2 = a_2^2 - 1</annotation>
  </semantics>
</math>
</file>

<file path=Object 242/content.xml><?xml version="1.0" encoding="utf-8"?>
<math xmlns="http://www.w3.org/1998/Math/MathML" display="block">
  <semantics>
    <mrow>
      <msub>
        <mi>a</mi>
        <mn>0</mn>
      </msub>
      <mo stretchy="false">=</mo>
      <msub>
        <mi>a</mi>
        <mn>3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</mrow>
    </mrow>
    <annotation encoding="StarMath 5.0">a_0 = a_3 = a_2 - frac{ 1 } { a_2 }</annotation>
  </semantics>
</math>
</file>

<file path=Object 243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1</mn>
              </msub>
              <mo stretchy="false">−</mo>
              <mfrac>
                <mn>1</mn>
                <msub>
                  <mi>a</mi>
                  <mn>1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1</mn>
                  </msub>
                  <mo stretchy="false">−</mo>
                  <mfrac>
                    <mn>1</mn>
                    <msub>
                      <mi>a</mi>
                      <mn>1</mn>
                    </msub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0 left( a_1 - frac{ 1 }{ a_1 } right) = left( a_1 - frac{ 1 }{ a_1 } right)^2 - 1</annotation>
  </semantics>
</math>
</file>

<file path=Object 244/content.xml><?xml version="1.0" encoding="utf-8"?>
<math xmlns="http://www.w3.org/1998/Math/MathML" display="block">
  <semantics>
    <mrow>
      <msub>
        <mi>a</mi>
        <mn>0</mn>
      </msub>
      <mrow>
        <mrow>
          <msub>
            <mi>a</mi>
            <mn>1</mn>
          </msub>
          <mo stretchy="false">−</mo>
          <mfrac>
            <msub>
              <mi>a</mi>
              <mn>0</mn>
            </msub>
            <msub>
              <mi>a</mi>
              <mn>1</mn>
            </msub>
          </mfrac>
        </mrow>
        <mo stretchy="false">=</mo>
        <mrow>
          <msubsup>
            <mi>a</mi>
            <mn>1</mn>
            <mn>2</mn>
          </msubsup>
          <mo stretchy="false">−</mo>
          <mn>2</mn>
          <mo stretchy="false">+</mo>
          <mfrac>
            <mn>1</mn>
            <msubsup>
              <mi>a</mi>
              <mn>1</mn>
              <mn>2</mn>
            </msubsup>
          </mfrac>
          <mo stretchy="false">−</mo>
          <mn>1</mn>
        </mrow>
      </mrow>
    </mrow>
    <annotation encoding="StarMath 5.0">a_0 a_1 - frac{ a_0 }{ a_1 } = a_1^2 - 2 + {frac{ 1 }{ a_1^2 }} - 1</annotation>
  </semantics>
</math>
</file>

<file path=Object 245/content.xml><?xml version="1.0" encoding="utf-8"?>
<math xmlns="http://www.w3.org/1998/Math/MathML" display="block">
  <semantics>
    <mrow>
      <msub>
        <mi>a</mi>
        <mn>0</mn>
      </msub>
      <mrow>
        <msubsup>
          <mi>a</mi>
          <mn>1</mn>
          <mn>3</mn>
        </msubsup>
        <mo stretchy="false">−</mo>
        <msub>
          <mi>a</mi>
          <mn>0</mn>
        </msub>
      </mrow>
      <mrow>
        <msub>
          <mi>a</mi>
          <mn>1</mn>
        </msub>
        <mo stretchy="false">=</mo>
        <mrow>
          <msubsup>
            <mi>a</mi>
            <mn>1</mn>
            <mn>4</mn>
          </msubsup>
          <mo stretchy="false">−</mo>
          <mn>3</mn>
        </mrow>
      </mrow>
      <mrow>
        <msubsup>
          <mi>a</mi>
          <mn>1</mn>
          <mn>2</mn>
        </msubsup>
        <mo stretchy="false">+</mo>
        <mn>1</mn>
      </mrow>
    </mrow>
    <annotation encoding="StarMath 5.0">a_0 a_1^3 - a_0 a_1 = a_1^4 - 3 a_1^2 + 1</annotation>
  </semantics>
</math>
</file>

<file path=Object 246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row>
                <msubsup>
                  <mi>a</mi>
                  <mn>0</mn>
                  <mn>7</mn>
                </msubsup>
                <mo stretchy="false">−</mo>
                <mn>3</mn>
              </mrow>
              <mrow>
                <msubsup>
                  <mi>a</mi>
                  <mn>0</mn>
                  <mn>5</mn>
                </msubsup>
                <mo stretchy="false">+</mo>
                <mn>3</mn>
              </mrow>
              <mrow>
                <msubsup>
                  <mi>a</mi>
                  <mn>0</mn>
                  <mn>3</mn>
                </msubsup>
                <mo stretchy="false">−</mo>
                <msub>
                  <mi>a</mi>
                  <mn>0</mn>
                </msub>
              </mrow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subsup>
                <mi>a</mi>
                <mn>0</mn>
                <mn>5</mn>
              </msubsup>
              <mo stretchy="false">−</mo>
              <msubsup>
                <mi>a</mi>
                <mn>0</mn>
                <mn>3</mn>
              </msubsup>
            </mrow>
          </mrow>
          <mo fence="true" form="postfix" stretchy="true">)</mo>
        </mrow>
        <mo stretchy="false">=</mo>
        <mrow>
          <mrow>
            <mo fence="true" form="prefix" stretchy="true">(</mo>
            <mrow>
              <mrow>
                <mrow>
                  <msubsup>
                    <mi>a</mi>
                    <mn>0</mn>
                    <mn>8</mn>
                  </msubsup>
                  <mo stretchy="false">−</mo>
                  <mn>4</mn>
                </mrow>
                <mrow>
                  <msubsup>
                    <mi>a</mi>
                    <mn>0</mn>
                    <mn>6</mn>
                  </msubsup>
                  <mo stretchy="false">+</mo>
                  <mn>6</mn>
                </mrow>
                <mrow>
                  <msubsup>
                    <mi>a</mi>
                    <mn>0</mn>
                    <mn>4</mn>
                  </msubsup>
                  <mo stretchy="false">−</mo>
                  <mn>4</mn>
                </mrow>
                <mrow>
                  <msubsup>
                    <mi>a</mi>
                    <mn>0</mn>
                    <mn>2</mn>
                  </msubsup>
                  <mo stretchy="false">+</mo>
                  <mn>1</mn>
                </mrow>
              </mrow>
            </mrow>
            <mo fence="true" form="postfix" stretchy="true">)</mo>
          </mrow>
          <mo stretchy="false">−</mo>
          <mn>3</mn>
        </mrow>
      </mrow>
      <mrow>
        <mrow>
          <mo fence="true" form="prefix" stretchy="true">(</mo>
          <mrow>
            <mrow>
              <mrow>
                <msubsup>
                  <mi>a</mi>
                  <mn>0</mn>
                  <mn>6</mn>
                </msubsup>
                <mo stretchy="false">−</mo>
                <mn>2</mn>
              </mrow>
              <mrow>
                <msubsup>
                  <mi>a</mi>
                  <mn>0</mn>
                  <mn>4</mn>
                </msubsup>
                <mo stretchy="false">+</mo>
                <msubsup>
                  <mi>a</mi>
                  <mn>0</mn>
                  <mn>2</mn>
                </msubsup>
              </mrow>
            </mrow>
          </mrow>
          <mo fence="true" form="postfix" stretchy="true">)</mo>
        </mrow>
        <mo stretchy="false">+</mo>
        <msubsup>
          <mi>a</mi>
          <mn>0</mn>
          <mn>4</mn>
        </msubsup>
      </mrow>
    </mrow>
    <annotation encoding="StarMath 5.0">a_0 left( a_0^7 - 3 a_0^5 + 3 a_0^3 - a_0 right)
 - a_0 left( a_0^5 - a_0^3 right)
 =
left( a_0^8 - 4 a_0^6 + 6 a_0^4 - 4 a_0^2 + 1 right)
 - 3 left( a_0^6 - 2 a_0^4 + a_0^2  right)
 + a_0^4
</annotation>
  </semantics>
</math>
</file>

<file path=Object 247/content.xml><?xml version="1.0" encoding="utf-8"?>
<math xmlns="http://www.w3.org/1998/Math/MathML" display="block">
  <semantics>
    <mrow>
      <msub>
        <mi>a</mi>
        <mn>0</mn>
      </msub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3</mn>
        </msup>
        <mo stretchy="false">−</mo>
        <msub>
          <mi>a</mi>
          <mn>0</mn>
        </msub>
      </mrow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4</mn>
          </msup>
          <mo stretchy="false">−</mo>
          <mn>3</mn>
        </mrow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+</mo>
        <mn>1</mn>
      </mrow>
    </mrow>
    <annotation encoding="StarMath 5.0">a_0 left( a_0 - frac{ 1 }{ a_0 } right)^3 - a_0 left( a_0 - frac{ 1 }{ a_0 } right)
 =
left( a_0 - frac{ 1 }{ a_0 } right)^4 - 3 left( a_0 - frac{ 1 }{ a_0 } right)^2 + 1</annotation>
  </semantics>
</math>
</file>

<file path=Object 248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row>
                <msubsup>
                  <mi>a</mi>
                  <mn>0</mn>
                  <mn>3</mn>
                </msubsup>
                <mo stretchy="false">−</mo>
                <mn>3</mn>
              </mrow>
              <mrow>
                <msub>
                  <mi>a</mi>
                  <mn>0</mn>
                </msub>
                <mo stretchy="false">+</mo>
                <mn>3</mn>
              </mrow>
              <mrow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subsup>
                    <mi>a</mi>
                    <mn>0</mn>
                    <mn>3</mn>
                  </msubsup>
                </mfrac>
              </mrow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row>
            <mo fence="true" form="prefix" stretchy="true">(</mo>
            <mrow>
              <mrow>
                <mrow>
                  <msubsup>
                    <mi>a</mi>
                    <mn>0</mn>
                    <mn>4</mn>
                  </msubsup>
                  <mo stretchy="false">−</mo>
                  <mn>4</mn>
                </mrow>
                <mrow>
                  <msubsup>
                    <mi>a</mi>
                    <mn>0</mn>
                    <mn>2</mn>
                  </msubsup>
                  <mo stretchy="false">+</mo>
                  <mn>6</mn>
                  <mo stretchy="false">−</mo>
                  <mn>4</mn>
                </mrow>
                <mrow>
                  <mfrac>
                    <mn>1</mn>
                    <msubsup>
                      <mi>a</mi>
                      <mn>0</mn>
                      <mn>2</mn>
                    </msubsup>
                  </mfrac>
                  <mo stretchy="false">+</mo>
                  <mfrac>
                    <mn>1</mn>
                    <msubsup>
                      <mi>a</mi>
                      <mn>0</mn>
                      <mn>4</mn>
                    </msubsup>
                  </mfrac>
                </mrow>
              </mrow>
            </mrow>
            <mo fence="true" form="postfix" stretchy="true">)</mo>
          </mrow>
          <mo stretchy="false">−</mo>
          <mn>3</mn>
        </mrow>
      </mrow>
      <mrow>
        <mrow>
          <mo fence="true" form="prefix" stretchy="true">(</mo>
          <mrow>
            <mrow>
              <msubsup>
                <mi>a</mi>
                <mn>0</mn>
                <mn>2</mn>
              </msubsup>
              <mo stretchy="false">−</mo>
              <mn>2</mn>
              <mo stretchy="false">+</mo>
              <mfrac>
                <mn>1</mn>
                <msubsup>
                  <mi>a</mi>
                  <mn>0</mn>
                  <mn>2</mn>
                </msubsup>
              </mfrac>
            </mrow>
          </mrow>
          <mo fence="true" form="postfix" stretchy="true">)</mo>
        </mrow>
        <mo stretchy="false">+</mo>
        <mn>1</mn>
      </mrow>
    </mrow>
    <annotation encoding="StarMath 5.0">a_0 left( a_0^3 - 3 a_0 + 3{frac{ 1 }{ a_0 }} - {frac{ 1 }{ a_0^3 }}right)
 - a_0 left( a_0 - frac{ 1 }{ a_0 } right)
 =
left( a_0^4 - 4 a_0^2 + 6 - 4 {frac{ 1 }{ a_0^2 }} + {frac{ 1 }{ a_0^4 }} right)
 - 3 left( a_0^2 - 2 + {frac{ 1 }{ a_0^2 }} right)
 + 1
</annotation>
  </semantics>
</math>
</file>

<file path=Object 249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row>
                <msubsup>
                  <mi>a</mi>
                  <mn>0</mn>
                  <mn>7</mn>
                </msubsup>
                <mo stretchy="false">−</mo>
                <mn>4</mn>
              </mrow>
              <mrow>
                <msubsup>
                  <mi>a</mi>
                  <mn>0</mn>
                  <mn>5</mn>
                </msubsup>
                <mo stretchy="false">+</mo>
                <mn>4</mn>
              </mrow>
              <mrow>
                <msubsup>
                  <mi>a</mi>
                  <mn>0</mn>
                  <mn>3</mn>
                </msubsup>
                <mo stretchy="false">−</mo>
                <msub>
                  <mi>a</mi>
                  <mn>0</mn>
                </msub>
              </mrow>
            </mrow>
          </mrow>
          <mo fence="true" form="postfix" stretchy="true">)</mo>
        </mrow>
        <mo stretchy="false">=</mo>
        <mrow>
          <msubsup>
            <mi>a</mi>
            <mn>0</mn>
            <mn>8</mn>
          </msubsup>
          <mo stretchy="false">−</mo>
          <mn>4</mn>
        </mrow>
      </mrow>
      <mrow>
        <msubsup>
          <mi>a</mi>
          <mn>0</mn>
          <mn>6</mn>
        </msubsup>
        <mo stretchy="false">−</mo>
        <mn>3</mn>
      </mrow>
      <mrow>
        <msubsup>
          <mi>a</mi>
          <mn>0</mn>
          <mn>6</mn>
        </msubsup>
        <mo stretchy="false">+</mo>
        <mn>6</mn>
      </mrow>
      <mrow>
        <msubsup>
          <mi>a</mi>
          <mn>0</mn>
          <mn>4</mn>
        </msubsup>
        <mo stretchy="false">+</mo>
        <mn>6</mn>
      </mrow>
      <mrow>
        <msubsup>
          <mi>a</mi>
          <mn>0</mn>
          <mn>4</mn>
        </msubsup>
        <mo stretchy="false">+</mo>
        <msubsup>
          <mi>a</mi>
          <mn>0</mn>
          <mn>4</mn>
        </msubsup>
        <mo stretchy="false">−</mo>
        <mn>4</mn>
      </mrow>
      <mrow>
        <msubsup>
          <mi>a</mi>
          <mn>0</mn>
          <mn>2</mn>
        </msubsup>
        <mo stretchy="false">−</mo>
        <mn>3</mn>
      </mrow>
      <mrow>
        <msubsup>
          <mi>a</mi>
          <mn>0</mn>
          <mn>2</mn>
        </msubsup>
        <mo stretchy="false">+</mo>
        <mn>1</mn>
      </mrow>
    </mrow>
    <annotation encoding="StarMath 5.0">a_0 left( a_0^7 - 4 a_0^5 + 4 a_0^3 - a_0 right)
 =
a_0^8 - 4 a_0^6 - 3 a_0^6 + 6 a_0^4 + 6 a_0^4 + a_0^4 - 4 a_0^2 - 3 a_0^2 + 1

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n>3</mn>
      </mrow>
      <mi>;</mi>
      <mrow>
        <mi>b</mi>
        <mo stretchy="false">=</mo>
        <mrow>
          <mo stretchy="false">−</mo>
          <mn>9</mn>
        </mrow>
      </mrow>
      <mi>;</mi>
      <mrow>
        <mi>c</mi>
        <mo stretchy="false">=</mo>
        <mn>6</mn>
      </mrow>
      <mi>;</mi>
      <mrow>
        <mi>d</mi>
        <mo stretchy="false">=</mo>
        <mrow>
          <mo stretchy="false">−</mo>
          <mn>1</mn>
        </mrow>
      </mrow>
    </mrow>
    <annotation encoding="StarMath 5.0">a = 3 ; b = -9 ; c = 6 ; d = -1</annotation>
  </semantics>
</math>
</file>

<file path=Object 250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row>
                <msubsup>
                  <mi>a</mi>
                  <mn>0</mn>
                  <mn>7</mn>
                </msubsup>
                <mo stretchy="false">−</mo>
                <mn>4</mn>
              </mrow>
              <mrow>
                <msubsup>
                  <mi>a</mi>
                  <mn>0</mn>
                  <mn>5</mn>
                </msubsup>
                <mo stretchy="false">+</mo>
                <mn>4</mn>
              </mrow>
              <mrow>
                <msubsup>
                  <mi>a</mi>
                  <mn>0</mn>
                  <mn>3</mn>
                </msubsup>
                <mo stretchy="false">−</mo>
                <msub>
                  <mi>a</mi>
                  <mn>0</mn>
                </msub>
              </mrow>
            </mrow>
          </mrow>
          <mo fence="true" form="postfix" stretchy="true">)</mo>
        </mrow>
        <mo stretchy="false">=</mo>
        <mrow>
          <msubsup>
            <mi>a</mi>
            <mn>0</mn>
            <mn>8</mn>
          </msubsup>
          <mo stretchy="false">−</mo>
          <mn>7</mn>
        </mrow>
      </mrow>
      <mrow>
        <msubsup>
          <mi>a</mi>
          <mn>0</mn>
          <mn>6</mn>
        </msubsup>
        <mo stretchy="false">+</mo>
        <mn>13</mn>
      </mrow>
      <mrow>
        <msubsup>
          <mi>a</mi>
          <mn>0</mn>
          <mn>4</mn>
        </msubsup>
        <mo stretchy="false">−</mo>
        <mn>7</mn>
      </mrow>
      <mrow>
        <msubsup>
          <mi>a</mi>
          <mn>0</mn>
          <mn>2</mn>
        </msubsup>
        <mo stretchy="false">+</mo>
        <mn>1</mn>
      </mrow>
    </mrow>
    <annotation encoding="StarMath 5.0">a_0 left( a_0^7 - 4 a_0^5 + 4 a_0^3 - a_0 right)
 =
a_0^8 - 7 a_0^6 + 13 a_0^4 - 7 a_0^2 + 1

</annotation>
  </semantics>
</math>
</file>

<file path=Object 251/content.xml><?xml version="1.0" encoding="utf-8"?>
<math xmlns="http://www.w3.org/1998/Math/MathML" display="block">
  <semantics>
    <mrow>
      <msub>
        <mi>a</mi>
        <mn>0</mn>
      </msub>
      <msub>
        <mi>a</mi>
        <mn>0</mn>
      </msub>
      <mrow>
        <mrow>
          <mo fence="true" form="prefix" stretchy="true">(</mo>
          <mrow>
            <mrow>
              <msubsup>
                <mi>a</mi>
                <mn>0</mn>
                <mn>2</mn>
              </msubsup>
              <mo stretchy="false">−</mo>
              <mn>1</mn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sup>
                    <mi>a</mi>
                    <mn>0</mn>
                    <mn>2</mn>
                  </msubsup>
                  <mo stretchy="false">−</mo>
                  <mn>1</mn>
                </mrow>
              </mrow>
              <mo fence="true" form="postfix" stretchy="true">)</mo>
            </mrow>
            <mn>2</mn>
          </msup>
          <mo stretchy="false">−</mo>
          <msubsup>
            <mi>a</mi>
            <mn>0</mn>
            <mn>2</mn>
          </msubsup>
        </mrow>
      </mrow>
    </mrow>
    <annotation encoding="StarMath 5.0">a_0 a_0 left( a_0^2 - 1 right) = left( a_0^2 - 1 right)^2 - a_0^2</annotation>
  </semantics>
</math>
</file>

<file path=Object 252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sup>
                <mi>a</mi>
                <mn>0</mn>
                <mn>3</mn>
              </msubsup>
              <mo stretchy="false">−</mo>
              <msub>
                <mi>a</mi>
                <mn>0</mn>
              </msub>
            </mrow>
          </mrow>
          <mo fence="true" form="postfix" stretchy="true">)</mo>
        </mrow>
        <mo stretchy="false">=</mo>
        <mrow>
          <msubsup>
            <mi>a</mi>
            <mn>0</mn>
            <mn>4</mn>
          </msubsup>
          <mo stretchy="false">−</mo>
          <mn>2</mn>
        </mrow>
      </mrow>
      <mrow>
        <msubsup>
          <mi>a</mi>
          <mn>0</mn>
          <mn>2</mn>
        </msubsup>
        <mo stretchy="false">+</mo>
        <mn>1</mn>
        <mo stretchy="false">−</mo>
        <msubsup>
          <mi>a</mi>
          <mn>0</mn>
          <mn>2</mn>
        </msubsup>
      </mrow>
    </mrow>
    <annotation encoding="StarMath 5.0">a_0 left( a_0^3 - a_0 right) = a_0^4 - 2 a_0^2 + 1 - a_0^2</annotation>
  </semantics>
</math>
</file>

<file path=Object 253/content.xml><?xml version="1.0" encoding="utf-8"?>
<math xmlns="http://www.w3.org/1998/Math/MathML" display="block">
  <semantics>
    <mrow>
      <mn>3</mn>
      <mrow>
        <msubsup>
          <mi>a</mi>
          <mn>0</mn>
          <mn>6</mn>
        </msubsup>
        <mo stretchy="false">−</mo>
        <mn>9</mn>
      </mrow>
      <mrow>
        <msubsup>
          <mi>a</mi>
          <mn>0</mn>
          <mn>4</mn>
        </msubsup>
        <mo stretchy="false">+</mo>
        <mn>6</mn>
      </mrow>
      <mrow>
        <mrow>
          <msubsup>
            <mi>a</mi>
            <mn>0</mn>
            <mn>2</mn>
          </msubsup>
          <mo stretchy="false">−</mo>
          <mn>1</mn>
        </mrow>
        <mo stretchy="false">=</mo>
        <mn>0</mn>
      </mrow>
    </mrow>
    <annotation encoding="StarMath 5.0">3 a_0^6 - 9 a_0^4 + 6 a_0^2 - 1 = 0</annotation>
  </semantics>
</math>
</file>

<file path=Object 254/content.xml><?xml version="1.0" encoding="utf-8"?>
<math xmlns="http://www.w3.org/1998/Math/MathML" display="block">
  <semantics>
    <mrow>
      <mrow>
        <msubsup>
          <mi>a</mi>
          <mn>2</mn>
          <mn>4</mn>
        </msubsup>
        <mo stretchy="false">−</mo>
        <msub>
          <mi>a</mi>
          <mn>0</mn>
        </msub>
      </mrow>
      <mrow>
        <msubsup>
          <mi>a</mi>
          <mn>2</mn>
          <mn>3</mn>
        </msubsup>
        <mo stretchy="false">−</mo>
        <mn>3</mn>
      </mrow>
      <mrow>
        <msubsup>
          <mi>a</mi>
          <mn>2</mn>
          <mn>2</mn>
        </msubsup>
        <mo stretchy="false">+</mo>
        <msub>
          <mi>a</mi>
          <mn>0</mn>
        </msub>
      </mrow>
      <mrow>
        <mrow>
          <msub>
            <mi>a</mi>
            <mn>2</mn>
          </msub>
          <mo stretchy="false">+</mo>
          <mn>1</mn>
        </mrow>
        <mo stretchy="false">=</mo>
        <mn>0</mn>
      </mrow>
    </mrow>
    <annotation encoding="StarMath 5.0">a_2^4 - a_0 a_2^3 - 3 a_2^2 + a_0 a_2 + 1 = 0</annotation>
  </semantics>
</math>
</file>

<file path=Object 255/content.xml><?xml version="1.0" encoding="utf-8"?>
<math xmlns="http://www.w3.org/1998/Math/MathML" display="block">
  <semantics>
    <mrow>
      <msub>
        <mi>a</mi>
        <mn>0</mn>
      </msub>
      <mo stretchy="false">=</mo>
      <msub>
        <mi>a</mi>
        <mn>4</mn>
      </msub>
      <mo stretchy="false">=</mo>
      <mrow>
        <msub>
          <mi>a</mi>
          <mn>3</mn>
        </msub>
        <mo stretchy="false">−</mo>
        <mfrac>
          <mn>1</mn>
          <msub>
            <mi>a</mi>
            <mn>3</mn>
          </msub>
        </mfrac>
      </mrow>
    </mrow>
    <annotation encoding="StarMath 5.0">a_0 = a_4 = a_3 - frac{ 1 } { a_3 }</annotation>
  </semantics>
</math>
</file>

<file path=Object 256/content.xml><?xml version="1.0" encoding="utf-8"?>
<math xmlns="http://www.w3.org/1998/Math/MathML" display="block">
  <semantics>
    <mrow>
      <msub>
        <mi>a</mi>
        <mn>0</mn>
      </msub>
      <mrow>
        <msub>
          <mi>a</mi>
          <mn>3</mn>
        </msub>
        <mo stretchy="false">=</mo>
        <mrow>
          <msubsup>
            <mi>a</mi>
            <mn>3</mn>
            <mn>2</mn>
          </msubsup>
          <mo stretchy="false">−</mo>
          <mn>1</mn>
        </mrow>
      </mrow>
    </mrow>
    <annotation encoding="StarMath 5.0">a_0 a_3 = a_3^2 - 1</annotation>
  </semantics>
</math>
</file>

<file path=Object 257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2</mn>
              </msub>
              <mo stretchy="false">−</mo>
              <mfrac>
                <mn>1</mn>
                <msub>
                  <mi>a</mi>
                  <mn>2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2</mn>
                  </msub>
                  <mo stretchy="false">−</mo>
                  <mfrac>
                    <mn>1</mn>
                    <msub>
                      <mi>a</mi>
                      <mn>2</mn>
                    </msub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0 left( a_2 - frac{ 1 }{ a_2 } right) = left( a_2 - frac{ 1 }{ a_2 } right)^2 - 1</annotation>
  </semantics>
</math>
</file>

<file path=Object 258/content.xml><?xml version="1.0" encoding="utf-8"?>
<math xmlns="http://www.w3.org/1998/Math/MathML" display="block">
  <semantics>
    <mrow>
      <msub>
        <mi>a</mi>
        <mn>0</mn>
      </msub>
      <mrow>
        <mrow>
          <msub>
            <mi>a</mi>
            <mn>2</mn>
          </msub>
          <mo stretchy="false">−</mo>
          <mfrac>
            <msub>
              <mi>a</mi>
              <mn>0</mn>
            </msub>
            <msub>
              <mi>a</mi>
              <mn>2</mn>
            </msub>
          </mfrac>
        </mrow>
        <mo stretchy="false">=</mo>
        <mrow>
          <msubsup>
            <mi>a</mi>
            <mn>2</mn>
            <mn>2</mn>
          </msubsup>
          <mo stretchy="false">−</mo>
          <mn>2</mn>
          <mo stretchy="false">+</mo>
          <mfrac>
            <mn>1</mn>
            <msubsup>
              <mi>a</mi>
              <mn>2</mn>
              <mn>2</mn>
            </msubsup>
          </mfrac>
          <mo stretchy="false">−</mo>
          <mn>1</mn>
        </mrow>
      </mrow>
    </mrow>
    <annotation encoding="StarMath 5.0">a_0 a_2 - frac{ a_0 }{ a_2 } = a_2^2 - 2 + {frac{ 1 }{ a_2^2 }} - 1</annotation>
  </semantics>
</math>
</file>

<file path=Object 259/content.xml><?xml version="1.0" encoding="utf-8"?>
<math xmlns="http://www.w3.org/1998/Math/MathML" display="block">
  <semantics>
    <mrow>
      <msub>
        <mi>a</mi>
        <mn>0</mn>
      </msub>
      <mrow>
        <msubsup>
          <mi>a</mi>
          <mn>2</mn>
          <mn>3</mn>
        </msubsup>
        <mo stretchy="false">−</mo>
        <msub>
          <mi>a</mi>
          <mn>0</mn>
        </msub>
      </mrow>
      <mrow>
        <msub>
          <mi>a</mi>
          <mn>2</mn>
        </msub>
        <mo stretchy="false">=</mo>
        <mrow>
          <msubsup>
            <mi>a</mi>
            <mn>2</mn>
            <mn>4</mn>
          </msubsup>
          <mo stretchy="false">−</mo>
          <mn>3</mn>
        </mrow>
      </mrow>
      <mrow>
        <msubsup>
          <mi>a</mi>
          <mn>2</mn>
          <mn>2</mn>
        </msubsup>
        <mo stretchy="false">+</mo>
        <mn>1</mn>
      </mrow>
    </mrow>
    <annotation encoding="StarMath 5.0">a_0 a_2^3 - a_0 a_2 = a_2^4 - 3 a_2^2 + 1</annotation>
  </semantics>
</math>
</file>

<file path=Object 26/content.xml><?xml version="1.0" encoding="utf-8"?>
<math xmlns="http://www.w3.org/1998/Math/MathML" display="block">
  <semantics>
    <mrow>
      <mrow>
        <msub>
          <mi mathvariant="normal">Δ</mi>
          <mn>0</mn>
        </msub>
        <mo stretchy="false">=</mo>
        <mrow>
          <msup>
            <mi>b</mi>
            <mn>2</mn>
          </msup>
          <mo stretchy="false">−</mo>
          <mn>3</mn>
        </mrow>
      </mrow>
      <mi mathvariant="italic">ac</mi>
    </mrow>
    <annotation encoding="StarMath 5.0">%DELTA_0 = b^2 - 3ac</annotation>
  </semantics>
</math>
</file>

<file path=Object 260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4</mn>
        </msup>
        <mo stretchy="false">−</mo>
        <msub>
          <mi>a</mi>
          <mn>0</mn>
        </msub>
      </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3</mn>
        </msup>
        <mo stretchy="false">−</mo>
        <mn>3</mn>
      </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2</mn>
        </msup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left( a_1 - frac{ 1 }{ a_1 } right)^4 - a_0 left( a_1 - frac{ 1 }{ a_1 } right)^3 - 3 left( a_1 - frac{ 1 }{ a_1 } right)^2 + a_0 left( a_1 - frac{ 1 }{ a_1 } right) + 1 = 0</annotation>
  </semantics>
</math>
</file>

<file path=Object 261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sup>
                  <mi>a</mi>
                  <mn>1</mn>
                  <mn>4</mn>
                </msubsup>
                <mo stretchy="false">−</mo>
                <mn>4</mn>
              </mrow>
              <mrow>
                <msubsup>
                  <mi>a</mi>
                  <mn>1</mn>
                  <mn>2</mn>
                </msubsup>
                <mo stretchy="false">+</mo>
                <mn>6</mn>
                <mo stretchy="false">−</mo>
                <mn>4</mn>
              </mrow>
              <mrow>
                <mfrac>
                  <mn>1</mn>
                  <msubsup>
                    <mi>a</mi>
                    <mn>1</mn>
                    <mn>2</mn>
                  </msubsup>
                </mfrac>
                <mo stretchy="false">+</mo>
                <mfrac>
                  <mn>1</mn>
                  <msubsup>
                    <mi>a</mi>
                    <mn>1</mn>
                    <mn>4</mn>
                  </msubsup>
                </mfrac>
              </mrow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row>
                <msubsup>
                  <mi>a</mi>
                  <mn>1</mn>
                  <mn>3</mn>
                </msubsup>
                <mo stretchy="false">−</mo>
                <mn>3</mn>
              </mrow>
              <mrow>
                <msub>
                  <mi>a</mi>
                  <mn>1</mn>
                </msub>
                <mo stretchy="false">+</mo>
                <mn>3</mn>
              </mrow>
              <mrow>
                <mfrac>
                  <mn>1</mn>
                  <msub>
                    <mi>a</mi>
                    <mn>1</mn>
                  </msub>
                </mfrac>
                <mo stretchy="false">−</mo>
                <mfrac>
                  <mn>1</mn>
                  <msubsup>
                    <mi>a</mi>
                    <mn>1</mn>
                    <mn>3</mn>
                  </msubsup>
                </mfrac>
              </mrow>
            </mrow>
          </mrow>
          <mo fence="true" form="postfix" stretchy="true">)</mo>
        </mrow>
        <mo stretchy="false">−</mo>
        <mn>3</mn>
      </mrow>
      <mrow>
        <mrow>
          <mo fence="true" form="prefix" stretchy="true">(</mo>
          <mrow>
            <mrow>
              <msubsup>
                <mi>a</mi>
                <mn>1</mn>
                <mn>2</mn>
              </msubsup>
              <mo stretchy="false">−</mo>
              <mn>2</mn>
              <mo stretchy="false">+</mo>
              <mfrac>
                <mn>1</mn>
                <msubsup>
                  <mi>a</mi>
                  <mn>1</mn>
                  <mn>2</mn>
                </msubsup>
              </mfrac>
            </mrow>
          </mrow>
          <mo fence="true" form="postfix" stretchy="true">)</mo>
        </mrow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left( a_1^4 - 4 a_1^2 + 6 - 4 {frac{ 1 }{ a_1^2 }} + {frac{ 1 }{ a_1^4 }} right)
 - a_0 left( a_1^3 - 3 a_1 + 3{frac{ 1 }{ a_1 }} - {frac{ 1 }{ a_1^3 }}right)
 - 3 left( a_1^2 - 2 + {frac{ 1 }{ a_1^2 }} right)
 + a_0 left( a_1 - frac{ 1 }{ a_1 } right)
 + 1 = 0</annotation>
  </semantics>
</math>
</file>

<file path=Object 262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sup>
                  <mi>a</mi>
                  <mn>1</mn>
                  <mn>8</mn>
                </msubsup>
                <mo stretchy="false">−</mo>
                <mn>4</mn>
              </mrow>
              <mrow>
                <msubsup>
                  <mi>a</mi>
                  <mn>1</mn>
                  <mn>6</mn>
                </msubsup>
                <mo stretchy="false">+</mo>
                <mn>6</mn>
              </mrow>
              <mrow>
                <msubsup>
                  <mi>a</mi>
                  <mn>1</mn>
                  <mn>4</mn>
                </msubsup>
                <mo stretchy="false">−</mo>
                <mn>4</mn>
              </mrow>
              <mrow>
                <msubsup>
                  <mi>a</mi>
                  <mn>1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row>
                <msubsup>
                  <mi>a</mi>
                  <mn>1</mn>
                  <mn>7</mn>
                </msubsup>
                <mo stretchy="false">−</mo>
                <mn>3</mn>
              </mrow>
              <mrow>
                <msubsup>
                  <mi>a</mi>
                  <mn>1</mn>
                  <mn>5</mn>
                </msubsup>
                <mo stretchy="false">+</mo>
                <mn>3</mn>
              </mrow>
              <mrow>
                <msubsup>
                  <mi>a</mi>
                  <mn>1</mn>
                  <mn>3</mn>
                </msubsup>
                <mo stretchy="false">−</mo>
                <msub>
                  <mi>a</mi>
                  <mn>1</mn>
                </msub>
              </mrow>
            </mrow>
          </mrow>
          <mo fence="true" form="postfix" stretchy="true">)</mo>
        </mrow>
        <mo stretchy="false">−</mo>
        <mn>3</mn>
      </mrow>
      <mrow>
        <mrow>
          <mo fence="true" form="prefix" stretchy="true">(</mo>
          <mrow>
            <mrow>
              <mrow>
                <msubsup>
                  <mi>a</mi>
                  <mn>1</mn>
                  <mn>6</mn>
                </msubsup>
                <mo stretchy="false">−</mo>
                <mn>2</mn>
              </mrow>
              <mrow>
                <msubsup>
                  <mi>a</mi>
                  <mn>1</mn>
                  <mn>4</mn>
                </msubsup>
                <mo stretchy="false">+</mo>
                <msubsup>
                  <mi>a</mi>
                  <mn>1</mn>
                  <mn>2</mn>
                </msubsup>
              </mrow>
            </mrow>
          </mrow>
          <mo fence="true" form="postfix" stretchy="true">)</mo>
        </mrow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sup>
                  <mi>a</mi>
                  <mn>1</mn>
                  <mn>5</mn>
                </msubsup>
                <mo stretchy="false">−</mo>
                <msubsup>
                  <mi>a</mi>
                  <mn>1</mn>
                  <mn>3</mn>
                </msubsup>
              </mrow>
            </mrow>
            <mo fence="true" form="postfix" stretchy="true">)</mo>
          </mrow>
          <mo stretchy="false">+</mo>
          <msubsup>
            <mi>a</mi>
            <mn>1</mn>
            <mn>4</mn>
          </msubsup>
        </mrow>
        <mo stretchy="false">=</mo>
        <mn>0</mn>
      </mrow>
    </mrow>
    <annotation encoding="StarMath 5.0">left( a_1^8 - 4 a_1^6 + 6 a_1^4 - 4 a_1^2 + 1 right)
 - a_0 left( a_1^7 - 3 a_1^5 + 3 a_1^3 - a_1 right)
 - 3 left( a_1^6 - 2 a_1^4 + a_1^2 right)
 + a_0 left( a_1^5 - a_1^3 right)
 + a_1^4 = 0</annotation>
  </semantics>
</math>
</file>

<file path=Object 263/content.xml><?xml version="1.0" encoding="utf-8"?>
<math xmlns="http://www.w3.org/1998/Math/MathML" display="block">
  <semantics>
    <mrow>
      <mrow>
        <msubsup>
          <mi>a</mi>
          <mn>1</mn>
          <mn>8</mn>
        </msubsup>
        <mo stretchy="false">−</mo>
        <msub>
          <mi>a</mi>
          <mn>0</mn>
        </msub>
      </mrow>
      <mrow>
        <msubsup>
          <mi>a</mi>
          <mn>1</mn>
          <mn>7</mn>
        </msubsup>
        <mo stretchy="false">−</mo>
        <mn>4</mn>
      </mrow>
      <mrow>
        <msubsup>
          <mi>a</mi>
          <mn>1</mn>
          <mn>6</mn>
        </msubsup>
        <mo stretchy="false">−</mo>
        <mn>3</mn>
      </mrow>
      <mrow>
        <msubsup>
          <mi>a</mi>
          <mn>1</mn>
          <mn>6</mn>
        </msubsup>
        <mo stretchy="false">+</mo>
        <mn>3</mn>
      </mrow>
      <msub>
        <mi>a</mi>
        <mn>0</mn>
      </msub>
      <mrow>
        <msubsup>
          <mi>a</mi>
          <mn>1</mn>
          <mn>5</mn>
        </msubsup>
        <mo stretchy="false">+</mo>
        <msub>
          <mi>a</mi>
          <mn>0</mn>
        </msub>
      </mrow>
      <mrow>
        <msubsup>
          <mi>a</mi>
          <mn>1</mn>
          <mn>5</mn>
        </msubsup>
        <mo stretchy="false">+</mo>
        <mn>6</mn>
      </mrow>
      <mrow>
        <msubsup>
          <mi>a</mi>
          <mn>1</mn>
          <mn>4</mn>
        </msubsup>
        <mo stretchy="false">+</mo>
        <mn>6</mn>
      </mrow>
      <mrow>
        <msubsup>
          <mi>a</mi>
          <mn>1</mn>
          <mn>4</mn>
        </msubsup>
        <mo stretchy="false">+</mo>
        <msubsup>
          <mi>a</mi>
          <mn>1</mn>
          <mn>4</mn>
        </msubsup>
        <mo stretchy="false">−</mo>
        <mn>3</mn>
      </mrow>
      <msub>
        <mi>a</mi>
        <mn>0</mn>
      </msub>
      <mrow>
        <msubsup>
          <mi>a</mi>
          <mn>1</mn>
          <mn>3</mn>
        </msubsup>
        <mo stretchy="false">−</mo>
        <msub>
          <mi>a</mi>
          <mn>0</mn>
        </msub>
      </mrow>
      <mrow>
        <msubsup>
          <mi>a</mi>
          <mn>1</mn>
          <mn>3</mn>
        </msubsup>
        <mo stretchy="false">−</mo>
        <mn>4</mn>
      </mrow>
      <mrow>
        <msubsup>
          <mi>a</mi>
          <mn>1</mn>
          <mn>2</mn>
        </msubsup>
        <mo stretchy="false">−</mo>
        <mn>3</mn>
      </mrow>
      <mrow>
        <msubsup>
          <mi>a</mi>
          <mn>1</mn>
          <mn>2</mn>
        </msubsup>
        <mo stretchy="false">+</mo>
        <msub>
          <mi>a</mi>
          <mn>0</mn>
        </msub>
      </mrow>
      <mrow>
        <mrow>
          <msub>
            <mi>a</mi>
            <mn>1</mn>
          </msub>
          <mo stretchy="false">+</mo>
          <mn>1</mn>
        </mrow>
        <mo stretchy="false">=</mo>
        <mn>0</mn>
      </mrow>
    </mrow>
    <annotation encoding="StarMath 5.0">
a_1^8
 - a_0 a_1^7
 - 4 a_1^6 - 3 a_1^6
 + 3 a_0 a_1^5 + a_0 a_1^5
 + 6 a_1^4 + 6 a_1^4 + a_1^4
 - 3 a_0 a_1^3 - a_0 a_1^3
 - 4 a_1^2 - 3 a_1^2
 + a_0 a_1
 + 1
 = 0</annotation>
  </semantics>
</math>
</file>

<file path=Object 264/content.xml><?xml version="1.0" encoding="utf-8"?>
<math xmlns="http://www.w3.org/1998/Math/MathML" display="block">
  <semantics>
    <mrow>
      <mrow>
        <msubsup>
          <mi>a</mi>
          <mn>1</mn>
          <mn>8</mn>
        </msubsup>
        <mo stretchy="false">−</mo>
        <msub>
          <mi>a</mi>
          <mn>0</mn>
        </msub>
      </mrow>
      <mrow>
        <msubsup>
          <mi>a</mi>
          <mn>1</mn>
          <mn>7</mn>
        </msubsup>
        <mo stretchy="false">−</mo>
        <mn>7</mn>
      </mrow>
      <mrow>
        <msubsup>
          <mi>a</mi>
          <mn>1</mn>
          <mn>6</mn>
        </msubsup>
        <mo stretchy="false">+</mo>
        <mn>4</mn>
      </mrow>
      <msub>
        <mi>a</mi>
        <mn>0</mn>
      </msub>
      <mrow>
        <msubsup>
          <mi>a</mi>
          <mn>1</mn>
          <mn>5</mn>
        </msubsup>
        <mo stretchy="false">+</mo>
        <mn>13</mn>
      </mrow>
      <mrow>
        <msubsup>
          <mi>a</mi>
          <mn>1</mn>
          <mn>4</mn>
        </msubsup>
        <mo stretchy="false">−</mo>
        <mn>4</mn>
      </mrow>
      <msub>
        <mi>a</mi>
        <mn>0</mn>
      </msub>
      <mrow>
        <msubsup>
          <mi>a</mi>
          <mn>1</mn>
          <mn>3</mn>
        </msubsup>
        <mo stretchy="false">−</mo>
        <mn>7</mn>
      </mrow>
      <mrow>
        <msubsup>
          <mi>a</mi>
          <mn>1</mn>
          <mn>2</mn>
        </msubsup>
        <mo stretchy="false">+</mo>
        <msub>
          <mi>a</mi>
          <mn>0</mn>
        </msub>
      </mrow>
      <mrow>
        <mrow>
          <msub>
            <mi>a</mi>
            <mn>1</mn>
          </msub>
          <mo stretchy="false">+</mo>
          <mn>1</mn>
        </mrow>
        <mo stretchy="false">=</mo>
        <mn>0</mn>
      </mrow>
    </mrow>
    <annotation encoding="StarMath 5.0">
a_1^8
 - a_0 a_1^7
 - 7 a_1^6
 + 4 a_0 a_1^5
 + 13 a_1^4
 - 4 a_0 a_1^3
 - 7 a_1^2
 + a_0 a_1
 + 1
 = 0</annotation>
  </semantics>
</math>
</file>

<file path=Object 265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8</mn>
        </msup>
        <mo stretchy="false">−</mo>
        <msub>
          <mi>a</mi>
          <mn>0</mn>
        </msub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7</mn>
        </msup>
        <mo stretchy="false">−</mo>
        <mn>7</mn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6</mn>
        </msup>
        <mo stretchy="false">+</mo>
        <mn>4</mn>
      </mrow>
      <msub>
        <mi>a</mi>
        <mn>0</mn>
      </msub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5</mn>
        </msup>
        <mo stretchy="false">+</mo>
        <mn>13</mn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4</mn>
        </msup>
        <mo stretchy="false">−</mo>
        <mn>4</mn>
      </mrow>
      <msub>
        <mi>a</mi>
        <mn>0</mn>
      </msub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3</mn>
        </msup>
        <mo stretchy="false">−</mo>
        <mn>7</mn>
      </mrow>
      <mrow>
        <msup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n>2</mn>
        </msup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left( a_0 - frac{ 1 }{ a_0 } right)^8
 - a_0 left( a_0 - frac{ 1 }{ a_0 } right)^7
 - 7 left( a_0 - frac{ 1 }{ a_0 } right)^6
 + 4 a_0 left( a_0 - frac{ 1 }{ a_0 } right)^5
 + 13 left( a_0 - frac{ 1 }{ a_0 } right)^4
 - 4 a_0 left( a_0 - frac{ 1 }{ a_0 } right)^3
 - 7 left( a_0 - frac{ 1 }{ a_0 } right)^2
 + a_0 left( a_0 - frac{ 1 }{ a_0 } right)
 + 1
 = 0</annotation>
  </semantics>
</math>
</file>

<file path=Object 266/content.xml><?xml version="1.0" encoding="utf-8"?>
<math xmlns="http://www.w3.org/1998/Math/MathML" display="block">
  <semantics>
    <mrow>
      <mtable>
        <mtr>
          <mtd>
            <mrow>
              <mo fence="true" form="prefix" stretchy="true">(</mo>
              <mrow>
                <mrow>
                  <mrow>
                    <msubsup>
                      <mi>a</mi>
                      <mn>0</mn>
                      <mn>8</mn>
                    </msubsup>
                    <mo stretchy="false">−</mo>
                    <mn>8</mn>
                  </mrow>
                  <mrow>
                    <msubsup>
                      <mi>a</mi>
                      <mn>0</mn>
                      <mn>6</mn>
                    </msubsup>
                    <mo stretchy="false">+</mo>
                    <mn>28</mn>
                  </mrow>
                  <mrow>
                    <msubsup>
                      <mi>a</mi>
                      <mn>0</mn>
                      <mn>4</mn>
                    </msubsup>
                    <mo stretchy="false">−</mo>
                    <mn>56</mn>
                  </mrow>
                  <mrow>
                    <msubsup>
                      <mi>a</mi>
                      <mn>0</mn>
                      <mn>2</mn>
                    </msubsup>
                    <mo stretchy="false">+</mo>
                    <mn>70</mn>
                    <mo stretchy="false">−</mo>
                    <mfrac>
                      <mn>56</mn>
                      <msubsup>
                        <mi>a</mi>
                        <mn>0</mn>
                        <mn>2</mn>
                      </msubsup>
                    </mfrac>
                    <mo stretchy="false">+</mo>
                    <mfrac>
                      <mn>28</mn>
                      <msubsup>
                        <mi>a</mi>
                        <mn>0</mn>
                        <mn>4</mn>
                      </msubsup>
                    </mfrac>
                    <mo stretchy="false">−</mo>
                    <mfrac>
                      <mn>8</mn>
                      <msubsup>
                        <mi>a</mi>
                        <mn>0</mn>
                        <mn>6</mn>
                      </msubsup>
                    </mfrac>
                    <mo stretchy="false">+</mo>
                    <mfrac>
                      <mn>1</mn>
                      <msubsup>
                        <mi>a</mi>
                        <mn>0</mn>
                        <mn>8</mn>
                      </msubsup>
                    </mfrac>
                  </mrow>
                </mrow>
              </mrow>
              <mo fence="true" form="postfix" stretchy="true">)</mo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7</mn>
                      </msubsup>
                      <mo stretchy="false">−</mo>
                      <mn>7</mn>
                    </mrow>
                    <mrow>
                      <msubsup>
                        <mi>a</mi>
                        <mn>0</mn>
                        <mn>5</mn>
                      </msubsup>
                      <mo stretchy="false">+</mo>
                      <mn>21</mn>
                    </mrow>
                    <mrow>
                      <msubsup>
                        <mi>a</mi>
                        <mn>0</mn>
                        <mn>3</mn>
                      </msubsup>
                      <mo stretchy="false">−</mo>
                      <mn>35</mn>
                    </mrow>
                    <mrow>
                      <msub>
                        <mi>a</mi>
                        <mn>0</mn>
                      </msub>
                      <mo stretchy="false">+</mo>
                      <mfrac>
                        <mn>35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21</mn>
                        <msubsup>
                          <mi>a</mi>
                          <mn>0</mn>
                          <mn>3</mn>
                        </msubsup>
                      </mfrac>
                      <mo stretchy="false">+</mo>
                      <mfrac>
                        <mn>7</mn>
                        <msubsup>
                          <mi>a</mi>
                          <mn>0</mn>
                          <mn>5</mn>
                        </msubsup>
                      </mfrac>
                      <mo stretchy="false">−</mo>
                      <mfrac>
                        <mn>1</mn>
                        <msubsup>
                          <mi>a</mi>
                          <mn>0</mn>
                          <mn>7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6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15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20</mn>
                      <mo stretchy="false">+</mo>
                      <mfrac>
                        <mn>15</mn>
                        <msubsup>
                          <mi>a</mi>
                          <mn>0</mn>
                          <mn>2</mn>
                        </msubsup>
                      </mfrac>
                      <mo stretchy="false">−</mo>
                      <mfrac>
                        <mn>6</mn>
                        <msubsup>
                          <mi>a</mi>
                          <mn>0</mn>
                          <mn>4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6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n>4</mn>
              </mrow>
              <msub>
                <mi>a</mi>
                <mn>0</mn>
              </msub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5</mn>
                      </msubsup>
                      <mo stretchy="false">−</mo>
                      <mn>5</mn>
                    </mrow>
                    <mrow>
                      <msubsup>
                        <mi>a</mi>
                        <mn>0</mn>
                        <mn>3</mn>
                      </msubsup>
                      <mo stretchy="false">+</mo>
                      <mn>10</mn>
                    </mrow>
                    <mrow>
                      <msub>
                        <mi>a</mi>
                        <mn>0</mn>
                      </msub>
                      <mo stretchy="false">−</mo>
                      <mfrac>
                        <mn>10</mn>
                        <msub>
                          <mi>a</mi>
                          <mn>0</mn>
                        </msub>
                      </mfrac>
                      <mo stretchy="false">+</mo>
                      <mfrac>
                        <mn>5</mn>
                        <msubsup>
                          <mi>a</mi>
                          <mn>0</mn>
                          <mn>3</mn>
                        </msubsup>
                      </mfrac>
                      <mo stretchy="false">−</mo>
                      <mfrac>
                        <mn>1</mn>
                        <msubsup>
                          <mi>a</mi>
                          <mn>0</mn>
                          <mn>5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n>13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4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6</mn>
                      <mo stretchy="false">−</mo>
                      <mfrac>
                        <mn>4</mn>
                        <msubsup>
                          <mi>a</mi>
                          <mn>0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0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4</mn>
              </mrow>
              <msub>
                <mi>a</mi>
                <mn>0</mn>
              </msub>
              <mrow>
                <mo fence="true" form="prefix" stretchy="true">(</mo>
                <mrow>
                  <mrow>
                    <mrow>
                      <msubsup>
                        <mi>a</mi>
                        <mn>0</mn>
                        <mn>3</mn>
                      </msubsup>
                      <mo stretchy="false">−</mo>
                      <mn>3</mn>
                    </mrow>
                    <mrow>
                      <msub>
                        <mi>a</mi>
                        <mn>0</mn>
                      </msub>
                      <mo stretchy="false">+</mo>
                      <mfrac>
                        <mn>3</mn>
                        <msub>
                          <mi>a</mi>
                          <mn>0</mn>
                        </msub>
                      </mfrac>
                      <mo stretchy="false">−</mo>
                      <mfrac>
                        <mn>1</mn>
                        <msubsup>
                          <mi>a</mi>
                          <mn>0</mn>
                          <mn>3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o fence="true" form="prefix" stretchy="true">(</mo>
                <mrow>
                  <mrow>
                    <msubsup>
                      <mi>a</mi>
                      <mn>0</mn>
                      <mn>2</mn>
                    </msubsup>
                    <mo stretchy="false">−</mo>
                    <mn>2</mn>
                    <mo stretchy="false">+</mo>
                    <mfrac>
                      <mn>1</mn>
                      <msubsup>
                        <mi>a</mi>
                        <mn>0</mn>
                        <mn>2</mn>
                      </msubsup>
                    </mfrac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n>1</mn>
            </mrow>
          </mtd>
        </mtr>
      </mtable>
      <mo stretchy="false">=</mo>
      <mn>0</mn>
    </mrow>
    <annotation encoding="StarMath 5.0">stack {
left( a_0^8 - 8 a_0^6 + 28 a_0^4 - 56 a_0^2 + 70 - {frac{ 56 }{ a_0^2 }} + {frac{ 28 }{ a_0^4 }} - {frac{ 8 }{ a_0^6 }} + frac{ 1 }{ a_0^8 } right)
# - a_0 left( a_0^7 - 7 a_0^5 + 21 a_0^3 - 35 a_0 + {frac{ 35 }{ a_0 }} - {frac{ 21 }{ a_0^3 }} + {frac{ 7 }{ a_0^5 }} - {frac{ 1 }{ a_0^7 }} right)
# - 7 left( a_0^6 - 6 a_0^4 + 15 a_0^2 - 20 + {frac{ 15 }{ a_0^2 }} - {frac{ 6 }{ a_0^4 }} + {frac{ 1 }{ a_0^6 }} right)
# + 4 a_0 left( a_0^5 - 5 a_0^3 + 10 a_0 - {frac{ 10 }{ a_0 }} + {frac{ 5 }{ a_0^3 }} - {frac{ 1 }{ a_0^5 }} right)
# + 13 left( a_0^4 - 4 a_0^2 + 6 - {frac{ 4 }{ a_0^2 }} + {frac{ 1 }{ a_0^4 }} right)
# - 4 a_0 left( a_0^3 - 3 a_0 + {frac{ 3 }{ a_0 }} - {frac{ 1 }{ a_0^3 }} right)
# - 7 left( a_0^2 - 2 + frac{ 1 }{ a_0^2 } right)
# + a_0 left( a_0 - frac{ 1 }{ a_0 } right)
# + 1
}
 = 0</annotation>
  </semantics>
</math>
</file>

<file path=Object 267/content.xml><?xml version="1.0" encoding="utf-8"?>
<math xmlns="http://www.w3.org/1998/Math/MathML" display="block">
  <semantics>
    <mrow>
      <mtable>
        <mtr>
          <mtd>
            <mrow>
              <mrow>
                <msubsup>
                  <mi>a</mi>
                  <mn>0</mn>
                  <mn>8</mn>
                </msubsup>
                <mo stretchy="false">−</mo>
                <mn>8</mn>
              </mrow>
              <mrow>
                <msubsup>
                  <mi>a</mi>
                  <mn>0</mn>
                  <mn>6</mn>
                </msubsup>
                <mo stretchy="false">+</mo>
                <mn>28</mn>
              </mrow>
              <mrow>
                <msubsup>
                  <mi>a</mi>
                  <mn>0</mn>
                  <mn>4</mn>
                </msubsup>
                <mo stretchy="false">−</mo>
                <mn>56</mn>
              </mrow>
              <mrow>
                <msubsup>
                  <mi>a</mi>
                  <mn>0</mn>
                  <mn>2</mn>
                </msubsup>
                <mo stretchy="false">+</mo>
                <mn>70</mn>
                <mo stretchy="false">−</mo>
                <mfrac>
                  <mn>56</mn>
                  <msubsup>
                    <mi>a</mi>
                    <mn>0</mn>
                    <mn>2</mn>
                  </msubsup>
                </mfrac>
                <mo stretchy="false">+</mo>
                <mfrac>
                  <mn>28</mn>
                  <msubsup>
                    <mi>a</mi>
                    <mn>0</mn>
                    <mn>4</mn>
                  </msubsup>
                </mfrac>
                <mo stretchy="false">−</mo>
                <mfrac>
                  <mn>8</mn>
                  <msubsup>
                    <mi>a</mi>
                    <mn>0</mn>
                    <mn>6</mn>
                  </msubsup>
                </mfrac>
                <mo stretchy="false">+</mo>
                <mfrac>
                  <mn>1</mn>
                  <msubsup>
                    <mi>a</mi>
                    <mn>0</mn>
                    <mn>8</mn>
                  </msubsup>
                </mfrac>
              </mrow>
            </mrow>
          </mtd>
        </mtr>
        <mtr>
          <mtd>
            <mrow>
              <mrow>
                <mrow>
                  <mo stretchy="false">−</mo>
                  <msubsup>
                    <mi>a</mi>
                    <mn>0</mn>
                    <mn>8</mn>
                  </msubsup>
                </mrow>
                <mo stretchy="false">+</mo>
                <mn>7</mn>
              </mrow>
              <mrow>
                <msubsup>
                  <mi>a</mi>
                  <mn>0</mn>
                  <mn>6</mn>
                </msubsup>
                <mo stretchy="false">−</mo>
                <mn>21</mn>
              </mrow>
              <mrow>
                <msubsup>
                  <mi>a</mi>
                  <mn>0</mn>
                  <mn>4</mn>
                </msubsup>
                <mo stretchy="false">+</mo>
                <mn>35</mn>
              </mrow>
              <mrow>
                <msubsup>
                  <mi>a</mi>
                  <mn>0</mn>
                  <mn>2</mn>
                </msubsup>
                <mo stretchy="false">−</mo>
                <mn>35</mn>
                <mo stretchy="false">+</mo>
                <mfrac>
                  <mn>21</mn>
                  <msubsup>
                    <mi>a</mi>
                    <mn>0</mn>
                    <mn>2</mn>
                  </msubsup>
                </mfrac>
                <mo stretchy="false">−</mo>
                <mfrac>
                  <mn>7</mn>
                  <msubsup>
                    <mi>a</mi>
                    <mn>0</mn>
                    <mn>4</mn>
                  </msubsup>
                </mfrac>
                <mo stretchy="false">+</mo>
                <mfrac>
                  <mn>1</mn>
                  <msubsup>
                    <mi>a</mi>
                    <mn>0</mn>
                    <mn>6</mn>
                  </msubsup>
                </mfrac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subsup>
                  <mi>a</mi>
                  <mn>0</mn>
                  <mn>6</mn>
                </msubsup>
                <mo stretchy="false">+</mo>
                <mn>42</mn>
              </mrow>
              <mrow>
                <msubsup>
                  <mi>a</mi>
                  <mn>0</mn>
                  <mn>4</mn>
                </msubsup>
                <mo stretchy="false">−</mo>
                <mn>105</mn>
              </mrow>
              <mrow>
                <msubsup>
                  <mi>a</mi>
                  <mn>0</mn>
                  <mn>2</mn>
                </msubsup>
                <mo stretchy="false">+</mo>
                <mn>140</mn>
                <mo stretchy="false">−</mo>
                <mfrac>
                  <mn>105</mn>
                  <msubsup>
                    <mi>a</mi>
                    <mn>0</mn>
                    <mn>2</mn>
                  </msubsup>
                </mfrac>
                <mo stretchy="false">+</mo>
                <mfrac>
                  <mn>42</mn>
                  <msubsup>
                    <mi>a</mi>
                    <mn>0</mn>
                    <mn>4</mn>
                  </msubsup>
                </mfrac>
                <mo stretchy="false">−</mo>
                <mfrac>
                  <mn>7</mn>
                  <msubsup>
                    <mi>a</mi>
                    <mn>0</mn>
                    <mn>6</mn>
                  </msubsup>
                </mfrac>
              </mrow>
            </mrow>
          </mtd>
        </mtr>
        <mtr>
          <mtd>
            <mrow>
              <mrow>
                <mo stretchy="false">+</mo>
                <mn>4</mn>
              </mrow>
              <mrow>
                <msubsup>
                  <mi>a</mi>
                  <mn>0</mn>
                  <mn>6</mn>
                </msubsup>
                <mo stretchy="false">−</mo>
                <mn>20</mn>
              </mrow>
              <mrow>
                <msubsup>
                  <mi>a</mi>
                  <mn>0</mn>
                  <mn>4</mn>
                </msubsup>
                <mo stretchy="false">+</mo>
                <mn>40</mn>
              </mrow>
              <mrow>
                <msubsup>
                  <mi>a</mi>
                  <mn>0</mn>
                  <mn>2</mn>
                </msubsup>
                <mo stretchy="false">−</mo>
                <mn>40</mn>
                <mo stretchy="false">+</mo>
                <mfrac>
                  <mn>20</mn>
                  <msubsup>
                    <mi>a</mi>
                    <mn>0</mn>
                    <mn>2</mn>
                  </msubsup>
                </mfrac>
                <mo stretchy="false">−</mo>
                <mfrac>
                  <mn>4</mn>
                  <msubsup>
                    <mi>a</mi>
                    <mn>0</mn>
                    <mn>4</mn>
                  </msubsup>
                </mfrac>
                <mo stretchy="false">+</mo>
                <mn>13</mn>
              </mrow>
              <mrow>
                <msubsup>
                  <mi>a</mi>
                  <mn>0</mn>
                  <mn>4</mn>
                </msubsup>
                <mo stretchy="false">−</mo>
                <mn>52</mn>
              </mrow>
              <mrow>
                <msubsup>
                  <mi>a</mi>
                  <mn>0</mn>
                  <mn>2</mn>
                </msubsup>
                <mo stretchy="false">+</mo>
                <mn>78</mn>
                <mo stretchy="false">−</mo>
                <mfrac>
                  <mn>52</mn>
                  <msubsup>
                    <mi>a</mi>
                    <mn>0</mn>
                    <mn>2</mn>
                  </msubsup>
                </mfrac>
                <mo stretchy="false">+</mo>
                <mfrac>
                  <mn>13</mn>
                  <msubsup>
                    <mi>a</mi>
                    <mn>0</mn>
                    <mn>4</mn>
                  </msubsup>
                </mfrac>
              </mrow>
            </mrow>
          </mtd>
        </mtr>
        <mtr>
          <mtd>
            <mrow>
              <mrow>
                <mo stretchy="false">−</mo>
                <mn>4</mn>
              </mrow>
              <mrow>
                <msubsup>
                  <mi>a</mi>
                  <mn>0</mn>
                  <mn>4</mn>
                </msubsup>
                <mo stretchy="false">+</mo>
                <mn>12</mn>
              </mrow>
              <mrow>
                <msubsup>
                  <mi>a</mi>
                  <mn>0</mn>
                  <mn>2</mn>
                </msubsup>
                <mo stretchy="false">−</mo>
                <mn>12</mn>
                <mo stretchy="false">+</mo>
                <mfrac>
                  <mn>4</mn>
                  <msubsup>
                    <mi>a</mi>
                    <mn>0</mn>
                    <mn>2</mn>
                  </msubsup>
                </mfrac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n>14</mn>
                <mo stretchy="false">−</mo>
                <mfrac>
                  <mn>7</mn>
                  <msubsup>
                    <mi>a</mi>
                    <mn>0</mn>
                    <mn>2</mn>
                  </msubsup>
                </mfrac>
                <mo stretchy="false">+</mo>
                <msubsup>
                  <mi>a</mi>
                  <mn>0</mn>
                  <mn>2</mn>
                </msubsup>
                <mo stretchy="false">−</mo>
                <mn>1</mn>
                <mo stretchy="false">+</mo>
                <mn>1</mn>
              </mrow>
            </mrow>
          </mtd>
        </mtr>
      </mtable>
      <mo stretchy="false">=</mo>
      <mn>0</mn>
    </mrow>
    <annotation encoding="StarMath 5.0">stack {
a_0^8 - 8 a_0^6 + 28 a_0^4 - 56 a_0^2 + 70 - {frac{ 56 }{ a_0^2 }} + {frac{ 28 }{ a_0^4 }} - {frac{ 8 }{ a_0^6 }} + frac{ 1 }{ a_0^8 }
# - a_0^8 + 7 a_0^6 - 21 a_0^4 + 35 a_0^2 - 35 + {frac{ 21 }{ a_0^2 }} - {frac{ 7 }{ a_0^4 }} + {frac{ 1 }{ a_0^6 }}
# - 7 a_0^6 + 42 a_0^4 - 105 a_0^2 + 140 - {frac{ 105 }{ a_0^2 }} + {frac{ 42 }{ a_0^4 }} - {frac{ 7 }{ a_0^6 }}
# + 4 a_0^6 - 20 a_0^4 + 40 a_0^2 - 40 + {frac{ 20 }{ a_0^2 }} - {frac{ 4 }{ a_0^4 }}
 + 13 a_0^4 - 52 a_0^2 + 78 - {frac{ 52 }{ a_0^2 }} + {frac{ 13 }{ a_0^4 }}
# - 4 a_0^4 + 12 a_0^2 - 12 + {frac{ 4 }{ a_0^2 }}
 - 7 a_0^2 + 14 - {frac{ 7 }{ a_0^2 }}
 + a_0^2 - 1
 + 1
}
 = 0</annotation>
  </semantics>
</math>
</file>

<file path=Object 268/content.xml><?xml version="1.0" encoding="utf-8"?>
<math xmlns="http://www.w3.org/1998/Math/MathML" display="block">
  <semantics>
    <mrow>
      <mtable>
        <mtr>
          <mtd>
            <mrow>
              <msubsup>
                <mi>a</mi>
                <mn>0</mn>
                <mn>8</mn>
              </msubsup>
              <mo stretchy="false">−</mo>
              <msubsup>
                <mi>a</mi>
                <mn>0</mn>
                <mn>8</mn>
              </msubsup>
            </mrow>
          </mtd>
        </mtr>
        <mtr>
          <mtd>
            <mrow>
              <mrow>
                <mo stretchy="false">−</mo>
                <mn>8</mn>
              </mrow>
              <mrow>
                <msubsup>
                  <mi>a</mi>
                  <mn>0</mn>
                  <mn>6</mn>
                </msubsup>
                <mo stretchy="false">+</mo>
                <mn>7</mn>
              </mrow>
              <mrow>
                <msubsup>
                  <mi>a</mi>
                  <mn>0</mn>
                  <mn>6</mn>
                </msubsup>
                <mo stretchy="false">−</mo>
                <mn>7</mn>
              </mrow>
              <mrow>
                <msubsup>
                  <mi>a</mi>
                  <mn>0</mn>
                  <mn>6</mn>
                </msubsup>
                <mo stretchy="false">+</mo>
                <mn>4</mn>
              </mrow>
              <msubsup>
                <mi>a</mi>
                <mn>0</mn>
                <mn>6</mn>
              </msubsup>
            </mrow>
          </mtd>
        </mtr>
        <mtr>
          <mtd>
            <mrow>
              <mrow>
                <mo stretchy="false">+</mo>
                <mn>28</mn>
              </mrow>
              <mrow>
                <msubsup>
                  <mi>a</mi>
                  <mn>0</mn>
                  <mn>4</mn>
                </msubsup>
                <mo stretchy="false">−</mo>
                <mn>21</mn>
              </mrow>
              <mrow>
                <msubsup>
                  <mi>a</mi>
                  <mn>0</mn>
                  <mn>4</mn>
                </msubsup>
                <mo stretchy="false">+</mo>
                <mn>42</mn>
              </mrow>
              <mrow>
                <msubsup>
                  <mi>a</mi>
                  <mn>0</mn>
                  <mn>4</mn>
                </msubsup>
                <mo stretchy="false">−</mo>
                <mn>20</mn>
              </mrow>
              <mrow>
                <msubsup>
                  <mi>a</mi>
                  <mn>0</mn>
                  <mn>4</mn>
                </msubsup>
                <mo stretchy="false">+</mo>
                <mn>13</mn>
              </mrow>
              <mrow>
                <msubsup>
                  <mi>a</mi>
                  <mn>0</mn>
                  <mn>4</mn>
                </msubsup>
                <mo stretchy="false">−</mo>
                <mn>4</mn>
              </mrow>
              <msubsup>
                <mi>a</mi>
                <mn>0</mn>
                <mn>4</mn>
              </msubsup>
            </mrow>
          </mtd>
        </mtr>
        <mtr>
          <mtd>
            <mrow>
              <mrow>
                <mo stretchy="false">−</mo>
                <mn>56</mn>
              </mrow>
              <mrow>
                <msubsup>
                  <mi>a</mi>
                  <mn>0</mn>
                  <mn>2</mn>
                </msubsup>
                <mo stretchy="false">+</mo>
                <mn>35</mn>
              </mrow>
              <mrow>
                <msubsup>
                  <mi>a</mi>
                  <mn>0</mn>
                  <mn>2</mn>
                </msubsup>
                <mo stretchy="false">−</mo>
                <mn>105</mn>
              </mrow>
              <mrow>
                <msubsup>
                  <mi>a</mi>
                  <mn>0</mn>
                  <mn>2</mn>
                </msubsup>
                <mo stretchy="false">+</mo>
                <mn>40</mn>
              </mrow>
              <mrow>
                <msubsup>
                  <mi>a</mi>
                  <mn>0</mn>
                  <mn>2</mn>
                </msubsup>
                <mo stretchy="false">−</mo>
                <mn>52</mn>
              </mrow>
              <mrow>
                <msubsup>
                  <mi>a</mi>
                  <mn>0</mn>
                  <mn>2</mn>
                </msubsup>
                <mo stretchy="false">+</mo>
                <mn>12</mn>
              </mrow>
              <mrow>
                <msubsup>
                  <mi>a</mi>
                  <mn>0</mn>
                  <mn>2</mn>
                </msubsup>
                <mo stretchy="false">−</mo>
                <mn>7</mn>
              </mrow>
              <mrow>
                <msubsup>
                  <mi>a</mi>
                  <mn>0</mn>
                  <mn>2</mn>
                </msubsup>
                <mo stretchy="false">+</mo>
                <msubsup>
                  <mi>a</mi>
                  <mn>0</mn>
                  <mn>2</mn>
                </msubsup>
              </mrow>
            </mrow>
          </mtd>
        </mtr>
        <mtr>
          <mtd>
            <mrow>
              <mrow>
                <mo stretchy="false">+</mo>
                <mn>70</mn>
              </mrow>
              <mo stretchy="false">−</mo>
              <mn>35</mn>
              <mo stretchy="false">+</mo>
              <mn>140</mn>
              <mo stretchy="false">−</mo>
              <mn>40</mn>
              <mo stretchy="false">+</mo>
              <mn>78</mn>
              <mo stretchy="false">−</mo>
              <mn>12</mn>
              <mo stretchy="false">+</mo>
              <mn>14</mn>
              <mo stretchy="false">−</mo>
              <mn>1</mn>
              <mo stretchy="false">+</mo>
              <mn>1</mn>
            </mrow>
          </mtd>
        </mtr>
        <mtr>
          <mtd>
            <mrow>
              <mrow>
                <mo stretchy="false">−</mo>
                <mfrac>
                  <mn>56</mn>
                  <msubsup>
                    <mi>a</mi>
                    <mn>0</mn>
                    <mn>2</mn>
                  </msubsup>
                </mfrac>
              </mrow>
              <mo stretchy="false">+</mo>
              <mfrac>
                <mn>21</mn>
                <msubsup>
                  <mi>a</mi>
                  <mn>0</mn>
                  <mn>2</mn>
                </msubsup>
              </mfrac>
              <mo stretchy="false">−</mo>
              <mfrac>
                <mn>105</mn>
                <msubsup>
                  <mi>a</mi>
                  <mn>0</mn>
                  <mn>2</mn>
                </msubsup>
              </mfrac>
              <mo stretchy="false">+</mo>
              <mfrac>
                <mn>20</mn>
                <msubsup>
                  <mi>a</mi>
                  <mn>0</mn>
                  <mn>2</mn>
                </msubsup>
              </mfrac>
              <mo stretchy="false">−</mo>
              <mfrac>
                <mn>52</mn>
                <msubsup>
                  <mi>a</mi>
                  <mn>0</mn>
                  <mn>2</mn>
                </msubsup>
              </mfrac>
              <mo stretchy="false">+</mo>
              <mfrac>
                <mn>4</mn>
                <msubsup>
                  <mi>a</mi>
                  <mn>0</mn>
                  <mn>2</mn>
                </msubsup>
              </mfrac>
              <mo stretchy="false">−</mo>
              <mfrac>
                <mn>7</mn>
                <msubsup>
                  <mi>a</mi>
                  <mn>0</mn>
                  <mn>2</mn>
                </msubsup>
              </mfrac>
            </mrow>
          </mtd>
        </mtr>
        <mtr>
          <mtd>
            <mrow>
              <mrow>
                <mo stretchy="false">+</mo>
                <mfrac>
                  <mn>28</mn>
                  <msubsup>
                    <mi>a</mi>
                    <mn>0</mn>
                    <mn>4</mn>
                  </msubsup>
                </mfrac>
              </mrow>
              <mo stretchy="false">−</mo>
              <mfrac>
                <mn>7</mn>
                <msubsup>
                  <mi>a</mi>
                  <mn>0</mn>
                  <mn>4</mn>
                </msubsup>
              </mfrac>
              <mo stretchy="false">+</mo>
              <mfrac>
                <mn>42</mn>
                <msubsup>
                  <mi>a</mi>
                  <mn>0</mn>
                  <mn>4</mn>
                </msubsup>
              </mfrac>
              <mo stretchy="false">−</mo>
              <mfrac>
                <mn>4</mn>
                <msubsup>
                  <mi>a</mi>
                  <mn>0</mn>
                  <mn>4</mn>
                </msubsup>
              </mfrac>
              <mo stretchy="false">+</mo>
              <mfrac>
                <mn>13</mn>
                <msubsup>
                  <mi>a</mi>
                  <mn>0</mn>
                  <mn>4</mn>
                </msubsup>
              </mfrac>
            </mrow>
          </mtd>
        </mtr>
        <mtr>
          <mtd>
            <mrow>
              <mrow>
                <mo stretchy="false">−</mo>
                <mfrac>
                  <mn>8</mn>
                  <msubsup>
                    <mi>a</mi>
                    <mn>0</mn>
                    <mn>6</mn>
                  </msubsup>
                </mfrac>
              </mrow>
              <mo stretchy="false">+</mo>
              <mfrac>
                <mn>1</mn>
                <msubsup>
                  <mi>a</mi>
                  <mn>0</mn>
                  <mn>6</mn>
                </msubsup>
              </mfrac>
              <mo stretchy="false">−</mo>
              <mfrac>
                <mn>7</mn>
                <msubsup>
                  <mi>a</mi>
                  <mn>0</mn>
                  <mn>6</mn>
                </msubsup>
              </mfrac>
            </mrow>
          </mtd>
        </mtr>
        <mtr>
          <mtd>
            <mrow>
              <mo stretchy="false">+</mo>
              <mfrac>
                <mn>1</mn>
                <msubsup>
                  <mi>a</mi>
                  <mn>0</mn>
                  <mn>8</mn>
                </msubsup>
              </mfrac>
            </mrow>
          </mtd>
        </mtr>
      </mtable>
      <mo stretchy="false">=</mo>
      <mn>0</mn>
    </mrow>
    <annotation encoding="StarMath 5.0">stack {
a_0^8 - a_0^8
# - 8 a_0^6 + 7 a_0^6 - 7 a_0^6 + 4 a_0^6
# + 28 a_0^4 - 21 a_0^4 + 42 a_0^4 - 20 a_0^4 + 13 a_0^4 - 4 a_0^4
# - 56 a_0^2 + 35 a_0^2 - 105 a_0^2 + 40 a_0^2 - 52 a_0^2 + 12 a_0^2 - 7 a_0^2 + a_0^2
# + 70 - 35 + 140 - 40 + 78 - 12 + 14 - 1 + 1
# - {frac{ 56 }{ a_0^2 }} + {frac{ 21 }{ a_0^2 }} - {frac{ 105 }{ a_0^2 }} + {frac{ 20 }{ a_0^2 }} - {frac{ 52 }{ a_0^2 }} + {frac{ 4 }{ a_0^2 }} - frac{ 7 }{ a_0^2 }
# + {frac{ 28 }{ a_0^4 }} - {frac{ 7 }{ a_0^4 }} + {frac{ 42 }{ a_0^4 }} - {frac{ 4 }{ a_0^4 }} + {frac{ 13 }{ a_0^4 }}
# - {frac{ 8 }{ a_0^6 }} + {frac{ 1 }{ a_0^6 }} - {frac{ 7 }{ a_0^6 }}
# + frac{ 1 }{ a_0^8 }
}
 = 0</annotation>
  </semantics>
</math>
</file>

<file path=Object 269/content.xml><?xml version="1.0" encoding="utf-8"?>
<math xmlns="http://www.w3.org/1998/Math/MathML" display="block">
  <semantics>
    <mrow>
      <mrow>
        <mo stretchy="false">−</mo>
        <mn>4</mn>
      </mrow>
      <mrow>
        <msubsup>
          <mi>a</mi>
          <mn>0</mn>
          <mn>6</mn>
        </msubsup>
        <mo stretchy="false">+</mo>
        <mn>38</mn>
      </mrow>
      <mrow>
        <msubsup>
          <mi>a</mi>
          <mn>0</mn>
          <mn>4</mn>
        </msubsup>
        <mo stretchy="false">−</mo>
        <mn>132</mn>
      </mrow>
      <mrow>
        <mrow>
          <msubsup>
            <mi>a</mi>
            <mn>0</mn>
            <mn>2</mn>
          </msubsup>
          <mo stretchy="false">+</mo>
          <mn>215</mn>
          <mo stretchy="false">−</mo>
          <mfrac>
            <mn>175</mn>
            <msubsup>
              <mi>a</mi>
              <mn>0</mn>
              <mn>2</mn>
            </msubsup>
          </mfrac>
          <mo stretchy="false">+</mo>
          <mfrac>
            <mn>72</mn>
            <msubsup>
              <mi>a</mi>
              <mn>0</mn>
              <mn>4</mn>
            </msubsup>
          </mfrac>
          <mo stretchy="false">−</mo>
          <mfrac>
            <mn>14</mn>
            <msubsup>
              <mi>a</mi>
              <mn>0</mn>
              <mn>6</mn>
            </msubsup>
          </mfrac>
          <mo stretchy="false">+</mo>
          <mfrac>
            <mn>1</mn>
            <msubsup>
              <mi>a</mi>
              <mn>0</mn>
              <mn>8</mn>
            </msubsup>
          </mfrac>
        </mrow>
        <mo stretchy="false">=</mo>
        <mn>0</mn>
      </mrow>
    </mrow>
    <annotation encoding="StarMath 5.0">- 4 a_0^6 + 38 a_0^4 - 132 a_0^2 + 215 - {frac{ 175 }{ a_0^2 }} + {frac{ 72 }{ a_0^4 }} - {frac{ 14 }{ a_0^6 }} + frac{ 1 }{ a_0^8 }
 = 0</annotation>
  </semantics>
</math>
</file>

<file path=Object 27/content.xml><?xml version="1.0" encoding="utf-8"?>
<math xmlns="http://www.w3.org/1998/Math/MathML" display="block">
  <semantics>
    <mrow>
      <mrow>
        <msub>
          <mi mathvariant="normal">Δ</mi>
          <mn>1</mn>
        </msub>
        <mo stretchy="false">=</mo>
        <mn>2</mn>
      </mrow>
      <mrow>
        <msup>
          <mi>b</mi>
          <mn>3</mn>
        </msup>
        <mo stretchy="false">−</mo>
        <mn>9</mn>
      </mrow>
      <mrow>
        <mi mathvariant="italic">abc</mi>
        <mo stretchy="false">+</mo>
        <mn>27</mn>
      </mrow>
      <msup>
        <mi>a</mi>
        <mn>2</mn>
      </msup>
      <mi>d</mi>
    </mrow>
    <annotation encoding="StarMath 5.0">%DELTA_1 = 2b^3 - 9abc + 27a^2 d</annotation>
  </semantics>
</math>
</file>

<file path=Object 270/content.xml><?xml version="1.0" encoding="utf-8"?>
<math xmlns="http://www.w3.org/1998/Math/MathML" display="block">
  <semantics>
    <mrow>
      <mn>4</mn>
      <mrow>
        <msubsup>
          <mi>a</mi>
          <mn>0</mn>
          <mn>14</mn>
        </msubsup>
        <mo stretchy="false">−</mo>
        <mn>38</mn>
      </mrow>
      <mrow>
        <msubsup>
          <mi>a</mi>
          <mn>0</mn>
          <mn>12</mn>
        </msubsup>
        <mo stretchy="false">+</mo>
        <mn>132</mn>
      </mrow>
      <mrow>
        <msubsup>
          <mi>a</mi>
          <mn>0</mn>
          <mn>10</mn>
        </msubsup>
        <mo stretchy="false">−</mo>
        <mn>215</mn>
      </mrow>
      <mrow>
        <msubsup>
          <mi>a</mi>
          <mn>0</mn>
          <mn>8</mn>
        </msubsup>
        <mo stretchy="false">+</mo>
        <mn>175</mn>
      </mrow>
      <mrow>
        <msubsup>
          <mi>a</mi>
          <mn>0</mn>
          <mn>6</mn>
        </msubsup>
        <mo stretchy="false">−</mo>
        <mn>72</mn>
      </mrow>
      <mrow>
        <msubsup>
          <mi>a</mi>
          <mn>0</mn>
          <mn>4</mn>
        </msubsup>
        <mo stretchy="false">+</mo>
        <mn>14</mn>
      </mrow>
      <mrow>
        <mrow>
          <msubsup>
            <mi>a</mi>
            <mn>0</mn>
            <mn>2</mn>
          </msubsup>
          <mo stretchy="false">+</mo>
          <mn>1</mn>
        </mrow>
        <mo stretchy="false">=</mo>
        <mn>0</mn>
      </mrow>
    </mrow>
    <annotation encoding="StarMath 5.0">4 a_0^14 - 38 a_0^12 + 132 a_0^10 - 215 a_0^8 + 175 a_0^6 - 72 a_0^4 + 14 a_0^2 + 1 = 0</annotation>
  </semantics>
</math>
</file>

<file path=Object 271/content.xml><?xml version="1.0" encoding="utf-8"?>
<math xmlns="http://www.w3.org/1998/Math/MathML" display="block">
  <semantics>
    <mrow>
      <mrow>
        <msubsup>
          <mi>a</mi>
          <mn>3</mn>
          <mn>4</mn>
        </msubsup>
        <mo stretchy="false">−</mo>
        <msub>
          <mi>a</mi>
          <mn>0</mn>
        </msub>
      </mrow>
      <mrow>
        <msubsup>
          <mi>a</mi>
          <mn>3</mn>
          <mn>3</mn>
        </msubsup>
        <mo stretchy="false">−</mo>
        <mn>3</mn>
      </mrow>
      <mrow>
        <msubsup>
          <mi>a</mi>
          <mn>3</mn>
          <mn>2</mn>
        </msubsup>
        <mo stretchy="false">+</mo>
        <msub>
          <mi>a</mi>
          <mn>0</mn>
        </msub>
      </mrow>
      <mrow>
        <mrow>
          <msub>
            <mi>a</mi>
            <mn>3</mn>
          </msub>
          <mo stretchy="false">+</mo>
          <mn>1</mn>
        </mrow>
        <mo stretchy="false">=</mo>
        <mn>0</mn>
      </mrow>
    </mrow>
    <annotation encoding="StarMath 5.0">a_3^4 - a_0 a_3^3 - 3 a_3^2 + a_0 a_3 + 1 = 0</annotation>
  </semantics>
</math>
</file>

<file path=Object 272/content.xml><?xml version="1.0" encoding="utf-8"?>
<math xmlns="http://www.w3.org/1998/Math/MathML" display="block">
  <semantics>
    <mrow>
      <msub>
        <mi>a</mi>
        <mn>0</mn>
      </msub>
      <mo stretchy="false">=</mo>
      <msub>
        <mi>a</mi>
        <mn>5</mn>
      </msub>
      <mo stretchy="false">=</mo>
      <mrow>
        <msub>
          <mi>a</mi>
          <mn>4</mn>
        </msub>
        <mo stretchy="false">−</mo>
        <mfrac>
          <mn>1</mn>
          <msub>
            <mi>a</mi>
            <mn>4</mn>
          </msub>
        </mfrac>
      </mrow>
    </mrow>
    <annotation encoding="StarMath 5.0">a_0 = a_5 = a_4 - frac{ 1 } { a_4 }</annotation>
  </semantics>
</math>
</file>

<file path=Object 273/content.xml><?xml version="1.0" encoding="utf-8"?>
<math xmlns="http://www.w3.org/1998/Math/MathML" display="block">
  <semantics>
    <mrow>
      <msub>
        <mi>a</mi>
        <mn>0</mn>
      </msub>
      <mrow>
        <msub>
          <mi>a</mi>
          <mn>4</mn>
        </msub>
        <mo stretchy="false">=</mo>
        <mrow>
          <msubsup>
            <mi>a</mi>
            <mn>3</mn>
            <mn>4</mn>
          </msubsup>
          <mo stretchy="false">−</mo>
          <mn>1</mn>
        </mrow>
      </mrow>
    </mrow>
    <annotation encoding="StarMath 5.0">a_0 a_4 = a_3^4 - 1</annotation>
  </semantics>
</math>
</file>

<file path=Object 274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3</mn>
              </msub>
              <mo stretchy="false">−</mo>
              <mfrac>
                <mn>1</mn>
                <msub>
                  <mi>a</mi>
                  <mn>3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3</mn>
                  </msub>
                  <mo stretchy="false">−</mo>
                  <mfrac>
                    <mn>1</mn>
                    <msub>
                      <mi>a</mi>
                      <mn>3</mn>
                    </msub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0 left( a_3 - frac{ 1 }{ a_3 } right) = left( a_3 - frac{ 1 }{ a_3 } right)^2 - 1</annotation>
  </semantics>
</math>
</file>

<file path=Object 275/content.xml><?xml version="1.0" encoding="utf-8"?>
<math xmlns="http://www.w3.org/1998/Math/MathML" display="block">
  <semantics>
    <mrow>
      <msub>
        <mi>a</mi>
        <mn>0</mn>
      </msub>
      <mrow>
        <mrow>
          <msub>
            <mi>a</mi>
            <mn>3</mn>
          </msub>
          <mo stretchy="false">−</mo>
          <mfrac>
            <msub>
              <mi>a</mi>
              <mn>0</mn>
            </msub>
            <msub>
              <mi>a</mi>
              <mn>3</mn>
            </msub>
          </mfrac>
        </mrow>
        <mo stretchy="false">=</mo>
        <mrow>
          <msubsup>
            <mi>a</mi>
            <mn>3</mn>
            <mn>2</mn>
          </msubsup>
          <mo stretchy="false">−</mo>
          <mn>2</mn>
          <mo stretchy="false">+</mo>
          <mfrac>
            <mn>1</mn>
            <msubsup>
              <mi>a</mi>
              <mn>3</mn>
              <mn>2</mn>
            </msubsup>
          </mfrac>
          <mo stretchy="false">−</mo>
          <mn>1</mn>
        </mrow>
      </mrow>
    </mrow>
    <annotation encoding="StarMath 5.0">a_0 a_3 - frac{ a_0 }{ a_3 } = a_3^2 - 2 + {frac{ 1 }{ a_3^2 }} - 1</annotation>
  </semantics>
</math>
</file>

<file path=Object 276/content.xml><?xml version="1.0" encoding="utf-8"?>
<math xmlns="http://www.w3.org/1998/Math/MathML" display="block">
  <semantics>
    <mrow>
      <msub>
        <mi>a</mi>
        <mn>0</mn>
      </msub>
      <mrow>
        <msubsup>
          <mi>a</mi>
          <mn>3</mn>
          <mn>3</mn>
        </msubsup>
        <mo stretchy="false">−</mo>
        <msub>
          <mi>a</mi>
          <mn>0</mn>
        </msub>
      </mrow>
      <mrow>
        <msub>
          <mi>a</mi>
          <mn>3</mn>
        </msub>
        <mo stretchy="false">=</mo>
        <mrow>
          <msubsup>
            <mi>a</mi>
            <mn>3</mn>
            <mn>4</mn>
          </msubsup>
          <mo stretchy="false">−</mo>
          <mn>3</mn>
        </mrow>
      </mrow>
      <mrow>
        <msubsup>
          <mi>a</mi>
          <mn>3</mn>
          <mn>2</mn>
        </msubsup>
        <mo stretchy="false">+</mo>
        <mn>1</mn>
      </mrow>
    </mrow>
    <annotation encoding="StarMath 5.0">a_0 a_3^3 - a_0 a_3 = a_3^4 - 3 a_3^2 + 1</annotation>
  </semantics>
</math>
</file>

<file path=Object 277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sup>
                  <mi>a</mi>
                  <mn>2</mn>
                  <mn>4</mn>
                </msubsup>
                <mo stretchy="false">−</mo>
                <mn>4</mn>
              </mrow>
              <mrow>
                <msubsup>
                  <mi>a</mi>
                  <mn>2</mn>
                  <mn>2</mn>
                </msubsup>
                <mo stretchy="false">+</mo>
                <mn>6</mn>
                <mo stretchy="false">−</mo>
                <mn>4</mn>
              </mrow>
              <mrow>
                <mfrac>
                  <mn>1</mn>
                  <msubsup>
                    <mi>a</mi>
                    <mn>2</mn>
                    <mn>2</mn>
                  </msubsup>
                </mfrac>
                <mo stretchy="false">+</mo>
                <mfrac>
                  <mn>1</mn>
                  <msubsup>
                    <mi>a</mi>
                    <mn>2</mn>
                    <mn>4</mn>
                  </msubsup>
                </mfrac>
              </mrow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row>
                <msubsup>
                  <mi>a</mi>
                  <mn>2</mn>
                  <mn>3</mn>
                </msubsup>
                <mo stretchy="false">−</mo>
                <mn>3</mn>
              </mrow>
              <mrow>
                <msub>
                  <mi>a</mi>
                  <mn>2</mn>
                </msub>
                <mo stretchy="false">+</mo>
                <mn>3</mn>
              </mrow>
              <mrow>
                <mfrac>
                  <mn>1</mn>
                  <msub>
                    <mi>a</mi>
                    <mn>2</mn>
                  </msub>
                </mfrac>
                <mo stretchy="false">−</mo>
                <mfrac>
                  <mn>1</mn>
                  <msubsup>
                    <mi>a</mi>
                    <mn>2</mn>
                    <mn>3</mn>
                  </msubsup>
                </mfrac>
              </mrow>
            </mrow>
          </mrow>
          <mo fence="true" form="postfix" stretchy="true">)</mo>
        </mrow>
        <mo stretchy="false">−</mo>
        <mn>3</mn>
      </mrow>
      <mrow>
        <mrow>
          <mo fence="true" form="prefix" stretchy="true">(</mo>
          <mrow>
            <mrow>
              <msubsup>
                <mi>a</mi>
                <mn>2</mn>
                <mn>2</mn>
              </msubsup>
              <mo stretchy="false">−</mo>
              <mn>2</mn>
              <mo stretchy="false">+</mo>
              <mfrac>
                <mn>1</mn>
                <msubsup>
                  <mi>a</mi>
                  <mn>2</mn>
                  <mn>2</mn>
                </msubsup>
              </mfrac>
            </mrow>
          </mrow>
          <mo fence="true" form="postfix" stretchy="true">)</mo>
        </mrow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>
                  <mi>a</mi>
                  <mn>2</mn>
                </msub>
                <mo stretchy="false">−</mo>
                <mfrac>
                  <mn>1</mn>
                  <msub>
                    <mi>a</mi>
                    <mn>2</mn>
                  </msub>
                </mfrac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left( a_2^4 - 4 a_2^2 + 6 - 4 {frac{ 1 }{ a_2^2 }} + {frac{ 1 }{ a_2^4 }} right)
 - a_0 left( a_2^3 - 3 a_2 + 3{frac{ 1 }{ a_2 }} - {frac{ 1 }{ a_2^3 }}right)
 - 3 left( a_2^2 - 2 + {frac{ 1 }{ a_2^2 }} right)
 + a_0 left( a_2 - frac{ 1 }{ a_2 } right)
 + 1 = 0</annotation>
  </semantics>
</math>
</file>

<file path=Object 278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>
                  <mi>a</mi>
                  <mn>2</mn>
                </msub>
                <mo stretchy="false">−</mo>
                <mfrac>
                  <mn>1</mn>
                  <msub>
                    <mi>a</mi>
                    <mn>2</mn>
                  </msub>
                </mfrac>
              </mrow>
            </mrow>
            <mo fence="true" form="postfix" stretchy="true">)</mo>
          </mrow>
          <mn>4</mn>
        </msup>
        <mo stretchy="false">−</mo>
        <msub>
          <mi>a</mi>
          <mn>0</mn>
        </msub>
      </mrow>
      <mrow>
        <msup>
          <mrow>
            <mo fence="true" form="prefix" stretchy="true">(</mo>
            <mrow>
              <mrow>
                <msub>
                  <mi>a</mi>
                  <mn>2</mn>
                </msub>
                <mo stretchy="false">−</mo>
                <mfrac>
                  <mn>1</mn>
                  <msub>
                    <mi>a</mi>
                    <mn>2</mn>
                  </msub>
                </mfrac>
              </mrow>
            </mrow>
            <mo fence="true" form="postfix" stretchy="true">)</mo>
          </mrow>
          <mn>3</mn>
        </msup>
        <mo stretchy="false">−</mo>
        <mn>3</mn>
      </mrow>
      <mrow>
        <msup>
          <mrow>
            <mo fence="true" form="prefix" stretchy="true">(</mo>
            <mrow>
              <mrow>
                <msub>
                  <mi>a</mi>
                  <mn>2</mn>
                </msub>
                <mo stretchy="false">−</mo>
                <mfrac>
                  <mn>1</mn>
                  <msub>
                    <mi>a</mi>
                    <mn>2</mn>
                  </msub>
                </mfrac>
              </mrow>
            </mrow>
            <mo fence="true" form="postfix" stretchy="true">)</mo>
          </mrow>
          <mn>2</mn>
        </msup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>
                  <mi>a</mi>
                  <mn>2</mn>
                </msub>
                <mo stretchy="false">−</mo>
                <mfrac>
                  <mn>1</mn>
                  <msub>
                    <mi>a</mi>
                    <mn>2</mn>
                  </msub>
                </mfrac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left( a_2 - frac{ 1 }{ a_2 } right)^4 - a_0 left( a_2 - frac{ 1 }{ a_2 } right)^3 - 3 left( a_2 - frac{ 1 }{ a_2 } right)^2 + a_0 left( a_2 - frac{ 1 }{ a_2 } right) + 1 = 0</annotation>
  </semantics>
</math>
</file>

<file path=Object 279/content.xml><?xml version="1.0" encoding="utf-8"?>
<math xmlns="http://www.w3.org/1998/Math/MathML" display="block">
  <semantics>
    <mrow>
      <mrow>
        <msubsup>
          <mi>a</mi>
          <mn>2</mn>
          <mn>8</mn>
        </msubsup>
        <mo stretchy="false">−</mo>
        <msub>
          <mi>a</mi>
          <mn>0</mn>
        </msub>
      </mrow>
      <mrow>
        <msubsup>
          <mi>a</mi>
          <mn>2</mn>
          <mn>7</mn>
        </msubsup>
        <mo stretchy="false">−</mo>
        <mn>7</mn>
      </mrow>
      <mrow>
        <msubsup>
          <mi>a</mi>
          <mn>2</mn>
          <mn>6</mn>
        </msubsup>
        <mo stretchy="false">+</mo>
        <mn>4</mn>
      </mrow>
      <msub>
        <mi>a</mi>
        <mn>0</mn>
      </msub>
      <mrow>
        <msubsup>
          <mi>a</mi>
          <mn>2</mn>
          <mn>5</mn>
        </msubsup>
        <mo stretchy="false">+</mo>
        <mn>13</mn>
      </mrow>
      <mrow>
        <msubsup>
          <mi>a</mi>
          <mn>2</mn>
          <mn>4</mn>
        </msubsup>
        <mo stretchy="false">−</mo>
        <mn>4</mn>
      </mrow>
      <msub>
        <mi>a</mi>
        <mn>0</mn>
      </msub>
      <mrow>
        <msubsup>
          <mi>a</mi>
          <mn>2</mn>
          <mn>3</mn>
        </msubsup>
        <mo stretchy="false">−</mo>
        <mn>7</mn>
      </mrow>
      <mrow>
        <msubsup>
          <mi>a</mi>
          <mn>2</mn>
          <mn>2</mn>
        </msubsup>
        <mo stretchy="false">+</mo>
        <msub>
          <mi>a</mi>
          <mn>0</mn>
        </msub>
      </mrow>
      <mrow>
        <mrow>
          <msub>
            <mi>a</mi>
            <mn>2</mn>
          </msub>
          <mo stretchy="false">+</mo>
          <mn>1</mn>
        </mrow>
        <mo stretchy="false">=</mo>
        <mn>0</mn>
      </mrow>
    </mrow>
    <annotation encoding="StarMath 5.0">a_2^8
 - a_0 a_2^7
 - 7 a_2^6
 + 4 a_0 a_2^5
 + 13 a_2^4
 - 4 a_0 a_2^3
 - 7 a_2^2
 + a_0 a_2
 + 1
 = 0</annotation>
  </semantics>
</math>
</file>

<file path=Object 28/content.xml><?xml version="1.0" encoding="utf-8"?>
<math xmlns="http://www.w3.org/1998/Math/MathML" display="block">
  <semantics>
    <mrow>
      <mrow>
        <msub>
          <mi mathvariant="normal">Δ</mi>
          <mn>1</mn>
        </msub>
        <mo stretchy="false">=</mo>
        <mn>2</mn>
      </mrow>
      <mrow>
        <msup>
          <mrow>
            <mo fence="true" form="prefix" stretchy="false">(</mo>
            <mrow>
              <mrow>
                <mo stretchy="false">−</mo>
                <mn>9</mn>
              </mrow>
            </mrow>
            <mo fence="true" form="postfix" stretchy="false">)</mo>
          </mrow>
          <mn>3</mn>
        </msup>
        <mo stretchy="false">−</mo>
        <mrow>
          <mn>9</mn>
          <mo stretchy="false">∗</mo>
          <mn>3</mn>
          <mo stretchy="false">∗</mo>
          <mrow>
            <mo fence="true" form="prefix" stretchy="false">(</mo>
            <mrow>
              <mrow>
                <mo stretchy="false">−</mo>
                <mn>9</mn>
              </mrow>
            </mrow>
            <mo fence="true" form="postfix" stretchy="false">)</mo>
          </mrow>
          <mo stretchy="false">∗</mo>
          <mn>6</mn>
        </mrow>
        <mo stretchy="false">+</mo>
        <mrow>
          <mn>27</mn>
          <mo stretchy="false">∗</mo>
          <msup>
            <mrow>
              <mo fence="true" form="prefix" stretchy="false">(</mo>
              <mrow>
                <mn>3</mn>
              </mrow>
              <mo fence="true" form="postfix" stretchy="false">)</mo>
            </mrow>
            <mn>2</mn>
          </msup>
          <mo stretchy="false">∗</mo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</mrow>
      </mrow>
    </mrow>
    <annotation encoding="StarMath 5.0">%DELTA_1 = 2(-9)^3 - 9*3*(-9)*6 + 27*(3)^2*(-1)</annotation>
  </semantics>
</math>
</file>

<file path=Object 280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subsup>
                  <mi>a</mi>
                  <mn>2</mn>
                  <mn>8</mn>
                </msubsup>
                <mo stretchy="false">−</mo>
                <mn>4</mn>
              </mrow>
              <mrow>
                <msubsup>
                  <mi>a</mi>
                  <mn>2</mn>
                  <mn>6</mn>
                </msubsup>
                <mo stretchy="false">+</mo>
                <mn>6</mn>
              </mrow>
              <mrow>
                <msubsup>
                  <mi>a</mi>
                  <mn>2</mn>
                  <mn>4</mn>
                </msubsup>
                <mo stretchy="false">−</mo>
                <mn>4</mn>
              </mrow>
              <mrow>
                <msubsup>
                  <mi>a</mi>
                  <mn>2</mn>
                  <mn>2</mn>
                </msubsup>
                <mo stretchy="false">+</mo>
                <mn>1</mn>
              </mrow>
            </mrow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row>
              <mrow>
                <msubsup>
                  <mi>a</mi>
                  <mn>2</mn>
                  <mn>7</mn>
                </msubsup>
                <mo stretchy="false">−</mo>
                <mn>3</mn>
              </mrow>
              <mrow>
                <msubsup>
                  <mi>a</mi>
                  <mn>2</mn>
                  <mn>5</mn>
                </msubsup>
                <mo stretchy="false">+</mo>
                <mn>3</mn>
              </mrow>
              <mrow>
                <msubsup>
                  <mi>a</mi>
                  <mn>2</mn>
                  <mn>3</mn>
                </msubsup>
                <mo stretchy="false">−</mo>
                <msub>
                  <mi>a</mi>
                  <mn>2</mn>
                </msub>
              </mrow>
            </mrow>
          </mrow>
          <mo fence="true" form="postfix" stretchy="true">)</mo>
        </mrow>
        <mo stretchy="false">−</mo>
        <mn>3</mn>
      </mrow>
      <mrow>
        <mrow>
          <mo fence="true" form="prefix" stretchy="true">(</mo>
          <mrow>
            <mrow>
              <mrow>
                <msubsup>
                  <mi>a</mi>
                  <mn>2</mn>
                  <mn>6</mn>
                </msubsup>
                <mo stretchy="false">−</mo>
                <mn>2</mn>
              </mrow>
              <mrow>
                <msubsup>
                  <mi>a</mi>
                  <mn>2</mn>
                  <mn>4</mn>
                </msubsup>
                <mo stretchy="false">+</mo>
                <msubsup>
                  <mi>a</mi>
                  <mn>2</mn>
                  <mn>2</mn>
                </msubsup>
              </mrow>
            </mrow>
          </mrow>
          <mo fence="true" form="postfix" stretchy="true">)</mo>
        </mrow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sup>
                  <mi>a</mi>
                  <mn>2</mn>
                  <mn>5</mn>
                </msubsup>
                <mo stretchy="false">−</mo>
                <msubsup>
                  <mi>a</mi>
                  <mn>2</mn>
                  <mn>3</mn>
                </msubsup>
              </mrow>
            </mrow>
            <mo fence="true" form="postfix" stretchy="true">)</mo>
          </mrow>
          <mo stretchy="false">+</mo>
          <msubsup>
            <mi>a</mi>
            <mn>2</mn>
            <mn>4</mn>
          </msubsup>
        </mrow>
        <mo stretchy="false">=</mo>
        <mn>0</mn>
      </mrow>
    </mrow>
    <annotation encoding="StarMath 5.0">left( a_2^8 - 4 a_2^6 + 6 a_2^4 - 4 a_2^2 + 1 right)
 - a_0 left( a_2^7 - 3 a_2^5 + 3 a_2^3 - a_2 right)
 - 3 left( a_2^6 - 2 a_2^4 + a_2^2 right)
 + a_0 left( a_2^5 - a_2^3 right)
 + a_2^4 = 0</annotation>
  </semantics>
</math>
</file>

<file path=Object 281/content.xml><?xml version="1.0" encoding="utf-8"?>
<math xmlns="http://www.w3.org/1998/Math/MathML" display="block">
  <semantics>
    <mrow>
      <mrow>
        <msubsup>
          <mi>a</mi>
          <mn>2</mn>
          <mn>8</mn>
        </msubsup>
        <mo stretchy="false">−</mo>
        <msub>
          <mi>a</mi>
          <mn>0</mn>
        </msub>
      </mrow>
      <mrow>
        <msubsup>
          <mi>a</mi>
          <mn>2</mn>
          <mn>7</mn>
        </msubsup>
        <mo stretchy="false">−</mo>
        <mn>4</mn>
      </mrow>
      <mrow>
        <msubsup>
          <mi>a</mi>
          <mn>2</mn>
          <mn>6</mn>
        </msubsup>
        <mo stretchy="false">−</mo>
        <mn>3</mn>
      </mrow>
      <mrow>
        <msubsup>
          <mi>a</mi>
          <mn>2</mn>
          <mn>6</mn>
        </msubsup>
        <mo stretchy="false">+</mo>
        <mn>3</mn>
      </mrow>
      <msub>
        <mi>a</mi>
        <mn>0</mn>
      </msub>
      <mrow>
        <msubsup>
          <mi>a</mi>
          <mn>2</mn>
          <mn>5</mn>
        </msubsup>
        <mo stretchy="false">+</mo>
        <msub>
          <mi>a</mi>
          <mn>0</mn>
        </msub>
      </mrow>
      <mrow>
        <msubsup>
          <mi>a</mi>
          <mn>2</mn>
          <mn>5</mn>
        </msubsup>
        <mo stretchy="false">+</mo>
        <mn>6</mn>
      </mrow>
      <mrow>
        <msubsup>
          <mi>a</mi>
          <mn>2</mn>
          <mn>4</mn>
        </msubsup>
        <mo stretchy="false">+</mo>
        <mn>6</mn>
      </mrow>
      <mrow>
        <msubsup>
          <mi>a</mi>
          <mn>2</mn>
          <mn>4</mn>
        </msubsup>
        <mo stretchy="false">+</mo>
        <msubsup>
          <mi>a</mi>
          <mn>2</mn>
          <mn>4</mn>
        </msubsup>
        <mo stretchy="false">−</mo>
        <mn>3</mn>
      </mrow>
      <msub>
        <mi>a</mi>
        <mn>0</mn>
      </msub>
      <mrow>
        <msubsup>
          <mi>a</mi>
          <mn>2</mn>
          <mn>3</mn>
        </msubsup>
        <mo stretchy="false">−</mo>
        <msub>
          <mi>a</mi>
          <mn>0</mn>
        </msub>
      </mrow>
      <mrow>
        <msubsup>
          <mi>a</mi>
          <mn>2</mn>
          <mn>3</mn>
        </msubsup>
        <mo stretchy="false">−</mo>
        <mn>4</mn>
      </mrow>
      <mrow>
        <msubsup>
          <mi>a</mi>
          <mn>2</mn>
          <mn>2</mn>
        </msubsup>
        <mo stretchy="false">−</mo>
        <mn>3</mn>
      </mrow>
      <mrow>
        <msubsup>
          <mi>a</mi>
          <mn>2</mn>
          <mn>2</mn>
        </msubsup>
        <mo stretchy="false">+</mo>
        <msub>
          <mi>a</mi>
          <mn>0</mn>
        </msub>
      </mrow>
      <mrow>
        <mrow>
          <msub>
            <mi>a</mi>
            <mn>2</mn>
          </msub>
          <mo stretchy="false">+</mo>
          <mn>1</mn>
        </mrow>
        <mo stretchy="false">=</mo>
        <mn>0</mn>
      </mrow>
    </mrow>
    <annotation encoding="StarMath 5.0">a_2^8
 - a_0 a_2^7
 - 4 a_2^6 - 3 a_2^6
 + 3 a_0 a_2^5 + a_0 a_2^5
 + 6 a_2^4 + 6 a_2^4 + a_2^4
 - 3 a_0 a_2^3 - a_0 a_2^3
 - 4 a_2^2 - 3 a_2^2
 + a_0 a_2
 + 1
 = 0</annotation>
  </semantics>
</math>
</file>

<file path=Object 282/content.xml><?xml version="1.0" encoding="utf-8"?>
<math xmlns="http://www.w3.org/1998/Math/MathML" display="block">
  <semantics>
    <mrow>
      <mtable>
        <mtr>
          <mtd>
            <mrow>
              <mo fence="true" form="prefix" stretchy="true">(</mo>
              <mrow>
                <mrow>
                  <mrow>
                    <msubsup>
                      <mi>a</mi>
                      <mn>1</mn>
                      <mn>8</mn>
                    </msubsup>
                    <mo stretchy="false">−</mo>
                    <mn>8</mn>
                  </mrow>
                  <mrow>
                    <msubsup>
                      <mi>a</mi>
                      <mn>1</mn>
                      <mn>6</mn>
                    </msubsup>
                    <mo stretchy="false">+</mo>
                    <mn>28</mn>
                  </mrow>
                  <mrow>
                    <msubsup>
                      <mi>a</mi>
                      <mn>1</mn>
                      <mn>4</mn>
                    </msubsup>
                    <mo stretchy="false">−</mo>
                    <mn>56</mn>
                  </mrow>
                  <mrow>
                    <msubsup>
                      <mi>a</mi>
                      <mn>1</mn>
                      <mn>2</mn>
                    </msubsup>
                    <mo stretchy="false">+</mo>
                    <mn>70</mn>
                    <mo stretchy="false">−</mo>
                    <mfrac>
                      <mn>56</mn>
                      <msubsup>
                        <mi>a</mi>
                        <mn>1</mn>
                        <mn>2</mn>
                      </msubsup>
                    </mfrac>
                    <mo stretchy="false">+</mo>
                    <mfrac>
                      <mn>28</mn>
                      <msubsup>
                        <mi>a</mi>
                        <mn>1</mn>
                        <mn>4</mn>
                      </msubsup>
                    </mfrac>
                    <mo stretchy="false">−</mo>
                    <mfrac>
                      <mn>8</mn>
                      <msubsup>
                        <mi>a</mi>
                        <mn>1</mn>
                        <mn>6</mn>
                      </msubsup>
                    </mfrac>
                    <mo stretchy="false">+</mo>
                    <mfrac>
                      <mn>1</mn>
                      <msubsup>
                        <mi>a</mi>
                        <mn>1</mn>
                        <mn>8</mn>
                      </msubsup>
                    </mfrac>
                  </mrow>
                </mrow>
              </mrow>
              <mo fence="true" form="postfix" stretchy="true">)</mo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7</mn>
                      </msubsup>
                      <mo stretchy="false">−</mo>
                      <mn>7</mn>
                    </mrow>
                    <mrow>
                      <msubsup>
                        <mi>a</mi>
                        <mn>1</mn>
                        <mn>5</mn>
                      </msubsup>
                      <mo stretchy="false">+</mo>
                      <mn>21</mn>
                    </mrow>
                    <mrow>
                      <msubsup>
                        <mi>a</mi>
                        <mn>1</mn>
                        <mn>3</mn>
                      </msubsup>
                      <mo stretchy="false">−</mo>
                      <mn>35</mn>
                    </mrow>
                    <mrow>
                      <msub>
                        <mi>a</mi>
                        <mn>1</mn>
                      </msub>
                      <mo stretchy="false">+</mo>
                      <mfrac>
                        <mn>35</mn>
                        <msub>
                          <mi>a</mi>
                          <mn>1</mn>
                        </msub>
                      </mfrac>
                      <mo stretchy="false">−</mo>
                      <mfrac>
                        <mn>21</mn>
                        <msubsup>
                          <mi>a</mi>
                          <mn>1</mn>
                          <mn>3</mn>
                        </msubsup>
                      </mfrac>
                      <mo stretchy="false">+</mo>
                      <mfrac>
                        <mn>7</mn>
                        <msubsup>
                          <mi>a</mi>
                          <mn>1</mn>
                          <mn>5</mn>
                        </msubsup>
                      </mfrac>
                      <mo stretchy="false">−</mo>
                      <mfrac>
                        <mn>1</mn>
                        <msubsup>
                          <mi>a</mi>
                          <mn>1</mn>
                          <mn>7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6</mn>
                      </msubsup>
                      <mo stretchy="false">−</mo>
                      <mn>6</mn>
                    </mrow>
                    <mrow>
                      <msubsup>
                        <mi>a</mi>
                        <mn>1</mn>
                        <mn>4</mn>
                      </msubsup>
                      <mo stretchy="false">+</mo>
                      <mn>15</mn>
                    </mrow>
                    <mrow>
                      <msubsup>
                        <mi>a</mi>
                        <mn>1</mn>
                        <mn>2</mn>
                      </msubsup>
                      <mo stretchy="false">−</mo>
                      <mn>20</mn>
                      <mo stretchy="false">+</mo>
                      <mfrac>
                        <mn>15</mn>
                        <msubsup>
                          <mi>a</mi>
                          <mn>1</mn>
                          <mn>2</mn>
                        </msubsup>
                      </mfrac>
                      <mo stretchy="false">−</mo>
                      <mfrac>
                        <mn>6</mn>
                        <msubsup>
                          <mi>a</mi>
                          <mn>1</mn>
                          <mn>4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1</mn>
                          <mn>6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n>4</mn>
              </mrow>
              <msub>
                <mi>a</mi>
                <mn>0</mn>
              </msub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5</mn>
                      </msubsup>
                      <mo stretchy="false">−</mo>
                      <mn>5</mn>
                    </mrow>
                    <mrow>
                      <msubsup>
                        <mi>a</mi>
                        <mn>1</mn>
                        <mn>3</mn>
                      </msubsup>
                      <mo stretchy="false">+</mo>
                      <mn>10</mn>
                    </mrow>
                    <mrow>
                      <msub>
                        <mi>a</mi>
                        <mn>1</mn>
                      </msub>
                      <mo stretchy="false">−</mo>
                      <mfrac>
                        <mn>10</mn>
                        <msub>
                          <mi>a</mi>
                          <mn>1</mn>
                        </msub>
                      </mfrac>
                      <mo stretchy="false">+</mo>
                      <mfrac>
                        <mn>5</mn>
                        <msubsup>
                          <mi>a</mi>
                          <mn>1</mn>
                          <mn>3</mn>
                        </msubsup>
                      </mfrac>
                      <mo stretchy="false">−</mo>
                      <mfrac>
                        <mn>1</mn>
                        <msubsup>
                          <mi>a</mi>
                          <mn>1</mn>
                          <mn>5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n>13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4</mn>
                      </msubsup>
                      <mo stretchy="false">−</mo>
                      <mn>4</mn>
                    </mrow>
                    <mrow>
                      <msubsup>
                        <mi>a</mi>
                        <mn>1</mn>
                        <mn>2</mn>
                      </msubsup>
                      <mo stretchy="false">+</mo>
                      <mn>6</mn>
                      <mo stretchy="false">−</mo>
                      <mfrac>
                        <mn>4</mn>
                        <msubsup>
                          <mi>a</mi>
                          <mn>1</mn>
                          <mn>2</mn>
                        </msubsup>
                      </mfrac>
                      <mo stretchy="false">+</mo>
                      <mfrac>
                        <mn>1</mn>
                        <msubsup>
                          <mi>a</mi>
                          <mn>1</mn>
                          <mn>4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4</mn>
              </mrow>
              <msub>
                <mi>a</mi>
                <mn>0</mn>
              </msub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3</mn>
                      </msubsup>
                      <mo stretchy="false">−</mo>
                      <mn>3</mn>
                    </mrow>
                    <mrow>
                      <msub>
                        <mi>a</mi>
                        <mn>1</mn>
                      </msub>
                      <mo stretchy="false">+</mo>
                      <mfrac>
                        <mn>3</mn>
                        <msub>
                          <mi>a</mi>
                          <mn>1</mn>
                        </msub>
                      </mfrac>
                      <mo stretchy="false">−</mo>
                      <mfrac>
                        <mn>1</mn>
                        <msubsup>
                          <mi>a</mi>
                          <mn>1</mn>
                          <mn>3</mn>
                        </msubsup>
                      </mfrac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o fence="true" form="prefix" stretchy="true">(</mo>
                <mrow>
                  <mrow>
                    <msubsup>
                      <mi>a</mi>
                      <mn>1</mn>
                      <mn>2</mn>
                    </msubsup>
                    <mo stretchy="false">−</mo>
                    <mn>2</mn>
                    <mo stretchy="false">+</mo>
                    <mfrac>
                      <mn>1</mn>
                      <msubsup>
                        <mi>a</mi>
                        <mn>1</mn>
                        <mn>2</mn>
                      </msubsup>
                    </mfrac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sub>
                      <mi>a</mi>
                      <mn>1</mn>
                    </msub>
                    <mo stretchy="false">−</mo>
                    <mfrac>
                      <mn>1</mn>
                      <msub>
                        <mi>a</mi>
                        <mn>1</mn>
                      </msub>
                    </mfrac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n>1</mn>
            </mrow>
          </mtd>
        </mtr>
      </mtable>
      <mo stretchy="false">=</mo>
      <mn>0</mn>
    </mrow>
    <annotation encoding="StarMath 5.0">stack {
left( a_1^8 - 8 a_1^6 + 28 a_1^4 - 56 a_1^2 + 70 - {frac{ 56 }{ a_1^2 }} + {frac{ 28 }{ a_1^4 }} - {frac{ 8 }{ a_1^6 }} + frac{ 1 }{ a_1^8 } right)
# - a_0 left( a_1^7 - 7 a_1^5 + 21 a_1^3 - 35 a_1 + {frac{ 35 }{ a_1 }} - {frac{ 21 }{ a_1^3 }} + {frac{ 7 }{ a_1^5 }} - {frac{ 1 }{ a_1^7 }} right)
# - 7 left( a_1^6 - 6 a_1^4 + 15 a_1^2 - 20 + {frac{ 15 }{ a_1^2 }} - {frac{ 6 }{ a_1^4 }} + {frac{ 1 }{ a_1^6 }} right)
# + 4 a_0 left( a_1^5 - 5 a_1^3 + 10 a_1 - {frac{ 10 }{ a_1 }} + {frac{ 5 }{ a_1^3 }} - {frac{ 1 }{ a_1^5 }} right)
# + 13 left( a_1^4 - 4 a_1^2 + 6 - {frac{ 4 }{ a_1^2 }} + {frac{ 1 }{ a_1^4 }} right)
# - 4 a_0 left( a_1^3 - 3 a_1 + {frac{ 3 }{ a_1 }} - {frac{ 1 }{ a_1^3 }} right)
# - 7 left( a_1^2 - 2 + frac{ 1 }{ a_1^2 } right)
# + a_0 left( a_1 - frac{ 1 }{ a_1 } right)
# + 1
}
 = 0</annotation>
  </semantics>
</math>
</file>

<file path=Object 283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8</mn>
        </msup>
        <mo stretchy="false">−</mo>
        <msub>
          <mi>a</mi>
          <mn>0</mn>
        </msub>
      </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7</mn>
        </msup>
        <mo stretchy="false">−</mo>
        <mn>7</mn>
      </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6</mn>
        </msup>
        <mo stretchy="false">+</mo>
        <mn>4</mn>
      </mrow>
      <msub>
        <mi>a</mi>
        <mn>0</mn>
      </msub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5</mn>
        </msup>
        <mo stretchy="false">+</mo>
        <mn>13</mn>
      </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4</mn>
        </msup>
        <mo stretchy="false">−</mo>
        <mn>4</mn>
      </mrow>
      <msub>
        <mi>a</mi>
        <mn>0</mn>
      </msub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3</mn>
        </msup>
        <mo stretchy="false">−</mo>
        <mn>7</mn>
      </mrow>
      <mrow>
        <msup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n>2</mn>
        </msup>
        <mo stretchy="false">+</mo>
        <msub>
          <mi>a</mi>
          <mn>0</mn>
        </msub>
      </mrow>
      <mrow>
        <mrow>
          <mrow>
            <mo fence="true" form="prefix" stretchy="true">(</mo>
            <mrow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left( a_1 - frac{ 1 }{ a_1 } right)^8
 - a_0 left( a_1 - frac{ 1 }{ a_1 } right)^7
 - 7 left( a_1 - frac{ 1 }{ a_1 } right)^6
 + 4 a_0 left( a_1 - frac{ 1 }{ a_1 } right)^5
 + 13 left( a_1 - frac{ 1 }{ a_1 } right)^4
 - 4 a_0 left( a_1 - frac{ 1 }{ a_1 } right)^3
 - 7 left( a_1 - frac{ 1 }{ a_1 } right)^2
 + a_0 left( a_1 - frac{ 1 }{ a_1 } right)
 + 1
 = 0</annotation>
  </semantics>
</math>
</file>

<file path=Object 284/content.xml><?xml version="1.0" encoding="utf-8"?>
<math xmlns="http://www.w3.org/1998/Math/MathML" display="block">
  <semantics>
    <mrow>
      <mtable>
        <mtr>
          <mtd>
            <mrow>
              <mo fence="true" form="prefix" stretchy="true">(</mo>
              <mrow>
                <mrow>
                  <mrow>
                    <msubsup>
                      <mi>a</mi>
                      <mn>1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1</mn>
                      <mn>14</mn>
                    </msubsup>
                    <mo stretchy="false">+</mo>
                    <mn>28</mn>
                  </mrow>
                  <mrow>
                    <msubsup>
                      <mi>a</mi>
                      <mn>1</mn>
                      <mn>12</mn>
                    </msubsup>
                    <mo stretchy="false">−</mo>
                    <mn>56</mn>
                  </mrow>
                  <mrow>
                    <msubsup>
                      <mi>a</mi>
                      <mn>1</mn>
                      <mn>10</mn>
                    </msubsup>
                    <mo stretchy="false">+</mo>
                    <mn>70</mn>
                  </mrow>
                  <mrow>
                    <msubsup>
                      <mi>a</mi>
                      <mn>1</mn>
                      <mn>8</mn>
                    </msubsup>
                    <mo stretchy="false">−</mo>
                    <mn>56</mn>
                  </mrow>
                  <mrow>
                    <msubsup>
                      <mi>a</mi>
                      <mn>1</mn>
                      <mn>6</mn>
                    </msubsup>
                    <mo stretchy="false">+</mo>
                    <mn>28</mn>
                  </mrow>
                  <mrow>
                    <msubsup>
                      <mi>a</mi>
                      <mn>1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1</mn>
                      <mn>2</mn>
                    </msubsup>
                    <mo stretchy="false">+</mo>
                    <mn>1</mn>
                  </mrow>
                </mrow>
              </mrow>
              <mo fence="true" form="postfix" stretchy="true">)</mo>
            </mrow>
          </mtd>
        </mtr>
        <mtr>
          <mtd>
            <mrow>
              <mrow>
                <mo stretchy="false">−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15</mn>
                      </msubsup>
                      <mo stretchy="false">−</mo>
                      <mn>7</mn>
                    </mrow>
                    <mrow>
                      <msubsup>
                        <mi>a</mi>
                        <mn>1</mn>
                        <mn>13</mn>
                      </msubsup>
                      <mo stretchy="false">+</mo>
                      <mn>21</mn>
                    </mrow>
                    <mrow>
                      <msubsup>
                        <mi>a</mi>
                        <mn>1</mn>
                        <mn>11</mn>
                      </msubsup>
                      <mo stretchy="false">−</mo>
                      <mn>35</mn>
                    </mrow>
                    <mrow>
                      <msub>
                        <mi>a</mi>
                        <mrow/>
                      </msub>
                      <mo stretchy="false">+</mo>
                      <mn>35</mn>
                    </mrow>
                    <mrow>
                      <msubsup>
                        <mi>a</mi>
                        <mn>1</mn>
                        <mn>7</mn>
                      </msubsup>
                      <mo stretchy="false">−</mo>
                      <mn>21</mn>
                    </mrow>
                    <mrow>
                      <msubsup>
                        <mi>a</mi>
                        <mn>1</mn>
                        <mn>5</mn>
                      </msubsup>
                      <mo stretchy="false">+</mo>
                      <mn>7</mn>
                    </mrow>
                    <mrow>
                      <msubsup>
                        <mi>a</mi>
                        <mn>1</mn>
                        <mn>3</mn>
                      </msubsup>
                      <mo stretchy="false">−</mo>
                      <msub>
                        <mi>a</mi>
                        <mn>1</mn>
                      </msub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14</mn>
                      </msubsup>
                      <mo stretchy="false">−</mo>
                      <mn>6</mn>
                    </mrow>
                    <mrow>
                      <msubsup>
                        <mi>a</mi>
                        <mn>1</mn>
                        <mn>12</mn>
                      </msubsup>
                      <mo stretchy="false">+</mo>
                      <mn>15</mn>
                    </mrow>
                    <mrow>
                      <msubsup>
                        <mi>a</mi>
                        <mn>1</mn>
                        <mn>10</mn>
                      </msubsup>
                      <mo stretchy="false">−</mo>
                      <mn>20</mn>
                    </mrow>
                    <mrow>
                      <msubsup>
                        <mi>a</mi>
                        <mn>1</mn>
                        <mn>8</mn>
                      </msubsup>
                      <mo stretchy="false">+</mo>
                      <mn>15</mn>
                    </mrow>
                    <mrow>
                      <msubsup>
                        <mi>a</mi>
                        <mn>1</mn>
                        <mn>6</mn>
                      </msubsup>
                      <mo stretchy="false">−</mo>
                      <mn>6</mn>
                    </mrow>
                    <mrow>
                      <msubsup>
                        <mi>a</mi>
                        <mn>1</mn>
                        <mn>4</mn>
                      </msubsup>
                      <mo stretchy="false">+</mo>
                      <msubsup>
                        <mi>a</mi>
                        <mn>1</mn>
                        <mn>2</mn>
                      </msubsup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n>4</mn>
              </mrow>
              <msub>
                <mi>a</mi>
                <mn>0</mn>
              </msub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13</mn>
                      </msubsup>
                      <mo stretchy="false">−</mo>
                      <mn>5</mn>
                    </mrow>
                    <mrow>
                      <msubsup>
                        <mi>a</mi>
                        <mn>1</mn>
                        <mn>11</mn>
                      </msubsup>
                      <mo stretchy="false">+</mo>
                      <mn>10</mn>
                    </mrow>
                    <mrow>
                      <msubsup>
                        <mi>a</mi>
                        <mn>1</mn>
                        <mn>9</mn>
                      </msubsup>
                      <mo stretchy="false">−</mo>
                      <mn>10</mn>
                    </mrow>
                    <mrow>
                      <msubsup>
                        <mi>a</mi>
                        <mn>1</mn>
                        <mn>7</mn>
                      </msubsup>
                      <mo stretchy="false">+</mo>
                      <mn>5</mn>
                    </mrow>
                    <mrow>
                      <msubsup>
                        <mi>a</mi>
                        <mn>1</mn>
                        <mn>5</mn>
                      </msubsup>
                      <mo stretchy="false">−</mo>
                      <msubsup>
                        <mi>a</mi>
                        <mn>1</mn>
                        <mn>3</mn>
                      </msubsup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n>13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12</mn>
                      </msubsup>
                      <mo stretchy="false">−</mo>
                      <mn>4</mn>
                    </mrow>
                    <mrow>
                      <msubsup>
                        <mi>a</mi>
                        <mn>1</mn>
                        <mn>10</mn>
                      </msubsup>
                      <mo stretchy="false">+</mo>
                      <mn>6</mn>
                    </mrow>
                    <mrow>
                      <msubsup>
                        <mi>a</mi>
                        <mn>1</mn>
                        <mn>8</mn>
                      </msubsup>
                      <mo stretchy="false">−</mo>
                      <mn>4</mn>
                    </mrow>
                    <mrow>
                      <msubsup>
                        <mi>a</mi>
                        <mn>1</mn>
                        <mn>6</mn>
                      </msubsup>
                      <mo stretchy="false">+</mo>
                      <msubsup>
                        <mi>a</mi>
                        <mn>1</mn>
                        <mn>4</mn>
                      </msubsup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4</mn>
              </mrow>
              <msub>
                <mi>a</mi>
                <mn>0</mn>
              </msub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11</mn>
                      </msubsup>
                      <mo stretchy="false">−</mo>
                      <mn>3</mn>
                    </mrow>
                    <mrow>
                      <msubsup>
                        <mi>a</mi>
                        <mn>1</mn>
                        <mn>9</mn>
                      </msubsup>
                      <mo stretchy="false">+</mo>
                      <mn>3</mn>
                    </mrow>
                    <mrow>
                      <msubsup>
                        <mi>a</mi>
                        <mn>1</mn>
                        <mn>7</mn>
                      </msubsup>
                      <mo stretchy="false">−</mo>
                      <msubsup>
                        <mi>a</mi>
                        <mn>1</mn>
                        <mn>5</mn>
                      </msubsup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−</mo>
                <mn>7</mn>
              </mrow>
              <mrow>
                <mo fence="true" form="prefix" stretchy="true">(</mo>
                <mrow>
                  <mrow>
                    <mrow>
                      <msubsup>
                        <mi>a</mi>
                        <mn>1</mn>
                        <mn>10</mn>
                      </msubsup>
                      <mo stretchy="false">−</mo>
                      <mn>2</mn>
                    </mrow>
                    <mrow>
                      <msubsup>
                        <mi>a</mi>
                        <mn>1</mn>
                        <mn>8</mn>
                      </msubsup>
                      <mo stretchy="false">+</mo>
                      <msubsup>
                        <mi>a</mi>
                        <mn>1</mn>
                        <mn>6</mn>
                      </msubsup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subsup>
                      <mi>a</mi>
                      <mn>1</mn>
                      <mn>9</mn>
                    </msubsup>
                    <mo stretchy="false">−</mo>
                    <msubsup>
                      <mi>a</mi>
                      <mn>1</mn>
                      <mn>7</mn>
                    </msubsup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subsup>
                <mi>a</mi>
                <mn>1</mn>
                <mn>8</mn>
              </msubsup>
            </mrow>
          </mtd>
        </mtr>
      </mtable>
      <mo stretchy="false">=</mo>
      <mn>0</mn>
    </mrow>
    <annotation encoding="StarMath 5.0">stack {
left( a_1^16 - 8 a_1^14 + 28 a_1^12 - 56 a_1^10 + 70 a_1^8 - 56 a_1^6 + 28 a_1^4 - 8 a_1^2 + 1 right)
# - a_0 left( a_1^15 - 7 a_1^13 + 21 a_1^11 - 35 a_1_9 + 35 a_1^7 - 21 a_1^5 + 7 a_1^3 - a_1 right)
# - 7 left( a_1^14 - 6 a_1^12 + 15 a_1^10 - 20 a_1^8 + 15 a_1^6 - 6 a_1^4 + a_1^2 right)
# + 4 a_0 left( a_1^13 - 5 a_1^11 + 10 a_1^9 - 10 a_1^7 + 5 a_1^5 - a_1^3 right)
# + 13 left( a_1^12 - 4 a_1^10 + 6 a_1^8 - 4 a_1^6 + a_1^4 right)
# - 4 a_0 left( a_1^11 - 3 a_1^9 + 3 a_1^7 - a_1^5 right)
# - 7 left( a_1^10 - 2 a_1^8 + a_1^6 right)
# + a_0 left( a_1^9 - a_1^7 right)
# + a_1^8
}
 = 0</annotation>
  </semantics>
</math>
</file>

<file path=Object 285/content.xml><?xml version="1.0" encoding="utf-8"?>
<math xmlns="http://www.w3.org/1998/Math/MathML" display="block">
  <semantics>
    <mrow>
      <mtable>
        <mtr>
          <mtd>
            <mrow>
              <mo fence="true" form="prefix" stretchy="true">(</mo>
              <mrow>
                <mrow>
                  <mrow>
                    <msubsup>
                      <mi>a</mi>
                      <mn>1</mn>
                      <mn>16</mn>
                    </msubsup>
                    <mo stretchy="false">−</mo>
                    <mn>8</mn>
                  </mrow>
                  <mrow>
                    <msubsup>
                      <mi>a</mi>
                      <mn>1</mn>
                      <mn>14</mn>
                    </msubsup>
                    <mo stretchy="false">+</mo>
                    <mn>28</mn>
                  </mrow>
                  <mrow>
                    <msubsup>
                      <mi>a</mi>
                      <mn>1</mn>
                      <mn>12</mn>
                    </msubsup>
                    <mo stretchy="false">−</mo>
                    <mn>56</mn>
                  </mrow>
                  <mrow>
                    <msubsup>
                      <mi>a</mi>
                      <mn>1</mn>
                      <mn>10</mn>
                    </msubsup>
                    <mo stretchy="false">+</mo>
                    <mn>70</mn>
                  </mrow>
                  <mrow>
                    <msubsup>
                      <mi>a</mi>
                      <mn>1</mn>
                      <mn>8</mn>
                    </msubsup>
                    <mo stretchy="false">−</mo>
                    <mn>56</mn>
                  </mrow>
                  <mrow>
                    <msubsup>
                      <mi>a</mi>
                      <mn>1</mn>
                      <mn>6</mn>
                    </msubsup>
                    <mo stretchy="false">+</mo>
                    <mn>28</mn>
                  </mrow>
                  <mrow>
                    <msubsup>
                      <mi>a</mi>
                      <mn>1</mn>
                      <mn>4</mn>
                    </msubsup>
                    <mo stretchy="false">−</mo>
                    <mn>8</mn>
                  </mrow>
                  <mrow>
                    <msubsup>
                      <mi>a</mi>
                      <mn>1</mn>
                      <mn>2</mn>
                    </msubsup>
                    <mo stretchy="false">+</mo>
                    <mn>1</mn>
                  </mrow>
                </mrow>
              </mrow>
              <mo fence="true" form="postfix" stretchy="true">)</mo>
            </mrow>
          </mtd>
        </mtr>
        <mtr>
          <mtd>
            <mrow>
              <mo stretchy="false">+</mo>
              <mrow>
                <mo fence="true" form="prefix" stretchy="true">(</mo>
                <mrow>
                  <mrow>
                    <mrow>
                      <mo stretchy="false">−</mo>
                      <mn>7</mn>
                    </mrow>
                    <mrow>
                      <msubsup>
                        <mi>a</mi>
                        <mn>1</mn>
                        <mn>14</mn>
                      </msubsup>
                      <mo stretchy="false">+</mo>
                      <mn>42</mn>
                    </mrow>
                    <mrow>
                      <msubsup>
                        <mi>a</mi>
                        <mn>1</mn>
                        <mn>12</mn>
                      </msubsup>
                      <mo stretchy="false">−</mo>
                      <mn>105</mn>
                    </mrow>
                    <mrow>
                      <msubsup>
                        <mi>a</mi>
                        <mn>1</mn>
                        <mn>10</mn>
                      </msubsup>
                      <mo stretchy="false">+</mo>
                      <mn>140</mn>
                    </mrow>
                    <mrow>
                      <msubsup>
                        <mi>a</mi>
                        <mn>1</mn>
                        <mn>8</mn>
                      </msubsup>
                      <mo stretchy="false">−</mo>
                      <mn>105</mn>
                    </mrow>
                    <mrow>
                      <msubsup>
                        <mi>a</mi>
                        <mn>1</mn>
                        <mn>6</mn>
                      </msubsup>
                      <mo stretchy="false">+</mo>
                      <mn>42</mn>
                    </mrow>
                    <mrow>
                      <msubsup>
                        <mi>a</mi>
                        <mn>1</mn>
                        <mn>4</mn>
                      </msubsup>
                      <mo stretchy="false">−</mo>
                      <mn>7</mn>
                    </mrow>
                    <msubsup>
                      <mi>a</mi>
                      <mn>1</mn>
                      <mn>2</mn>
                    </msubsup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row>
                <mo fence="true" form="prefix" stretchy="true">(</mo>
                <mrow>
                  <mrow>
                    <mn>13</mn>
                    <mrow>
                      <msubsup>
                        <mi>a</mi>
                        <mn>1</mn>
                        <mn>12</mn>
                      </msubsup>
                      <mo stretchy="false">−</mo>
                      <mn>52</mn>
                    </mrow>
                    <mrow>
                      <msubsup>
                        <mi>a</mi>
                        <mn>1</mn>
                        <mn>10</mn>
                      </msubsup>
                      <mo stretchy="false">+</mo>
                      <mn>78</mn>
                    </mrow>
                    <mrow>
                      <msubsup>
                        <mi>a</mi>
                        <mn>1</mn>
                        <mn>8</mn>
                      </msubsup>
                      <mo stretchy="false">−</mo>
                      <mn>52</mn>
                    </mrow>
                    <mrow>
                      <msubsup>
                        <mi>a</mi>
                        <mn>1</mn>
                        <mn>6</mn>
                      </msubsup>
                      <mo stretchy="false">+</mo>
                      <mn>13</mn>
                    </mrow>
                    <msubsup>
                      <mi>a</mi>
                      <mn>1</mn>
                      <mn>4</mn>
                    </msubsup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row>
                <mo fence="true" form="prefix" stretchy="true">(</mo>
                <mrow>
                  <mrow>
                    <mrow>
                      <mo stretchy="false">−</mo>
                      <mn>7</mn>
                    </mrow>
                    <mrow>
                      <msubsup>
                        <mi>a</mi>
                        <mn>1</mn>
                        <mn>10</mn>
                      </msubsup>
                      <mo stretchy="false">+</mo>
                      <mn>14</mn>
                    </mrow>
                    <mrow>
                      <msubsup>
                        <mi>a</mi>
                        <mn>1</mn>
                        <mn>8</mn>
                      </msubsup>
                      <mo stretchy="false">−</mo>
                      <mn>7</mn>
                    </mrow>
                    <msubsup>
                      <mi>a</mi>
                      <mn>1</mn>
                      <mn>6</mn>
                    </msubsup>
                  </mrow>
                </mrow>
                <mo fence="true" form="postfix" stretchy="true">)</mo>
              </mrow>
            </mrow>
          </mtd>
        </mtr>
        <mtr>
          <mtd>
            <mrow>
              <mo stretchy="false">+</mo>
              <msubsup>
                <mi>a</mi>
                <mn>1</mn>
                <mn>8</mn>
              </msubsup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row>
                      <mrow>
                        <mo stretchy="false">−</mo>
                        <msubsup>
                          <mi>a</mi>
                          <mn>1</mn>
                          <mn>15</mn>
                        </msubsup>
                      </mrow>
                      <mo stretchy="false">+</mo>
                      <mn>7</mn>
                    </mrow>
                    <mrow>
                      <msubsup>
                        <mi>a</mi>
                        <mn>1</mn>
                        <mn>13</mn>
                      </msubsup>
                      <mo stretchy="false">−</mo>
                      <mn>21</mn>
                    </mrow>
                    <mrow>
                      <msubsup>
                        <mi>a</mi>
                        <mn>1</mn>
                        <mn>11</mn>
                      </msubsup>
                      <mo stretchy="false">+</mo>
                      <mn>35</mn>
                    </mrow>
                    <mrow>
                      <msubsup>
                        <mi>a</mi>
                        <mn>1</mn>
                        <mn>9</mn>
                      </msubsup>
                      <mo stretchy="false">−</mo>
                      <mn>35</mn>
                    </mrow>
                    <mrow>
                      <msubsup>
                        <mi>a</mi>
                        <mn>1</mn>
                        <mn>7</mn>
                      </msubsup>
                      <mo stretchy="false">+</mo>
                      <mn>21</mn>
                    </mrow>
                    <mrow>
                      <msubsup>
                        <mi>a</mi>
                        <mn>1</mn>
                        <mn>5</mn>
                      </msubsup>
                      <mo stretchy="false">−</mo>
                      <mn>7</mn>
                    </mrow>
                    <mrow>
                      <msubsup>
                        <mi>a</mi>
                        <mn>1</mn>
                        <mn>3</mn>
                      </msubsup>
                      <mo stretchy="false">+</mo>
                      <msub>
                        <mi>a</mi>
                        <mn>1</mn>
                      </msub>
                    </mrow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row>
                      <mo stretchy="false">+</mo>
                      <mn>4</mn>
                    </mrow>
                    <mrow>
                      <msubsup>
                        <mi>a</mi>
                        <mn>1</mn>
                        <mn>13</mn>
                      </msubsup>
                      <mo stretchy="false">−</mo>
                      <mn>20</mn>
                    </mrow>
                    <mrow>
                      <msubsup>
                        <mi>a</mi>
                        <mn>1</mn>
                        <mn>11</mn>
                      </msubsup>
                      <mo stretchy="false">+</mo>
                      <mn>40</mn>
                    </mrow>
                    <mrow>
                      <msubsup>
                        <mi>a</mi>
                        <mn>1</mn>
                        <mn>9</mn>
                      </msubsup>
                      <mo stretchy="false">−</mo>
                      <mn>40</mn>
                    </mrow>
                    <mrow>
                      <msubsup>
                        <mi>a</mi>
                        <mn>1</mn>
                        <mn>7</mn>
                      </msubsup>
                      <mo stretchy="false">+</mo>
                      <mn>20</mn>
                    </mrow>
                    <mrow>
                      <msubsup>
                        <mi>a</mi>
                        <mn>1</mn>
                        <mn>5</mn>
                      </msubsup>
                      <mo stretchy="false">−</mo>
                      <mn>4</mn>
                    </mrow>
                    <msubsup>
                      <mi>a</mi>
                      <mn>1</mn>
                      <mn>3</mn>
                    </msubsup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row>
                      <mo stretchy="false">−</mo>
                      <mn>4</mn>
                    </mrow>
                    <mrow>
                      <msubsup>
                        <mi>a</mi>
                        <mn>1</mn>
                        <mn>11</mn>
                      </msubsup>
                      <mo stretchy="false">+</mo>
                      <mn>12</mn>
                    </mrow>
                    <mrow>
                      <msubsup>
                        <mi>a</mi>
                        <mn>1</mn>
                        <mn>9</mn>
                      </msubsup>
                      <mo stretchy="false">−</mo>
                      <mn>12</mn>
                    </mrow>
                    <mrow>
                      <msubsup>
                        <mi>a</mi>
                        <mn>1</mn>
                        <mn>7</mn>
                      </msubsup>
                      <mo stretchy="false">+</mo>
                      <mn>4</mn>
                    </mrow>
                    <msubsup>
                      <mi>a</mi>
                      <mn>1</mn>
                      <mn>5</mn>
                    </msubsup>
                  </mrow>
                </mrow>
                <mo fence="true" form="postfix" stretchy="true">)</mo>
              </mrow>
            </mrow>
          </mtd>
        </mtr>
        <mtr>
          <mtd>
            <mrow>
              <mrow>
                <mo stretchy="false">+</mo>
                <msub>
                  <mi>a</mi>
                  <mn>0</mn>
                </msub>
              </mrow>
              <mrow>
                <mo fence="true" form="prefix" stretchy="true">(</mo>
                <mrow>
                  <mrow>
                    <msubsup>
                      <mi>a</mi>
                      <mn>1</mn>
                      <mn>9</mn>
                    </msubsup>
                    <mo stretchy="false">−</mo>
                    <msubsup>
                      <mi>a</mi>
                      <mn>1</mn>
                      <mn>7</mn>
                    </msubsup>
                  </mrow>
                </mrow>
                <mo fence="true" form="postfix" stretchy="true">)</mo>
              </mrow>
            </mrow>
          </mtd>
        </mtr>
      </mtable>
      <mo stretchy="false">=</mo>
      <mn>0</mn>
    </mrow>
    <annotation encoding="StarMath 5.0">stack {
left( a_1^16 - 8 a_1^14 + 28 a_1^12 - 56 a_1^10 + 70 a_1^8 - 56 a_1^6 + 28 a_1^4 - 8 a_1^2 + 1 right)
# + left( - 7 a_1^14 + 42 a_1^12 - 105 a_1^10 + 140 a_1^8 - 105 a_1^6 + 42 a_1^4 - 7 a_1^2 right)
# + left( 13 a_1^12 - 52 a_1^10 + 78 a_1^8 - 52 a_1^6 + 13 a_1^4 right)
# + left( - 7 a_1^10 + 14 a_1^8 - 7 a_1^6 right)
# + a_1^8
# + a_0 left( - a_1^15 + 7 a_1^13 - 21 a_1^11 + 35 a_1^9 - 35 a_1^7 + 21 a_1^5 - 7 a_1^3 + a_1 right)
# + a_0 left( + 4 a_1^13 - 20 a_1^11 + 40 a_1^9 - 40 a_1^7 + 20 a_1^5 - 4 a_1^3 right)
# + a_0 left( - 4 a_1^11 + 12 a_1^9 - 12 a_1^7 + 4 a_1^5 right)
# + a_0 left( a_1^9 - a_1^7 right)

}
 = 0</annotation>
  </semantics>
</math>
</file>

<file path=Object 286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sup>
                    <mi>a</mi>
                    <mn>1</mn>
                    <mn>16</mn>
                  </msubsup>
                </mtd>
              </mtr>
              <mtr>
                <mtd>
                  <mrow>
                    <mrow>
                      <mo stretchy="false">−</mo>
                      <mn>8</mn>
                    </mrow>
                    <mrow>
                      <msubsup>
                        <mi>a</mi>
                        <mn>1</mn>
                        <mn>14</mn>
                      </msubsup>
                      <mo stretchy="false">−</mo>
                      <mn>7</mn>
                    </mrow>
                    <msubsup>
                      <mi>a</mi>
                      <mn>1</mn>
                      <mn>14</mn>
                    </msubsup>
                  </mrow>
                </mtd>
              </mtr>
              <mtr>
                <mtd>
                  <mrow>
                    <mrow>
                      <mo stretchy="false">+</mo>
                      <mn>28</mn>
                    </mrow>
                    <mrow>
                      <msubsup>
                        <mi>a</mi>
                        <mn>1</mn>
                        <mn>12</mn>
                      </msubsup>
                      <mo stretchy="false">+</mo>
                      <mn>42</mn>
                    </mrow>
                    <mrow>
                      <msubsup>
                        <mi>a</mi>
                        <mn>1</mn>
                        <mn>12</mn>
                      </msubsup>
                      <mo stretchy="false">+</mo>
                      <mn>13</mn>
                    </mrow>
                    <msubsup>
                      <mi>a</mi>
                      <mn>1</mn>
                      <mn>12</mn>
                    </msubsup>
                  </mrow>
                </mtd>
              </mtr>
              <mtr>
                <mtd>
                  <mrow>
                    <mrow>
                      <mo stretchy="false">−</mo>
                      <mn>56</mn>
                    </mrow>
                    <mrow>
                      <msubsup>
                        <mi>a</mi>
                        <mn>1</mn>
                        <mn>10</mn>
                      </msubsup>
                      <mo stretchy="false">−</mo>
                      <mn>105</mn>
                    </mrow>
                    <mrow>
                      <msubsup>
                        <mi>a</mi>
                        <mn>1</mn>
                        <mn>10</mn>
                      </msubsup>
                      <mo stretchy="false">−</mo>
                      <mn>52</mn>
                    </mrow>
                    <mrow>
                      <msubsup>
                        <mi>a</mi>
                        <mn>1</mn>
                        <mn>10</mn>
                      </msubsup>
                      <mo stretchy="false">−</mo>
                      <mn>7</mn>
                    </mrow>
                    <msubsup>
                      <mi>a</mi>
                      <mn>1</mn>
                      <mn>10</mn>
                    </msubsup>
                  </mrow>
                </mtd>
              </mtr>
              <mtr>
                <mtd>
                  <mrow>
                    <mrow>
                      <mo stretchy="false">+</mo>
                      <mn>70</mn>
                    </mrow>
                    <mrow>
                      <msubsup>
                        <mi>a</mi>
                        <mn>1</mn>
                        <mn>8</mn>
                      </msubsup>
                      <mo stretchy="false">+</mo>
                      <mn>140</mn>
                    </mrow>
                    <mrow>
                      <msubsup>
                        <mi>a</mi>
                        <mn>1</mn>
                        <mn>8</mn>
                      </msubsup>
                      <mo stretchy="false">+</mo>
                      <mn>78</mn>
                    </mrow>
                    <mrow>
                      <msubsup>
                        <mi>a</mi>
                        <mn>1</mn>
                        <mn>8</mn>
                      </msubsup>
                      <mo stretchy="false">+</mo>
                      <mn>14</mn>
                    </mrow>
                    <mrow>
                      <msubsup>
                        <mi>a</mi>
                        <mn>1</mn>
                        <mn>8</mn>
                      </msubsup>
                      <mo stretchy="false">+</mo>
                      <msubsup>
                        <mi>a</mi>
                        <mn>1</mn>
                        <mn>8</mn>
                      </msubsup>
                    </mrow>
                  </mrow>
                </mtd>
              </mtr>
              <mtr>
                <mtd>
                  <mrow>
                    <mrow>
                      <mo stretchy="false">−</mo>
                      <mn>56</mn>
                    </mrow>
                    <mrow>
                      <msubsup>
                        <mi>a</mi>
                        <mn>1</mn>
                        <mn>6</mn>
                      </msubsup>
                      <mo stretchy="false">−</mo>
                      <mn>105</mn>
                    </mrow>
                    <mrow>
                      <msubsup>
                        <mi>a</mi>
                        <mn>1</mn>
                        <mn>6</mn>
                      </msubsup>
                      <mo stretchy="false">−</mo>
                      <mn>52</mn>
                    </mrow>
                    <mrow>
                      <msubsup>
                        <mi>a</mi>
                        <mn>1</mn>
                        <mn>6</mn>
                      </msubsup>
                      <mo stretchy="false">−</mo>
                      <mn>7</mn>
                    </mrow>
                    <msubsup>
                      <mi>a</mi>
                      <mn>1</mn>
                      <mn>6</mn>
                    </msubsup>
                  </mrow>
                </mtd>
              </mtr>
              <mtr>
                <mtd>
                  <mrow>
                    <mrow>
                      <mo stretchy="false">+</mo>
                      <mn>28</mn>
                    </mrow>
                    <mrow>
                      <msubsup>
                        <mi>a</mi>
                        <mn>1</mn>
                        <mn>4</mn>
                      </msubsup>
                      <mo stretchy="false">+</mo>
                      <mn>42</mn>
                    </mrow>
                    <mrow>
                      <msubsup>
                        <mi>a</mi>
                        <mn>1</mn>
                        <mn>4</mn>
                      </msubsup>
                      <mo stretchy="false">+</mo>
                      <mn>13</mn>
                    </mrow>
                    <msubsup>
                      <mi>a</mi>
                      <mn>1</mn>
                      <mn>4</mn>
                    </msubsup>
                  </mrow>
                </mtd>
              </mtr>
              <mtr>
                <mtd>
                  <mrow>
                    <mrow>
                      <mo stretchy="false">−</mo>
                      <mn>8</mn>
                    </mrow>
                    <mrow>
                      <msubsup>
                        <mi>a</mi>
                        <mn>1</mn>
                        <mn>2</mn>
                      </msubsup>
                      <mo stretchy="false">−</mo>
                      <mn>7</mn>
                    </mrow>
                    <msubsup>
                      <mi>a</mi>
                      <mn>1</mn>
                      <mn>2</mn>
                    </msubsup>
                  </mrow>
                </mtd>
              </mtr>
              <mtr>
                <mtd>
                  <mrow>
                    <mo stretchy="false">+</mo>
                    <mn>1</mn>
                  </mrow>
                </mtd>
              </mtr>
            </mtable>
          </mrow>
          <mo fence="true" form="postfix" stretchy="true">)</mo>
        </mrow>
        <mo stretchy="false">+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o stretchy="false">−</mo>
                    <msubsup>
                      <mi>a</mi>
                      <mn>1</mn>
                      <mn>15</mn>
                    </msubsup>
                  </mrow>
                </mtd>
              </mtr>
              <mtr>
                <mtd>
                  <mrow>
                    <mrow>
                      <mo stretchy="false">+</mo>
                      <mn>7</mn>
                    </mrow>
                    <mrow>
                      <msubsup>
                        <mi>a</mi>
                        <mn>1</mn>
                        <mn>13</mn>
                      </msubsup>
                      <mo stretchy="false">+</mo>
                      <mn>4</mn>
                    </mrow>
                    <msubsup>
                      <mi>a</mi>
                      <mn>1</mn>
                      <mn>13</mn>
                    </msubsup>
                  </mrow>
                </mtd>
              </mtr>
              <mtr>
                <mtd>
                  <mrow>
                    <mrow>
                      <mo stretchy="false">−</mo>
                      <mn>21</mn>
                    </mrow>
                    <mrow>
                      <msubsup>
                        <mi>a</mi>
                        <mn>1</mn>
                        <mn>11</mn>
                      </msubsup>
                      <mo stretchy="false">−</mo>
                      <mn>20</mn>
                    </mrow>
                    <mrow>
                      <msubsup>
                        <mi>a</mi>
                        <mn>1</mn>
                        <mn>11</mn>
                      </msubsup>
                      <mo stretchy="false">−</mo>
                      <mn>4</mn>
                    </mrow>
                    <msubsup>
                      <mi>a</mi>
                      <mn>1</mn>
                      <mn>11</mn>
                    </msubsup>
                  </mrow>
                </mtd>
              </mtr>
              <mtr>
                <mtd>
                  <mrow>
                    <mrow>
                      <mo stretchy="false">+</mo>
                      <mn>35</mn>
                    </mrow>
                    <mrow>
                      <msub>
                        <mi>a</mi>
                        <mrow/>
                      </msub>
                      <mo stretchy="false">+</mo>
                      <mn>40</mn>
                    </mrow>
                    <mrow>
                      <msubsup>
                        <mi>a</mi>
                        <mn>1</mn>
                        <mn>9</mn>
                      </msubsup>
                      <mo stretchy="false">+</mo>
                      <mn>12</mn>
                    </mrow>
                    <mrow>
                      <msubsup>
                        <mi>a</mi>
                        <mn>1</mn>
                        <mn>9</mn>
                      </msubsup>
                      <mo stretchy="false">+</mo>
                      <msubsup>
                        <mi>a</mi>
                        <mn>1</mn>
                        <mn>9</mn>
                      </msubsup>
                    </mrow>
                  </mrow>
                </mtd>
              </mtr>
              <mtr>
                <mtd>
                  <mrow>
                    <mrow>
                      <mo stretchy="false">−</mo>
                      <mn>35</mn>
                    </mrow>
                    <mrow>
                      <msubsup>
                        <mi>a</mi>
                        <mn>1</mn>
                        <mn>7</mn>
                      </msubsup>
                      <mo stretchy="false">−</mo>
                      <mn>40</mn>
                    </mrow>
                    <mrow>
                      <msubsup>
                        <mi>a</mi>
                        <mn>1</mn>
                        <mn>7</mn>
                      </msubsup>
                      <mo stretchy="false">−</mo>
                      <mn>12</mn>
                    </mrow>
                    <mrow>
                      <msubsup>
                        <mi>a</mi>
                        <mn>1</mn>
                        <mn>7</mn>
                      </msubsup>
                      <mo stretchy="false">−</mo>
                      <msubsup>
                        <mi>a</mi>
                        <mn>1</mn>
                        <mn>7</mn>
                      </msubsup>
                    </mrow>
                  </mrow>
                </mtd>
              </mtr>
              <mtr>
                <mtd>
                  <mrow>
                    <mrow>
                      <mo stretchy="false">+</mo>
                      <mn>21</mn>
                    </mrow>
                    <mrow>
                      <msubsup>
                        <mi>a</mi>
                        <mn>1</mn>
                        <mn>5</mn>
                      </msubsup>
                      <mo stretchy="false">+</mo>
                      <mn>20</mn>
                    </mrow>
                    <mrow>
                      <msubsup>
                        <mi>a</mi>
                        <mn>1</mn>
                        <mn>5</mn>
                      </msubsup>
                      <mo stretchy="false">+</mo>
                      <mn>4</mn>
                    </mrow>
                    <msubsup>
                      <mi>a</mi>
                      <mn>1</mn>
                      <mn>5</mn>
                    </msubsup>
                  </mrow>
                </mtd>
              </mtr>
              <mtr>
                <mtd>
                  <mrow>
                    <mrow>
                      <mo stretchy="false">−</mo>
                      <mn>7</mn>
                    </mrow>
                    <mrow>
                      <msubsup>
                        <mi>a</mi>
                        <mn>1</mn>
                        <mn>3</mn>
                      </msubsup>
                      <mo stretchy="false">−</mo>
                      <mn>4</mn>
                    </mrow>
                    <msubsup>
                      <mi>a</mi>
                      <mn>1</mn>
                      <mn>3</mn>
                    </msubsup>
                  </mrow>
                </mtd>
              </mtr>
              <mtr>
                <mtd>
                  <mrow>
                    <mo stretchy="false">+</mo>
                    <msub>
                      <mi>a</mi>
                      <mn>1</mn>
                    </msub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a_1^16
# - 8 a_1^14 - 7 a_1^14
# + 28 a_1^12 + 42 a_1^12 + 13 a_1^12
# - 56 a_1^10 - 105 a_1^10 - 52 a_1^10 - 7 a_1^10
# + 70 a_1^8 + 140 a_1^8 + 78 a_1^8 + 14 a_1^8 + a_1^8
# - 56 a_1^6 - 105 a_1^6 - 52 a_1^6 - 7 a_1^6
# + 28 a_1^4 + 42 a_1^4 + 13 a_1^4
# - 8 a_1^2 - 7 a_1^2
# + 1
  }
right)

+ a_0
left(
  stack{
  - a_1^15
# + 7 a_1^13 + 4 a_1^13
# - 21 a_1^11 - 20 a_1^11 - 4 a_1^11
# + 35 a_1_9 + 40 a_1^9 + 12 a_1^9 + a_1^9
# - 35 a_1^7 - 40 a_1^7 - 12 a_1^7 - a_1^7
# + 21 a_1^5 + 20 a_1^5 + 4 a_1^5
# - 7 a_1^3 - 4 a_1^3
# + a_1
  }
right)
 = 0</annotation>
  </semantics>
</math>
</file>

<file path=Object 287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row>
                      <msubsup>
                        <mi>a</mi>
                        <mn>1</mn>
                        <mn>16</mn>
                      </msubsup>
                      <mo stretchy="false">−</mo>
                      <mn>15</mn>
                    </mrow>
                    <mrow>
                      <msubsup>
                        <mi>a</mi>
                        <mn>1</mn>
                        <mn>14</mn>
                      </msubsup>
                      <mo stretchy="false">+</mo>
                      <mn>83</mn>
                    </mrow>
                    <mrow>
                      <msubsup>
                        <mi>a</mi>
                        <mn>1</mn>
                        <mn>12</mn>
                      </msubsup>
                      <mo stretchy="false">−</mo>
                      <mn>220</mn>
                    </mrow>
                    <msubsup>
                      <mi>a</mi>
                      <mn>1</mn>
                      <mn>10</mn>
                    </msubsup>
                  </mrow>
                </mtd>
              </mtr>
              <mtr>
                <mtd>
                  <mrow>
                    <mrow>
                      <mo stretchy="false">+</mo>
                      <mn>303</mn>
                    </mrow>
                    <mrow>
                      <msubsup>
                        <mi>a</mi>
                        <mn>1</mn>
                        <mn>8</mn>
                      </msubsup>
                      <mo stretchy="false">−</mo>
                      <mn>220</mn>
                    </mrow>
                    <mrow>
                      <msubsup>
                        <mi>a</mi>
                        <mn>1</mn>
                        <mn>6</mn>
                      </msubsup>
                      <mo stretchy="false">+</mo>
                      <mn>83</mn>
                    </mrow>
                    <mrow>
                      <msubsup>
                        <mi>a</mi>
                        <mn>1</mn>
                        <mn>4</mn>
                      </msubsup>
                      <mo stretchy="false">−</mo>
                      <mn>15</mn>
                    </mrow>
                    <mrow>
                      <msubsup>
                        <mi>a</mi>
                        <mn>1</mn>
                        <mn>2</mn>
                      </msubsup>
                      <mo stretchy="false">+</mo>
                      <mn>1</mn>
                    </mrow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row>
                      <msubsup>
                        <mi>a</mi>
                        <mn>1</mn>
                        <mn>15</mn>
                      </msubsup>
                      <mo stretchy="false">−</mo>
                      <mn>11</mn>
                    </mrow>
                    <mrow>
                      <msubsup>
                        <mi>a</mi>
                        <mn>1</mn>
                        <mn>13</mn>
                      </msubsup>
                      <mo stretchy="false">+</mo>
                      <mn>45</mn>
                    </mrow>
                    <mrow>
                      <msubsup>
                        <mi>a</mi>
                        <mn>1</mn>
                        <mn>11</mn>
                      </msubsup>
                      <mo stretchy="false">−</mo>
                      <mn>88</mn>
                    </mrow>
                    <msubsup>
                      <mi>a</mi>
                      <mn>1</mn>
                      <mn>9</mn>
                    </msubsup>
                  </mrow>
                </mtd>
              </mtr>
              <mtr>
                <mtd>
                  <mrow>
                    <mrow>
                      <mo stretchy="false">+</mo>
                      <mn>88</mn>
                    </mrow>
                    <mrow>
                      <msubsup>
                        <mi>a</mi>
                        <mn>1</mn>
                        <mn>7</mn>
                      </msubsup>
                      <mo stretchy="false">−</mo>
                      <mn>45</mn>
                    </mrow>
                    <mrow>
                      <msubsup>
                        <mi>a</mi>
                        <mn>1</mn>
                        <mn>5</mn>
                      </msubsup>
                      <mo stretchy="false">+</mo>
                      <mn>11</mn>
                    </mrow>
                    <mrow>
                      <msubsup>
                        <mi>a</mi>
                        <mn>1</mn>
                        <mn>3</mn>
                      </msubsup>
                      <mo stretchy="false">−</mo>
                      <msub>
                        <mi>a</mi>
                        <mn>1</mn>
                      </msub>
                    </mrow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a_1^16 - 15 a_1^14 + 83 a_1^12 - 220 a_1^10
# + 303 a_1^8 - 220 a_1^6 + 83 a_1^4 - 15 a_1^2 + 1
  }
right)

- a_0
left(
  stack{
  a_1^15 - 11 a_1^13 + 45 a_1^11 - 88 a_1^9
# + 88 a_1^7 - 45 a_1^5 + 11 a_1^3 - a_1
  }
right)
 = 0</annotation>
  </semantics>
</math>
</file>

<file path=Object 28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16</mn>
                      </msup>
                      <mo stretchy="false">−</mo>
                      <mn>15</mn>
                    </mrow>
                    <msubsup>
                      <mi>a</mi>
                      <mn>0</mn>
                      <mn>2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14</mn>
                      </msup>
                      <mo stretchy="false">+</mo>
                      <mn>83</mn>
                    </mrow>
                    <msubsup>
                      <mi>a</mi>
                      <mn>0</mn>
                      <mn>4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12</mn>
                      </msup>
                      <mo stretchy="false">−</mo>
                      <mn>220</mn>
                    </mrow>
                    <msubsup>
                      <mi>a</mi>
                      <mn>0</mn>
                      <mn>6</mn>
                    </msubsup>
                    <msup>
                      <mrow>
                        <mo fence="true" form="prefix" stretchy="true">(</mo>
                        <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10</mn>
                    </msup>
                  </mrow>
                </mtd>
              </mtr>
              <mtr>
                <mtd>
                  <mrow>
                    <mrow>
                      <mo stretchy="false">+</mo>
                      <mn>303</mn>
                    </mrow>
                    <msubsup>
                      <mi>a</mi>
                      <mn>0</mn>
                      <mn>8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8</mn>
                      </msup>
                      <mo stretchy="false">−</mo>
                      <mn>220</mn>
                    </mrow>
                    <msubsup>
                      <mi>a</mi>
                      <mn>0</mn>
                      <mn>10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6</mn>
                      </msup>
                      <mo stretchy="false">+</mo>
                      <mn>83</mn>
                    </mrow>
                    <msubsup>
                      <mi>a</mi>
                      <mn>0</mn>
                      <mn>12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15</mn>
                    </mrow>
                    <msubsup>
                      <mi>a</mi>
                      <mn>0</mn>
                      <mn>14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subsup>
                        <mi>a</mi>
                        <mn>0</mn>
                        <mn>16</mn>
                      </msubsup>
                    </mrow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sub>
                      <mi>a</mi>
                      <mn>0</mn>
                    </msub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15</mn>
                      </msup>
                      <mo stretchy="false">−</mo>
                      <mn>11</mn>
                    </mrow>
                    <msubsup>
                      <mi>a</mi>
                      <mn>0</mn>
                      <mn>3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13</mn>
                      </msup>
                      <mo stretchy="false">+</mo>
                      <mn>45</mn>
                    </mrow>
                    <msubsup>
                      <mi>a</mi>
                      <mn>0</mn>
                      <mn>5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11</mn>
                      </msup>
                      <mo stretchy="false">−</mo>
                      <mn>88</mn>
                    </mrow>
                    <msubsup>
                      <mi>a</mi>
                      <mn>0</mn>
                      <mn>7</mn>
                    </msubsup>
                    <msup>
                      <mrow>
                        <mo fence="true" form="prefix" stretchy="true">(</mo>
                        <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n>9</mn>
                    </msup>
                  </mrow>
                </mtd>
              </mtr>
              <mtr>
                <mtd>
                  <mrow>
                    <mrow>
                      <mo stretchy="false">+</mo>
                      <mn>88</mn>
                    </mrow>
                    <msubsup>
                      <mi>a</mi>
                      <mn>0</mn>
                      <mn>9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7</mn>
                      </msup>
                      <mo stretchy="false">−</mo>
                      <mn>45</mn>
                    </mrow>
                    <msubsup>
                      <mi>a</mi>
                      <mn>0</mn>
                      <mn>11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5</mn>
                      </msup>
                      <mo stretchy="false">+</mo>
                      <mn>11</mn>
                    </mrow>
                    <msubsup>
                      <mi>a</mi>
                      <mn>0</mn>
                      <mn>13</mn>
                    </msubsup>
                    <mrow>
                      <msup>
                        <mrow>
                          <mo fence="true" form="prefix" stretchy="true">(</mo>
                          <mrow>
                            <mrow>
                              <msubsup>
                                <mi>a</mi>
                                <mn>0</mn>
                                <mn>2</mn>
                              </msubsup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n>3</mn>
                      </msup>
                      <mo stretchy="false">−</mo>
                      <msubsup>
                        <mi>a</mi>
                        <mn>0</mn>
                        <mn>15</mn>
                      </msubsup>
                    </mrow>
                    <mrow>
                      <mo fence="true" form="prefix" stretchy="true">(</mo>
                      <mrow>
                        <mrow>
                          <msubsup>
                            <mi>a</mi>
                            <mn>0</mn>
                            <mn>2</mn>
                          </msubsup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left( a_0^2 - 1 right)^16 - 15 a_0^2 left( a_0^2 - 1  right)^14
    + 83 a_0^4 left( a_0^2 - 1 right)^12 - 220 a_0^6 left( a_0^2 - 1 right)^10
#   + 303 a_0^8 left( a_0^2 - 1 right)^8 - 220 a_0^10 left( a_0^2 - 1 right)^6
    + 83 a_0^12 left( a_0^2 - 1 right)^4 - 15 a_0^14 left( a_0^2 - 1 right)^2 + a_0^16
  }
right)

- a_0
left(
  stack{
    a_0 left( a_0^2 - 1 right)^15 - 11 a_0^3 left( a_0^2 - 1 right)^13
    + 45 a_0^5 left( a_0^2 - 1 right)^11 - 88 a_0^7 left( a_0^2 - 1 right)^9
#   + 88 a_0^9 left( a_0^2 - 1 right)^7 - 45 a_0^11 left( a_0^2 - 1 right)^5
    + 11 a_0^13 left( a_0^2 - 1 right)^3 - a_0^15 left( a_0^2 - 1 right)
  }
right)
 = 0</annotation>
  </semantics>
</math>
</file>

<file path=Object 289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16</mn>
                      </msup>
                      <mo stretchy="false">−</mo>
                      <mn>15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14</mn>
                      </msup>
                      <mo stretchy="false">+</mo>
                      <mn>83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12</mn>
                      </msup>
                      <mo stretchy="false">−</mo>
                      <mn>220</mn>
                    </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10</mn>
                    </msup>
                  </mrow>
                </mtd>
              </mtr>
              <mtr>
                <mtd>
                  <mrow>
                    <mrow>
                      <mo stretchy="false">+</mo>
                      <mn>303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8</mn>
                      </msup>
                      <mo stretchy="false">−</mo>
                      <mn>220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6</mn>
                      </msup>
                      <mo stretchy="false">+</mo>
                      <mn>83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4</mn>
                      </msup>
                      <mo stretchy="false">−</mo>
                      <mn>15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2</mn>
                      </msup>
                      <mo stretchy="false">+</mo>
                      <mn>1</mn>
                    </mrow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15</mn>
                      </msup>
                      <mo stretchy="false">−</mo>
                      <mn>11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13</mn>
                      </msup>
                      <mo stretchy="false">+</mo>
                      <mn>45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11</mn>
                      </msup>
                      <mo stretchy="false">−</mo>
                      <mn>88</mn>
                    </mrow>
                    <msup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  <mn>9</mn>
                    </msup>
                  </mrow>
                </mtd>
              </mtr>
              <mtr>
                <mtd>
                  <mrow>
                    <mrow>
                      <mo stretchy="false">+</mo>
                      <mn>88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7</mn>
                      </msup>
                      <mo stretchy="false">−</mo>
                      <mn>45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5</mn>
                      </msup>
                      <mo stretchy="false">+</mo>
                      <mn>11</mn>
                    </mrow>
                    <mrow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−</mo>
                              <mfrac>
                                <mn>1</mn>
                                <msub>
                                  <mi>a</mi>
                                  <mn>0</mn>
                                </msub>
                              </mfrac>
                            </mrow>
                          </mrow>
                          <mo fence="true" form="postfix" stretchy="true">)</mo>
                        </mrow>
                        <mn>3</mn>
                      </msup>
                      <mo stretchy="false">−</mo>
                      <mrow>
                        <mo fence="true" form="prefix" stretchy="true">(</mo>
                        <mrow>
                          <mrow>
                            <msub>
                              <mi>a</mi>
                              <mn>0</mn>
                            </msub>
                            <mo stretchy="false">−</mo>
                            <mfrac>
                              <mn>1</mn>
                              <msub>
                                <mi>a</mi>
                                <mn>0</mn>
                              </msub>
                            </mfrac>
                          </mrow>
                        </mrow>
                        <mo fence="true" form="postfix" stretchy="true">)</mo>
                      </mrow>
                    </mrow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left( a_0 - frac{ 1 }{ a_0 } right)^16 - 15 left( a_0 - frac{ 1 }{ a_0 } right)^14
   + 83 left( a_0 - frac{ 1 }{ a_0 } right)^12 - 220 left( a_0 - frac{ 1 }{ a_0 } right)^10
#   + 303 left( a_0 - frac{ 1 }{ a_0 } right)^8 - 220 left( a_0 - frac{ 1 }{ a_0 } right)^6
   + 83 left( a_0 - frac{ 1 }{ a_0 } right)^4 - 15 left( a_0 - frac{ 1 }{ a_0 } right)^2 + 1
  }
right)

- a_0
left(
  stack{
    left( a_0 - frac{ 1 }{ a_0 } right)^15 - 11 left( a_0 - frac{ 1 }{ a_0 } right)^13
   + 45 left( a_0 - frac{ 1 }{ a_0 } right)^11 - 88 left( a_0 - frac{ 1 }{ a_0 } right)^9
#   + 88 left( a_0 - frac{ 1 }{ a_0 } right)^7 - 45 left( a_0 - frac{ 1 }{ a_0 } right)^5
   + 11 left( a_0 - frac{ 1 }{ a_0 } right)^3 - left( a_0 - frac{ 1 }{ a_0 } right)
  }
right)
 = 0</annotation>
  </semantics>
</math>
</file>

<file path=Object 29/content.xml><?xml version="1.0" encoding="utf-8"?>
<math xmlns="http://www.w3.org/1998/Math/MathML" display="block">
  <semantics>
    <mrow>
      <msub>
        <mi mathvariant="normal">Δ</mi>
        <mn>0</mn>
      </msub>
      <mo stretchy="false">=</mo>
      <mrow>
        <msup>
          <mrow>
            <mo fence="true" form="prefix" stretchy="false">(</mo>
            <mrow>
              <mrow>
                <mo stretchy="false">−</mo>
                <mn>9</mn>
              </mrow>
            </mrow>
            <mo fence="true" form="postfix" stretchy="false">)</mo>
          </mrow>
          <mn>2</mn>
        </msup>
        <mo stretchy="false">−</mo>
        <mrow>
          <mn>3</mn>
          <mo stretchy="false">∗</mo>
          <mn>3</mn>
          <mo stretchy="false">∗</mo>
          <mn>6</mn>
        </mrow>
      </mrow>
    </mrow>
    <annotation encoding="StarMath 5.0">%DELTA_0 = (-9)^2 - 3*3*6</annotation>
  </semantics>
</math>
</file>

<file path=Object 290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row>
                                <msubsup>
                                  <mi>a</mi>
                                  <mn>0</mn>
                                  <mn>32</mn>
                                </msubsup>
                                <mo stretchy="false">−</mo>
                                <mn>16</mn>
                              </mrow>
                              <mrow>
                                <msubsup>
                                  <mi>a</mi>
                                  <mn>0</mn>
                                  <mn>30</mn>
                                </msubsup>
                                <mo stretchy="false">+</mo>
                                <mn>120</mn>
                              </mrow>
                              <mrow>
                                <msubsup>
                                  <mi>a</mi>
                                  <mn>0</mn>
                                  <mn>28</mn>
                                </msubsup>
                                <mo stretchy="false">−</mo>
                                <mn>560</mn>
                              </mrow>
                              <msubsup>
                                <mi>a</mi>
                                <mn>0</mn>
                                <mn>26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1820</mn>
                              </mrow>
                              <mrow>
                                <msubsup>
                                  <mi>a</mi>
                                  <mn>0</mn>
                                  <mn>24</mn>
                                </msubsup>
                                <mo stretchy="false">−</mo>
                                <mn>4368</mn>
                              </mrow>
                              <mrow>
                                <msubsup>
                                  <mi>a</mi>
                                  <mn>0</mn>
                                  <mn>22</mn>
                                </msubsup>
                                <mo stretchy="false">+</mo>
                                <mn>8008</mn>
                              </mrow>
                              <mrow>
                                <msubsup>
                                  <mi>a</mi>
                                  <mn>0</mn>
                                  <mn>20</mn>
                                </msubsup>
                                <mo stretchy="false">−</mo>
                                <mn>11440</mn>
                              </mrow>
                              <msubsup>
                                <mi>a</mi>
                                <mn>0</mn>
                                <mn>18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12870</mn>
                              </mrow>
                              <mrow>
                                <msubsup>
                                  <mi>a</mi>
                                  <mn>0</mn>
                                  <mn>16</mn>
                                </msubsup>
                                <mo stretchy="false">−</mo>
                                <mn>11440</mn>
                              </mrow>
                              <mrow>
                                <msubsup>
                                  <mi>a</mi>
                                  <mn>0</mn>
                                  <mn>14</mn>
                                </msubsup>
                                <mo stretchy="false">+</mo>
                                <mn>8008</mn>
                              </mrow>
                              <mrow>
                                <msubsup>
                                  <mi>a</mi>
                                  <mn>0</mn>
                                  <mn>12</mn>
                                </msubsup>
                                <mo stretchy="false">−</mo>
                                <mn>4368</mn>
                              </mrow>
                              <msubsup>
                                <mi>a</mi>
                                <mn>0</mn>
                                <mn>10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1820</mn>
                              </mrow>
                              <mrow>
                                <msubsup>
                                  <mi>a</mi>
                                  <mn>0</mn>
                                  <mn>8</mn>
                                </msubsup>
                                <mo stretchy="false">−</mo>
                                <mn>560</mn>
                              </mrow>
                              <mrow>
                                <msubsup>
                                  <mi>a</mi>
                                  <mn>0</mn>
                                  <mn>6</mn>
                                </msubsup>
                                <mo stretchy="false">+</mo>
                                <mn>120</mn>
                              </mrow>
                              <mrow>
                                <msubsup>
                                  <mi>a</mi>
                                  <mn>0</mn>
                                  <mn>4</mn>
                                </msubsup>
                                <mo stretchy="false">−</mo>
                                <mn>16</mn>
                              </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+</mo>
                                <mn>1</mn>
                              </mrow>
                            </mrow>
                          </mtd>
                        </mtr>
                      </mtable>
                    </mrow>
                    <mo fence="true" form="postfix" stretchy="true">)</mo>
                  </mrow>
                </mtd>
              </mtr>
              <mtr>
                <mtd>
                  <mrow>
                    <mrow>
                      <mo stretchy="false">−</mo>
                      <mn>15</mn>
                    </mrow>
                    <msubsup>
                      <mi>a</mi>
                      <mn>0</mn>
                      <mn>2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28</mn>
                                  </msubsup>
                                  <mo stretchy="false">−</mo>
                                  <mn>14</mn>
                                </mrow>
                                <mrow>
                                  <msubsup>
                                    <mi>a</mi>
                                    <mn>0</mn>
                                    <mn>26</mn>
                                  </msubsup>
                                  <mo stretchy="false">+</mo>
                                  <mn>91</mn>
                                </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−</mo>
                                  <mn>364</mn>
                                </mrow>
                                <mrow>
                                  <msubsup>
                                    <mi>a</mi>
                                    <mn>0</mn>
                                    <mn>22</mn>
                                  </msubsup>
                                  <mo stretchy="false">+</mo>
                                  <mn>1001</mn>
                                </mrow>
                                <msubsup>
                                  <mi>a</mi>
                                  <mn>0</mn>
                                  <mn>20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002</mn>
                                </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+</mo>
                                  <mn>3003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3432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+</mo>
                                  <mn>3003</mn>
                                </mrow>
                                <msubsup>
                                  <mi>a</mi>
                                  <mn>0</mn>
                                  <mn>1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002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+</mo>
                                  <mn>1001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364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+</mo>
                                  <mn>91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−</mo>
                                  <mn>14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+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+</mo>
                      <mn>83</mn>
                    </mrow>
                    <msubsup>
                      <mi>a</mi>
                      <mn>0</mn>
                      <mn>4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−</mo>
                                  <mn>12</mn>
                                </mrow>
                                <mrow>
                                  <msubsup>
                                    <mi>a</mi>
                                    <mn>0</mn>
                                    <mn>22</mn>
                                  </msubsup>
                                  <mo stretchy="false">+</mo>
                                  <mn>66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−</mo>
                                  <mn>220</mn>
                                </mrow>
                                <msubsup>
                                  <mi>a</mi>
                                  <mn>0</mn>
                                  <mn>18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495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792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+</mo>
                                  <mn>924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−</mo>
                                  <mn>792</mn>
                                </mrow>
                                <msubsup>
                                  <mi>a</mi>
                                  <mn>0</mn>
                                  <mn>10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495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220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+</mo>
                                  <mn>66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−</mo>
                                  <mn>12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+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220</mn>
                    </mrow>
                    <msubsup>
                      <mi>a</mi>
                      <mn>0</mn>
                      <mn>6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−</mo>
                                  <mn>10</mn>
                                </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+</mo>
                                  <mn>45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120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+</mo>
                                  <mn>210</mn>
                                </mrow>
                                <msubsup>
                                  <mi>a</mi>
                                  <mn>0</mn>
                                  <mn>1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2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+</mo>
                                  <mn>210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120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+</mo>
                                  <mn>45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−</mo>
                                  <mn>10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+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+</mo>
                      <mn>303</mn>
                    </mrow>
                    <msubsup>
                      <mi>a</mi>
                      <mn>0</mn>
                      <mn>8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8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+</mo>
                                  <mn>28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−</mo>
                                  <mn>56</mn>
                                </mrow>
                                <msubsup>
                                  <mi>a</mi>
                                  <mn>0</mn>
                                  <mn>10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70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56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+</mo>
                                  <mn>28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−</mo>
                                  <mn>8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+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220</mn>
                    </mrow>
                    <msubsup>
                      <mi>a</mi>
                      <mn>0</mn>
                      <mn>10</mn>
                    </msubsup>
                    <mrow>
                      <mo fence="true" form="prefix" stretchy="true">(</mo>
                      <mrow>
                        <mrow>
                          <mrow>
                            <msubsup>
                              <mi>a</mi>
                              <mn>0</mn>
                              <mn>12</mn>
                            </msubsup>
                            <mo stretchy="false">−</mo>
                            <mn>6</mn>
                          </mrow>
                          <mrow>
                            <msubsup>
                              <mi>a</mi>
                              <mn>0</mn>
                              <mn>10</mn>
                            </msubsup>
                            <mo stretchy="false">+</mo>
                            <mn>15</mn>
                          </mrow>
                          <mrow>
                            <msubsup>
                              <mi>a</mi>
                              <mn>0</mn>
                              <mn>8</mn>
                            </msubsup>
                            <mo stretchy="false">−</mo>
                            <mn>20</mn>
                          </mrow>
                          <mrow>
                            <msubsup>
                              <mi>a</mi>
                              <mn>0</mn>
                              <mn>6</mn>
                            </msubsup>
                            <mo stretchy="false">+</mo>
                            <mn>15</mn>
                          </mrow>
                          <mrow>
                            <msubsup>
                              <mi>a</mi>
                              <mn>0</mn>
                              <mn>4</mn>
                            </msubsup>
                            <mo stretchy="false">−</mo>
                            <mn>6</mn>
                          </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+</mo>
                            <mn>1</mn>
                          </mrow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+</mo>
                      <mn>83</mn>
                    </mrow>
                    <msubsup>
                      <mi>a</mi>
                      <mn>0</mn>
                      <mn>12</mn>
                    </msubsup>
                    <mrow>
                      <mo fence="true" form="prefix" stretchy="true">(</mo>
                      <mrow>
                        <mrow>
                          <mrow>
                            <msubsup>
                              <mi>a</mi>
                              <mn>0</mn>
                              <mn>8</mn>
                            </msubsup>
                            <mo stretchy="false">−</mo>
                            <mn>4</mn>
                          </mrow>
                          <mrow>
                            <msubsup>
                              <mi>a</mi>
                              <mn>0</mn>
                              <mn>6</mn>
                            </msubsup>
                            <mo stretchy="false">+</mo>
                            <mn>6</mn>
                          </mrow>
                          <mrow>
                            <msubsup>
                              <mi>a</mi>
                              <mn>0</mn>
                              <mn>4</mn>
                            </msubsup>
                            <mo stretchy="false">−</mo>
                            <mn>4</mn>
                          </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+</mo>
                            <mn>1</mn>
                          </mrow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15</mn>
                    </mrow>
                    <msubsup>
                      <mi>a</mi>
                      <mn>0</mn>
                      <mn>14</mn>
                    </msubsup>
                    <mrow>
                      <mo fence="true" form="prefix" stretchy="true">(</mo>
                      <mrow>
                        <mrow>
                          <mrow>
                            <msubsup>
                              <mi>a</mi>
                              <mn>0</mn>
                              <mn>4</mn>
                            </msubsup>
                            <mo stretchy="false">−</mo>
                            <mn>2</mn>
                          </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+</mo>
                            <mn>1</mn>
                          </mrow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subsup>
                      <mi>a</mi>
                      <mn>0</mn>
                      <mn>16</mn>
                    </msubsup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sub>
                      <mi>a</mi>
                      <mn>0</mn>
                    </msub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30</mn>
                                  </msubsup>
                                  <mo stretchy="false">−</mo>
                                  <mn>15</mn>
                                </mrow>
                                <mrow>
                                  <msubsup>
                                    <mi>a</mi>
                                    <mn>0</mn>
                                    <mn>28</mn>
                                  </msubsup>
                                  <mo stretchy="false">+</mo>
                                  <mn>105</mn>
                                </mrow>
                                <mrow>
                                  <msubsup>
                                    <mi>a</mi>
                                    <mn>0</mn>
                                    <mn>26</mn>
                                  </msubsup>
                                  <mo stretchy="false">−</mo>
                                  <mn>455</mn>
                                </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+</mo>
                                  <mn>1365</mn>
                                </mrow>
                                <msubsup>
                                  <mi>a</mi>
                                  <mn>0</mn>
                                  <mn>2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3003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+</mo>
                                  <mn>5005</mn>
                                </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−</mo>
                                  <mn>6435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+</mo>
                                  <mn>6435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−</mo>
                                  <mn>5005</mn>
                                </mrow>
                                <msubsup>
                                  <mi>a</mi>
                                  <mn>0</mn>
                                  <mn>1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3003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−</mo>
                                  <mn>1365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+</mo>
                                  <mn>455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−</mo>
                                  <mn>105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+</mo>
                                  <mn>15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−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11</mn>
                    </mrow>
                    <msubsup>
                      <mi>a</mi>
                      <mn>0</mn>
                      <mn>3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26</mn>
                                  </msubsup>
                                  <mo stretchy="false">−</mo>
                                  <mn>13</mn>
                                </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+</mo>
                                  <mn>78</mn>
                                </mrow>
                                <mrow>
                                  <msubsup>
                                    <mi>a</mi>
                                    <mn>0</mn>
                                    <mn>22</mn>
                                  </msubsup>
                                  <mo stretchy="false">−</mo>
                                  <mn>286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+</mo>
                                  <mn>715</mn>
                                </mrow>
                                <msubsup>
                                  <mi>a</mi>
                                  <mn>0</mn>
                                  <mn>18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1287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+</mo>
                                  <mn>1716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−</mo>
                                  <mn>1716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+</mo>
                                  <mn>1287</mn>
                                </mrow>
                                <msubsup>
                                  <mi>a</mi>
                                  <mn>0</mn>
                                  <mn>10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715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+</mo>
                                  <mn>286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−</mo>
                                  <mn>78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+</mo>
                                  <mn>13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−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+</mo>
                      <mn>45</mn>
                    </mrow>
                    <msubsup>
                      <mi>a</mi>
                      <mn>0</mn>
                      <mn>5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22</mn>
                                  </msubsup>
                                  <mo stretchy="false">−</mo>
                                  <mn>11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+</mo>
                                  <mn>55</mn>
                                </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−</mo>
                                  <mn>165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+</mo>
                                  <mn>330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−</mo>
                                  <mn>462</mn>
                                </mrow>
                                <msubsup>
                                  <mi>a</mi>
                                  <mn>0</mn>
                                  <mn>1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462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−</mo>
                                  <mn>330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+</mo>
                                  <mn>165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−</mo>
                                  <mn>55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+</mo>
                                  <mn>11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−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88</mn>
                    </mrow>
                    <msubsup>
                      <mi>a</mi>
                      <mn>0</mn>
                      <mn>7</mn>
                    </msubsup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−</mo>
                                  <mn>9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+</mo>
                                  <mn>36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−</mo>
                                  <mn>84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+</mo>
                                  <mn>126</mn>
                                </mrow>
                                <msubsup>
                                  <mi>a</mi>
                                  <mn>0</mn>
                                  <mn>10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126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+</mo>
                                  <mn>84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−</mo>
                                  <mn>36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+</mo>
                                  <mn>9</mn>
                                </mrow>
                                <mrow>
                                  <msubsup>
                                    <mi>a</mi>
                                    <mn>0</mn>
                                    <mn>2</mn>
                                  </msubsup>
                                  <mo stretchy="false">−</mo>
                                  <mn>1</mn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+</mo>
                      <mn>88</mn>
                    </mrow>
                    <msubsup>
                      <mi>a</mi>
                      <mn>0</mn>
                      <mn>9</mn>
                    </msubsup>
                    <mrow>
                      <mo fence="true" form="prefix" stretchy="true">(</mo>
                      <mrow>
                        <mrow>
                          <mrow>
                            <msubsup>
                              <mi>a</mi>
                              <mn>0</mn>
                              <mn>14</mn>
                            </msubsup>
                            <mo stretchy="false">−</mo>
                            <mn>7</mn>
                          </mrow>
                          <mrow>
                            <msubsup>
                              <mi>a</mi>
                              <mn>0</mn>
                              <mn>12</mn>
                            </msubsup>
                            <mo stretchy="false">+</mo>
                            <mn>21</mn>
                          </mrow>
                          <mrow>
                            <msubsup>
                              <mi>a</mi>
                              <mn>0</mn>
                              <mn>10</mn>
                            </msubsup>
                            <mo stretchy="false">−</mo>
                            <mn>35</mn>
                          </mrow>
                          <mrow>
                            <msubsup>
                              <mi>a</mi>
                              <mn>0</mn>
                              <mn>8</mn>
                            </msubsup>
                            <mo stretchy="false">+</mo>
                            <mn>35</mn>
                          </mrow>
                          <mrow>
                            <msubsup>
                              <mi>a</mi>
                              <mn>0</mn>
                              <mn>6</mn>
                            </msubsup>
                            <mo stretchy="false">−</mo>
                            <mn>21</mn>
                          </mrow>
                          <mrow>
                            <msubsup>
                              <mi>a</mi>
                              <mn>0</mn>
                              <mn>4</mn>
                            </msubsup>
                            <mo stretchy="false">+</mo>
                            <mn>7</mn>
                          </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45</mn>
                    </mrow>
                    <msubsup>
                      <mi>a</mi>
                      <mn>0</mn>
                      <mn>11</mn>
                    </msubsup>
                    <mrow>
                      <mo fence="true" form="prefix" stretchy="true">(</mo>
                      <mrow>
                        <mrow>
                          <mrow>
                            <msubsup>
                              <mi>a</mi>
                              <mn>0</mn>
                              <mn>10</mn>
                            </msubsup>
                            <mo stretchy="false">−</mo>
                            <mn>5</mn>
                          </mrow>
                          <mrow>
                            <msubsup>
                              <mi>a</mi>
                              <mn>0</mn>
                              <mn>8</mn>
                            </msubsup>
                            <mo stretchy="false">+</mo>
                            <mn>10</mn>
                          </mrow>
                          <mrow>
                            <msubsup>
                              <mi>a</mi>
                              <mn>0</mn>
                              <mn>6</mn>
                            </msubsup>
                            <mo stretchy="false">−</mo>
                            <mn>10</mn>
                          </mrow>
                          <mrow>
                            <msubsup>
                              <mi>a</mi>
                              <mn>0</mn>
                              <mn>4</mn>
                            </msubsup>
                            <mo stretchy="false">+</mo>
                            <mn>5</mn>
                          </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+</mo>
                      <mn>11</mn>
                    </mrow>
                    <msubsup>
                      <mi>a</mi>
                      <mn>0</mn>
                      <mn>13</mn>
                    </msubsup>
                    <mrow>
                      <mo fence="true" form="prefix" stretchy="true">(</mo>
                      <mrow>
                        <mrow>
                          <mrow>
                            <msubsup>
                              <mi>a</mi>
                              <mn>0</mn>
                              <mn>6</mn>
                            </msubsup>
                            <mo stretchy="false">−</mo>
                            <mn>3</mn>
                          </mrow>
                          <mrow>
                            <msubsup>
                              <mi>a</mi>
                              <mn>0</mn>
                              <mn>4</mn>
                            </msubsup>
                            <mo stretchy="false">+</mo>
                            <mn>3</mn>
                          </mrow>
                          <mrow>
                            <msubsup>
                              <mi>a</mi>
                              <mn>0</mn>
                              <mn>2</mn>
                            </msubsup>
                            <mo stretchy="false">−</mo>
                            <mn>1</mn>
                          </mrow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row>
                      <mo stretchy="false">−</mo>
                      <msubsup>
                        <mi>a</mi>
                        <mn>0</mn>
                        <mn>15</mn>
                      </msubsup>
                    </mrow>
                    <mrow>
                      <mo fence="true" form="prefix" stretchy="true">(</mo>
                      <mrow>
                        <mrow>
                          <msubsup>
                            <mi>a</mi>
                            <mn>0</mn>
                            <mn>2</mn>
                          </msubsup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left(
      stack{
        a_0^32 - 16 a_0^30 + 120 a_0^28 - 560 a_0^26
        # + 1820 a_0^24 - 4368 a_0^22 + 8008 a_0^20 - 11440 a_0^18
        # + 12870 a_0^16 - 11440 a_0^14 + 8008 a_0^12 - 4368 a_0^10
        # + 1820 a_0^8 - 560 a_0^6 + 120 a_0^4 - 16 a_0^2 + 1
      }
    right)
#   - 15 a_0^2 left(
        stack{
          a_0^28 - 14 a_0^26 + 91 a_0^24 - 364 a_0^22 + 1001 a_0^20
          # - 2002 a_0^18 + 3003 a_0^16 - 3432 a_0^14 + 3003 a_0^12
          # - 2002 a_0^10 + 1001 a_0^8 - 364 a_0^6 + 91 a_0^4 - 14 a_0^2 + 1 
        }
      right)
#   + 83 a_0^4 left(
        stack{
          a_0^24 - 12 a_0^22 + 66 a_0^20 - 220 a_0^18
          # + 495 a_0^16 - 792 a_0^14 + 924 a_0^12 - 792 a_0^10
          # + 495 a_0^8 - 220 a_0^6 + 66 a_0^4 - 12 a_0^2 + 1
        }
      right)
#   - 220 a_0^6 left(
        stack{
          a_0^20 - 10 a_0^18 + 45 a_0^16 - 120 a_0^14 + 210 a_0^12
          # - 252 a_0^10 + 210 a_0^8 - 120 a_0^6 + 45 a_0^4 - 10 a_0^2 + 1
        }
      right)
#   + 303 a_0^8 left(
        stack{
          a_0^16 - 8 a_0^14 + 28 a_0^12 - 56 a_0^10
          # + 70 a_0^8 - 56 a_0^6 + 28 a_0^4 - 8 a_0^2 + 1
        }
      right)
#   - 220 a_0^10 left( a_0^12 - 6 a_0^10 + 15 a_0^8 - 20 a_0^6 + 15 a_0^4 - 6 a_0^2 + 1 right)
#   + 83 a_0^12 left( a_0^8 - 4 a_0^6 + 6a_0^4 - 4 a_0^2 + 1 right)
#   - 15 a_0^14 left( a_0^4 - 2 a_0^2 + 1 right)
#   + a_0^16
  }
right)

- a_0
left(
  stack{
    a_0 left(
      stack{
        a_0^30 - 15 a_0^28 + 105 a_0^26 - 455 a_0^24 + 1365 a_0^22
        # - 3003 a_0^20 + 5005 a_0^18 - 6435 a_0^16 + 6435 a_0^14 - 5005 a_0^12
        # + 3003 a_0^10 - 1365 a_0^8 + 455 a_0^6 - 105 a_0^4 + 15 a_0^2 - 1
      }
    right)
#   - 11 a_0^3 left(
        stack{
          a_0^26 - 13 a_0^24 + 78 a_0^22 - 286 a_0^20 + 715 a_0^18
          # - 1287 a_0^16 + 1716 a_0^14 - 1716 a_0^12 + 1287 a_0^10
          # - 715 a_0^8  + 286 a_0^6 - 78 a_0^4 + 13 a_0^2 - 1
        }
      right)
#   + 45 a_0^5 left(
        stack{
          a_0^22 - 11 a_0^20 + 55 a_0^18 - 165 a_0^16 + 330 a_0^14 - 462 a_0^12
          # + 462 a_0^10 - 330 a_0^8 + 165 a_0^6 - 55 a_0^4 + 11 a_0^2 - 1
        }
      right)
#   - 88 a_0^7 left(
        stack{
          a_0^18 - 9 a_0^16 + 36 a_0^14 - 84 a_0^12 + 126 a_0^10
          # - 126 a_0^8 + 84 a_0^6 - 36 a_0^4 + 9 a_0^2 - 1
        }
      right)
#   + 88 a_0^9 left( a_0^14 - 7 a_0^12 + 21 a_0^10 - 35 a_0^8 + 35 a_0^6 - 21 a_0^4 + 7 a_0^2 - 1 right)
#   - 45 a_0^11 left( a_0^10 - 5 a_0^8 + 10 a_0^6 - 10 a_0^4 + 5 a_0^2 - 1 right)
#   + 11 a_0^13 left( a_0^6 - 3 a_0^4 + 3 a_0^2 - 1 right)
#   - a_0^15 left( a_0^2 - 1 right)
  }
right)
 = 0</annotation>
  </semantics>
</math>
</file>

<file path=Object 291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row>
                                <msubsup>
                                  <mi>a</mi>
                                  <mn>0</mn>
                                  <mn>32</mn>
                                </msubsup>
                                <mo stretchy="false">−</mo>
                                <mn>16</mn>
                              </mrow>
                              <mrow>
                                <msubsup>
                                  <mi>a</mi>
                                  <mn>0</mn>
                                  <mn>30</mn>
                                </msubsup>
                                <mo stretchy="false">+</mo>
                                <mn>120</mn>
                              </mrow>
                              <mrow>
                                <msubsup>
                                  <mi>a</mi>
                                  <mn>0</mn>
                                  <mn>28</mn>
                                </msubsup>
                                <mo stretchy="false">−</mo>
                                <mn>560</mn>
                              </mrow>
                              <msubsup>
                                <mi>a</mi>
                                <mn>0</mn>
                                <mn>26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1820</mn>
                              </mrow>
                              <mrow>
                                <msubsup>
                                  <mi>a</mi>
                                  <mn>0</mn>
                                  <mn>24</mn>
                                </msubsup>
                                <mo stretchy="false">−</mo>
                                <mn>4368</mn>
                              </mrow>
                              <mrow>
                                <msubsup>
                                  <mi>a</mi>
                                  <mn>0</mn>
                                  <mn>22</mn>
                                </msubsup>
                                <mo stretchy="false">+</mo>
                                <mn>8008</mn>
                              </mrow>
                              <mrow>
                                <msubsup>
                                  <mi>a</mi>
                                  <mn>0</mn>
                                  <mn>20</mn>
                                </msubsup>
                                <mo stretchy="false">−</mo>
                                <mn>11440</mn>
                              </mrow>
                              <msubsup>
                                <mi>a</mi>
                                <mn>0</mn>
                                <mn>18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12870</mn>
                              </mrow>
                              <mrow>
                                <msubsup>
                                  <mi>a</mi>
                                  <mn>0</mn>
                                  <mn>16</mn>
                                </msubsup>
                                <mo stretchy="false">−</mo>
                                <mn>11440</mn>
                              </mrow>
                              <mrow>
                                <msubsup>
                                  <mi>a</mi>
                                  <mn>0</mn>
                                  <mn>14</mn>
                                </msubsup>
                                <mo stretchy="false">+</mo>
                                <mn>8008</mn>
                              </mrow>
                              <mrow>
                                <msubsup>
                                  <mi>a</mi>
                                  <mn>0</mn>
                                  <mn>12</mn>
                                </msubsup>
                                <mo stretchy="false">−</mo>
                                <mn>4368</mn>
                              </mrow>
                              <msubsup>
                                <mi>a</mi>
                                <mn>0</mn>
                                <mn>10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1820</mn>
                              </mrow>
                              <mrow>
                                <msubsup>
                                  <mi>a</mi>
                                  <mn>0</mn>
                                  <mn>8</mn>
                                </msubsup>
                                <mo stretchy="false">−</mo>
                                <mn>560</mn>
                              </mrow>
                              <mrow>
                                <msubsup>
                                  <mi>a</mi>
                                  <mn>0</mn>
                                  <mn>6</mn>
                                </msubsup>
                                <mo stretchy="false">+</mo>
                                <mn>120</mn>
                              </mrow>
                              <mrow>
                                <msubsup>
                                  <mi>a</mi>
                                  <mn>0</mn>
                                  <mn>4</mn>
                                </msubsup>
                                <mo stretchy="false">−</mo>
                                <mn>16</mn>
                              </mrow>
                              <mrow>
                                <msubsup>
                                  <mi>a</mi>
                                  <mn>0</mn>
                                  <mn>2</mn>
                                </msubsup>
                                <mo stretchy="false">+</mo>
                                <mn>1</mn>
                              </mrow>
                            </mrow>
                          </mtd>
                        </mtr>
                      </mtable>
                    </mrow>
                    <mo fence="true" form="postfix" stretchy="true">)</mo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o stretchy="false">−</mo>
                                  <mn>15</mn>
                                </mrow>
                                <mrow>
                                  <msubsup>
                                    <mi>a</mi>
                                    <mn>0</mn>
                                    <mn>30</mn>
                                  </msubsup>
                                  <mo stretchy="false">+</mo>
                                  <mn>210</mn>
                                </mrow>
                                <mrow>
                                  <msubsup>
                                    <mi>a</mi>
                                    <mn>0</mn>
                                    <mn>28</mn>
                                  </msubsup>
                                  <mo stretchy="false">−</mo>
                                  <mn>1365</mn>
                                </mrow>
                                <mrow>
                                  <msubsup>
                                    <mi>a</mi>
                                    <mn>0</mn>
                                    <mn>26</mn>
                                  </msubsup>
                                  <mo stretchy="false">+</mo>
                                  <mn>5460</mn>
                                </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−</mo>
                                  <mn>15015</mn>
                                </mrow>
                                <msubsup>
                                  <mi>a</mi>
                                  <mn>0</mn>
                                  <mn>2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30030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−</mo>
                                  <mn>45045</mn>
                                </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+</mo>
                                  <mn>51480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45045</mn>
                                </mrow>
                                <msubsup>
                                  <mi>a</mi>
                                  <mn>0</mn>
                                  <mn>14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30030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−</mo>
                                  <mn>15015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+</mo>
                                  <mn>5460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1365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+</mo>
                                  <mn>210</mn>
                                </mrow>
                                <mrow>
                                  <msubsup>
                                    <mi>a</mi>
                                    <mn>0</mn>
                                    <mn>4</mn>
                                  </msubsup>
                                  <mo stretchy="false">−</mo>
                                  <mn>15</mn>
                                </mrow>
                                <msubsup>
                                  <mi>a</mi>
                                  <mn>0</mn>
                                  <mn>2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n>83</mn>
                                <mrow>
                                  <msubsup>
                                    <mi>a</mi>
                                    <mn>0</mn>
                                    <mn>28</mn>
                                  </msubsup>
                                  <mo stretchy="false">−</mo>
                                  <mn>996</mn>
                                </mrow>
                                <mrow>
                                  <msubsup>
                                    <mi>a</mi>
                                    <mn>0</mn>
                                    <mn>26</mn>
                                  </msubsup>
                                  <mo stretchy="false">+</mo>
                                  <mn>5478</mn>
                                </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−</mo>
                                  <mn>18260</mn>
                                </mrow>
                                <msubsup>
                                  <mi>a</mi>
                                  <mn>0</mn>
                                  <mn>22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41085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−</mo>
                                  <mn>65736</mn>
                                </mrow>
                                <mrow>
                                  <msubsup>
                                    <mi>a</mi>
                                    <mn>0</mn>
                                    <mn>18</mn>
                                  </msubsup>
                                  <mo stretchy="false">+</mo>
                                  <mn>76692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65736</mn>
                                </mrow>
                                <msubsup>
                                  <mi>a</mi>
                                  <mn>0</mn>
                                  <mn>14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41085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−</mo>
                                  <mn>18260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+</mo>
                                  <mn>5478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996</mn>
                                </mrow>
                                <mrow>
                                  <msubsup>
                                    <mi>a</mi>
                                    <mn>0</mn>
                                    <mn>6</mn>
                                  </msubsup>
                                  <mo stretchy="false">+</mo>
                                  <mn>83</mn>
                                </mrow>
                                <msubsup>
                                  <mi>a</mi>
                                  <mn>0</mn>
                                  <mn>4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o stretchy="false">−</mo>
                                  <mn>220</mn>
                                </mrow>
                                <mrow>
                                  <msubsup>
                                    <mi>a</mi>
                                    <mn>0</mn>
                                    <mn>26</mn>
                                  </msubsup>
                                  <mo stretchy="false">+</mo>
                                  <mn>2200</mn>
                                </mrow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−</mo>
                                  <mn>9900</mn>
                                </mrow>
                                <mrow>
                                  <msubsup>
                                    <mi>a</mi>
                                    <mn>0</mn>
                                    <mn>22</mn>
                                  </msubsup>
                                  <mo stretchy="false">+</mo>
                                  <mn>26400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−</mo>
                                  <mn>46200</mn>
                                </mrow>
                                <msubsup>
                                  <mi>a</mi>
                                  <mn>0</mn>
                                  <mn>18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55440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46200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+</mo>
                                  <mn>26400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−</mo>
                                  <mn>9900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+</mo>
                                  <mn>2200</mn>
                                </mrow>
                                <mrow>
                                  <msubsup>
                                    <mi>a</mi>
                                    <mn>0</mn>
                                    <mn>8</mn>
                                  </msubsup>
                                  <mo stretchy="false">−</mo>
                                  <mn>220</mn>
                                </mrow>
                                <msubsup>
                                  <mi>a</mi>
                                  <mn>0</mn>
                                  <mn>6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n>303</mn>
                                <mrow>
                                  <msubsup>
                                    <mi>a</mi>
                                    <mn>0</mn>
                                    <mn>24</mn>
                                  </msubsup>
                                  <mo stretchy="false">−</mo>
                                  <mn>2424</mn>
                                </mrow>
                                <mrow>
                                  <msubsup>
                                    <mi>a</mi>
                                    <mn>0</mn>
                                    <mn>22</mn>
                                  </msubsup>
                                  <mo stretchy="false">+</mo>
                                  <mn>8484</mn>
                                </mrow>
                                <mrow>
                                  <msubsup>
                                    <mi>a</mi>
                                    <mn>0</mn>
                                    <mn>20</mn>
                                  </msubsup>
                                  <mo stretchy="false">−</mo>
                                  <mn>16968</mn>
                                </mrow>
                                <msubsup>
                                  <mi>a</mi>
                                  <mn>0</mn>
                                  <mn>18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21210</mn>
                                </mrow>
                                <mrow>
                                  <msubsup>
                                    <mi>a</mi>
                                    <mn>0</mn>
                                    <mn>16</mn>
                                  </msubsup>
                                  <mo stretchy="false">−</mo>
                                  <mn>16968</mn>
                                </mrow>
                                <mrow>
                                  <msubsup>
                                    <mi>a</mi>
                                    <mn>0</mn>
                                    <mn>14</mn>
                                  </msubsup>
                                  <mo stretchy="false">+</mo>
                                  <mn>8484</mn>
                                </mrow>
                                <mrow>
                                  <msubsup>
                                    <mi>a</mi>
                                    <mn>0</mn>
                                    <mn>12</mn>
                                  </msubsup>
                                  <mo stretchy="false">−</mo>
                                  <mn>2424</mn>
                                </mrow>
                                <mrow>
                                  <msubsup>
                                    <mi>a</mi>
                                    <mn>0</mn>
                                    <mn>10</mn>
                                  </msubsup>
                                  <mo stretchy="false">+</mo>
                                  <mn>303</mn>
                                </mrow>
                                <msubsup>
                                  <mi>a</mi>
                                  <mn>0</mn>
                                  <mn>8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n>220</mn>
                          </mrow>
                          <mrow>
                            <msubsup>
                              <mi>a</mi>
                              <mn>0</mn>
                              <mn>22</mn>
                            </msubsup>
                            <mo stretchy="false">+</mo>
                            <mn>1320</mn>
                          </mrow>
                          <mrow>
                            <msubsup>
                              <mi>a</mi>
                              <mn>0</mn>
                              <mn>20</mn>
                            </msubsup>
                            <mo stretchy="false">−</mo>
                            <mn>3300</mn>
                          </mrow>
                          <mrow>
                            <msubsup>
                              <mi>a</mi>
                              <mn>0</mn>
                              <mn>18</mn>
                            </msubsup>
                            <mo stretchy="false">+</mo>
                            <mn>4400</mn>
                          </mrow>
                          <mrow>
                            <msubsup>
                              <mi>a</mi>
                              <mn>0</mn>
                              <mn>16</mn>
                            </msubsup>
                            <mo stretchy="false">−</mo>
                            <mn>3300</mn>
                          </mrow>
                          <mrow>
                            <msubsup>
                              <mi>a</mi>
                              <mn>0</mn>
                              <mn>14</mn>
                            </msubsup>
                            <mo stretchy="false">+</mo>
                            <mn>1320</mn>
                          </mrow>
                          <mrow>
                            <msubsup>
                              <mi>a</mi>
                              <mn>0</mn>
                              <mn>12</mn>
                            </msubsup>
                            <mo stretchy="false">−</mo>
                            <mn>220</mn>
                          </mrow>
                          <msubsup>
                            <mi>a</mi>
                            <mn>0</mn>
                            <mn>10</mn>
                          </msubsup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row>
                          <mn>83</mn>
                          <mrow>
                            <msubsup>
                              <mi>a</mi>
                              <mn>0</mn>
                              <mn>20</mn>
                            </msubsup>
                            <mo stretchy="false">−</mo>
                            <mn>332</mn>
                          </mrow>
                          <mrow>
                            <msubsup>
                              <mi>a</mi>
                              <mn>0</mn>
                              <mn>18</mn>
                            </msubsup>
                            <mo stretchy="false">+</mo>
                            <mn>498</mn>
                          </mrow>
                          <mrow>
                            <msubsup>
                              <mi>a</mi>
                              <mn>0</mn>
                              <mn>16</mn>
                            </msubsup>
                            <mo stretchy="false">−</mo>
                            <mn>332</mn>
                          </mrow>
                          <mrow>
                            <msubsup>
                              <mi>a</mi>
                              <mn>0</mn>
                              <mn>14</mn>
                            </msubsup>
                            <mo stretchy="false">+</mo>
                            <mn>83</mn>
                          </mrow>
                          <msubsup>
                            <mi>a</mi>
                            <mn>0</mn>
                            <mn>12</mn>
                          </msubsup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n>15</mn>
                          </mrow>
                          <mrow>
                            <msubsup>
                              <mi>a</mi>
                              <mn>0</mn>
                              <mn>18</mn>
                            </msubsup>
                            <mo stretchy="false">+</mo>
                            <mn>30</mn>
                          </mrow>
                          <mrow>
                            <msubsup>
                              <mi>a</mi>
                              <mn>0</mn>
                              <mn>16</mn>
                            </msubsup>
                            <mo stretchy="false">−</mo>
                            <mn>15</mn>
                          </mrow>
                          <msubsup>
                            <mi>a</mi>
                            <mn>0</mn>
                            <mn>14</mn>
                          </msubsup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subsup>
                      <mi>a</mi>
                      <mn>0</mn>
                      <mn>16</mn>
                    </msubsup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row>
                                <msubsup>
                                  <mi>a</mi>
                                  <mn>0</mn>
                                  <mn>31</mn>
                                </msubsup>
                                <mo stretchy="false">−</mo>
                                <mn>15</mn>
                              </mrow>
                              <mrow>
                                <msubsup>
                                  <mi>a</mi>
                                  <mn>0</mn>
                                  <mn>29</mn>
                                </msubsup>
                                <mo stretchy="false">+</mo>
                                <mn>105</mn>
                              </mrow>
                              <mrow>
                                <msubsup>
                                  <mi>a</mi>
                                  <mn>0</mn>
                                  <mn>27</mn>
                                </msubsup>
                                <mo stretchy="false">−</mo>
                                <mn>455</mn>
                              </mrow>
                              <mrow>
                                <msubsup>
                                  <mi>a</mi>
                                  <mn>0</mn>
                                  <mn>25</mn>
                                </msubsup>
                                <mo stretchy="false">+</mo>
                                <mn>1365</mn>
                              </mrow>
                              <msubsup>
                                <mi>a</mi>
                                <mn>0</mn>
                                <mn>23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n>3003</mn>
                              </mrow>
                              <mrow>
                                <msubsup>
                                  <mi>a</mi>
                                  <mn>0</mn>
                                  <mn>21</mn>
                                </msubsup>
                                <mo stretchy="false">+</mo>
                                <mn>5005</mn>
                              </mrow>
                              <mrow>
                                <msubsup>
                                  <mi>a</mi>
                                  <mn>0</mn>
                                  <mn>19</mn>
                                </msubsup>
                                <mo stretchy="false">−</mo>
                                <mn>6435</mn>
                              </mrow>
                              <mrow>
                                <msubsup>
                                  <mi>a</mi>
                                  <mn>0</mn>
                                  <mn>17</mn>
                                </msubsup>
                                <mo stretchy="false">+</mo>
                                <mn>6435</mn>
                              </mrow>
                              <mrow>
                                <msubsup>
                                  <mi>a</mi>
                                  <mn>0</mn>
                                  <mn>15</mn>
                                </msubsup>
                                <mo stretchy="false">−</mo>
                                <mn>5005</mn>
                              </mrow>
                              <msubsup>
                                <mi>a</mi>
                                <mn>0</mn>
                                <mn>13</mn>
                              </msubsup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+</mo>
                                <mn>3003</mn>
                              </mrow>
                              <mrow>
                                <msubsup>
                                  <mi>a</mi>
                                  <mn>0</mn>
                                  <mn>11</mn>
                                </msubsup>
                                <mo stretchy="false">−</mo>
                                <mn>1365</mn>
                              </mrow>
                              <mrow>
                                <msubsup>
                                  <mi>a</mi>
                                  <mn>0</mn>
                                  <mn>9</mn>
                                </msubsup>
                                <mo stretchy="false">+</mo>
                                <mn>455</mn>
                              </mrow>
                              <mrow>
                                <msubsup>
                                  <mi>a</mi>
                                  <mn>0</mn>
                                  <mn>7</mn>
                                </msubsup>
                                <mo stretchy="false">−</mo>
                                <mn>105</mn>
                              </mrow>
                              <mrow>
                                <msubsup>
                                  <mi>a</mi>
                                  <mn>0</mn>
                                  <mn>5</mn>
                                </msubsup>
                                <mo stretchy="false">+</mo>
                                <mn>15</mn>
                              </mrow>
                              <mrow>
                                <msubsup>
                                  <mi>a</mi>
                                  <mn>0</mn>
                                  <mn>3</mn>
                                </msubsup>
                                <mo stretchy="false">−</mo>
                                <msub>
                                  <mi>a</mi>
                                  <mn>0</mn>
                                </msub>
                              </mrow>
                            </mrow>
                          </mtd>
                        </mtr>
                      </mtable>
                    </mrow>
                    <mo fence="true" form="postfix" stretchy="true">)</mo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o stretchy="false">−</mo>
                                  <mn>11</mn>
                                </mrow>
                                <mrow>
                                  <msubsup>
                                    <mi>a</mi>
                                    <mn>0</mn>
                                    <mn>29</mn>
                                  </msubsup>
                                  <mo stretchy="false">+</mo>
                                  <mn>143</mn>
                                </mrow>
                                <mrow>
                                  <msubsup>
                                    <mi>a</mi>
                                    <mn>0</mn>
                                    <mn>27</mn>
                                  </msubsup>
                                  <mo stretchy="false">−</mo>
                                  <mn>858</mn>
                                </mrow>
                                <mrow>
                                  <msubsup>
                                    <mi>a</mi>
                                    <mn>0</mn>
                                    <mn>25</mn>
                                  </msubsup>
                                  <mo stretchy="false">+</mo>
                                  <mn>3146</mn>
                                </mrow>
                                <mrow>
                                  <msubsup>
                                    <mi>a</mi>
                                    <mn>0</mn>
                                    <mn>23</mn>
                                  </msubsup>
                                  <mo stretchy="false">−</mo>
                                  <mn>7865</mn>
                                </mrow>
                                <msubsup>
                                  <mi>a</mi>
                                  <mn>0</mn>
                                  <mn>21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14157</mn>
                                </mrow>
                                <mrow>
                                  <msubsup>
                                    <mi>a</mi>
                                    <mn>0</mn>
                                    <mn>19</mn>
                                  </msubsup>
                                  <mo stretchy="false">−</mo>
                                  <mn>18876</mn>
                                </mrow>
                                <mrow>
                                  <msubsup>
                                    <mi>a</mi>
                                    <mn>0</mn>
                                    <mn>17</mn>
                                  </msubsup>
                                  <mo stretchy="false">+</mo>
                                  <mn>18876</mn>
                                </mrow>
                                <mrow>
                                  <msubsup>
                                    <mi>a</mi>
                                    <mn>0</mn>
                                    <mn>15</mn>
                                  </msubsup>
                                  <mo stretchy="false">−</mo>
                                  <mn>14157</mn>
                                </mrow>
                                <msubsup>
                                  <mi>a</mi>
                                  <mn>0</mn>
                                  <mn>13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7865</mn>
                                </mrow>
                                <mrow>
                                  <msubsup>
                                    <mi>a</mi>
                                    <mn>0</mn>
                                    <mn>11</mn>
                                  </msubsup>
                                  <mo stretchy="false">−</mo>
                                  <mn>3146</mn>
                                </mrow>
                                <mrow>
                                  <msubsup>
                                    <mi>a</mi>
                                    <mn>0</mn>
                                    <mn>9</mn>
                                  </msubsup>
                                  <mo stretchy="false">+</mo>
                                  <mn>858</mn>
                                </mrow>
                                <mrow>
                                  <msubsup>
                                    <mi>a</mi>
                                    <mn>0</mn>
                                    <mn>7</mn>
                                  </msubsup>
                                  <mo stretchy="false">−</mo>
                                  <mn>143</mn>
                                </mrow>
                                <mrow>
                                  <msubsup>
                                    <mi>a</mi>
                                    <mn>0</mn>
                                    <mn>5</mn>
                                  </msubsup>
                                  <mo stretchy="false">+</mo>
                                  <mn>11</mn>
                                </mrow>
                                <msubsup>
                                  <mi>a</mi>
                                  <mn>0</mn>
                                  <mn>3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n>45</mn>
                                <mrow>
                                  <msubsup>
                                    <mi>a</mi>
                                    <mn>0</mn>
                                    <mn>27</mn>
                                  </msubsup>
                                  <mo stretchy="false">−</mo>
                                  <mn>495</mn>
                                </mrow>
                                <mrow>
                                  <msubsup>
                                    <mi>a</mi>
                                    <mn>0</mn>
                                    <mn>25</mn>
                                  </msubsup>
                                  <mo stretchy="false">+</mo>
                                  <mn>2475</mn>
                                </mrow>
                                <mrow>
                                  <msubsup>
                                    <mi>a</mi>
                                    <mn>0</mn>
                                    <mn>23</mn>
                                  </msubsup>
                                  <mo stretchy="false">−</mo>
                                  <mn>7425</mn>
                                </mrow>
                                <mrow>
                                  <msubsup>
                                    <mi>a</mi>
                                    <mn>0</mn>
                                    <mn>21</mn>
                                  </msubsup>
                                  <mo stretchy="false">+</mo>
                                  <mn>14850</mn>
                                </mrow>
                                <mrow>
                                  <msubsup>
                                    <mi>a</mi>
                                    <mn>0</mn>
                                    <mn>19</mn>
                                  </msubsup>
                                  <mo stretchy="false">−</mo>
                                  <mn>20790</mn>
                                </mrow>
                                <msubsup>
                                  <mi>a</mi>
                                  <mn>0</mn>
                                  <mn>17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20790</mn>
                                </mrow>
                                <mrow>
                                  <msubsup>
                                    <mi>a</mi>
                                    <mn>0</mn>
                                    <mn>15</mn>
                                  </msubsup>
                                  <mo stretchy="false">−</mo>
                                  <mn>14850</mn>
                                </mrow>
                                <mrow>
                                  <msubsup>
                                    <mi>a</mi>
                                    <mn>0</mn>
                                    <mn>13</mn>
                                  </msubsup>
                                  <mo stretchy="false">+</mo>
                                  <mn>7425</mn>
                                </mrow>
                                <mrow>
                                  <msubsup>
                                    <mi>a</mi>
                                    <mn>0</mn>
                                    <mn>11</mn>
                                  </msubsup>
                                  <mo stretchy="false">−</mo>
                                  <mn>2475</mn>
                                </mrow>
                                <mrow>
                                  <msubsup>
                                    <mi>a</mi>
                                    <mn>0</mn>
                                    <mn>9</mn>
                                  </msubsup>
                                  <mo stretchy="false">+</mo>
                                  <mn>495</mn>
                                </mrow>
                                <mrow>
                                  <msubsup>
                                    <mi>a</mi>
                                    <mn>0</mn>
                                    <mn>7</mn>
                                  </msubsup>
                                  <mo stretchy="false">−</mo>
                                  <mn>45</mn>
                                </mrow>
                                <msubsup>
                                  <mi>a</mi>
                                  <mn>0</mn>
                                  <mn>5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row>
                                  <mo stretchy="false">−</mo>
                                  <mn>88</mn>
                                </mrow>
                                <mrow>
                                  <msubsup>
                                    <mi>a</mi>
                                    <mn>0</mn>
                                    <mn>25</mn>
                                  </msubsup>
                                  <mo stretchy="false">+</mo>
                                  <mn>792</mn>
                                </mrow>
                                <mrow>
                                  <msubsup>
                                    <mi>a</mi>
                                    <mn>0</mn>
                                    <mn>23</mn>
                                  </msubsup>
                                  <mo stretchy="false">−</mo>
                                  <mn>3168</mn>
                                </mrow>
                                <mrow>
                                  <msubsup>
                                    <mi>a</mi>
                                    <mn>0</mn>
                                    <mn>21</mn>
                                  </msubsup>
                                  <mo stretchy="false">+</mo>
                                  <mn>7392</mn>
                                </mrow>
                                <mrow>
                                  <msubsup>
                                    <mi>a</mi>
                                    <mn>0</mn>
                                    <mn>19</mn>
                                  </msubsup>
                                  <mo stretchy="false">−</mo>
                                  <mn>11088</mn>
                                </mrow>
                                <msubsup>
                                  <mi>a</mi>
                                  <mn>0</mn>
                                  <mn>17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11088</mn>
                                </mrow>
                                <mrow>
                                  <msubsup>
                                    <mi>a</mi>
                                    <mn>0</mn>
                                    <mn>15</mn>
                                  </msubsup>
                                  <mo stretchy="false">−</mo>
                                  <mn>7392</mn>
                                </mrow>
                                <mrow>
                                  <msubsup>
                                    <mi>a</mi>
                                    <mn>0</mn>
                                    <mn>13</mn>
                                  </msubsup>
                                  <mo stretchy="false">+</mo>
                                  <mn>3168</mn>
                                </mrow>
                                <mrow>
                                  <msubsup>
                                    <mi>a</mi>
                                    <mn>0</mn>
                                    <mn>11</mn>
                                  </msubsup>
                                  <mo stretchy="false">−</mo>
                                  <mn>792</mn>
                                </mrow>
                                <mrow>
                                  <msubsup>
                                    <mi>a</mi>
                                    <mn>0</mn>
                                    <mn>9</mn>
                                  </msubsup>
                                  <mo stretchy="false">+</mo>
                                  <mn>88</mn>
                                </mrow>
                                <msubsup>
                                  <mi>a</mi>
                                  <mn>0</mn>
                                  <mn>7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table>
                          <mtr>
                            <mtd>
                              <mrow>
                                <mn>88</mn>
                                <mrow>
                                  <msubsup>
                                    <mi>a</mi>
                                    <mn>0</mn>
                                    <mn>23</mn>
                                  </msubsup>
                                  <mo stretchy="false">−</mo>
                                  <mn>616</mn>
                                </mrow>
                                <mrow>
                                  <msubsup>
                                    <mi>a</mi>
                                    <mn>0</mn>
                                    <mn>21</mn>
                                  </msubsup>
                                  <mo stretchy="false">+</mo>
                                  <mn>1848</mn>
                                </mrow>
                                <mrow>
                                  <msubsup>
                                    <mi>a</mi>
                                    <mn>0</mn>
                                    <mn>19</mn>
                                  </msubsup>
                                  <mo stretchy="false">−</mo>
                                  <mn>3080</mn>
                                </mrow>
                                <msubsup>
                                  <mi>a</mi>
                                  <mn>0</mn>
                                  <mn>17</mn>
                                </msubsup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+</mo>
                                  <mn>3080</mn>
                                </mrow>
                                <mrow>
                                  <msubsup>
                                    <mi>a</mi>
                                    <mn>0</mn>
                                    <mn>15</mn>
                                  </msubsup>
                                  <mo stretchy="false">−</mo>
                                  <mn>1848</mn>
                                </mrow>
                                <mrow>
                                  <msubsup>
                                    <mi>a</mi>
                                    <mn>0</mn>
                                    <mn>13</mn>
                                  </msubsup>
                                  <mo stretchy="false">+</mo>
                                  <mn>616</mn>
                                </mrow>
                                <mrow>
                                  <msubsup>
                                    <mi>a</mi>
                                    <mn>0</mn>
                                    <mn>11</mn>
                                  </msubsup>
                                  <mo stretchy="false">−</mo>
                                  <mn>88</mn>
                                </mrow>
                                <msubsup>
                                  <mi>a</mi>
                                  <mn>0</mn>
                                  <mn>9</mn>
                                </msubsup>
                              </mrow>
                            </mtd>
                          </mtr>
                        </mtable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n>45</mn>
                          </mrow>
                          <mrow>
                            <msubsup>
                              <mi>a</mi>
                              <mn>0</mn>
                              <mn>21</mn>
                            </msubsup>
                            <mo stretchy="false">+</mo>
                            <mn>225</mn>
                          </mrow>
                          <mrow>
                            <msubsup>
                              <mi>a</mi>
                              <mn>0</mn>
                              <mn>19</mn>
                            </msubsup>
                            <mo stretchy="false">−</mo>
                            <mn>450</mn>
                          </mrow>
                          <mrow>
                            <msubsup>
                              <mi>a</mi>
                              <mn>0</mn>
                              <mn>17</mn>
                            </msubsup>
                            <mo stretchy="false">+</mo>
                            <mn>450</mn>
                          </mrow>
                          <mrow>
                            <msubsup>
                              <mi>a</mi>
                              <mn>0</mn>
                              <mn>15</mn>
                            </msubsup>
                            <mo stretchy="false">−</mo>
                            <mn>225</mn>
                          </mrow>
                          <mrow>
                            <msubsup>
                              <mi>a</mi>
                              <mn>0</mn>
                              <mn>13</mn>
                            </msubsup>
                            <mo stretchy="false">+</mo>
                            <mn>45</mn>
                          </mrow>
                          <msubsup>
                            <mi>a</mi>
                            <mn>0</mn>
                            <mn>11</mn>
                          </msubsup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row>
                          <mn>11</mn>
                          <mrow>
                            <msubsup>
                              <mi>a</mi>
                              <mn>0</mn>
                              <mn>19</mn>
                            </msubsup>
                            <mo stretchy="false">−</mo>
                            <mn>33</mn>
                          </mrow>
                          <mrow>
                            <msubsup>
                              <mi>a</mi>
                              <mn>0</mn>
                              <mn>17</mn>
                            </msubsup>
                            <mo stretchy="false">+</mo>
                            <mn>33</mn>
                          </mrow>
                          <mrow>
                            <msubsup>
                              <mi>a</mi>
                              <mn>0</mn>
                              <mn>15</mn>
                            </msubsup>
                            <mo stretchy="false">−</mo>
                            <mn>11</mn>
                          </mrow>
                          <msubsup>
                            <mi>a</mi>
                            <mn>0</mn>
                            <mn>13</mn>
                          </msubsup>
                        </mrow>
                      </mrow>
                      <mo fence="true" form="postfix" stretchy="true">)</mo>
                    </mrow>
                  </mrow>
                </mtd>
              </mtr>
              <mtr>
                <mtd>
                  <mrow>
                    <mo stretchy="false">+</mo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subsup>
                              <mi>a</mi>
                              <mn>0</mn>
                              <mn>17</mn>
                            </msubsup>
                          </mrow>
                          <mo stretchy="false">+</mo>
                          <msubsup>
                            <mi>a</mi>
                            <mn>0</mn>
                            <mn>15</mn>
                          </msubsup>
                        </mrow>
                      </mrow>
                      <mo fence="true" form="postfix" stretchy="true">)</mo>
                    </mrow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left(
      stack{
        a_0^32 - 16 a_0^30 + 120 a_0^28 - 560 a_0^26
        # + 1820 a_0^24 - 4368 a_0^22 + 8008 a_0^20 - 11440 a_0^18
        # + 12870 a_0^16 - 11440 a_0^14 + 8008 a_0^12 - 4368 a_0^10
        # + 1820 a_0^8 - 560 a_0^6 + 120 a_0^4 - 16 a_0^2 + 1
      }
    right)
#   + left(
        stack{
          - 15 a_0^30 + 210 a_0^28 - 1365 a_0^26 + 5460 a_0^24 - 15015 a_0^22
          # + 30030 a_0^20 - 45045 a_0^18 + 51480 a_0^16 - 45045 a_0^14
          # + 30030 a_0^12 - 15015 a_0^10 + 5460 a_0^8 - 1365 a_0^6 + 210 a_0^4 - 15  a_0^2
        }
      right)
#   + left(
        stack{
          83 a_0^28 - 996 a_0^26 + 5478 a_0^24 - 18260 a_0^22
          # + 41085 a_0^20 - 65736 a_0^18 + 76692 a_0^16 - 65736 a_0^14
          # + 41085 a_0^12 - 18260 a_0^10 + 5478 a_0^8 - 996 a_0^6 + 83 a_0^4
        }
      right)
#   + left(
        stack{
          -220 a_0^26 + 2200 a_0^24 - 9900 a_0^22 + 26400 a_0^20 - 46200 a_0^18
          # + 55440 a_0^16 - 46200 a_0^14 + 26400 a_0^12 - 9900 a_0^10 + 2200 a_0^8 - 220 a_0^6
        }
      right)
#   + left(
        stack{
          303 a_0^24 - 2424 a_0^22 + 8484 a_0^20 - 16968 a_0^18
          # + 21210 a_0^16 - 16968 a_0^14 + 8484 a_0^12 - 2424 a_0^10 + 303 a_0^8
        }
      right)
#   + left( -220 a_0^22 + 1320 a_0^20 - 3300 a_0^18 + 4400 a_0^16 - 3300 a_0^14 + 1320 a_0^12 - 220 a_0^10 right)
#   + left( 83 a_0^20 - 332 a_0^18 + 498 a_0^16 - 332 a_0^14 + 83 a_0^12 right)
#   + left(- 15 a_0^18 + 30 a_0^16 - 15 a_0^14 right)
#   + a_0^16
  }
right)

- a_0
left(
  stack{
    left(
      stack{
        a_0^31 - 15 a_0^29 + 105 a_0^27 - 455 a_0^25 + 1365 a_0^23
        # - 3003 a_0^21 + 5005 a_0^19 - 6435 a_0^17 + 6435 a_0^15 - 5005 a_0^13
        # + 3003 a_0^11 - 1365 a_0^9 + 455 a_0^7 - 105 a_0^5 + 15 a_0^3 - a_0
      }
    right)
#   + left(
        stack{
          -11 a_0^29 + 143 a_0^27 - 858 a_0^25 + 3146 a_0^23 - 7865 a_0^21
          # + 14157 a_0^19 - 18876 a_0^17 + 18876 a_0^15 - 14157 a_0^13
          # + 7865 a_0^11 - 3146 a_0^9 + 858 a_0^7 - 143 a_0^5 + 11 a_0^3
        }
      right)
#   + left(
        stack{
          45 a_0^27 - 495 a_0^25 + 2475 a_0^23 - 7425 a_0^21 + 14850 a_0^19 - 20790 a_0^17
          # + 20790 a_0^15 - 14850 a_0^13 + 7425 a_0^11 - 2475 a_0^9 + 495 a_0^7 - 45 a_0^5
        }
      right)
#   + left(
        stack{
          -88 a_0^25 + 792 a_0^23 - 3168 a_0^21 + 7392 a_0^19 - 11088 a_0^17
          # + 11088 a_0^15 - 7392 a_0^13 + 3168 a_0^11 - 792 a_0^9 + 88 a_0^7
        }
      right)
#   + left(
      stack{
        88 a_0^23 - 616 a_0^21 + 1848 a_0^19 - 3080 a_0^17
        # + 3080 a_0^15 - 1848 a_0^13 + 616 a_0^11 - 88 a_0^9
      }
      right)
#   + left( -45 a_0^21 + 225 a_0^19 - 450 a_0^17 + 450 a_0^15 - 225 a_0^13 + 45 a_0^11 right)
#   + left( 11 a_0^19 - 33 a_0^17 + 33 a_0^15 - 11 a_0^13 right)
#   + left( -a_0^17 + a_0^15 right)
  }
right)
 = 0</annotation>
  </semantics>
</math>
</file>

<file path=Object 29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sup>
                    <mi>a</mi>
                    <mn>0</mn>
                    <mn>32</mn>
                  </msubsup>
                </mtd>
              </mtr>
              <mtr>
                <mtd>
                  <mrow>
                    <mrow>
                      <mo stretchy="false">−</mo>
                      <mn>16</mn>
                    </mrow>
                    <mrow>
                      <msubsup>
                        <mi>a</mi>
                        <mn>0</mn>
                        <mn>30</mn>
                      </msubsup>
                      <mo stretchy="false">−</mo>
                      <mn>15</mn>
                    </mrow>
                    <msubsup>
                      <mi>a</mi>
                      <mn>0</mn>
                      <mn>30</mn>
                    </msubsup>
                  </mrow>
                </mtd>
              </mtr>
              <mtr>
                <mtd>
                  <mrow>
                    <mrow>
                      <mo stretchy="false">+</mo>
                      <mn>120</mn>
                    </mrow>
                    <mrow>
                      <msubsup>
                        <mi>a</mi>
                        <mn>0</mn>
                        <mn>28</mn>
                      </msubsup>
                      <mo stretchy="false">+</mo>
                      <mn>210</mn>
                    </mrow>
                    <mrow>
                      <msubsup>
                        <mi>a</mi>
                        <mn>0</mn>
                        <mn>28</mn>
                      </msubsup>
                      <mo stretchy="false">+</mo>
                      <mn>83</mn>
                    </mrow>
                    <msubsup>
                      <mi>a</mi>
                      <mn>0</mn>
                      <mn>28</mn>
                    </msubsup>
                  </mrow>
                </mtd>
              </mtr>
              <mtr>
                <mtd>
                  <mrow>
                    <mrow>
                      <mo stretchy="false">−</mo>
                      <mn>560</mn>
                    </mrow>
                    <mrow>
                      <msubsup>
                        <mi>a</mi>
                        <mn>0</mn>
                        <mn>26</mn>
                      </msubsup>
                      <mo stretchy="false">−</mo>
                      <mn>1365</mn>
                    </mrow>
                    <mrow>
                      <msubsup>
                        <mi>a</mi>
                        <mn>0</mn>
                        <mn>26</mn>
                      </msubsup>
                      <mo stretchy="false">−</mo>
                      <mn>996</mn>
                    </mrow>
                    <mrow>
                      <msubsup>
                        <mi>a</mi>
                        <mn>0</mn>
                        <mn>26</mn>
                      </msubsup>
                      <mo stretchy="false">−</mo>
                      <mn>220</mn>
                    </mrow>
                    <msubsup>
                      <mi>a</mi>
                      <mn>0</mn>
                      <mn>26</mn>
                    </msubsup>
                  </mrow>
                </mtd>
              </mtr>
              <mtr>
                <mtd>
                  <mrow>
                    <mrow>
                      <mo stretchy="false">+</mo>
                      <mn>1820</mn>
                    </mrow>
                    <mrow>
                      <msubsup>
                        <mi>a</mi>
                        <mn>0</mn>
                        <mn>24</mn>
                      </msubsup>
                      <mo stretchy="false">+</mo>
                      <mn>5460</mn>
                    </mrow>
                    <mrow>
                      <msubsup>
                        <mi>a</mi>
                        <mn>0</mn>
                        <mn>24</mn>
                      </msubsup>
                      <mo stretchy="false">+</mo>
                      <mn>5478</mn>
                    </mrow>
                    <mrow>
                      <msubsup>
                        <mi>a</mi>
                        <mn>0</mn>
                        <mn>24</mn>
                      </msubsup>
                      <mo stretchy="false">+</mo>
                      <mn>2200</mn>
                    </mrow>
                    <mrow>
                      <msubsup>
                        <mi>a</mi>
                        <mn>0</mn>
                        <mn>24</mn>
                      </msubsup>
                      <mo stretchy="false">+</mo>
                      <mn>303</mn>
                    </mrow>
                    <msubsup>
                      <mi>a</mi>
                      <mn>0</mn>
                      <mn>24</mn>
                    </msubsup>
                  </mrow>
                </mtd>
              </mtr>
              <mtr>
                <mtd>
                  <mrow>
                    <mrow>
                      <mo stretchy="false">−</mo>
                      <mn>4368</mn>
                    </mrow>
                    <mrow>
                      <msubsup>
                        <mi>a</mi>
                        <mn>0</mn>
                        <mn>22</mn>
                      </msubsup>
                      <mo stretchy="false">−</mo>
                      <mn>15015</mn>
                    </mrow>
                    <mrow>
                      <msubsup>
                        <mi>a</mi>
                        <mn>0</mn>
                        <mn>22</mn>
                      </msubsup>
                      <mo stretchy="false">−</mo>
                      <mn>18260</mn>
                    </mrow>
                    <mrow>
                      <msubsup>
                        <mi>a</mi>
                        <mn>0</mn>
                        <mn>22</mn>
                      </msubsup>
                      <mo stretchy="false">−</mo>
                      <mn>9900</mn>
                    </mrow>
                    <mrow>
                      <msubsup>
                        <mi>a</mi>
                        <mn>0</mn>
                        <mn>22</mn>
                      </msubsup>
                      <mo stretchy="false">−</mo>
                      <mn>2424</mn>
                    </mrow>
                    <mrow>
                      <msubsup>
                        <mi>a</mi>
                        <mn>0</mn>
                        <mn>22</mn>
                      </msubsup>
                      <mo stretchy="false">−</mo>
                      <mn>220</mn>
                    </mrow>
                    <msubsup>
                      <mi>a</mi>
                      <mn>0</mn>
                      <mn>22</mn>
                    </msubsup>
                  </mrow>
                </mtd>
              </mtr>
              <mtr>
                <mtd>
                  <mrow>
                    <mrow>
                      <mo stretchy="false">+</mo>
                      <mn>8008</mn>
                    </mrow>
                    <mrow>
                      <msubsup>
                        <mi>a</mi>
                        <mn>0</mn>
                        <mn>20</mn>
                      </msubsup>
                      <mo stretchy="false">+</mo>
                      <mn>30030</mn>
                    </mrow>
                    <mrow>
                      <msubsup>
                        <mi>a</mi>
                        <mn>0</mn>
                        <mn>20</mn>
                      </msubsup>
                      <mo stretchy="false">+</mo>
                      <mn>41085</mn>
                    </mrow>
                    <mrow>
                      <msubsup>
                        <mi>a</mi>
                        <mn>0</mn>
                        <mn>20</mn>
                      </msubsup>
                      <mo stretchy="false">+</mo>
                      <mn>26400</mn>
                    </mrow>
                    <mrow>
                      <msubsup>
                        <mi>a</mi>
                        <mn>0</mn>
                        <mn>20</mn>
                      </msubsup>
                      <mo stretchy="false">+</mo>
                      <mn>8484</mn>
                    </mrow>
                    <mrow>
                      <msubsup>
                        <mi>a</mi>
                        <mn>0</mn>
                        <mn>20</mn>
                      </msubsup>
                      <mo stretchy="false">+</mo>
                      <mn>1320</mn>
                    </mrow>
                    <mrow>
                      <msubsup>
                        <mi>a</mi>
                        <mn>0</mn>
                        <mn>20</mn>
                      </msubsup>
                      <mo stretchy="false">+</mo>
                      <mn>83</mn>
                    </mrow>
                    <msubsup>
                      <mi>a</mi>
                      <mn>0</mn>
                      <mn>20</mn>
                    </msubsup>
                  </mrow>
                </mtd>
              </mtr>
              <mtr>
                <mtd>
                  <mrow>
                    <mrow>
                      <mo stretchy="false">−</mo>
                      <mn>11440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45045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65736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46200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16968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3300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332</mn>
                    </mrow>
                    <mrow>
                      <msubsup>
                        <mi>a</mi>
                        <mn>0</mn>
                        <mn>18</mn>
                      </msubsup>
                      <mo stretchy="false">−</mo>
                      <mn>15</mn>
                    </mrow>
                    <msubsup>
                      <mi>a</mi>
                      <mn>0</mn>
                      <mn>18</mn>
                    </msubsup>
                  </mrow>
                </mtd>
              </mtr>
              <mtr>
                <mtd>
                  <mrow>
                    <mrow>
                      <mo stretchy="false">+</mo>
                      <mn>12870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51480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76692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55440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21210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4400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498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n>30</mn>
                    </mrow>
                    <mrow>
                      <msubsup>
                        <mi>a</mi>
                        <mn>0</mn>
                        <mn>16</mn>
                      </msubsup>
                      <mo stretchy="false">+</mo>
                      <msubsup>
                        <mi>a</mi>
                        <mn>0</mn>
                        <mn>16</mn>
                      </msubsup>
                    </mrow>
                  </mrow>
                </mtd>
              </mtr>
              <mtr>
                <mtd>
                  <mrow>
                    <mrow>
                      <mo stretchy="false">−</mo>
                      <mn>11440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45045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65736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46200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16968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3300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332</mn>
                    </mrow>
                    <mrow>
                      <msubsup>
                        <mi>a</mi>
                        <mn>0</mn>
                        <mn>14</mn>
                      </msubsup>
                      <mo stretchy="false">−</mo>
                      <mn>15</mn>
                    </mrow>
                    <msubsup>
                      <mi>a</mi>
                      <mn>0</mn>
                      <mn>14</mn>
                    </msubsup>
                  </mrow>
                </mtd>
              </mtr>
              <mtr>
                <mtd>
                  <mrow>
                    <mrow>
                      <mo stretchy="false">+</mo>
                      <mn>8008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30030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41085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26400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8484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1320</mn>
                    </mrow>
                    <mrow>
                      <msubsup>
                        <mi>a</mi>
                        <mn>0</mn>
                        <mn>12</mn>
                      </msubsup>
                      <mo stretchy="false">+</mo>
                      <mn>83</mn>
                    </mrow>
                    <msubsup>
                      <mi>a</mi>
                      <mn>0</mn>
                      <mn>12</mn>
                    </msubsup>
                  </mrow>
                </mtd>
              </mtr>
              <mtr>
                <mtd>
                  <mrow>
                    <mrow>
                      <mo stretchy="false">−</mo>
                      <mn>4368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15015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18260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9900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2424</mn>
                    </mrow>
                    <mrow>
                      <msubsup>
                        <mi>a</mi>
                        <mn>0</mn>
                        <mn>10</mn>
                      </msubsup>
                      <mo stretchy="false">−</mo>
                      <mn>220</mn>
                    </mrow>
                    <msubsup>
                      <mi>a</mi>
                      <mn>0</mn>
                      <mn>10</mn>
                    </msubsup>
                  </mrow>
                </mtd>
              </mtr>
              <mtr>
                <mtd>
                  <mrow>
                    <mrow>
                      <mo stretchy="false">+</mo>
                      <mn>1820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5460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5478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2200</mn>
                    </mrow>
                    <mrow>
                      <msubsup>
                        <mi>a</mi>
                        <mn>0</mn>
                        <mn>8</mn>
                      </msubsup>
                      <mo stretchy="false">+</mo>
                      <mn>303</mn>
                    </mrow>
                    <msubsup>
                      <mi>a</mi>
                      <mn>0</mn>
                      <mn>8</mn>
                    </msubsup>
                  </mrow>
                </mtd>
              </mtr>
              <mtr>
                <mtd>
                  <mrow>
                    <mrow>
                      <mo stretchy="false">−</mo>
                      <mn>560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1365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996</mn>
                    </mrow>
                    <mrow>
                      <msubsup>
                        <mi>a</mi>
                        <mn>0</mn>
                        <mn>6</mn>
                      </msubsup>
                      <mo stretchy="false">−</mo>
                      <mn>220</mn>
                    </mrow>
                    <msubsup>
                      <mi>a</mi>
                      <mn>0</mn>
                      <mn>6</mn>
                    </msubsup>
                  </mrow>
                </mtd>
              </mtr>
              <mtr>
                <mtd>
                  <mrow>
                    <mrow>
                      <mo stretchy="false">+</mo>
                      <mn>120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210</mn>
                    </mrow>
                    <mrow>
                      <msubsup>
                        <mi>a</mi>
                        <mn>0</mn>
                        <mn>4</mn>
                      </msubsup>
                      <mo stretchy="false">+</mo>
                      <mn>83</mn>
                    </mrow>
                    <msubsup>
                      <mi>a</mi>
                      <mn>0</mn>
                      <mn>4</mn>
                    </msubsup>
                  </mrow>
                </mtd>
              </mtr>
              <mtr>
                <mtd>
                  <mrow>
                    <mrow>
                      <mo stretchy="false">−</mo>
                      <mn>16</mn>
                    </mrow>
                    <mrow>
                      <msubsup>
                        <mi>a</mi>
                        <mn>0</mn>
                        <mn>2</mn>
                      </msubsup>
                      <mo stretchy="false">−</mo>
                      <mn>15</mn>
                    </mrow>
                    <msubsup>
                      <mi>a</mi>
                      <mn>0</mn>
                      <mn>2</mn>
                    </msubsup>
                  </mrow>
                </mtd>
              </mtr>
              <mtr>
                <mtd>
                  <mrow>
                    <mo stretchy="false">+</mo>
                    <mn>1</mn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subsup>
                    <mi>a</mi>
                    <mn>0</mn>
                    <mn>31</mn>
                  </msubsup>
                </mtd>
              </mtr>
              <mtr>
                <mtd>
                  <mrow>
                    <mrow>
                      <mo stretchy="false">−</mo>
                      <mn>15</mn>
                    </mrow>
                    <mrow>
                      <msubsup>
                        <mi>a</mi>
                        <mn>0</mn>
                        <mn>29</mn>
                      </msubsup>
                      <mo stretchy="false">−</mo>
                      <mn>11</mn>
                    </mrow>
                    <msubsup>
                      <mi>a</mi>
                      <mn>0</mn>
                      <mn>29</mn>
                    </msubsup>
                  </mrow>
                </mtd>
              </mtr>
              <mtr>
                <mtd>
                  <mrow>
                    <mrow>
                      <mo stretchy="false">+</mo>
                      <mn>105</mn>
                    </mrow>
                    <mrow>
                      <msubsup>
                        <mi>a</mi>
                        <mn>0</mn>
                        <mn>27</mn>
                      </msubsup>
                      <mo stretchy="false">+</mo>
                      <mn>143</mn>
                    </mrow>
                    <mrow>
                      <msubsup>
                        <mi>a</mi>
                        <mn>0</mn>
                        <mn>27</mn>
                      </msubsup>
                      <mo stretchy="false">+</mo>
                      <mn>45</mn>
                    </mrow>
                    <msubsup>
                      <mi>a</mi>
                      <mn>0</mn>
                      <mn>27</mn>
                    </msubsup>
                  </mrow>
                </mtd>
              </mtr>
              <mtr>
                <mtd>
                  <mrow>
                    <mrow>
                      <mo stretchy="false">−</mo>
                      <mn>455</mn>
                    </mrow>
                    <mrow>
                      <msubsup>
                        <mi>a</mi>
                        <mn>0</mn>
                        <mn>25</mn>
                      </msubsup>
                      <mo stretchy="false">−</mo>
                      <mn>858</mn>
                    </mrow>
                    <mrow>
                      <msubsup>
                        <mi>a</mi>
                        <mn>0</mn>
                        <mn>25</mn>
                      </msubsup>
                      <mo stretchy="false">−</mo>
                      <mn>495</mn>
                    </mrow>
                    <mrow>
                      <msubsup>
                        <mi>a</mi>
                        <mn>0</mn>
                        <mn>25</mn>
                      </msubsup>
                      <mo stretchy="false">−</mo>
                      <mn>88</mn>
                    </mrow>
                    <msubsup>
                      <mi>a</mi>
                      <mn>0</mn>
                      <mn>25</mn>
                    </msubsup>
                  </mrow>
                </mtd>
              </mtr>
              <mtr>
                <mtd>
                  <mrow>
                    <mrow>
                      <mo stretchy="false">+</mo>
                      <mn>1365</mn>
                    </mrow>
                    <mrow>
                      <msubsup>
                        <mi>a</mi>
                        <mn>0</mn>
                        <mn>23</mn>
                      </msubsup>
                      <mo stretchy="false">+</mo>
                      <mn>3146</mn>
                    </mrow>
                    <mrow>
                      <msubsup>
                        <mi>a</mi>
                        <mn>0</mn>
                        <mn>23</mn>
                      </msubsup>
                      <mo stretchy="false">+</mo>
                      <mn>2475</mn>
                    </mrow>
                    <mrow>
                      <msubsup>
                        <mi>a</mi>
                        <mn>0</mn>
                        <mn>23</mn>
                      </msubsup>
                      <mo stretchy="false">+</mo>
                      <mn>792</mn>
                    </mrow>
                    <mrow>
                      <msubsup>
                        <mi>a</mi>
                        <mn>0</mn>
                        <mn>23</mn>
                      </msubsup>
                      <mo stretchy="false">+</mo>
                      <mn>88</mn>
                    </mrow>
                    <msubsup>
                      <mi>a</mi>
                      <mn>0</mn>
                      <mn>23</mn>
                    </msubsup>
                  </mrow>
                </mtd>
              </mtr>
              <mtr>
                <mtd>
                  <mrow>
                    <mrow>
                      <mo stretchy="false">−</mo>
                      <mn>3003</mn>
                    </mrow>
                    <mrow>
                      <msubsup>
                        <mi>a</mi>
                        <mn>0</mn>
                        <mn>21</mn>
                      </msubsup>
                      <mo stretchy="false">−</mo>
                      <mn>7865</mn>
                    </mrow>
                    <mrow>
                      <msubsup>
                        <mi>a</mi>
                        <mn>0</mn>
                        <mn>21</mn>
                      </msubsup>
                      <mo stretchy="false">−</mo>
                      <mn>7425</mn>
                    </mrow>
                    <mrow>
                      <msubsup>
                        <mi>a</mi>
                        <mn>0</mn>
                        <mn>21</mn>
                      </msubsup>
                      <mo stretchy="false">−</mo>
                      <mn>3168</mn>
                    </mrow>
                    <mrow>
                      <msubsup>
                        <mi>a</mi>
                        <mn>0</mn>
                        <mn>21</mn>
                      </msubsup>
                      <mo stretchy="false">−</mo>
                      <mn>616</mn>
                    </mrow>
                    <mrow>
                      <msubsup>
                        <mi>a</mi>
                        <mn>0</mn>
                        <mn>21</mn>
                      </msubsup>
                      <mo stretchy="false">−</mo>
                      <mn>45</mn>
                    </mrow>
                    <msubsup>
                      <mi>a</mi>
                      <mn>0</mn>
                      <mn>21</mn>
                    </msubsup>
                  </mrow>
                </mtd>
              </mtr>
              <mtr>
                <mtd>
                  <mrow>
                    <mrow>
                      <mo stretchy="false">+</mo>
                      <mn>5005</mn>
                    </mrow>
                    <mrow>
                      <msubsup>
                        <mi>a</mi>
                        <mn>0</mn>
                        <mn>19</mn>
                      </msubsup>
                      <mo stretchy="false">+</mo>
                      <mn>14157</mn>
                    </mrow>
                    <mrow>
                      <msubsup>
                        <mi>a</mi>
                        <mn>0</mn>
                        <mn>19</mn>
                      </msubsup>
                      <mo stretchy="false">+</mo>
                      <mn>14850</mn>
                    </mrow>
                    <mrow>
                      <msubsup>
                        <mi>a</mi>
                        <mn>0</mn>
                        <mn>19</mn>
                      </msubsup>
                      <mo stretchy="false">+</mo>
                      <mn>7392</mn>
                    </mrow>
                    <mrow>
                      <msubsup>
                        <mi>a</mi>
                        <mn>0</mn>
                        <mn>19</mn>
                      </msubsup>
                      <mo stretchy="false">+</mo>
                      <mn>1848</mn>
                    </mrow>
                    <mrow>
                      <msubsup>
                        <mi>a</mi>
                        <mn>0</mn>
                        <mn>19</mn>
                      </msubsup>
                      <mo stretchy="false">+</mo>
                      <mn>225</mn>
                    </mrow>
                    <mrow>
                      <msubsup>
                        <mi>a</mi>
                        <mn>0</mn>
                        <mn>19</mn>
                      </msubsup>
                      <mo stretchy="false">+</mo>
                      <mn>11</mn>
                    </mrow>
                    <msubsup>
                      <mi>a</mi>
                      <mn>0</mn>
                      <mn>19</mn>
                    </msubsup>
                  </mrow>
                </mtd>
              </mtr>
              <mtr>
                <mtd>
                  <mrow>
                    <mrow>
                      <mo stretchy="false">−</mo>
                      <mn>6435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n>18876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n>20790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n>11088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n>3080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n>450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n>33</mn>
                    </mrow>
                    <mrow>
                      <msubsup>
                        <mi>a</mi>
                        <mn>0</mn>
                        <mn>17</mn>
                      </msubsup>
                      <mo stretchy="false">−</mo>
                      <msubsup>
                        <mi>a</mi>
                        <mn>0</mn>
                        <mn>17</mn>
                      </msubsup>
                    </mrow>
                  </mrow>
                </mtd>
              </mtr>
              <mtr>
                <mtd>
                  <mrow>
                    <mrow>
                      <mo stretchy="false">+</mo>
                      <mn>6435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n>18876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n>20790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n>11088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n>3080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n>450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n>33</mn>
                    </mrow>
                    <mrow>
                      <msubsup>
                        <mi>a</mi>
                        <mn>0</mn>
                        <mn>15</mn>
                      </msubsup>
                      <mo stretchy="false">+</mo>
                      <msubsup>
                        <mi>a</mi>
                        <mn>0</mn>
                        <mn>15</mn>
                      </msubsup>
                    </mrow>
                  </mrow>
                </mtd>
              </mtr>
              <mtr>
                <mtd>
                  <mrow>
                    <mrow>
                      <mo stretchy="false">−</mo>
                      <mn>5005</mn>
                    </mrow>
                    <mrow>
                      <msubsup>
                        <mi>a</mi>
                        <mn>0</mn>
                        <mn>13</mn>
                      </msubsup>
                      <mo stretchy="false">−</mo>
                      <mn>14157</mn>
                    </mrow>
                    <mrow>
                      <msubsup>
                        <mi>a</mi>
                        <mn>0</mn>
                        <mn>13</mn>
                      </msubsup>
                      <mo stretchy="false">−</mo>
                      <mn>14850</mn>
                    </mrow>
                    <mrow>
                      <msubsup>
                        <mi>a</mi>
                        <mn>0</mn>
                        <mn>13</mn>
                      </msubsup>
                      <mo stretchy="false">−</mo>
                      <mn>7392</mn>
                    </mrow>
                    <mrow>
                      <msubsup>
                        <mi>a</mi>
                        <mn>0</mn>
                        <mn>13</mn>
                      </msubsup>
                      <mo stretchy="false">−</mo>
                      <mn>1848</mn>
                    </mrow>
                    <mrow>
                      <msubsup>
                        <mi>a</mi>
                        <mn>0</mn>
                        <mn>13</mn>
                      </msubsup>
                      <mo stretchy="false">−</mo>
                      <mn>225</mn>
                    </mrow>
                    <mrow>
                      <msubsup>
                        <mi>a</mi>
                        <mn>0</mn>
                        <mn>13</mn>
                      </msubsup>
                      <mo stretchy="false">−</mo>
                      <mn>11</mn>
                    </mrow>
                    <msubsup>
                      <mi>a</mi>
                      <mn>0</mn>
                      <mn>13</mn>
                    </msubsup>
                  </mrow>
                </mtd>
              </mtr>
              <mtr>
                <mtd>
                  <mrow>
                    <mrow>
                      <mo stretchy="false">+</mo>
                      <mn>3003</mn>
                    </mrow>
                    <mrow>
                      <msubsup>
                        <mi>a</mi>
                        <mn>0</mn>
                        <mn>11</mn>
                      </msubsup>
                      <mo stretchy="false">+</mo>
                      <mn>7865</mn>
                    </mrow>
                    <mrow>
                      <msubsup>
                        <mi>a</mi>
                        <mn>0</mn>
                        <mn>11</mn>
                      </msubsup>
                      <mo stretchy="false">+</mo>
                      <mn>7425</mn>
                    </mrow>
                    <mrow>
                      <msubsup>
                        <mi>a</mi>
                        <mn>0</mn>
                        <mn>11</mn>
                      </msubsup>
                      <mo stretchy="false">+</mo>
                      <mn>3168</mn>
                    </mrow>
                    <mrow>
                      <msubsup>
                        <mi>a</mi>
                        <mn>0</mn>
                        <mn>11</mn>
                      </msubsup>
                      <mo stretchy="false">+</mo>
                      <mn>616</mn>
                    </mrow>
                    <mrow>
                      <msubsup>
                        <mi>a</mi>
                        <mn>0</mn>
                        <mn>11</mn>
                      </msubsup>
                      <mo stretchy="false">+</mo>
                      <mn>45</mn>
                    </mrow>
                    <msubsup>
                      <mi>a</mi>
                      <mn>0</mn>
                      <mn>11</mn>
                    </msubsup>
                  </mrow>
                </mtd>
              </mtr>
              <mtr>
                <mtd>
                  <mrow>
                    <mrow>
                      <mo stretchy="false">−</mo>
                      <mn>1365</mn>
                    </mrow>
                    <mrow>
                      <msubsup>
                        <mi>a</mi>
                        <mn>0</mn>
                        <mn>9</mn>
                      </msubsup>
                      <mo stretchy="false">−</mo>
                      <mn>3146</mn>
                    </mrow>
                    <mrow>
                      <msubsup>
                        <mi>a</mi>
                        <mn>0</mn>
                        <mn>9</mn>
                      </msubsup>
                      <mo stretchy="false">−</mo>
                      <mn>2475</mn>
                    </mrow>
                    <mrow>
                      <msubsup>
                        <mi>a</mi>
                        <mn>0</mn>
                        <mn>9</mn>
                      </msubsup>
                      <mo stretchy="false">−</mo>
                      <mn>792</mn>
                    </mrow>
                    <mrow>
                      <msubsup>
                        <mi>a</mi>
                        <mn>0</mn>
                        <mn>9</mn>
                      </msubsup>
                      <mo stretchy="false">−</mo>
                      <mn>88</mn>
                    </mrow>
                    <msubsup>
                      <mi>a</mi>
                      <mn>0</mn>
                      <mn>9</mn>
                    </msubsup>
                  </mrow>
                </mtd>
              </mtr>
              <mtr>
                <mtd>
                  <mrow>
                    <mrow>
                      <mo stretchy="false">+</mo>
                      <mn>455</mn>
                    </mrow>
                    <mrow>
                      <msubsup>
                        <mi>a</mi>
                        <mn>0</mn>
                        <mn>7</mn>
                      </msubsup>
                      <mo stretchy="false">+</mo>
                      <mn>858</mn>
                    </mrow>
                    <mrow>
                      <msubsup>
                        <mi>a</mi>
                        <mn>0</mn>
                        <mn>7</mn>
                      </msubsup>
                      <mo stretchy="false">+</mo>
                      <mn>495</mn>
                    </mrow>
                    <mrow>
                      <msubsup>
                        <mi>a</mi>
                        <mn>0</mn>
                        <mn>7</mn>
                      </msubsup>
                      <mo stretchy="false">+</mo>
                      <mn>88</mn>
                    </mrow>
                    <msubsup>
                      <mi>a</mi>
                      <mn>0</mn>
                      <mn>7</mn>
                    </msubsup>
                  </mrow>
                </mtd>
              </mtr>
              <mtr>
                <mtd>
                  <mrow>
                    <mrow>
                      <mo stretchy="false">−</mo>
                      <mn>105</mn>
                    </mrow>
                    <mrow>
                      <msubsup>
                        <mi>a</mi>
                        <mn>0</mn>
                        <mn>5</mn>
                      </msubsup>
                      <mo stretchy="false">−</mo>
                      <mn>143</mn>
                    </mrow>
                    <mrow>
                      <msubsup>
                        <mi>a</mi>
                        <mn>0</mn>
                        <mn>5</mn>
                      </msubsup>
                      <mo stretchy="false">−</mo>
                      <mn>45</mn>
                    </mrow>
                    <msubsup>
                      <mi>a</mi>
                      <mn>0</mn>
                      <mn>5</mn>
                    </msubsup>
                  </mrow>
                </mtd>
              </mtr>
              <mtr>
                <mtd>
                  <mrow>
                    <mrow>
                      <mo stretchy="false">+</mo>
                      <mn>15</mn>
                    </mrow>
                    <mrow>
                      <msubsup>
                        <mi>a</mi>
                        <mn>0</mn>
                        <mn>3</mn>
                      </msubsup>
                      <mo stretchy="false">+</mo>
                      <mn>11</mn>
                    </mrow>
                    <msubsup>
                      <mi>a</mi>
                      <mn>0</mn>
                      <mn>3</mn>
                    </msubsup>
                  </mrow>
                </mtd>
              </mtr>
              <mtr>
                <mtd>
                  <mrow>
                    <mo stretchy="false">−</mo>
                    <msub>
                      <mi>a</mi>
                      <mn>0</mn>
                    </msub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a_0^32
#   - 16 a_0^30 - 15 a_0^30
#   + 120 a_0^28 + 210 a_0^28 + 83 a_0^28
#   - 560 a_0^26 - 1365 a_0^26 - 996 a_0^26 - 220 a_0^26
#   + 1820 a_0^24 + 5460 a_0^24 + 5478 a_0^24 + 2200 a_0^24 + 303 a_0^24
#   - 4368 a_0^22 - 15015 a_0^22 - 18260 a_0^22 - 9900 a_0^22 - 2424 a_0^22 - 220 a_0^22
#   + 8008 a_0^20 + 30030 a_0^20 + 41085 a_0^20 + 26400 a_0^20 + 8484 a_0^20 + 1320 a_0^20 + 83 a_0^20
#   - 11440 a_0^18 - 45045 a_0^18 - 65736 a_0^18 - 46200 a_0^18 - 16968 a_0^18 - 3300 a_0^18 - 332 a_0^18 - 15 a_0^18
#   + 12870 a_0^16 + 51480 a_0^16 + 76692 a_0^16 + 55440 a_0^16 + 21210 a_0^16 + 4400 a_0^16 + 498 a_0^16 + 30 a_0^16 + a_0^16
#   - 11440 a_0^14 - 45045 a_0^14 - 65736 a_0^14 - 46200 a_0^14 - 16968 a_0^14 - 3300 a_0^14 - 332 a_0^14 - 15 a_0^14
#   + 8008 a_0^12 + 30030 a_0^12 + 41085 a_0^12 + 26400 a_0^12 + 8484 a_0^12 + 1320 a_0^12 + 83 a_0^12
#   - 4368 a_0^10 - 15015 a_0^10 - 18260 a_0^10 - 9900 a_0^10 - 2424 a_0^10 - 220 a_0^10
#   + 1820 a_0^8 + 5460 a_0^8 + 5478 a_0^8 + 2200 a_0^8 + 303 a_0^8
#   - 560 a_0^6 - 1365 a_0^6 - 996 a_0^6 - 220 a_0^6
#   + 120 a_0^4 + 210 a_0^4 + 83 a_0^4
#   - 16 a_0^2 - 15  a_0^2
#   + 1
  }
right)

- a_0
left(
  stack{
    a_0^31
#   - 15 a_0^29 - 11 a_0^29
#   + 105 a_0^27 + 143 a_0^27 + 45 a_0^27
#   - 455 a_0^25 - 858 a_0^25 - 495 a_0^25 - 88 a_0^25
#   + 1365 a_0^23 + 3146 a_0^23 + 2475 a_0^23 + 792 a_0^23 + 88 a_0^23
#   - 3003 a_0^21 - 7865 a_0^21 - 7425 a_0^21 - 3168 a_0^21 - 616 a_0^21 - 45 a_0^21
#   + 5005 a_0^19 + 14157 a_0^19 + 14850 a_0^19 + 7392 a_0^19 + 1848 a_0^19 + 225 a_0^19 + 11 a_0^19
#   - 6435 a_0^17 - 18876 a_0^17 - 20790 a_0^17 - 11088 a_0^17 - 3080 a_0^17 - 450 a_0^17 - 33 a_0^17 - a_0^17
#   + 6435 a_0^15 + 18876 a_0^15 + 20790 a_0^15 + 11088 a_0^15 + 3080 a_0^15 + 450 a_0^15 + 33 a_0^15 + a_0^15
#   - 5005 a_0^13 - 14157 a_0^13 - 14850 a_0^13 - 7392 a_0^13 - 1848 a_0^13 - 225 a_0^13 - 11 a_0^13
#   + 3003 a_0^11 + 7865 a_0^11 + 7425 a_0^11 + 3168 a_0^11 + 616 a_0^11 + 45 a_0^11
#   - 1365 a_0^9 - 3146 a_0^9 - 2475 a_0^9 - 792 a_0^9 - 88 a_0^9
#   + 455 a_0^7 + 858 a_0^7 + 495 a_0^7 + 88 a_0^7
#   - 105 a_0^5 - 143 a_0^5 - 45 a_0^5
#   + 15 a_0^3 + 11 a_0^3
#   - a_0
  }
right)
 = 0</annotation>
  </semantics>
</math>
</file>

<file path=Object 293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row>
                      <msubsup>
                        <mi>a</mi>
                        <mn>0</mn>
                        <mn>32</mn>
                      </msubsup>
                      <mo stretchy="false">−</mo>
                      <mn>31</mn>
                    </mrow>
                    <mrow>
                      <msubsup>
                        <mi>a</mi>
                        <mn>0</mn>
                        <mn>30</mn>
                      </msubsup>
                      <mo stretchy="false">+</mo>
                      <mn>413</mn>
                    </mrow>
                    <mrow>
                      <msubsup>
                        <mi>a</mi>
                        <mn>0</mn>
                        <mn>28</mn>
                      </msubsup>
                      <mo stretchy="false">−</mo>
                      <mn>3141</mn>
                    </mrow>
                    <msubsup>
                      <mi>a</mi>
                      <mn>0</mn>
                      <mn>26</mn>
                    </msubsup>
                  </mrow>
                </mtd>
              </mtr>
              <mtr>
                <mtd>
                  <mrow>
                    <mrow>
                      <mo stretchy="false">+</mo>
                      <mn>15261</mn>
                    </mrow>
                    <mrow>
                      <msubsup>
                        <mi>a</mi>
                        <mn>0</mn>
                        <mn>24</mn>
                      </msubsup>
                      <mo stretchy="false">−</mo>
                      <mn>50187</mn>
                    </mrow>
                    <mrow>
                      <msubsup>
                        <mi>a</mi>
                        <mn>0</mn>
                        <mn>22</mn>
                      </msubsup>
                      <mo stretchy="false">+</mo>
                      <mn>115410</mn>
                    </mrow>
                    <mrow>
                      <msubsup>
                        <mi>a</mi>
                        <mn>0</mn>
                        <mn>20</mn>
                      </msubsup>
                      <mo stretchy="false">−</mo>
                      <mn>189036</mn>
                    </mrow>
                    <msubsup>
                      <mi>a</mi>
                      <mn>0</mn>
                      <mn>18</mn>
                    </msubsup>
                  </mrow>
                </mtd>
              </mtr>
              <mtr>
                <mtd>
                  <mrow>
                    <mrow>
                      <mo stretchy="false">+</mo>
                      <mn>222621</mn>
                    </mrow>
                    <mrow>
                      <msubsup>
                        <mi>a</mi>
                        <mn>0</mn>
                        <mn>16</mn>
                      </msubsup>
                      <mo stretchy="false">−</mo>
                      <mn>189036</mn>
                    </mrow>
                    <mrow>
                      <msubsup>
                        <mi>a</mi>
                        <mn>0</mn>
                        <mn>14</mn>
                      </msubsup>
                      <mo stretchy="false">+</mo>
                      <mn>115410</mn>
                    </mrow>
                    <mrow>
                      <msubsup>
                        <mi>a</mi>
                        <mn>0</mn>
                        <mn>12</mn>
                      </msubsup>
                      <mo stretchy="false">−</mo>
                      <mn>50187</mn>
                    </mrow>
                    <msubsup>
                      <mi>a</mi>
                      <mn>0</mn>
                      <mn>10</mn>
                    </msubsup>
                  </mrow>
                </mtd>
              </mtr>
              <mtr>
                <mtd>
                  <mrow>
                    <mrow>
                      <mo stretchy="false">+</mo>
                      <mn>15261</mn>
                    </mrow>
                    <mrow>
                      <msubsup>
                        <mi>a</mi>
                        <mn>0</mn>
                        <mn>8</mn>
                      </msubsup>
                      <mo stretchy="false">−</mo>
                      <mn>3141</mn>
                    </mrow>
                    <mrow>
                      <msubsup>
                        <mi>a</mi>
                        <mn>0</mn>
                        <mn>6</mn>
                      </msubsup>
                      <mo stretchy="false">+</mo>
                      <mn>413</mn>
                    </mrow>
                    <mrow>
                      <msubsup>
                        <mi>a</mi>
                        <mn>0</mn>
                        <mn>4</mn>
                      </msubsup>
                      <mo stretchy="false">−</mo>
                      <mn>31</mn>
                    </mrow>
                    <mrow>
                      <msubsup>
                        <mi>a</mi>
                        <mn>0</mn>
                        <mn>2</mn>
                      </msubsup>
                      <mo stretchy="false">+</mo>
                      <mn>1</mn>
                    </mrow>
                  </mrow>
                </mtd>
              </mtr>
            </mtable>
          </mrow>
          <mo fence="true" form="postfix" stretchy="true">)</mo>
        </mrow>
        <mo stretchy="false">−</mo>
        <msub>
          <mi>a</mi>
          <mn>0</mn>
        </msub>
      </mrow>
      <mrow>
        <mrow>
          <mo fence="true" form="prefix" stretchy="true">(</mo>
          <mrow>
            <mtable>
              <mtr>
                <mtd>
                  <mrow>
                    <mrow>
                      <msubsup>
                        <mi>a</mi>
                        <mn>0</mn>
                        <mn>31</mn>
                      </msubsup>
                      <mo stretchy="false">−</mo>
                      <mn>26</mn>
                    </mrow>
                    <mrow>
                      <msubsup>
                        <mi>a</mi>
                        <mn>0</mn>
                        <mn>29</mn>
                      </msubsup>
                      <mo stretchy="false">+</mo>
                      <mn>293</mn>
                    </mrow>
                    <mrow>
                      <msubsup>
                        <mi>a</mi>
                        <mn>0</mn>
                        <mn>27</mn>
                      </msubsup>
                      <mo stretchy="false">−</mo>
                      <mn>1896</mn>
                    </mrow>
                    <msubsup>
                      <mi>a</mi>
                      <mn>0</mn>
                      <mn>25</mn>
                    </msubsup>
                  </mrow>
                </mtd>
              </mtr>
              <mtr>
                <mtd>
                  <mrow>
                    <mrow>
                      <mo stretchy="false">+</mo>
                      <mn>7866</mn>
                    </mrow>
                    <mrow>
                      <msubsup>
                        <mi>a</mi>
                        <mn>0</mn>
                        <mn>23</mn>
                      </msubsup>
                      <mo stretchy="false">−</mo>
                      <mn>22122</mn>
                    </mrow>
                    <mrow>
                      <msubsup>
                        <mi>a</mi>
                        <mn>0</mn>
                        <mn>21</mn>
                      </msubsup>
                      <mo stretchy="false">+</mo>
                      <mn>43488</mn>
                    </mrow>
                    <mrow>
                      <msubsup>
                        <mi>a</mi>
                        <mn>0</mn>
                        <mn>19</mn>
                      </msubsup>
                      <mo stretchy="false">−</mo>
                      <mn>60753</mn>
                    </mrow>
                    <msubsup>
                      <mi>a</mi>
                      <mn>0</mn>
                      <mn>17</mn>
                    </msubsup>
                  </mrow>
                </mtd>
              </mtr>
              <mtr>
                <mtd>
                  <mrow>
                    <mrow>
                      <mo stretchy="false">+</mo>
                      <mn>60753</mn>
                    </mrow>
                    <mrow>
                      <msubsup>
                        <mi>a</mi>
                        <mn>0</mn>
                        <mn>15</mn>
                      </msubsup>
                      <mo stretchy="false">−</mo>
                      <mn>43488</mn>
                    </mrow>
                    <mrow>
                      <msubsup>
                        <mi>a</mi>
                        <mn>0</mn>
                        <mn>13</mn>
                      </msubsup>
                      <mo stretchy="false">+</mo>
                      <mn>22122</mn>
                    </mrow>
                    <mrow>
                      <msubsup>
                        <mi>a</mi>
                        <mn>0</mn>
                        <mn>11</mn>
                      </msubsup>
                      <mo stretchy="false">−</mo>
                      <mn>7866</mn>
                    </mrow>
                    <msubsup>
                      <mi>a</mi>
                      <mn>0</mn>
                      <mn>9</mn>
                    </msubsup>
                  </mrow>
                </mtd>
              </mtr>
              <mtr>
                <mtd>
                  <mrow>
                    <mrow>
                      <mo stretchy="false">+</mo>
                      <mn>1896</mn>
                    </mrow>
                    <mrow>
                      <msubsup>
                        <mi>a</mi>
                        <mn>0</mn>
                        <mn>7</mn>
                      </msubsup>
                      <mo stretchy="false">−</mo>
                      <mn>293</mn>
                    </mrow>
                    <mrow>
                      <msubsup>
                        <mi>a</mi>
                        <mn>0</mn>
                        <mn>5</mn>
                      </msubsup>
                      <mo stretchy="false">+</mo>
                      <mn>26</mn>
                    </mrow>
                    <mrow>
                      <msubsup>
                        <mi>a</mi>
                        <mn>0</mn>
                        <mn>3</mn>
                      </msubsup>
                      <mo stretchy="false">−</mo>
                      <msub>
                        <mi>a</mi>
                        <mn>0</mn>
                      </msub>
                    </mrow>
                  </mrow>
                </mtd>
              </mtr>
            </mtable>
          </mrow>
          <mo fence="true" form="postfix" stretchy="true">)</mo>
        </mrow>
        <mo stretchy="false">=</mo>
        <mn>0</mn>
      </mrow>
    </mrow>
    <annotation encoding="StarMath 5.0">left(
  stack {
    a_0^32 - 31 a_0^30 + 413 a_0^28 - 3141 a_0^26
#   + 15261 a_0^24 - 50187 a_0^22 + 115410 a_0^20 - 189036 a_0^18
#   + 222621 a_0^16 - 189036 a_0^14 + 115410 a_0^12 - 50187 a_0^10
#   + 15261 a_0^8 - 3141 a_0^6 + 413 a_0^4 - 31 a_0^2 + 1
  }
right)

- a_0
left(
  stack{
    a_0^31 - 26 a_0^29 + 293 a_0^27 - 1896 a_0^25
#   + 7866 a_0^23 - 22122 a_0^21 + 43488 a_0^19 - 60753 a_0^17
#   + 60753 a_0^15 - 43488 a_0^13 + 22122 a_0^11 - 7866 a_0^9
#   + 1896 a_0^7 - 293 a_0^5 + 26 a_0^3 - a_0
  }
right)
 = 0</annotation>
  </semantics>
</math>
</file>

<file path=Object 294/content.xml><?xml version="1.0" encoding="utf-8"?>
<math xmlns="http://www.w3.org/1998/Math/MathML" display="block">
  <semantics>
    <mrow>
      <mtable>
        <mtr>
          <mtd>
            <mrow>
              <mrow>
                <msubsup>
                  <mi>a</mi>
                  <mn>0</mn>
                  <mn>32</mn>
                </msubsup>
                <mo stretchy="false">−</mo>
                <msubsup>
                  <mi>a</mi>
                  <mn>0</mn>
                  <mn>32</mn>
                </msubsup>
                <mo stretchy="false">−</mo>
                <mn>31</mn>
              </mrow>
              <mrow>
                <msubsup>
                  <mi>a</mi>
                  <mn>0</mn>
                  <mn>30</mn>
                </msubsup>
                <mo stretchy="false">+</mo>
                <mn>26</mn>
              </mrow>
              <mrow>
                <msubsup>
                  <mi>a</mi>
                  <mn>0</mn>
                  <mn>30</mn>
                </msubsup>
                <mo stretchy="false">+</mo>
                <mn>413</mn>
              </mrow>
              <mrow>
                <msubsup>
                  <mi>a</mi>
                  <mn>0</mn>
                  <mn>28</mn>
                </msubsup>
                <mo stretchy="false">−</mo>
                <mn>293</mn>
              </mrow>
              <mrow>
                <msubsup>
                  <mi>a</mi>
                  <mn>0</mn>
                  <mn>28</mn>
                </msubsup>
                <mo stretchy="false">−</mo>
                <mn>3141</mn>
              </mrow>
              <mrow>
                <msubsup>
                  <mi>a</mi>
                  <mn>0</mn>
                  <mn>26</mn>
                </msubsup>
                <mo stretchy="false">+</mo>
                <mn>1896</mn>
              </mrow>
              <msubsup>
                <mi>a</mi>
                <mn>0</mn>
                <mn>26</mn>
              </msubsup>
            </mrow>
          </mtd>
        </mtr>
        <mtr>
          <mtd>
            <mrow>
              <mrow>
                <mo stretchy="false">+</mo>
                <mn>15261</mn>
              </mrow>
              <mrow>
                <msubsup>
                  <mi>a</mi>
                  <mn>0</mn>
                  <mn>24</mn>
                </msubsup>
                <mo stretchy="false">−</mo>
                <mn>7866</mn>
              </mrow>
              <mrow>
                <msubsup>
                  <mi>a</mi>
                  <mn>0</mn>
                  <mn>24</mn>
                </msubsup>
                <mo stretchy="false">−</mo>
                <mn>50187</mn>
              </mrow>
              <mrow>
                <msubsup>
                  <mi>a</mi>
                  <mn>0</mn>
                  <mn>22</mn>
                </msubsup>
                <mo stretchy="false">+</mo>
                <mn>22122</mn>
              </mrow>
              <mrow>
                <msubsup>
                  <mi>a</mi>
                  <mn>0</mn>
                  <mn>22</mn>
                </msubsup>
                <mo stretchy="false">+</mo>
                <mn>115410</mn>
              </mrow>
              <mrow>
                <msubsup>
                  <mi>a</mi>
                  <mn>0</mn>
                  <mn>20</mn>
                </msubsup>
                <mo stretchy="false">−</mo>
                <mn>43488</mn>
              </mrow>
              <mrow>
                <msubsup>
                  <mi>a</mi>
                  <mn>0</mn>
                  <mn>20</mn>
                </msubsup>
                <mo stretchy="false">−</mo>
                <mn>189036</mn>
              </mrow>
              <mrow>
                <msubsup>
                  <mi>a</mi>
                  <mn>0</mn>
                  <mn>18</mn>
                </msubsup>
                <mo stretchy="false">+</mo>
                <mn>60753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+</mo>
                <mn>222621</mn>
              </mrow>
              <mrow>
                <msubsup>
                  <mi>a</mi>
                  <mn>0</mn>
                  <mn>16</mn>
                </msubsup>
                <mo stretchy="false">−</mo>
                <mn>60753</mn>
              </mrow>
              <mrow>
                <msubsup>
                  <mi>a</mi>
                  <mn>0</mn>
                  <mn>16</mn>
                </msubsup>
                <mo stretchy="false">−</mo>
                <mn>189036</mn>
              </mrow>
              <mrow>
                <msubsup>
                  <mi>a</mi>
                  <mn>0</mn>
                  <mn>14</mn>
                </msubsup>
                <mo stretchy="false">+</mo>
                <mn>43488</mn>
              </mrow>
              <mrow>
                <msubsup>
                  <mi>a</mi>
                  <mn>0</mn>
                  <mn>14</mn>
                </msubsup>
                <mo stretchy="false">+</mo>
                <mn>115410</mn>
              </mrow>
              <mrow>
                <msubsup>
                  <mi>a</mi>
                  <mn>0</mn>
                  <mn>12</mn>
                </msubsup>
                <mo stretchy="false">−</mo>
                <mn>22122</mn>
              </mrow>
              <mrow>
                <msubsup>
                  <mi>a</mi>
                  <mn>0</mn>
                  <mn>12</mn>
                </msubsup>
                <mo stretchy="false">−</mo>
                <mn>50187</mn>
              </mrow>
              <mrow>
                <msubsup>
                  <mi>a</mi>
                  <mn>0</mn>
                  <mn>10</mn>
                </msubsup>
                <mo stretchy="false">+</mo>
                <mn>7866</mn>
              </mrow>
              <msubsup>
                <mi>a</mi>
                <mn>0</mn>
                <mn>10</mn>
              </msubsup>
            </mrow>
          </mtd>
        </mtr>
        <mtr>
          <mtd>
            <mrow>
              <mrow>
                <mo stretchy="false">+</mo>
                <mn>15261</mn>
              </mrow>
              <mrow>
                <msubsup>
                  <mi>a</mi>
                  <mn>0</mn>
                  <mn>8</mn>
                </msubsup>
                <mo stretchy="false">−</mo>
                <mn>1896</mn>
              </mrow>
              <mrow>
                <msubsup>
                  <mi>a</mi>
                  <mn>0</mn>
                  <mn>8</mn>
                </msubsup>
                <mo stretchy="false">−</mo>
                <mn>3141</mn>
              </mrow>
              <mrow>
                <msubsup>
                  <mi>a</mi>
                  <mn>0</mn>
                  <mn>6</mn>
                </msubsup>
                <mo stretchy="false">+</mo>
                <mn>293</mn>
              </mrow>
              <mrow>
                <msubsup>
                  <mi>a</mi>
                  <mn>0</mn>
                  <mn>6</mn>
                </msubsup>
                <mo stretchy="false">+</mo>
                <mn>413</mn>
              </mrow>
              <mrow>
                <msubsup>
                  <mi>a</mi>
                  <mn>0</mn>
                  <mn>4</mn>
                </msubsup>
                <mo stretchy="false">−</mo>
                <mn>26</mn>
              </mrow>
              <mrow>
                <msubsup>
                  <mi>a</mi>
                  <mn>0</mn>
                  <mn>4</mn>
                </msubsup>
                <mo stretchy="false">−</mo>
                <mn>31</mn>
              </mrow>
              <mrow>
                <msubsup>
                  <mi>a</mi>
                  <mn>0</mn>
                  <mn>2</mn>
                </msubsup>
                <mo stretchy="false">+</mo>
                <msubsup>
                  <mi>a</mi>
                  <mn>0</mn>
                  <mn>2</mn>
                </msubsup>
                <mo stretchy="false">+</mo>
                <mn>1</mn>
              </mrow>
            </mrow>
          </mtd>
        </mtr>
      </mtable>
      <mo stretchy="false">=</mo>
      <mn>0</mn>
    </mrow>
    <annotation encoding="StarMath 5.0">  stack {
    a_0^32 - a_0^32 - 31 a_0^30 + 26 a_0^30 + 413 a_0^28 - 293 a_0^28 - 3141 a_0^26 + 1896 a_0^26
#   + 15261 a_0^24 - 7866 a_0^24 - 50187 a_0^22 + 22122 a_0^22 + 115410 a_0^20 - 43488 a_0^20 - 189036 a_0^18 + 60753 a_0^18
#   + 222621 a_0^16 - 60753 a_0^16 - 189036 a_0^14 + 43488 a_0^14  + 115410 a_0^12 - 22122 a_0^12 - 50187 a_0^10 + 7866 a_0^10
#   + 15261 a_0^8 - 1896 a_0^8 - 3141 a_0^6 + 293 a_0^6 + 413 a_0^4 - 26 a_0^4 - 31 a_0^2 + a_0^2 + 1
  }
 = 0</annotation>
  </semantics>
</math>
</file>

<file path=Object 295/content.xml><?xml version="1.0" encoding="utf-8"?>
<math xmlns="http://www.w3.org/1998/Math/MathML" display="block">
  <semantics>
    <mrow>
      <mtable>
        <mtr>
          <mtd>
            <mrow>
              <mn>5</mn>
              <mrow>
                <msubsup>
                  <mi>a</mi>
                  <mn>0</mn>
                  <mn>30</mn>
                </msubsup>
                <mo stretchy="false">−</mo>
                <mn>120</mn>
              </mrow>
              <mrow>
                <msubsup>
                  <mi>a</mi>
                  <mn>0</mn>
                  <mn>28</mn>
                </msubsup>
                <mo stretchy="false">+</mo>
                <mn>1245</mn>
              </mrow>
              <mrow>
                <msubsup>
                  <mi>a</mi>
                  <mn>0</mn>
                  <mn>26</mn>
                </msubsup>
                <mo stretchy="false">−</mo>
                <mn>7395</mn>
              </mrow>
              <mrow>
                <msubsup>
                  <mi>a</mi>
                  <mn>0</mn>
                  <mn>24</mn>
                </msubsup>
                <mo stretchy="false">+</mo>
                <mn>28065</mn>
              </mrow>
              <mrow>
                <msubsup>
                  <mi>a</mi>
                  <mn>0</mn>
                  <mn>22</mn>
                </msubsup>
                <mo stretchy="false">−</mo>
                <mn>71922</mn>
              </mrow>
              <mrow>
                <msubsup>
                  <mi>a</mi>
                  <mn>0</mn>
                  <mn>20</mn>
                </msubsup>
                <mo stretchy="false">+</mo>
                <mn>128283</mn>
              </mrow>
              <msubsup>
                <mi>a</mi>
                <mn>0</mn>
                <mn>18</mn>
              </msubsup>
            </mrow>
          </mtd>
        </mtr>
        <mtr>
          <mtd>
            <mrow>
              <mrow>
                <mo stretchy="false">−</mo>
                <mn>161868</mn>
              </mrow>
              <mrow>
                <msubsup>
                  <mi>a</mi>
                  <mn>0</mn>
                  <mn>16</mn>
                </msubsup>
                <mo stretchy="false">+</mo>
                <mn>145548</mn>
              </mrow>
              <mrow>
                <msubsup>
                  <mi>a</mi>
                  <mn>0</mn>
                  <mn>14</mn>
                </msubsup>
                <mo stretchy="false">−</mo>
                <mn>93288</mn>
              </mrow>
              <mrow>
                <msubsup>
                  <mi>a</mi>
                  <mn>0</mn>
                  <mn>12</mn>
                </msubsup>
                <mo stretchy="false">+</mo>
                <mn>42321</mn>
              </mrow>
              <mrow>
                <msubsup>
                  <mi>a</mi>
                  <mn>0</mn>
                  <mn>10</mn>
                </msubsup>
                <mo stretchy="false">−</mo>
                <mn>13365</mn>
              </mrow>
              <mrow>
                <msubsup>
                  <mi>a</mi>
                  <mn>0</mn>
                  <mn>8</mn>
                </msubsup>
                <mo stretchy="false">+</mo>
                <mn>2848</mn>
              </mrow>
              <mrow>
                <msubsup>
                  <mi>a</mi>
                  <mn>0</mn>
                  <mn>6</mn>
                </msubsup>
                <mo stretchy="false">−</mo>
                <mn>387</mn>
              </mrow>
              <mrow>
                <msubsup>
                  <mi>a</mi>
                  <mn>0</mn>
                  <mn>4</mn>
                </msubsup>
                <mo stretchy="false">+</mo>
                <mn>30</mn>
              </mrow>
              <mrow>
                <msubsup>
                  <mi>a</mi>
                  <mn>0</mn>
                  <mn>2</mn>
                </msubsup>
                <mo stretchy="false">−</mo>
                <mn>1</mn>
              </mrow>
            </mrow>
          </mtd>
        </mtr>
      </mtable>
      <mo stretchy="false">=</mo>
      <mn>0</mn>
    </mrow>
    <annotation encoding="StarMath 5.0">stack {
  5 a_0^30 - 120 a_0^28 + 1245 a_0^26 - 7395 a_0^24 + 28065 a_0^22 - 71922 a_0^20 + 128283 a_0^18
# - 161868 a_0^16 + 145548 a_0^14 - 93288 a_0^12 + 42321 a_0^10 - 13365 a_0^8 + 2848 a_0^6 - 387 a_0^4 + 30 a_0^2 - 1
}
 = 0</annotation>
  </semantics>
</math>
</file>

<file path=Object 296/content.xml><?xml version="1.0" encoding="utf-8"?>
<math xmlns="http://www.w3.org/1998/Math/MathML" display="block">
  <semantics>
    <mrow>
      <mrow>
        <msubsup>
          <mi>a</mi>
          <mn>0</mn>
          <mn>8</mn>
        </msubsup>
        <mo stretchy="false">−</mo>
        <mn>4</mn>
      </mrow>
      <mrow>
        <msubsup>
          <mi>a</mi>
          <mn>0</mn>
          <mn>6</mn>
        </msubsup>
        <mo stretchy="false">+</mo>
        <mn>4</mn>
      </mrow>
      <mrow>
        <mrow>
          <msubsup>
            <mi>a</mi>
            <mn>0</mn>
            <mn>4</mn>
          </msubsup>
          <mo stretchy="false">−</mo>
          <msubsup>
            <mi>a</mi>
            <mn>0</mn>
            <mn>2</mn>
          </msubsup>
        </mrow>
        <mo stretchy="false">=</mo>
        <mrow>
          <msubsup>
            <mi>a</mi>
            <mn>0</mn>
            <mn>8</mn>
          </msubsup>
          <mo stretchy="false">−</mo>
          <mn>7</mn>
        </mrow>
      </mrow>
      <mrow>
        <msubsup>
          <mi>a</mi>
          <mn>0</mn>
          <mn>6</mn>
        </msubsup>
        <mo stretchy="false">+</mo>
        <mn>13</mn>
      </mrow>
      <mrow>
        <msubsup>
          <mi>a</mi>
          <mn>0</mn>
          <mn>4</mn>
        </msubsup>
        <mo stretchy="false">−</mo>
        <mn>7</mn>
      </mrow>
      <mrow>
        <msubsup>
          <mi>a</mi>
          <mn>0</mn>
          <mn>2</mn>
        </msubsup>
        <mo stretchy="false">+</mo>
        <mn>1</mn>
      </mrow>
    </mrow>
    <annotation encoding="StarMath 5.0">a_0^8 - 4 a_0^6 + 4 a_0^4 - a_0^2
 =
a_0^8 - 7 a_0^6 + 13 a_0^4 - 7 a_0^2 + 1

</annotation>
  </semantics>
</math>
</file>

<file path=Object 297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sup>
                <mi>a</mi>
                <mn>0</mn>
                <mn>3</mn>
              </msubsup>
              <mo stretchy="false">−</mo>
              <msub>
                <mi>a</mi>
                <mn>0</mn>
              </msub>
            </mrow>
          </mrow>
          <mo fence="true" form="postfix" stretchy="true">)</mo>
        </mrow>
        <mo stretchy="false">=</mo>
        <mrow>
          <msubsup>
            <mi>a</mi>
            <mn>0</mn>
            <mn>4</mn>
          </msubsup>
          <mo stretchy="false">−</mo>
          <mn>3</mn>
        </mrow>
      </mrow>
      <mrow>
        <msubsup>
          <mi>a</mi>
          <mn>0</mn>
          <mn>2</mn>
        </msubsup>
        <mo stretchy="false">+</mo>
        <mn>1</mn>
      </mrow>
    </mrow>
    <annotation encoding="StarMath 5.0">a_0 left( a_0^3 - a_0 right) = a_0^4 - 3 a_0^2 + 1</annotation>
  </semantics>
</math>
</file>

<file path=Object 298/content.xml><?xml version="1.0" encoding="utf-8"?>
<math xmlns="http://www.w3.org/1998/Math/MathML" display="block">
  <semantics>
    <mrow>
      <mrow>
        <mrow>
          <msubsup>
            <mi>a</mi>
            <mn>0</mn>
            <mn>4</mn>
          </msubsup>
          <mo stretchy="false">−</mo>
          <msubsup>
            <mi>a</mi>
            <mn>0</mn>
            <mn>2</mn>
          </msubsup>
        </mrow>
        <mo stretchy="false">=</mo>
        <mrow>
          <msubsup>
            <mi>a</mi>
            <mn>0</mn>
            <mn>4</mn>
          </msubsup>
          <mo stretchy="false">−</mo>
          <mn>3</mn>
        </mrow>
      </mrow>
      <mrow>
        <msubsup>
          <mi>a</mi>
          <mn>0</mn>
          <mn>2</mn>
        </msubsup>
        <mo stretchy="false">+</mo>
        <mn>1</mn>
      </mrow>
    </mrow>
    <annotation encoding="StarMath 5.0">a_0^4 - a_0^2 = a_0^4 - 3 a_0^2 + 1</annotation>
  </semantics>
</math>
</file>

<file path=Object 299/content.xml><?xml version="1.0" encoding="utf-8"?>
<math xmlns="http://www.w3.org/1998/Math/MathML" display="block">
  <semantics>
    <mrow>
      <mn>2</mn>
      <mrow>
        <mrow>
          <msubsup>
            <mi>a</mi>
            <mn>0</mn>
            <mn>2</mn>
          </msubsup>
          <mo stretchy="false">−</mo>
          <mn>1</mn>
        </mrow>
        <mo stretchy="false">=</mo>
        <mn>0</mn>
      </mrow>
    </mrow>
    <annotation encoding="StarMath 5.0">2 a_0^2 - 1 = 0</annotation>
  </semantics>
</math>
</file>

<file path=Object 3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  <mo stretchy="false">=</mo>
      <msub>
        <mi>a</mi>
        <mn>0</mn>
      </msub>
    </mrow>
    <annotation encoding="StarMath 5.0">a_{ 2 } = a_1- frac { 1 } { a_1 }  = a_0</annotation>
  </semantics>
</math>
</file>

<file path=Object 30/content.xml><?xml version="1.0" encoding="utf-8"?>
<math xmlns="http://www.w3.org/1998/Math/MathML" display="block">
  <semantics>
    <mrow>
      <msub>
        <mi mathvariant="normal">Δ</mi>
        <mn>0</mn>
      </msub>
      <mo stretchy="false">=</mo>
      <mrow>
        <mn>81</mn>
        <mo stretchy="false">−</mo>
        <mn>54</mn>
      </mrow>
    </mrow>
    <annotation encoding="StarMath 5.0">%DELTA_0 = 81 - 54</annotation>
  </semantics>
</math>
</file>

<file path=Object 31/content.xml><?xml version="1.0" encoding="utf-8"?>
<math xmlns="http://www.w3.org/1998/Math/MathML" display="block">
  <semantics>
    <mrow>
      <msub>
        <mi mathvariant="normal">Δ</mi>
        <mn>0</mn>
      </msub>
      <mo stretchy="false">=</mo>
      <mn>27</mn>
    </mrow>
    <annotation encoding="StarMath 5.0">%DELTA_0 = 27</annotation>
  </semantics>
</math>
</file>

<file path=Object 32/content.xml><?xml version="1.0" encoding="utf-8"?>
<math xmlns="http://www.w3.org/1998/Math/MathML" display="block">
  <semantics>
    <mrow>
      <msub>
        <mi mathvariant="normal">Δ</mi>
        <mn>1</mn>
      </msub>
      <mo stretchy="false">=</mo>
      <mrow>
        <mrow>
          <mrow>
            <mo stretchy="false">−</mo>
            <mn>2</mn>
          </mrow>
          <mo stretchy="false">∗</mo>
          <mn>729</mn>
        </mrow>
        <mo stretchy="false">+</mo>
        <mrow>
          <mn>27</mn>
          <mo stretchy="false">∗</mo>
          <mn>54</mn>
        </mrow>
        <mo stretchy="false">−</mo>
        <mrow>
          <mn>27</mn>
          <mo stretchy="false">∗</mo>
          <mn>9</mn>
        </mrow>
      </mrow>
    </mrow>
    <annotation encoding="StarMath 5.0">%DELTA_1 = -2*729 + 27*54 - 27*9</annotation>
  </semantics>
</math>
</file>

<file path=Object 33/content.xml><?xml version="1.0" encoding="utf-8"?>
<math xmlns="http://www.w3.org/1998/Math/MathML" display="block">
  <semantics>
    <mrow>
      <msub>
        <mi mathvariant="normal">Δ</mi>
        <mn>1</mn>
      </msub>
      <mo stretchy="false">=</mo>
      <mrow>
        <mrow>
          <mo stretchy="false">−</mo>
          <mn>1458</mn>
        </mrow>
        <mo stretchy="false">+</mo>
        <mn>1458</mn>
        <mo stretchy="false">−</mo>
        <mn>243</mn>
      </mrow>
    </mrow>
    <annotation encoding="StarMath 5.0">%DELTA_1 = -1458 + 1458 - 243</annotation>
  </semantics>
</math>
</file>

<file path=Object 34/content.xml><?xml version="1.0" encoding="utf-8"?>
<math xmlns="http://www.w3.org/1998/Math/MathML" display="block">
  <semantics>
    <mrow>
      <msub>
        <mi mathvariant="normal">Δ</mi>
        <mn>1</mn>
      </msub>
      <mo stretchy="false">=</mo>
      <mrow>
        <mo stretchy="false">−</mo>
        <mn>243</mn>
      </mrow>
    </mrow>
    <annotation encoding="StarMath 5.0">%DELTA_1 = -243</annotation>
  </semantics>
</math>
</file>

<file path=Object 35/content.xml><?xml version="1.0" encoding="utf-8"?>
<math xmlns="http://www.w3.org/1998/Math/MathML" display="block">
  <semantics>
    <mrow>
      <mi>C</mi>
      <mo stretchy="false">=</mo>
      <mroot>
        <mfrac>
          <mrow>
            <msub>
              <mi mathvariant="normal">Δ</mi>
              <mn>1</mn>
            </msub>
            <mo stretchy="false">±</mo>
            <msqrt>
              <mrow>
                <mrow>
                  <msubsup>
                    <mi mathvariant="normal">Δ</mi>
                    <mn>1</mn>
                    <mn>2</mn>
                  </msubsup>
                  <mo stretchy="false">−</mo>
                  <mn>4</mn>
                </mrow>
                <msubsup>
                  <mi mathvariant="normal">Δ</mi>
                  <mn>0</mn>
                  <mn>3</mn>
                </msubsup>
              </mrow>
            </msqrt>
          </mrow>
          <mn>2</mn>
        </mfrac>
        <mn>3</mn>
      </mroot>
    </mrow>
    <annotation encoding="StarMath 5.0">C = nroot{ 3 }{ frac { %DELTA_1 +- sqrt { %DELTA_1^2 - 4 %DELTA_0^3 } } { 2 } } </annotation>
  </semantics>
</math>
</file>

<file path=Object 36/content.xml><?xml version="1.0" encoding="utf-8"?>
<math xmlns="http://www.w3.org/1998/Math/MathML" display="block">
  <semantics>
    <mrow>
      <mi>C</mi>
      <mo stretchy="false">=</mo>
      <mroot>
        <mfrac>
          <mrow>
            <mrow>
              <mo stretchy="false">−</mo>
              <mn>243</mn>
            </mrow>
            <mo stretchy="false">±</mo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243</mn>
                        </mrow>
                      </mrow>
                      <mo fence="true" form="postfix" stretchy="false">)</mo>
                    </mrow>
                    <mn>2</mn>
                  </msup>
                  <mo stretchy="false">−</mo>
                  <mn>4</mn>
                </mrow>
                <msup>
                  <mrow>
                    <mo fence="true" form="prefix" stretchy="false">(</mo>
                    <mrow>
                      <mn>27</mn>
                    </mrow>
                    <mo fence="true" form="postfix" stretchy="false">)</mo>
                  </mrow>
                  <mn>3</mn>
                </msup>
              </mrow>
            </msqrt>
          </mrow>
          <mn>2</mn>
        </mfrac>
        <mn>3</mn>
      </mroot>
    </mrow>
    <annotation encoding="StarMath 5.0">C = nroot{ 3 }{ frac { -243 +- sqrt { (-243)^2 - 4 (27)^3 } } { 2 } } </annotation>
  </semantics>
</math>
</file>

<file path=Object 37/content.xml><?xml version="1.0" encoding="utf-8"?>
<math xmlns="http://www.w3.org/1998/Math/MathML" display="block">
  <semantics>
    <mrow>
      <mi>C</mi>
      <mo stretchy="false">=</mo>
      <mroot>
        <mfrac>
          <mrow>
            <mrow>
              <mo stretchy="false">−</mo>
              <mn>243</mn>
            </mrow>
            <mo stretchy="false">±</mo>
            <msqrt>
              <mrow>
                <mn>59049</mn>
                <mo stretchy="false">−</mo>
                <mn>78732</mn>
              </mrow>
            </msqrt>
          </mrow>
          <mn>2</mn>
        </mfrac>
        <mn>3</mn>
      </mroot>
    </mrow>
    <annotation encoding="StarMath 5.0">C = nroot{ 3 }{ frac { -243 +- sqrt { 59049 - 78732 } } { 2 } } </annotation>
  </semantics>
</math>
</file>

<file path=Object 38/content.xml><?xml version="1.0" encoding="utf-8"?>
<math xmlns="http://www.w3.org/1998/Math/MathML" display="block">
  <semantics>
    <mrow>
      <mi>C</mi>
      <mo stretchy="false">=</mo>
      <mroot>
        <mfrac>
          <mrow>
            <mrow>
              <mo stretchy="false">−</mo>
              <mn>243</mn>
            </mrow>
            <mo stretchy="false">±</mo>
            <msqrt>
              <mrow>
                <mo stretchy="false">−</mo>
                <mn>19683</mn>
              </mrow>
            </msqrt>
          </mrow>
          <mn>2</mn>
        </mfrac>
        <mn>3</mn>
      </mroot>
    </mrow>
    <annotation encoding="StarMath 5.0">C = nroot{ 3 }{ frac { -243 +- sqrt { -19683 } } { 2 } } </annotation>
  </semantics>
</math>
</file>

<file path=Object 39/content.xml><?xml version="1.0" encoding="utf-8"?>
<math xmlns="http://www.w3.org/1998/Math/MathML" display="block">
  <semantics>
    <mrow>
      <mi>C</mi>
      <mo stretchy="false">=</mo>
      <mroot>
        <mfrac>
          <mrow>
            <mrow>
              <mrow>
                <mo stretchy="false">−</mo>
                <mn>243</mn>
              </mrow>
              <mo stretchy="false">±</mo>
              <mn>81</mn>
            </mrow>
            <msqrt>
              <mn>3</mn>
            </msqrt>
            <mi>i</mi>
          </mrow>
          <mn>2</mn>
        </mfrac>
        <mn>3</mn>
      </mroot>
    </mrow>
    <annotation encoding="StarMath 5.0">C = nroot{ 3 }{ frac { -243 +- 81 sqrt { 3 } i } { 2 } } </annotation>
  </semantics>
</math>
</file>

<file path=Object 4/content.xml><?xml version="1.0" encoding="utf-8"?>
<math xmlns="http://www.w3.org/1998/Math/MathML" display="block">
  <semantics>
    <mrow>
      <msub>
        <mi>a</mi>
        <mn>0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</mrow>
    </mrow>
    <annotation encoding="StarMath 5.0">a_{ 0 } = {a_0 - frac { 1 } { a_0 }} - frac { 1 } { a_0 - frac { 1 } { a_0 } }</annotation>
  </semantics>
</math>
</file>

<file path=Object 40/content.xml><?xml version="1.0" encoding="utf-8"?>
<math xmlns="http://www.w3.org/1998/Math/MathML" display="block">
  <semantics>
    <mrow>
      <mrow>
        <mi>C</mi>
        <mo stretchy="false">=</mo>
        <mn>3</mn>
      </mrow>
      <mroot>
        <mfrac>
          <mrow>
            <mrow>
              <mrow>
                <mo stretchy="false">−</mo>
                <mn>9</mn>
              </mrow>
              <mo stretchy="false">±</mo>
              <mn>3</mn>
            </mrow>
            <msqrt>
              <mn>3</mn>
            </msqrt>
            <mi>i</mi>
          </mrow>
          <mn>2</mn>
        </mfrac>
        <mn>3</mn>
      </mroot>
    </mrow>
    <annotation encoding="StarMath 5.0">C = 3 nroot{ 3 }{ frac { -9 +- 3 sqrt { 3 } i } { 2 } } </annotation>
  </semantics>
</math>
</file>

<file path=Object 41/content.xml><?xml version="1.0" encoding="utf-8"?>
<math xmlns="http://www.w3.org/1998/Math/MathML" display="block">
  <semantics>
    <mrow>
      <mo fence="true" form="prefix" stretchy="true">(</mo>
      <mrow>
        <mrow>
          <mn>3</mn>
          <msqrt>
            <mn>3</mn>
          </msqrt>
          <mrow>
            <mi>,</mi>
            <mo stretchy="false">±</mo>
            <msup>
              <mi>tan</mi>
              <mrow>
                <mo stretchy="false">−</mo>
                <mn>1</mn>
              </mrow>
            </msup>
          </mrow>
          <mrow>
            <mo fence="true" form="prefix" stretchy="true">(</mo>
            <mrow>
              <mrow>
                <mo stretchy="false">−</mo>
                <mfrac>
                  <mn>1</mn>
                  <msqrt>
                    <mn>3</mn>
                  </msqrt>
                </mfrac>
              </mrow>
            </mrow>
            <mo fence="true" form="postfix" stretchy="true">)</mo>
          </mrow>
        </mrow>
      </mrow>
      <mo fence="true" form="postfix" stretchy="true">)</mo>
    </mrow>
    <annotation encoding="StarMath 5.0">left( 3 sqrt { 3 }, +- tan^-1 left( - frac { 1 } { sqrt{3} } right) right)</annotation>
  </semantics>
</math>
</file>

<file path=Object 42/content.xml><?xml version="1.0" encoding="utf-8"?>
<math xmlns="http://www.w3.org/1998/Math/MathML" display="block">
  <semantics>
    <mrow>
      <mo fence="true" form="prefix" stretchy="true">(</mo>
      <mrow>
        <mrow>
          <msup>
            <mn>3</mn>
            <mrow>
              <mn>3</mn>
              <mo stretchy="false">/</mo>
              <mn>2</mn>
            </mrow>
          </msup>
          <mrow>
            <mi>,</mi>
            <mo stretchy="false">±</mo>
            <msup>
              <mn>150</mn>
              <mi>o</mi>
            </msup>
          </mrow>
        </mrow>
      </mrow>
      <mo fence="true" form="postfix" stretchy="true">)</mo>
    </mrow>
    <annotation encoding="StarMath 5.0">left( 3^{3/2}, +- 150^{o} right)</annotation>
  </semantics>
</math>
</file>

<file path=Object 43/content.xml><?xml version="1.0" encoding="utf-8"?>
<math xmlns="http://www.w3.org/1998/Math/MathML" display="block">
  <semantics>
    <mrow>
      <mo fence="true" form="prefix" stretchy="true">(</mo>
      <mrow>
        <mrow>
          <msup>
            <mn>3</mn>
            <mrow>
              <mn>1</mn>
              <mo stretchy="false">/</mo>
              <mn>2</mn>
            </mrow>
          </msup>
          <mrow>
            <mi>,</mi>
            <mo stretchy="false">±</mo>
            <msup>
              <mn>50</mn>
              <mi>o</mi>
            </msup>
          </mrow>
        </mrow>
      </mrow>
      <mo fence="true" form="postfix" stretchy="true">)</mo>
    </mrow>
    <annotation encoding="StarMath 5.0">left( 3^{1/2}, +- 50^{o} right)</annotation>
  </semantics>
</math>
</file>

<file path=Object 44/content.xml><?xml version="1.0" encoding="utf-8"?>
<math xmlns="http://www.w3.org/1998/Math/MathML" display="block">
  <semantics>
    <mrow>
      <mrow>
        <mi>C</mi>
        <mo stretchy="false">=</mo>
        <mn>3</mn>
      </mrow>
      <msqrt>
        <mn>3</mn>
      </msqrt>
      <mi>cos</mi>
      <mrow>
        <mrow>
          <mo fence="true" form="prefix" stretchy="false">(</mo>
          <mrow>
            <msup>
              <mn>50</mn>
              <mi>o</mi>
            </msup>
          </mrow>
          <mo fence="true" form="postfix" stretchy="false">)</mo>
        </mrow>
        <mo stretchy="false">+</mo>
        <mn>3</mn>
      </mrow>
      <msqrt>
        <mn>3</mn>
      </msqrt>
      <mi>sin</mi>
      <mrow>
        <mo fence="true" form="prefix" stretchy="false">(</mo>
        <mrow>
          <msup>
            <mn>50</mn>
            <mi>o</mi>
          </msup>
        </mrow>
        <mo fence="true" form="postfix" stretchy="false">)</mo>
      </mrow>
      <mi>i</mi>
    </mrow>
    <annotation encoding="StarMath 5.0">C = 3 sqrt{ 3 } cos( 50^o ) + 3 sqrt{ 3 } sin( 50^o )i</annotation>
  </semantics>
</math>
</file>

<file path=Object 45/content.xml><?xml version="1.0" encoding="utf-8"?>
<math xmlns="http://www.w3.org/1998/Math/MathML" display="block">
  <semantics>
    <mrow>
      <mrow>
        <mi>C</mi>
        <mo stretchy="false">=</mo>
        <mrow>
          <mn>3.34002</mn>
          <mo stretchy="false">+</mo>
          <mn>3.98048</mn>
        </mrow>
      </mrow>
      <mi>i</mi>
    </mrow>
    <annotation encoding="StarMath 5.0">C = 3.34002 + 3.98048 i</annotation>
  </semantics>
</math>
</file>

<file path=Object 46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row>
              <mn>3</mn>
              <mi>a</mi>
            </mrow>
          </mfrac>
        </mrow>
      </mrow>
      <mrow>
        <mo fence="true" form="prefix" stretchy="true">(</mo>
        <mrow>
          <mrow>
            <mi>b</mi>
            <mo stretchy="false">+</mo>
            <mi>C</mi>
            <mo stretchy="false">+</mo>
            <mfrac>
              <msub>
                <mi mathvariant="normal">Δ</mi>
                <mn>0</mn>
              </msub>
              <mi>C</mi>
            </mfrac>
          </mrow>
        </mrow>
        <mo fence="true" form="postfix" stretchy="true">)</mo>
      </mrow>
    </mrow>
    <annotation encoding="StarMath 5.0">x = - frac { 1 } { 3a } left( b + C + frac { %DELTA_0 } { C } right)</annotation>
  </semantics>
</math>
</file>

<file path=Object 47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n>27</mn>
                <mrow>
                  <mn>3</mn>
                  <msqrt>
                    <mn>3</mn>
                  </msqrt>
                  <mi>cos</mi>
                  <mrow>
                    <mrow>
                      <mo fence="true" form="prefix" stretchy="false">(</mo>
                      <mrow>
                        <msup>
                          <mn>50</mn>
                          <mi>o</mi>
                        </msup>
                      </mrow>
                      <mo fence="true" form="postfix" stretchy="false">)</mo>
                    </mrow>
                    <mo stretchy="false">+</mo>
                    <mn>3</mn>
                  </mrow>
                  <msqrt>
                    <mn>3</mn>
                  </msqrt>
                  <mi>sin</mi>
                  <mrow>
                    <mo fence="true" form="prefix" stretchy="false">(</mo>
                    <mrow>
                      <msup>
                        <mn>50</mn>
                        <mi>o</mi>
                      </msup>
                    </mrow>
                    <mo fence="true" form="postfix" stretchy="false">)</mo>
                  </mrow>
                  <mi>i</mi>
                </mrow>
              </mfrac>
            </mrow>
          </mrow>
        </mrow>
        <mo fence="true" form="postfix" stretchy="true">)</mo>
      </mrow>
    </mrow>
    <annotation encoding="StarMath 5.0">x = - frac { 1 } { 9 }
  left(
    -9 + 3 sqrt{ 3 } cos( 50^o ) + 3 sqrt{ 3 } sin(  50^o )i + frac { 27 } { 3 sqrt{ 3 } cos( 50^o ) + 3 sqrt{ 3 } sin(  50^o )i }
  right)</annotation>
  </semantics>
</math>
</file>

<file path=Object 48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row>
                  <mn>27</mn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5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5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  <mrow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5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+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5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5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5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</mfrac>
            </mrow>
          </mrow>
        </mrow>
        <mo fence="true" form="postfix" stretchy="true">)</mo>
      </mrow>
    </mrow>
    <annotation encoding="StarMath 5.0">x = - frac { 1 } { 9 }
  left( -9 + 3 sqrt{ 3 } cos( 50^o ) + 3 sqrt{ 3 } sin(  50^o )i
    + frac { 27 left(3 sqrt{ 3 } cos( 50^o ) - 3 sqrt{ 3 } sin(  50^o )i right)}
           { left(3 sqrt{ 3 } cos( 50^o ) + 3 sqrt{ 3 } sin(  50^o )i right) left(3 sqrt{ 3 } cos( 50^o ) - 3 sqrt{ 3 } sin(  50^o )i right) }
  right)</annotation>
  </semantics>
</math>
</file>

<file path=Object 49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row>
                  <mn>27</mn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5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5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  <mrow>
                  <mn>27</mn>
                  <msup>
                    <mi>cos</mi>
                    <mn>2</mn>
                  </msup>
                  <mrow>
                    <mrow>
                      <mo fence="true" form="prefix" stretchy="false">(</mo>
                      <mrow>
                        <msup>
                          <mn>50</mn>
                          <mi>o</mi>
                        </msup>
                      </mrow>
                      <mo fence="true" form="postfix" stretchy="false">)</mo>
                    </mrow>
                    <mo stretchy="false">+</mo>
                    <mn>27</mn>
                  </mrow>
                  <msup>
                    <mi>sin</mi>
                    <mn>2</mn>
                  </msup>
                  <mrow>
                    <mo fence="true" form="prefix" stretchy="false">(</mo>
                    <mrow>
                      <msup>
                        <mn>50</mn>
                        <mi>o</mi>
                      </msup>
                    </mrow>
                    <mo fence="true" form="postfix" stretchy="false">)</mo>
                  </mrow>
                </mrow>
              </mfrac>
            </mrow>
          </mrow>
        </mrow>
        <mo fence="true" form="postfix" stretchy="true">)</mo>
      </mrow>
    </mrow>
    <annotation encoding="StarMath 5.0">x = - frac { 1 } { 9 }
  left( -9 + 3 sqrt{ 3 } cos( 50^o ) + 3 sqrt{ 3 } sin(  50^o )i 
    + frac { 27 left( 3 sqrt{ 3 } cos( 50^o ) - 3 sqrt{ 3 } sin( 50^o ) i right) }
           { 27 cos^2( 50^o ) + 27 sin^2( 50^o ) }
  right)</annotation>
  </semantics>
</math>
</file>

<file path=Object 5/content.xml><?xml version="1.0" encoding="utf-8"?>
<math xmlns="http://www.w3.org/1998/Math/MathML" display="block">
  <semantics>
    <mrow>
      <msub>
        <mi>a</mi>
        <mn>0</mn>
      </msub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a_{ 0 } left( a_0 - frac { 1 } { a_0 } right) = left( {a_0 - frac { 1 } { a_0 }} right)^2 - 1</annotation>
  </semantics>
</math>
</file>

<file path=Object 50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row>
                  <mn>27</mn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5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5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  <mn>27</mn>
              </mfrac>
            </mrow>
          </mrow>
        </mrow>
        <mo fence="true" form="postfix" stretchy="true">)</mo>
      </mrow>
    </mrow>
    <annotation encoding="StarMath 5.0">x = - frac { 1 } { 9 }
  left( -9 + 3 sqrt{ 3 } cos( 50^o ) + 3 sqrt{ 3 } sin(  50^o )i 
    + frac { 27 left( 3 sqrt{ 3 } cos( 50^o ) - 3 sqrt{ 3 } sin( 50^o ) i right) }
           { 27 }
  right)</annotation>
  </semantics>
</math>
</file>

<file path=Object 51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−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i>i</mi>
          </mrow>
        </mrow>
        <mo fence="true" form="postfix" stretchy="true">)</mo>
      </mrow>
    </mrow>
    <annotation encoding="StarMath 5.0">x = - frac { 1 } { 9 }
  left( -9 + 3 sqrt{ 3 } cos( 50^o ) + 3 sqrt{ 3 } sin(  50^o )i 
    + 3 sqrt{ 3 } cos( 50^o ) - 3 sqrt{ 3 } sin( 50^o ) i
  right)</annotation>
  </semantics>
</math>
</file>

<file path=Object 52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6</mn>
            </mrow>
            <msqrt>
              <mn>3</mn>
            </msqrt>
            <mi>cos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</mrow>
        </mrow>
        <mo fence="true" form="postfix" stretchy="true">)</mo>
      </mrow>
    </mrow>
    <annotation encoding="StarMath 5.0">x = - frac { 1 } { 9 }
  left( -9 + 6 sqrt{ 3 } cos( 50^o ) right)</annotation>
  </semantics>
</math>
</file>

<file path=Object 53/content.xml><?xml version="1.0" encoding="utf-8"?>
<math xmlns="http://www.w3.org/1998/Math/MathML" display="block">
  <semantics>
    <mrow>
      <mrow>
        <mi>x</mi>
        <mo stretchy="false">=</mo>
        <mrow>
          <mn>1</mn>
          <mo stretchy="false">−</mo>
          <mfrac>
            <mrow>
              <mn>2</mn>
              <msqrt>
                <mn>3</mn>
              </msqrt>
            </mrow>
            <mn>3</mn>
          </mfrac>
        </mrow>
      </mrow>
      <mi>cos</mi>
      <mrow>
        <mo fence="true" form="prefix" stretchy="false">(</mo>
        <mrow>
          <msup>
            <mn>50</mn>
            <mi>o</mi>
          </msup>
        </mrow>
        <mo fence="true" form="postfix" stretchy="false">)</mo>
      </mrow>
    </mrow>
    <annotation encoding="StarMath 5.0">x = 1 - frac { 2 sqrt{ 3 } } { 3 } cos( 50^o )</annotation>
  </semantics>
</math>
</file>

<file path=Object 54/content.xml><?xml version="1.0" encoding="utf-8"?>
<math xmlns="http://www.w3.org/1998/Math/MathML" display="block">
  <semantics>
    <mrow>
      <mi>x</mi>
      <mo stretchy="false">=</mo>
      <mn>0.257773</mn>
    </mrow>
    <annotation encoding="StarMath 5.0">x = 0.257773</annotation>
  </semantics>
</math>
</file>

<file path=Object 55/content.xml><?xml version="1.0" encoding="utf-8"?>
<math xmlns="http://www.w3.org/1998/Math/MathML" display="block">
  <semantics>
    <mrow>
      <msub>
        <mi>a</mi>
        <mn>0</mn>
      </msub>
      <mo stretchy="false">=</mo>
      <msqrt>
        <mi>x</mi>
      </msqrt>
    </mrow>
    <annotation encoding="StarMath 5.0">a_0 = sqrt { x }</annotation>
  </semantics>
</math>
</file>

<file path=Object 56/content.xml><?xml version="1.0" encoding="utf-8"?>
<math xmlns="http://www.w3.org/1998/Math/MathML" display="block">
  <semantics>
    <mrow>
      <msub>
        <mi>a</mi>
        <mn>0</mn>
      </msub>
      <mo stretchy="false">=</mo>
      <mn>0.507713</mn>
    </mrow>
    <annotation encoding="StarMath 5.0">a_0 = 0.507713</annotation>
  </semantics>
</math>
</file>

<file path=Object 57/content.xml><?xml version="1.0" encoding="utf-8"?>
<math xmlns="http://www.w3.org/1998/Math/MathML" display="block">
  <semantics>
    <mrow>
      <msub>
        <mi>a</mi>
        <mn>3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</mrow>
    </mrow>
    <annotation encoding="StarMath 5.0">a_{ 3 } = a_2 - frac { 1 } { a_2 }</annotation>
  </semantics>
</math>
</file>

<file path=Object 58/content.xml><?xml version="1.0" encoding="utf-8"?>
<math xmlns="http://www.w3.org/1998/Math/MathML" display="block">
  <semantics>
    <mrow>
      <msub>
        <mi>a</mi>
        <mn>1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</mrow>
    </mrow>
    <annotation encoding="StarMath 5.0">a_{ 1 } = a_0 - frac { 1 } { a_0} </annotation>
  </semantics>
</math>
</file>

<file path=Object 59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</mrow>
    <annotation encoding="StarMath 5.0">a_{ 2 } = a_1 - frac { 1 } { a_1 }</annotation>
  </semantics>
</math>
</file>

<file path=Object 6/content.xml><?xml version="1.0" encoding="utf-8"?>
<math xmlns="http://www.w3.org/1998/Math/MathML" display="block">
  <semantics>
    <mrow>
      <mrow>
        <msubsup>
          <mi>a</mi>
          <mn>0</mn>
          <mn>2</mn>
        </msubsup>
        <mo stretchy="false">−</mo>
        <mn>1</mn>
      </mrow>
      <mo stretchy="false">=</mo>
      <mrow>
        <msubsup>
          <mi>a</mi>
          <mn>0</mn>
          <mn>2</mn>
        </msubsup>
        <mo stretchy="false">−</mo>
        <mn>2</mn>
        <mo stretchy="false">+</mo>
        <mfrac>
          <mn>1</mn>
          <msubsup>
            <mi>a</mi>
            <mn>0</mn>
            <mn>2</mn>
          </msubsup>
        </mfrac>
        <mo stretchy="false">−</mo>
        <mn>1</mn>
      </mrow>
    </mrow>
    <annotation encoding="StarMath 5.0">a_0^2 - 1 = a_0^2 - 2 + { frac { 1 } { a_0^2 } } - 1</annotation>
  </semantics>
</math>
</file>

<file path=Object 60/content.xml><?xml version="1.0" encoding="utf-8"?>
<math xmlns="http://www.w3.org/1998/Math/MathML" display="block">
  <semantics>
    <mrow>
      <msub>
        <mi>a</mi>
        <mn>1</mn>
      </msub>
      <mo stretchy="false">=</mo>
      <mrow>
        <mn>0.507713</mn>
        <mo stretchy="false">−</mo>
        <mfrac>
          <mn>1</mn>
          <mn>0.507713</mn>
        </mfrac>
      </mrow>
    </mrow>
    <annotation encoding="StarMath 5.0">a_{ 1 } = 0.507713 - frac { 1 } { 0.507713 } </annotation>
  </semantics>
</math>
</file>

<file path=Object 61/content.xml><?xml version="1.0" encoding="utf-8"?>
<math xmlns="http://www.w3.org/1998/Math/MathML" display="block">
  <semantics>
    <mrow>
      <msub>
        <mi>a</mi>
        <mn>1</mn>
      </msub>
      <mo stretchy="false">=</mo>
      <mrow>
        <mo stretchy="false">−</mo>
        <mn>1.461902</mn>
      </mrow>
    </mrow>
    <annotation encoding="StarMath 5.0">a_1 = -1.461902</annotation>
  </semantics>
</math>
</file>

<file path=Object 62/content.xml><?xml version="1.0" encoding="utf-8"?>
<math xmlns="http://www.w3.org/1998/Math/MathML" display="block">
  <semantics>
    <mrow>
      <msub>
        <mi>a</mi>
        <mn>2</mn>
      </msub>
      <mo stretchy="false">=</mo>
      <mrow>
        <mrow>
          <mo stretchy="false">−</mo>
          <mn>1.461902</mn>
        </mrow>
        <mo stretchy="false">−</mo>
        <mfrac>
          <mn>1</mn>
          <mrow>
            <mo stretchy="false">−</mo>
            <mn>1.461902</mn>
          </mrow>
        </mfrac>
      </mrow>
    </mrow>
    <annotation encoding="StarMath 5.0">a_{ 2 } = -1.461902 - frac { 1 } { -1.461902 }</annotation>
  </semantics>
</math>
</file>

<file path=Object 63/content.xml><?xml version="1.0" encoding="utf-8"?>
<math xmlns="http://www.w3.org/1998/Math/MathML" display="block">
  <semantics>
    <mrow>
      <msub>
        <mi>a</mi>
        <mn>2</mn>
      </msub>
      <mo stretchy="false">=</mo>
      <mrow>
        <mo stretchy="false">−</mo>
        <mn>0.777862</mn>
      </mrow>
    </mrow>
    <annotation encoding="StarMath 5.0">a_{ 2 } = -0.777862</annotation>
  </semantics>
</math>
</file>

<file path=Object 64/content.xml><?xml version="1.0" encoding="utf-8"?>
<math xmlns="http://www.w3.org/1998/Math/MathML" display="block">
  <semantics>
    <mrow>
      <msub>
        <mi>a</mi>
        <mn>3</mn>
      </msub>
      <mo stretchy="false">=</mo>
      <mrow>
        <mrow>
          <mo stretchy="false">−</mo>
          <mn>0.777862</mn>
        </mrow>
        <mo stretchy="false">−</mo>
        <mfrac>
          <mn>1</mn>
          <mrow>
            <mo stretchy="false">−</mo>
            <mn>0.777862</mn>
          </mrow>
        </mfrac>
      </mrow>
    </mrow>
    <annotation encoding="StarMath 5.0">a_{ 3 } = -0.777862 - frac { 1 } { -0.777862 }</annotation>
  </semantics>
</math>
</file>

<file path=Object 65/content.xml><?xml version="1.0" encoding="utf-8"?>
<math xmlns="http://www.w3.org/1998/Math/MathML" display="block">
  <semantics>
    <mrow>
      <msub>
        <mi>a</mi>
        <mn>3</mn>
      </msub>
      <mo stretchy="false">=</mo>
      <mn>0.507713</mn>
      <mo stretchy="false">=</mo>
      <msub>
        <mi>a</mi>
        <mn>0</mn>
      </msub>
    </mrow>
    <annotation encoding="StarMath 5.0">a_{ 3 } = 0.507713 = a_0</annotation>
  </semantics>
</math>
</file>

<file path=Object 66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row>
              <mn>3</mn>
              <mi>a</mi>
            </mrow>
          </mfrac>
        </mrow>
      </mrow>
      <mrow>
        <mo fence="true" form="prefix" stretchy="true">(</mo>
        <mrow>
          <mrow>
            <mrow>
              <mi>b</mi>
              <mo stretchy="false">+</mo>
              <msup>
                <mi>ξ</mi>
                <mi>k</mi>
              </msup>
            </mrow>
            <mrow>
              <mi>C</mi>
              <mo stretchy="false">+</mo>
              <mfrac>
                <msub>
                  <mi mathvariant="normal">Δ</mi>
                  <mn>0</mn>
                </msub>
                <mrow>
                  <msup>
                    <mi>ξ</mi>
                    <mi>k</mi>
                  </msup>
                  <mi>C</mi>
                </mrow>
              </mfrac>
            </mrow>
          </mrow>
        </mrow>
        <mo fence="true" form="postfix" stretchy="true">)</mo>
      </mrow>
      <mi>,</mi>
      <mrow>
        <mi>k</mi>
        <mo stretchy="false">∈</mo>
        <mrow>
          <mo fence="true" form="prefix" stretchy="false">{</mo>
          <mrow>
            <mrow>
              <mn>0</mn>
              <mi>,</mi>
              <mn>1</mn>
              <mi>,</mi>
              <mn>2</mn>
            </mrow>
          </mrow>
          <mo fence="true" form="postfix" stretchy="false">}</mo>
        </mrow>
      </mrow>
    </mrow>
    <annotation encoding="StarMath 5.0">x = - frac { 1 } { 3a } left( b + %xi^k C + frac { %DELTA_0 } { %xi^k C } right), k in lbrace 0, 1, 2 rbrace </annotation>
  </semantics>
</math>
</file>

<file path=Object 67/content.xml><?xml version="1.0" encoding="utf-8"?>
<math xmlns="http://www.w3.org/1998/Math/MathML" display="block">
  <semantics>
    <mrow>
      <mi>ξ</mi>
      <mo stretchy="false">=</mo>
      <mfrac>
        <mrow>
          <mrow>
            <mrow>
              <mo stretchy="false">−</mo>
              <mn>1</mn>
            </mrow>
            <mo stretchy="false">+</mo>
            <msqrt>
              <mn>3</mn>
            </msqrt>
          </mrow>
          <mi>i</mi>
        </mrow>
        <mn>2</mn>
      </mfrac>
    </mrow>
    <annotation encoding="StarMath 5.0">%xi = frac { -1 + sqrt{ 3 } i } { 2 }</annotation>
  </semantics>
</math>
</file>

<file path=Object 68/content.xml><?xml version="1.0" encoding="utf-8"?>
<math xmlns="http://www.w3.org/1998/Math/MathML" display="block">
  <semantics>
    <mrow>
      <mi>ξ</mi>
      <mrow>
        <mi>C</mi>
        <mo stretchy="false">=</mo>
        <mfrac>
          <mrow>
            <mrow>
              <mrow>
                <mo stretchy="false">−</mo>
                <mn>1</mn>
              </mrow>
              <mo stretchy="false">+</mo>
              <msqrt>
                <mn>3</mn>
              </msqrt>
            </mrow>
            <mi>i</mi>
          </mrow>
          <mn>2</mn>
        </mfrac>
      </mrow>
      <mrow>
        <mo fence="true" form="prefix" stretchy="true">(</mo>
        <mrow>
          <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+</mo>
              <msqrt>
                <mn>3</mn>
              </msqrt>
            </mrow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i>i</mi>
          </mrow>
        </mrow>
        <mo fence="true" form="postfix" stretchy="true">)</mo>
      </mrow>
    </mrow>
    <annotation encoding="StarMath 5.0">%xi C = frac { -1 + sqrt { 3 } i } { 2 } left( sqrt{ 3 } cos( 50^o ) + sqrt{ 3 } sin(  50^o )i right)</annotation>
  </semantics>
</math>
</file>

<file path=Object 69/content.xml><?xml version="1.0" encoding="utf-8"?>
<math xmlns="http://www.w3.org/1998/Math/MathML" display="block">
  <semantics>
    <mrow>
      <mi>ξ</mi>
      <mrow>
        <mi>C</mi>
        <mo stretchy="false">=</mo>
        <mfrac>
          <mn>1</mn>
          <mn>2</mn>
        </mfrac>
      </mrow>
      <mrow>
        <mo fence="true" form="prefix" stretchy="true">(</mo>
        <mrow>
          <mrow>
            <mrow>
              <mo stretchy="false">−</mo>
              <msqrt>
                <mn>3</mn>
              </msqrt>
            </mrow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−</mo>
              <msqrt>
                <mn>3</mn>
              </msqrt>
            </mrow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n>3</mn>
            </mrow>
            <mi>cos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−</mo>
              <mn>3</mn>
            </mrow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</mrow>
        </mrow>
        <mo fence="true" form="postfix" stretchy="true">)</mo>
      </mrow>
    </mrow>
    <annotation encoding="StarMath 5.0">%xi C = frac { 1 } { 2 } left( -sqrt{ 3 } cos( 50^o ) - sqrt{ 3 } sin(  50^o )i + 3 cos( 50^o ) i - 3 sin(  50^o ) right)</annotation>
  </semantics>
</math>
</file>

<file path=Object 7/content.xml><?xml version="1.0" encoding="utf-8"?>
<math xmlns="http://www.w3.org/1998/Math/MathML" display="block">
  <semantics>
    <mrow>
      <mn>0</mn>
      <mo stretchy="false">=</mo>
      <mrow>
        <mrow>
          <mo stretchy="false">−</mo>
          <mn>2</mn>
        </mrow>
        <mo stretchy="false">+</mo>
        <mfrac>
          <mn>1</mn>
          <msubsup>
            <mi>a</mi>
            <mn>0</mn>
            <mn>2</mn>
          </msubsup>
        </mfrac>
      </mrow>
    </mrow>
    <annotation encoding="StarMath 5.0">0 = -2 + frac { 1 } { a_0^2 }</annotation>
  </semantics>
</math>
</file>

<file path=Object 70/content.xml><?xml version="1.0" encoding="utf-8"?>
<math xmlns="http://www.w3.org/1998/Math/MathML" display="block">
  <semantics>
    <mrow>
      <mi>ξ</mi>
      <mrow>
        <mi>C</mi>
        <mo stretchy="false">=</mo>
        <mfrac>
          <mn>1</mn>
          <mn>2</mn>
        </mfrac>
      </mrow>
      <mrow>
        <mo fence="true" form="prefix" stretchy="true">(</mo>
        <mrow>
          <mrow>
            <mrow>
              <mo stretchy="false">−</mo>
              <msqrt>
                <mn>3</mn>
              </msqrt>
            </mrow>
            <mi>cos</mi>
            <mrow>
              <mrow>
                <mo fence="true" form="prefix" stretchy="false">(</mo>
                <mrow>
                  <msup>
                    <mn>50</mn>
                    <mi>o</mi>
                  </msup>
                </mrow>
                <mo fence="true" form="postfix" stretchy="false">)</mo>
              </mrow>
              <mo stretchy="false">−</mo>
              <msqrt>
                <mn>3</mn>
              </msqrt>
            </mrow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+</mo>
              <mn>3</mn>
            </mrow>
            <mi>cos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  <mrow>
              <mi>i</mi>
              <mo stretchy="false">−</mo>
              <mn>3</mn>
            </mrow>
            <mi>sin</mi>
            <mrow>
              <mo fence="true" form="prefix" stretchy="false">(</mo>
              <mrow>
                <msup>
                  <mn>50</mn>
                  <mi>o</mi>
                </msup>
              </mrow>
              <mo fence="true" form="postfix" stretchy="false">)</mo>
            </mrow>
          </mrow>
        </mrow>
        <mo fence="true" form="postfix" stretchy="true">)</mo>
      </mrow>
    </mrow>
    <annotation encoding="StarMath 5.0">%xi C = frac { 1 } { 2 } left( -sqrt{ 3 } cos( 50^o ) - sqrt{ 3 } sin(  50^o )i + 3 cos( 50^o ) i - 3 sin(  50^o ) right)</annotation>
  </semantics>
</math>
</file>

<file path=Object 71/content.xml><?xml version="1.0" encoding="utf-8"?>
<math xmlns="http://www.w3.org/1998/Math/MathML" display="block">
  <semantics>
    <mrow>
      <mi>ξ</mi>
      <mrow>
        <mi>C</mi>
        <mo stretchy="false">=</mo>
        <mrow>
          <mrow>
            <mo fence="true" form="prefix" stretchy="false">(</mo>
            <mrow>
              <mrow>
                <mn>1</mn>
                <mi>,</mi>
                <msup>
                  <mn>120</mn>
                  <mi>o</mi>
                </msup>
              </mrow>
            </mrow>
            <mo fence="true" form="postfix" stretchy="false">)</mo>
          </mrow>
          <mo stretchy="false">∗</mo>
          <mrow>
            <mo fence="true" form="prefix" stretchy="false">(</mo>
            <mrow>
              <mrow>
                <mn>3</mn>
                <msqrt>
                  <mn>3</mn>
                </msqrt>
                <mi>,</mi>
                <msup>
                  <mn>50</mn>
                  <mi>o</mi>
                </msup>
              </mrow>
            </mrow>
            <mo fence="true" form="postfix" stretchy="false">)</mo>
          </mrow>
        </mrow>
      </mrow>
    </mrow>
    <annotation encoding="StarMath 5.0">%xi C = ( 1, 120^o ) * ( 3 sqrt{ 3 }, 50^o )</annotation>
  </semantics>
</math>
</file>

<file path=Object 72/content.xml><?xml version="1.0" encoding="utf-8"?>
<math xmlns="http://www.w3.org/1998/Math/MathML" display="block">
  <semantics>
    <mrow>
      <mi>ξ</mi>
      <mrow>
        <mi>C</mi>
        <mo stretchy="false">=</mo>
        <mrow>
          <mo fence="true" form="prefix" stretchy="false">(</mo>
          <mrow>
            <mrow>
              <mn>3</mn>
              <msqrt>
                <mn>3</mn>
              </msqrt>
              <mi>,</mi>
              <msup>
                <mn>170</mn>
                <mi>o</mi>
              </msup>
            </mrow>
          </mrow>
          <mo fence="true" form="postfix" stretchy="false">)</mo>
        </mrow>
      </mrow>
    </mrow>
    <annotation encoding="StarMath 5.0">%xi C = ( 3 sqrt{ 3 }, 170^o )</annotation>
  </semantics>
</math>
</file>

<file path=Object 73/content.xml><?xml version="1.0" encoding="utf-8"?>
<math xmlns="http://www.w3.org/1998/Math/MathML" display="block">
  <semantics>
    <mrow>
      <mi>ξ</mi>
      <mrow>
        <mi>C</mi>
        <mo stretchy="false">=</mo>
        <mrow>
          <mo fence="true" form="prefix" stretchy="true">(</mo>
          <mrow>
            <mrow>
              <mn>3</mn>
              <msqrt>
                <mn>3</mn>
              </msqrt>
              <mi>cos</mi>
              <mrow>
                <mrow>
                  <mo fence="true" form="prefix" stretchy="false">(</mo>
                  <mrow>
                    <msup>
                      <mn>170</mn>
                      <mi>o</mi>
                    </msup>
                  </mrow>
                  <mo fence="true" form="postfix" stretchy="false">)</mo>
                </mrow>
                <mo stretchy="false">+</mo>
                <mn>3</mn>
              </mrow>
              <msqrt>
                <mn>3</mn>
              </msqrt>
              <mi>sin</mi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i>i</mi>
            </mrow>
          </mrow>
          <mo fence="true" form="postfix" stretchy="true">)</mo>
        </mrow>
      </mrow>
    </mrow>
    <annotation encoding="StarMath 5.0">%xi C = left( 3 sqrt{ 3 } cos( 170^o ) + 3 sqrt{ 3 } sin( 170^o )i right)</annotation>
  </semantics>
</math>
</file>

<file path=Object 74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n>27</mn>
                <mrow>
                  <mn>3</mn>
                  <msqrt>
                    <mn>3</mn>
                  </msqrt>
                  <mi>cos</mi>
                  <mrow>
                    <mrow>
                      <mo fence="true" form="prefix" stretchy="false">(</mo>
                      <mrow>
                        <msup>
                          <mn>170</mn>
                          <mi>o</mi>
                        </msup>
                      </mrow>
                      <mo fence="true" form="postfix" stretchy="false">)</mo>
                    </mrow>
                    <mo stretchy="false">+</mo>
                    <mn>3</mn>
                  </mrow>
                  <msqrt>
                    <mn>3</mn>
                  </msqrt>
                  <mi>sin</mi>
                  <mrow>
                    <mo fence="true" form="prefix" stretchy="false">(</mo>
                    <mrow>
                      <msup>
                        <mn>170</mn>
                        <mi>o</mi>
                      </msup>
                    </mrow>
                    <mo fence="true" form="postfix" stretchy="false">)</mo>
                  </mrow>
                  <mi>i</mi>
                </mrow>
              </mfrac>
            </mrow>
          </mrow>
        </mrow>
        <mo fence="true" form="postfix" stretchy="true">)</mo>
      </mrow>
    </mrow>
    <annotation encoding="StarMath 5.0">x = - frac { 1 } { 9 }
  left(
    -9 + 3 sqrt{ 3 } cos( 170^o ) + 3 sqrt{ 3 } sin( 170^o )i + frac { 27 } { 3 sqrt{ 3 } cos( 170^o ) + 3 sqrt{ 3 } sin( 170^o )i }
  right)</annotation>
  </semantics>
</math>
</file>

<file path=Object 75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row>
                  <mn>27</mn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17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17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  <mrow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17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+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17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17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17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</mfrac>
            </mrow>
          </mrow>
        </mrow>
        <mo fence="true" form="postfix" stretchy="true">)</mo>
      </mrow>
    </mrow>
    <annotation encoding="StarMath 5.0">x = - frac { 1 } { 9 }
  left( -9 + 3 sqrt{ 3 } cos( 170^o ) + 3 sqrt{ 3 } sin( 170^o )i
    + frac { 27 left(3 sqrt{ 3 } cos( 170^o ) - 3 sqrt{ 3 } sin( 170^o )i right)}
           { left(3 sqrt{ 3 } cos( 170^o ) + 3 sqrt{ 3 } sin( 170^o )i right) left(3 sqrt{ 3 } cos( 170^o ) - 3 sqrt{ 3 } sin( 170^o )i right) }
  right)</annotation>
  </semantics>
</math>
</file>

<file path=Object 76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  <mrow>
              <mi>i</mi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o stretchy="false">−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  <mi>i</mi>
          </mrow>
        </mrow>
        <mo fence="true" form="postfix" stretchy="true">)</mo>
      </mrow>
    </mrow>
    <annotation encoding="StarMath 5.0">x = - frac { 1 } { 9 }
  left( -9 + 3 sqrt{ 3 } cos( 170^o ) + 3 sqrt{ 3 } sin( 170^o )i 
    + 3 sqrt{ 3 } cos( 170^o ) - 3 sqrt{ 3 } sin( 170^o ) i
  right)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row>
                  <mn>27</mn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17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17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  <mrow>
                  <mn>27</mn>
                  <msup>
                    <mi>cos</mi>
                    <mn>2</mn>
                  </msup>
                  <mrow>
                    <mrow>
                      <mo fence="true" form="prefix" stretchy="false">(</mo>
                      <mrow>
                        <msup>
                          <mn>170</mn>
                          <mi>o</mi>
                        </msup>
                      </mrow>
                      <mo fence="true" form="postfix" stretchy="false">)</mo>
                    </mrow>
                    <mo stretchy="false">+</mo>
                    <mn>27</mn>
                  </mrow>
                  <msup>
                    <mi>sin</mi>
                    <mn>2</mn>
                  </msup>
                  <mrow>
                    <mo fence="true" form="prefix" stretchy="false">(</mo>
                    <mrow>
                      <msup>
                        <mn>170</mn>
                        <mi>o</mi>
                      </msup>
                    </mrow>
                    <mo fence="true" form="postfix" stretchy="false">)</mo>
                  </mrow>
                </mrow>
              </mfrac>
            </mrow>
          </mrow>
        </mrow>
        <mo fence="true" form="postfix" stretchy="true">)</mo>
      </mrow>
    </mrow>
    <annotation encoding="StarMath 5.0">x = - frac { 1 } { 9 }
  left( -9 + 3 sqrt{ 3 } cos( 170^o ) + 3 sqrt{ 3 } sin( 170^o )i 
    + frac { 27 left( 3 sqrt{ 3 } cos( 170^o ) - 3 sqrt{ 3 } sin( 170^o ) i right) }
           { 27 cos^2( 170^o ) + 27 sin^2( 170^o ) }
  right)</annotation>
  </semantics>
</math>
</file>

<file path=Object 78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3</mn>
            </mrow>
            <msqrt>
              <mn>3</mn>
            </msqrt>
            <mi>cos</mi>
            <mrow>
              <mrow>
                <mo fence="true" form="prefix" stretchy="false">(</mo>
                <mrow>
                  <msup>
                    <mn>170</mn>
                    <mi>o</mi>
                  </msup>
                </mrow>
                <mo fence="true" form="postfix" stretchy="false">)</mo>
              </mrow>
              <mo stretchy="false">+</mo>
              <mn>3</mn>
            </mrow>
            <msqrt>
              <mn>3</mn>
            </msqrt>
            <mi>sin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  <mrow>
              <mi>i</mi>
              <mo stretchy="false">+</mo>
              <mfrac>
                <mrow>
                  <mn>27</mn>
                  <mrow>
                    <mo fence="true" form="prefix" stretchy="true">(</mo>
                    <mrow>
                      <mrow>
                        <mn>3</mn>
                        <msqrt>
                          <mn>3</mn>
                        </msqrt>
                        <mi>cos</mi>
                        <mrow>
                          <mrow>
                            <mo fence="true" form="prefix" stretchy="false">(</mo>
                            <mrow>
                              <msup>
                                <mn>170</mn>
                                <mi>o</mi>
                              </msup>
                            </mrow>
                            <mo fence="true" form="postfix" stretchy="false">)</mo>
                          </mrow>
                          <mo stretchy="false">−</mo>
                          <mn>3</mn>
                        </mrow>
                        <msqrt>
                          <mn>3</mn>
                        </msqrt>
                        <mi>sin</mi>
                        <mrow>
                          <mo fence="true" form="prefix" stretchy="false">(</mo>
                          <mrow>
                            <msup>
                              <mn>170</mn>
                              <mi>o</mi>
                            </msup>
                          </mrow>
                          <mo fence="true" form="postfix" stretchy="false">)</mo>
                        </mrow>
                        <mi>i</mi>
                      </mrow>
                    </mrow>
                    <mo fence="true" form="postfix" stretchy="true">)</mo>
                  </mrow>
                </mrow>
                <mn>27</mn>
              </mfrac>
            </mrow>
          </mrow>
        </mrow>
        <mo fence="true" form="postfix" stretchy="true">)</mo>
      </mrow>
    </mrow>
    <annotation encoding="StarMath 5.0">x = - frac { 1 } { 9 }
  left( -9 + 3 sqrt{ 3 } cos( 170^o ) + 3 sqrt{ 3 } sin( 170^o )i 
    + frac { 27 left( 3 sqrt{ 3 } cos( 170^o ) - 3 sqrt{ 3 } sin( 170^o ) i right) }
           { 27 }
  right)</annotation>
  </semantics>
</math>
</file>

<file path=Object 79/content.xml><?xml version="1.0" encoding="utf-8"?>
<math xmlns="http://www.w3.org/1998/Math/MathML" display="block">
  <semantics>
    <mrow>
      <mi>x</mi>
      <mo stretchy="false">=</mo>
      <mn>2.137158</mn>
    </mrow>
    <annotation encoding="StarMath 5.0">x = 2.137158</annotation>
  </semantics>
</math>
</file>

<file path=Object 8/content.xml><?xml version="1.0" encoding="utf-8"?>
<math xmlns="http://www.w3.org/1998/Math/MathML" display="block">
  <semantics>
    <mrow>
      <mfrac>
        <mn>1</mn>
        <msubsup>
          <mi>a</mi>
          <mn>0</mn>
          <mn>2</mn>
        </msubsup>
      </mfrac>
      <mo stretchy="false">=</mo>
      <mn>2</mn>
    </mrow>
    <annotation encoding="StarMath 5.0">frac { 1 } { a_0^2 } = 2</annotation>
  </semantics>
</math>
</file>

<file path=Object 80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n>1</mn>
            <mn>9</mn>
          </mfrac>
        </mrow>
      </mrow>
      <mrow>
        <mo fence="true" form="prefix" stretchy="true">(</mo>
        <mrow>
          <mrow>
            <mrow>
              <mrow>
                <mo stretchy="false">−</mo>
                <mn>9</mn>
              </mrow>
              <mo stretchy="false">+</mo>
              <mn>6</mn>
            </mrow>
            <msqrt>
              <mn>3</mn>
            </msqrt>
            <mi>cos</mi>
            <mrow>
              <mo fence="true" form="prefix" stretchy="false">(</mo>
              <mrow>
                <msup>
                  <mn>170</mn>
                  <mi>o</mi>
                </msup>
              </mrow>
              <mo fence="true" form="postfix" stretchy="false">)</mo>
            </mrow>
          </mrow>
        </mrow>
        <mo fence="true" form="postfix" stretchy="true">)</mo>
      </mrow>
    </mrow>
    <annotation encoding="StarMath 5.0">x = - frac { 1 } { 9 }
  left( -9 + 6 sqrt{ 3 } cos( 170^o ) right)</annotation>
  </semantics>
</math>
</file>

<file path=Object 81/content.xml><?xml version="1.0" encoding="utf-8"?>
<math xmlns="http://www.w3.org/1998/Math/MathML" display="block">
  <semantics>
    <mrow>
      <mrow>
        <mi>x</mi>
        <mo stretchy="false">=</mo>
        <mrow>
          <mn>1</mn>
          <mo stretchy="false">−</mo>
          <mfrac>
            <mrow>
              <mn>2</mn>
              <msqrt>
                <mn>3</mn>
              </msqrt>
            </mrow>
            <mn>3</mn>
          </mfrac>
        </mrow>
      </mrow>
      <mi>cos</mi>
      <mrow>
        <mo fence="true" form="prefix" stretchy="false">(</mo>
        <mrow>
          <msup>
            <mn>170</mn>
            <mi>o</mi>
          </msup>
        </mrow>
        <mo fence="true" form="postfix" stretchy="false">)</mo>
      </mrow>
    </mrow>
    <annotation encoding="StarMath 5.0">x = 1 - frac { 2 sqrt{ 3 } } { 3 } cos( 170^o )</annotation>
  </semantics>
</math>
</file>

<file path=Object 82/content.xml><?xml version="1.0" encoding="utf-8"?>
<math xmlns="http://www.w3.org/1998/Math/MathML" display="block">
  <semantics>
    <mrow>
      <msub>
        <mi>a</mi>
        <mn>0</mn>
      </msub>
      <mo stretchy="false">=</mo>
      <mn>1.461902</mn>
    </mrow>
    <annotation encoding="StarMath 5.0">a_0 = 1.461902</annotation>
  </semantics>
</math>
</file>

<file path=Object 83/content.xml><?xml version="1.0" encoding="utf-8"?>
<math xmlns="http://www.w3.org/1998/Math/MathML" display="block">
  <semantics>
    <mrow>
      <mi>x</mi>
      <mo stretchy="false">=</mo>
      <mn>0.605069</mn>
    </mrow>
    <annotation encoding="StarMath 5.0">x = 0.605069</annotation>
  </semantics>
</math>
</file>

<file path=Object 84/content.xml><?xml version="1.0" encoding="utf-8"?>
<math xmlns="http://www.w3.org/1998/Math/MathML" display="block">
  <semantics>
    <mrow>
      <mrow>
        <mi>x</mi>
        <mo stretchy="false">=</mo>
        <mrow>
          <mn>1</mn>
          <mo stretchy="false">−</mo>
          <mfrac>
            <mrow>
              <mn>2</mn>
              <msqrt>
                <mn>3</mn>
              </msqrt>
            </mrow>
            <mn>3</mn>
          </mfrac>
        </mrow>
      </mrow>
      <mi>cos</mi>
      <mrow>
        <mo fence="true" form="prefix" stretchy="false">(</mo>
        <mrow>
          <msup>
            <mn>290</mn>
            <mi>o</mi>
          </msup>
        </mrow>
        <mo fence="true" form="postfix" stretchy="false">)</mo>
      </mrow>
    </mrow>
    <annotation encoding="StarMath 5.0">x = 1 - frac { 2 sqrt{ 3 } } { 3 } cos( 290^o )</annotation>
  </semantics>
</math>
</file>

<file path=Object 85/content.xml><?xml version="1.0" encoding="utf-8"?>
<math xmlns="http://www.w3.org/1998/Math/MathML" display="block">
  <semantics>
    <mrow>
      <msub>
        <mi>a</mi>
        <mn>0</mn>
      </msub>
      <mo stretchy="false">=</mo>
      <mn>0.777862</mn>
    </mrow>
    <annotation encoding="StarMath 5.0">a_0 = 0.777862</annotation>
  </semantics>
</math>
</file>

<file path=Object 86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i>S</mi>
      </mrow>
      <mrow>
        <mrow>
          <mo fence="true" form="prefix" stretchy="false">(</mo>
          <mrow>
            <mn>2</mn>
          </mrow>
          <mo fence="true" form="postfix" stretchy="false">)</mo>
        </mrow>
        <mo stretchy="false">+</mo>
        <mrow>
          <mn>6</mn>
          <mo stretchy="false">∗</mo>
          <mn>1.969615</mn>
        </mrow>
      </mrow>
    </mrow>
    <annotation encoding="StarMath 5.0">S( 3 ) = S( 2 ) + 6*1.969615</annotation>
  </semantics>
</math>
</file>

<file path=Object 8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n>2.828427</mn>
          <mo stretchy="false">+</mo>
          <mn>11.817693</mn>
        </mrow>
      </mrow>
    </mrow>
    <annotation encoding="StarMath 5.0">S( 3 ) = 2.828427 + 11.817693</annotation>
  </semantics>
</math>
</file>

<file path=Object 88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n>14.64612</mn>
      </mrow>
    </mrow>
    <annotation encoding="StarMath 5.0">S( 3 ) = 14.64612</annotation>
  </semantics>
</math>
</file>

<file path=Object 89/content.xml><?xml version="1.0" encoding="utf-8"?>
<math xmlns="http://www.w3.org/1998/Math/MathML" display="block">
  <semantics>
    <mrow>
      <msub>
        <mi>a</mi>
        <mn>4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  <mo stretchy="false">−</mo>
        <mfrac>
          <mn>1</mn>
          <mrow>
            <msub>
              <mi>a</mi>
              <mn>1</mn>
            </msub>
            <mo stretchy="false">−</mo>
            <mfrac>
              <mn>1</mn>
              <msub>
                <mi>a</mi>
                <mn>1</mn>
              </msub>
            </mfrac>
          </mrow>
        </mfrac>
        <mo stretchy="false">−</mo>
        <mfrac>
          <mn>1</mn>
          <mrow>
            <msub>
              <mi>a</mi>
              <mn>1</mn>
            </msub>
            <mo stretchy="false">−</mo>
            <mfrac>
              <mn>1</mn>
              <msub>
                <mi>a</mi>
                <mn>1</mn>
              </msub>
            </mfrac>
            <mo stretchy="false">−</mo>
            <mfrac>
              <mn>1</mn>
              <mrow>
                <msub>
                  <mi>a</mi>
                  <mn>1</mn>
                </msub>
                <mo stretchy="false">−</mo>
                <mfrac>
                  <mn>1</mn>
                  <msub>
                    <mi>a</mi>
                    <mn>1</mn>
                  </msub>
                </mfrac>
              </mrow>
            </mfrac>
          </mrow>
        </mfrac>
      </mrow>
    </mrow>
    <annotation encoding="StarMath 5.0">a_{ 4 } = {{ a_1 - frac { 1 } { a_1 }} - frac { 1 } { a_1 - frac { 1 } { a_1 } }} - frac { 1 } { { a_1 - frac { 1 } { a_1 }} - frac { 1 } { a_1 - frac { 1 } { a_1 } } }</annotation>
  </semantics>
</math>
</file>

<file path=Object 9/content.xml><?xml version="1.0" encoding="utf-8"?>
<math xmlns="http://www.w3.org/1998/Math/MathML" display="block">
  <semantics>
    <mrow>
      <msubsup>
        <mi>a</mi>
        <mn>0</mn>
        <mn>2</mn>
      </msubsup>
      <mo stretchy="false">=</mo>
      <mfrac>
        <mn>1</mn>
        <mn>2</mn>
      </mfrac>
    </mrow>
    <annotation encoding="StarMath 5.0">a_0^2 = frac { 1 } { 2 }</annotation>
  </semantics>
</math>
</file>

<file path=Object 90/content.xml><?xml version="1.0" encoding="utf-8"?>
<math xmlns="http://www.w3.org/1998/Math/MathML" display="block">
  <semantics>
    <mrow>
      <msub>
        <mi>a</mi>
        <mn>1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</mrow>
    </mrow>
    <annotation encoding="StarMath 5.0">a_{ 1 } = a_0 - frac { 1 } { a_0 }</annotation>
  </semantics>
</math>
</file>

<file path=Object 91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a</mi>
          <mn>1</mn>
        </msub>
        <mo stretchy="false">−</mo>
        <mfrac>
          <mn>1</mn>
          <msub>
            <mi>a</mi>
            <mn>1</mn>
          </msub>
        </mfrac>
      </mrow>
    </mrow>
    <annotation encoding="StarMath 5.0">a_{ 2 } = a_1 - frac { 1 } { a_1 }</annotation>
  </semantics>
</math>
</file>

<file path=Object 92/content.xml><?xml version="1.0" encoding="utf-8"?>
<math xmlns="http://www.w3.org/1998/Math/MathML" display="block">
  <semantics>
    <mrow>
      <msub>
        <mi>a</mi>
        <mn>3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</mrow>
    </mrow>
    <annotation encoding="StarMath 5.0">a_{ 3 } = a_2 - frac { 1 } { a_2 }</annotation>
  </semantics>
</math>
</file>

<file path=Object 93/content.xml><?xml version="1.0" encoding="utf-8"?>
<math xmlns="http://www.w3.org/1998/Math/MathML" display="block">
  <semantics>
    <mrow>
      <msub>
        <mi>a</mi>
        <mn>4</mn>
      </msub>
      <mo stretchy="false">=</mo>
      <mrow>
        <msub>
          <mi>a</mi>
          <mn>2</mn>
        </msub>
        <mo stretchy="false">−</mo>
        <mfrac>
          <mn>1</mn>
          <msub>
            <mi>a</mi>
            <mn>2</mn>
          </msub>
        </mfrac>
        <mo stretchy="false">−</mo>
        <mfrac>
          <mn>1</mn>
          <mrow>
            <msub>
              <mi>a</mi>
              <mn>2</mn>
            </msub>
            <mo stretchy="false">−</mo>
            <mfrac>
              <mn>1</mn>
              <msub>
                <mi>a</mi>
                <mn>2</mn>
              </msub>
            </mfrac>
          </mrow>
        </mfrac>
      </mrow>
    </mrow>
    <annotation encoding="StarMath 5.0">a_4 = {a_2 - frac { 1 } { a_2 }} - frac { 1 } { a_2 - frac { 1 } { a_2 } }</annotation>
  </semantics>
</math>
</file>

<file path=Object 94/content.xml><?xml version="1.0" encoding="utf-8"?>
<math xmlns="http://www.w3.org/1998/Math/MathML" display="block">
  <semantics>
    <mrow>
      <msub>
        <mi>a</mi>
        <mn>4</mn>
      </msub>
      <mo stretchy="false">=</mo>
      <mrow>
        <msub>
          <mi>a</mi>
          <mn>3</mn>
        </msub>
        <mo stretchy="false">−</mo>
        <mfrac>
          <mn>1</mn>
          <msub>
            <mi>a</mi>
            <mn>3</mn>
          </msub>
        </mfrac>
      </mrow>
      <mo stretchy="false">=</mo>
      <msub>
        <mi>a</mi>
        <mn>0</mn>
      </msub>
    </mrow>
    <annotation encoding="StarMath 5.0">a_{ 4 } = a_3 - frac { 1 } { a_3 } = a_0</annotation>
  </semantics>
</math>
</file>

<file path=Object 95/content.xml><?xml version="1.0" encoding="utf-8"?>
<math xmlns="http://www.w3.org/1998/Math/MathML" display="block">
  <semantics>
    <mrow>
      <msub>
        <mi>a</mi>
        <mn>0</mn>
      </msub>
      <mo stretchy="false">=</mo>
      <mrow>
        <msub>
          <mi>a</mi>
          <mn>0</mn>
        </msub>
        <mo stretchy="false">−</mo>
        <mfrac>
          <mn>1</mn>
          <msub>
            <mi>a</mi>
            <mn>0</mn>
          </msub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</mrow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</mrow>
        </mfrac>
        <mo stretchy="false">−</mo>
        <mfrac>
          <mn>1</mn>
          <mrow>
            <msub>
              <mi>a</mi>
              <mn>0</mn>
            </msub>
            <mo stretchy="false">−</mo>
            <mfrac>
              <mn>1</mn>
              <msub>
                <mi>a</mi>
                <mn>0</mn>
              </msub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</mrow>
            </mfrac>
            <mo stretchy="false">−</mo>
            <mfrac>
              <mn>1</mn>
              <mrow>
                <msub>
                  <mi>a</mi>
                  <mn>0</mn>
                </msub>
                <mo stretchy="false">−</mo>
                <mfrac>
                  <mn>1</mn>
                  <msub>
                    <mi>a</mi>
                    <mn>0</mn>
                  </msub>
                </mfrac>
                <mo stretchy="false">−</mo>
                <mfrac>
                  <mn>1</mn>
                  <mrow>
                    <msub>
                      <mi>a</mi>
                      <mn>0</mn>
                    </msub>
                    <mo stretchy="false">−</mo>
                    <mfrac>
                      <mn>1</mn>
                      <msub>
                        <mi>a</mi>
                        <mn>0</mn>
                      </msub>
                    </mfrac>
                  </mrow>
                </mfrac>
              </mrow>
            </mfrac>
          </mrow>
        </mfrac>
      </mrow>
    </mrow>
    <annotation encoding="StarMath 5.0">a_{ 0 } = {{ {a_0 - frac { 1 } { a_0 }}
        - frac { 1 } { a_0 - frac { 1 } { a_0 } }}
        - frac { 1 } { {a_0 - frac { 1 } { a_0 }} - frac { 1 } { a_0 - frac { 1 } { a_0 } } }}
         - frac { 1 } { { {a_0 - frac { 1 } { a_0 }} - frac { 1 } { a_0 - frac { 1 } { a_0 } }} - frac { 1 } { {a_0 - frac { 1 } { a_0 }} - frac { 1 } { a_0 - frac { 1 } { a_0 } } } }</annotation>
  </semantics>
</math>
</file>

<file path=Object 96/content.xml><?xml version="1.0" encoding="utf-8"?>
<math xmlns="http://www.w3.org/1998/Math/MathML" display="block">
  <semantics>
    <mrow>
      <mrow>
        <mo stretchy="false">−</mo>
        <msub>
          <mi>a</mi>
          <mn>0</mn>
        </msub>
      </mrow>
      <mrow>
        <mrow>
          <mo fence="true" form="prefix" stretchy="true">(</mo>
          <mrow>
            <mrow>
              <msub>
                <mi>a</mi>
                <mn>0</mn>
              </msub>
              <mo stretchy="false">−</mo>
              <mfrac>
                <mn>1</mn>
                <msub>
                  <mi>a</mi>
                  <mn>0</mn>
                </msub>
              </mfrac>
            </mrow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sub>
                    <mi>a</mi>
                    <mn>0</mn>
                  </msub>
                  <mo stretchy="false">−</mo>
                  <mfrac>
                    <mn>1</mn>
                    <msub>
                      <mi>a</mi>
                      <mn>0</mn>
                    </msub>
                  </mfrac>
                </mrow>
              </mrow>
              <mo fence="true" form="postfix" stretchy="true">)</mo>
            </mrow>
            <mn>2</mn>
          </msup>
          <mo stretchy="false">−</mo>
          <mn>1</mn>
        </mrow>
      </mrow>
    </mrow>
    <annotation encoding="StarMath 5.0">-a_0 left( a_0 - frac { 1 } { a_0 } right) = left( {a_0 - frac { 1 } { a_0 }} right)^2 - 1</annotation>
  </semantics>
</math>
</file>

<file path=Object 97/content.xml><?xml version="1.0" encoding="utf-8"?>
<math xmlns="http://www.w3.org/1998/Math/MathML" display="block">
  <semantics>
    <mrow>
      <mrow>
        <mn>1</mn>
        <mo stretchy="false">−</mo>
        <msubsup>
          <mi>a</mi>
          <mn>0</mn>
          <mn>2</mn>
        </msubsup>
      </mrow>
      <mo stretchy="false">=</mo>
      <mrow>
        <msubsup>
          <mi>a</mi>
          <mn>0</mn>
          <mn>2</mn>
        </msubsup>
        <mo stretchy="false">−</mo>
        <mn>2</mn>
        <mo stretchy="false">+</mo>
        <mfrac>
          <mn>1</mn>
          <msubsup>
            <mi>a</mi>
            <mn>0</mn>
            <mn>2</mn>
          </msubsup>
        </mfrac>
        <mo stretchy="false">−</mo>
        <mn>1</mn>
      </mrow>
    </mrow>
    <annotation encoding="StarMath 5.0">1 - a_0^2 = a_0^2 - 2 + { frac { 1 } { a_0^2 } } - 1</annotation>
  </semantics>
</math>
</file>

<file path=Object 98/content.xml><?xml version="1.0" encoding="utf-8"?>
<math xmlns="http://www.w3.org/1998/Math/MathML" display="block">
  <semantics>
    <mrow>
      <mn>2</mn>
      <mrow>
        <mrow>
          <msubsup>
            <mi>a</mi>
            <mn>0</mn>
            <mn>2</mn>
          </msubsup>
          <mo stretchy="false">−</mo>
          <mn>4</mn>
          <mo stretchy="false">+</mo>
          <mfrac>
            <mn>1</mn>
            <msubsup>
              <mi>a</mi>
              <mn>0</mn>
              <mn>2</mn>
            </msubsup>
          </mfrac>
        </mrow>
        <mo stretchy="false">=</mo>
        <mn>0</mn>
      </mrow>
    </mrow>
    <annotation encoding="StarMath 5.0">2 a_0^2 - 4 + frac { 1 } { a_0^2 } = 0</annotation>
  </semantics>
</math>
</file>

<file path=Object 9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frac{ -b +- sqrt { b^2 - 4ac } } { 2a }</annotation>
  </semantics>
</math>
</file>